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hakhtarske direction Russian army shelled Vodyane and Vuhledar. Russian aviation conducte...</text:span>
</text:h>
      <text:p text:style-name="P4">
Authors: liveuamap (Language: en)</text:p>
      <text:p text:style-name="P4">
Time: 2023-05-22T-101:04:00</text:p>
      <text:p text:style-name="P4">
Location: Velyka Novosilka (Latitude:47.84104 Longtitude:36.83355)</text:p>
      <text:p text:style-name="P4">
Videos: []</text:p>
      <text:p text:style-name="P4">
Images: []</text:p>
      <text:p text:style-name="P4">
Tags: ["Russia"]</text:p>
      <text:p text:style-name="P4">
ID: 22564575</text:p>
      <!--METADATA-->
      <text:p text:style-name="P4">
At Shakhtarske direction Russian army shelled Vodyane and Vuhledar. Russianaviation conducted airstrikes at Vodyane, Vuhledar, Prechystivka, Zolota Nyvaand Velyka Novosilka, - General Staff of Armed Forces of Ukraine says in themorning report</text:p>
      <text:p text:style-name="P4">
News Collection Link: <text:a xlink:type="simple" xlink:href="https://liveuamap.com/en/2023/22-may-at-shakhtarske-direction-russian-army-shelled-vodyane" text:style-name="Internet_20_link" text:visited-style-name="Visited_20_Internet_20_Link">
https://liveuamap.com/en/2023/22-may-at-shakhtarske-direction-russian-army-shelled-vodyane</text:a>
</text:p>
      <text:p text:style-name="P4">
Source: <text:a xlink:type="simple" xlink:href="https://t.me/lumsrc/4869" text:style-name="Internet_20_link" text:visited-style-name="Visited_20_Internet_20_Link">
https://t.me/lumsrc/4869</text:a>
</text:p>
      <!--NEWS-->
      <text:h text:style-name="P10" text:outline-level="1">
<text:span text:style-name="T4">
Kyiv(22:03). Red Alert: aerial threat. Sirens sounding. Take cover now!</text:span>
</text:h>
      <text:p text:style-name="P4">
Authors: liveuamap (Language: en)</text:p>
      <text:p text:style-name="P4">
Time: 2023-05-22T-31:04:00</text:p>
      <text:p text:style-name="P4">
Location: Kyiv (Latitude:50.44404 Longtitude:30.53096)</text:p>
      <text:p text:style-name="P4">
Videos: []</text:p>
      <text:p text:style-name="P4">
Images: []</text:p>
      <text:p text:style-name="P4">
Tags: ["Europe", "Central and Eastern Europe"]</text:p>
      <text:p text:style-name="P4">
ID: 22564712</text:p>
      <!--METADATA-->
      <text:p text:style-name="P4">
Kyiv(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Source: <text:a xlink:type="simple" xlink:href="https://t.me/air_alert_ua/46305" text:style-name="Internet_20_link" text:visited-style-name="Visited_20_Internet_20_Link">
https://t.me/air_alert_ua/46305</text:a>
</text:p>
      <!--NEWS-->
      <text:h text:style-name="P10" text:outline-level="1">
<text:span text:style-name="T4">
Poltavska Oblast(16:30). Red Alert: aerial threat. Sirens sounding. Take cover now!</text:span>
</text:h>
      <text:p text:style-name="P4">
Authors: liveuamap (Language: en)</text:p>
      <text:p text:style-name="P4">
Time: 2023-05-22T-55:31:00</text:p>
      <text:p text:style-name="P4">
Location: Poltavska Oblast (Latitude:49.47606 Longtitude:33.81817)</text:p>
      <text:p text:style-name="P4">
Videos: []</text:p>
      <text:p text:style-name="P4">
Images: []</text:p>
      <text:p text:style-name="P4">
Tags: ["Europe", "Central and Eastern Europe"]</text:p>
      <text:p text:style-name="P4">
ID: 22564629</text:p>
      <!--METADATA-->
      <text:p text:style-name="P4">
Poltavska Oblast(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Source: <text:a xlink:type="simple" xlink:href="https://t.me/suspilnepoltava/11269" text:style-name="Internet_20_link" text:visited-style-name="Visited_20_Internet_20_Link">
https://t.me/suspilnepoltava/11269</text:a>
</text:p>
      <!--NEWS-->
      <text:h text:style-name="P10" text:outline-level="1">
<text:span text:style-name="T4">
At Sivershchyna and Slobozhanschyna directions Russian army shelled Mykolayivka of Chernihiv ...</text:span>
</text:h>
      <text:p text:style-name="P4">
Authors: liveuamap (Language: en)</text:p>
      <text:p text:style-name="P4">
Time: 2023-05-22T-89:04:00</text:p>
      <text:p text:style-name="P4">
Location: Vovchansk (Latitude:50.38729 Longtitude:37.42287)</text:p>
      <text:p text:style-name="P4">
Videos: []</text:p>
      <text:p text:style-name="P4">
Images: []</text:p>
      <text:p text:style-name="P4">
Tags: ["Russia"]</text:p>
      <text:p text:style-name="P4">
ID: 22564583</text:p>
      <!--METADATA-->
      <text:p text:style-name="P4">
At Sivershchyna and Slobozhanschyna directions Russian army shelledMykolayivka of Chernihiv region; Prohres, Studenok, Bilokopytove, Vovkivka,Volfyne, Zapsillya and Mykhaylivka of Sumy region, also Udy, Hraniv, Zelene,Starytsya, Ohirtseve, Hatysche, Pletenivka, Vovchansk, Nesterne and Budarky ofKharkiv region, - General Staff of Armed Forces of Ukraine says in the morningreport</text:p>
      <text:p text:style-name="P4">
News Collection Link: <text:a xlink:type="simple" xlink:href="https://liveuamap.com/en/2023/22-may-at-sivershchyna-and-slobozhanschyna-directions-russian" text:style-name="Internet_20_link" text:visited-style-name="Visited_20_Internet_20_Link">
https://liveuamap.com/en/2023/22-may-at-sivershchyna-and-slobozhanschyna-directions-russian</text:a>
</text:p>
      <text:p text:style-name="P4">
Source: <text:a xlink:type="simple" xlink:href="https://t.me/lumsrc/4863" text:style-name="Internet_20_link" text:visited-style-name="Visited_20_Internet_20_Link">
https://t.me/lumsrc/4863</text:a>
</text:p>
      <!--NEWS-->
      <text:h text:style-name="P10" text:outline-level="1">
<text:span text:style-name="T4">
At Kupiansk direction Russian army shelled Kamyanka, Kolodyazne, Krasne Pershe, Petro-Ivanivk...</text:span>
</text:h>
      <text:p text:style-name="P4">
Authors: liveuamap (Language: en)</text:p>
      <text:p text:style-name="P4">
Time: 2023-05-22T-91:04:00</text:p>
      <text:p text:style-name="P4">
Location: Svatove (Latitude:49.46511 Longtitude:37.91227)</text:p>
      <text:p text:style-name="P4">
Videos: []</text:p>
      <text:p text:style-name="P4">
Images: []</text:p>
      <text:p text:style-name="P4">
Tags: ["Russia"]</text:p>
      <text:p text:style-name="P4">
ID: 22564582</text:p>
      <!--METADATA-->
      <text:p text:style-name="P4">
At Kupiansk direction Russian army shelled Kamyanka, Kolodyazne, KrasnePershe, Petro-Ivanivka, Fyholivka, Novomlynsk, Zapadne, Monachynivka,Masutivka, Tabayivka, Berestove of Kharkiv region and Stelmakhivka of Luhanskregion, - General Staff of Armed Forces of Ukraine says in the morning report</text:p>
      <text:p text:style-name="P4">
News Collection Link: <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Source: <text:a xlink:type="simple" xlink:href="https://t.me/lumsrc/4864" text:style-name="Internet_20_link" text:visited-style-name="Visited_20_Internet_20_Link">
https://t.me/lumsrc/4864</text:a>
</text:p>
      <!--NEWS-->
      <text:h text:style-name="P10" text:outline-level="1">
<text:span text:style-name="T4">
At Lyman direction Russian army shelled Makiyivka, Nevske and Bilohorivka of Luhansk region a...</text:span>
</text:h>
      <text:p text:style-name="P4">
Authors: liveuamap (Language: en)</text:p>
      <text:p text:style-name="P4">
Time: 2023-05-22T-93:04:00</text:p>
      <text:p text:style-name="P4">
Location: Lyman (Latitude:49.15117 Longtitude:37.97922)</text:p>
      <text:p text:style-name="P4">
Videos: []</text:p>
      <text:p text:style-name="P4">
Images: []</text:p>
      <text:p text:style-name="P4">
Tags: ["Russia"]</text:p>
      <text:p text:style-name="P4">
ID: 22564579</text:p>
      <!--METADATA-->
      <text:p text:style-name="P4">
At Lyman direction Russian army shelled Makiyivka, Nevske and Bilohorivka ofLuhansk region and Torske, Verkhnokamyanske and Spirne of Donetsk region.Russian aviation conducted airstrikes at Nevske, - General Staff of ArmedForces of Ukraine says in the morning report</text:p>
      <text:p text:style-name="P4">
News Collection Link: <text:a xlink:type="simple" xlink:href="https://liveuamap.com/en/2023/22-may-at-lyman-direction-russian-army-shelled-makiyivka" text:style-name="Internet_20_link" text:visited-style-name="Visited_20_Internet_20_Link">
https://liveuamap.com/en/2023/22-may-at-lyman-direction-russian-army-shelled-makiyivka</text:a>
</text:p>
      <text:p text:style-name="P4">
Source: <text:a xlink:type="simple" xlink:href="https://t.me/lumsrc/4865" text:style-name="Internet_20_link" text:visited-style-name="Visited_20_Internet_20_Link">
https://t.me/lumsrc/4865</text:a>
</text:p>
      <!--NEWS-->
      <text:h text:style-name="P10" text:outline-level="1">
<text:span text:style-name="T4">
At Bakhmut direction Russian army shelled Vasukivka, Orikhovo-Vasylivka, Markove, Ivanivske, ...</text:span>
</text:h>
      <text:p text:style-name="P4">
Authors: liveuamap (Language: en)</text:p>
      <text:p text:style-name="P4">
Time: 2023-05-22T-95:04:00</text:p>
      <text:p text:style-name="P4">
Location: Bakhmut (Latitude:48.58353 Longtitude:37.96274)</text:p>
      <text:p text:style-name="P4">
Videos: []</text:p>
      <text:p text:style-name="P4">
Images: []</text:p>
      <text:p text:style-name="P4">
Tags: ["Russia"]</text:p>
      <text:p text:style-name="P4">
ID: 22564578</text:p>
      <!--METADATA-->
      <text:p text:style-name="P4">
At Bakhmut direction Russian army shelled Vasukivka, Orikhovo-Vasylivka,Markove, Ivanivske, Stupochky, Bila Hora, Toretsk and New York of Donetskregion. Russian aviation conducted airstrikes at Bakhmut and Ivanivske, -General Staff of Armed Forces of Ukraine says in the morning report</text:p>
      <text:p text:style-name="P4">
News Collection Link: <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Source: <text:a xlink:type="simple" xlink:href="https://t.me/lumsrc/4866" text:style-name="Internet_20_link" text:visited-style-name="Visited_20_Internet_20_Link">
https://t.me/lumsrc/4866</text:a>
</text:p>
      <!--NEWS-->
      <text:h text:style-name="P10" text:outline-level="1">
<text:span text:style-name="T4">
At Avdiyivka direction Russian army shelled Novokalynove, Berdychi, Stepove, Avdiyivka, Syeve...</text:span>
</text:h>
      <text:p text:style-name="P4">
Authors: liveuamap (Language: en)</text:p>
      <text:p text:style-name="P4">
Time: 2023-05-22T-97:04:00</text:p>
      <text:p text:style-name="P4">
Location: Donetsk Oblast (Latitude:48.0564 Longtitude:37.5765)</text:p>
      <text:p text:style-name="P4">
Videos: []</text:p>
      <text:p text:style-name="P4">
Images: []</text:p>
      <text:p text:style-name="P4">
Tags: ["Russia"]</text:p>
      <text:p text:style-name="P4">
ID: 22564577</text:p>
      <!--METADATA-->
      <text:p text:style-name="P4">
At Avdiyivka direction Russian army shelled Novokalynove, Berdychi, Stepove,Avdiyivka, Syeverne, Pervomayske, Karlivka and Nevelske of Donetsk region.Russian aviation conducted airstrikes at Avdiyivka, - General Staff of ArmedForces of Ukraine says in the morning report</text:p>
      <text:p text:style-name="P4">
News Collection Link: <text:a xlink:type="simple" xlink:href="https://liveuamap.com/en/2023/22-may-at-avdiyivka-direction-russian-army-shelled-novokalynove" text:style-name="Internet_20_link" text:visited-style-name="Visited_20_Internet_20_Link">
https://liveuamap.com/en/2023/22-may-at-avdiyivka-direction-russian-army-shelled-novokalynove</text:a>
</text:p>
      <text:p text:style-name="P4">
Source: <text:a xlink:type="simple" xlink:href="https://t.me/lumsrc/4867" text:style-name="Internet_20_link" text:visited-style-name="Visited_20_Internet_20_Link">
https://t.me/lumsrc/4867</text:a>
</text:p>
      <!--NEWS-->
      <text:h text:style-name="P10" text:outline-level="1">
<text:span text:style-name="T4">
At Maryinka direction Russian army shelled Heorhiyivka, Pobyeda and Novomykhaylivka of Donets...</text:span>
</text:h>
      <text:p text:style-name="P4">
Authors: liveuamap (Language: en)</text:p>
      <text:p text:style-name="P4">
Time: 2023-05-22T-99:04:00</text:p>
      <text:p text:style-name="P4">
Location: Marinka, Donetsk Oblast (Latitude:47.94176 Longtitude:37.49102)</text:p>
      <text:p text:style-name="P4">
Videos: []</text:p>
      <text:p text:style-name="P4">
Images: []</text:p>
      <text:p text:style-name="P4">
Tags: ["Russia"]</text:p>
      <text:p text:style-name="P4">
ID: 22564576</text:p>
      <!--METADATA-->
      <text:p text:style-name="P4">
At Maryinka direction Russian army shelled Heorhiyivka, Pobyeda andNovomykhaylivka of Donetsk region. Russian aviation conducted airstrikes atMaryinka and Novomykhaylivka, - General Staff of Armed Forces of Ukraine saysin the morning report</text:p>
      <text:p text:style-name="P4">
News Collection Link: <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Source: <text:a xlink:type="simple" xlink:href="https://t.me/lumsrc/4868" text:style-name="Internet_20_link" text:visited-style-name="Visited_20_Internet_20_Link">
https://t.me/lumsrc/48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2T05:09:33</text:p>
      <text:p text:style-name="P4">
Location: Donetsk (Latitude:48.0884 Longtitude:37.59951)</text:p>
      <text:p text:style-name="P4">
Videos: []</text:p>
      <text:p text:style-name="P4">
Images: []</text:p>
      <text:p text:style-name="P4">
Tags: ["Russia"]</text:p>
      <text:p text:style-name="P4">
ID: 22564573</text:p>
      <!--METADATA-->
      <text:p text:style-name="P4">
Russian forces conducting offensive actions at Lyman, Bakhmut, Avdiivka andMaryinka directions. Ukrainian military had 37 combat engagements with andRussian forces. Russian forces attempting to advance near Masutivka, Ivano-Daryivka, Ivanivske, Hryhorivka, Avdiyivka and Pervomayske, Maryinka, -General Staff of Armed Forces of Ukraine says in the morning report</text:p>
      <text:p text:style-name="P4">
News Collection Link: <text:a xlink:type="simple" xlink:href="https://liveuamap.com/en/2023/22-may-russian-forces-conducting-offensive-actions-at-lyman" text:style-name="Internet_20_link" text:visited-style-name="Visited_20_Internet_20_Link">
https://liveuamap.com/en/2023/22-may-russian-forces-conducting-offensive-actions-at-lyman</text:a>
</text:p>
      <text:p text:style-name="P4">
Source: <text:a xlink:type="simple" xlink:href="https://t.me/lumsrc/4871" text:style-name="Internet_20_link" text:visited-style-name="Visited_20_Internet_20_Link">
https://t.me/lumsrc/4871</text:a>
</text:p>
      <!--NEWS-->
      <text:h text:style-name="P10" text:outline-level="1">
<text:span text:style-name="T4">
The deputy head of the administration of the city of Grayvoron was wounded during the shellin...</text:span>
</text:h>
      <text:p text:style-name="P4">
Authors: liveuamap (Language: en)</text:p>
      <text:p text:style-name="P4">
Time: 2023-05-22T09:40:43</text:p>
      <text:p text:style-name="P4">
Location: Grayvoron (Latitude:50.48274 Longtitude:35.6696)</text:p>
      <text:p text:style-name="P4">
Videos: []</text:p>
      <text:p text:style-name="P4">
Images: []</text:p>
      <text:p text:style-name="P4">
Tags: ["Europe", "Central and Eastern Europe"]</text:p>
      <text:p text:style-name="P4">
ID: 22564623</text:p>
      <!--METADATA-->
      <text:p text:style-name="P4">
The deputy head of the administration of the city of Grayvoron was woundedduring the shelling of the administration building, and two employees of theMinistry of Emergency Situations were also injured</text:p>
      <text:p text:style-name="P4">
News Collection Link: <text:a xlink:type="simple" xlink:href="https://liveuamap.com/en/2023/22-may-the-deputy-head-of-the-administration-of-the-city" text:style-name="Internet_20_link" text:visited-style-name="Visited_20_Internet_20_Link">
https://liveuamap.com/en/2023/22-may-the-deputy-head-of-the-administration-of-the-city</text:a>
</text:p>
      <text:p text:style-name="P4">
Source: <text:a xlink:type="simple" xlink:href="https://t.me/bbbreaking/156043" text:style-name="Internet_20_link" text:visited-style-name="Visited_20_Internet_20_Link">
https://t.me/bbbreaking/156043</text:a>
</text:p>
      <!--NEWS-->
      <text:h text:style-name="P10" text:outline-level="1">
<text:span text:style-name="T4">
Mykolaiv, Mykolayivska Oblast(23:49). Red Alert: aerial threat. Sirens sounding. Take cover now!</text:span>
</text:h>
      <text:p text:style-name="P4">
Authors: liveuamap (Language: en)</text:p>
      <text:p text:style-name="P4">
Time: 2023-05-22T17:51:00</text:p>
      <text:p text:style-name="P4">
Location: Mykolaiv (Latitude:46.94871 Longtitude:32.00522)</text:p>
      <text:p text:style-name="P4">
Videos: []</text:p>
      <text:p text:style-name="P4">
Images: []</text:p>
      <text:p text:style-name="P4">
Tags: ["Europe", "Central and Eastern Europe"]</text:p>
      <text:p text:style-name="P4">
ID: 22564720</text:p>
      <!--METADATA-->
      <text:p text:style-name="P4">
Mykolaiv, Mykolayivska Oblast(23:49). Red Alert: aerial threat. Sirenssounding. Take cover now!</text:p>
      <text:p text:style-name="P4">
News Collection Link: <text:a xlink:type="simple" xlink:href="https://liveuamap.com/en/2023/22-may-mykolaiv-mykolayivska-oblast2349-red-ag" text:style-name="Internet_20_link" text:visited-style-name="Visited_20_Internet_20_Link">
https://liveuamap.com/en/2023/22-may-mykolaiv-mykolayivska-oblast2349-red-ag</text:a>
</text:p>
      <text:p text:style-name="P4">
Source: <text:a xlink:type="simple" xlink:href="https://t.me/air_alert_ua/46328" text:style-name="Internet_20_link" text:visited-style-name="Visited_20_Internet_20_Link">
https://t.me/air_alert_ua/46328</text:a>
</text:p>
      <!--NEWS-->
      <text:h text:style-name="P10" text:outline-level="1">
<text:span text:style-name="T4">
Kirovohradska Oblast(00:13). Red Alert: aerial threat. Sirens sounding. Take cover now!</text:span>
</text:h>
      <text:p text:style-name="P4">
Authors: liveuamap (Language: en)</text:p>
      <text:p text:style-name="P4">
Time: 2023-05-22T18:15:00</text:p>
      <text:p text:style-name="P4">
Location: Kirovohradska Oblast (Latitude:48.50000000 Longtitude:32.00000000)</text:p>
      <text:p text:style-name="P4">
Videos: []</text:p>
      <text:p text:style-name="P4">
Images: []</text:p>
      <text:p text:style-name="P4">
Tags: ["Europe", "Central and Eastern Europe"]</text:p>
      <text:p text:style-name="P4">
ID: 22564721</text:p>
      <!--METADATA-->
      <text:p text:style-name="P4">
Kirovohradska Oblast(00:13). Red Alert: aerial threat. Sirens sounding. Takecover now!</text:p>
      <text:p text:style-name="P4">
News Collection Link: <text:a xlink:type="simple" xlink:href="https://liveuamap.com/en/2023/22-may-kirovohradska-oblast0013-red-alert-aerg" text:style-name="Internet_20_link" text:visited-style-name="Visited_20_Internet_20_Link">
https://liveuamap.com/en/2023/22-may-kirovohradska-oblast0013-red-alert-aerg</text:a>
</text:p>
      <text:p text:style-name="P4">
Source: <text:a xlink:type="simple" xlink:href="https://t.me/air_alert_ua/46329" text:style-name="Internet_20_link" text:visited-style-name="Visited_20_Internet_20_Link">
https://t.me/air_alert_ua/46329</text:a>
</text:p>
      <!--NEWS-->
      <text:h text:style-name="P10" text:outline-level="1">
<text:span text:style-name="T4">
Cherkaska Oblast(00:31). Red Alert: aerial threat. Sirens sounding. Take cover now!</text:span>
</text:h>
      <text:p text:style-name="P4">
Authors: liveuamap (Language: en)</text:p>
      <text:p text:style-name="P4">
Time: 2023-05-22T18:32:00</text:p>
      <text:p text:style-name="P4">
Location: Cherkaska Oblast (Latitude:49.25057 Longtitude:31.33288)</text:p>
      <text:p text:style-name="P4">
Videos: []</text:p>
      <text:p text:style-name="P4">
Images: []</text:p>
      <text:p text:style-name="P4">
Tags: ["Europe", "Central and Eastern Europe"]</text:p>
      <text:p text:style-name="P4">
ID: 22564723</text:p>
      <!--METADATA-->
      <text:p text:style-name="P4">
Cherkaska Oblast(00:31). Red Alert: aerial threat. Sirens sounding. Take covernow!</text:p>
      <text:p text:style-name="P4">
News Collection Link: <text:a xlink:type="simple" xlink:href="https://liveuamap.com/en/2023/22-may-cherkaska-oblast0031-red-alert-aerial-g" text:style-name="Internet_20_link" text:visited-style-name="Visited_20_Internet_20_Link">
https://liveuamap.com/en/2023/22-may-cherkaska-oblast0031-red-alert-aerial-g</text:a>
</text:p>
      <text:p text:style-name="P4">
Source: <text:a xlink:type="simple" xlink:href="https://t.me/air_alert_ua/46330" text:style-name="Internet_20_link" text:visited-style-name="Visited_20_Internet_20_Link">
https://t.me/air_alert_ua/46330</text:a>
</text:p>
      <!--NEWS-->
      <text:h text:style-name="P10" text:outline-level="1">
<text:span text:style-name="T4">
Kharkiv, Kharkivska Oblast(00:37). Red Alert: aerial threat. Sirens sounding. Take cover now!</text:span>
</text:h>
      <text:p text:style-name="P4">
Authors: liveuamap (Language: en)</text:p>
      <text:p text:style-name="P4">
Time: 2023-05-22T18:37:00</text:p>
      <text:p text:style-name="P4">
Location: Kharkiv (Latitude:49.98086 Longtitude:36.25232)</text:p>
      <text:p text:style-name="P4">
Videos: []</text:p>
      <text:p text:style-name="P4">
Images: []</text:p>
      <text:p text:style-name="P4">
Tags: ["Europe", "Central and Eastern Europe"]</text:p>
      <text:p text:style-name="P4">
ID: 22564724</text:p>
      <!--METADATA-->
      <text:p text:style-name="P4">
Kharkiv, Kharkivska Oblast(00:37). Red Alert: aerial threat. Sirens sounding.Take cover now!</text:p>
      <text:p text:style-name="P4">
News Collection Link: <text:a xlink:type="simple" xlink:href="https://liveuamap.com/en/2023/22-may-kharkiv-kharkivska-oblast0037-red-alerg" text:style-name="Internet_20_link" text:visited-style-name="Visited_20_Internet_20_Link">
https://liveuamap.com/en/2023/22-may-kharkiv-kharkivska-oblast0037-red-alerg</text:a>
</text:p>
      <text:p text:style-name="P4">
Source: <text:a xlink:type="simple" xlink:href="https://t.me/suspilnekharkiv/25113" text:style-name="Internet_20_link" text:visited-style-name="Visited_20_Internet_20_Link">
https://t.me/suspilnekharkiv/25113</text:a>
</text:p>
      <!--NEWS-->
      <text:h text:style-name="P10" text:outline-level="1">
<text:span text:style-name="T4">
Sumska Oblast(00:37). Red Alert: aerial threat. Sirens sounding. Take cover now!</text:span>
</text:h>
      <text:p text:style-name="P4">
Authors: liveuamap (Language: en)</text:p>
      <text:p text:style-name="P4">
Time: 2023-05-22T18:39:00</text:p>
      <text:p text:style-name="P4">
Location: Sumska Oblast (Latitude:51.00000000 Longtitude:34.00000000)</text:p>
      <text:p text:style-name="P4">
Videos: []</text:p>
      <text:p text:style-name="P4">
Images: []</text:p>
      <text:p text:style-name="P4">
Tags: ["Europe", "Central and Eastern Europe"]</text:p>
      <text:p text:style-name="P4">
ID: 22564725</text:p>
      <!--METADATA-->
      <text:p text:style-name="P4">
Sumska Oblast(00:37). Red Alert: aerial threat. Sirens sounding. Take covernow!</text:p>
      <text:p text:style-name="P4">
News Collection Link: <text:a xlink:type="simple" xlink:href="https://liveuamap.com/en/2023/22-may-sumska-oblast0037-red-alert-aerial-thrg" text:style-name="Internet_20_link" text:visited-style-name="Visited_20_Internet_20_Link">
https://liveuamap.com/en/2023/22-may-sumska-oblast0037-red-alert-aerial-thrg</text:a>
</text:p>
      <text:p text:style-name="P4">
Source: <text:a xlink:type="simple" xlink:href="https://t.me/air_alert_ua/46332" text:style-name="Internet_20_link" text:visited-style-name="Visited_20_Internet_20_Link">
https://t.me/air_alert_ua/46332</text:a>
</text:p>
      <!--NEWS-->
      <text:h text:style-name="P10" text:outline-level="1">
<text:span text:style-name="T4">
Vinnytska Oblast(00:57). Red Alert: aerial threat. Sirens sounding. Take cover now!</text:span>
</text:h>
      <text:p text:style-name="P4">
Authors: liveuamap (Language: en)</text:p>
      <text:p text:style-name="P4">
Time: 2023-05-22T18:58:00</text:p>
      <text:p text:style-name="P4">
Location: Vinnytska Oblast (Latitude:48.91692 Longtitude:28.66645)</text:p>
      <text:p text:style-name="P4">
Videos: []</text:p>
      <text:p text:style-name="P4">
Images: []</text:p>
      <text:p text:style-name="P4">
Tags: ["Europe", "Central and Eastern Europe"]</text:p>
      <text:p text:style-name="P4">
ID: 22564726</text:p>
      <!--METADATA-->
      <text:p text:style-name="P4">
Vinnytska Oblast(00:57). Red Alert: aerial threat. Sirens sounding. Take covernow!</text:p>
      <text:p text:style-name="P4">
News Collection Link: <text:a xlink:type="simple" xlink:href="https://liveuamap.com/en/2023/22-may-vinnytska-oblast0057-red-alert-aerial-g" text:style-name="Internet_20_link" text:visited-style-name="Visited_20_Internet_20_Link">
https://liveuamap.com/en/2023/22-may-vinnytska-oblast0057-red-alert-aerial-g</text:a>
</text:p>
      <text:p text:style-name="P4">
Source: <text:a xlink:type="simple" xlink:href="https://t.me/air_alert_ua/46334" text:style-name="Internet_20_link" text:visited-style-name="Visited_20_Internet_20_Link">
https://t.me/air_alert_ua/46334</text:a>
</text:p>
      <!--NEWS-->
      <text:h text:style-name="P10" text:outline-level="1">
<text:span text:style-name="T4">
Kyiv, Kyiv Oblast(01:11). Red Alert: aerial threat. Sirens sounding. Take cover now!</text:span>
</text:h>
      <text:p text:style-name="P4">
Authors: liveuamap (Language: en)</text:p>
      <text:p text:style-name="P4">
Time: 2023-05-22T19:12:00</text:p>
      <text:p text:style-name="P4">
Location: Kyiv (Latitude:50.44384 Longtitude:30.53089)</text:p>
      <text:p text:style-name="P4">
Videos: []</text:p>
      <text:p text:style-name="P4">
Images: []</text:p>
      <text:p text:style-name="P4">
Tags: ["Europe", "Central and Eastern Europe"]</text:p>
      <text:p text:style-name="P4">
ID: 22564727</text:p>
      <!--METADATA-->
      <text:p text:style-name="P4">
Kyiv, Kyiv Oblast(01:11). Red Alert: aerial threat. Sirens sounding. Takecover now!</text:p>
      <text:p text:style-name="P4">
News Collection Link: <text:a xlink:type="simple" xlink:href="https://liveuamap.com/en/2023/22-may-kyiv-kyiv-oblast0111-red-alert-aerial-g" text:style-name="Internet_20_link" text:visited-style-name="Visited_20_Internet_20_Link">
https://liveuamap.com/en/2023/22-may-kyiv-kyiv-oblast0111-red-alert-aerial-g</text:a>
</text:p>
      <text:p text:style-name="P4">
Source: <text:a xlink:type="simple" xlink:href="https://t.me/air_alert_ua/46338" text:style-name="Internet_20_link" text:visited-style-name="Visited_20_Internet_20_Link">
https://t.me/air_alert_ua/46338</text:a>
</text:p>
      <!--NEWS-->
      <text:h text:style-name="P10" text:outline-level="1">
<text:span text:style-name="T4">
Khmelnytska Oblast, Rivne, Rivnenska Oblast(02:09). Red Alert: aerial threat. Sirens sounding...</text:span>
</text:h>
      <text:p text:style-name="P4">
Authors: liveuamap (Language: en)</text:p>
      <text:p text:style-name="P4">
Time: 2023-05-22T20:11:00</text:p>
      <text:p text:style-name="P4">
Location: Khmelnytska Oblast (Latitude:49.50000000 Longtitude:27.00000000)</text:p>
      <text:p text:style-name="P4">
Videos: []</text:p>
      <text:p text:style-name="P4">
Images: []</text:p>
      <text:p text:style-name="P4">
Tags: ["Europe", "Central and Eastern Europe"]</text:p>
      <text:p text:style-name="P4">
ID: 22564731</text:p>
      <!--METADATA-->
      <text:p text:style-name="P4">
Khmelnytska Oblast, Rivne, Rivnenska Oblast(02:09). Red Alert: aerial threat.Sirens sounding. Take cover now!</text:p>
      <text:p text:style-name="P4">
News Collection Link: <text:a xlink:type="simple" xlink:href="https://liveuamap.com/en/2023/23-may-khmelnytska-oblast-rivne-rivnenska-oblg" text:style-name="Internet_20_link" text:visited-style-name="Visited_20_Internet_20_Link">
https://liveuamap.com/en/2023/23-may-khmelnytska-oblast-rivne-rivnenska-oblg</text:a>
</text:p>
      <text:p text:style-name="P4">
Source: <text:a xlink:type="simple" xlink:href="https://t.me/air_alert_ua/46342" text:style-name="Internet_20_link" text:visited-style-name="Visited_20_Internet_20_Link">
https://t.me/air_alert_ua/46342</text:a>
</text:p>
      <!--NEWS-->
      <text:h text:style-name="P10" text:outline-level="1">
<text:span text:style-name="T4">
Zhytomyr, Zhytomyrska Oblast(02:12). Red Alert: aerial threat. Sirens sounding. Take cover now!</text:span>
</text:h>
      <text:p text:style-name="P4">
Authors: liveuamap (Language: en)</text:p>
      <text:p text:style-name="P4">
Time: 2023-05-22T20:15:00</text:p>
      <text:p text:style-name="P4">
Location: Zhytomyr (Latitude:50.26487000 Longtitude:28.67669000)</text:p>
      <text:p text:style-name="P4">
Videos: []</text:p>
      <text:p text:style-name="P4">
Images: []</text:p>
      <text:p text:style-name="P4">
Tags: ["Europe", "Central and Eastern Europe"]</text:p>
      <text:p text:style-name="P4">
ID: 22564732</text:p>
      <!--METADATA-->
      <text:p text:style-name="P4">
Zhytomyr, Zhytomyrska Oblast(02:12). Red Alert: aerial threat. Sirenssounding. Take cover now!</text:p>
      <text:p text:style-name="P4">
News Collection Link: <text:a xlink:type="simple" xlink:href="https://liveuamap.com/en/2023/23-may-zhytomyr-zhytomyrska-oblast0212-red-alg" text:style-name="Internet_20_link" text:visited-style-name="Visited_20_Internet_20_Link">
https://liveuamap.com/en/2023/23-may-zhytomyr-zhytomyrska-oblast0212-red-alg</text:a>
</text:p>
      <text:p text:style-name="P4">
Source: <text:a xlink:type="simple" xlink:href="https://t.me/air_alert_ua/46343" text:style-name="Internet_20_link" text:visited-style-name="Visited_20_Internet_20_Link">
https://t.me/air_alert_ua/46343</text:a>
</text:p>
      <!--NEWS-->
      <text:h text:style-name="P10" text:outline-level="1">
<text:span text:style-name="T4">
Vinnytska Oblast(02:38). Red Alert: aerial threat. Sirens sounding. Take cover now!</text:span>
</text:h>
      <text:p text:style-name="P4">
Authors: liveuamap (Language: en)</text:p>
      <text:p text:style-name="P4">
Time: 2023-05-22T20:39:00</text:p>
      <text:p text:style-name="P4">
Location: Vinnytska Oblast (Latitude:48.91667000 Longtitude:28.66667000)</text:p>
      <text:p text:style-name="P4">
Videos: []</text:p>
      <text:p text:style-name="P4">
Images: []</text:p>
      <text:p text:style-name="P4">
Tags: ["Europe", "Central and Eastern Europe"]</text:p>
      <text:p text:style-name="P4">
ID: 22564733</text:p>
      <!--METADATA-->
      <text:p text:style-name="P4">
Vinnytska Oblast(02:38). Red Alert: aerial threat. Sirens sounding. Take covernow!</text:p>
      <text:p text:style-name="P4">
News Collection Link: <text:a xlink:type="simple" xlink:href="https://liveuamap.com/en/2023/23-may-vinnytska-oblast0238-red-alert-aerial-g" text:style-name="Internet_20_link" text:visited-style-name="Visited_20_Internet_20_Link">
https://liveuamap.com/en/2023/23-may-vinnytska-oblast0238-red-alert-aerial-g</text:a>
</text:p>
      <text:p text:style-name="P4">
Source: <text:a xlink:type="simple" xlink:href="https://t.me/air_alert_ua/46346" text:style-name="Internet_20_link" text:visited-style-name="Visited_20_Internet_20_Link">
https://t.me/air_alert_ua/46346</text:a>
</text:p>
      <!--NEWS-->
      <text:h text:style-name="P10" text:outline-level="1">
<text:span text:style-name="T4">
At Avdiyivka direction Russian army shelled Novokalynove, Berdychi, Avdiyivka, Vodyane, Pervo...</text:span>
</text:h>
      <text:p text:style-name="P4">
Authors: liveuamap (Language: en)</text:p>
      <text:p text:style-name="P4">
Time: 2023-05-23T-10:33:00</text:p>
      <text:p text:style-name="P4">
Location: Donetsk (Latitude:48.09413 Longtitude:37.58869)</text:p>
      <text:p text:style-name="P4">
Videos: []</text:p>
      <text:p text:style-name="P4">
Images: []</text:p>
      <text:p text:style-name="P4">
Tags: ["Russia"]</text:p>
      <text:p text:style-name="P4">
ID: 22564848</text:p>
      <!--METADATA-->
      <text:p text:style-name="P4">
At Avdiyivka direction Russian army shelled Novokalynove, Berdychi, Avdiyivka,Vodyane, Pervomayske and Karlivka of Donetsk region. Russian aviationconducted airstrikes at Avdiyivka and Pervomayske, - General Staff of ArmedForces of Ukraine says in the morning report</text:p>
      <text:p text:style-name="P4">
News Collection Link: <text:a xlink:type="simple" xlink:href="https://liveuamap.com/en/2023/23-may-at-avdiyivka-direction-russian-army-shelled-novokalynove" text:style-name="Internet_20_link" text:visited-style-name="Visited_20_Internet_20_Link">
https://liveuamap.com/en/2023/23-may-at-avdiyivka-direction-russian-army-shelled-novokalynove</text:a>
</text:p>
      <text:p text:style-name="P4">
Source: <text:a xlink:type="simple" xlink:href="https://t.me/lumsrc/4877" text:style-name="Internet_20_link" text:visited-style-name="Visited_20_Internet_20_Link">
https://t.me/lumsrc/4877</text:a>
</text:p>
      <!--NEWS-->
      <text:h text:style-name="P10" text:outline-level="1">
<text:span text:style-name="T4">
At Maryinka direction Russian army shelled Maryinka and Pobyeda, - General Staff of Armed For...</text:span>
</text:h>
      <text:p text:style-name="P4">
Authors: liveuamap (Language: en)</text:p>
      <text:p text:style-name="P4">
Time: 2023-05-23T-12:33:00</text:p>
      <text:p text:style-name="P4">
Location: Donetsk Oblast (Latitude:47.91623 Longtitude:37.45857)</text:p>
      <text:p text:style-name="P4">
Videos: []</text:p>
      <text:p text:style-name="P4">
Images: []</text:p>
      <text:p text:style-name="P4">
Tags: ["Russia"]</text:p>
      <text:p text:style-name="P4">
ID: 22564847</text:p>
      <!--METADATA-->
      <text:p text:style-name="P4">
At Maryinka direction Russian army shelled Maryinka and Pobyeda, - GeneralStaff of Armed Forces of Ukraine says in the morning report</text:p>
      <text:p text:style-name="P4">
News Collection Link: <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Source: <text:a xlink:type="simple" xlink:href="https://t.me/lumsrc/4878" text:style-name="Internet_20_link" text:visited-style-name="Visited_20_Internet_20_Link">
https://t.me/lumsrc/4878</text:a>
</text:p>
      <!--NEWS-->
      <text:h text:style-name="P10" text:outline-level="1">
<text:span text:style-name="T4">
Фотобанк Shutterstock придбав Giphy за $53 мільйони</text:span>
</text:h>
      <text:p text:style-name="P4">
Authors: Ukrinform (Person)</text:p>
      <text:p text:style-name="P4">
Publisher: Укринформ (Organization)</text:p>
      <text:p text:style-name="P4">
Published Time: 2023-05-23T-134:56:00+03:00</text:p>
      <text:p text:style-name="P4">
Modified Time: 2023-05-23T17:56:00+03:00</text:p>
      <text:p text:style-name="P4">
Description: Компанія Meta продала Giphy, онлайн-бази даних і пошукової системи, яка дозволяє користувачам шукати та ділитися анімованими GIF-файлами, компанії Shutterstock, за 53 мільйони доларів США. — Укрінформ.</text:p>
      <text:p text:style-name="P4">
Images: ['<text:a xlink:type="simple" xlink:href="https://static.ukrinform.com/photos/2023_05/thumb_files/630_360_1684854119-337.jpg" text:style-name="Internet_20_link" text:visited-style-name="Visited_20_Internet_20_Link">
630_360_16848...</text:a>
']</text:p>
      <text:p text:style-name="P4">
Tags: ['Технології', 'Продаж', 'Meta', 'Shutterstock']</text:p>
      <text:p text:style-name="P4">
Type: Article</text:p>
      <!--METADATA-->
      <text:p text:style-name="P4">
<draw:frame draw:style-name="fr1" draw:name="Image2" text:anchor-type="as-char" svg:width="6.9236in" svg:height="3.956343in" draw:z-index="0">
<draw:image xlink:href="../Images/yкринформ/2023-05-23T-134-56-00-03-00/630_360_1684854119-337.jpg" xlink:type="simple" xlink:show="embed" xlink:actuate="onLoad" draw:mime-type="image/jpeg"/>
</draw:frame>
 КомпаніяMeta продала Giphy, онлайн-бази даних і пошукової системи, яка дозволяєкористувачам шукати та ділитися анімованими GIF-файлами, компаніїShutterstock, за 53 мільйони доларів США.</text:p>
      <text:p text:style-name="P4">
Як передає Укрінформ, про це повідомляє <text:a xlink:type="simple" xlink:href="https://www.theguardian.com/technology/2023/may/23/facebook-owner-meta-sells-giphy-shutterstock-gif-search" text:style-name="Internet_20_link" text:visited-style-name="Visited_20_Internet_20_Link">
</text:a>
</text:p>
      <text:p text:style-name="P4">
<text:a xlink:type="simple" xlink:href="https://www.ukrinform.ua/tag-meta" text:style-name="Internet_20_link" text:visited-style-name="Visited_20_Internet_20_Link">
 </text:a>
 заявила у вівторок, 23 травня, щопродає Giphy, бізнес, який вона придбала в листопаді 2021 року приблизно за315 мільйонів доларів, проте британський регулятор заборонив їй завершити цюпокупку в 2022 році.</text:p>
      <text:p text:style-name="P4">
Компанія Shutterstock, що надає високоякісні ліцензовані фотографії,ілюстрації, 3D-моделі, відео та музику користувачам і брендам у всьому світі,заплатить за Giphy готівкою.</text:p>
      <text:p text:style-name="P4">
Виконавчий директор Shutterstock Пол Хеннессі зазначив, що придбання стало«захоплюючим наступним кроком на шляху Shutterstock як творчої платформи».</text:p>
      <text:p text:style-name="P4">
<text:span text:style-name="T4">
Читайте також:</text:span>
 <text:a xlink:type="simple" xlink:href="https://www.ukrinform.ua/rubric-technology/3708226-u-meta-pocali-testuvati-reklamni-instrumenti-na-osnovi-stucnogo-intelektu.html" text:style-name="Internet_20_link" text:visited-style-name="Visited_20_Internet_20_Link">
 </text:a>
</text:p>
      <text:p text:style-name="P4">
Як повідомляв Укрінформ, Управління з питань конкуренції та ринку ВеликоїБританії (СМА) зобов’язало компанію Meta продати Giphy, онлайн-бази даних іпошукової системи, яка дозволяє користувачам шукати та ділитися анімованимиGIF-файлами.</text:p>
      <text:p text:style-name="P4">
Причиною свого рішення регулятор назвав «можливе зменшення конкуренції міжплатформами соціальних мереж, і збільшення і без того значний вплив Meta наринку».</text:p>
      <text:p text:style-name="P4">
<text:span text:style-name="T5">
Фото: Getty Images</text:span>
</text:p>
      <text:p text:style-name="P4">
Source: <text:a xlink:type="simple" xlink:href="https://www.ukrinform.ua/rubric-technology/3713178-fotobank-shutterstock-pridbav-giphy-za-53-miljoni.html" text:style-name="Internet_20_link" text:visited-style-name="Visited_20_Internet_20_Link">
https://www.ukrinform.ua/rubric-technology/3713178-fotobank-shutterstock-pridbav-giphy-za-53-miljoni.html</text:a>
</text:p>
      <!--NEWS-->
      <text:h text:style-name="P10" text:outline-level="1">
<text:span text:style-name="T4">
At Shakhtarske direction Russian army shelled Vuhledar, Novoukrayinka and Prechystivka. Russi...</text:span>
</text:h>
      <text:p text:style-name="P4">
Authors: liveuamap (Language: en)</text:p>
      <text:p text:style-name="P4">
Time: 2023-05-23T-14:33:00</text:p>
      <text:p text:style-name="P4">
Location: Donetsk (Latitude:47.78986 Longtitude:36.98839)</text:p>
      <text:p text:style-name="P4">
Videos: []</text:p>
      <text:p text:style-name="P4">
Images: []</text:p>
      <text:p text:style-name="P4">
Tags: ["Russia"]</text:p>
      <text:p text:style-name="P4">
ID: 22564846</text:p>
      <!--METADATA-->
      <text:p text:style-name="P4">
At Shakhtarske direction Russian army shelled Vuhledar, Novoukrayinka andPrechystivka. Russian aviation conducted airstrikes at Vuhledar, Prechystivkaand Zolota Nyva, - General Staff of Armed Forces of Ukraine says in themorning report</text:p>
      <text:p text:style-name="P4">
News Collection Link: <text:a xlink:type="simple" xlink:href="https://liveuamap.com/en/2023/23-may-at-shakhtarske-direction-russian-army-shelled-vuhledar" text:style-name="Internet_20_link" text:visited-style-name="Visited_20_Internet_20_Link">
https://liveuamap.com/en/2023/23-may-at-shakhtarske-direction-russian-army-shelled-vuhledar</text:a>
</text:p>
      <text:p text:style-name="P4">
Source: <text:a xlink:type="simple" xlink:href="https://t.me/lumsrc/4879" text:style-name="Internet_20_link" text:visited-style-name="Visited_20_Internet_20_Link">
https://t.me/lumsrc/4879</text:a>
</text:p>
      <!--NEWS-->
      <text:h text:style-name="P10" text:outline-level="1">
<text:span text:style-name="T4">
Загарбники обстріляли Очаків – пошкоджені житлові будинки, магазини та газопровід</text:span>
</text:h>
      <text:p text:style-name="P4">
Authors: Ukrinform (Person)</text:p>
      <text:p text:style-name="P4">
Publisher: Укринформ (Organization)</text:p>
      <text:p text:style-name="P4">
Published Time: 2023-05-23T-157:50:00+03:00</text:p>
      <text:p text:style-name="P4">
Modified Time: 2023-05-23T16:50:00+03:00</text:p>
      <text:p text:style-name="P4">
Description: Під час сьогоднішнього обстрілу військами РФ міста Очакова на Миколаївщині пошкоджено газопроводи та газорегулююче обладнання. — Укрінформ.</text:p>
      <text:p text:style-name="P4">
Images: ['<text:a xlink:type="simple" xlink:href="https://static.ukrinform.com/photos/2023_05/thumb_files/630_360_1684850380-211.jpg" text:style-name="Internet_20_link" text:visited-style-name="Visited_20_Internet_20_Link">
630_360_16848...</text:a>
']</text:p>
      <text:p text:style-name="P4">
Tags: ['Миколаївщина', 'Обстріл', 'Очаків', 'Війна з Росією']</text:p>
      <text:p text:style-name="P4">
Type: Article</text:p>
      <!--METADATA-->
      <text:p text:style-name="P4">
<draw:frame draw:style-name="fr1" draw:name="Image3" text:anchor-type="as-char" svg:width="6.9236in" svg:height="3.956343in" draw:z-index="0">
<draw:image xlink:href="../Images/yкринформ/2023-05-23T-157-50-00-03-00/630_360_1684850380-211.jpg" xlink:type="simple" xlink:show="embed" xlink:actuate="onLoad" draw:mime-type="image/jpeg"/>
</draw:frame>
 Під чассьогоднішнього обстрілу військами РФ міста Очакова на Миколаївщині пошкодженогазопроводи та газорегулююче обладнання.</text:p>
      <text:p text:style-name="P4">
Про це повідомив АТ «Миколаївгаз» у <text:a xlink:type="simple" xlink:href="https://t.me/mykolaivgas/319" text:style-name="Internet_20_link" text:visited-style-name="Visited_20_Internet_20_Link">
 </text:a>
 ,передає Укрінформ.</text:p>
      <text:p text:style-name="P4">
«Російські терористи сьогодні, 23 травня, жорстоко та безжально <text:a xlink:type="simple" xlink:href="https://www.ukrinform.ua/tag-obstril" text:style-name="Internet_20_link" text:visited-style-name="Visited_20_Internet_20_Link">
</text:a>
 Очаків. Окрім житлових будинків,магазинів та інфраструктурних об'єктів, також постраждала газоваінфраструктура - пошкоджено газорегулююче обладнання та газопроводи», -йдеться у повідомленні.</text:p>
      <text:p text:style-name="P4">
Зазначається, що працівники Очаківської дільниці АТ "Миколаївгаз" ліквідовуютьнаслідки обстрілу.</text:p>
      <text:p text:style-name="P4">
<text:span text:style-name="T4">
Читайте також:</text:span>
 <text:a xlink:type="simple" xlink:href="https://www.ukrinform.ua/rubric-ato/3713100-rosijski-vijska-obstrilali-vovcansk-i-selo-lipci.html" text:style-name="Internet_20_link" text:visited-style-name="Visited_20_Internet_20_Link">
 <text:span text:style-name="T4">
обстріляли</text:span>
 </text:a>
</text:p>
      <text:p text:style-name="P4">
Як повідомлялося, вдень 23 травня російські війська обстріляли м. Очаків зРСЗВ.</text:p>
      <text:p text:style-name="P4">
Source: <text:a xlink:type="simple" xlink:href="https://www.ukrinform.ua/rubric-ato/3713141-zagarbniki-obstrilali-ocakiv-poskodzeni-zitlovi-budinki-magazini-ta-gazoprovid.html" text:style-name="Internet_20_link" text:visited-style-name="Visited_20_Internet_20_Link">
https://www.ukrinform.ua/rubric-ato/3713141-zagarbniki-obstrilali-ocakiv-poskodzeni-zitlovi-budinki-magazini-ta-gazoprovid.html</text:a>
</text:p>
      <!--NEWS-->
      <text:h text:style-name="P10" text:outline-level="1">
<text:span text:style-name="T4">
Уряд звільнив керівника Держагентства інфраструктурних проєктів</text:span>
</text:h>
      <text:p text:style-name="P4">
Authors: Ukrinform (Person)</text:p>
      <text:p text:style-name="P4">
Publisher: Укринформ (Organization)</text:p>
      <text:p text:style-name="P4">
Published Time: 2023-05-23T-161:38:00+03:00</text:p>
      <text:p text:style-name="P4">
Modified Time: 2023-05-23T16:38:00+03:00</text:p>
      <text:p text:style-name="P4">
Description: Кабінет Міністрів на засіданні у вівторок ухвалив рішення про звільнення Костянтина Гури з посади голови Державного агентства інфраструктурних проєктів.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ризначення', 'Звільнення']</text:p>
      <text:p text:style-name="P4">
Type: Article</text:p>
      <!--METADATA-->
      <text:p text:style-name="P4">
<draw:frame draw:style-name="fr1" draw:name="Image4" text:anchor-type="as-char" svg:width="6.9236in" svg:height="3.956343in" draw:z-index="0">
<draw:image xlink:href="../Images/yкринформ/2023-05-23T-161-38-00-03-00/630_360_1678738628-217.jpg" xlink:type="simple" xlink:show="embed" xlink:actuate="onLoad" draw:mime-type="image/jpeg"/>
</draw:frame>
 КабінетМіністрів на засіданні у вівторок ухвалив рішення про звільнення КостянтинаГури з посади голови Державного агентства інфраструктурних проєктів.</text:p>
      <text:p text:style-name="P4">
Про це повідомляє Укрінформ із посиланням на <text:a xlink:type="simple" xlink:href="https://t.me/uriad24/2670" text:style-name="Internet_20_link" text:visited-style-name="Visited_20_Internet_20_Link">
 </text:a>
Уряд online.</text:p>
      <text:p text:style-name="P4">
"На своєму засіданні 23 травня Кабінет Міністрів України ухвалив розпорядженняпро звільнення Костянтина Гури з посади голови Державного агентстваінфраструктурних проєктів", - йдеться у повідомлені.</text:p>
      <text:p text:style-name="P4">
<text:a xlink:type="simple" xlink:href="https://www.ukrinform.ua/tag-kabmin" text:style-name="Internet_20_link" text:visited-style-name="Visited_20_Internet_20_Link">
 </text:a>
 призначив Володимира Демчуказаступником голови Державної служби з надзвичайних ситуацій.</text:p>
      <text:p text:style-name="P4">
<text:span text:style-name="T4">
Читайте також:</text:span>
 <text:a xlink:type="simple" xlink:href="https://www.ukrinform.ua/rubric-society/3713113-robota-na-deokupovanih-teritoriah-urad-shvaliv-realizaciu-eksperimentalnogo-proektu.html" text:style-name="Internet_20_link" text:visited-style-name="Visited_20_Internet_20_Link">
 <text:span text:style-name="T4">
уряд</text:span>
 </text:a>
</text:p>
      <text:p text:style-name="P4">
Також було погоджено призначення Ярослава Шанька заступником головиХерсонської обласної державної адміністрації, Юлії Грицку-Андрієш -заступником голови Чернівецької обласної державної адміністрації.</text:p>
      <text:p text:style-name="P4">
Як повідомлялося, Кабмін призначив Костянтина Гуру головою Державногоагентства інфраструктурних проєктів України 21 червня 2022 року.</text:p>
      <text:p text:style-name="P4">
Source: <text:a xlink:type="simple" xlink:href="https://www.ukrinform.ua/rubric-polytics/3713132-urad-zvilniv-kerivnika-derzagentstva-infrastrukturnih-proektiv.html" text:style-name="Internet_20_link" text:visited-style-name="Visited_20_Internet_20_Link">
https://www.ukrinform.ua/rubric-polytics/3713132-urad-zvilniv-kerivnika-derzagentstva-infrastrukturnih-proektiv.html</text:a>
</text:p>
      <!--NEWS-->
      <text:h text:style-name="P10" text:outline-level="1">
<text:span text:style-name="T4">
Збитки від влучання російського дрону по Одесі оцінили в ₴3 мільярди</text:span>
</text:h>
      <text:p text:style-name="P4">
Authors: Ukrinform (Person)</text:p>
      <text:p text:style-name="P4">
Publisher: Укринформ (Organization)</text:p>
      <text:p text:style-name="P4">
Published Time: 2023-05-23T-165:31:00+03:00</text:p>
      <text:p text:style-name="P4">
Modified Time: 2023-05-23T16:31:00+03:00</text:p>
      <text:p text:style-name="P4">
Description: Екоінспекція оцінила в 3 млрд грн збитки, які нанесло влучання російського безпілотника в рекреаційний об’єкт в Одесі 19 квітня. — Укрінформ.</text:p>
      <text:p text:style-name="P4">
Images: ['<text:a xlink:type="simple" xlink:href="https://static.ukrinform.com/photos/2023_05/thumb_files/630_360_1684854415-918.jpeg" text:style-name="Internet_20_link" text:visited-style-name="Visited_20_Internet_20_Link">
630_360_16848...</text:a>
', '<text:a xlink:type="simple" xlink:href="https://static.ukrinform.com/photos/2023_05/1684854445-292.jpg" text:style-name="Internet_20_link" text:visited-style-name="Visited_20_Internet_20_Link">
1684854445-29...</text:a>
']</text:p>
      <text:p text:style-name="P4">
Tags: ['Безпілотник', 'Обстріл', 'Одеса', 'Збитки', 'Війна з Росією']</text:p>
      <text:p text:style-name="P4">
Type: Article</text:p>
      <!--METADATA-->
      <text:p text:style-name="P4">
<draw:frame draw:style-name="fr1" draw:name="Image5" text:anchor-type="as-char" svg:width="6.9236in" svg:height="3.956343in" draw:z-index="0">
<draw:image xlink:href="../Images/yкринформ/2023-05-23T-165-31-00-03-00/630_360_1684854415-918.jpeg" xlink:type="simple" xlink:show="embed" xlink:actuate="onLoad" draw:mime-type="image/jpeg"/>
</draw:frame>
Екоінспекція оцінила в 3 млрд грн збитки, які нанесло влучання російськогобезпілотника в рекреаційний об’єкт в Одесі 19 квітня.</text:p>
      <text:p text:style-name="P4">
Про це <text:a xlink:type="simple" xlink:href="https://sw.dei.gov.ua/post/ponad-3-mlrd-grn-zbitkiv-zavdano-dovkillyu-vnaslidok-ruynuvannya-rekreatsiy" text:style-name="Internet_20_link" text:visited-style-name="Visited_20_Internet_20_Link">
 </text:a>
 на сайті Державної екологічноїінспекції України, передає Укрінформ.</text:p>
      <text:p text:style-name="P4">
Після атаки на регіон, яка відбулася 19 квітня, інспектори провели обстеженняна місці влучання <text:a xlink:type="simple" xlink:href="https://www.ukrinform.ua/tag-bezpilotnik" text:style-name="Internet_20_link" text:visited-style-name="Visited_20_Internet_20_Link">
 </text:a>
 та встановилизасмічення території на 10,4 тис. кв метрів будівельними відходами.</text:p>
      <text:p text:style-name="P4">
<draw:frame draw:style-name="fr1" draw:name="Image6" text:anchor-type="as-char" svg:width="6.9236in" svg:height="5.1927in" draw:z-index="0">
<draw:image xlink:href="../Images/yкринформ/2023-05-23T-165-31-00-03-00/1684854445-292.jpg" xlink:type="simple" xlink:show="embed" xlink:actuate="onLoad" draw:mime-type="image/jpeg"/>
</draw:frame>
</text:p>
      <text:p text:style-name="P4">
<text:span text:style-name="T5">
Фото: odessa.online</text:span>
</text:p>
      <text:p text:style-name="P4">
«На підставі акта обстеження обраховані збитки, завдані навколишньомуприродному середовищу – 3 064,9 млн грн», - йдеться у повідомленніекоінспекції.</text:p>
      <text:p text:style-name="P4">
<text:span text:style-name="T4">
Читайте також:</text:span>
 <text:a xlink:type="simple" xlink:href="https://www.ukrinform.ua/rubric-regions/3712681-v-odesi-colovik-otrimav-dovicne-peredavav-vorogu-dani-pro-zsu.html" text:style-name="Internet_20_link" text:visited-style-name="Visited_20_Internet_20_Link">
 <text:span text:style-name="T4">
Одесі</text:span>
 </text:a>
</text:p>
      <text:p text:style-name="P4">
Як повідомляв Укрінформ, війська РФ у ніч на 19 квітня <text:a xlink:type="simple" xlink:href="https://www.ukrinform.ua/rubric-ato/3697712-rosiani-atakuvali-odesinu-sahedami-10-iz-12-droniv-zbila-ppo.html" text:style-name="Internet_20_link" text:visited-style-name="Visited_20_Internet_20_Link">
</text:a>
 Shahed-136/131. Українські захисникизнищили 10 із 12 безпілотників. Зафіксовано <text:a xlink:type="simple" xlink:href="https://www.ukrinform.ua/rubric-ato/3697696-zagarbniki-atakuvali-bezpilotnikami-odesinu-v-ova-kazut-pro-prilit-v-obekt-infrastrukturi.html" text:style-name="Internet_20_link" text:visited-style-name="Visited_20_Internet_20_Link">
</text:a>
 .</text:p>
      <text:p text:style-name="P4">
<text:span text:style-name="T5">
Перше фото: Сергій Братчук/Telegram</text:span>
</text:p>
      <text:p text:style-name="P4">
Source: <text:a xlink:type="simple" xlink:href="https://www.ukrinform.ua/rubric-regions/3713181-zbitki-vid-vlucanna-rosijskogo-dronu-po-odesi-ocinili-v-3-milardi.html" text:style-name="Internet_20_link" text:visited-style-name="Visited_20_Internet_20_Link">
https://www.ukrinform.ua/rubric-regions/3713181-zbitki-vid-vlucanna-rosijskogo-dronu-po-odesi-ocinili-v-3-milardi.html</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23T-16:33:00</text:p>
      <text:p text:style-name="P4">
Location: Kherson (Latitude:46.62536 Longtitude:32.60141)</text:p>
      <text:p text:style-name="P4">
Videos: []</text:p>
      <text:p text:style-name="P4">
Images: []</text:p>
      <text:p text:style-name="P4">
Tags: ["Russia"]</text:p>
      <text:p text:style-name="P4">
ID: 22564845</text:p>
      <!--METADATA-->
      <text:p text:style-name="P4">
At Zaporizhzhia and Kherson directions Russian army shelled Vremivka andNovopil of Donetsk region; Olhivske, Huliaipole, Bilohirya, Mala Tokmachka,Novodanylivka, Novoandriyivka, Mali Scherbaky of Zaporizhzhia region andZaporizhzhya city; Kachkarivka, Vesele, Kozatske, Antonivka, Stanislav ofKherson region and Kherson city. Russian aviation conducted airstrikes atMalynivka, Mala Tokmachka and Novodanylivka of Zaporizhzhia region , - GeneralStaff of Armed Forces of Ukraine says in the morning report</text:p>
      <text:p text:style-name="P4">
News Collection Link: <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Source: <text:a xlink:type="simple" xlink:href="https://t.me/lumsrc/4880" text:style-name="Internet_20_link" text:visited-style-name="Visited_20_Internet_20_Link">
https://t.me/lumsrc/4880</text:a>
</text:p>
      <!--NEWS-->
      <text:h text:style-name="P10" text:outline-level="1">
<text:span text:style-name="T4">
СБУ викрила на Волині компанію, яка постачала в Росію комплектуючі для підводних човнів</text:span>
</text:h>
      <text:p text:style-name="P4">
Authors: Ukrinform (Person)</text:p>
      <text:p text:style-name="P4">
Publisher: Укринформ (Organization)</text:p>
      <text:p text:style-name="P4">
Published Time: 2023-05-23T-16:40:00+03:00</text:p>
      <text:p text:style-name="P4">
Modified Time: 2023-05-23T23:40:00+03:00</text:p>
      <text:p text:style-name="P4">
Description: Служба безпеки України викрила компанію, яка постачала до Росії комплектуючі для виробництва підводних човнів. — Укрінформ.</text:p>
      <text:p text:style-name="P4">
Images: ['<text:a xlink:type="simple" xlink:href="https://static.ukrinform.com/photos/2023_05/thumb_files/630_360_1684833890-387.jpeg" text:style-name="Internet_20_link" text:visited-style-name="Visited_20_Internet_20_Link">
630_360_16848...</text:a>
']</text:p>
      <text:p text:style-name="P4">
Tags: ['СБУ', 'Волинь', 'Війна з Росією']</text:p>
      <text:p text:style-name="P4">
Type: Article</text:p>
      <!--METADATA-->
      <text:p text:style-name="P4">
<draw:frame draw:style-name="fr1" draw:name="Image7" text:anchor-type="as-char" svg:width="6.9236in" svg:height="3.956343in" draw:z-index="0">
<draw:image xlink:href="../Images/yкринформ/2023-05-23T-16-40-00-03-00/630_360_1684833890-387.jpeg" xlink:type="simple" xlink:show="embed" xlink:actuate="onLoad" draw:mime-type="image/jpeg"/>
</draw:frame>
 Службабезпеки України викрила компанію, яка постачала до Росії комплектуючі длявиробництва підводних човнів.</text:p>
      <text:p text:style-name="P4">
Як передає Укрінформ, про це СБУ повідомляє <text:a xlink:type="simple" xlink:href="https://t.me/SBUkr/8404" text:style-name="Internet_20_link" text:visited-style-name="Visited_20_Internet_20_Link">
 </text:a>
</text:p>
      <text:p text:style-name="P4">
До організації оборудки причетний керівник однієї з компаній у Волинськійобласті, яка виготовляє високотехнологічні вироби для опорно-поворотнихмеханізмів, наголосили у спецслужбі.</text:p>
      <text:p text:style-name="P4">
Ця продукція використовується для виробництва важкої техніки, у тому числіпідводних човнів. Саме ці рідкісні вироби фігуранти продавали до РФ.</text:p>
      <text:p text:style-name="P4">
Як підкреслили в СБУ, для маскування незаконної діяльності зловмисники задіялиафілійовану фірму на території однієї з європейських країн. Зафіксовано, щокерівник цієї фірми співпрацює з терористичними організаціями "ЛДНР".</text:p>
      <text:p text:style-name="P4">
За схемою, іноземна комерційна структура закуповувала продукцію українськогозаводу нібито для своїх потреб, а потім переправляла її кінцевим замовникам вРосію.</text:p>
      <text:p text:style-name="P4">
Як показали наявні дані, з початку повномасштабного вторгнення ділкинелегально експортували майже 200 тис. одиниць критично важливих виробів.</text:p>
      <text:p text:style-name="P4">
Під час <text:a xlink:type="simple" xlink:href="https://www.ukrinform.ua/tag-obsuk" text:style-name="Internet_20_link" text:visited-style-name="Visited_20_Internet_20_Link">
 </text:a>
 на виробництві та упомешканнях фігурантів виявлено: комп’ютерну техніку, мобільні телефони ідокументи із доказами незаконної діяльності; гроші, одержані злочинним шляхом.</text:p>
      <text:p text:style-name="P4">
У межах кримінального провадження, розпочатого слідчими СБУ за ч. 4 ст. 111-1Кримінального кодексу України (пособництво провадженню господарськоїдіяльності у взаємодії з державою-агресором), тривають комплексні заходи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society/3711803-sbu-vikrila-v-ukraini-se-12-prorosijskih-agitatoriv.html" text:style-name="Internet_20_link" text:visited-style-name="Visited_20_Internet_20_Link">
 <text:span text:style-name="T4">
викрила</text:span>
 </text:a>
</text:p>
      <text:p text:style-name="P4">
Зокрема, планується повідомлення про підозру керівнику волинськогопідприємства-виробника.</text:p>
      <text:p text:style-name="P4">
Розслідування проводили співробітники СБУ у Волинській області запроцесуального керівництва обласної прокуратури.</text:p>
      <text:p text:style-name="P4">
Як додали в <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керівнику столичногопідприємства, який сприяв реалізації злочинних оборудок, ухвалили вирок.</text:p>
      <text:p text:style-name="P4">
Чоловіка визнали винним у пособництві провадженню господарської діяльності увзаємодії з державою-агресором (ч. 5 ст. 27 ч. 4 ст. 111-1 Кримінальногокодексу України) та призначили покарання у вигляді трьох років позбавленняволі з іспитовим строком один рік та позбавленням на 10 років права обійматипосади, пов’язані з виконанням організаційно-розпорядчих функцій.</text:p>
      <text:p text:style-name="P4">
Як повідомляв Укрінформ, <text:a xlink:type="simple" xlink:href="https://www.ukrinform.ua/rubric-regions/3711856-sered-vlasnikiv-obekta-kriticnoi-infrastrukturi-na-rivnensini-buli-rosiani-policia.html" text:style-name="Internet_20_link" text:visited-style-name="Visited_20_Internet_20_Link">
 </text:a>
 виявили серед власників підприємства, що належитьдо об'єктів критичної інфраструктури, громадян Російської Федерації.</text:p>
      <text:p text:style-name="P4">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3T-18:33:00</text:p>
      <text:p text:style-name="P4">
Location: Marinka, Donetsk Oblast (Latitude:47.9413 Longtitude:37.49874)</text:p>
      <text:p text:style-name="P4">
Videos: []</text:p>
      <text:p text:style-name="P4">
Images: []</text:p>
      <text:p text:style-name="P4">
Tags: ["Russia"]</text:p>
      <text:p text:style-name="P4">
ID: 22564844</text:p>
      <!--METADATA-->
      <text:p text:style-name="P4">
Russian forces conducting offensive actions at Lyman, Bakhmut, Avdiivka andMaryinka directions. Ukrainian military had over 30 combat engagements withRussian forces. Russian forces attempting to advance near Masutivka of Kharkivregion, Bilohorivka of Luhansk region, Bakhmut, Novokalynove, Syeverne,Vodyane and Pervomayske, Maryinka, - General Staff of Armed Forces of Ukrainesays in the morning report</text:p>
      <text:p text:style-name="P4">
News Collection Link: <text:a xlink:type="simple" xlink:href="https://liveuamap.com/en/2023/23-may-russian-forces-conducting-offensive-actions-at-lyman" text:style-name="Internet_20_link" text:visited-style-name="Visited_20_Internet_20_Link">
https://liveuamap.com/en/2023/23-may-russian-forces-conducting-offensive-actions-at-lyman</text:a>
</text:p>
      <text:p text:style-name="P4">
Source: <text:a xlink:type="simple" xlink:href="https://t.me/lumsrc/4881" text:style-name="Internet_20_link" text:visited-style-name="Visited_20_Internet_20_Link">
https://t.me/lumsrc/4881</text:a>
</text:p>
      <!--NEWS-->
      <text:h text:style-name="P10" text:outline-level="1">
<text:span text:style-name="T4">
Визначилися учасники плей-оф ЧС з хокею</text:span>
</text:h>
      <text:p text:style-name="P4">
Authors: Ukrinform (Person)</text:p>
      <text:p text:style-name="P4">
Publisher: Укринформ (Organization)</text:p>
      <text:p text:style-name="P4">
Published Time: 2023-05-23T-18:37:29+03:00</text:p>
      <text:p text:style-name="P4">
Modified Time: 2023-05-23T23:37:29+03:00</text:p>
      <text:p text:style-name="P4">
Description: В останньому турі групового етапу визначилися два учасники плей-оф. — Укрінформ.</text:p>
      <text:p text:style-name="P4">
Images: ['<text:a xlink:type="simple" xlink:href="https://static.ukrinform.com/photos/2023_05/thumb_files/630_360_1684874081-167.jpg" text:style-name="Internet_20_link" text:visited-style-name="Visited_20_Internet_20_Link">
630_360_16848...</text:a>
']</text:p>
      <text:p text:style-name="P4">
Tags: ['Чемпіонат світу з хокею', 'хокей']</text:p>
      <text:p text:style-name="P4">
Type: Article</text:p>
      <!--METADATA-->
      <text:p text:style-name="P4">
<draw:frame draw:style-name="fr1" draw:name="Image8" text:anchor-type="as-char" svg:width="6.9236in" svg:height="3.956343in" draw:z-index="0">
<draw:image xlink:href="../Images/yкринформ/2023-05-23T-18-37-29-03-00/630_360_1684874081-167.jpg" xlink:type="simple" xlink:show="embed" xlink:actuate="onLoad" draw:mime-type="image/jpeg"/>
</draw:frame>
 Востанньому турі групового етапу визначилися два учасники плей-оф.</text:p>
      <text:p text:style-name="P4">
На чемпіонаті світу з хокею в елітному дивізіоні завершились усі матчігрупового етапу. За підсумками цього відрізку турніру визначилися учасникиплей-оф, передає Укрінформ.</text:p>
      <text:p text:style-name="P4">
Цьогорічна світова першість з хокею в елітному дивізіоні проходить у Латвії таФінляндії. Учасниками змагань на цьому рівні є 16 збірних, які поділені на двігрупи по вісім учасників. Після групового етапу останні команди у кожній групіпокидали елітний дивізіон, а по чотири найкращі виходили до плей-оф.</text:p>
      <text:p text:style-name="P4">
За підсумками шести турів групового етапу чемпіонату світу-2023 визначилисядві збірні, які вибувають у нижчий дивізіон та шість учасників плей-оф. Додивізіону I достроково вибули Угорщина та Словенія, натомість США, Швеція таФінляндія гарантували собі перші три позиції у групі А, а також Швейцарія,Чехія та Канада – у групі В.</text:p>
      <text:p text:style-name="P4">
В останньому турі групового етапу визначалися ще два учасники плей-оф:Німеччина розгромила Францію - 5:0 та гарантувала собі плей-оф. НатомістьЛатвія обходила Словаччину, набравши очки у матчі проти Швейцарії. У підсумку,матч цих збірних завершився нічиєю 3:3 в основний час та дозволив Латвії вийтидо плей-оф, а у овертаймі латвійці виграли матч та посіли третє підсумковемісці у групі.</text:p>
      <text:p text:style-name="P4">
<text:span text:style-name="T4">
<text:span text:style-name="T5">
Чвертьфінальні пари (матчі відбудуться 25 травня):</text:span>
 </text:span>
</text:p>
      <text:p text:style-name="P4">
США - Чехія</text:p>
      <text:p text:style-name="P4">
Швейцарія – Німеччина</text:p>
      <text:p text:style-name="P4">
Швеція - Латвія</text:p>
      <text:p text:style-name="P4">
Канада - Фінляндія</text:p>
      <text:p text:style-name="P4">
<text:span text:style-name="T4">
Читайте також:</text:span>
 <text:a xlink:type="simple" xlink:href="https://www.ukrinform.ua/rubric-sports/3713099-cs2023-z-hokeu-nimeccina-vijsla-do-cvertfinalu-rozgromivsi-franciu.html" text:style-name="Internet_20_link" text:visited-style-name="Visited_20_Internet_20_Link">
 <text:span text:style-name="T4">
хокею</text:span>
 </text:a>
</text:p>
      <text:p text:style-name="P4">
Як повідомляв Укрінформ, у класі підвищилися Великобританія та Польща, якіпосіли перше й друге місця в групі IA відповідно.</text:p>
      <text:p text:style-name="P4">
Фото: Getty Images</text:p>
      <text:p text:style-name="P4">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У Мелітополі загарбники зняли з постаменту танк-пам'ятник</text:span>
</text:h>
      <text:p text:style-name="P4">
Authors: Ukrinform (Person)</text:p>
      <text:p text:style-name="P4">
Publisher: Укринформ (Organization)</text:p>
      <text:p text:style-name="P4">
Published Time: 2023-05-23T-20:35:00+03:00</text:p>
      <text:p text:style-name="P4">
Modified Time: 2023-05-23T23:35:00+03:00</text:p>
      <text:p text:style-name="P4">
Description: У тимчасово окупованому Мелітополі на реставрацію і відновлення механізму відправляють танк-пам'ятник. — Укрінформ.</text:p>
      <text:p text:style-name="P4">
Images: ['<text:a xlink:type="simple" xlink:href="https://static.ukrinform.com/photos/2023_05/thumb_files/630_360_1684873820-373.jpg" text:style-name="Internet_20_link" text:visited-style-name="Visited_20_Internet_20_Link">
630_360_16848...</text:a>
']</text:p>
      <text:p text:style-name="P4">
Tags: ['Мелітополь', "Пам'ятник", 'Танк', 'Федоров']</text:p>
      <text:p text:style-name="P4">
Type: Article</text:p>
      <!--METADATA-->
      <text:p text:style-name="P4">
<draw:frame draw:style-name="fr1" draw:name="Image9" text:anchor-type="as-char" svg:width="6.9236in" svg:height="3.956343in" draw:z-index="0">
<draw:image xlink:href="../Images/yкринформ/2023-05-23T-20-35-00-03-00/630_360_1684873820-373.jpg" xlink:type="simple" xlink:show="embed" xlink:actuate="onLoad" draw:mime-type="image/jpeg"/>
</draw:frame>
 Утимчасово окупованому Мелітополі на реставрацію і відновлення механізмувідправляють танк-пам'ятник.</text:p>
      <text:p text:style-name="P4">
Про це в  <text:a xlink:type="simple" xlink:href="https://t.me/ivan_fedorov_melitopol/2076" text:style-name="Internet_20_link" text:visited-style-name="Visited_20_Internet_20_Link">
 </text:a>
 повідомляє міськийголова Мелітополя Іван Федоров, передає Укрінформ.</text:p>
      <text:p text:style-name="P4">
"Поки українська армія отримує "Леопарди" і "Абрамси", окупанти в Мелітополіна реставрацію і відновлення механізму відправляють <text:a xlink:type="simple" xlink:href="https://www.ukrinform.ua/tag-tank" text:style-name="Internet_20_link" text:visited-style-name="Visited_20_Internet_20_Link">
</text:a>
 -пам'ятник, що простояв на постаменті вжебільше пів століття", - написав Федоров.</text:p>
      <text:p text:style-name="P4">
За його словами, поки не дуже зрозуміло - чи це новий рівень забезпеченняокупантів технікою "аналогов нет", чи "колаборанти вже підшукують транспортдля втечі". Але попередив, що "БРДМ з Меморіалу афганцям відновити неможливо".</text:p>
      <text:p text:style-name="P4">
<text:span text:style-name="T4">
Читайте також:</text:span>
 <text:a xlink:type="simple" xlink:href="https://www.ukrinform.ua/rubric-regions/3709108-u-kafe-okupovanogo-melitopola-divcina-zirvala-rosijskij-trikolor.html" text:style-name="Internet_20_link" text:visited-style-name="Visited_20_Internet_20_Link">
 <text:span text:style-name="T4">
Мелітопол</text:span>
 </text:a>
</text:p>
      <text:p text:style-name="P4">
Раніше повідомлялося, що в січні цього року російські загарбники демонтувалипам'ятник Тарасу Шевченку, який був встановлений на центральній площіМелітополя.</text:p>
      <text:p text:style-name="P4">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У Києві презентували перший автограф Симона Петлюри на публічному документі</text:span>
</text:h>
      <text:p text:style-name="P4">
Authors: Ukrinform (Person)</text:p>
      <text:p text:style-name="P4">
Publisher: Укринформ (Organization)</text:p>
      <text:p text:style-name="P4">
Published Time: 2023-05-23T-22:32:08+03:00</text:p>
      <text:p text:style-name="P4">
Modified Time: 2023-05-23T23:32:08+03:00</text:p>
      <text:p text:style-name="P4">
Description: У Будинку - музеї Миколи Лисенка презентували ранній автограф політика доби Української Революції Симона Петлюри, зазначеного на вітальній адресі до Лисенка з нагоди 35-річного ювілею музичної творчості композитора. — Укрінформ.</text:p>
      <text:p text:style-name="P4">
Images: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Tags: ['Історія', 'Виставка', 'Петлюра', 'Документи']</text:p>
      <text:p text:style-name="P4">
Type: Article</text:p>
      <!--METADATA-->
      <text:p text:style-name="P4">
<draw:frame draw:style-name="fr1" draw:name="Image10" text:anchor-type="as-char" svg:width="6.9236in" svg:height="3.956343in" draw:z-index="0">
<draw:image xlink:href="../Images/yкринформ/2023-05-23T-22-32-08-03-00/630_360_1684869168-3017.jpeg" xlink:type="simple" xlink:show="embed" xlink:actuate="onLoad" draw:mime-type="image/jpeg"/>
</draw:frame>
 УБудинку - музеї Миколи Лисенка презентували ранній автограф політика добиУкраїнської Революції Симона Петлюри, зазначеного на вітальній адресі доЛисенка з нагоди 35-річного ювілею музичної творчості композитора.</text:p>
      <text:p text:style-name="P4">
Про це повідомляє кореспондент Укрінформу.</text:p>
      <text:p text:style-name="P4">
<draw:frame draw:style-name="fr1" draw:name="Image11" text:anchor-type="as-char" svg:width="6.9236in" svg:height="3.956343in" draw:z-index="0">
<draw:image xlink:href="../Images/yкринформ/2023-05-23T-22-32-08-03-00/630_360_1684869174-7386.jpeg" xlink:type="simple" xlink:show="embed" xlink:actuate="onLoad" draw:mime-type="image/jpeg"/>
</draw:frame>
 У Києвіпрезентували перший автограф Симона Петлюри на публічному документі / Фото:Кирило Чуботін, Укрінформ  <text:a xlink:type="simple" xlink:href="https://static.ukrinform.com/photos/2023_05/1684869174-7386.jpeg" text:style-name="Internet_20_link" text:visited-style-name="Visited_20_Internet_20_Link">
<draw:frame draw:style-name="fr1" draw:name="Image12" text:anchor-type="as-char" svg:width="6.9236in" svg:height="3.956343in" draw:z-index="0">
<draw:image xlink:href="../Images/yкринформ/2023-05-23T-22-32-08-03-00/630_360_1684869174-7386.jpeg" xlink:type="simple" xlink:show="embed" xlink:actuate="onLoad" draw:mime-type="image/jpeg"/>
</draw:frame>
</text:a>
 <text:a xlink:type="simple" xlink:href="https://static.ukrinform.com/photos/2023_05/1684869168-7941.jpeg" text:style-name="Internet_20_link" text:visited-style-name="Visited_20_Internet_20_Link">
<draw:frame draw:style-name="fr1" draw:name="Image13" text:anchor-type="as-char" svg:width="6.9236in" svg:height="3.956343in" draw:z-index="0">
<draw:image xlink:href="../Images/yкринформ/2023-05-23T-22-32-08-03-00/630_360_1684869168-7941.jpeg" xlink:type="simple" xlink:show="embed" xlink:actuate="onLoad" draw:mime-type="image/jpeg"/>
</draw:frame>
</text:a>
 <text:a xlink:type="simple" xlink:href="https://static.ukrinform.com/photos/2023_05/1684869168-7673.jpeg" text:style-name="Internet_20_link" text:visited-style-name="Visited_20_Internet_20_Link">
<draw:frame draw:style-name="fr1" draw:name="Image14" text:anchor-type="as-char" svg:width="6.9236in" svg:height="3.956343in" draw:z-index="0">
<draw:image xlink:href="../Images/yкринформ/2023-05-23T-22-32-08-03-00/630_360_1684869168-7673.jpeg" xlink:type="simple" xlink:show="embed" xlink:actuate="onLoad" draw:mime-type="image/jpeg"/>
</draw:frame>
</text:a>
 <text:a xlink:type="simple" xlink:href="https://static.ukrinform.com/photos/2023_05/1684869168-8401.jpeg" text:style-name="Internet_20_link" text:visited-style-name="Visited_20_Internet_20_Link">
<draw:frame draw:style-name="fr1" draw:name="Image15" text:anchor-type="as-char" svg:width="6.9236in" svg:height="3.956343in" draw:z-index="0">
<draw:image xlink:href="../Images/yкринформ/2023-05-23T-22-32-08-03-00/630_360_1684869168-8401.jpeg" xlink:type="simple" xlink:show="embed" xlink:actuate="onLoad" draw:mime-type="image/jpeg"/>
</draw:frame>
</text:a>
 <text:a xlink:type="simple" xlink:href="https://static.ukrinform.com/photos/2023_05/1684869168-3017.jpeg" text:style-name="Internet_20_link" text:visited-style-name="Visited_20_Internet_20_Link">
<draw:frame draw:style-name="fr1" draw:name="Image16" text:anchor-type="as-char" svg:width="6.9236in" svg:height="3.956343in" draw:z-index="0">
<draw:image xlink:href="../Images/yкринформ/2023-05-23T-22-32-08-03-00/630_360_1684869168-3017.jpeg" xlink:type="simple" xlink:show="embed" xlink:actuate="onLoad" draw:mime-type="image/jpeg"/>
</draw:frame>
</text:a>
 <text:a xlink:type="simple" xlink:href="https://static.ukrinform.com/photos/2023_05/1684869168-9295.jpeg" text:style-name="Internet_20_link" text:visited-style-name="Visited_20_Internet_20_Link">
<draw:frame draw:style-name="fr1" draw:name="Image17" text:anchor-type="as-char" svg:width="6.9236in" svg:height="3.956343in" draw:z-index="0">
<draw:image xlink:href="../Images/yкринформ/2023-05-23T-22-32-08-03-00/630_360_1684869168-9295.jpeg" xlink:type="simple" xlink:show="embed" xlink:actuate="onLoad" draw:mime-type="image/jpeg"/>
</draw:frame>
</text:a>
 <text:a xlink:type="simple" xlink:href="https://static.ukrinform.com/photos/2023_05/1684869168-1262.jpeg" text:style-name="Internet_20_link" text:visited-style-name="Visited_20_Internet_20_Link">
<draw:frame draw:style-name="fr1" draw:name="Image18" text:anchor-type="as-char" svg:width="6.9236in" svg:height="3.956343in" draw:z-index="0">
<draw:image xlink:href="../Images/yкринформ/2023-05-23T-22-32-08-03-00/630_360_1684869168-1262.jpeg" xlink:type="simple" xlink:show="embed" xlink:actuate="onLoad" draw:mime-type="image/jpeg"/>
</draw:frame>
</text:a>
 <text:a xlink:type="simple" xlink:href="https://static.ukrinform.com/photos/2023_05/1684869174-5853.jpeg" text:style-name="Internet_20_link" text:visited-style-name="Visited_20_Internet_20_Link">
<draw:frame draw:style-name="fr1" draw:name="Image19" text:anchor-type="as-char" svg:width="6.9236in" svg:height="3.956343in" draw:z-index="0">
<draw:image xlink:href="../Images/yкринформ/2023-05-23T-22-32-08-03-00/630_360_1684869174-5853.jpeg" xlink:type="simple" xlink:show="embed" xlink:actuate="onLoad" draw:mime-type="image/jpeg"/>
</draw:frame>
</text:a>
 <text:a xlink:type="simple" xlink:href="https://static.ukrinform.com/photos/2023_05/1684869174-1707.jpeg" text:style-name="Internet_20_link" text:visited-style-name="Visited_20_Internet_20_Link">
<draw:frame draw:style-name="fr1" draw:name="Image20" text:anchor-type="as-char" svg:width="6.9236in" svg:height="3.956343in" draw:z-index="0">
<draw:image xlink:href="../Images/yкринформ/2023-05-23T-22-32-08-03-00/630_360_1684869174-1707.jpeg" xlink:type="simple" xlink:show="embed" xlink:actuate="onLoad" draw:mime-type="image/jpeg"/>
</draw:frame>
</text:a>
 <text:a xlink:type="simple" xlink:href="https://static.ukrinform.com/photos/2023_05/1684869174-9235.jpeg" text:style-name="Internet_20_link" text:visited-style-name="Visited_20_Internet_20_Link">
<draw:frame draw:style-name="fr1" draw:name="Image21" text:anchor-type="as-char" svg:width="6.9236in" svg:height="3.956343in" draw:z-index="0">
<draw:image xlink:href="../Images/yкринформ/2023-05-23T-22-32-08-03-00/630_360_1684869174-9235.jpeg" xlink:type="simple" xlink:show="embed" xlink:actuate="onLoad" draw:mime-type="image/jpeg"/>
</draw:frame>
</text:a>
 <text:a xlink:type="simple" xlink:href="https://static.ukrinform.com/photos/2023_05/1684869174-4272.jpeg" text:style-name="Internet_20_link" text:visited-style-name="Visited_20_Internet_20_Link">
<draw:frame draw:style-name="fr1" draw:name="Image22" text:anchor-type="as-char" svg:width="6.9236in" svg:height="3.956343in" draw:z-index="0">
<draw:image xlink:href="../Images/yкринформ/2023-05-23T-22-32-08-03-00/630_360_1684869174-4272.jpeg" xlink:type="simple" xlink:show="embed" xlink:actuate="onLoad" draw:mime-type="image/jpeg"/>
</draw:frame>
</text:a>
 <text:a xlink:type="simple" xlink:href="https://static.ukrinform.com/photos/2023_05/1684869175-1131.jpeg" text:style-name="Internet_20_link" text:visited-style-name="Visited_20_Internet_20_Link">
<draw:frame draw:style-name="fr1" draw:name="Image23" text:anchor-type="as-char" svg:width="6.9236in" svg:height="3.956343in" draw:z-index="0">
<draw:image xlink:href="../Images/yкринформ/2023-05-23T-22-32-08-03-00/630_360_1684869175-1131.jpeg" xlink:type="simple" xlink:show="embed" xlink:actuate="onLoad" draw:mime-type="image/jpeg"/>
</draw:frame>
</text:a>
 <text:a xlink:type="simple" xlink:href="https://static.ukrinform.com/photos/2023_05/1684869175-6034.jpeg" text:style-name="Internet_20_link" text:visited-style-name="Visited_20_Internet_20_Link">
<draw:frame draw:style-name="fr1" draw:name="Image24" text:anchor-type="as-char" svg:width="6.9236in" svg:height="3.956343in" draw:z-index="0">
<draw:image xlink:href="../Images/yкринформ/2023-05-23T-22-32-08-03-00/630_360_1684869175-6034.jpeg" xlink:type="simple" xlink:show="embed" xlink:actuate="onLoad" draw:mime-type="image/jpeg"/>
</draw:frame>
</text:a>
 <text:a xlink:type="simple" xlink:href="https://static.ukrinform.com/photos/2023_05/1684869175-5476.jpeg" text:style-name="Internet_20_link" text:visited-style-name="Visited_20_Internet_20_Link">
<draw:frame draw:style-name="fr1" draw:name="Image25" text:anchor-type="as-char" svg:width="6.9236in" svg:height="3.956343in" draw:z-index="0">
<draw:image xlink:href="../Images/yкринформ/2023-05-23T-22-32-08-03-00/630_360_1684869175-5476.jpeg" xlink:type="simple" xlink:show="embed" xlink:actuate="onLoad" draw:mime-type="image/jpeg"/>
</draw:frame>
</text:a>
 <text:a xlink:type="simple" xlink:href="https://static.ukrinform.com/photos/2023_05/1684869175-1278.jpeg" text:style-name="Internet_20_link" text:visited-style-name="Visited_20_Internet_20_Link">
<draw:frame draw:style-name="fr1" draw:name="Image26" text:anchor-type="as-char" svg:width="6.9236in" svg:height="3.956343in" draw:z-index="0">
<draw:image xlink:href="../Images/yкринформ/2023-05-23T-22-32-08-03-00/630_360_1684869175-1278.jpeg" xlink:type="simple" xlink:show="embed" xlink:actuate="onLoad" draw:mime-type="image/jpeg"/>
</draw:frame>
</text:a>
</text:p>
      <text:p text:style-name="P4">
"Це один із найбільш ранніх автографів Петлюри, а на такому публічномудокументі, можливо, і перший. Є більш ранні справи його допитів, де вінзавіряв рукописні свідчення. Але це службові документи, де він ставив підпис"учитель Симон Васильович Петлюра". Тож його автограф, представлений сьогодні,унікальний тому, що він саме на документі культурного характеру. Це такожпідтверджує, що Петлюра та українська музика є спорідненими феноменами", -зазначила наукова співробітниця Інституту української археографії таджерелознавства ім. Михайла Грушевського Тіна Пересунько.</text:p>
      <text:p text:style-name="P4">
За її словами, цей лист Петлюра надіслав у грудні 1903 року з Кубані, деперебував через переслідування з боку російської жандармерії, провадячиводночас революційну діяльність.</text:p>
      <text:p text:style-name="P4">
<text:span text:style-name="T4">
Читайте також:</text:span>
 <text:a xlink:type="simple" xlink:href="https://www.ukrinform.ua/rubric-regions/3713284-na-lvivsini-v-rodinnomu-maetku-evgena-konovalca-vidznacili-den-geroiv.html" text:style-name="Internet_20_link" text:visited-style-name="Visited_20_Internet_20_Link">
 </text:a>
</text:p>
      <text:p text:style-name="P4">
"Ми сприймаємо Петлюру як політичного та військового діяча. Але культурапосідала вагоме місце в його житті. Він гарно співав, грав на скирпці, він бувдиригентом студентського хору у Полтавській семінарії. А через Лисенка йоговигнали з семінарії: у 1901 році він із хором виконав кантату композитора"Б'ють пороги", заборонену російської цензурою", - зауважила дослідниця.</text:p>
      <text:p text:style-name="P4">
За словами історика Андрія Руккаса саме українська пісня зробила з Петлюри іотамана, і голову Директорії.</text:p>
      <text:p text:style-name="P4">
"Його молодший брат Олександр у спогадах зазначав, що ще за навчання вдуховному училищі (перед семінарією), Симону найбільше подобалися урокиспівів, бо вчитель їх навчав українських пісень. І, за словами брата, саме цейвчитель співу здійснив найбільший вплив на Симона Васильовича, завдяки чому мизнаємо його і отаманом, і головою Директорії", - пояснив він.</text:p>
      <text:p text:style-name="P4">
Водночас дослідник <text:a xlink:type="simple" xlink:href="https://www.ukrinform.ua/tag-istoria" text:style-name="Internet_20_link" text:visited-style-name="Visited_20_Internet_20_Link">
 </text:a>
 українців КубаніДмитро Білий зазначив, що поряд із підписом Петлюри, стоять не менш знаковіавтографи політичних діячів Кубані початку 20 ст. Зокрема, серед 63-хпідписантів є Микола Рябовіл, Степан Ерастов, Степан Манжула, Іван Ротарь,Володимир Скидан.</text:p>
      <text:p text:style-name="P4">
<text:span text:style-name="T4">
Читайте також:</text:span>
 <text:a xlink:type="simple" xlink:href="https://www.ukrinform.ua/rubric-society/3708197-zaluznomu-podaruvali-vidtvorenu-visivanku-banderi-u-stili-military.html" text:style-name="Internet_20_link" text:visited-style-name="Visited_20_Internet_20_Link">
 <text:span text:style-name="T4">
Бандери</text:span>
 </text:a>
</text:p>
      <text:p text:style-name="P4">
За словами організаторів, цей документ ще ніколи не виставлявся на загал, азберігався у фондовій колекції музею.</text:p>
      <text:p text:style-name="P4">
"За останній рік це перша виставка, де представлено оригінал документа.Демонструватися він буде, за всіма правилами воєнного стану, протягом тижня",- сказала директорка Музею видатних діячів української культури Ольга Гураль.</text:p>
      <text:p text:style-name="P4">
Під час заходу також прозвучав улюблений романс глави Директорії "Не забудьюних днів" на слова Івана Франка та музику Лисенка у виконанні студентка 4-гокурсу Київської академії музики ім. Р.М. Глієра Адель Шурубури.</text:p>
      <text:p text:style-name="P4">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Верещук: До кінця тижня ВПО мають отримати виплати по заборгованостях за травень</text:span>
</text:h>
      <text:p text:style-name="P4">
Authors: Ukrinform (Person)</text:p>
      <text:p text:style-name="P4">
Publisher: Укринформ (Organization)</text:p>
      <text:p text:style-name="P4">
Published Time: 2023-05-23T-24:24:26+03:00</text:p>
      <text:p text:style-name="P4">
Modified Time: 2023-05-23T23:24:26+03:00</text:p>
      <text:p text:style-name="P4">
Description: До кінця робочого тижня внутрішньо переміщені особи мають отримати свої виплати по заборгованостях за травень. — Укрінформ.</text:p>
      <text:p text:style-name="P4">
Images: ['<text:a xlink:type="simple" xlink:href="https://static.ukrinform.com/photos/2023_05/thumb_files/630_360_1683807598-471.jpg" text:style-name="Internet_20_link" text:visited-style-name="Visited_20_Internet_20_Link">
630_360_16838...</text:a>
']</text:p>
      <text:p text:style-name="P4">
Tags: ['Переселенці', 'Гроші', 'Верещук', 'Єдині новини']</text:p>
      <text:p text:style-name="P4">
Type: Article</text:p>
      <!--METADATA-->
      <text:p text:style-name="P4">
<draw:frame draw:style-name="fr1" draw:name="Image27" text:anchor-type="as-char" svg:width="6.9236in" svg:height="3.956343in" draw:z-index="0">
<draw:image xlink:href="../Images/yкринформ/2023-05-23T-24-24-26-03-00/630_360_1683807598-471.jpg" xlink:type="simple" xlink:show="embed" xlink:actuate="onLoad" draw:mime-type="image/jpeg"/>
</draw:frame>
 До кінцяробочого тижня внутрішньо переміщені особи мають отримати свої виплати позаборгованостях за травень.</text:p>
      <text:p text:style-name="P4">
Про це у телемарафоні «Єдині новини» поінформувала віцепрем'єр-міністр -міністр з питань реінтеграції тимчасово окупованих територій Ірина Верещук,відповідаючи на питання щодо заборгованості по виплатах для ВПО, передаєкореспондент Укрінформу.</text:p>
      <text:p text:style-name="P4">
«(Тут йдеться – ред.) за травневу заборгованість, за другий і третій виплатнийперіод. 12-го травня був другий, а 23-го травня – третій. І щойно завершиласянарада під головуванням Прем’єр-міністра України, де було вирішено невідкладноскерувати кошти на погашення заборгованості. Отже, цього тижня, до кінцяробочого тижня, люди мають отримати всі свої кошти», - заявила вона.</text:p>
      <text:p text:style-name="P4">
За її словами, наразі у відповідному реєстрі як ВПО зареєстровані близько 5мільйонів людей, а саме ці виплати отримують близько 2,5 мільйонів.</text:p>
      <text:p text:style-name="P4">
<text:span text:style-name="T4">
Читайте також:</text:span>
 <text:a xlink:type="simple" xlink:href="https://www.ukrinform.ua/rubric-kyiv/3710945-kiivrada-zatverdila-perelik-zitla-dla-rozmisenna-pereselenciv.html" text:style-name="Internet_20_link" text:visited-style-name="Visited_20_Internet_20_Link">
 <text:span text:style-name="T4">
переселенц</text:span>
 </text:a>
</text:p>
      <text:p text:style-name="P4">
Відповідаючи на питання, урядовиця уточнила, що за зимово-весінній період вУкраїні було зафіксовано 300 тисяч нових ВПО. «І на сьогодні це - 300 тисяч,які є новими ВПО, і які отримують ці виплати», - поінформувала віцепрем'єр-міністр.</text:p>
      <text:p text:style-name="P4">
Окремо міністр з питань реінтеграції тимчасово окупованих територій зазначила,що наразі Мінсоцполітики пропонує визначити параметри, за якими будутьнадаватися ці виплати.</text:p>
      <text:p text:style-name="P4">
«Бо є відповідна постанова № 332 і там є категорії осіб, які підпадають підвиплати на проживання. Тепер Мінсоцполітики пропонує зробити терміновими цівиплати, тобто - строк має бути визначено, скільки буде вважатися людина ВПО,скільки треба часу, щоб її інтегрувати. Це та дискусія, яка триває. І явважаю, вона є потрібною», - сказала глава Мінреінтеграції.</text:p>
      <text:p text:style-name="P4">
Але, як вважає <text:a xlink:type="simple" xlink:href="https://www.ukrinform.ua/tag-veresuk" text:style-name="Internet_20_link" text:visited-style-name="Visited_20_Internet_20_Link">
 </text:a>
 , люди з числа ВПОцьогоріч мають мати усі належні виплати, які були у 2022 році.</text:p>
      <text:p text:style-name="P4">
«Побачимо, чим завершиться наші дискусії, бо дійсно грошей потрібно багато. Це- плюс 17 мільярдів, коли ми кажемо про 300 тисяч додаткових (ВПО – ред.), іце - великі гроші, і їх треба десь знайти. Але тут має бути і справедливість,- ті, хто потребують, мають мати від держави допомогу», - уточнила вона.</text:p>
      <text:p text:style-name="P4">
<text:span text:style-name="T4">
Читайте також:</text:span>
 <text:a xlink:type="simple" xlink:href="https://www.ukrinform.ua/rubric-society/3711666-pereselenci-j-veterani-mozut-otrimati-vaucer-na-navcanna-za-perelikom-profesij-minreintegracii.html" text:style-name="Internet_20_link" text:visited-style-name="Visited_20_Internet_20_Link">
 <text:span text:style-name="T4">
Переселенц</text:span>
 </text:a>
</text:p>
      <text:p text:style-name="P4">
Відповідаючи на питання про урядову дискусію щодо цього, зокрема, про те,скільки людина теоретично матиме змогу отримувати цю допомогу з моменту, коливона виїхала і стала ВПО, урядовиця заявила, що, до прикладу, у них булозапропоновано щодо цього термін у 6 місяців.</text:p>
      <text:p text:style-name="P4">
«Тобто людина виїжджає, прибуває на місце і їй треба 6 місяців, щобадаптуватися. Далі іде режим інтеграції, тобто - робота, житло і все решта.Режим ВПО – півроку (пропонується щодо цього – ред.)», - зазначила міністр зпитань реінтеграції тимчасово окупованих територій.</text:p>
      <text:p text:style-name="P4">
Як повідомлялося, Верещук поінформувала, що  <text:a xlink:type="simple" xlink:href="https://www.ukrinform.ua/rubric-society/3712902-socviplati-dla-pereselenciv-u-2023-roci-budut-zberezeni-veresuk.html" text:style-name="Internet_20_link" text:visited-style-name="Visited_20_Internet_20_Link">
</text:a>
</text:p>
      <text:p text:style-name="P4">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Кислиця в Радбезі ООН сформулював уроки російської війни у контексті продовольчої безпеки</text:span>
</text:h>
      <text:p text:style-name="P4">
Authors: Ukrinform (Person)</text:p>
      <text:p text:style-name="P4">
Publisher: Укринформ (Organization)</text:p>
      <text:p text:style-name="P4">
Published Time: 2023-05-23T-26:19:00+03:00</text:p>
      <text:p text:style-name="P4">
Modified Time: 2023-05-23T23:19:00+03:00</text:p>
      <text:p text:style-name="P4">
Description: Постійний представник України при ООН Сергій Кислиця, виступаючи в Радбезі ООН у вівторок, назвав чотири уроки російської, «які можуть бути корисними» у контекст обговорення залежності продовольчої безпеки від збройних конфліктів. — Укрінформ.</text:p>
      <text:p text:style-name="P4">
Images: ['<text:a xlink:type="simple" xlink:href="https://static.ukrinform.com/photos/2023_05/thumb_files/630_360_1684872981-949.jpeg" text:style-name="Internet_20_link" text:visited-style-name="Visited_20_Internet_20_Link">
630_360_16848...</text:a>
']</text:p>
      <text:p text:style-name="P4">
Tags: ['Експорт', 'Зерно', 'Кислиця', 'Радбез ООН', 'Війна з Росією', 'Продовольча безпека']</text:p>
      <text:p text:style-name="P4">
Type: Article</text:p>
      <!--METADATA-->
      <text:p text:style-name="P4">
<draw:frame draw:style-name="fr1" draw:name="Image28" text:anchor-type="as-char" svg:width="6.9236in" svg:height="3.956343in" draw:z-index="0">
<draw:image xlink:href="../Images/yкринформ/2023-05-23T-26-19-00-03-00/630_360_1684872981-949.jpeg" xlink:type="simple" xlink:show="embed" xlink:actuate="onLoad" draw:mime-type="image/jpeg"/>
</draw:frame>
Постійний представник України при ООН Сергій Кислиця, виступаючи в Радбезі ООНу вівторок, назвав чотири уроки російської, «які можуть бути корисними» уконтекст обговорення залежності продовольчої безпеки від збройних конфліктів.</text:p>
      <text:p text:style-name="P4">
Про це передає власний кореспондент Укрінформу у Нью-Йорку.</text:p>
      <text:p text:style-name="P4">
По-перше, «голод залишається важливим елементом у інструментарії агресора дляпідриву обороноздатності держави, на яку він напав, та придушення цивільногонаселення на окупованих територіях», зазначив Кислиця.</text:p>
      <text:p text:style-name="P4">
Він нагадав, що від початку вторгнення Москва вдається до блокуваннягуманітарних коридорів та доступу до оточених і окупованих територій.</text:p>
      <text:p text:style-name="P4">
«Голод також використовувався як тортури проти затриманих на окупованихтериторіях та українських військовополонених», – додав постпред.</text:p>
      <text:p text:style-name="P4">
<text:span text:style-name="T4">
Читайте також:</text:span>
 <text:a xlink:type="simple" xlink:href="https://www.ukrinform.ua/rubric-economy/3713275-ugorsina-edina-kraina-aka-ne-vidklikala-odnostoronni-obmezenna-agrarnogo-importu-z-ukraini.html" text:style-name="Internet_20_link" text:visited-style-name="Visited_20_Internet_20_Link">
 </text:a>
</text:p>
      <text:p text:style-name="P4">
По-друге, агресор намагається конвертувати глобальну продовольчу проблему вобурення проти жертви агресії та дискредитувати його законну самооборону,посилаючись на потреби постраждалих країн та регіонів.</text:p>
      <text:p text:style-name="P4">
З цією метою агресор намагається підірвати багатосторонні ініціативи зреагування на кризи, у випадку з російською війною – це Чорноморська зерноваініціатива, пояснив він</text:p>
      <text:p text:style-name="P4">
По-третє, збройний конфлікт спричиняє «мінне забруднення сільськогосподарськихугідь, а також руйнування критичної інфраструктури, що підриває виробництво,розподіл та доступ до продовольства і води», зазначив Кислиця.</text:p>
      <text:p text:style-name="P4">
<text:span text:style-name="T4">
Читайте також:</text:span>
 <text:a xlink:type="simple" xlink:href="https://www.ukrinform.ua/rubric-regions/3711362-osnovni-roboti-z-rozminuvanna-narazi-provodatsa-u-cotiroh-oblastah-dsns.html" text:style-name="Internet_20_link" text:visited-style-name="Visited_20_Internet_20_Link">
 </text:a>
</text:p>
      <text:p text:style-name="P4">
За його словами, Росія перетворила Україну на одну з найбільш забрудненихмінами країн світу. Зокрема, тисячі мін та інших вибухонебезпечних об’єктіврозкидані на українських сільськогосподарських угіддях площею понад 4700 кв.км.</text:p>
      <text:p text:style-name="P4">
По-четверте, на переконання постпреда, <text:a xlink:type="simple" xlink:href="https://www.ukrinform.ua/tag-oon" text:style-name="Internet_20_link" text:visited-style-name="Visited_20_Internet_20_Link">
 </text:a>
має відігравати важливу роль у глобальних зусиллях, спрямованих на подоланнятяжких наслідків війни для цивільного населення.</text:p>
      <text:p text:style-name="P4">
Кислиця нагадав слова Генсека ООН Антоніу Гутерреша з його виступу, який вінвиголосив кілька годин тому: «Війна означає голод».</text:p>
      <text:p text:style-name="P4">
«Це справді обурливо, що понад 117 млн чоловік у світі зіткнулися з гостримголодом через війну і брак безпеки», – сказав постпред, нагадавши, щонещодавно в Судані загинули сотні цивільних осіб, а в Сомалі торік черезпосуху померли 43 тис. чоловік, половина з яких діти.</text:p>
      <text:p text:style-name="P4">
<text:span text:style-name="T4">
Читайте також:</text:span>
 <text:a xlink:type="simple" xlink:href="https://www.ukrinform.ua/rubric-economy/3700628-evropi-potribni-ukrainski-silskogospodarski-tovari-solskij.html" text:style-name="Internet_20_link" text:visited-style-name="Visited_20_Internet_20_Link">
 </text:a>
</text:p>
      <text:p text:style-name="P4">
За словами Кислиці, Україна вже не вперше протистоїть кремлівській практицівикористання продовольства як зброї.</text:p>
      <text:p text:style-name="P4">
Він зауважив, що цього року виповнюється 90 річниця Великого Голоду,спричиненого сталінським режимом, який забрав в Україні життя мільйонів людей.</text:p>
      <text:p text:style-name="P4">
«Ці болючі спогади нині є одним з головних джерел українського опору сучаснимзагарбникам», – додав постперд.</text:p>
      <text:p text:style-name="P4">
Як повідомляв Укрінформ, у вівторок, Рада Безпеки ООН, в якій у травні головуєШвейцарія, проводить відкриті дебати щодо захисту цивільних осіб у збройнихконфліктах. Генсек ООН, виступаючи у своєму <text:a xlink:type="simple" xlink:href="https://www.ukrinform.ua/rubric-polytics/3713222-zahist-civilnih-u-zbrojnih-konfliktah-guterres-u-radbezi-oon-ne-zgadav-pro-zertvi-sered-ukrainciv.html" text:style-name="Internet_20_link" text:visited-style-name="Visited_20_Internet_20_Link">
</text:a>
Чорноморської ініціативи. При цьому значну частину виступу він присвятивнеобхідності захисту цивільних осіб у Судані, Афганістані, Ефіопії, Сирії, атакож докладно зупинився на важливості виконання чорноморської ініціативи та«меморандуму про взаєморозуміння щодо просування російських продуктівхарчування та добрив на світові ринки».</text:p>
      <text:p text:style-name="P4">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Вибори у США: губернатор Флориди Десантіс оголосить про свою участь у перегонах</text:span>
</text:h>
      <text:p text:style-name="P4">
Authors: Ukrinform (Person)</text:p>
      <text:p text:style-name="P4">
Publisher: Укринформ (Organization)</text:p>
      <text:p text:style-name="P4">
Published Time: 2023-05-23T-28:17:00+03:00</text:p>
      <text:p text:style-name="P4">
Modified Time: 2023-05-23T23:17:00+03:00</text:p>
      <text:p text:style-name="P4">
Description: Губернатор штату Флорида республіканець Рон Десантіс завтра ввечері оголосить про участь у праймеріз Республіканської партії для висунення своєї кандидатури на пост президента США на виборах 2024 року. — Укрінформ.</text:p>
      <text:p text:style-name="P4">
Images: ['<text:a xlink:type="simple" xlink:href="https://static.ukrinform.com/photos/2021_06/thumb_files/630_360_1624333429-183.jpeg" text:style-name="Internet_20_link" text:visited-style-name="Visited_20_Internet_20_Link">
630_360_16243...</text:a>
']</text:p>
      <text:p text:style-name="P4">
Tags: ['Президент', 'Вибори у США', 'Праймеріз']</text:p>
      <text:p text:style-name="P4">
Type: Article</text:p>
      <!--METADATA-->
      <text:p text:style-name="P4">
<draw:frame draw:style-name="fr1" draw:name="Image29" text:anchor-type="as-char" svg:width="6.9236in" svg:height="3.956343in" draw:z-index="0">
<draw:image xlink:href="../Images/yкринформ/2023-05-23T-28-17-00-03-00/630_360_1624333429-183.jpeg" xlink:type="simple" xlink:show="embed" xlink:actuate="onLoad" draw:mime-type="image/jpeg"/>
</draw:frame>
Губернатор штату Флорида республіканець Рон Десантіс завтра ввечері оголоситьпро участь у праймеріз Республіканської партії для висунення своєї кандидатурина пост президента США на виборах 2024 року.</text:p>
      <text:p text:style-name="P4">
Як передає Укрінформ з посиланням на  <text:a xlink:type="simple" xlink:href="https://www.foxnews.com/politics/florida-gov-ron-desantis-announce-candidacy-president-wednesday-twitter-sources" text:style-name="Internet_20_link" text:visited-style-name="Visited_20_Internet_20_Link">
</text:a>
 він зробить це оголошення підчас розмови з мільярдером Ілоном Маском у компанії Twitter.</text:p>
      <text:p text:style-name="P4">
Очікується, що разом з оголошенням Десантіс подасть відповідні документи доФедеральної виборчої комісії.</text:p>
      <text:p text:style-name="P4">
Губернатора Флориди за рейтингом поступається експрезидентові Дональду <text:a xlink:type="simple" xlink:href="https://www.ukrinform.ua/tag-tramp" text:style-name="Internet_20_link" text:visited-style-name="Visited_20_Internet_20_Link">
</text:a>
 , але випереджає решту ймовірнихкандидатів в опитуванні членів Республіканської партії.</text:p>
      <text:p text:style-name="P4">
<text:span text:style-name="T4">
Читайте також:</text:span>
 <text:a xlink:type="simple" xlink:href="https://www.ukrinform.ua/rubric-world/3710449-vibori-u-ssa-bajden-viperedzae-trampa-u-gipoteticnomu-drugomu-turi-na-6.html" text:style-name="Internet_20_link" text:visited-style-name="Visited_20_Internet_20_Link">
 <text:span text:style-name="T4">
Вибор</text:span>
 </text:a>
</text:p>
      <text:p text:style-name="P4">
44-річний Десантіс виграв свої перші вибори на посаді губернатора у 2018 роцізавдяки значній підтримці з боку Трампа. На відміну від експрезидента виступаєза продовження підтримки України у війні.</text:p>
      <text:p text:style-name="P4">
Але став самостійною силою, побудувавши політичний бренд, який простягаєтьсявід узбережжя до узбережжя.</text:p>
      <text:p text:style-name="P4">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At Sivershchyna and Slobozhanschyna directions Russian army shelled  Karpovychi, Tymonovychi,...</text:span>
</text:h>
      <text:p text:style-name="P4">
Authors: liveuamap (Language: en)</text:p>
      <text:p text:style-name="P4">
Time: 2023-05-23T-2:33:00</text:p>
      <text:p text:style-name="P4">
Location: Vovchansk (Latitude:51.77899 Longtitude:32.11012)</text:p>
      <text:p text:style-name="P4">
Videos: []</text:p>
      <text:p text:style-name="P4">
Images: []</text:p>
      <text:p text:style-name="P4">
Tags: ["Russia"]</text:p>
      <text:p text:style-name="P4">
ID: 22564859</text:p>
      <!--METADATA-->
      <text:p text:style-name="P4">
At Sivershchyna and Slobozhanschyna directions Russian army shelledKarpovychi, Tymonovychi, Halahanivka and Zarichchya of Chernihiv region;Starykove, Khodyne, Hirky, Budky, Katerynivka, Tymofiyivka, Oleksandrivka,Yunakivka, Myropillya, Popivka and Dmytrivka of Sumy region, also MorozovaDolyna, Shevchenka, Kozacha Lopan, Hoptivka, Lukyantsi, Zelene, Starytsya,Hatysche, Pletenivka, Vovchansk, Varvarivka, Nesterne, Budarky and Chuhunivkaof Kharkiv region. Russian aviation conducted airstrikes at Oleksiyivka andSosnivka of Chernihiv region, - General Staff of Armed Forces of Ukraine saysin the morning report</text:p>
      <text:p text:style-name="P4">
News Collection Link: <text:a xlink:type="simple" xlink:href="https://liveuamap.com/en/2023/23-may-at-sivershchyna-and-slobozhanschyna-directions-russian" text:style-name="Internet_20_link" text:visited-style-name="Visited_20_Internet_20_Link">
https://liveuamap.com/en/2023/23-may-at-sivershchyna-and-slobozhanschyna-directions-russian</text:a>
</text:p>
      <text:p text:style-name="P4">
Source: <text:a xlink:type="simple" xlink:href="https://t.me/lumsrc/4873" text:style-name="Internet_20_link" text:visited-style-name="Visited_20_Internet_20_Link">
https://t.me/lumsrc/4873</text:a>
</text:p>
      <!--NEWS-->
      <text:h text:style-name="P10" text:outline-level="1">
<text:span text:style-name="T4">
Кожен закордонний візит дає Україні змогу стати сильнішою - Зеленський</text:span>
</text:h>
      <text:p text:style-name="P4">
Authors: Ukrinform (Person)</text:p>
      <text:p text:style-name="P4">
Publisher: Укринформ (Organization)</text:p>
      <text:p text:style-name="P4">
Published Time: 2023-05-23T-30:08:00+03:00</text:p>
      <text:p text:style-name="P4">
Modified Time: 2023-05-23T23:08:00+03:00</text:p>
      <text:p text:style-name="P4">
Description: Кожен закордонний візит та майже кожні переговори дають нашій країні змогу стати сильнішою.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Переговори', 'Україна', 'Візит', 'Зеленський', 'Війна з Росією']</text:p>
      <text:p text:style-name="P4">
Type: Article</text:p>
      <!--METADATA-->
      <text:p text:style-name="P4">
<draw:frame draw:style-name="fr1" draw:name="Image30" text:anchor-type="as-char" svg:width="6.9236in" svg:height="3.956343in" draw:z-index="0">
<draw:image xlink:href="../Images/yкринформ/2023-05-23T-30-08-00-03-00/630_360_1683122925-491.jpeg" xlink:type="simple" xlink:show="embed" xlink:actuate="onLoad" draw:mime-type="image/jpeg"/>
</draw:frame>
 Кожензакордонний візит та майже кожні переговори дають нашій країні змогу статисильнішою.</text:p>
      <text:p text:style-name="P4">
Про це у своєму  <text:a xlink:type="simple" xlink:href="https://t.me/V_Zelenskiy_official/6342" text:style-name="Internet_20_link" text:visited-style-name="Visited_20_Internet_20_Link">
 </text:a>
 поінформувавПрезидент України Володимир Зеленський, передає кореспондент Укрінформу.</text:p>
      <text:p text:style-name="P4">
«Усі маємо це розуміти: головне завдання нашої держави й сенс фактично кожноїнашої міжнародної комунікації полягає саме у зміцненні України, у посиленнінашої оборони, у збільшенні можливостей наших воїнів і нашої держави загалом.Кожен закордонний візит і майже кожні переговори дають Україні змогу статисильнішою», - заявив він.</text:p>
      <text:p text:style-name="P4">
Окремо <text:a xlink:type="simple" xlink:href="https://www.ukrinform.ua/tag-zelenskij" text:style-name="Internet_20_link" text:visited-style-name="Visited_20_Internet_20_Link">
 </text:a>
 подякував нашій 36-йокремій бригаді морської піхоти імені контр-адмірала Михайла Білинського. «Цейпідрозділ, б’ючись зараз, часто заслуговує на вдячність завдяки своїй силі таефективності. І цілком справедливо згадати їх зараз теж. Дякую вам, вітаю васіз вашим днем», - уточнив Президент.</text:p>
      <text:p text:style-name="P4">
<text:span text:style-name="T4">
Читайте також:</text:span>
 <text:a xlink:type="simple" xlink:href="https://www.ukrinform.ua/rubric-ato/3712980-zelenskij-vidvidav-pozicii-na-dilanci-vugledar-marinka-i-vruciv-nagorodi-bijcam.html" text:style-name="Internet_20_link" text:visited-style-name="Visited_20_Internet_20_Link">
 <text:span text:style-name="T4">
Зеленський</text:span>
 </text:a>
</text:p>
      <text:p text:style-name="P4">
Відео: <text:a xlink:type="simple" xlink:href="https://t.me/OP_UA/9570" text:style-name="Internet_20_link" text:visited-style-name="Visited_20_Internet_20_Link">
 </text:a>
</text:p>
      <text:p text:style-name="P4">
Глава української держави подякував і воїнам із 137-го окремого батальйонуморської піхоти – кожному бійцю – за дуже хороші результати, яких вонидосягають на передовій, і сказав, що вони молодці.</text:p>
      <text:p text:style-name="P4">
Він привітав їх із професійним святом. «Вітаю всіх, хто здобуває шану дозвання українського морпіха», - уточнив Зеленський.</text:p>
      <text:p text:style-name="P4">
Президент подякував і іншим підрозділам наших сил оборони, які б’ються саме нанайжорстокіших напрямках.</text:p>
      <text:p text:style-name="P4">
<text:span text:style-name="T4">
Читайте також:</text:span>
 <text:a xlink:type="simple" xlink:href="https://www.ukrinform.ua/rubric-ato/3712927-zelenskij-poihav-na-front-privitati-morskih-pihotinciv.html" text:style-name="Internet_20_link" text:visited-style-name="Visited_20_Internet_20_Link">
 <text:span text:style-name="T4">
Зеленський</text:span>
 <text:span text:style-name="T4">
поїхав</text:span>
 <text:span text:style-name="T4">
фронт</text:span>
 <text:span text:style-name="T4">
привітати</text:span>
<text:span text:style-name="T4">
морських</text:span>
 <text:span text:style-name="T4">
піхотинців</text:span>
 </text:a>
</text:p>
      <text:p text:style-name="P4">
«55-та окрема артилерійська бригада «Запорізька Січ» – незмінно молодці,незмінно дієві. Дякую вам, воїни! 59-та окрема мотопіхотна бригада імені ЯковаГандзюка – як і завжди, найсильніші! Дякую вам! 74-й окремий розвідувальнийбатальйон – дякую вам, воїни», - заявив глава української держави.</text:p>
      <text:p text:style-name="P4">
У свою чергу він подякував воїнам 5-тої окремої Слобожанської бригадиНаціональної гвардії України, яка воює у Луганській області разом з іншимипідрозділами сил оборони «та саме так, як потрібно, захищає позиції, саме так,як потрібно, знищує російських окупантів».</text:p>
      <text:p text:style-name="P4">
«Дякую вам, наші воїни! Разом переможемо! Слава Україні», - зазначивЗеленський.</text:p>
      <text:p text:style-name="P4">
Як повідомляв Укрінформ, щорічно з 2018 року в Україні 23 травня відзначаєтьсяДень морської піхоти.</text:p>
      <text:p text:style-name="P4">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Штати ввели санкції проти Північної Кореї через незаконну кібердіяльність</text:span>
</text:h>
      <text:p text:style-name="P4">
Authors: Ukrinform (Person)</text:p>
      <text:p text:style-name="P4">
Publisher: Укринформ (Organization)</text:p>
      <text:p text:style-name="P4">
Published Time: 2023-05-23T-33:57:00+03:00</text:p>
      <text:p text:style-name="P4">
Modified Time: 2023-05-23T22:57:00+03:00</text:p>
      <text:p text:style-name="P4">
Description: Американський Мінфін оголосив про запровадження нових санкцій проти півдесятка юридичних та фізичних осіб КНДР, пов’язаних із незаконними діями в кіберсфері, які дозволяють режиму в Пхеньяні отримувати прибутки з-ка кордону. — Укрінформ.</text:p>
      <text:p text:style-name="P4">
Images: ['<text:a xlink:type="simple" xlink:href="https://static.ukrinform.com/photos/2018_12/thumb_files/630_360_1544470492-627.jpeg" text:style-name="Internet_20_link" text:visited-style-name="Visited_20_Internet_20_Link">
630_360_15444...</text:a>
']</text:p>
      <text:p text:style-name="P4">
Tags: ['Кібербезпека', 'КНДР', 'Санкції', 'США']</text:p>
      <text:p text:style-name="P4">
Type: Article</text:p>
      <!--METADATA-->
      <text:p text:style-name="P4">
<draw:frame draw:style-name="fr1" draw:name="Image31" text:anchor-type="as-char" svg:width="6.9236in" svg:height="3.956343in" draw:z-index="0">
<draw:image xlink:href="../Images/yкринформ/2023-05-23T-33-57-00-03-00/630_360_1544470492-627.jpeg" xlink:type="simple" xlink:show="embed" xlink:actuate="onLoad" draw:mime-type="image/jpeg"/>
</draw:frame>
Американський Мінфін оголосив про запровадження нових санкцій проти півдесяткаюридичних та фізичних осіб КНДР, пов’язаних із незаконними діями в кіберсфері,які дозволяють режиму в Пхеньяні отримувати прибутки з-ка кордону.</text:p>
      <text:p text:style-name="P4">
Про це йдеться в офіційному повідомленні Офісу контролю за іноземними активамиМіністерства фінансів (OFAC), передає Укрінформ.</text:p>
      <text:p text:style-name="P4">
«Сьогодні OFAC запровадив санкції проти чотирьох організацій та однієїфізичної особи, причетних до прихованого отримання доходів і зловмисноїкібердіяльності задля підтримки уряду <text:a xlink:type="simple" xlink:href="https://www.ukrinform.ua/tag-kndr" text:style-name="Internet_20_link" text:visited-style-name="Visited_20_Internet_20_Link">
 </text:a>
»,- зазначається у заяві.</text:p>
      <text:p text:style-name="P4">
При цьому підкреслюється, що Північна Корея використовує ІТ-працівників, якішахрайським шляхом влаштовуються на роботу в зарубіжні компанії для отриманняприбутків, які потім йдуть на підтримку режиму Кіма та його пріоритетів. Цікошти спрямовуються, в тому числі, на програми з розробки та виробництва зброїмасового знищення та балістичних ракет.</text:p>
      <text:p text:style-name="P4">
<text:span text:style-name="T4">
Читайте також:</text:span>
 <text:a xlink:type="simple" xlink:href="https://www.ukrinform.ua/rubric-ato/3712314-solc-pivnicna-korea-mae-pripiniti-aderni-viprobuvanna.html" text:style-name="Internet_20_link" text:visited-style-name="Visited_20_Internet_20_Link">
 </text:a>
</text:p>
      <text:p text:style-name="P4">
Щоби припинити це Сполучені Штати ввели санкції проти Пхеньянськогоуніверситету автоматизації, Бюро технічної розвідки та 110-го Дослідницькогоцентру. Діяльність цих структур контролюється Головним розвідувальнимуправлінням КНДР. Крім того, санкції запроваджені проти північнокорейськоїкомпанії Chinyong та її офіційного представника в Росії Кім Сан Мана. Цяструктура підконтрольна міністерству народних збройних сил Північної Кореї тазаймається влаштуванням ІТ-фахівців з КНДР в Росії та Лаосі.</text:p>
      <text:p text:style-name="P4">
«Сполучені Штати й наші партнери залишаються відданими боротьбі з незаконноюдіяльністю КНДР щодо отримання доходів та продовженням зусиль з крадіжкигрошей у фінансових установах, біржах віртуальних валют, компаніях і приватнихосіб по всьому світу», - заявив у цьому зв’язку заступник міністра фінансівСША з питань боротьби з тероризмом та фінансової розвідки Браян Нельсон.</text:p>
      <text:p text:style-name="P4">
<text:span text:style-name="T4">
Читайте також:</text:span>
 <text:a xlink:type="simple" xlink:href="https://www.ukrinform.ua/rubric-world/3702648-kndr-aktivno-rozbudovue-adernij-naukovij-kompleks-de-moze-viroblatisa-zbrojovij-uran.html" text:style-name="Internet_20_link" text:visited-style-name="Visited_20_Internet_20_Link">
 <text:span text:style-name="T4">
КНДР</text:span>
 </text:a>
</text:p>
      <text:p text:style-name="P4">
Як повідомляв Укрінформ, КНДР надалі порушує Резолюції Ради Безпеки ООН, якізабороняють розробки зброї масового знищення та балістичні ракети. Минулоготижня <text:a xlink:type="simple" xlink:href="https://www.ukrinform.ua/rubric-world/3710712-ssa-vidreaguvali-na-zapusk-suputnika-pivnicnou-koreu-ce-porusenna-sankcij-matime-naslidki.html" text:style-name="Internet_20_link" text:visited-style-name="Visited_20_Internet_20_Link">
 </text:a>
готовність запуску першого північнокорейського військового розвідувальногосупутника на навколоземну орбіту.</text:p>
      <text:p text:style-name="P4">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Президент: Сила України - основа міжнародного порядку, заснованого на правилах</text:span>
</text:h>
      <text:p text:style-name="P4">
Authors: Ukrinform (Person)</text:p>
      <text:p text:style-name="P4">
Publisher: Укринформ (Organization)</text:p>
      <text:p text:style-name="P4">
Published Time: 2023-05-23T-35:49:00+03:00</text:p>
      <text:p text:style-name="P4">
Modified Time: 2023-05-23T22:49:00+03:00</text:p>
      <text:p text:style-name="P4">
Description: Сила України і нашої оборони зараз – це основа сили міжнародного порядку, що заснований на правилах.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СУ', 'Морпіхи', 'Зеленський', 'Війна з Росією', '#stoprussia']</text:p>
      <text:p text:style-name="P4">
Type: Article</text:p>
      <!--METADATA-->
      <text:p text:style-name="P4">
<draw:frame draw:style-name="fr1" draw:name="Image32" text:anchor-type="as-char" svg:width="6.9236in" svg:height="3.956343in" draw:z-index="0">
<draw:image xlink:href="../Images/yкринформ/2023-05-23T-35-49-00-03-00/630_360_1682451261-591.jpeg" xlink:type="simple" xlink:show="embed" xlink:actuate="onLoad" draw:mime-type="image/jpeg"/>
</draw:frame>
 СилаУкраїни і нашої оборони зараз – це основа сили міжнародного порядку, щозаснований на правилах.</text:p>
      <text:p text:style-name="P4">
Про це у своєму вечірньому <text:a xlink:type="simple" xlink:href="https://www.youtube.com/watch" text:style-name="Internet_20_link" text:visited-style-name="Visited_20_Internet_20_Link">
 </text:a>
заявив Президент Володимир Зеленський, передає кореспондент Укрінформу.</text:p>
      <text:p text:style-name="P4">
_<text:span text:style-name="T4">
Відео</text:span>
 : <text:a xlink:type="simple" xlink:href="https://t.me/OP_UA/9570" text:style-name="Internet_20_link" text:visited-style-name="Visited_20_Internet_20_Link">
 </text:a>
 _</text:p>
      <text:p text:style-name="P4">
«Дякую всім, хто додає Україні сили! Сила нашої держави зараз, сила нашоїоборони зараз – це основа сили міжнародного порядку, що заснований направилах», - наголосив <text:a xlink:type="simple" xlink:href="https://www.ukrinform.ua/tag-zelenskij" text:style-name="Internet_20_link" text:visited-style-name="Visited_20_Internet_20_Link">
 </text:a>
 .</text:p>
      <text:p text:style-name="P4">
Окремо Зеленський поінформував, що у вівторок він був на Донеччині, на нашихпередових позиціях – у районі Вугледара і Марʼїнки, і що мав честь привітатиукраїнських морпіхів із їхнім професійним святом – Днем морської піхотиУкраїни.</text:p>
      <text:p text:style-name="P4">
<text:span text:style-name="T4">
Читайте також:</text:span>
 <text:a xlink:type="simple" xlink:href="https://www.ukrinform.ua/rubric-ato/3713257-evrosouz-peredav-ukraini-220-tisac-snaradiv-i-1300-raket-borrel.html" text:style-name="Internet_20_link" text:visited-style-name="Visited_20_Internet_20_Link">
 </text:a>
</text:p>
      <text:p text:style-name="P4">
«Вручив державні нагороди воїнам і стрічки за мужність та відвагу найкращимпідрозділам, які захищають саме цю частину фронту. Впевнений, - ви пам’ятаєтеці підрозділи, часто у вечірніх зверненнях саме їм я дякую за надзвичайнірезультати, які вони дають Україні в боях. Сьогодні нагородив їх особисто», -сказав Президент.</text:p>
      <text:p text:style-name="P4">
Глава української держави зазначив, що йдеться про 35-ту окрему бригадуморської піхоти імені контрадмірала Михайла Остроградського, 406-ту окремуартилерійську бригаду імені генерала-хорунжого Олексія Алмазова та 140-йокремий розвідувальний батальйон.</text:p>
      <text:p text:style-name="P4">
«Дуже потужні підрозділи, і я вдячний кожному з вас, воїни! І дякую зашеврони, це справді дуже почесно», - запевнив він.</text:p>
      <text:p text:style-name="P4">
У свою чергу Зеленський висловив думку, що у вівторок саме на передовій булоправильним оголосити про створення в Україні корпусу морської піхоти.</text:p>
      <text:p text:style-name="P4">
<text:span text:style-name="T4">
Читайте також:</text:span>
 <text:a xlink:type="simple" xlink:href="https://www.ukrinform.ua/rubric-ato/3713129-ponad-1000-vognevih-zavdan-za-dobu-ak-sili-oboroni-nisat-voroga-na-tavrijskomu-napramku.html" text:style-name="Internet_20_link" text:visited-style-name="Visited_20_Internet_20_Link">
 <text:span text:style-name="T4">
ЗСУ</text:span>
 </text:a>
</text:p>
      <text:p text:style-name="P4">
«До діючих наших підрозділів будуть додані й нові бригади морської піхоти – іми забезпечуємо їх сучасною зброєю і технікою», - уточнив Президент.</text:p>
      <text:p text:style-name="P4">
Глава української держави зазначив, що, власне, ця поїздка на передову сталазавершальним компонентом після багатьох зустрічей і переговорів із партнерами,які відбулися цими днями та у попередні тижні.</text:p>
      <text:p text:style-name="P4">
Як повідомлялося, щорічно з 2018 року в Україні 23 травня <text:a xlink:type="simple" xlink:href="https://www.ukrinform.ua/rubric-ato/3712898-v-ukraini-vidznacaut-den-morskoi-pihoti.html" text:style-name="Internet_20_link" text:visited-style-name="Visited_20_Internet_20_Link">
</text:a>
 .</text:p>
      <text:p text:style-name="P4">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В Україні завтра подекуди короткочасні дощі й грози, вдень до +25°</text:span>
</text:h>
      <text:p text:style-name="P4">
Authors: Ukrinform (Person)</text:p>
      <text:p text:style-name="P4">
Publisher: Укринформ (Organization)</text:p>
      <text:p text:style-name="P4">
Published Time: 2023-05-23T-37:46:00+03:00</text:p>
      <text:p text:style-name="P4">
Modified Time: 2023-05-23T22:46:00+03:00</text:p>
      <text:p text:style-name="P4">
Description: У середу, 24 травня, в Україні мінлива хмарність. Вночі у східних, більшості центральних та Запорізькій областях місцями невеликий дощ, на решті території без опадів; вдень в Україні, крім Волинської, Рівненської, Тернопільської та Хмельницької областей, короткочасні дощі, місцями грози.  — Укрінформ.</text:p>
      <text:p text:style-name="P4">
Images: ['<text:a xlink:type="simple" xlink:href="https://static.ukrinform.com/photos/2019_04/thumb_files/630_360_1555161144-582.jpg" text:style-name="Internet_20_link" text:visited-style-name="Visited_20_Internet_20_Link">
630_360_15551...</text:a>
']</text:p>
      <text:p text:style-name="P4">
Tags: ['Дощ', 'Гроза', 'Погода', 'Україна', 'Регіони']</text:p>
      <text:p text:style-name="P4">
Type: Article</text:p>
      <!--METADATA-->
      <text:p text:style-name="P4">
<draw:frame draw:style-name="fr1" draw:name="Image33" text:anchor-type="as-char" svg:width="6.9236in" svg:height="3.956343in" draw:z-index="0">
<draw:image xlink:href="../Images/yкринформ/2023-05-23T-37-46-00-03-00/630_360_1555161144-582.jpg" xlink:type="simple" xlink:show="embed" xlink:actuate="onLoad" draw:mime-type="image/jpeg"/>
</draw:frame>
 У середу,24 травня, в Україні мінлива хмарність. Вночі у східних, більшості центральнихта Запорізькій областях місцями невеликий дощ, на решті території без опадів;вдень в Україні, крім Волинської, Рівненської, Тернопільської та Хмельницькоїобластей, короткочасні дощі, місцями грози.</text:p>
      <text:p text:style-name="P4">
Про це Укрінформу повідомили в Українському гідрометцентрі.</text:p>
      <text:p text:style-name="P4">
За даними синоптиків, вітер завтра північно-східний (у західних та східнихобластях – південно-східний), 5-10 м/с. Температура вночі 12-17°, у західних,Вінницькій та Житомирській областях 6-11°, вдень 20-25°, на півдні <text:a xlink:type="simple" xlink:href="https://www.ukrinform.ua/tag-odesina" text:style-name="Internet_20_link" text:visited-style-name="Visited_20_Internet_20_Link">
</text:a>
 – до 28°; у Карпатах вночі 3-8° тепла,вдень 13-18°.</text:p>
      <text:p text:style-name="P4">
У столичному регіоні в середу – мінлива хмарність, вночі без опадів; вденьмісцями короткочасний дощ, гроза. Вітер північно-східний, 5-10 м/с.Температура по Києву вночі 13-15°, вдень 23-25°; по області вночі 12-17°,вдень 20-25°.</text:p>
      <text:p text:style-name="P4">
На 25-26 травня синоптики прогнозують хмарну з проясненнями погоду,короткочасні дощі з грозами (вночі на Правобережжі місцями), вдень у південнихта східних областях в окремих районах – град та шквали 15-20 м/с. Вітерпівнічно-західний (у східних областях південно-західний), 5-10 м/с.Температура вночі 11-16°, у західних областях 8-13°; вдень 21-26°.</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span text:style-name="T4">
Більш</text:span>
 <text:span text:style-name="T4">
половина</text:span>
 <text:span text:style-name="T4">
великих</text:span>
 <text:span text:style-name="T4">
озер</text:span>
 <text:span text:style-name="T4">
світу</text:span>
<text:span text:style-name="T4">
висихають</text:span>
 <text:span text:style-name="T4">
через</text:span>
 <text:span text:style-name="T4">
зміни</text:span>
 <text:span text:style-name="T4">
клімату</text:span>
</text:a>
</text:p>
      <text:p text:style-name="P4">
У Києві та по області 25-26 травня буде хмарно з проясненнями, короткочаснийдощ (вночі місцями), вдень гроза. Вітер північно-західний, 5-10 м/с.Температура по Києву вночі 14-16°, вдень 23-25°; по області вночі 11-16°,вдень 21-26°.</text:p>
      <text:p text:style-name="P4">
За прогнозом Укргідрометцентру, 27 травня у південній частині країни, східнихта більшості центральних областей – помірні короткочасні дощі з грозами, 28травня у південній та східній частинах країни – невеликий дощ; на рештітериторії без істотних опадів. Температура вночі 10-16°, у західних, 28 травняі в північних та більшості центральних областей 6-12°; вдень 20-26°, 27 травняв західних та північних областях, 28 травня на більшій частині територіїкраїни 17-23°.</text:p>
      <text:p text:style-name="P4">
У столиці та на Київщині 27-28 травня без істотних опадів. Температура поКиєву вночі 27 травня 12-14°, 28 травня 9-11°; вдень близько 20°. По області:вночі 27 травня 10-15°, 28 травня 6-11°; вдень 18-23°.</text:p>
      <text:p text:style-name="P4">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Ла Ліга: «Жирона» зіграла внічию із «Сельтою»</text:span>
</text:h>
      <text:p text:style-name="P4">
Authors: Ukrinform (Person)</text:p>
      <text:p text:style-name="P4">
Publisher: Укринформ (Organization)</text:p>
      <text:p text:style-name="P4">
Published Time: 2023-05-23T-39:39:17+03:00</text:p>
      <text:p text:style-name="P4">
Modified Time: 2023-05-23T22:39:17+03:00</text:p>
      <text:p text:style-name="P4">
Description: Циганков заробив пенальті. — Укрінформ.</text:p>
      <text:p text:style-name="P4">
Images: ['<text:a xlink:type="simple" xlink:href="https://static.ukrinform.com/photos/2023_05/thumb_files/630_360_1684870698-221.jpg" text:style-name="Internet_20_link" text:visited-style-name="Visited_20_Internet_20_Link">
630_360_16848...</text:a>
']</text:p>
      <text:p text:style-name="P4">
Tags: ['Футбол', 'Віктор Циганков']</text:p>
      <text:p text:style-name="P4">
Type: Article</text:p>
      <!--METADATA-->
      <text:p text:style-name="P4">
<draw:frame draw:style-name="fr1" draw:name="Image34" text:anchor-type="as-char" svg:width="6.9236in" svg:height="3.956343in" draw:z-index="0">
<draw:image xlink:href="../Images/yкринформ/2023-05-23T-39-39-17-03-00/630_360_1684870698-221.jpg" xlink:type="simple" xlink:show="embed" xlink:actuate="onLoad" draw:mime-type="image/jpeg"/>
</draw:frame>
 Циганковзаробив пенальті.</text:p>
      <text:p text:style-name="P4">
«Жирона» на виїзді зіграла внічию з «Сельтою» у матчі 36-го туру чемпіонатуІспанії – 1:1, передає Укрінформ.</text:p>
      <text:p text:style-name="P4">
Господарі поля вийшли вперед перед перервою зусиллями Карлеса Переса. «Жирона»відігралася на 59-й хвилині – Крістіан Стуані був точним з одинадцятиметровоїпозначки.</text:p>
      <text:p text:style-name="P4">
Зазначимо, що пенальті у ворота «Сельти» було призначено за фол проти ВіктораЦиганкова. Український вінгер вийшов у старті «Жирони» та провів на полі весьматч.</text:p>
      <text:p text:style-name="P4">
«Жирона» із 49 очками залишилася на восьмому місці в чемпіонаті Іспанії.«Сельта» набрала 40 очок і піднялася на 14-у позицію.</text:p>
      <text:p text:style-name="P4">
<text:span text:style-name="T4">
Читайте також:</text:span>
 <text:a xlink:type="simple" xlink:href="https://www.ukrinform.ua/rubric-sports/3711922-la-liga-zirona-z-cigankovim-postupilasa-vilarrealu.html" text:style-name="Internet_20_link" text:visited-style-name="Visited_20_Internet_20_Link">
 <text:span text:style-name="T4">
Жирона</text:span>
 </text:a>
</text:p>
      <text:p text:style-name="P4">
Як повідомляв Укрінформ, у наступному турі 28 травня «Жирона» вдома прийматиме«Бетіс», а «Сельта» на виїзді зіграє проти «Кадіса».</text:p>
      <text:p text:style-name="P4">
Фото: Getty Images</text:p>
      <text:p text:style-name="P4">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Глава Міноборони Нідерландів обговорила з колегами по ЄС військову підтримку України</text:span>
</text:h>
      <text:p text:style-name="P4">
Authors: Ukrinform (Person)</text:p>
      <text:p text:style-name="P4">
Publisher: Укринформ (Organization)</text:p>
      <text:p text:style-name="P4">
Published Time: 2023-05-23T-41:34:00+03:00</text:p>
      <text:p text:style-name="P4">
Modified Time: 2023-05-23T22:34:00+03:00</text:p>
      <text:p text:style-name="P4">
Description: Міністр оборони Нідерландів Кайса Оллонґрен 23 травня у Брюсселі, де проходило засідання міністрів оборони ЄС, говорила про військову підтримку України, розширення виробничих потужностей та запуск нових оборонних проєктів.  — Укрінформ.</text:p>
      <text:p text:style-name="P4">
Images: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Tags: ['Євросоюз', 'Нідерланди', 'Україна', 'допомога', 'Війна з Росією']</text:p>
      <text:p text:style-name="P4">
Type: Article</text:p>
      <!--METADATA-->
      <text:p text:style-name="P4">
<draw:frame draw:style-name="fr1" draw:name="Image35" text:anchor-type="as-char" svg:width="6.9236in" svg:height="3.956343in" draw:z-index="0">
<draw:image xlink:href="../Images/yкринформ/2023-05-23T-41-34-00-03-00/630_360_1684870284-998.jpg" xlink:type="simple" xlink:show="embed" xlink:actuate="onLoad" draw:mime-type="image/jpeg"/>
</draw:frame>
 Міністроборони Нідерландів Кайса Оллонґрен 23 травня у Брюсселі, де проходилозасідання міністрів оборони ЄС, говорила про військову підтримку України,розширення виробничих потужностей та запуск нових оборонних проєктів.</text:p>
      <text:p text:style-name="P4">
Про це вона написала у своєму <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написала вона.</text:p>
      <text:p text:style-name="P4">
<draw:frame draw:style-name="fr1" draw:name="Image36" text:anchor-type="as-char" svg:width="6.9236in" svg:height="4.617987in" draw:z-index="0">
<draw:image xlink:href="../Images/yкринформ/2023-05-23T-41-34-00-03-00/1684870446-693.jpeg" xlink:type="simple" xlink:show="embed" xlink:actuate="onLoad" draw:mime-type="image/jpeg"/>
</draw:frame>
 Фото:Twitter/Kajsa Ollongren</text:p>
      <text:p text:style-name="P4">
<text:span text:style-name="T4">
Читайте також:</text:span>
 <text:a xlink:type="simple" xlink:href="https://www.ukrinform.ua/rubric-ato/3713070-niderlandi-rozrahovuut-na-novih-cleniv-alansu-f16-dla-ukraini.html" text:style-name="Internet_20_link" text:visited-style-name="Visited_20_Internet_20_Link">
 <text:span text:style-name="T4">
Нідерланд</text:span>
 </text:a>
</text:p>
      <text:p text:style-name="P4">
Як повідомлялося, сьогодні у Брюсселі відбулося засідання міністрів оборониЄС, які обговорювали, як посилити військову допомогу Україні та зміцнитиєвропейську оборонну промисловість.</text:p>
      <text:p text:style-name="P4">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Тенісистка з українським громадянством грає на турнірі WTA в дуеті з росіянкою</text:span>
</text:h>
      <text:p text:style-name="P4">
Authors: Ukrinform (Person)</text:p>
      <text:p text:style-name="P4">
Publisher: Укринформ (Organization)</text:p>
      <text:p text:style-name="P4">
Published Time: 2023-05-23T-43:33:44+03:00</text:p>
      <text:p text:style-name="P4">
Modified Time: 2023-05-23T22:33:44+03:00</text:p>
      <text:p text:style-name="P4">
Description: Тенісистки грають разом вже втретє в цьому сезоні. — Укрінформ.</text:p>
      <text:p text:style-name="P4">
Images: ['<text:a xlink:type="simple" xlink:href="https://static.ukrinform.com/photos/2023_05/thumb_files/630_360_1684870329-681.jpg" text:style-name="Internet_20_link" text:visited-style-name="Visited_20_Internet_20_Link">
630_360_16848...</text:a>
']</text:p>
      <text:p text:style-name="P4">
Tags: ['Теніс']</text:p>
      <text:p text:style-name="P4">
Type: Article</text:p>
      <!--METADATA-->
      <text:p text:style-name="P4">
<draw:frame draw:style-name="fr1" draw:name="Image37" text:anchor-type="as-char" svg:width="6.9236in" svg:height="3.956343in" draw:z-index="0">
<draw:image xlink:href="../Images/yкринформ/2023-05-23T-43-33-44-03-00/630_360_1684870329-681.jpg" xlink:type="simple" xlink:show="embed" xlink:actuate="onLoad" draw:mime-type="image/jpeg"/>
</draw:frame>
Тенісистки грають разом вже втретє в цьому сезоні.</text:p>
      <text:p text:style-name="P4">
Цього року на рівні WTA вже було зіграно понад 20 турнірів, але лише однатенісистка, поруч із прізвищем якої є український прапор, виступає назмаганнях у дуеті із представницею країни-агресорки, <text:a xlink:type="simple" xlink:href="https://btu.org.ua/ua/news/ukrainskiy-tennis/45106-tenisistka-z-ukrayinskim-gromadyanstvom-graye-na-turniri-wta-z-rosiyankoyu-sho-vidomo.html" text:style-name="Internet_20_link" text:visited-style-name="Visited_20_Internet_20_Link">
</text:a>
 BTU,передає Укрінформ.</text:p>
      <text:p text:style-name="P4">
«Нейтральна» Ірина Хромачова, яка у соцмережах підписана на фан-сторінкипутіна і залишила свою «вподобайку» під торішнім виступом кремлівськогодиктатора на 9 травня, стала напарницею Валерії Страхової вже втретє цьогосезону (раніше тенісистки виграли два парних титули на рівні ITF).</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text:p>
      <text:p text:style-name="P4">
Як повідомляв Укрінформ, WTA досі не було публічного пояснення щодо позиціїкерівництва жіночого тенісу про виступи гравців, які підтримують чивиправдовують дії російської влади та армії.</text:p>
      <text:p text:style-name="P4">
Фото: btu.org.ua</text:p>
      <text:p text:style-name="P4">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Зеленський: Головне завдання України - у зміцненні та посиленні оборони</text:span>
</text:h>
      <text:p text:style-name="P4">
Authors: Ukrinform (Person)</text:p>
      <text:p text:style-name="P4">
Publisher: Укринформ (Organization)</text:p>
      <text:p text:style-name="P4">
Published Time: 2023-05-23T-45:26:00+03:00</text:p>
      <text:p text:style-name="P4">
Modified Time: 2023-05-23T22:26:00+03:00</text:p>
      <text:p text:style-name="P4">
Description: Головне завдання нашої держави й сенс фактично кожної нашої міжнародної комунікації полягає саме у зміцненні України, у посиленні нашої оборони, у збільшенні можливостей наших воїнів і нашої держави загалом.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38" text:anchor-type="as-char" svg:width="6.9236in" svg:height="3.956343in" draw:z-index="0">
<draw:image xlink:href="../Images/yкринформ/2023-05-23T-45-26-00-03-00/630_360_1682862659-378.jpeg" xlink:type="simple" xlink:show="embed" xlink:actuate="onLoad" draw:mime-type="image/jpeg"/>
</draw:frame>
 Головнезавдання нашої держави й сенс фактично кожної нашої міжнародної комунікаціїполягає саме у зміцненні України, у посиленні нашої оборони, у збільшенніможливостей наших воїнів і нашої держави загалом.</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570"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був на Донеччині, на наших передових позиціях – у районі Вугледара йМарʼїнки. Мав честь привітати наших морпіхів з їхнім професійним святом, Днемморської піхоти України.</text:p>
      <text:p text:style-name="P4">
Вручив державні нагороди воїнам і стрічки «За мужність та відвагу» найкращимпідрозділам, які захищають саме цю частину фронту. Впевнений, ви пам’ятаєте ціпідрозділи – часто у вечірніх зверненнях саме їм дякую за надзвичайнірезультати, які вони дають Україні в боях. Сьогодні нагородив їх особисто. Це35-та окрема бригада морської піхоти імені контр-адмірала МихайлаОстроградського, 406-та окрема артилерійська бригада імені генерал-хорунжогоОлексія Алмазова та 140-й окремий розвідувальний батальйон. Дуже потужніпідрозділи, і я вдячний кожному з вас, воїни!</text:p>
      <text:p text:style-name="P4">
І дякую за шеврони, це справді дуже почесно!</text:p>
      <text:p text:style-name="P4">
Сьогодні саме на передовій було правильним оголосити про створення в Українікорпусу морської піхоти. До наявних наших підрозділів будуть додані й новібригади морської піхоти – і ми забезпечимо їх сучасною зброєю й технікою.</text:p>
      <text:p text:style-name="P4">
Власне, ця поїздка на передову стала завершальним компонентом після багатьохзустрічей і переговорів із партнерами, які відбулися цими днями та в попереднітижні.</text:p>
      <text:p text:style-name="P4">
Усі маємо це розуміти: головне завдання нашої держави й сенс фактично кожноїнашої міжнародної комунікації полягає саме у зміцненні України, у посиленнінашої оборони, у збільшенні можливостей наших воїнів і нашої держави загалом.Кожен закордонний візит і майже кожні переговори дають Україні змогу статисильнішою.</text:p>
      <text:p text:style-name="P4">
Звичайно, хочу подякувати й нашій 36-й окремій бригаді морської піхоти іменіконтр-адмірала Михайла Білинського. Цей підрозділ, б’ючись зараз, частозаслуговує на вдячність завдяки своїй силі та ефективності. І цілкомсправедливо згадати їх зараз теж. Дякую вам, вітаю вас із вашим днем!</text:p>
      <text:p text:style-name="P4">
Воїни зі 137-го окремого батальйону морської піхоти – дякую сьогодні вамперсонально – кожному бійцю! – за дуже хороші результати, яких досягаєте напередовій. Молодці! І вітаю вас зі святом!</text:p>
      <text:p text:style-name="P4">
Вітаю всіх, хто здобуває шану до звання українського морпіха!</text:p>
      <text:p text:style-name="P4">
Сьогодні маю честь подякувати також іншим підрозділам наших сил оборони, якіб’ються саме на найжорстокіших напрямках…</text:p>
      <text:p text:style-name="P4">
55-та окрема артилерійська бригада «Запорізька Січ» – незмінно молодці,незмінно дієві. Дякую вам, <text:a xlink:type="simple" xlink:href="https://www.ukrinform.ua/tag-zsu" text:style-name="Internet_20_link" text:visited-style-name="Visited_20_Internet_20_Link">
 </text:a>
 !</text:p>
      <text:p text:style-name="P4">
59-та окрема мотопіхотна бригада імені Якова Гандзюка – як і завжди,найсильніші! Дякую вам!</text:p>
      <text:p text:style-name="P4">
74-й окремий розвідувальний батальйон – дякую вам, воїни!</text:p>
      <text:p text:style-name="P4">
5-та окрема Слобожанська бригада нашої Національної гвардії, яка воює наЛуганщині разом з іншими підрозділами сил оборони та саме так, як потрібно,захищає позиції, саме так, як потрібно, знищує російських окупантів… Дякуювам, наші воїни!</text:p>
      <text:p text:style-name="P4">
Дякую всім, хто додає Україні сили! Сила нашої держави зараз, сила нашоїоборони зараз – це основа сили міжнародного порядку, що заснований направилах.</text:p>
      <text:p text:style-name="P4">
Разом переможемо!</text:p>
      <text:p text:style-name="P4">
<text:span text:style-name="T4">
<text:span text:style-name="T5">
Слава Україні!</text:span>
 </text:span>
</text:p>
      <text:p text:style-name="P4">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Путіну показали карту 17 століття, де «немає України»</text:span>
</text:h>
      <text:p text:style-name="P4">
Authors: Ukrinform (Person)</text:p>
      <text:p text:style-name="P4">
Publisher: Укринформ (Organization)</text:p>
      <text:p text:style-name="P4">
Published Time: 2023-05-23T-47:19:49+03:00</text:p>
      <text:p text:style-name="P4">
Modified Time: 2023-05-23T22:19:49+03:00</text:p>
      <text:p text:style-name="P4">
Description: Президент Росії Володимир Путін у вівторок, 23 травня, зустрівся з головою Конституційного суду Валерієм Зорькіним, який приніс карту 17-го століття, де Україна не позначена як окрема держава. — Укрінформ.</text:p>
      <text:p text:style-name="P4">
Images: ['<text:a xlink:type="simple" xlink:href="https://static.ukrinform.com/photos/2022_01/thumb_files/630_360_1641379358-376.jpg" text:style-name="Internet_20_link" text:visited-style-name="Visited_20_Internet_20_Link">
630_360_16413...</text:a>
']</text:p>
      <text:p text:style-name="P4">
Tags: ['Фейк', 'Історія', 'Пропаганда', 'Путін', 'Україна', 'Росія', 'Карта']</text:p>
      <text:p text:style-name="P4">
Type: Article</text:p>
      <!--METADATA-->
      <text:p text:style-name="P4">
<draw:frame draw:style-name="fr1" draw:name="Image39" text:anchor-type="as-char" svg:width="6.9236in" svg:height="3.956343in" draw:z-index="0">
<draw:image xlink:href="../Images/yкринформ/2023-05-23T-47-19-49-03-00/630_360_1641379358-376.jpg" xlink:type="simple" xlink:show="embed" xlink:actuate="onLoad" draw:mime-type="image/jpeg"/>
</draw:frame>
 ПрезидентРосії Володимир Путін у вівторок, 23 травня, зустрівся з головоюКонституційного суду Валерієм Зорькіним, який приніс карту 17-го століття, деУкраїна не позначена як окрема держава.</text:p>
      <text:p text:style-name="P4">
Як передає Укрінформ, про це повідомляє <text:a xlink:type="simple" xlink:href="https://meduza.io/feature/2023/05/23/glava-konstitutsionnogo-suda-risknul-pokazat-putinu-kartu-sostavlennuyu-pri-lyudovike-xiv" text:style-name="Internet_20_link" text:visited-style-name="Visited_20_Internet_20_Link">
</text:a>
 .</text:p>
      <text:p text:style-name="P4">
Зорькін показав Путіну карту, складену за часи французького короля ЛюдовікаXIV, і сказав, що на цій карті немає України.</text:p>
      <text:p text:style-name="P4">
«У нас у Конституційному суді знайшлася копія карти XVII століття, складена заЛюдовіка XIV. Тобто, це середина XVII століття, складена самими французами.Чому я привіз її, Володимире Володимировичу: там немає України!» - сказавЗорькін.</text:p>
      <text:p text:style-name="P4">
В свою чергу <text:a xlink:type="simple" xlink:href="https://www.ukrinform.ua/tag-putin" text:style-name="Internet_20_link" text:visited-style-name="Visited_20_Internet_20_Link">
 </text:a>
 погодився з такою картою,і знову продемонстрував «свої історичні знання щодо України».</text:p>
      <text:p text:style-name="P4">
«Ми знаємо, що ці землі просто входили до складу Речі Посполитої, а потімпопросилися до складу Московського царства. От і все. І опинилися у складіМосковського царства. А вже потім, після Жовтневої революції, почалиутворюватися всілякі квазідержавні утворення, а радянська влада створилаРадянську Україну», - сказав Путін.</text:p>
      <text:p text:style-name="P4">
<text:span text:style-name="T4">
Читайте також:</text:span>
 <text:a xlink:type="simple" xlink:href="https://www.ukrinform.ua/rubric-ato/3713119-u-kremli-maut-raditi-u-mzs-vidreaguvali-na-zaavu-orbana-pro-ukrainu.html" text:style-name="Internet_20_link" text:visited-style-name="Visited_20_Internet_20_Link">
 <text:span text:style-name="T4">
Орбан</text:span>
 </text:a>
</text:p>
      <text:p text:style-name="P4">
Як повідомлялося, Путін неодноразово публічно називав Україну «штучнимдержавним утворенням», стверджував, що Україна ніколи не існувала, що її«придумали» за радянських часів.</text:p>
      <text:p text:style-name="P4">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У росіян закінчуються «Орлани» - в хід пішли безпілотники з фанери</text:span>
</text:h>
      <text:p text:style-name="P4">
Authors: Ukrinform (Person)</text:p>
      <text:p text:style-name="P4">
Publisher: Укринформ (Organization)</text:p>
      <text:p text:style-name="P4">
Published Time: 2023-05-23T-49:07:00+03:00</text:p>
      <text:p text:style-name="P4">
Modified Time: 2023-05-23T22:07:00+03:00</text:p>
      <text:p text:style-name="P4">
Description: Українські десантники збили російський безпілотник, зроблений з фанери. — Укрінформ.</text:p>
      <text:p text:style-name="P4">
Images: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Tags: ['Безпілотник', 'Дрон', 'Війна з Росією']</text:p>
      <text:p text:style-name="P4">
Type: Article</text:p>
      <!--METADATA-->
      <text:p text:style-name="P4">
<draw:frame draw:style-name="fr1" draw:name="Image40" text:anchor-type="as-char" svg:width="6.9236in" svg:height="3.956343in" draw:z-index="0">
<draw:image xlink:href="../Images/yкринформ/2023-05-23T-49-07-00-03-00/630_360_1684869258-140.jpg" xlink:type="simple" xlink:show="embed" xlink:actuate="onLoad" draw:mime-type="image/jpeg"/>
</draw:frame>
Українські десантники збили російський безпілотник, зроблений з фанери.</text:p>
      <text:p text:style-name="P4">
Як передає Укрінформ, про це Командування Десантно-штурмових військ ЗбройнихСил України повідомляє у  <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літальний апарат.</text:p>
      <text:p text:style-name="P4">
"По залишках видно, що фанерний літачок зроблений досить примітивно. Однак заінформацією, даний тип "надсучасного" БПЛА поставлений на серійне виробництво.Мабуть у росіян закінчуються “Орлани” та інші типи сучасних БПЛА. Завдання зповітряної розвідки виконують фанерні літачки", - зазначили десантники.</text:p>
      <text:p text:style-name="P4">
<text:span text:style-name="T4">
Читайте також:</text:span>
 <text:a xlink:type="simple" xlink:href="https://www.ukrinform.ua/rubric-ato/3707666-nacgvardijci-zbili-rosijskij-rozviduvalnij-bezpilotnik-iz-vibuhivkou.html" text:style-name="Internet_20_link" text:visited-style-name="Visited_20_Internet_20_Link">
 <text:span text:style-name="T4">
Нацгвардійці</text:span>
 <text:span text:style-name="T4">
збили</text:span>
 <text:span text:style-name="T4">
російський</text:span>
<text:span text:style-name="T4">
розвідувальний</text:span>
 <text:span text:style-name="T4">
безпілотник</text:span>
 <text:span text:style-name="T4">
вибухівкою</text:span>
</text:a>
</text:p>
      <text:p text:style-name="P4">
<draw:frame draw:style-name="fr1" draw:name="Image41" text:anchor-type="as-char" svg:width="6.9236in" svg:height="6.9236in" draw:z-index="0">
<draw:image xlink:href="../Images/yкринформ/2023-05-23T-49-07-00-03-00/1684869149-109.jpg" xlink:type="simple" xlink:show="embed" xlink:actuate="onLoad" draw:mime-type="image/jpeg"/>
</draw:frame>
</text:p>
      <text:p text:style-name="P4">
Як повідомляв Укрінформ, Сили оборони з 24 лютого 2022 року по 23 травня 2023року знищили 2864 (+34) БПЛА оперативно-тактичного рівня.</text:p>
      <text:p text:style-name="P4">
_ Перше фото ілюстративне  _</text:p>
      <text:p text:style-name="P4">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At Kupiansk direction Russian army shelled Kamyanka, Fyholivka, Novomlynsk, Dvorichna, Zapadn...</text:span>
</text:h>
      <text:p text:style-name="P4">
Authors: liveuamap (Language: en)</text:p>
      <text:p text:style-name="P4">
Time: 2023-05-23T-4:33:00</text:p>
      <text:p text:style-name="P4">
Location: Kharkiv, Kharkiv Oblast (Latitude:49.59403 Longtitude:37.88374)</text:p>
      <text:p text:style-name="P4">
Videos: []</text:p>
      <text:p text:style-name="P4">
Images: []</text:p>
      <text:p text:style-name="P4">
Tags: ["Russia"]</text:p>
      <text:p text:style-name="P4">
ID: 22564854</text:p>
      <!--METADATA-->
      <text:p text:style-name="P4">
At Kupiansk direction Russian army shelled Kamyanka, Fyholivka, Novomlynsk,Dvorichna, Zapadne, Kupyansk, Husynka, Tabayivka, Berestove of Kharkiv regionand Stelmakhivka of Luhansk region. Russian aviation conducted airstrikes atOrlyanske, Kyslivka and Tabayivka of Kharkiv region, - General Staff of ArmedForces of Ukraine says in the morning report</text:p>
      <text:p text:style-name="P4">
News Collection Link: <text:a xlink:type="simple" xlink:href="https://liveuamap.com/en/2023/23-may-at-kupiansk-direction-russian-army-shelled-kamyanka" text:style-name="Internet_20_link" text:visited-style-name="Visited_20_Internet_20_Link">
https://liveuamap.com/en/2023/23-may-at-kupiansk-direction-russian-army-shelled-kamyanka</text:a>
</text:p>
      <text:p text:style-name="P4">
Source: <text:a xlink:type="simple" xlink:href="https://t.me/lumsrc/4874" text:style-name="Internet_20_link" text:visited-style-name="Visited_20_Internet_20_Link">
https://t.me/lumsrc/4874</text:a>
</text:p>
      <!--NEWS-->
      <text:h text:style-name="P10" text:outline-level="1">
<text:span text:style-name="T4">
Євген Дикий став повноправним головою української Прем’єр-ліги</text:span>
</text:h>
      <text:p text:style-name="P4">
Authors: Ukrinform (Person)</text:p>
      <text:p text:style-name="P4">
Publisher: Укринформ (Organization)</text:p>
      <text:p text:style-name="P4">
Published Time: 2023-05-23T-52:52:00+03:00</text:p>
      <text:p text:style-name="P4">
Modified Time: 2023-05-23T21:52:00+03:00</text:p>
      <text:p text:style-name="P4">
Description: Ліга залишалася без голови із квітня 2020 року. — Укрінформ.</text:p>
      <text:p text:style-name="P4">
Images: ['<text:a xlink:type="simple" xlink:href="https://static.ukrinform.com/photos/2023_05/thumb_files/630_360_1684867872-831.jpg" text:style-name="Internet_20_link" text:visited-style-name="Visited_20_Internet_20_Link">
630_360_16848...</text:a>
']</text:p>
      <text:p text:style-name="P4">
Tags: ['Футбол']</text:p>
      <text:p text:style-name="P4">
Type: Article</text:p>
      <!--METADATA-->
      <text:p text:style-name="P4">
<draw:frame draw:style-name="fr1" draw:name="Image42" text:anchor-type="as-char" svg:width="6.9236in" svg:height="3.956343in" draw:z-index="0">
<draw:image xlink:href="../Images/yкринформ/2023-05-23T-52-52-00-03-00/630_360_1684867872-831.jpg" xlink:type="simple" xlink:show="embed" xlink:actuate="onLoad" draw:mime-type="image/jpeg"/>
</draw:frame>
 Лігазалишалася без голови із квітня 2020 року.</text:p>
      <text:p text:style-name="P4">
Євген Дикий став повноправним головою української Прем’єр-ліги, це рішення всіклуби УПЛ <text:a xlink:type="simple" xlink:href="https://upl.ua/ua/news/view/7342" text:style-name="Internet_20_link" text:visited-style-name="Visited_20_Internet_20_Link">
 </text:a>
 одноголосно на сьогоднішньомузасіданні у Будинку футболу, передає Укрінформ.</text:p>
      <text:p text:style-name="P4">
Раніше Дикий обіймав посаду виконавчого директора УПЛ. Зазначимо, що лігазалишалася без повноправного президента з квітня 2020 року, коли організаціюзалишив Томас Грімм.</text:p>
      <text:p text:style-name="P4">
УПЛ найближчими днями має розробити проект незалежної OTT-платформи длятрансляції матчів чемпіонату України у сезоні-2023/24, власниками якої станутьбезпосередньо клуби УПЛ. При цьому розглядається варіант подальшої реалізаціїправ на трансляцію матчів.</text:p>
      <text:p text:style-name="P4">
<text:span text:style-name="T4">
Читайте також:</text:span>
 <text:a xlink:type="simple" xlink:href="https://www.ukrinform.ua/rubric-sports/3713114-matci-28go-turu-futbolnoi-premerligi-ukraini-projdut-2425-travna.html" text:style-name="Internet_20_link" text:visited-style-name="Visited_20_Internet_20_Link">
 </text:a>
</text:p>
      <text:p text:style-name="P4">
Як повідомляв Укрінформ, лідером УПЛ є «Шахтар». «Гірники» на два очкивипереджають «Дніпро-1», та на п’ять очок – «Зорю».</text:p>
      <text:p text:style-name="P4">
Фото: uaf.ua</text:p>
      <text:p text:style-name="P4">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Укрзалізниця анонсувала літній графік руху поїздів: нові маршрути</text:span>
</text:h>
      <text:p text:style-name="P4">
Authors: Ukrinform (Person)</text:p>
      <text:p text:style-name="P4">
Publisher: Укринформ (Organization)</text:p>
      <text:p text:style-name="P4">
Published Time: 2023-05-23T-54:48:00+03:00</text:p>
      <text:p text:style-name="P4">
Modified Time: 2023-05-23T21:48:00+03:00</text:p>
      <text:p text:style-name="P4">
Description: Укрзалізниця з 10 червня 2023 року запроваджує новий графік руху поїздів на літній сезон. — Укрінформ.</text:p>
      <text:p text:style-name="P4">
Images: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Tags: ['Потяг', 'Укрзалізниця']</text:p>
      <text:p text:style-name="P4">
Type: Article</text:p>
      <!--METADATA-->
      <text:p text:style-name="P4">
<draw:frame draw:style-name="fr1" draw:name="Image43" text:anchor-type="as-char" svg:width="6.9236in" svg:height="3.956343in" draw:z-index="0">
<draw:image xlink:href="../Images/yкринформ/2023-05-23T-54-48-00-03-00/630_360_1524228943-4095.jpg" xlink:type="simple" xlink:show="embed" xlink:actuate="onLoad" draw:mime-type="image/jpeg"/>
</draw:frame>
Укрзалізниця з 10 червня 2023 року запроваджує новий графік руху поїздів налітній сезон.</text:p>
      <text:p text:style-name="P4">
Як передає Укрінформ, про це повідомляє пресслужба компанії у <text:a xlink:type="simple" xlink:href="https://t.me/UkrzalInfo/4457" text:style-name="Internet_20_link" text:visited-style-name="Visited_20_Internet_20_Link">
</text:a>
 .</text:p>
      <text:p text:style-name="P4">
"Укрзалізниця запроваджує новий графік руху поїздів на літній сезон-2023 з 10червня", - йдеться у повідомленні.</text:p>
      <text:p text:style-name="P4">
Зазначається, що у графіку передбачено два нових рейси: поїзд №40/39 Запоріжжя— Солотвино, який зупинятиметься в 7 областях України і сполучить Запоріжжя таДніпро з курортами Львівщини та Закарпаття — від Славсько до Берегово та поїзд№148/147 Київ — Одеса, який курсуватиме через Черкаси.</text:p>
      <text:p text:style-name="P4">
<draw:frame draw:style-name="fr1" draw:name="Image44" text:anchor-type="as-char" svg:width="6.9236in" svg:height="6.109436in" draw:z-index="0">
<draw:image xlink:href="../Images/yкринформ/2023-05-23T-54-48-00-03-00/1684867798-213.jpg" xlink:type="simple" xlink:show="embed" xlink:actuate="onLoad" draw:mime-type="image/jpeg"/>
</draw:frame>
</text:p>
      <text:p text:style-name="P4">
Ще 2 поїзди Укрзалізниці з нового графіка змінять свій маршрут прямуваннязадля нових цікавих сполучень: №13/14 Київ — Солотвино курсуватиме черезВінницю та Хмельницький (замість станцій Шепетівка та Здолбунів-Півд.) та№234/233 Київ — Покровськ — Львів курсуватиме через Павлоград і сполучатиме цемісто: з Києвом та Вінницею, Хмельницьким, Тернополем і Львовом.</text:p>
      <text:p text:style-name="P4">
<draw:frame draw:style-name="fr1" draw:name="Image45" text:anchor-type="as-char" svg:width="6.9236in" svg:height="6.109436in" draw:z-index="0">
<draw:image xlink:href="../Images/yкринформ/2023-05-23T-54-48-00-03-00/1684867900-689.jpg" xlink:type="simple" xlink:show="embed" xlink:actuate="onLoad" draw:mime-type="image/jpeg"/>
</draw:frame>
</text:p>
      <text:p text:style-name="P4">
Крім цього, в новому графіку чотирьом <text:a xlink:type="simple" xlink:href="https://www.ukrinform.ua/tag-potag" text:style-name="Internet_20_link" text:visited-style-name="Visited_20_Internet_20_Link">
 </text:a>
Укрзалізниці подовжено маршрут прямування:№43/44 "Стефанія Експрес" Івано-Франківськ — Київ — Івано-Франківськ відтепер прямуватиме до Черкас, №105/106Одеса — Київ — Одеса опціонально прямуватиме до та зі станції Суми; №63/64Харків — Київ — Харків опціонально з нового графіка зможе курсувати до та зіЛьвова; №53/54 Одеса — Дніпро — Одеса опціонально з нового графіка зможекурсувати до та із Запоріжжя.</text:p>
      <text:p text:style-name="P4">
<draw:frame draw:style-name="fr1" draw:name="Image46" text:anchor-type="as-char" svg:width="6.9236in" svg:height="6.109436in" draw:z-index="0">
<draw:image xlink:href="../Images/yкринформ/2023-05-23T-54-48-00-03-00/1684867968-859.jpg" xlink:type="simple" xlink:show="embed" xlink:actuate="onLoad" draw:mime-type="image/jpeg"/>
</draw:frame>
</text:p>
      <text:p text:style-name="P4">
УЗ зменшила також час на шляху прямування для понад 35 поїздів, зокрема, №3/4Запоріжжя — Ужгород, №15/16 Харків — Ясіня, №17/18 Харків — Ужгород, №29/30Київ — Ужгород, №749/750 Київ — Чоп, Ужгород, №779/780 Київ — Суми,№790/789-792/791 Київ — Кропивницький/Кременчук та іншим.</text:p>
      <text:p text:style-name="P4">
<text:span text:style-name="T4">
Читайте також:</text:span>
 <text:a xlink:type="simple" xlink:href="https://www.ukrinform.ua/rubric-technology/3710293-zmina-marsrutiv-i-peresadki-ukrzaliznica-protestuvala-spovisenna-pasaziriv-cerez-zastosunok.html" text:style-name="Internet_20_link" text:visited-style-name="Visited_20_Internet_20_Link">
 <text:span text:style-name="T4">
Укрзалізниця</text:span>
 </text:a>
</text:p>
      <text:p text:style-name="P4">
Як повідомляв Укрінформ, Укрзалізниця планує реалізувати <text:a xlink:type="simple" xlink:href="https://www.ukrinform.ua/rubric-society/3713092-ukrzaliznica-zapustit-pilotnij-proekt-zinocogo-kupe.html" text:style-name="Internet_20_link" text:visited-style-name="Visited_20_Internet_20_Link">
</text:a>
 .</text:p>
      <text:p text:style-name="P4">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Російська агресія має бути припинена: Гукстра обговорив війну в Україні з главою МЗС Китаю</text:span>
</text:h>
      <text:p text:style-name="P4">
Authors: Ukrinform (Person)</text:p>
      <text:p text:style-name="P4">
Publisher: Укринформ (Organization)</text:p>
      <text:p text:style-name="P4">
Published Time: 2023-05-23T-56:29:00+03:00</text:p>
      <text:p text:style-name="P4">
Modified Time: 2023-05-23T21:29:00+03:00</text:p>
      <text:p text:style-name="P4">
Description: Міністр закордонних справ Нідерландів Вопке Гукстра, який перебуває з візитом в Китаї, наголосив, що російська агресія в Україні має бути припинена. — Укрінформ.</text:p>
      <text:p text:style-name="P4">
Images: ['<text:a xlink:type="simple" xlink:href="https://static.ukrinform.com/photos/2023_05/thumb_files/630_360_1684865934-478.jpeg" text:style-name="Internet_20_link" text:visited-style-name="Visited_20_Internet_20_Link">
630_360_16848...</text:a>
']</text:p>
      <text:p text:style-name="P4">
Tags: ['Китай', 'Нідерланди', 'Україна', 'Агресія РФ']</text:p>
      <text:p text:style-name="P4">
Type: Article</text:p>
      <!--METADATA-->
      <text:p text:style-name="P4">
<draw:frame draw:style-name="fr1" draw:name="Image47" text:anchor-type="as-char" svg:width="6.9236in" svg:height="3.956343in" draw:z-index="0">
<draw:image xlink:href="../Images/yкринформ/2023-05-23T-56-29-00-03-00/630_360_1684865934-478.jpeg" xlink:type="simple" xlink:show="embed" xlink:actuate="onLoad" draw:mime-type="image/jpeg"/>
</draw:frame>
 Міністрзакордонних справ Нідерландів Вопке Гукстра, який перебуває з візитом в Китаї,наголосив, що російська агресія в Україні має бути припинена.</text:p>
      <text:p text:style-name="P4">
Як повідомляє Укрінформ, з посиланням на <text:a xlink:type="simple" xlink:href="https://twitter.com/WBHoekstra/status/1661054389438619648" text:style-name="Internet_20_link" text:visited-style-name="Visited_20_Internet_20_Link">
</text:a>
Гукстри, він зустрівся з міністром закордонних справ Китаю Цінь Ґаном уПекіні.</text:p>
      <text:p text:style-name="P4">
“Нинішня геополітична ситуація вимагає діалогу, дипломатії та співпраці”, -написав Гукстра.</text:p>
      <text:p text:style-name="P4">
За його словами, обговорювали різні теми, від спільних інтересів до проблем.</text:p>
      <text:p text:style-name="P4">
Зокрема, йшлося про геополітичні події, стабільність в Індо-Тихоокеанськомурегіоні, торгівлю, занепокоєння щодо кібербезпеки та іноземного втручання усправи <text:a xlink:type="simple" xlink:href="https://www.ukrinform.ua/tag-niderlandi" text:style-name="Internet_20_link" text:visited-style-name="Visited_20_Internet_20_Link">
 </text:a>
 , права людини та рівніумови для компаній.</text:p>
      <text:p text:style-name="P4">
<text:span text:style-name="T4">
Читайте також:</text:span>
 <text:a xlink:type="simple" xlink:href="https://www.ukrinform.ua/rubric-ato/3713070-niderlandi-rozrahovuut-na-novih-cleniv-alansu-f16-dla-ukraini.html" text:style-name="Internet_20_link" text:visited-style-name="Visited_20_Internet_20_Link">
 <text:span text:style-name="T4">
Нідерланди</text:span>
 </text:a>
</text:p>
      <text:p text:style-name="P4">
“Ми також детально обговорювали війну в Україні. Я підкреслив, що російськаагресія в Україні має припинитися, і що ми продовжуватимемо підтримуватиУкраїну стільки, скільки потрібно”, - написав він.</text:p>
      <text:p text:style-name="P4">
Глава МЗС Нідерландів Вопке Гукстра 23-24 травня перебуває в Пекіні з візитом.</text:p>
      <text:p text:style-name="P4">
<text:span text:style-name="T5">
Фото: @WBHoekstra</text:span>
</text:p>
      <text:p text:style-name="P4">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На Львівщині в родинному маєтку Євгена Коновальця відзначили День Героїв</text:span>
</text:h>
      <text:p text:style-name="P4">
Authors: Ukrinform (Person)</text:p>
      <text:p text:style-name="P4">
Publisher: Укринформ (Organization)</text:p>
      <text:p text:style-name="P4">
Published Time: 2023-05-23T-58:23:58+03:00</text:p>
      <text:p text:style-name="P4">
Modified Time: 2023-05-23T21:23:58+03:00</text:p>
      <text:p text:style-name="P4">
Description: У Зашкові у Меморіальному музеї Євгена Коновальця відзначили 85-ту річницю смерті голови ОУН та День Героїв. — Укрінформ.</text:p>
      <text:p text:style-name="P4">
Images: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Tags: ['Львівщина', 'Музей', 'Євген Коновалець']</text:p>
      <text:p text:style-name="P4">
Type: Article</text:p>
      <!--METADATA-->
      <text:p text:style-name="P4">
<draw:frame draw:style-name="fr1" draw:name="Image48" text:anchor-type="as-char" svg:width="6.9236in" svg:height="3.956343in" draw:z-index="0">
<draw:image xlink:href="../Images/yкринформ/2023-05-23T-58-23-58-03-00/630_360_1684865663-6947.jpeg" xlink:type="simple" xlink:show="embed" xlink:actuate="onLoad" draw:mime-type="image/jpeg"/>
</draw:frame>
 УЗашкові у Меморіальному музеї Євгена Коновальця відзначили 85-ту річницюсмерті голови ОУН та День Героїв.</text:p>
      <text:p text:style-name="P4">
Про це у <text:a xlink:type="simple" xlink:href="https://www.facebook.com/lvoblrada/posts/pfbid08sSFHrzYYLUKAdkiC8YFHvf6PJAxqhWNzSVqbPzbysivdERGGRvWahQygEKsBD3Hl" text:style-name="Internet_20_link" text:visited-style-name="Visited_20_Internet_20_Link">
</text:a>
повідомила Львівська обласна рада, передає Укрінформ.</text:p>
      <text:p text:style-name="P4">
“Меморіальний музей Євгена Коновальця був створений у будинку, в якому віннародився, ріс і в якому жила його родина. У День Героїв, який ми сьогоднівідзначаємо в річницю смерті Коновальця, ми вшановуємо всіх полеглих героїв,починаючи від часів Київської Русі, Козацької держави, Січових Стрільців, УПАі до сьогоднішніх днів. Цим ми показуємо, що герої не вмирають”, — наголосивдиректор Львівського історичного <text:a xlink:type="simple" xlink:href="https://www.ukrinform.ua/tag-muzej" text:style-name="Internet_20_link" text:visited-style-name="Visited_20_Internet_20_Link">
 </text:a>
 РоманЧмелик.</text:p>
      <text:p text:style-name="P4">
Біля будинку, де народився Євген Коновалець, відбулася панахида у пам'ять проКоновальця та загиблих українських героїв, а також віче і концерт напатріотичну тематику.</text:p>
      <text:p text:style-name="P4">
<draw:frame draw:style-name="fr1" draw:name="Image49" text:anchor-type="as-char" svg:width="6.9236in" svg:height="4.615733in" draw:z-index="0">
<draw:image xlink:href="../Images/yкринформ/2023-05-23T-58-23-58-03-00/1684865661-9883.jpeg" xlink:type="simple" xlink:show="embed" xlink:actuate="onLoad" draw:mime-type="image/jpeg"/>
</draw:frame>
</text:p>
      <text:p text:style-name="P4">
“Сьогодні День Героїв, проголошений у 1941 році Організацією УкраїнськихНаціоналістів на честь лицарів української нації Євгена Коновальця, СимонаПетлюри, Миколи Міхновського та багатьох інших. Євген Коновалець загинув 23травня 1938 року в Роттердамі від рук кремлівського агента Судоплатова. Москварозуміла, що Коновалець творить сучасну українську націю. Хоча Україна і нездобула незалежності у 20-х роках минулого століття, Коновалець створив ОУН,об'єднавши колишніх офіцерів УНР, Галицької армії і провідних громадсько-політичних діячів. Ця організація стала ядром боротьби за здобуття українськоїнезалежної держави”, - зазначив історик, депутат Львівської обласної ради,керівник меморіально-пошукового центру "Доля" Святослав Шеремета.</text:p>
      <text:p text:style-name="P4">
<draw:frame draw:style-name="fr1" draw:name="Image50" text:anchor-type="as-char" svg:width="6.9236in" svg:height="3.956343in" draw:z-index="0">
<draw:image xlink:href="../Images/yкринформ/2023-05-23T-58-23-58-03-00/630_360_1684865662-1666.jpeg" xlink:type="simple" xlink:show="embed" xlink:actuate="onLoad" draw:mime-type="image/jpeg"/>
</draw:frame>
 НаЛьвівщині в родинному маєтку Євгена Коновальця відзначили День Героїв / Фото:Львівська обласна рада  <text:a xlink:type="simple" xlink:href="https://static.ukrinform.com/photos/2023_05/1684865662-1666.jpeg" text:style-name="Internet_20_link" text:visited-style-name="Visited_20_Internet_20_Link">
<draw:frame draw:style-name="fr1" draw:name="Image51" text:anchor-type="as-char" svg:width="6.9236in" svg:height="3.956343in" draw:z-index="0">
<draw:image xlink:href="../Images/yкринформ/2023-05-23T-58-23-58-03-00/630_360_1684865662-1666.jpeg" xlink:type="simple" xlink:show="embed" xlink:actuate="onLoad" draw:mime-type="image/jpeg"/>
</draw:frame>
</text:a>
 <text:a xlink:type="simple" xlink:href="https://static.ukrinform.com/photos/2023_05/1684865661-3309.jpeg" text:style-name="Internet_20_link" text:visited-style-name="Visited_20_Internet_20_Link">
<draw:frame draw:style-name="fr1" draw:name="Image52" text:anchor-type="as-char" svg:width="6.9236in" svg:height="3.956343in" draw:z-index="0">
<draw:image xlink:href="../Images/yкринформ/2023-05-23T-58-23-58-03-00/630_360_1684865661-3309.jpeg" xlink:type="simple" xlink:show="embed" xlink:actuate="onLoad" draw:mime-type="image/jpeg"/>
</draw:frame>
</text:a>
 <text:a xlink:type="simple" xlink:href="https://static.ukrinform.com/photos/2023_05/1684865661-9883.jpeg" text:style-name="Internet_20_link" text:visited-style-name="Visited_20_Internet_20_Link">
<draw:frame draw:style-name="fr1" draw:name="Image53" text:anchor-type="as-char" svg:width="6.9236in" svg:height="3.956343in" draw:z-index="0">
<draw:image xlink:href="../Images/yкринформ/2023-05-23T-58-23-58-03-00/630_360_1684865661-9883.jpeg" xlink:type="simple" xlink:show="embed" xlink:actuate="onLoad" draw:mime-type="image/jpeg"/>
</draw:frame>
</text:a>
 <text:a xlink:type="simple" xlink:href="https://static.ukrinform.com/photos/2023_05/1684865661-5116.jpeg" text:style-name="Internet_20_link" text:visited-style-name="Visited_20_Internet_20_Link">
<draw:frame draw:style-name="fr1" draw:name="Image54" text:anchor-type="as-char" svg:width="6.9236in" svg:height="3.956343in" draw:z-index="0">
<draw:image xlink:href="../Images/yкринформ/2023-05-23T-58-23-58-03-00/630_360_1684865661-5116.jpeg" xlink:type="simple" xlink:show="embed" xlink:actuate="onLoad" draw:mime-type="image/jpeg"/>
</draw:frame>
</text:a>
 <text:a xlink:type="simple" xlink:href="https://static.ukrinform.com/photos/2023_05/1684865662-9677.jpeg" text:style-name="Internet_20_link" text:visited-style-name="Visited_20_Internet_20_Link">
<draw:frame draw:style-name="fr1" draw:name="Image55" text:anchor-type="as-char" svg:width="6.9236in" svg:height="3.956343in" draw:z-index="0">
<draw:image xlink:href="../Images/yкринформ/2023-05-23T-58-23-58-03-00/630_360_1684865662-9677.jpeg" xlink:type="simple" xlink:show="embed" xlink:actuate="onLoad" draw:mime-type="image/jpeg"/>
</draw:frame>
</text:a>
 <text:a xlink:type="simple" xlink:href="https://static.ukrinform.com/photos/2023_05/1684865662-1771.jpeg" text:style-name="Internet_20_link" text:visited-style-name="Visited_20_Internet_20_Link">
<draw:frame draw:style-name="fr1" draw:name="Image56" text:anchor-type="as-char" svg:width="6.9236in" svg:height="3.956343in" draw:z-index="0">
<draw:image xlink:href="../Images/yкринформ/2023-05-23T-58-23-58-03-00/630_360_1684865662-1771.jpeg" xlink:type="simple" xlink:show="embed" xlink:actuate="onLoad" draw:mime-type="image/jpeg"/>
</draw:frame>
</text:a>
 <text:a xlink:type="simple" xlink:href="https://static.ukrinform.com/photos/2023_05/1684865662-7607.jpeg" text:style-name="Internet_20_link" text:visited-style-name="Visited_20_Internet_20_Link">
<draw:frame draw:style-name="fr1" draw:name="Image57" text:anchor-type="as-char" svg:width="6.9236in" svg:height="3.956343in" draw:z-index="0">
<draw:image xlink:href="../Images/yкринформ/2023-05-23T-58-23-58-03-00/630_360_1684865662-7607.jpeg" xlink:type="simple" xlink:show="embed" xlink:actuate="onLoad" draw:mime-type="image/jpeg"/>
</draw:frame>
</text:a>
 <text:a xlink:type="simple" xlink:href="https://static.ukrinform.com/photos/2023_05/1684865663-6947.jpeg" text:style-name="Internet_20_link" text:visited-style-name="Visited_20_Internet_20_Link">
<draw:frame draw:style-name="fr1" draw:name="Image58" text:anchor-type="as-char" svg:width="6.9236in" svg:height="3.956343in" draw:z-index="0">
<draw:image xlink:href="../Images/yкринформ/2023-05-23T-58-23-58-03-00/630_360_1684865663-6947.jpeg" xlink:type="simple" xlink:show="embed" xlink:actuate="onLoad" draw:mime-type="image/jpeg"/>
</draw:frame>
</text:a>
</text:p>
      <text:p text:style-name="P4">
Під час відзначення Дня Героїв курсанти Ліцею імені Героїв Крут показалинавички володіння зброєю, уміння керувати квадрокоптером та засобами зв'язку,а також продемонстрували, як працює роботизована техніка, розробленальвівськими науковцями для допомоги військовим.</text:p>
      <text:p text:style-name="P4">
<text:span text:style-name="T4">
Читайте також:</text:span>
 <text:a xlink:type="simple" xlink:href="https://www.ukrinform.ua/rubric-society/3698023-prezidenta-prosat-iniciuvati-perepohovanna-evgena-konovalca.html" text:style-name="Internet_20_link" text:visited-style-name="Visited_20_Internet_20_Link">
 <text:span text:style-name="T4">
Євгена</text:span>
 <text:span text:style-name="T4">
Коновальця</text:span>
</text:a>
</text:p>
      <text:p text:style-name="P4">
Як відомо, Євген Коновалець — український державний, військовий та політичнийдіяч, полковник Армії УНР, командир Січових Стрільців, член Стрілецької Ради,командант УВО, голова Проводу українських націоналістів, засновник та першийголова ОУН, один із ідеологів українського націоналізму.</text:p>
      <text:p text:style-name="P4">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Словенія визнала Голодомор геноцидом українського народу</text:span>
</text:h>
      <text:p text:style-name="P4">
Authors: Ukrinform (Person)</text:p>
      <text:p text:style-name="P4">
Publisher: Укринформ (Organization)</text:p>
      <text:p text:style-name="P4">
Published Time: 2023-05-23T-60:19:00+03:00</text:p>
      <text:p text:style-name="P4">
Modified Time: 2023-05-23T21:19:00+03:00</text:p>
      <text:p text:style-name="P4">
Description: Парламент Словенії ухвалив декларацію, яка визнає Голодомор геноцидом українського народу. — Укрінформ.</text:p>
      <text:p text:style-name="P4">
Images: ['<text:a xlink:type="simple" xlink:href="https://static.ukrinform.com/photos/2020_11/thumb_files/630_360_1606741632-274.jpg" text:style-name="Internet_20_link" text:visited-style-name="Visited_20_Internet_20_Link">
630_360_16067...</text:a>
']</text:p>
      <text:p text:style-name="P4">
Tags: ['Геноцид', 'Голодомор', 'Словенія', 'Зеленський']</text:p>
      <text:p text:style-name="P4">
Type: Article</text:p>
      <!--METADATA-->
      <text:p text:style-name="P4">
<draw:frame draw:style-name="fr1" draw:name="Image59" text:anchor-type="as-char" svg:width="6.9236in" svg:height="3.956343in" draw:z-index="0">
<draw:image xlink:href="../Images/yкринформ/2023-05-23T-60-19-00-03-00/630_360_1606741632-274.jpg" xlink:type="simple" xlink:show="embed" xlink:actuate="onLoad" draw:mime-type="image/jpeg"/>
</draw:frame>
 ПарламентСловенії ухвалив декларацію, яка визнає Голодомор геноцидом українськогонароду.</text:p>
      <text:p text:style-name="P4">
Про це повідомив Голова Верховної Ради України Руслан Слефанчук, передаєУкрінформ з посиланням на <text:a xlink:type="simple" xlink:href="https://t.me/tv_rada/18508" text:style-name="Internet_20_link" text:visited-style-name="Visited_20_Internet_20_Link">
 </text:a>
 телеканалу "Рада".</text:p>
      <text:p text:style-name="P4">
«Вдячний словенським парламентаріям за прийняття декларації, яка визнаєГолодомор <text:a xlink:type="simple" xlink:href="https://www.ukrinform.ua/tag-genocid" text:style-name="Internet_20_link" text:visited-style-name="Visited_20_Internet_20_Link">
 </text:a>
 Українського народу йвшановує пам'ять жертв цього страшного злочину. Людство має знати та пам'ятатицей жах, щоби він не повторився у майбутньому!», - заявив Стуфанчук.</text:p>
      <text:p text:style-name="P4">
<text:span text:style-name="T4">
Читайте також:</text:span>
 <text:a xlink:type="simple" xlink:href="https://www.ukrinform.ua/rubric-society/3710643-senat-francii-viznav-golodomor-19321933-rokiv-genocidom-ukrainskogo-narodu.html" text:style-name="Internet_20_link" text:visited-style-name="Visited_20_Internet_20_Link">
 <text:span text:style-name="T4">
Голодомор</text:span>
 </text:a>
</text:p>
      <text:p text:style-name="P4">
Президент Володимир Зеленський також подякував парламенту Словенії заухвалення декларації.</text:p>
      <text:p text:style-name="P4">
"Вдячний словенським парламентарям з Державного зібрання за ухваленнядекларації, яка вшановує пам'ять мільйонів українських жертв Голодомору-геноциду в Україні 1932-1933 років", - зазначив Зеленський <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Франції за визнання Голодомору геноцидом українського народу.</text:p>
      <text:p text:style-name="P4">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Хабар на ₴1,5 мільйона: у корупційній справі щодо Укрзалізниці затримали трьох осіб</text:span>
</text:h>
      <text:p text:style-name="P4">
Authors: Ukrinform (Person)</text:p>
      <text:p text:style-name="P4">
Publisher: Укринформ (Organization)</text:p>
      <text:p text:style-name="P4">
Published Time: 2023-05-23T-62:13:00+03:00</text:p>
      <text:p text:style-name="P4">
Modified Time: 2023-05-23T21:13:00+03:00</text:p>
      <text:p text:style-name="P4">
Description: НАБУ і САП викрили схему отримання неправомірної вигоди громадянином, який був посадовцем «Укрзалізниці», за сприяння в укладенні договорів з «потрібними постачальниками» для потреб залізниці. — Укрінформ.</text:p>
      <text:p text:style-name="P4">
Images: ['<text:a xlink:type="simple" xlink:href="https://static.ukrinform.com/photos/2022_11/thumb_files/630_360_1669109795-901.jpg" text:style-name="Internet_20_link" text:visited-style-name="Visited_20_Internet_20_Link">
630_360_16691...</text:a>
']</text:p>
      <text:p text:style-name="P4">
Tags: ['Хабар', 'НАБУ', 'САП', 'Укрзалізниця']</text:p>
      <text:p text:style-name="P4">
Type: Article</text:p>
      <!--METADATA-->
      <text:p text:style-name="P4">
<draw:frame draw:style-name="fr1" draw:name="Image60" text:anchor-type="as-char" svg:width="6.9236in" svg:height="3.956343in" draw:z-index="0">
<draw:image xlink:href="../Images/yкринформ/2023-05-23T-62-13-00-03-00/630_360_1669109795-901.jpg" xlink:type="simple" xlink:show="embed" xlink:actuate="onLoad" draw:mime-type="image/jpeg"/>
</draw:frame>
 НАБУ іСАП викрили схему отримання неправомірної вигоди громадянином, який бувпосадовцем «Укрзалізниці», за сприяння в укладенні договорів з «потрібнимипостачальниками» для потреб залізниці.</text:p>
      <text:p text:style-name="P4">
Про це поінформувала <text:a xlink:type="simple" xlink:href="https://nabu.gov.ua/news/1-55-mln-grn-za-spriiannia-v-ukladenn-dogovor-v-z-ukrzal-znitceiu-zatrimano-tr-okh-os-b/" text:style-name="Internet_20_link" text:visited-style-name="Visited_20_Internet_20_Link">
 </text:a>
 , передаєУкрінформ.</text:p>
      <text:p text:style-name="P4">
«За свої «послуги» він отримав новий автомобіль Toyota Camry, придбаний вавтосалоні за 1,55 млн грн. 22 травня 2023 року НАБУ і САП затримали двохучасників групи, яка надавала неправомірну вигоду посадовцю. Наступного днязатримано заступника директора філії «ЦЗВ» АТ «Укрзалізниця», - зазначили упресслужбі.</text:p>
      <text:p text:style-name="P4">
Також детективи НАБУ відшукали авто - предмет <text:a xlink:type="simple" xlink:href="https://www.ukrinform.ua/tag-habar" text:style-name="Internet_20_link" text:visited-style-name="Visited_20_Internet_20_Link">
</text:a>
 - в одному із населених пунктівЛьвівської області. Його було вилучено з метою забезпечення збереженняречового доказу і вирішення питання про спецконфіскацію.</text:p>
      <text:p text:style-name="P4">
<text:span text:style-name="T4">
Читайте також:</text:span>
 <text:a xlink:type="simple" xlink:href="https://www.ukrinform.ua/rubric-society/3711372-sap-slidstvo-poki-ne-zafiksuvalo-vplivu-figurantiv-spravi-knazeva-na-obranna-cleniv-vkks.html" text:style-name="Internet_20_link" text:visited-style-name="Visited_20_Internet_20_Link">
 </text:a>
</text:p>
      <text:p text:style-name="P4">
«Цього ж дня затриманим повідомили про підозру за ч. 4 ст. 368, ч. 3 ст. 369,ч. 1, ч. 2 ст. 209 КК України», - заявили у відомстві.</text:p>
      <text:p text:style-name="P4">
За даними слідства, у квітні – травні 2023 року заступник директора філії«ЦЗВ» АТ «Укрзалізниця» отримав авто Toyota Camry.</text:p>
      <text:p text:style-name="P4">
«За такий «подарунок» він сприяв в укладенні контрактів з потрібними«постачальниками», а також діяв в їх інтересах під час виконання контрактів іпроведення оплати», - уточнили в установі.</text:p>
      <text:p text:style-name="P4">
<text:span text:style-name="T4">
Читайте також:</text:span>
 <text:a xlink:type="simple" xlink:href="https://www.ukrinform.ua/rubric-society/3709899-masstabnu-korupciu-u-verhovnomu-sudi-dopomogli-viaviti-detektivi-pid-prikrittam-nabu.html" text:style-name="Internet_20_link" text:visited-style-name="Visited_20_Internet_20_Link">
 <text:span text:style-name="T4">
НАБУ</text:span>
 </text:a>
</text:p>
      <text:p text:style-name="P4">
Наразі НАБУ та САП вживають заходів для встановлення усіх можливих учасниківзлочину.</text:p>
      <text:p text:style-name="P4">
Як повідомлялося, Апеляційна палата Вищого антикорупційного суду скерувала нановий розгляд справу про привласнення понад 93 млн гривень акціонерноготовариства «Укрзалізниця».</text:p>
      <text:p text:style-name="P4">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Харківводоканал отримав чотири генератори від уряду Японії</text:span>
</text:h>
      <text:p text:style-name="P4">
Authors: Ukrinform (Person)</text:p>
      <text:p text:style-name="P4">
Publisher: Укринформ (Organization)</text:p>
      <text:p text:style-name="P4">
Published Time: 2023-05-23T-64:11:29+03:00</text:p>
      <text:p text:style-name="P4">
Modified Time: 2023-05-23T21:11:29+03:00</text:p>
      <text:p text:style-name="P4">
Description: Харківводоканал від уряду Японії отримав чотири нові генератори, які дадуть змогу забезпечувати харків'ян послугами навіть за відсутності електроенергії. — Укрінформ.</text:p>
      <text:p text:style-name="P4">
Images: ['<text:a xlink:type="simple" xlink:href="https://static.ukrinform.com/photos/2023_05/thumb_files/630_360_1684865361-821.jpg" text:style-name="Internet_20_link" text:visited-style-name="Visited_20_Internet_20_Link">
630_360_16848...</text:a>
']</text:p>
      <text:p text:style-name="P4">
Tags: ['Японія', 'Харків', 'допомога', 'Водоканал']</text:p>
      <text:p text:style-name="P4">
Type: Article</text:p>
      <!--METADATA-->
      <text:p text:style-name="P4">
<draw:frame draw:style-name="fr1" draw:name="Image61" text:anchor-type="as-char" svg:width="6.9236in" svg:height="3.956343in" draw:z-index="0">
<draw:image xlink:href="../Images/yкринформ/2023-05-23T-64-11-29-03-00/630_360_1684865361-821.jpg" xlink:type="simple" xlink:show="embed" xlink:actuate="onLoad" draw:mime-type="image/jpeg"/>
</draw:frame>
Харківводоканал від уряду Японії отримав чотири нові генератори, які дадутьзмогу забезпечувати харків'ян послугами навіть за відсутності електроенергії.</text:p>
      <text:p text:style-name="P4">
Про це повідомила в <text:a xlink:type="simple" xlink:href="https://t.me/citykharkivua/31814" text:style-name="Internet_20_link" text:visited-style-name="Visited_20_Internet_20_Link">
 </text:a>
 пресслужбаХарківської міської ради, передає Укрінформ.</text:p>
      <text:p text:style-name="P4">
“Нове обладнання допоможе мінімізувати ризики від можливих відключень <text:a xlink:type="simple" xlink:href="https://www.ukrinform.ua/tag-elektroenergia" text:style-name="Internet_20_link" text:visited-style-name="Visited_20_Internet_20_Link">
</text:a>
 на об'єктах підприємства”, -йдеться в повідомленні.</text:p>
      <text:p text:style-name="P4">
У «Харківводоканалі» зазначили, що два генератори вже встановлені тафункціонують на насосних станціях комплексу з перекачування та очищеннястічних вод. Для двох інших готується майданчик для встановлення.</text:p>
      <text:p text:style-name="P4">
<text:span text:style-name="T4">
Читайте також:</text:span>
 <text:a xlink:type="simple" xlink:href="https://www.ukrinform.ua/rubric-economy/3709855-ukrzaliznica-otrimala-105-dizelgeneratoriv-vid-usaid.html" text:style-name="Internet_20_link" text:visited-style-name="Visited_20_Internet_20_Link">
 </text:a>
</text:p>
      <text:p text:style-name="P4">
Також поінформували, що допомогу підприємству надав уряд Японії за підтримкиУправління ООН з обслуговування проєктів (ЮНОПС).</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 &amp; Co. KG» за дорученнямуряду ФРН.</text:p>
      <text:p text:style-name="P4">
<text:span text:style-name="T5">
Фото: Пресслужба Харківської міської ради</text:span>
</text:p>
      <text:p text:style-name="P4">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At Lyman direction Russian army shelled  Nevske and Bilohorivka of Luhansk region and Torske,...</text:span>
</text:h>
      <text:p text:style-name="P4">
Authors: liveuamap (Language: en)</text:p>
      <text:p text:style-name="P4">
Time: 2023-05-23T-6:33:00</text:p>
      <text:p text:style-name="P4">
Location: Sieversk (Latitude:48.85952 Longtitude:38.18213)</text:p>
      <text:p text:style-name="P4">
Videos: []</text:p>
      <text:p text:style-name="P4">
Images: []</text:p>
      <text:p text:style-name="P4">
Tags: ["Russia"]</text:p>
      <text:p text:style-name="P4">
ID: 22564850</text:p>
      <!--METADATA-->
      <text:p text:style-name="P4">
At Lyman direction Russian army shelled Nevske and Bilohorivka of Luhanskregion and Torske, Spirne and Vesele of Donetsk region. Russian aviationconducted airstrikes at Bilohorivka of Luhansk region and Verkhnokamyanske ofDonetsk region, - General Staff of Armed Forces of Ukraine says in the morningreport</text:p>
      <text:p text:style-name="P4">
News Collection Link: <text:a xlink:type="simple" xlink:href="https://liveuamap.com/en/2023/23-may-at-lyman-direction-russian-army-shelled--nevske-and" text:style-name="Internet_20_link" text:visited-style-name="Visited_20_Internet_20_Link">
https://liveuamap.com/en/2023/23-may-at-lyman-direction-russian-army-shelled--nevske-and</text:a>
</text:p>
      <text:p text:style-name="P4">
Source: <text:a xlink:type="simple" xlink:href="https://t.me/lumsrc/4875" text:style-name="Internet_20_link" text:visited-style-name="Visited_20_Internet_20_Link">
https://t.me/lumsrc/4875</text:a>
</text:p>
      <!--NEWS-->
      <text:h text:style-name="P10" text:outline-level="1">
<text:span text:style-name="T4">
Ворог атакував Дніпропетровщину - голова облради показав наслідки обстрілів</text:span>
</text:h>
      <text:p text:style-name="P4">
Authors: Ukrinform (Person)</text:p>
      <text:p text:style-name="P4">
Publisher: Укринформ (Organization)</text:p>
      <text:p text:style-name="P4">
Published Time: 2023-05-23T-85:07:00+03:00</text:p>
      <text:p text:style-name="P4">
Modified Time: 2023-05-23T20:07:00+03:00</text:p>
      <text:p text:style-name="P4">
Description: Вдень 23 травня ворог атакував Нікополь та Марганецьку громаду. Є руйнування. — Укрінформ.</text:p>
      <text:p text:style-name="P4">
Images: ['<text:a xlink:type="simple" xlink:href="https://static.ukrinform.com/photos/2023_05/thumb_files/630_360_1684862181-400.jpg" text:style-name="Internet_20_link" text:visited-style-name="Visited_20_Internet_20_Link">
630_360_16848...</text:a>
']</text:p>
      <text:p text:style-name="P4">
Tags: ['Дніпропетровщина', 'Обстріл', 'Війна з Росією']</text:p>
      <text:p text:style-name="P4">
Type: Article</text:p>
      <!--METADATA-->
      <text:p text:style-name="P4">
<draw:frame draw:style-name="fr1" draw:name="Image62" text:anchor-type="as-char" svg:width="6.9236in" svg:height="3.956343in" draw:z-index="0">
<draw:image xlink:href="../Images/yкринформ/2023-05-23T-85-07-00-03-00/630_360_1684862181-400.jpg" xlink:type="simple" xlink:show="embed" xlink:actuate="onLoad" draw:mime-type="image/jpeg"/>
</draw:frame>
 Вдень 23травня ворог атакував Нікополь та Марганецьку громаду. Є руйнування.</text:p>
      <text:p text:style-name="P4">
Про це в <text:a xlink:type="simple" xlink:href="https://t.me/mykola_lukashuk/4701" text:style-name="Internet_20_link" text:visited-style-name="Visited_20_Internet_20_Link">
 </text:a>
 повідомляє головаДніпропетровської обласної ради Микола Лукашук, передає Укрінформ.</text:p>
      <text:p text:style-name="P4">
"Марганецька громада і Нікополь сьогодні зазнали ворожих атак: вранці окупантипоцілили по району з важкої артилерії", - написав Лукашук.</text:p>
      <text:p text:style-name="P4">
За його словами, внаслідок <text:a xlink:type="simple" xlink:href="https://www.ukrinform.ua/tag-obstril" text:style-name="Internet_20_link" text:visited-style-name="Visited_20_Internet_20_Link">
 </text:a>
 знищеногосподарську споруду, ще 4 - понівечено, пошкоджено будівлю готелю, 6приватних будинків, газогін. Люди не постраждали.</text:p>
      <text:p text:style-name="P4">
Крім того, надвечір ворог атакував і Мирівську громаду. Наразі інформаціяуточнюється. Інші райони області протягом дня росіяни не обстрілювали, додавЛукашук.</text:p>
      <text:p text:style-name="P4">
<text:span text:style-name="T4">
Читайте також:</text:span>
 <text:a xlink:type="simple" xlink:href="https://www.ukrinform.ua/rubric-ato/3713141-zagarbniki-obstrilali-ocakiv-poskodzeni-zitlovi-budinki-magazini-ta-gazoprovid.html" text:style-name="Internet_20_link" text:visited-style-name="Visited_20_Internet_20_Link">
 <text:span text:style-name="T4">
газопровід</text:span>
 </text:a>
</text:p>
      <text:p text:style-name="P4">
Раніше повідомлялося, що ворожа армія обстрілює Нікопольщину з тимчасовоокупованої території Запорізької області.</text:p>
      <text:p text:style-name="P4">
Source: <text:a xlink:type="simple" xlink:href="https://www.ukrinform.ua/rubric-ato/3713258-vorog-atakuvav-dnipropetrovsinu-golova-oblradi-pokazav-naslidki-obstriliv.html" text:style-name="Internet_20_link" text:visited-style-name="Visited_20_Internet_20_Link">
https://www.ukrinform.ua/rubric-ato/3713258-vorog-atakuvav-dnipropetrovsinu-golova-oblradi-pokazav-naslidki-obstriliv.html</text:a>
</text:p>
      <!--NEWS-->
      <text:h text:style-name="P10" text:outline-level="1">
<text:span text:style-name="T4">
At Bakhmut direction Russian army shelled Vasukivka, Orikhovo-Vasylivka, Markove, Hryhorivka,...</text:span>
</text:h>
      <text:p text:style-name="P4">
Authors: liveuamap (Language: en)</text:p>
      <text:p text:style-name="P4">
Time: 2023-05-23T-8:33:00</text:p>
      <text:p text:style-name="P4">
Location: Novhorods'ke, Donetsk Oblast (Latitude:48.33366 Longtitude:37.84018)</text:p>
      <text:p text:style-name="P4">
Videos: []</text:p>
      <text:p text:style-name="P4">
Images: []</text:p>
      <text:p text:style-name="P4">
Tags: ["Russia"]</text:p>
      <text:p text:style-name="P4">
ID: 22564849</text:p>
      <!--METADATA-->
      <text:p text:style-name="P4">
At Bakhmut direction Russian army shelled Vasukivka, Orikhovo-Vasylivka,Markove, Hryhorivka, Bakhmut, Ivanivske, Stupochky, Bila Hora, Toretsk,Pivnichne, Pivdene and New York of Donetsk region. Russian aviation conductedairstrikes at Bakhmut, Ivanivske and Bila Hora, - General Staff of ArmedForces of Ukraine says in the morning report</text:p>
      <text:p text:style-name="P4">
News Collection Link: <text:a xlink:type="simple" xlink:href="https://liveuamap.com/en/2023/23-may-at-bakhmut-direction-russian-army-shelled-vasukivka" text:style-name="Internet_20_link" text:visited-style-name="Visited_20_Internet_20_Link">
https://liveuamap.com/en/2023/23-may-at-bakhmut-direction-russian-army-shelled-vasukivka</text:a>
</text:p>
      <text:p text:style-name="P4">
Source: <text:a xlink:type="simple" xlink:href="https://t.me/lumsrc/4876" text:style-name="Internet_20_link" text:visited-style-name="Visited_20_Internet_20_Link">
https://t.me/lumsrc/4876</text:a>
</text:p>
      <!--NEWS-->
      <text:h text:style-name="P10" text:outline-level="1">
<text:span text:style-name="T4">
Євросоюз передав Україні 220 тисяч снарядів і 1300 ракет – Боррель</text:span>
</text:h>
      <text:p text:style-name="P4">
Authors: Ukrinform (Person)</text:p>
      <text:p text:style-name="P4">
Publisher: Укринформ (Organization)</text:p>
      <text:p text:style-name="P4">
Published Time: 2023-05-23T-93:55:00+03:00</text:p>
      <text:p text:style-name="P4">
Modified Time: 2023-05-23T19:55:00+03:00</text:p>
      <text:p text:style-name="P4">
Description: Наступні дні, тижні та місяці будуть вирішальними для російської війни проти України, і саме тому країни ЄС прискорюють доставку військової допомоги для українських збройних сил: з існуючих армійських запасів Україна отримала 220 тисяч снарядів різних калібрів та 1300 ракет. — Укрінформ.</text:p>
      <text:p text:style-name="P4">
Images: ['<text:a xlink:type="simple" xlink:href="https://static.ukrinform.com/photos/2023_01/thumb_files/630_360_1675163952-824.jpg" text:style-name="Internet_20_link" text:visited-style-name="Visited_20_Internet_20_Link">
630_360_16751...</text:a>
']</text:p>
      <text:p text:style-name="P4">
Tags: ['Євросоюз', 'Ракета', 'Україна', 'Боєприпаси', 'Боррель', 'Війна з Росією']</text:p>
      <text:p text:style-name="P4">
Type: Article</text:p>
      <!--METADATA-->
      <text:p text:style-name="P4">
<draw:frame draw:style-name="fr1" draw:name="Image63" text:anchor-type="as-char" svg:width="6.9236in" svg:height="3.956343in" draw:z-index="0">
<draw:image xlink:href="../Images/yкринформ/2023-05-23T-93-55-00-03-00/630_360_1675163952-824.jpg" xlink:type="simple" xlink:show="embed" xlink:actuate="onLoad" draw:mime-type="image/jpeg"/>
</draw:frame>
 Наступнідні, тижні та місяці будуть вирішальними для російської війни проти України, ісаме тому країни ЄС прискорюють доставку військової допомоги для українськихзбройних сил: з існуючих армійських запасів Україна отримала 220 тисячснарядів різних калібрів та 1300 ракет.</text:p>
      <text:p text:style-name="P4">
Про це сьогодні у Брюсселі під час пресконференції за підсумками Радиміністрів ЄС із зовнішніх відносин (з питань оборони) заявив високийпредставник ЄС Жозеп Боррель, повідомляє кореспондент Укрінформу.</text:p>
      <text:p text:style-name="P4">
«20 березня ми вирішити виділити 2 мільярди євро для постачання 1 мільйонаартилерійських боєприпасів для України протягом наступних 12 місяців, тапросили країни-члени надати їх з власних запасів. Останні цифри є набагатокращими, ніж ті, що ми мали ще десять днів тому. Я можу сьогодні оголосити, щозавдяки країнам-членам Україна отримала 220 тисяч артилерійських снарядіврізних калібрів та 1300 ракет. Цей перший «трек» буде відкритим до 31 травня,і я переконаний, що ми досягнемо показника (компенсацій – ред.) в 1 мільярдєвро, - наразі з цієї суми були розписані (для виконавців – ред.) вже 800мільйонів євро», - сказав Боррель.</text:p>
      <text:p text:style-name="P4">
<text:span text:style-name="T4">
Читайте також:</text:span>
 <text:a xlink:type="simple" xlink:href="https://www.ukrinform.ua/rubric-ato/3713166-ce-vijna-na-visnazenna-treba-bilse-zbroi-stoltenberg-anonsuvav-zustric-nato-es-i-ukraini.html" text:style-name="Internet_20_link" text:visited-style-name="Visited_20_Internet_20_Link">
 </text:a>
</text:p>
      <text:p text:style-name="P4">
Він нагадав, що другий «трек» програми з виробництва <text:a xlink:type="simple" xlink:href="https://www.ukrinform.ua/tag-boepripasi" text:style-name="Internet_20_link" text:visited-style-name="Visited_20_Internet_20_Link">
</text:a>
 передбачає колективне замовлення їхвиробництва на підприємствах європейської оборонної промисловості та напідприємствах Норвегії – на це завдання виділено ще один мільярд євро. Станомна сьогодні інтерес до цієї програми виявили 24 країни. Роль лідера у ційпрограмі відіграє Європейське оборонне агентство, ще два великі проєктиздійснюються під егідою Франції та Німеччини, відповідно.</text:p>
      <text:p text:style-name="P4">
Третій «трек» передбачає розвиток спроможності європейської оборонноїпромисловості на більш тривалу перспективу в інтересах європейської безпеки таоборони, - відповідні пропозиції Єврокомісія вже передала на розглядЄвропейського парламенту та ради ЄС.</text:p>
      <text:p text:style-name="P4">
Усе це, за словами Борреля, дозволить ЄС виконати зобов’язання та поставитиУкраїні 1 мільйон снарядів протягом 12 місяців.</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Як вже повідомлялося, сьогодні у Брюсселі відбулося засідання Ради міністрівЄС із зовнішніх відносин (з питань оборони). За ініціативи Шведськогоголовування ЄС під час зустрічі міністрів був організований неформальнийробочий ланч за участі генерального секретаря НАТО, який був цілкомприсвячений співробітництву між Європейським союзом і Альянсом, а такожкоординації зусиль з надання Україні військової допомоги для захисту відросійської агресії.</text:p>
      <text:p text:style-name="P4">
<text:span text:style-name="T5">
Фото: Генштаб ЗСУ</text:span>
</text:p>
      <text:p text:style-name="P4">
Source: <text:a xlink:type="simple" xlink:href="https://www.ukrinform.ua/rubric-ato/3713257-evrosouz-peredav-ukraini-220-tisac-snaradiv-i-1300-raket-borrel.html" text:style-name="Internet_20_link" text:visited-style-name="Visited_20_Internet_20_Link">
https://www.ukrinform.ua/rubric-ato/3713257-evrosouz-peredav-ukraini-220-tisac-snaradiv-i-1300-raket-borrel.html</text:a>
</text:p>
      <!--NEWS-->
      <text:h text:style-name="P10" text:outline-level="1">
<text:span text:style-name="T4">
Security operation continues in Grayvoron district of Belgorod region, - governor</text:span>
</text:h>
      <text:p text:style-name="P4">
Authors: liveuamap (Language: en)</text:p>
      <text:p text:style-name="P4">
Time: 2023-05-23T00:46:40</text:p>
      <text:p text:style-name="P4">
Location: Belgorod, Belgorodskaya oblast' (Latitude:50.45166 Longtitude:35.63025)</text:p>
      <text:p text:style-name="P4">
Videos: []</text:p>
      <text:p text:style-name="P4">
Images: []</text:p>
      <text:p text:style-name="P4">
Tags: ["Russia"]</text:p>
      <text:p text:style-name="P4">
ID: 22564735</text:p>
      <!--METADATA-->
      <text:p text:style-name="P4">
Security operation continues in Grayvoron district of Belgorod region, -governor</text:p>
      <text:p text:style-name="P4">
News Collection Link: <text:a xlink:type="simple" xlink:href="https://liveuamap.com/en/2023/23-may-security-operation-continues-in-grayvoron-district" text:style-name="Internet_20_link" text:visited-style-name="Visited_20_Internet_20_Link">
https://liveuamap.com/en/2023/23-may-security-operation-continues-in-grayvoron-district</text:a>
</text:p>
      <text:p text:style-name="P4">
Source: <text:a xlink:type="simple" xlink:href="https://t.me/rusbrief/119386" text:style-name="Internet_20_link" text:visited-style-name="Visited_20_Internet_20_Link">
https://t.me/rusbrief/119386</text:a>
</text:p>
      <!--NEWS-->
      <text:h text:style-name="P10" text:outline-level="1">
<text:span text:style-name="T4">
Dnipro, Dnipropetrovska Oblast(07:22). Red Alert: aerial threat. Sirens sounding. Take cover ...</text:span>
</text:h>
      <text:p text:style-name="P4">
Authors: liveuamap (Language: en)</text:p>
      <text:p text:style-name="P4">
Time: 2023-05-23T01:23:00</text:p>
      <text:p text:style-name="P4">
Location: Dnipro (Latitude:48.45835 Longtitude:35.03741)</text:p>
      <text:p text:style-name="P4">
Videos: []</text:p>
      <text:p text:style-name="P4">
Images: []</text:p>
      <text:p text:style-name="P4">
Tags: ["Europe", "Central and Eastern Europe"]</text:p>
      <text:p text:style-name="P4">
ID: 22564736</text:p>
      <!--METADATA-->
      <text:p text:style-name="P4">
Dnipro, Dnipropetrovska Oblast(07:22). Red Alert: aerial threat. Sirenssounding. Take cover now!</text:p>
      <text:p text:style-name="P4">
News Collection Link: <text:a xlink:type="simple" xlink:href="https://liveuamap.com/en/2023/23-may-dnipro-dnipropetrovska-oblast0722-red-g" text:style-name="Internet_20_link" text:visited-style-name="Visited_20_Internet_20_Link">
https://liveuamap.com/en/2023/23-may-dnipro-dnipropetrovska-oblast0722-red-g</text:a>
</text:p>
      <text:p text:style-name="P4">
Source: <text:a xlink:type="simple" xlink:href="https://t.me/suspilnednipro/15780" text:style-name="Internet_20_link" text:visited-style-name="Visited_20_Internet_20_Link">
https://t.me/suspilnednipro/15780</text:a>
</text:p>
      <!--NEWS-->
      <text:h text:style-name="P10" text:outline-level="1">
<text:span text:style-name="T4">
Ukrainian air defense shot down 8 drones overnight</text:span>
</text:h>
      <text:p text:style-name="P4">
Authors: liveuamap (Language: en)</text:p>
      <text:p text:style-name="P4">
Time: 2023-05-23T01:28:32</text:p>
      <text:p text:style-name="P4">
Location: Mykolaiv (Latitude:46.92776 Longtitude:32.00317)</text:p>
      <text:p text:style-name="P4">
Videos: []</text:p>
      <text:p text:style-name="P4">
Images: ["<text:a xlink:type="simple" xlink:href="https://liveuamap.com/pics/2023/05/23/22564737_0.jpg" text:style-name="Internet_20_link" text:visited-style-name="Visited_20_Internet_20_Link">
22564737_0.jpg</text:a>
"]</text:p>
      <text:p text:style-name="P4">
Tags: []</text:p>
      <text:p text:style-name="P4">
ID: 22564737</text:p>
      <!--METADATA-->
      <text:p text:style-name="P4">
Ukrainian air defense shot down 8 drones overnight</text:p>
      <text:p text:style-name="P4">
<draw:frame draw:style-name="fr1" draw:name="Image64" text:anchor-type="as-char" svg:width="6.9236in" svg:height="6.9236in" draw:z-index="0">
<draw:image xlink:href="../Images/liveuamap/2023-05-23T01-28-32/22564737_0.jpg" xlink:type="simple" xlink:show="embed" xlink:actuate="onLoad" draw:mime-type="image/jpeg"/>
</draw:frame>
</text:p>
      <text:p text:style-name="P4">
News Collection Link: <text:a xlink:type="simple" xlink:href="https://liveuamap.com/en/2023/23-may-ukrainian-air-defense-shot-down-8-drones-overnight" text:style-name="Internet_20_link" text:visited-style-name="Visited_20_Internet_20_Link">
https://liveuamap.com/en/2023/23-may-ukrainian-air-defense-shot-down-8-drones-overnight</text:a>
</text:p>
      <text:p text:style-name="P4">
Source: <text:a xlink:type="simple" xlink:href="https://t.me/dneproperatyv/63467" text:style-name="Internet_20_link" text:visited-style-name="Visited_20_Internet_20_Link">
https://t.me/dneproperatyv/63467</text:a>
</text:p>
      <!--NEWS-->
      <text:h text:style-name="P10" text:outline-level="1">
<text:span text:style-name="T4">
Kharkiv, Kharkivska Oblast, Donetsk Oblast(08:20). Red Alert: aerial threat. Sirens sounding....</text:span>
</text:h>
      <text:p text:style-name="P4">
Authors: liveuamap (Language: en)</text:p>
      <text:p text:style-name="P4">
Time: 2023-05-23T02:22:00</text:p>
      <text:p text:style-name="P4">
Location: Kharkiv (Latitude:49.98166 Longtitude:36.25216)</text:p>
      <text:p text:style-name="P4">
Videos: []</text:p>
      <text:p text:style-name="P4">
Images: []</text:p>
      <text:p text:style-name="P4">
Tags: ["Europe", "Central and Eastern Europe"]</text:p>
      <text:p text:style-name="P4">
ID: 22564814</text:p>
      <!--METADATA-->
      <text:p text:style-name="P4">
Kharkiv, Kharkivska Oblast, Donetsk Oblast(08:20). Red Alert: aerial threat.Sirens sounding. Take cover now!</text:p>
      <text:p text:style-name="P4">
News Collection Link: <text:a xlink:type="simple" xlink:href="https://liveuamap.com/en/2023/23-may-kharkiv-kharkivska-oblast-donetsk-oblag" text:style-name="Internet_20_link" text:visited-style-name="Visited_20_Internet_20_Link">
https://liveuamap.com/en/2023/23-may-kharkiv-kharkivska-oblast-donetsk-oblag</text:a>
</text:p>
      <text:p text:style-name="P4">
Source: <text:a xlink:type="simple" xlink:href="https://t.me/air_alert_ua/46359" text:style-name="Internet_20_link" text:visited-style-name="Visited_20_Internet_20_Link">
https://t.me/air_alert_ua/46359</text:a>
</text:p>
      <!--NEWS-->
      <text:h text:style-name="P10" text:outline-level="1">
<text:span text:style-name="T4">
Donetsk Oblast(09:24). Red Alert: aerial threat. Sirens sounding. Take cover now!</text:span>
</text:h>
      <text:p text:style-name="P4">
Authors: liveuamap (Language: en)</text:p>
      <text:p text:style-name="P4">
Time: 2023-05-23T03:26:00</text:p>
      <text:p text:style-name="P4">
Location: Donetsk Oblast (Latitude:48.72744 Longtitude:37.5781)</text:p>
      <text:p text:style-name="P4">
Videos: []</text:p>
      <text:p text:style-name="P4">
Images: []</text:p>
      <text:p text:style-name="P4">
Tags: ["Europe", "Central and Eastern Europe"]</text:p>
      <text:p text:style-name="P4">
ID: 22564825</text:p>
      <!--METADATA-->
      <text:p text:style-name="P4">
Donetsk Oblast(09:24). Red Alert: aerial threat. Sirens sounding. Take covernow!</text:p>
      <text:p text:style-name="P4">
News Collection Link: <text:a xlink:type="simple" xlink:href="https://liveuamap.com/en/2023/23-may-donetsk-oblast0924-red-alert-aerial-thg" text:style-name="Internet_20_link" text:visited-style-name="Visited_20_Internet_20_Link">
https://liveuamap.com/en/2023/23-may-donetsk-oblast0924-red-alert-aerial-thg</text:a>
</text:p>
      <text:p text:style-name="P4">
Source: <text:a xlink:type="simple" xlink:href="https://t.me/air_alert_ua/46363" text:style-name="Internet_20_link" text:visited-style-name="Visited_20_Internet_20_Link">
https://t.me/air_alert_ua/46363</text:a>
</text:p>
      <!--NEWS-->
      <text:h text:style-name="P10" text:outline-level="1">
<text:span text:style-name="T4">
Russian army conducted 20 missile strikes, 48 airstrikes and about 90 shelling with MLRS, - G...</text:span>
</text:h>
      <text:p text:style-name="P4">
Authors: liveuamap (Language: en)</text:p>
      <text:p text:style-name="P4">
Time: 2023-05-23T05:33:00</text:p>
      <text:p text:style-name="P4">
Location: Chernihiv (Latitude:52.08963 Longtitude:32.07458)</text:p>
      <text:p text:style-name="P4">
Videos: []</text:p>
      <text:p text:style-name="P4">
Images: []</text:p>
      <text:p text:style-name="P4">
Tags: ["Russia"]</text:p>
      <text:p text:style-name="P4">
ID: 22564860</text:p>
      <!--METADATA-->
      <text:p text:style-name="P4">
Russian army conducted 20 missile strikes, 48 airstrikes and about 90 shellingwith MLRS, - General Staff of Armed Forces of Ukraine says in the morningreport</text:p>
      <text:p text:style-name="P4">
News Collection Link: <text:a xlink:type="simple" xlink:href="https://liveuamap.com/en/2023/23-may-russian-army-conducted-20-missile-strikes-48-airstrikes" text:style-name="Internet_20_link" text:visited-style-name="Visited_20_Internet_20_Link">
https://liveuamap.com/en/2023/23-may-russian-army-conducted-20-missile-strikes-48-airstrikes</text:a>
</text:p>
      <text:p text:style-name="P4">
Source: <text:a xlink:type="simple" xlink:href="https://t.me/lumsrc/4872" text:style-name="Internet_20_link" text:visited-style-name="Visited_20_Internet_20_Link">
https://t.me/lumsrc/4872</text:a>
</text:p>
      <!--NEWS-->
      <text:h text:style-name="P10" text:outline-level="1">
<text:span text:style-name="T4">
Poltavska Oblast(12:21). Red Alert: aerial threat. Sirens sounding. Take cover now!</text:span>
</text:h>
      <text:p text:style-name="P4">
Authors: liveuamap (Language: en)</text:p>
      <text:p text:style-name="P4">
Time: 2023-05-23T06:22:00</text:p>
      <text:p text:style-name="P4">
Location: Poltavska Oblast (Latitude:49.47819 Longtitude:33.818)</text:p>
      <text:p text:style-name="P4">
Videos: []</text:p>
      <text:p text:style-name="P4">
Images: []</text:p>
      <text:p text:style-name="P4">
Tags: ["Europe", "Central and Eastern Europe"]</text:p>
      <text:p text:style-name="P4">
ID: 22564862</text:p>
      <!--METADATA-->
      <text:p text:style-name="P4">
Poltavska Oblast(12:21). Red Alert: aerial threat. Sirens sounding. Take covernow!</text:p>
      <text:p text:style-name="P4">
News Collection Link: <text:a xlink:type="simple" xlink:href="https://liveuamap.com/en/2023/23-may-poltavska-oblast1221-red-alert-aerial-g" text:style-name="Internet_20_link" text:visited-style-name="Visited_20_Internet_20_Link">
https://liveuamap.com/en/2023/23-may-poltavska-oblast1221-red-alert-aerial-g</text:a>
</text:p>
      <text:p text:style-name="P4">
Source: <text:a xlink:type="simple" xlink:href="https://t.me/suspilnepoltava/11277" text:style-name="Internet_20_link" text:visited-style-name="Visited_20_Internet_20_Link">
https://t.me/suspilnepoltava/11277</text:a>
</text:p>
      <!--NEWS-->
      <text:h text:style-name="P10" text:outline-level="1">
<text:span text:style-name="T4">
Dnipro, Dnipropetrovska Oblast(12:21). Red Alert: aerial threat. Sirens sounding. Take cover ...</text:span>
</text:h>
      <text:p text:style-name="P4">
Authors: liveuamap (Language: en)</text:p>
      <text:p text:style-name="P4">
Time: 2023-05-23T06:23:00</text:p>
      <text:p text:style-name="P4">
Location: Dnipro (Latitude:48.45991 Longtitude:35.03922)</text:p>
      <text:p text:style-name="P4">
Videos: []</text:p>
      <text:p text:style-name="P4">
Images: []</text:p>
      <text:p text:style-name="P4">
Tags: ["Europe", "Central and Eastern Europe"]</text:p>
      <text:p text:style-name="P4">
ID: 22564863</text:p>
      <!--METADATA-->
      <text:p text:style-name="P4">
Dnipro, Dnipropetrovska Oblast(12:21). Red Alert: aerial threat. Sirenssounding. Take cover now!</text:p>
      <text:p text:style-name="P4">
News Collection Link: <text:a xlink:type="simple" xlink:href="https://liveuamap.com/en/2023/23-may-dnipro-dnipropetrovska-oblast1221-red-g" text:style-name="Internet_20_link" text:visited-style-name="Visited_20_Internet_20_Link">
https://liveuamap.com/en/2023/23-may-dnipro-dnipropetrovska-oblast1221-red-g</text:a>
</text:p>
      <text:p text:style-name="P4">
Source: <text:a xlink:type="simple" xlink:href="https://t.me/air_alert_ua/46366" text:style-name="Internet_20_link" text:visited-style-name="Visited_20_Internet_20_Link">
https://t.me/air_alert_ua/46366</text:a>
</text:p>
      <!--NEWS-->
      <text:h text:style-name="P10" text:outline-level="1">
<text:span text:style-name="T4">
Kharkiv, Kharkivska Oblast(12:23). Red Alert: aerial threat. Sirens sounding. Take cover now!</text:span>
</text:h>
      <text:p text:style-name="P4">
Authors: liveuamap (Language: en)</text:p>
      <text:p text:style-name="P4">
Time: 2023-05-23T06:24:00</text:p>
      <text:p text:style-name="P4">
Location: Kharkiv (Latitude:49.98088 Longtitude:36.25332)</text:p>
      <text:p text:style-name="P4">
Videos: []</text:p>
      <text:p text:style-name="P4">
Images: []</text:p>
      <text:p text:style-name="P4">
Tags: ["Europe", "Central and Eastern Europe"]</text:p>
      <text:p text:style-name="P4">
ID: 22564864</text:p>
      <!--METADATA-->
      <text:p text:style-name="P4">
Kharkiv, Kharkivska Oblast(12:23). Red Alert: aerial threat. Sirens sounding.Take cover now!</text:p>
      <text:p text:style-name="P4">
News Collection Link: <text:a xlink:type="simple" xlink:href="https://liveuamap.com/en/2023/23-may-kharkiv-kharkivska-oblast1223-red-alerg" text:style-name="Internet_20_link" text:visited-style-name="Visited_20_Internet_20_Link">
https://liveuamap.com/en/2023/23-may-kharkiv-kharkivska-oblast1223-red-alerg</text:a>
</text:p>
      <text:p text:style-name="P4">
Source: <text:a xlink:type="simple" xlink:href="https://t.me/suspilnekharkiv/25127" text:style-name="Internet_20_link" text:visited-style-name="Visited_20_Internet_20_Link">
https://t.me/suspilnekharkiv/25127</text:a>
</text:p>
      <!--NEWS-->
      <text:h text:style-name="P10" text:outline-level="1">
<text:span text:style-name="T4">
Zaporizka Oblast(12:57). Red Alert: aerial threat. Sirens sounding. Take cover now!</text:span>
</text:h>
      <text:p text:style-name="P4">
Authors: liveuamap (Language: en)</text:p>
      <text:p text:style-name="P4">
Time: 2023-05-23T06:58:00</text:p>
      <text:p text:style-name="P4">
Location: Zaporizka Oblast (Latitude:47.612021 Longtitude:35.765261)</text:p>
      <text:p text:style-name="P4">
Videos: []</text:p>
      <text:p text:style-name="P4">
Images: []</text:p>
      <text:p text:style-name="P4">
Tags: ["Europe", "Central and Eastern Europe"]</text:p>
      <text:p text:style-name="P4">
ID: 22564869</text:p>
      <!--METADATA-->
      <text:p text:style-name="P4">
Zaporizka Oblast(12:57). Red Alert: aerial threat. Sirens sounding. Take covernow!</text:p>
      <text:p text:style-name="P4">
News Collection Link: <text:a xlink:type="simple" xlink:href="https://liveuamap.com/en/2023/23-may-zaporizka-oblast1257-red-alert-aerial-g" text:style-name="Internet_20_link" text:visited-style-name="Visited_20_Internet_20_Link">
https://liveuamap.com/en/2023/23-may-zaporizka-oblast1257-red-alert-aerial-g</text:a>
</text:p>
      <text:p text:style-name="P4">
Source: <text:a xlink:type="simple" xlink:href="https://t.me/air_alert_ua/46371" text:style-name="Internet_20_link" text:visited-style-name="Visited_20_Internet_20_Link">
https://t.me/air_alert_ua/46371</text:a>
</text:p>
      <!--NEWS-->
      <text:h text:style-name="P10" text:outline-level="1">
<text:span text:style-name="T4">
Putin: The Russian Federation did not start the war, but is trying with the help of the speci...</text:span>
</text:h>
      <text:p text:style-name="P4">
Authors: liveuamap (Language: en)</text:p>
      <text:p text:style-name="P4">
Time: 2023-05-23T08:16:26</text:p>
      <text:p text:style-name="P4">
Location: Moskva, Moscow (Latitude:55.74992 Longtitude:37.61839)</text:p>
      <text:p text:style-name="P4">
Videos: []</text:p>
      <text:p text:style-name="P4">
Images: []</text:p>
      <text:p text:style-name="P4">
Tags: ["Russia"]</text:p>
      <text:p text:style-name="P4">
ID: 22564876</text:p>
      <!--METADATA-->
      <text:p text:style-name="P4">
Putin: The Russian Federation did not start the war, but is trying with thehelp of the special operation to end the war waged by the enemy of our people.</text:p>
      <text:p text:style-name="P4">
News Collection Link: <text:a xlink:type="simple" xlink:href="https://liveuamap.com/en/2023/23-may-putin-the-russian-federation-did-not-start-the-war" text:style-name="Internet_20_link" text:visited-style-name="Visited_20_Internet_20_Link">
https://liveuamap.com/en/2023/23-may-putin-the-russian-federation-did-not-start-the-war</text:a>
</text:p>
      <text:p text:style-name="P4">
Source: <text:a xlink:type="simple" xlink:href="https://t.me/rusbrief/119552" text:style-name="Internet_20_link" text:visited-style-name="Visited_20_Internet_20_Link">
https://t.me/rusbrief/119552</text:a>
</text:p>
      <!--NEWS-->
      <text:h text:style-name="P10" text:outline-level="1">
<text:span text:style-name="T4">
За останній місяць пошуковцям вдалося знайти 50 тіл зниклих безвісти українців — Олег Котенко</text:span>
</text:h>
      <text:p text:style-name="P4">
Author: ['АРМІЯINFORM']</text:p>
      <text:p text:style-name="P4">
Time: 2023-05-23T16:00:00-04:00</text:p>
      <text:p text:style-name="P4">
Description: Лише за останній місяць пошуковим групам уповноваженого з питань осіб,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Tags: ['ОЛЕГ КОТЕНКО', 'УПОВНОВАЖЕНИЙ ЗІ ЗНИКЛИХ БЕЗВІСТИ']</text:p>
      <text:p text:style-name="P4">
Category: News</text:p>
      <!--METADATA-->
      <text:p text:style-name="P4">
<draw:frame draw:style-name="fr1" draw:name="Image65" text:anchor-type="as-char" svg:width="6.9236in" svg:height="3.799866in" draw:z-index="0">
<draw:image xlink:href="../Images/AРМІЯINFORM/2023-05-23T16-00-00-04-00/photo_5429218002701764490_y.jpg" xlink:type="simple" xlink:show="embed" xlink:actuate="onLoad" draw:mime-type="image/jpeg"/>
</draw:frame>
</text:p>
      <text:p text:style-name="P4">
Лише за останній місяць пошуковим групам уповноваженого з питань осіб, зниклихбезвісти за особливих обставин, вдалося знайти 50 тіл зниклих безвістиукраїнців.</text:p>
      <text:p text:style-name="P4">
Про це уповноважений з питань осіб, зниклих безвісти, Олег Котенко<text:a xlink:type="simple" xlink:href="https://t.me/Oleg_Kotenko_Patriot/144" text:style-name="Internet_20_link" text:visited-style-name="Visited_20_Internet_20_Link">
повідомив</text:a>
 у Telegram.</text:p>
      <text:p text:style-name="P4">
Також він оприлюднив світлини, які надав командир пошукових груп у Донецькій,Луганській та Харківській областях Олексій Юков.</text:p>
      <text:p text:style-name="P4">
<text:a xlink:type="simple" xlink:href="https://armyinform.com.ua/wp-content/uploads/2023/05/photo_5429218002701764495_y.jpg" text:style-name="Internet_20_link" text:visited-style-name="Visited_20_Internet_20_Link">
<draw:frame draw:style-name="fr1" draw:name="Image66" text:anchor-type="as-char" svg:width="6.9236in" svg:height="6.9236in" draw:z-index="0">
<draw:image xlink:href="../Images/AРМІЯINFORM/2023-05-23T16-00-00-04-00/photo_5429218002701764495_y-150x150.jpg" xlink:type="simple" xlink:show="embed" xlink:actuate="onLoad" draw:mime-type="image/jpeg"/>
</draw:frame>
</text:a>
</text:p>
      <text:p text:style-name="P4">
<text:a xlink:type="simple" xlink:href="https://armyinform.com.ua/wp-content/uploads/2023/05/photo_5429218002701764494_y.jpg" text:style-name="Internet_20_link" text:visited-style-name="Visited_20_Internet_20_Link">
<draw:frame draw:style-name="fr1" draw:name="Image67" text:anchor-type="as-char" svg:width="6.9236in" svg:height="6.9236in" draw:z-index="0">
<draw:image xlink:href="../Images/AРМІЯINFORM/2023-05-23T16-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68" text:anchor-type="as-char" svg:width="6.9236in" svg:height="6.9236in" draw:z-index="0">
<draw:image xlink:href="../Images/AРМІЯINFORM/2023-05-23T16-00-00-04-00/photo_5429218002701764493_y-150x150.jpg" xlink:type="simple" xlink:show="embed" xlink:actuate="onLoad" draw:mime-type="image/jpeg"/>
</draw:frame>
</text:a>
</text:p>
      <text:p text:style-name="P4">
«Кадри були зроблені на звільнених територіях під час відпрацювання локаційімовірних поховань. Лише за останній місяць пошуковцям вдалося піднятип’ятдесят тіл», — зазначив уповноважений.</text:p>
      <text:p text:style-name="P4">
Котенко закликав усіх, кому відомо про ймовірні місця поховання, повідомлятина гарячі лінії уповноваженого в будні за телефоном: 0 800 339 247, у вихідніможна надсилати повідомлення у Вайбер і Телеграм за номером: (095) 896-04-21.</text:p>
      <text:p text:style-name="P4">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NEWS-->
      <text:h text:style-name="P10" text:outline-level="1">
<text:span text:style-name="T4">
Навчання українських пілотів на F-16 не робить НАТО стороною конфлікту – Столтенберг</text:span>
</text:h>
      <text:p text:style-name="P4">
Authors: Ukrinform (Person)</text:p>
      <text:p text:style-name="P4">
Publisher: Укринформ (Organization)</text:p>
      <text:p text:style-name="P4">
Published Time: 2023-05-23T16:29:00+03:00</text:p>
      <text:p text:style-name="P4">
Modified Time: 2023-05-23T16:29:00+03:00</text:p>
      <text:p text:style-name="P4">
Description: Генеральний секретар НАТО привітав рішення щодо надання Україні бойових літаків F-16 і оголошення країн-союзниць про початок тренування українських пілотів на сучасних винищувачах, що, однак, не робить Альянс стороною конфлікту. — Укрінформ.</text:p>
      <text:p text:style-name="P4">
Images: ['<text:a xlink:type="simple" xlink:href="https://static.ukrinform.com/photos/2022_12/thumb_files/630_360_1669890660-463.jpg" text:style-name="Internet_20_link" text:visited-style-name="Visited_20_Internet_20_Link">
630_360_16698...</text:a>
']</text:p>
      <text:p text:style-name="P4">
Tags: ['НАТО', 'Столтенберг', 'Україна', 'Зброя']</text:p>
      <text:p text:style-name="P4">
Type: Article</text:p>
      <!--METADATA-->
      <text:p text:style-name="P4">
<draw:frame draw:style-name="fr1" draw:name="Image69" text:anchor-type="as-char" svg:width="6.9236in" svg:height="3.956343in" draw:z-index="0">
<draw:image xlink:href="../Images/yкринформ/2023-05-23T16-29-00-03-00/630_360_1669890660-463.jpg" xlink:type="simple" xlink:show="embed" xlink:actuate="onLoad" draw:mime-type="image/jpeg"/>
</draw:frame>
Генеральний секретар НАТО привітав рішення щодо надання Україні бойовихлітаків F-16 і оголошення країн-союзниць про початок тренування українськихпілотів на сучасних винищувачах, що, однак, не робить Альянс стороноюконфлікту.</text:p>
      <text:p text:style-name="P4">
Про це у Брюсселі заявив генеральний секретар НАТО Єнс Столтенберг, повідомляєкореспондент Укрінформу.</text:p>
      <text:p text:style-name="P4">
«Війна в Україні продемонструвала важливість спільної роботи НАТО і ЄС, якіразом надали Україні безпрецедентну допомогу. За минулі місяці ми надали важкібойові танки Leopard, британські Challenger, американські Abrams. Минулоготижня Велика Британія поставила сучасні крилаті ракети великої дальності, яківже вносять зміни на полі бою. Ми чули оголошення від кількох країн, включаючиСполучені Штати, Велику Британію та кілька європейських союзників, про початоктренування (українських – ред.) пілотів за стандартами НАТО на сучаснихзахідних винищувачах. Це демонструє нашу готовність стояти поряд з Україноютривалий час», - сказав Столтенберг.</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Боррель</text:span>
 </text:a>
</text:p>
      <text:p text:style-name="P4">
Він привітав політичне рішення щодо надання Україні бойових літаків F-16.</text:p>
      <text:p text:style-name="P4">
«Вважаю, що це хороша ідея. Я вітаю рішення кількох країн-союзниць розпочатитренування пілотів, що надає можливість пізніше поставити й літаки. Але язалишаю це право окремим країнам-союзницям - оголошувати, коли саме вонипочинають таке тренування», - сказав керівник НАТО.</text:p>
      <text:p text:style-name="P4">
Він привітав оголошення Президента США Байдена щодо готовності допомогтиУкраїні з поставками бойових літаків, оскільки саме США є виробниками таголовними постачальниками F-16. Тож коли Сполучені Штати розпочнуть такетренування, це буде важливий крок, який на певному етапі дозволить забезпечитиУкраїну цими літаками.</text:p>
      <text:p text:style-name="P4">
<text:span text:style-name="T4">
Читайте також:</text:span>
 <text:a xlink:type="simple" xlink:href="https://www.ukrinform.ua/rubric-ato/3712990-u-polsi-pidtverdili-navcanna-ukrainskih-pilotiv-na-f16.html" text:style-name="Internet_20_link" text:visited-style-name="Visited_20_Internet_20_Link">
 </text:a>
</text:p>
      <text:p text:style-name="P4">
«Все це надсилає дуже чіткий сигнал, що ми розраховуємо на довгостроковудопомогу (для України) і Росії не вдасться нас «перечекати». Президент Путінрозпочав цю війну, він може її і завершити. Треба пам’ятати, чим є ця війна,це загарбницька війна. Україна має право на самооборону, що прописано в ХартіїООН. Ми допомагаємо Україні скористатися цим правом. Це не робить Альянсстороною конфлікту. Ми підтримуємо Україну в її захисті від вторгнення», -наголосив <text:a xlink:type="simple" xlink:href="https://www.ukrinform.ua/tag-stoltenberg" text:style-name="Internet_20_link" text:visited-style-name="Visited_20_Internet_20_Link">
 </text:a>
</text:p>
      <text:p text:style-name="P4">
Генеральний секретар НАТО зауважив, що президент Путін зробив кілька великихстратегічних помилок, коли вдерся в Україну. Частково тому, що він тотальнонедооцінив українців, їх мужність та готовність до спротиву. Він такожнедооцінив партнерів по НАТО, які продемонстрували волю та готовністьпідтримувати Україну. Така допомога союзників дозволила Україні розпочатизвільнення своїх територій і витискати звідти російські війська.</text:p>
      <text:p text:style-name="P4">
Як повідомлялося, сьогодні у Брюсселі продовжується засідання Ради міністрівЄС із зовнішніх відносин за участі міністрів оборони. За ініціативи Шведськогоголовування ЄС під час зустрічі міністрів був організований неформальнийробочий ланч за участі генерального секретаря НАТО, який був присвяченийспівробітництву між Європейським Союзом і НАТО.</text:p>
      <text:p text:style-name="P4">
Source: <text:a xlink:type="simple" xlink:href="https://www.ukrinform.ua/rubric-ato/3713127-navcanna-ukrainskih-pilotiv-na-f16-ne-robit-nato-storonou-konfliktu-stoltenberg.html" text:style-name="Internet_20_link" text:visited-style-name="Visited_20_Internet_20_Link">
https://www.ukrinform.ua/rubric-ato/3713127-navcanna-ukrainskih-pilotiv-na-f16-ne-robit-nato-storonou-konfliktu-stoltenberg.html</text:a>
</text:p>
      <!--NEWS-->
      <text:h text:style-name="P10" text:outline-level="1">
<text:span text:style-name="T4">
У Таїланді обвалився дах школи - семеро загиблих, 23 поранених</text:span>
</text:h>
      <text:p text:style-name="P4">
Authors: Ukrinform (Person)</text:p>
      <text:p text:style-name="P4">
Publisher: Укринформ (Organization)</text:p>
      <text:p text:style-name="P4">
Published Time: 2023-05-23T16:31:00+03:00</text:p>
      <text:p text:style-name="P4">
Modified Time: 2023-05-23T16:31:00+03:00</text:p>
      <text:p text:style-name="P4">
Description: Семеро осіб загинули, ще 23 зазнали поранень унаслідок обвалення шкільної спортивної арени на півночі Таїланду. — Укрінформ.</text:p>
      <text:p text:style-name="P4">
Images: ['<text:a xlink:type="simple" xlink:href="https://static.ukrinform.com/photos/2023_05/thumb_files/630_360_1684848508-176.jpg" text:style-name="Internet_20_link" text:visited-style-name="Visited_20_Internet_20_Link">
630_360_16848...</text:a>
']</text:p>
      <text:p text:style-name="P4">
Tags: ['Обвалення', 'Школа', 'Таїланд']</text:p>
      <text:p text:style-name="P4">
Type: Article</text:p>
      <!--METADATA-->
      <text:p text:style-name="P4">
<draw:frame draw:style-name="fr1" draw:name="Image70" text:anchor-type="as-char" svg:width="6.9236in" svg:height="3.956343in" draw:z-index="0">
<draw:image xlink:href="../Images/yкринформ/2023-05-23T16-31-00-03-00/630_360_1684848508-176.jpg" xlink:type="simple" xlink:show="embed" xlink:actuate="onLoad" draw:mime-type="image/jpeg"/>
</draw:frame>
 Семероосіб загинули, ще 23 зазнали поранень унаслідок обвалення шкільної спортивноїарени на півночі Таїланду.</text:p>
      <text:p text:style-name="P4">
Як передає Укрінформ, про це повідомляє <text:a xlink:type="simple" xlink:href="https://english.news.cn/asiapacific/20230523/999b973fd0854fa1b23269f5d5f103e8/c.html" text:style-name="Internet_20_link" text:visited-style-name="Visited_20_Internet_20_Link">
</text:a>
<text:a xlink:type="simple" xlink:href="https://english.news.cn/asiapacific/20230523/999b973fd0854fa1b23269f5d5f103e8/c.html" text:style-name="Internet_20_link" text:visited-style-name="Visited_20_Internet_20_Link">
</text:a>
із посиланням на місцеві ЗМІ.</text:p>
      <text:p text:style-name="P4">
Аварія сталася близько 19:00 за місцевим часом у понеділок, коли дахспортивної арени початкової <text:a xlink:type="simple" xlink:href="https://www.ukrinform.ua/tag-skola" text:style-name="Internet_20_link" text:visited-style-name="Visited_20_Internet_20_Link">
 </text:a>
 упровінції Пхічіт обвалився під час сильної зливи, зазначає Департамент іззапобігання катастрофам та пом’якшення їх наслідків.</text:p>
      <text:p text:style-name="P4">
Там також повідомили, що постраждалих перевели до двох місцевих лікарень.</text:p>
      <text:p text:style-name="P4">
За даними місцевих ЗМІ, вихор ударив по металевому даху будівлі, у результатічого вся конструкція обвалилася, а учні, батьки та шкільний персоналзалишилися під уламками.</text:p>
      <text:p text:style-name="P4">
Прем’єр-міністр Прают Чан-оча доручив відповідним відомствам визначитипріоритетність пошуків зниклих безвісти, оцінити масштаби збитків і надатишвидку допомогу постраждалим, повідомив заступник його генсекретаря та речникауряду Ануча Бурапачаісрі.</text:p>
      <text:p text:style-name="P4">
Губернатор провінції Пайон Асавапічайон відвідав у вівторок постраждале місце,де щонайменше 100 місцевих домогосподарств повідомили про збитки внаслідокшторму, подальші оцінки збитків тривають.</text:p>
      <text:p text:style-name="P4">
<text:span text:style-name="T4">
Читайте також:</text:span>
 <text:a xlink:type="simple" xlink:href="https://www.ukrinform.ua/rubric-world/3708069-kilkist-zagiblih-unaslidok-poveni-v-kongo-perevisila-430.html" text:style-name="Internet_20_link" text:visited-style-name="Visited_20_Internet_20_Link">
 </text:a>
</text:p>
      <text:p text:style-name="P4">
Школу та інші постраждалі території оголошено зоною лиха.</text:p>
      <text:p text:style-name="P4">
Як повідомляв Укрінформ, військове керівництво М'янми оголосило штат Ракхайнзоною стихійного лиха після того, як унаслідок <text:a xlink:type="simple" xlink:href="https://www.ukrinform.ua/rubric-world/3711507-u-manmi-kilkist-zagiblih-unaslidok-ciklonu-zrosla-do-145.html" text:style-name="Internet_20_link" text:visited-style-name="Visited_20_Internet_20_Link">
</text:a>
 загинуло щонайменше 145 людей.</text:p>
      <text:p text:style-name="P4">
<text:span text:style-name="T5">
Фото: TNA</text:span>
</text:p>
      <text:p text:style-name="P4">
Source: <text:a xlink:type="simple" xlink:href="https://www.ukrinform.ua/rubric-world/3713125-u-tailandi-obvalivsa-dah-skoli-semero-zagiblih-23-poranenih.html" text:style-name="Internet_20_link" text:visited-style-name="Visited_20_Internet_20_Link">
https://www.ukrinform.ua/rubric-world/3713125-u-tailandi-obvalivsa-dah-skoli-semero-zagiblih-23-poranenih.html</text:a>
</text:p>
      <!--NEWS-->
      <text:h text:style-name="P10" text:outline-level="1">
<text:span text:style-name="T4">
У РФ засудили українця до 16 років за «шпигунство»</text:span>
</text:h>
      <text:p text:style-name="P4">
Authors: Ukrinform (Person)</text:p>
      <text:p text:style-name="P4">
Publisher: Укринформ (Organization)</text:p>
      <text:p text:style-name="P4">
Published Time: 2023-05-23T16:35:00+03:00</text:p>
      <text:p text:style-name="P4">
Modified Time: 2023-05-23T16:35:00+03:00</text:p>
      <text:p text:style-name="P4">
Description: Суд РФ у Тулі засудив до 16 років колонії суворого режиму громадянина України Андрія Петкевича. — Укрінформ.</text:p>
      <text:p text:style-name="P4">
Images: ['<text:a xlink:type="simple" xlink:href="https://static.ukrinform.com/photos/2020_05/thumb_files/630_360_1589901550-438.jpg" text:style-name="Internet_20_link" text:visited-style-name="Visited_20_Internet_20_Link">
630_360_15899...</text:a>
']</text:p>
      <text:p text:style-name="P4">
Tags: ['Шпигун', 'Суд', 'Україна', 'Росія', 'Вирок']</text:p>
      <text:p text:style-name="P4">
Type: Article</text:p>
      <!--METADATA-->
      <text:p text:style-name="P4">
<draw:frame draw:style-name="fr1" draw:name="Image71" text:anchor-type="as-char" svg:width="6.9236in" svg:height="3.956343in" draw:z-index="0">
<draw:image xlink:href="../Images/yкринформ/2023-05-23T16-35-00-03-00/630_360_1589901550-438.jpg" xlink:type="simple" xlink:show="embed" xlink:actuate="onLoad" draw:mime-type="image/jpeg"/>
</draw:frame>
 Суд РФ уТулі засудив до 16 років колонії суворого режиму громадянина України АндріяПеткевича.</text:p>
      <text:p text:style-name="P4">
Про це повідомив Центр громадських зв'язків ФСБ, передає Укрінформ зпосиланням на  <text:a xlink:type="simple" xlink:href="https://www.interfax.ru/russia/902707" text:style-name="Internet_20_link" text:visited-style-name="Visited_20_Internet_20_Link">
 </text:a>
 .</text:p>
      <text:p text:style-name="P4">
Петкевича визнано винним у «спробі вербувати співробітників російськихоборонних підприємств у шпигунських цілях».</text:p>
      <text:p text:style-name="P4">
За версією <text:a xlink:type="simple" xlink:href="https://www.ukrinform.ua/tag-fsb-rf" text:style-name="Internet_20_link" text:visited-style-name="Visited_20_Internet_20_Link">
 </text:a>
 , Петкевич нібито зазавданням розвідувальних служб України шукав працівників оборонних підприємствРосії «з числа секретоносіїв», аби отримати від них засекречені відомості пророзробки в галузі стрілецького озброєння.</text:p>
      <text:p text:style-name="P4">
Вирок суду набрав законної сили.</text:p>
      <text:p text:style-name="P4">
<text:span text:style-name="T4">
Читайте також:</text:span>
 <text:a xlink:type="simple" xlink:href="https://www.ukrinform.ua/rubric-world/3711994-u-mks-vidreaguvali-na-ogolosenna-moskvou-v-rozsuk-prokurora-sudu.html" text:style-name="Internet_20_link" text:visited-style-name="Visited_20_Internet_20_Link">
 <text:span text:style-name="T4">
суду</text:span>
 </text:a>
</text:p>
      <text:p text:style-name="P4">
Українця було затримано у серпні 2021 року.</text:p>
      <text:p text:style-name="P4">
Як повідомляв Укрінформ, російська влада затримала громадянина США Пола Віланав грудні 2018 року. Його звинуватили у шпигунстві та ув’язнили на 16 років.Вілан категорично заперечує звинувачення.</text:p>
      <text:p text:style-name="P4">
Репортер WSJ  <text:a xlink:type="simple" xlink:href="https://www.ukrinform.ua/rubric-world/3689361-u-rosii-za-spigunstvo-zatrimali-zurnalista-the-wall-street-journal.html" text:style-name="Internet_20_link" text:visited-style-name="Visited_20_Internet_20_Link">
 </text:a>
 у РФ 29 березня2023 року під час журналістського відрядження до Єкатеринбурга. Він ставпершим представником американського ЗМІ, <text:a xlink:type="simple" xlink:href="https://www.ukrinform.ua/rubric-world/3689560-sprava-pro-spigunstvo-sud-u-moskvi-zaarestuvav-zurnalista-wsj-gerskovica.html" text:style-name="Internet_20_link" text:visited-style-name="Visited_20_Internet_20_Link">
 </text:a>
 російською владою.</text:p>
      <text:p text:style-name="P4">
Source: <text:a xlink:type="simple" xlink:href="https://www.ukrinform.ua/rubric-society/3713135-u-rosii-zasudili-ukrainca-do-16-rokiv-za-spigunstvo.html" text:style-name="Internet_20_link" text:visited-style-name="Visited_20_Internet_20_Link">
https://www.ukrinform.ua/rubric-society/3713135-u-rosii-zasudili-ukrainca-do-16-rokiv-za-spigunstvo.html</text:a>
</text:p>
      <!--NEWS-->
      <text:h text:style-name="P10" text:outline-level="1">
<text:span text:style-name="T4">
Понад 1000 вогневих завдань за добу: як ЗСУ нищать ворога на Таврійському напрямку</text:span>
</text:h>
      <text:p text:style-name="P4">
Authors: Ukrinform (Person)</text:p>
      <text:p text:style-name="P4">
Publisher: Укринформ (Organization)</text:p>
      <text:p text:style-name="P4">
Published Time: 2023-05-23T16:38:00+03:00</text:p>
      <text:p text:style-name="P4">
Modified Time: 2023-05-23T16:38:00+03:00</text:p>
      <text:p text:style-name="P4">
Description: За добу Сили оборони на Таврійському напрямку виконали понад тисячу вогневих завдань, знищили й поранили більше роти російських окупантів. — Укрінформ.</text:p>
      <text:p text:style-name="P4">
Images: ['<text:a xlink:type="simple" xlink:href="https://static.ukrinform.com/photos/2023_05/thumb_files/630_360_1683890018-634.jpg" text:style-name="Internet_20_link" text:visited-style-name="Visited_20_Internet_20_Link">
630_360_16838...</text:a>
']</text:p>
      <text:p text:style-name="P4">
Tags: ['ЗСУ', 'Таврія', 'Війна з Росією', 'Артилерія']</text:p>
      <text:p text:style-name="P4">
Type: Article</text:p>
      <!--METADATA-->
      <text:p text:style-name="P4">
<draw:frame draw:style-name="fr1" draw:name="Image72" text:anchor-type="as-char" svg:width="6.9236in" svg:height="3.956343in" draw:z-index="0">
<draw:image xlink:href="../Images/yкринформ/2023-05-23T16-38-00-03-00/630_360_1683890018-634.jpg" xlink:type="simple" xlink:show="embed" xlink:actuate="onLoad" draw:mime-type="image/jpeg"/>
</draw:frame>
 За добуСили оборони на Таврійському напрямку виконали понад тисячу вогневих завдань,знищили й поранили більше роти російських окупантів.</text:p>
      <text:p text:style-name="P4">
Як передає Укрінформ, про це в  <text:a xlink:type="simple" xlink:href="https://t.me/otarnavskiy/93" text:style-name="Internet_20_link" text:visited-style-name="Visited_20_Internet_20_Link">
 </text:a>
 повідомляєкомандувач оперативно-стратегічного угруповання військ «Таврія» генералОлександр Тарнавський.</text:p>
      <text:p text:style-name="P4">
«Робота по знищенню ворога продовжується. Підрозділи ракетних військ таартилерії Сил оборони Таврійського напрямку протягом доби виконали 1029вогневих завдань.</text:p>
      <text:p text:style-name="P4">
Втрати ворога вбитими та пораненими склали більше роти», - зазначивкомандувач.</text:p>
      <text:p text:style-name="P4">
<text:span text:style-name="T4">
Читайте також:</text:span>
 <text:a xlink:type="simple" xlink:href="https://www.ukrinform.ua/rubric-culture/3712957-rosiani-rozgrabuvali-muzejzapovidnik-hersones-tavrijskij.html" text:style-name="Internet_20_link" text:visited-style-name="Visited_20_Internet_20_Link">
 <text:span text:style-name="T4">
Таврі</text:span>
 </text:a>
</text:p>
      <text:p text:style-name="P4">
Як повідомляв Укрінформ, Сили оборони з 24 лютого 2022 року по 23 травня 2023року <text:a xlink:type="simple" xlink:href="https://www.ukrinform.ua/rubric-ato/3712858-zsu-znisili-vze-204-360-rosijskih-zagarbnikiv.html" text:style-name="Internet_20_link" text:visited-style-name="Visited_20_Internet_20_Link">
 </text:a>
 , з них 480 осіб - за минулу добу.Крім того, Сили оборони знищили 3789 ворожих танків (+4), бойових броньованихмашин ‒ 7419 (+12), артилерійських систем – 3318 (+40), РСЗВ – 565 (+0),засобів ППО ‒ 327 (+0), літаків – 309 (+0), гелікоптерів – 295 (+1), БПЛАоперативно-тактичного рівня – 2864 (+34), крилатих ракет ‒ 1015 (+4), кораблів/ катерів ‒ 18 (+0), автомобільної техніки та автоцистерн – 6139 (+10),спеціальної техніки ‒ 433 (+6).</text:p>
      <text:p text:style-name="P4">
Source: <text:a xlink:type="simple" xlink:href="https://www.ukrinform.ua/rubric-ato/3713129-ponad-1000-vognevih-zavdan-za-dobu-ak-sili-oboroni-nisat-voroga-na-tavrijskomu-napramku.html" text:style-name="Internet_20_link" text:visited-style-name="Visited_20_Internet_20_Link">
https://www.ukrinform.ua/rubric-ato/3713129-ponad-1000-vognevih-zavdan-za-dobu-ak-sili-oboroni-nisat-voroga-na-tavrijskomu-napramku.html</text:a>
</text:p>
      <!--NEWS-->
      <text:h text:style-name="P10" text:outline-level="1">
<text:span text:style-name="T4">
Росія тисне на Індію та інші країни, щоб її не внесли до чорного списку FATF - Bloomberg</text:span>
</text:h>
      <text:p text:style-name="P4">
Authors: Ukrinform (Person)</text:p>
      <text:p text:style-name="P4">
Publisher: Укринформ (Organization)</text:p>
      <text:p text:style-name="P4">
Published Time: 2023-05-23T16:48:00+03:00</text:p>
      <text:p text:style-name="P4">
Modified Time: 2023-05-23T16:48:00+03:00</text:p>
      <text:p text:style-name="P4">
Description: Москва тисне на закордонні уряди, зокрема на Індію, аби її не внесли до чорного списку глобальної організації з боротьби з відмиванням коштів – Financial Action Task Force (FATF). — Укрінформ.</text:p>
      <text:p text:style-name="P4">
Images: ['<text:a xlink:type="simple" xlink:href="https://static.ukrinform.com/photos/2023_02/thumb_files/630_360_1677241298-478.png" text:style-name="Internet_20_link" text:visited-style-name="Visited_20_Internet_20_Link">
630_360_16772...</text:a>
']</text:p>
      <text:p text:style-name="P4">
Tags: ['Індія', 'Москва', 'Війна з Росією', 'FATF']</text:p>
      <text:p text:style-name="P4">
Type: Article</text:p>
      <!--METADATA-->
      <text:p text:style-name="P4">
<draw:frame draw:style-name="fr1" draw:name="Image73" text:anchor-type="as-char" svg:width="6.9236in" svg:height="3.956343in" draw:z-index="0">
<draw:image xlink:href="../Images/yкринформ/2023-05-23T16-48-00-03-00/630_360_1677241298-478.png" xlink:type="simple" xlink:show="embed" xlink:actuate="onLoad" draw:mime-type="image/png"/>
</draw:frame>
 Москватисне на закордонні уряди, зокрема на Індію, аби її не внесли до чорногосписку глобальної організації з боротьби з відмиванням коштів – FinancialAction Task Force (FATF).</text:p>
      <text:p text:style-name="P4">
Як передає Укрінформ, про це повідомляє агенція <text:a xlink:type="simple" xlink:href="https://www.bloomberg.com/news/articles/2023-05-23/putin-pushes-india-to-help-russia-avoid-fatf-global-financial-blacklist" text:style-name="Internet_20_link" text:visited-style-name="Visited_20_Internet_20_Link">
</text:a>
</text:p>
      <text:p text:style-name="P4">
Зокрема, Москва погрожує зірвати оборонні та енергетичні угоди, якщо іноземніуряди не допоможуть заблокувати очікувані кроки, спрямовані на перетворення РФна фінансову державу-ізгоя через її вторгнення в Україну.</text:p>
      <text:p text:style-name="P4">
Документи, з якими ознайомився Bloomberg, та звіти офіційних осіб у країнах <text:a xlink:type="simple" xlink:href="https://www.ukrinform.ua/tag-nato" text:style-name="Internet_20_link" text:visited-style-name="Visited_20_Internet_20_Link">
</text:a>
 свідчать про тиск РФ на комерційнихпартнерів напередодні червневої зустрічі FATF.</text:p>
      <text:p text:style-name="P4">
Як зазначається, РФ відсторонили від участі в цій організації через рік післяпочатку повномасштабної війни. Україна наполягає, що FATF має запровадитиподальші обмеження та додати Росію до свого чорного чи сірого списків.</text:p>
      <text:p text:style-name="P4">
Чорний список FATF поставив би Кремль в одну компанію з Північною Кореєю,Іраном та М’янмою, єдиними країнами, які мають таке визначення, та занурив бийого економіку ще глибше в ізоляцію.</text:p>
      <text:p text:style-name="P4">
<text:span text:style-name="T4">
Читайте також:</text:span>
 <text:a xlink:type="simple" xlink:href="https://www.ukrinform.ua/rubric-polytics/3674779-prizupinenna-fatf-clenstva-rosii-radikalno-oslabit-ii-ekonomiku-smigal.html" text:style-name="Internet_20_link" text:visited-style-name="Visited_20_Internet_20_Link">
 <text:span text:style-name="T4">
FATF</text:span>
 </text:a>
</text:p>
      <text:p text:style-name="P4">
Якщо цей захід ухвалять, країни-члени, а також банки, інвестиційні компанії тафірми з обробки платежів будуть зобов’язані проводити посилену перевірку, а внайбільш серйозних випадках вживати контрзаходів для захисту міжнародноїфінансової системи.</text:p>
      <text:p text:style-name="P4">
Як повідомлялося, Індія та РФ <text:a xlink:type="simple" xlink:href="https://www.ukrinform.ua/rubric-world/3705215-india-planue-viroblati-rosijsku-zbrou-na-vlasnij-teritorii-zmi.html" text:style-name="Internet_20_link" text:visited-style-name="Visited_20_Internet_20_Link">
 </text:a>
 на території Індії російського військового обладнання та запчастин.</text:p>
      <text:p text:style-name="P4">
Source: <text:a xlink:type="simple" xlink:href="https://www.ukrinform.ua/rubric-world/3713133-moskva-tisne-na-indiu-ta-insi-kraini-sob-ii-ne-vnesli-do-cornogo-spisku-fatf-bloomberg.html" text:style-name="Internet_20_link" text:visited-style-name="Visited_20_Internet_20_Link">
https://www.ukrinform.ua/rubric-world/3713133-moskva-tisne-na-indiu-ta-insi-kraini-sob-ii-ne-vnesli-do-cornogo-spisku-fatf-bloomberg.html</text:a>
</text:p>
      <!--NEWS-->
      <text:h text:style-name="P10" text:outline-level="1">
<text:span text:style-name="T4">
Нині відомо про 24 тисячі зниклих безвісти українців - Лубінець</text:span>
</text:h>
      <text:p text:style-name="P4">
Authors: Ukrinform (Person)</text:p>
      <text:p text:style-name="P4">
Publisher: Укринформ (Organization)</text:p>
      <text:p text:style-name="P4">
Published Time: 2023-05-23T16:50:00+03:00</text:p>
      <text:p text:style-name="P4">
Modified Time: 2023-05-23T16:50:00+03:00</text:p>
      <text:p text:style-name="P4">
Description: Відповідно до даних Єдиного реєстру нині відомо про приблизно 24 тисячі зниклих безвісти українців. — Укрінформ.</text:p>
      <text:p text:style-name="P4">
Images: ['<text:a xlink:type="simple" xlink:href="https://static.ukrinform.com/photos/2023_05/thumb_files/630_360_1683216865-872.jpg" text:style-name="Internet_20_link" text:visited-style-name="Visited_20_Internet_20_Link">
630_360_16832...</text:a>
', '<text:a xlink:type="simple" xlink:href="https://static.ukrinform.com/photos/2023_05/1684849924-592.jpeg" text:style-name="Internet_20_link" text:visited-style-name="Visited_20_Internet_20_Link">
1684849924-59...</text:a>
']</text:p>
      <text:p text:style-name="P4">
Tags: ['Омбудсмен', 'Росія', 'Заручники', 'Полонені', 'Війна з Росією']</text:p>
      <text:p text:style-name="P4">
Type: Article</text:p>
      <!--METADATA-->
      <text:p text:style-name="P4">
<draw:frame draw:style-name="fr1" draw:name="Image74" text:anchor-type="as-char" svg:width="6.9236in" svg:height="3.956343in" draw:z-index="0">
<draw:image xlink:href="../Images/yкринформ/2023-05-23T16-50-00-03-00/630_360_1683216865-872.jpg" xlink:type="simple" xlink:show="embed" xlink:actuate="onLoad" draw:mime-type="image/jpeg"/>
</draw:frame>
 Відповіднодо даних Єдиного реєстру нині відомо про приблизно 24 тисячі зниклих безвістиукраїнців.</text:p>
      <text:p text:style-name="P4">
Про це під час великої зустрічі із родичами військовополонених та зниклихбезвісти військових частин ЗСУ, Національної гвардії України, ДПСУ та іншихформувань з Дніпропетровської та Запорізької областей, яка пройшла у Дніпрі, <text:a xlink:type="simple" xlink:href="https://t.me/dmytro_lubinetzs/2524" text:style-name="Internet_20_link" text:visited-style-name="Visited_20_Internet_20_Link">
</text:a>
 Уповноважений ВР із прав людини ДмитроЛубінець, передає Укрінформ.</text:p>
      <text:p text:style-name="P4">
«Наголосив, що згідно з даними Єдиного реєстру зниклих безвісти, якийзапрацював 2 травня цього року, наразі відомо про приблизно 24 тис <text:a xlink:type="simple" xlink:href="https://www.ukrinform.ua/tag-znikli-bezvisti" text:style-name="Internet_20_link" text:visited-style-name="Visited_20_Internet_20_Link">
</text:a>
 », - уточнив він.</text:p>
      <text:p text:style-name="P4">
<draw:frame draw:style-name="fr1" draw:name="Image75" text:anchor-type="as-char" svg:width="6.9236in" svg:height="3.705408in" draw:z-index="0">
<draw:image xlink:href="../Images/yкринформ/2023-05-23T16-50-00-03-00/1684849924-592.jpeg" xlink:type="simple" xlink:show="embed" xlink:actuate="onLoad" draw:mime-type="image/jpeg"/>
</draw:frame>
</text:p>
      <text:p text:style-name="P4">
Під час цієї зустрічі омбудсман розповів про комунікацію з Уповноваженою зправ людини в РФ Тетяною Москальковою, відмову російської сторони провестиобмін «всіх на всіх», репатріацію важкопоранених та повернення цивільних.</text:p>
      <text:p text:style-name="P4">
<text:span text:style-name="T4">
Читайте також:</text:span>
 <text:a xlink:type="simple" xlink:href="https://www.ukrinform.ua/rubric-ato/3711539-rosia-porusila-pitanna-obminu-civilnimi-lubinec.html" text:style-name="Internet_20_link" text:visited-style-name="Visited_20_Internet_20_Link">
 <text:span text:style-name="T4">
Лубінець</text:span>
 </text:a>
</text:p>
      <text:p text:style-name="P4">
«Зауважив, що росіяни затягують обмінні процеси, щоб негативно налаштуватиродичів військовополонених до України як держави», - зазначив Лубінець.</text:p>
      <text:p text:style-name="P4">
Окрім того, Уповноважений з прав людини поінформував про ще один спосібверифікації українських військових, які перебувають у полоні РФ та співпрацю зКиївським науково-дослідним інститутом судових експертиз Мін’юсту.</text:p>
      <text:p text:style-name="P4">
«Дискусія була відвертою: обговорили з родичами бездіяльність МКЧХ, а такожнаголосив, що публічність із персональними даними щодо конкретнихвійськовослужбовців шкодить процесам їхнього обміну», - уточнив він.</text:p>
      <text:p text:style-name="P4">
За словами омбудсмана, традиційно наприкінці зустрічі його команда зібрала уродичів звернення та списки їхніх рідних, які знаходяться в полоні, або зниклибезвісти за особливих обставин.</text:p>
      <text:p text:style-name="P4">
Як повідомлялося, 17 квітня Лубінець поінформував, що <text:a xlink:type="simple" xlink:href="https://www.ukrinform.ua/rubric-society/3696976-rf-trimae-u-zarucnikah-sonajmense-20-tisac-civilnih-ukrainciv-ombudsmen.html" text:style-name="Internet_20_link" text:visited-style-name="Visited_20_Internet_20_Link">
</text:a>
</text:p>
      <text:p text:style-name="P4">
Source: <text:a xlink:type="simple" xlink:href="https://www.ukrinform.ua/rubric-society/3713138-nini-vidomo-pro-24-tisaci-zniklih-bezvisti-ukrainciv-lubinec.html" text:style-name="Internet_20_link" text:visited-style-name="Visited_20_Internet_20_Link">
https://www.ukrinform.ua/rubric-society/3713138-nini-vidomo-pro-24-tisaci-zniklih-bezvisti-ukrainciv-lubinec.html</text:a>
</text:p>
      <!--NEWS-->
      <text:h text:style-name="P10" text:outline-level="1">
<text:span text:style-name="T4">
«Рівненщина-ОСДЮСШОР» - чемпіон України ВЮБЛ серед дівчат 2008 року народження</text:span>
</text:h>
      <text:p text:style-name="P4">
Authors: Ukrinform (Person)</text:p>
      <text:p text:style-name="P4">
Publisher: Укринформ (Organization)</text:p>
      <text:p text:style-name="P4">
Published Time: 2023-05-23T16:51:22+03:00</text:p>
      <text:p text:style-name="P4">
Modified Time: 2023-05-23T16:51:22+03:00</text:p>
      <text:p text:style-name="P4">
Description: У Рівному визначився переможець Всеукраїнської юнацької баскетбольної ліги (ВЮБЛ) серед дівчат 2008 року народження. — Укрінформ.</text:p>
      <text:p text:style-name="P4">
Images: ['<text:a xlink:type="simple" xlink:href="https://static.ukrinform.com/photos/2023_05/thumb_files/630_360_1684849827-151.jpg" text:style-name="Internet_20_link" text:visited-style-name="Visited_20_Internet_20_Link">
630_360_16848...</text:a>
']</text:p>
      <text:p text:style-name="P4">
Tags: ['Баскетбол']</text:p>
      <text:p text:style-name="P4">
Type: Article</text:p>
      <!--METADATA-->
      <text:p text:style-name="P4">
<draw:frame draw:style-name="fr1" draw:name="Image76" text:anchor-type="as-char" svg:width="6.9236in" svg:height="3.956343in" draw:z-index="0">
<draw:image xlink:href="../Images/yкринформ/2023-05-23T16-51-22-03-00/630_360_1684849827-151.jpg" xlink:type="simple" xlink:show="embed" xlink:actuate="onLoad" draw:mime-type="image/jpeg"/>
</draw:frame>
 У Рівномувизначився переможець Всеукраїнської юнацької баскетбольної ліги (ВЮБЛ) середдівчат 2008 року народження.</text:p>
      <text:p text:style-name="P4">
Як повідомляє офіційний <text:a xlink:type="simple" xlink:href="https://fbu.ua/news/rvnenschina-osdyusshor---chempon-ukrani-vyubl-sered-dvchat-2008-roku-narodzhennya" text:style-name="Internet_20_link" text:visited-style-name="Visited_20_Internet_20_Link">
 </text:a>
 Федерації баскетболуУкраїни, чемпіоном стала команда «Рівненщина-ОСДЮСШОР», яка у фіналі перегралаодеську СДЮСШОР ім. Літвака Б.Д. - 72:67, передає Укрінформ.</text:p>
      <text:p text:style-name="P4">
В поєдинку за третє місце запоріжська КЗ ЗОДЮСШ ЗОР переграла столичний «КСЛ-Київ-Баскет» - 93:57.</text:p>
      <text:p text:style-name="P4">
<text:span text:style-name="T4">
Читайте також:</text:span>
 <text:a xlink:type="simple" xlink:href="https://www.ukrinform.ua/rubric-sports/3713043-olimpiakos-tvorit-diva-a-peremagaut-veterani-reala.html" text:style-name="Internet_20_link" text:visited-style-name="Visited_20_Internet_20_Link">
 </text:a>
</text:p>
      <text:p text:style-name="P4">
MVP цього сезону визнано 14-річну захисницю «Рівненщини-ОСДЮСШОР» СофіюБровченко, яка у фінальному матчі набрала 12 очок та зробила 8 підбирань.Загалом цього сезону у Бровченко 11,4 очка, 3,0 передач, 8,6 підбирань за гру.</text:p>
      <text:p text:style-name="P4">
Фото: fbu.ua.</text:p>
      <text:p text:style-name="P4">
Source: <text:a xlink:type="simple" xlink:href="https://www.ukrinform.ua/rubric-sports/3713136-rivnensinaosdussor-cempion-ukraini-vubl-sered-divcat-2008-roku-narodzenna.html" text:style-name="Internet_20_link" text:visited-style-name="Visited_20_Internet_20_Link">
https://www.ukrinform.ua/rubric-sports/3713136-rivnensinaosdussor-cempion-ukraini-vubl-sered-divcat-2008-roku-narodzenna.html</text:a>
</text:p>
      <!--NEWS-->
      <text:h text:style-name="P10" text:outline-level="1">
<text:span text:style-name="T4">
Через «Дію» тепер можна відновити і обміняти посвідчення водія</text:span>
</text:h>
      <text:p text:style-name="P4">
Authors: Ukrinform (Person)</text:p>
      <text:p text:style-name="P4">
Publisher: Укринформ (Organization)</text:p>
      <text:p text:style-name="P4">
Published Time: 2023-05-23T16:59:00+03:00</text:p>
      <text:p text:style-name="P4">
Modified Time: 2023-05-23T16:59:00+03:00</text:p>
      <text:p text:style-name="P4">
Description: В Україні відсьогодні стала доступною в «Дії» послуга обміну і відновлення посвідчення водія. — Укрінформ.</text:p>
      <text:p text:style-name="P4">
Images: ['<text:a xlink:type="simple" xlink:href="https://static.ukrinform.com/photos/2022_12/thumb_files/630_360_1670147770-888.jpg" text:style-name="Internet_20_link" text:visited-style-name="Visited_20_Internet_20_Link">
630_360_16701...</text:a>
']</text:p>
      <text:p text:style-name="P4">
Tags: ['Водійські права', 'Мінцифри', 'Додаток “ДІЯ”']</text:p>
      <text:p text:style-name="P4">
Type: Article</text:p>
      <!--METADATA-->
      <text:p text:style-name="P4">
<draw:frame draw:style-name="fr1" draw:name="Image77" text:anchor-type="as-char" svg:width="6.9236in" svg:height="3.956343in" draw:z-index="0">
<draw:image xlink:href="../Images/yкринформ/2023-05-23T16-59-00-03-00/630_360_1670147770-888.jpg" xlink:type="simple" xlink:show="embed" xlink:actuate="onLoad" draw:mime-type="image/jpeg"/>
</draw:frame>
 В Українівідсьогодні стала доступною в «Дії» послуга обміну і відновлення посвідченняводія.</text:p>
      <text:p text:style-name="P4">
Про це поінформувала <text:a xlink:type="simple" xlink:href="https://hsc.gov.ua/2023/05/23/obmin-ta-vidnovlennya-posvidchennya-vodiya-vidteper-i-v-diyi/" text:style-name="Internet_20_link" text:visited-style-name="Visited_20_Internet_20_Link">
 </text:a>
 , передає Укрінформ.</text:p>
      <text:p text:style-name="P4">
«Відтепер можливо подати заявку на заміну свого водійського через застосунок укілька кліків. Замовити можна як фізичний пластиковий документ і забрати йогоу сервісному центрі МВС особисто, так і е-посвідчення, яке є виключно цифровимі дійсним на території України», - заявили у пресслужбі.</text:p>
      <text:p text:style-name="P4">
Уточнюється, що із запуском цієї послуги Україна стала першою країною вЄвропі, де можна відмовитись від фізичного бланку посвідчення водія, аотримати лише цифровий документ. За інформацією ГСЦ МВС України, електроннепосвідчення є чинним на всій території України.</text:p>
      <text:p text:style-name="P4">
Громадянам для того, щоб подати заяву на обмін або відновлення <text:a xlink:type="simple" xlink:href="https://www.ukrinform.ua/tag-vodijski-prava" text:style-name="Internet_20_link" text:visited-style-name="Visited_20_Internet_20_Link">
</text:a>
 в «Дії», потрібно перейти доменю «Послуги» та натиснути пункт «Заміна посвідчення водія» або на значокконтекстного меню на цифровому водійському та обрати пункт «Замінитипосвідчення». Потім потрібно обрати причину заміни документа.</text:p>
      <text:p text:style-name="P4">
<text:span text:style-name="T4">
Читайте також:</text:span>
 <text:a xlink:type="simple" xlink:href="https://www.ukrinform.ua/rubric-vidbudova/3707215-u-dii-zapustili-programu-derzavnoi-dopomogi-evidnovlenna.html" text:style-name="Internet_20_link" text:visited-style-name="Visited_20_Internet_20_Link">
 <text:span text:style-name="T4">
Дії</text:span>
 <text:span text:style-name="T4">
запустили</text:span>
 <text:span text:style-name="T4">
програму</text:span>
 <text:span text:style-name="T4">
державної</text:span>
<text:span text:style-name="T4">
допомоги</text:span>
 <text:span text:style-name="T4">
єВідновлення</text:span>
 </text:a>
</text:p>
      <text:p text:style-name="P4">
Після цього особа має підтвердити або вказати місце реєстрації проживання;обрати тип посвідчення: цифрове (е-посвідчення) чи пластик+цифрове (звичайнийформат); обрати сервісний центр МВС, де їй буде зручно забрати пластиковийдокумент; підтвердити або вказати контактні дані; підписати заяву; сплатити запослугу.</text:p>
      <text:p text:style-name="P4">
Зазначається, що після подачі заявки на обмін або відновлення посвідченняводія протягом 10 хвилин варто сплатити за послугу, інакше заява анулюється.</text:p>
      <text:p text:style-name="P4">
«І все — слідкуйте за статусом заявки і після виготовлення прямуйте дообраного сервісного центру МВС, щоб забрати нове пластикове посвідчення. Або жпросто зачекайте, коли Дія надішле push-повідомлення про готовністье-посвідчення», - поінформували у ГСЦ.</text:p>
      <text:p text:style-name="P4">
Уточнюється, що обмін е-посвідчення на звичайне пластикове посвідчення водіяіз його відображенням також у Дії та електронному кабінеті водія відбуваєтьсятак само, як і обмін звичайного на звичайне.</text:p>
      <text:p text:style-name="P4">
<text:span text:style-name="T4">
Читайте також:</text:span>
 <text:a xlink:type="simple" xlink:href="https://www.ukrinform.ua/rubric-technology/3700624-u-dii-vidteper-mozna-skasuvati-naleznogo-koristuvaca-avtomobila.html" text:style-name="Internet_20_link" text:visited-style-name="Visited_20_Internet_20_Link">
 <text:span text:style-name="T4">
Дії</text:span>
 <text:span text:style-name="T4">
відтепер</text:span>
 <text:span text:style-name="T4">
можна</text:span>
 <text:span text:style-name="T4">
скасувати</text:span>
<text:span text:style-name="T4">
належного</text:span>
 <text:span text:style-name="T4">
користувача</text:span>
 <text:span text:style-name="T4">
автомобіля</text:span>
</text:a>
</text:p>
      <text:p text:style-name="P4">
За даними Головного сервісного центру МВС, на час дії воєнного стану в Українідля обміну та відновлення посвідчення водія медична довідка не є обов’язковою.</text:p>
      <text:p text:style-name="P4">
«Графа про групу крові водія може залишатися незаповненою зараз — це невпливає на чинність документу. Саме тому при замовленні послуги в Дії немаєграфи, куди потрібно прикріпити медичну довідку про придатність до керуваннятранспортними засобами», - заявили в установі.</text:p>
      <text:p text:style-name="P4">
Як повідомлялося, 7 грудня 2022 року Прем’єр-міністр України Денис Шмигальпідписав урядову постанову, яка дозволяє використовувати лише <text:a xlink:type="simple" xlink:href="https://www.ukrinform.ua/rubric-society/3629747-ukraincam-dozvolili-koristuvatis-posvidcennam-vodia-v-dii-bez-plastikovogo-analoga.html" text:style-name="Internet_20_link" text:visited-style-name="Visited_20_Internet_20_Link">
</text:a>
</text:p>
      <text:p text:style-name="P4">
<text:span text:style-name="T5">
Фото: Мінцифри</text:span>
</text:p>
      <text:p text:style-name="P4">
Source: <text:a xlink:type="simple" xlink:href="https://www.ukrinform.ua/rubric-technology/3713143-cerez-diu-teper-mozna-vidnoviti-i-obminati-posvidcenna-vodia.html" text:style-name="Internet_20_link" text:visited-style-name="Visited_20_Internet_20_Link">
https://www.ukrinform.ua/rubric-technology/3713143-cerez-diu-teper-mozna-vidnoviti-i-obminati-posvidcenna-vodia.html</text:a>
</text:p>
      <!--NEWS-->
      <text:h text:style-name="P10" text:outline-level="1">
<text:span text:style-name="T4">
Прем’єр-міністр обговорив роль МВФ у відновленні України з директором європейського департаменту Фонду</text:span>
</text:h>
      <text:p text:style-name="P4">
Author: ['АРМІЯINFORM']</text:p>
      <text:p text:style-name="P4">
Time: 2023-05-23T17:00:00-04:00</text:p>
      <text:p text:style-name="P4">
Description: Прем’єр-міністр України Денис Шмигаль провів розмову з директором європе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_203964_820_360_0_0_auto.jpg" text:style-name="Internet_20_link" text:visited-style-name="Visited_20_Internet_20_Link">
thumb_203964_820_360_0_0_auto.jpg</text:a>
', '<text:a xlink:type="simple" xlink:href="https://armyinform.com.ua/wp-content/uploads/2023/05/thumb_203963_820_360_0_0_auto-150x150.jpg" text:style-name="Internet_20_link" text:visited-style-name="Visited_20_Internet_20_Link">
thumb_203963_820_360_0_0_auto-150x150.jpg</text:a>
', '<text:a xlink:type="simple" xlink:href="https://armyinform.com.ua/wp-content/uploads/2023/05/thumb_203962_820_360_0_0_auto-150x150.jpg" text:style-name="Internet_20_link" text:visited-style-name="Visited_20_Internet_20_Link">
thumb_203962_820_360_0_0_auto-150x150.jpg</text:a>
']</text:p>
      <text:p text:style-name="P4">
Tags: ['ДЕНИС ШМИГАЛЬ', 'МВФ', 'ПРЕМ’ЄР-МІНІСТР УКРАЇНИ']</text:p>
      <text:p text:style-name="P4">
Category: News</text:p>
      <!--METADATA-->
      <text:p text:style-name="P4">
<draw:frame draw:style-name="fr1" draw:name="Image78" text:anchor-type="as-char" svg:width="6.9236in" svg:height="4.610104in" draw:z-index="0">
<draw:image xlink:href="../Images/AРМІЯINFORM/2023-05-23T17-00-00-04-00/thumb_203964_820_360_0_0_auto.jpg" xlink:type="simple" xlink:show="embed" xlink:actuate="onLoad" draw:mime-type="image/jpeg"/>
</draw:frame>
 Прем’єр-міністрУкраїни Денис Шмигаль</text:p>
      <text:p text:style-name="P4">
Прем’єр-міністр України Денис Шмигаль провів розмову з директоромєвропейського департаменту Міжнародного валютного фонду Альфредом Каммером.Глава Уряду привів початок роботи місії Фонду з першого перегляду програмирозширеного кредитування (EFF), яка стартує 23 травня у Відні,<text:a xlink:type="simple" xlink:href="https://www.kmu.gov.ua/news/premier-ministr-obhovoryv-rol-mvf-u-vidnovlenni-ukrainy-z-dyrektorom-ievropeiskoho-departamentu-fondu" text:style-name="Internet_20_link" text:visited-style-name="Visited_20_Internet_20_Link">
повідомляє</text:a>
 Урядовийпортал.</text:p>
      <text:p text:style-name="P4">
Денис Шмигаль та Альфред Каммер, серед іншого, обговорили допомогу МВФ вєвроінтеграції України, а також роль Фонду у відновленні.</text:p>
      <text:p text:style-name="P4">
«Працюємо над створенням Міжнародного компенсаційного механізму, абиконфісковані російські активи спрямувати на відбудову України. Розраховуємо напідтримку МВФ у цьому напрямку, а також на подальше сприяння в консолідаціїфінансової підтримки від партнерів з усього світу», — відзначив Прем’єр-міністр.</text:p>
      <text:p text:style-name="P4">
Довідково: Програма розширеного кредитування (EFF) загальним обсягом 15,6 млрддоларів була затверджена наприкінці березня 2023 року й розрахована на 4 роки.Вона є частиною великого пакета підтримки від країн G7 на суму 115 млрддоларів упродовж дії програми.</text:p>
      <text:p text:style-name="P4">
<text:a xlink:type="simple" xlink:href="https://armyinform.com.ua/wp-content/uploads/2023/05/thumb_203963_820_360_0_0_auto.jpg" text:style-name="Internet_20_link" text:visited-style-name="Visited_20_Internet_20_Link">
<draw:frame draw:style-name="fr1" draw:name="Image79" text:anchor-type="as-char" svg:width="6.9236in" svg:height="6.9236in" draw:z-index="0">
<draw:image xlink:href="../Images/AРМІЯINFORM/2023-05-23T17-00-00-04-00/thumb_203963_820_360_0_0_auto-150x150.jpg" xlink:type="simple" xlink:show="embed" xlink:actuate="onLoad" draw:mime-type="image/jpeg"/>
</draw:frame>
</text:a>
</text:p>
      <text:p text:style-name="P4">
<text:a xlink:type="simple" xlink:href="https://armyinform.com.ua/wp-content/uploads/2023/05/thumb_203962_820_360_0_0_auto.jpg" text:style-name="Internet_20_link" text:visited-style-name="Visited_20_Internet_20_Link">
<draw:frame draw:style-name="fr1" draw:name="Image80" text:anchor-type="as-char" svg:width="6.9236in" svg:height="6.9236in" draw:z-index="0">
<draw:image xlink:href="../Images/AРМІЯINFORM/2023-05-23T17-00-00-04-00/thumb_203962_820_360_0_0_auto-150x150.jpg" xlink:type="simple" xlink:show="embed" xlink:actuate="onLoad" draw:mime-type="image/jpeg"/>
</draw:frame>
</text:a>
</text:p>
      <text:p text:style-name="P4">
Source: <text:a xlink:type="simple" xlink:href="https://armyinform.com.ua/2023/05/23/premyer-ministr-obgovoryv-rol-mvf-u-vidnovlenni-ukrayiny-z-dyrektorom-yevropejskogo-departamentu-fondu/" text:style-name="Internet_20_link" text:visited-style-name="Visited_20_Internet_20_Link">
https://armyinform.com.ua/2023/05/23/premyer-ministr-obgovoryv-rol-mvf-u-vidnovlenni-ukrayiny-z-dyrektorom-yevropejskogo-departamentu-fondu/</text:a>
</text:p>
      <!--NEWS-->
      <text:h text:style-name="P10" text:outline-level="1">
<text:span text:style-name="T4">
Які наративи та методи найчастіше використовує російська пропаганда</text:span>
</text:h>
      <text:p text:style-name="P4">
Authors: Ukrinform (Person)</text:p>
      <text:p text:style-name="P4">
Publisher: Укринформ (Organization)</text:p>
      <text:p text:style-name="P4">
Published Time: 2023-05-23T17:06:00+03:00</text:p>
      <text:p text:style-name="P4">
Modified Time: 2023-05-23T17:06:00+03:00</text:p>
      <text:p text:style-name="P4">
Description: Російська пропаганда порушує право людей на доступ до неупередженої та розширеної інформації, тим самим викривлює сприйняття реальності. — Укрінформ.</text:p>
      <text:p text:style-name="P4">
Images: ['<text:a xlink:type="simple" xlink:href="https://static.ukrinform.com/photos/2018_04/thumb_files/630_360_1524669996-2168.jpg" text:style-name="Internet_20_link" text:visited-style-name="Visited_20_Internet_20_Link">
630_360_15246...</text:a>
', '<text:a xlink:type="simple" xlink:href="https://static.ukrinform.com/photos/2023_05/1684850407-821.jpg" text:style-name="Internet_20_link" text:visited-style-name="Visited_20_Internet_20_Link">
1684850407-82...</text:a>
', '<text:a xlink:type="simple" xlink:href="https://static.ukrinform.com/photos/2023_05/1684850578-359.jpg" text:style-name="Internet_20_link" text:visited-style-name="Visited_20_Internet_20_Link">
1684850578-35...</text:a>
', '<text:a xlink:type="simple" xlink:href="https://static.ukrinform.com/photos/2023_05/1684850519-322.jpg" text:style-name="Internet_20_link" text:visited-style-name="Visited_20_Internet_20_Link">
1684850519-32...</text:a>
']</text:p>
      <text:p text:style-name="P4">
Tags: ['Пропаганда', 'Дезінформація', 'Війна з Росією']</text:p>
      <text:p text:style-name="P4">
Type: Article</text:p>
      <!--METADATA-->
      <text:p text:style-name="P4">
<draw:frame draw:style-name="fr1" draw:name="Image81" text:anchor-type="as-char" svg:width="6.9236in" svg:height="3.956343in" draw:z-index="0">
<draw:image xlink:href="../Images/yкринформ/2023-05-23T17-06-00-03-00/630_360_1524669996-2168.jpg" xlink:type="simple" xlink:show="embed" xlink:actuate="onLoad" draw:mime-type="image/jpeg"/>
</draw:frame>
 Російськапропаганда порушує право людей на доступ до неупередженої та розширеноїінформації, тим самим викривлює сприйняття реальності.</text:p>
      <text:p text:style-name="P4">
Про це під час  <text:a xlink:type="simple" xlink:href="https://www.youtube.com/watch" text:style-name="Internet_20_link" text:visited-style-name="Visited_20_Internet_20_Link">
 </text:a>
 дослідження«Як російська дезінформація порушує права людини в Україні та Європі» вУкрінформі повідомила керівниця проєкту VoxCheck Світлана Сліпченко.</text:p>
      <text:p text:style-name="P4">
“Найбільш чутливі і найбільш поширені наративи ворожої дезінформації -дегуманізація українців, наративи, пов'язані зі здоров'ям, життям українців,безпекою. Наративи про те, як ведуться бойові дії, хто проявляє агресію”, -сказала Сліпченко.</text:p>
      <text:p text:style-name="P4">
<draw:frame draw:style-name="fr1" draw:name="Image82" text:anchor-type="as-char" svg:width="6.9236in" svg:height="4.615733in" draw:z-index="0">
<draw:image xlink:href="../Images/yкринформ/2023-05-23T17-06-00-03-00/1684850407-821.jpg" xlink:type="simple" xlink:show="embed" xlink:actuate="onLoad" draw:mime-type="image/jpeg"/>
</draw:frame>
</text:p>
      <text:p text:style-name="P4">
Вона підкреслила, що дезінформація порушує право людей на доступ донеупередженої, розширеної інформації, а відтак впливає на прийняття рішень.</text:p>
      <text:p text:style-name="P4">
Старший аналітик ГО «Інтерньюз Україна» Альона Гришко зазначила, що Росіявикористовує наратив, що нібито евакуація, яку пропонує Україна, длянаселення, яке проживає на території ведення активних бойових дій, єнебезпечною.</text:p>
      <text:p text:style-name="P4">
<draw:frame draw:style-name="fr1" draw:name="Image83" text:anchor-type="as-char" svg:width="6.9236in" svg:height="4.615733in" draw:z-index="0">
<draw:image xlink:href="../Images/yкринформ/2023-05-23T17-06-00-03-00/1684850578-359.jpg" xlink:type="simple" xlink:show="embed" xlink:actuate="onLoad" draw:mime-type="image/jpeg"/>
</draw:frame>
</text:p>
      <text:p text:style-name="P4">
“Російська пропаганда в телеграм-каналах створювала таку історію, що Українане турбується про своїх громадян, які там проживають, а Росія намагається їхзвільнити, і тому небезпечно погоджуватись на евакуацію, яку пропонуєУкраїна”, - сказала Гришко.</text:p>
      <text:p text:style-name="P4">
Вона зауважила, що Росія активно використовує метод віддзеркалення дляпобудови своєї фіктивної реальності, щоб, з одного боку, підкріпити свійстатус так званої держави, яка прийшла нас рятувати, а з іншого, щоб показати,що Україна - це країна, яка нібито не турбується про своїх громадян.</text:p>
      <text:p text:style-name="P4">
<text:span text:style-name="T4">
Читайте також:</text:span>
 <text:a xlink:type="simple" xlink:href="https://www.ukrinform.ua/rubric-ato/3711795-tancura-sirskij-i-zaluznij-minoboroni-zafiksuvalo-vorozi-fejki-pro-zagibel-komanduvaciv.html" text:style-name="Internet_20_link" text:visited-style-name="Visited_20_Internet_20_Link">
 <text:span text:style-name="T4">
фейк</text:span>
 </text:a>
</text:p>
      <text:p text:style-name="P4">
Аналітик Центру досліджень ГО «Детектор Медіа» Леся Бідочко зазначила, щоРосія поширює наратив нібито Україна використовує карети швидкої допомоги длятранспортування військових, тим самим породжує у населення страх користуватисяцими швидкими, бо вони можуть стати мішенню для російських військових. Крімтого, країна-агресор поширює меседж, що нібито в українській армії масоворозповсюджується холера, туберкульоз та інші хвороби.</text:p>
      <text:p text:style-name="P4">
<draw:frame draw:style-name="fr1" draw:name="Image84" text:anchor-type="as-char" svg:width="6.9236in" svg:height="4.615733in" draw:z-index="0">
<draw:image xlink:href="../Images/yкринформ/2023-05-23T17-06-00-03-00/1684850519-322.jpg" xlink:type="simple" xlink:show="embed" xlink:actuate="onLoad" draw:mime-type="image/jpeg"/>
</draw:frame>
</text:p>
      <text:p text:style-name="P4">
Також Бідочко підкреслила, що Росія дискредитує систему охорони здоров'яУкраїни.</text:p>
      <text:p text:style-name="P4">
“Наприклад, кейс про те, що нібито в Києві перестали проводити плановіоперації, ушпиталення, тому що лікарні переповнені військовими з Бахмута таінших гарячих точок”, - сказала вона.</text:p>
      <text:p text:style-name="P4">
Аналітик зауважила, що Росія виправдовує депортацію українських дітей тим, щоце помста за дітей Донбасу, нібито діти Донбасу - це діти Росії, і їх требавезти туди; що нібито Україна і захід сприяють убивству дітей Донбасу, іостанніх треба рятувати; що нібито дітям Донбасу в Росії живеться краще, ніж вУкраїні тощо.</text:p>
      <text:p text:style-name="P4">
<text:span text:style-name="T4">
Читайте також:</text:span>
 <text:a xlink:type="simple" xlink:href="https://www.ukrinform.ua/rubric-ato/3706774-zbitta-kindzala-zsu-vidpravili-v-nokaut-rosijski-tehniku-i-propagandu.html" text:style-name="Internet_20_link" text:visited-style-name="Visited_20_Internet_20_Link">
 <text:span text:style-name="T4">
пропаганд</text:span>
 </text:a>
</text:p>
      <text:p text:style-name="P4">
Сліпченко додала, що Росія намагається вбити доступ до інформації і натериторії України, де не йдуть активні бойові дії.</text:p>
      <text:p text:style-name="P4">
“Згадайте удари по телевежі в Києві, на Рівненщині. Це спроба обмежити доступдо державного мовника, офіційних ресурсів інформації. <text:a xlink:type="simple" xlink:href="https://www.ukrinform.ua/tag-kiberataka" text:style-name="Internet_20_link" text:visited-style-name="Visited_20_Internet_20_Link">
</text:a>
 , які здійснюються на офіційніукраїнські органи державної влади, на їх ресурси. Це є прямою інформаційноюатакою і обмеженням права на доступ до інформації”, - наголосила вона.</text:p>
      <text:p text:style-name="P4">
Як повідомляв Укрінформ, протягом 2022 року росія витратила на просуванняпропаганди через державні медіа  <text:a xlink:type="simple" xlink:href="https://www.ukrinform.ua/rubric-world/3711327-rosia-torik-vitratila-na-propagandu-u-media-19-milarda.html" text:style-name="Internet_20_link" text:visited-style-name="Visited_20_Internet_20_Link">
 </text:a>
 .50% бюджету спрямовано на RT, ВГТРК та медіагрупу "Росія сьогодні".</text:p>
      <text:p text:style-name="P4">
Source: <text:a xlink:type="simple" xlink:href="https://www.ukrinform.ua/rubric-society/3713144-aki-narativi-ta-metodi-najcastise-vikoristovue-rosijska-propaganda.html" text:style-name="Internet_20_link" text:visited-style-name="Visited_20_Internet_20_Link">
https://www.ukrinform.ua/rubric-society/3713144-aki-narativi-ta-metodi-najcastise-vikoristovue-rosijska-propaganda.html</text:a>
</text:p>
      <!--NEWS-->
      <text:h text:style-name="P10" text:outline-level="1">
<text:span text:style-name="T4">
У Канаді відбувся мітинг на підтримку кримськотатарського народу</text:span>
</text:h>
      <text:p text:style-name="P4">
Authors: Ukrinform (Person)</text:p>
      <text:p text:style-name="P4">
Publisher: Укринформ (Organization)</text:p>
      <text:p text:style-name="P4">
Published Time: 2023-05-23T17:07:00+03:00</text:p>
      <text:p text:style-name="P4">
Modified Time: 2023-05-23T17:07:00+03:00</text:p>
      <text:p text:style-name="P4">
Description: Генеральний консул Олександр Данилейко взяв участь та виступив на мітингу до трагічної річниці депортації кримськотатарського народу в місті Едмонтон, столиці канадської провінції Альберта. — Укрінформ.</text:p>
      <text:p text:style-name="P4">
Images: ['<text:a xlink:type="simple" xlink:href="https://static.ukrinform.com/photos/2023_05/thumb_files/630_360_1684850740-674.jpg" text:style-name="Internet_20_link" text:visited-style-name="Visited_20_Internet_20_Link">
630_360_16848...</text:a>
', '<text:a xlink:type="simple" xlink:href="https://static.ukrinform.com/photos/2023_05/1684850762-116.jpg" text:style-name="Internet_20_link" text:visited-style-name="Visited_20_Internet_20_Link">
1684850762-11...</text:a>
', '<text:a xlink:type="simple" xlink:href="https://static.ukrinform.com/photos/2023_05/1684850781-932.jpg" text:style-name="Internet_20_link" text:visited-style-name="Visited_20_Internet_20_Link">
1684850781-93...</text:a>
', '<text:a xlink:type="simple" xlink:href="https://static.ukrinform.com/photos/2023_05/1684850780-150.jpg" text:style-name="Internet_20_link" text:visited-style-name="Visited_20_Internet_20_Link">
1684850780-15...</text:a>
', '<text:a xlink:type="simple" xlink:href="https://static.ukrinform.com/photos/2023_05/1684850780-135.jpg" text:style-name="Internet_20_link" text:visited-style-name="Visited_20_Internet_20_Link">
1684850780-13...</text:a>
']</text:p>
      <text:p text:style-name="P4">
Tags: ['Діаспора', 'Канада', 'Консульство', 'Кримські татари', 'Війна з Росією']</text:p>
      <text:p text:style-name="P4">
Type: Article</text:p>
      <!--METADATA-->
      <text:p text:style-name="P4">
<draw:frame draw:style-name="fr1" draw:name="Image85" text:anchor-type="as-char" svg:width="6.9236in" svg:height="3.956343in" draw:z-index="0">
<draw:image xlink:href="../Images/yкринформ/2023-05-23T17-07-00-03-00/630_360_1684850740-674.jpg" xlink:type="simple" xlink:show="embed" xlink:actuate="onLoad" draw:mime-type="image/jpeg"/>
</draw:frame>
Генеральний консул Олександр Данилейко взяв участь та виступив на мітингу дотрагічної річниці депортації кримськотатарського народу в місті Едмонтон,столиці канадської провінції Альберта.</text:p>
      <text:p text:style-name="P4">
Як передає Укрінформ, про це у <text:a xlink:type="simple" xlink:href="https://www.facebook.com/UkrConsEdmonton/posts/pfbid0dfFxNetbK3Bu4FsFgA4fVmKQN6zWXiSP5y3EFQMkAYzHZmPog4McvKd5yyJhMMkil" text:style-name="Internet_20_link" text:visited-style-name="Visited_20_Internet_20_Link">
</text:a>
повідомило Генеральне консульство в Едмонтоні.</text:p>
      <text:p text:style-name="P4">
<draw:frame draw:style-name="fr1" draw:name="Image86" text:anchor-type="as-char" svg:width="6.9236in" svg:height="8.661032in" draw:z-index="0">
<draw:image xlink:href="../Images/yкринформ/2023-05-23T17-07-00-03-00/1684850762-116.jpg" xlink:type="simple" xlink:show="embed" xlink:actuate="onLoad" draw:mime-type="image/jpeg"/>
</draw:frame>
</text:p>
      <text:p text:style-name="P4">
Подія була організована, щоб нагадати канадській і світовій спільноті про тізлочини, які здійснювала і коїть зараз росія до народів, які хочуть житивільно, в мирі і злагоді на своїй землі.</text:p>
      <text:p text:style-name="P4">
<draw:frame draw:style-name="fr1" draw:name="Image87" text:anchor-type="as-char" svg:width="6.9236in" svg:height="9.231467in" draw:z-index="0">
<draw:image xlink:href="../Images/yкринформ/2023-05-23T17-07-00-03-00/1684850781-932.jpg" xlink:type="simple" xlink:show="embed" xlink:actuate="onLoad" draw:mime-type="image/jpeg"/>
</draw:frame>
</text:p>
      <text:p text:style-name="P4">
У Генконсульстві наголосили, що вбивства, катування, залякування, примусовадепортація людей і, що найгірше, дітей – це свідома політика росії по знищеннюнацій і народів, які не хочуть бути під російським ярмом.</text:p>
      <text:p text:style-name="P4">
<draw:frame draw:style-name="fr1" draw:name="Image88" text:anchor-type="as-char" svg:width="6.9236in" svg:height="5.1927in" draw:z-index="0">
<draw:image xlink:href="../Images/yкринформ/2023-05-23T17-07-00-03-00/1684850780-150.jpg" xlink:type="simple" xlink:show="embed" xlink:actuate="onLoad" draw:mime-type="image/jpeg"/>
</draw:frame>
</text:p>
      <text:p text:style-name="P4">
«Ми вистоїмо і переможемо! Кримські татари, як і весь український народ будутьповноправними господарями на своїй землі, розвиваючи вільно свою багатограннуі багатонаціональну культуру України!», – йдеться в дописі.</text:p>
      <text:p text:style-name="P4">
Генконсульство подякувало Українській національній федерації молоді вЕдмонтоні (Ukrainian National Youth Federation - UNYF Edmonton) за організаціюмітингу й усім, хто взяв участь у заході.</text:p>
      <text:p text:style-name="P4">
<draw:frame draw:style-name="fr1" draw:name="Image89" text:anchor-type="as-char" svg:width="6.9236in" svg:height="4.769591in" draw:z-index="0">
<draw:image xlink:href="../Images/yкринформ/2023-05-23T17-07-00-03-00/1684850780-135.jpg" xlink:type="simple" xlink:show="embed" xlink:actuate="onLoad" draw:mime-type="image/jpeg"/>
</draw:frame>
</text:p>
      <text:p text:style-name="P4">
Як повідомляв Укрінформ, депортація кримських татар розпочалася 18 травня 1944року о 3 годині ранку й тривала до початку червня (перша та найбільша хвилязакінчилася 20 травня).</text:p>
      <text:p text:style-name="P4">
Офіційною підставою для депортації кримськотатарського народу стала таємнапостанова Державного комітету оборони № 5859 «Про кримських татар» від 11травня 1944 року, в якій кримським татарам висувалися претензії у начебтомасовій зраді та масовому колабораціонізмі за часів окупації Кримугітлерівськими військами.</text:p>
      <text:p text:style-name="P4">
Згідно з ухвалою Верховної Ради України, <text:a xlink:type="simple" xlink:href="https://www.ukrinform.ua/rubric-crimea/3710721-sogodni-ukraina-vsanovue-pamat-zertv-deportacii-krimskih-tatar.html" text:style-name="Internet_20_link" text:visited-style-name="Visited_20_Internet_20_Link">
 </text:a>
 Днем пам’яті жертв геноциду кримськотатарського народу.</text:p>
      <text:p text:style-name="P4">
<text:span text:style-name="T5">
Фото: Consulate General of Ukraine in Edmonton / Фейсбук</text:span>
</text:p>
      <text:p text:style-name="P4">
Source: <text:a xlink:type="simple" xlink:href="https://www.ukrinform.ua/rubric-diaspora/3713145-u-kanadi-vidbuvsa-miting-na-pidtrimku-krimskotatarskogo-narodu.html" text:style-name="Internet_20_link" text:visited-style-name="Visited_20_Internet_20_Link">
https://www.ukrinform.ua/rubric-diaspora/3713145-u-kanadi-vidbuvsa-miting-na-pidtrimku-krimskotatarskogo-narodu.html</text:a>
</text:p>
      <!--NEWS-->
      <text:h text:style-name="P10" text:outline-level="1">
<text:span text:style-name="T4">
Ворог навпаки підтягує резерви: Череватий спростував відведення «вагнерівців» із Бахмута</text:span>
</text:h>
      <text:p text:style-name="P4">
Authors: Ukrinform (Person)</text:p>
      <text:p text:style-name="P4">
Publisher: Укринформ (Organization)</text:p>
      <text:p text:style-name="P4">
Published Time: 2023-05-23T17:08:00+03:00</text:p>
      <text:p text:style-name="P4">
Modified Time: 2023-05-23T17:08:00+03:00</text:p>
      <text:p text:style-name="P4">
Description: Ватажок ПВК «Вагнер» Євгеній Пригожин прагне вивести свої підрозділи з Бахмуту, однак на сьогодні ніяких ротацій не відбувається. Окупанти навпаки підтягують свої резерви регулярних військ, щоб взяти Бахмут.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ПВК "Вагнера"', 'Пригожин', 'Війна з Росією', 'Єдині новини']</text:p>
      <text:p text:style-name="P4">
Type: Article</text:p>
      <!--METADATA-->
      <text:p text:style-name="P4">
<draw:frame draw:style-name="fr1" draw:name="Image90" text:anchor-type="as-char" svg:width="6.9236in" svg:height="3.956343in" draw:z-index="0">
<draw:image xlink:href="../Images/yкринформ/2023-05-23T17-08-00-03-00/630_360_1679564904-243.jpg" xlink:type="simple" xlink:show="embed" xlink:actuate="onLoad" draw:mime-type="image/jpeg"/>
</draw:frame>
 ВатажокПВК «Вагнер» Євгеній Пригожин прагне вивести свої підрозділи з Бахмуту, однакна сьогодні ніяких ротацій не відбувається. Окупанти навпаки підтягують своїрезерви регулярних військ, щоб взяти Бахмут.</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Про те, що він хоче відійти від Бахмута – це 100% він хоче зробити в силу тихшалених втрат, які завдали наші герої оборони <text:a xlink:type="simple" xlink:href="https://www.ukrinform.ua/tag-bahmut" text:style-name="Internet_20_link" text:visited-style-name="Visited_20_Internet_20_Link">
</text:a>
 . Вони щодоби в районі 100 окупантівзнищували і більше 100, як правило, отримували поранення. Тому безумовно вінби хотів відійти скажімо так на перегрупування, реорганізацію. Проте, чи дастьйому це зробити керівництво – це велике питання. На даний момент ми ніякихротацій не можемо підтвердити. Я думаю, що тут його рішення, м’яко кажучи, неголовне. В силу того, що вони навпаки підсилюються, підтягують туди резерви,підсилюються за рахунок регулярних військ окупанта, за рахунок повітряно-десантних, мотострілецьких підрозділів і за рахунок деяких спеціальнихпідрозділів, вони прагнуть понад усе взяти Бахмут, щоб показати хоч якусьспроможність, хоча б на рівні районного центру. Адже все інше в планістратегічної наступальної операції у них м’яко кажучи провалилося завдякигероїзму, стійкості і неймовірній самовіддачі наших воїнів», - зазначивЧереватий.</text:p>
      <text:p text:style-name="P4">
<text:span text:style-name="T5">
Відео: Телемарафон "Єдині Новини"</text:span>
</text:p>
      <text:p text:style-name="P4">
<text:span text:style-name="T4">
Читайте також:</text:span>
 <text:a xlink:type="simple" xlink:href="https://www.ukrinform.ua/rubric-ato/3712858-zsu-znisili-vze-204-360-rosijskih-zagarbnikiv.html" text:style-name="Internet_20_link" text:visited-style-name="Visited_20_Internet_20_Link">
 </text:a>
</text:p>
      <text:p text:style-name="P4">
Як повідомляв Укрінформ, 22 травня речник Східного угруповання військ ЗСУСергій Череватий у ефірі телемарафону "Єдині новини" заявив, що Збройним силамУкраїни за добу вдалось <text:a xlink:type="simple" xlink:href="https://www.ukrinform.ua/rubric-ato/3712795-zsu-za-dobu-vdalos-prosunutis-do-400-metriv-pid-bahmutom-cerevatij.html" text:style-name="Internet_20_link" text:visited-style-name="Visited_20_Internet_20_Link">
 <text:span text:style-name="T4">
.</text:span>
 </text:a>
</text:p>
      <text:p text:style-name="P4">
Source: <text:a xlink:type="simple" xlink:href="https://www.ukrinform.ua/rubric-ato/3713150-vorog-navpaki-pidtague-rezervi-cerevatij-sprostuvav-vidvedenna-vagnerivciv-iz-bahmuta.html" text:style-name="Internet_20_link" text:visited-style-name="Visited_20_Internet_20_Link">
https://www.ukrinform.ua/rubric-ato/3713150-vorog-navpaki-pidtague-rezervi-cerevatij-sprostuvav-vidvedenna-vagnerivciv-iz-bahmuta.html</text:a>
</text:p>
      <!--NEWS-->
      <text:h text:style-name="P10" text:outline-level="1">
<text:span text:style-name="T4">
Польща хоче навчати українських пілотів на F-16 у межах місії ЄС – Блащак</text:span>
</text:h>
      <text:p text:style-name="P4">
Authors: Ukrinform (Person)</text:p>
      <text:p text:style-name="P4">
Publisher: Укринформ (Organization)</text:p>
      <text:p text:style-name="P4">
Published Time: 2023-05-23T17:09:00+03:00</text:p>
      <text:p text:style-name="P4">
Modified Time: 2023-05-23T17:09:00+03:00</text:p>
      <text:p text:style-name="P4">
Description: Польща готова навчати українських пілотів на F-16 і пропонує, аби це відбувалося в межах навчальної місії ЄС.  — Укрінформ.</text:p>
      <text:p text:style-name="P4">
Images: ['<text:a xlink:type="simple" xlink:href="https://static.ukrinform.com/photos/2022_10/thumb_files/630_360_1666166340-125.jpg" text:style-name="Internet_20_link" text:visited-style-name="Visited_20_Internet_20_Link">
630_360_16661...</text:a>
']</text:p>
      <text:p text:style-name="P4">
Tags: ['Польща', 'Україна', 'Військові навчання', 'Військові', 'Винищувач']</text:p>
      <text:p text:style-name="P4">
Type: Article</text:p>
      <!--METADATA-->
      <text:p text:style-name="P4">
<draw:frame draw:style-name="fr1" draw:name="Image91" text:anchor-type="as-char" svg:width="6.9236in" svg:height="3.956343in" draw:z-index="0">
<draw:image xlink:href="../Images/yкринформ/2023-05-23T17-09-00-03-00/630_360_1666166340-125.jpg" xlink:type="simple" xlink:show="embed" xlink:actuate="onLoad" draw:mime-type="image/jpeg"/>
</draw:frame>
 Польщаготова навчати українських пілотів на F-16 і пропонує, аби це відбувалося вмежах навчальної місії ЄС.</text:p>
      <text:p text:style-name="P4">
Про це під час пресконференції у вівторок у Брюсселі після завершення зустрічіміністрів оборони країн ЄС заявив віцепрем’єр, міністр національної оборони РПМаріуш Блащак, передає власний кореспондент Укрінформу.</text:p>
      <text:p text:style-name="P4">
"Ми готові, польська сторона готова навчати (українських – ред.) пілотів на <text:a xlink:type="simple" xlink:href="https://www.ukrinform.ua/tag-vinisuvac" text:style-name="Internet_20_link" text:visited-style-name="Visited_20_Internet_20_Link">
</text:a>
 . Таке навчання ще не розпочалося",– підкреслив Блащак.</text:p>
      <text:p text:style-name="P4">
Польський міністр зазначив, що він запропонував, аби таке навчання булозараховане до навчальної місії ЄС, яка здійснюється в Польщі спільнопольськими та європейськими інструкторами.</text:p>
      <text:p text:style-name="P4">
"Це – прекрасний приклад співпраці європейських країн щодо допомоги Україні",– зазначив Блащак.</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Столтенберг</text:span>
 </text:a>
</text:p>
      <text:p text:style-name="P4">
За його словами, інструмент навчальної місії ЄС також дозволить повернутикошти, витрачені на навчання українських пілотів.</text:p>
      <text:p text:style-name="P4">
Блащак зазначив, що про початок навчання українських пілотів будепоінформовано додатково.</text:p>
      <text:p text:style-name="P4">
Польський міністр повідомив, що кількість українських пілотів, які можутьнавчатися в Польщі, залежатиме від можливостей і обов’язків Польщі, оскількикраїна також має завдання із захисту східних кордонів НАТО, зокремаповітряного простору Балтійських країн.</text:p>
      <text:p text:style-name="P4">
<text:span text:style-name="T4">
Читайте також:</text:span>
 <text:a xlink:type="simple" xlink:href="https://www.ukrinform.ua/rubric-ato/3712935-borrel-vidpoviv-de-pocalisa-trenuvanna-ukrainskih-pilotiv-na-f16-napriklad-u-polsi.html" text:style-name="Internet_20_link" text:visited-style-name="Visited_20_Internet_20_Link">
 <text:span text:style-name="T4">
Боррель</text:span>
 </text:a>
</text:p>
      <text:p text:style-name="P4">
Він також додав, що Варшава відкрита до пропозицій інших країн ЄС, аби вонидолучалися до місії з підготовки українських військових в Польщі.</text:p>
      <text:p text:style-name="P4">
Як повідомлялося, раніше <text:a xlink:type="simple" xlink:href="https://www.ukrinform.ua/rubric-ato/3712990-u-polsi-pidtverdili-navcanna-ukrainskih-pilotiv-na-f16.html" text:style-name="Internet_20_link" text:visited-style-name="Visited_20_Internet_20_Link">
 </text:a>
</text:p>
      <text:p text:style-name="P4">
Високий представник ЄС Жозеп Боррель заявив у вівторок вранці, що у кількохкраїнах розпочинається тренування українських пілотів на F-16. Відповідаючи назапитання журналістів, в яких саме країнах розпочинатиметься тренування,Боррель сказав, що, наприклад, у Польщі, та утримався від подальшихкоментарів.</text:p>
      <text:p text:style-name="P4">
<text:span text:style-name="T5">
Фото: norad.mil</text:span>
</text:p>
      <text:p text:style-name="P4">
Source: <text:a xlink:type="simple" xlink:href="https://www.ukrinform.ua/rubric-ato/3713149-polsa-hoce-navcati-ukrainskih-pilotiv-na-f16-u-mezah-misii-es-blasak.html" text:style-name="Internet_20_link" text:visited-style-name="Visited_20_Internet_20_Link">
https://www.ukrinform.ua/rubric-ato/3713149-polsa-hoce-navcati-ukrainskih-pilotiv-na-f16-u-mezah-misii-es-blasak.html</text:a>
</text:p>
      <!--NEWS-->
      <text:h text:style-name="P10" text:outline-level="1">
<text:span text:style-name="T4">
Лапутіна прогнозує, що близько 10% населення будуть дотичними до ветеранських послуг після війни</text:span>
</text:h>
      <text:p text:style-name="P4">
Authors: Ukrinform (Person)</text:p>
      <text:p text:style-name="P4">
Publisher: Укринформ (Organization)</text:p>
      <text:p text:style-name="P4">
Published Time: 2023-05-23T17:09:03+03:00</text:p>
      <text:p text:style-name="P4">
Modified Time: 2023-05-23T17:09:03+03:00</text:p>
      <text:p text:style-name="P4">
Description: Близько 10% населення України будуть дотичними до ветеранських послуг після завершення російсько-української війни. — Укрінформ.</text:p>
      <text:p text:style-name="P4">
Images: ['<text:a xlink:type="simple" xlink:href="https://static.ukrinform.com/photos/2022_08/thumb_files/630_360_1661351553-923.jpg" text:style-name="Internet_20_link" text:visited-style-name="Visited_20_Internet_20_Link">
630_360_16613...</text:a>
']</text:p>
      <text:p text:style-name="P4">
Tags: ['Ветерани війни', 'Міністерство у справах ветеранів', 'допомога', 'Лапутіна']</text:p>
      <text:p text:style-name="P4">
Type: Article</text:p>
      <!--METADATA-->
      <text:p text:style-name="P4">
<draw:frame draw:style-name="fr1" draw:name="Image92" text:anchor-type="as-char" svg:width="6.9236in" svg:height="3.956343in" draw:z-index="0">
<draw:image xlink:href="../Images/yкринформ/2023-05-23T17-09-03-03-00/630_360_1661351553-923.jpg" xlink:type="simple" xlink:show="embed" xlink:actuate="onLoad" draw:mime-type="image/jpeg"/>
</draw:frame>
 Близько10% населення України будуть дотичними до ветеранських послуг після завершенняросійсько-української війни.</text:p>
      <text:p text:style-name="P4">
Про це сказала міністр у справах ветеранів Юлія Лапутіна в інтерв'ю <text:a xlink:type="simple" xlink:href="https://www.radiosvoboda.org/a/laputina-intervyu-ministerstvo-dopomoha-veteranam/32422428.html" text:style-name="Internet_20_link" text:visited-style-name="Visited_20_Internet_20_Link">
</text:a>
 , передає Укрінформ.</text:p>
      <text:p text:style-name="P4">
"Коли ми говоримо про 4 мільйони людей, які будуть потенційними ветеранами, товраховуємо всі категорії. Тобто не буде 4+5, а буде приблизно 4, до 5мільйонів людей, дотичних до ветеранської політики. Це безпосередньокомбатанти або учасники бойових дій, які отримали бойовий досвід, відстоюючинашу незалежність, територіальну цілісність і суверенітет у боях. Це люди, якібули поранені і їм встановлено інвалідність внаслідок війни, також це члениродин загиблих воїнів і героїв. І, звісно, це взагалі члени всіх родин тихлюдей, які захищали на фронті Україну. Приблизно ми рахуємо, що це буде 4-5мільйонів людей", - сказала Лапутіна.</text:p>
      <text:p text:style-name="P4">
За її словами, це десь 10% населення, і це найбільша цифра у відсотковомувідношенні серед інших країн, де є ветерани і ветеранська політика.</text:p>
      <text:p text:style-name="P4">
<text:span text:style-name="T4">
Читайте також:</text:span>
 <text:a xlink:type="simple" xlink:href="https://www.ukrinform.ua/rubric-society/3701054-laputina-oznajomilas-iz-praktikami-veteranskih-politik-u-ssa.html" text:style-name="Internet_20_link" text:visited-style-name="Visited_20_Internet_20_Link">
 <text:span text:style-name="T4">
Лапутіна</text:span>
 </text:a>
</text:p>
      <text:p text:style-name="P4">
Вона зазначила: поки ще тривають активні бойові дії, держава має відпрацюватимеханізм, як підготуватися до того, щоб зустріти всіх українських воїнів, щобвони інтегрувалися у мирне життя.</text:p>
      <text:p text:style-name="P4">
Як повідомлялося, Комітет Верховної Ради з питань соціальної політики тазахисту прав ветеранів рекомендуватиме парламенту включити до порядку денногозаконопроєкт про спрощення процедури присвоєння статусу <text:a xlink:type="simple" xlink:href="https://www.ukrinform.ua/tag-veterani-vijni" text:style-name="Internet_20_link" text:visited-style-name="Visited_20_Internet_20_Link">
</text:a>
 .</text:p>
      <text:p text:style-name="P4">
Source: <text:a xlink:type="simple" xlink:href="https://www.ukrinform.ua/rubric-society/3713148-laputina-prognozue-so-blizko-10-naselenna-budut-doticnimi-do-veteranskih-poslug-pisla-vijni.html" text:style-name="Internet_20_link" text:visited-style-name="Visited_20_Internet_20_Link">
https://www.ukrinform.ua/rubric-society/3713148-laputina-prognozue-so-blizko-10-naselenna-budut-doticnimi-do-veteranskih-poslug-pisla-vijni.html</text:a>
</text:p>
      <!--NEWS-->
      <text:h text:style-name="P10" text:outline-level="1">
<text:span text:style-name="T4">
Шевченківська премія: Нищук розповів про варіанти впровадження номінації «За внесок у перемогу»</text:span>
</text:h>
      <text:p text:style-name="P4">
Authors: Ukrinform (Person)</text:p>
      <text:p text:style-name="P4">
Publisher: Укринформ (Organization)</text:p>
      <text:p text:style-name="P4">
Published Time: 2023-05-23T17:12:00+03:00</text:p>
      <text:p text:style-name="P4">
Modified Time: 2023-05-23T17:12:00+03:00</text:p>
      <text:p text:style-name="P4">
Description: Новопризначений голова Комітету з Національної премії імені Тараса Шевченка Євген Нищук пропонує реалізувати номінацію "За внесок у перемогу" у межах наявних номінацій "візуальні мистецтва" та "театральне мистецтво". — Укрінформ.</text:p>
      <text:p text:style-name="P4">
Images: ['<text:a xlink:type="simple" xlink:href="https://static.ukrinform.com/photos/2023_05/thumb_files/630_360_1684849505-638.jpg" text:style-name="Internet_20_link" text:visited-style-name="Visited_20_Internet_20_Link">
630_360_16848...</text:a>
']</text:p>
      <text:p text:style-name="P4">
Tags: ['Нищук', 'Шевченківська премія', 'Макаров']</text:p>
      <text:p text:style-name="P4">
Type: Article</text:p>
      <!--METADATA-->
      <text:p text:style-name="P4">
<draw:frame draw:style-name="fr1" draw:name="Image93" text:anchor-type="as-char" svg:width="6.9236in" svg:height="3.956343in" draw:z-index="0">
<draw:image xlink:href="../Images/yкринформ/2023-05-23T17-12-00-03-00/630_360_1684849505-638.jpg" xlink:type="simple" xlink:show="embed" xlink:actuate="onLoad" draw:mime-type="image/jpeg"/>
</draw:frame>
Новопризначений голова Комітету з Національної премії імені Тараса ШевченкаЄвген Нищук пропонує реалізувати номінацію "За внесок у перемогу" у межахнаявних номінацій "візуальні мистецтва" та "театральне мистецтво".</text:p>
      <text:p text:style-name="P4">
Як повідомляє кореспондент Укрінформу, про це він сказав під час брифінгу вНаціональному музеї Тараса Шевченка.</text:p>
      <text:p text:style-name="P4">
"Саме на 2023 рік було скасовано вимогу, за якою подавалися твори,опубліковані не пізніше ніж за пів року до їхнього висунення на премію. Тожбуквально свіжі роботи можуть бути подані, наприклад, у тритижневий термін.Далі за два чи за три тури, залежно від поданих заявок, можна оголоситирезультати. Якщо дуже терміново - чи на День Незалежності, чи на <text:a xlink:type="simple" xlink:href="https://www.ukrinform.ua/tag-den-zahisnika-ukraini" text:style-name="Internet_20_link" text:visited-style-name="Visited_20_Internet_20_Link">
</text:a>
 . За іншим варіантом, мимогли би зробити церемонію нагородження для всіх переможців всіх номінацій 9листопада у День української писемності та мови. Я не можу точно про це заразсказати, бо має бути зібрано комітет. Окрім цього, є графік і протоколПрезидента України, від якого ми також будемо відштовхуватися", - пояснивНищук.</text:p>
      <text:p text:style-name="P4">
Він зауважив, що наразі залишилися дві номінації - "візуальні мистецтва" та"театральне мистецтво", де не було визначено переможців, але на них закладенофінансування.</text:p>
      <text:p text:style-name="P4">
"Чому б зараз не подати свіжі роботи на ці номінації? Я думаю, що і увізуальному мистецтві, і в театральному виходить чимало робіт саме навійськову тематику, цікаві як для України, так і для світу", - запропонуваввін.</text:p>
      <text:p text:style-name="P4">
<text:span text:style-name="T4">
Читайте також:</text:span>
 <text:a xlink:type="simple" xlink:href="https://www.ukrinform.ua/rubric-culture/3713097-kinopremia-dovzenka-prijmatime-zaavki-do-1-cervna.html" text:style-name="Internet_20_link" text:visited-style-name="Visited_20_Internet_20_Link">
 </text:a>
</text:p>
      <text:p text:style-name="P4">
Водночас голова комітету підкреслив, що у наступні роки твори, яківисуватимуться на премію, де-факто передбачатимуть військову тематику. Тожзапровадження окремої премії "За внесок у перемогу" буде розпорошенням,зокрема фінансування, зважаючи, що державних премій чимало.</text:p>
      <text:p text:style-name="P4">
Як повідомляв Укрінформ, Президент Володимир Зеленський призначив ЄвгенаНищука головою Комітету з Національної премії імені Тараса Шевченка,звільнивши з цієї посади Юрія Макарова.</text:p>
      <text:p text:style-name="P4">
Source: <text:a xlink:type="simple" xlink:href="https://www.ukrinform.ua/rubric-culture/3713152-sevcenkivska-premia-nisuk-rozpoviv-pro-varianti-vprovadzenna-nominacii-za-vnesok-u-peremogu.html" text:style-name="Internet_20_link" text:visited-style-name="Visited_20_Internet_20_Link">
https://www.ukrinform.ua/rubric-culture/3713152-sevcenkivska-premia-nisuk-rozpoviv-pro-varianti-vprovadzenna-nominacii-za-vnesok-u-peremogu.html</text:a>
</text:p>
      <!--NEWS-->
      <text:h text:style-name="P10" text:outline-level="1">
<text:span text:style-name="T4">
Підрив Північно-Кримського каналу: до 12 років засудили російського генерала та полковника</text:span>
</text:h>
      <text:p text:style-name="P4">
Authors: Ukrinform (Person)</text:p>
      <text:p text:style-name="P4">
Publisher: Укринформ (Organization)</text:p>
      <text:p text:style-name="P4">
Published Time: 2023-05-23T17:18:06+03:00</text:p>
      <text:p text:style-name="P4">
Modified Time: 2023-05-23T17:18:06+03:00</text:p>
      <text:p text:style-name="P4">
Description: До 12 років позбавлення волі засудили російських командирів, які командували підривом Північно-Кримського каналу. — Укрінформ.</text:p>
      <text:p text:style-name="P4">
Images: ['<text:a xlink:type="simple" xlink:href="https://static.ukrinform.com/photos/2023_05/thumb_files/630_360_1684851237-463.jpeg" text:style-name="Internet_20_link" text:visited-style-name="Visited_20_Internet_20_Link">
630_360_16848...</text:a>
', '<text:a xlink:type="simple" xlink:href="https://static.ukrinform.com/photos/2023_05/1684851278-393.jpg" text:style-name="Internet_20_link" text:visited-style-name="Visited_20_Internet_20_Link">
1684851278-39...</text:a>
']</text:p>
      <text:p text:style-name="P4">
Tags: ['Суд', 'Російські військові', 'Вирок', 'Війна з Росією', 'Північно-Кримський канал']</text:p>
      <text:p text:style-name="P4">
Type: Article</text:p>
      <!--METADATA-->
      <text:p text:style-name="P4">
<draw:frame draw:style-name="fr1" draw:name="Image94" text:anchor-type="as-char" svg:width="6.9236in" svg:height="3.956343in" draw:z-index="0">
<draw:image xlink:href="../Images/yкринформ/2023-05-23T17-18-06-03-00/630_360_1684851237-463.jpeg" xlink:type="simple" xlink:show="embed" xlink:actuate="onLoad" draw:mime-type="image/jpeg"/>
</draw:frame>
 До 12років позбавлення волі засудили російських командирів, які командувалипідривом Північно-Кримського каналу.</text:p>
      <text:p text:style-name="P4">
Як передає Укрінформ, про це Служба безпеки України повідомляє у <text:a xlink:type="simple" xlink:href="https://t.me/SBUkr/8407" text:style-name="Internet_20_link" text:visited-style-name="Visited_20_Internet_20_Link">
</text:a>
 .</text:p>
      <text:p text:style-name="P4">
«Служба безпеки зібрала доказову базу на ще двох командирів російських військ,які причетні до знищення ключових об’єктів життєзабезпечення <text:a xlink:type="simple" xlink:href="https://www.ukrinform.ua/tag-hersonsina" text:style-name="Internet_20_link" text:visited-style-name="Visited_20_Internet_20_Link">
</text:a>
 . Мова йде про заступникакомандувача Чорноморського флоту РФ з матеріально-технічного забезпеченнягенерал-майора Міхаїла Яснікова і командувача 11-ї окремої інженерної бригадиполковника Дмітрія Маркова», - ідеться в повідомленні.</text:p>
      <text:p text:style-name="P4">
<draw:frame draw:style-name="fr1" draw:name="Image95" text:anchor-type="as-char" svg:width="6.9236in" svg:height="3.89773in" draw:z-index="0">
<draw:image xlink:href="../Images/yкринформ/2023-05-23T17-18-06-03-00/1684851278-393.jpg" xlink:type="simple" xlink:show="embed" xlink:actuate="onLoad" draw:mime-type="image/jpeg"/>
</draw:frame>
</text:p>
      <text:p text:style-name="P4">
Обидва посадовці безпосередньо командували захопленням Каховської ГЕС тапідривом споруд Північно-Кримського каналу.</text:p>
      <text:p text:style-name="P4">
За даними слідства, саме Ясніков віддав наказ щодо незаконного захопленняоб’єктів критичної інфраструктури, а Марков керував підривами.</text:p>
      <text:p text:style-name="P4">
Злочинні дії загарбників порушили водозабезпечення регіону, функціонуванняйого зрошувальної системи, а також завдали значної шкоди довкіллю іматеріальних збитків Україні в особливо великих розмірах.</text:p>
      <text:p text:style-name="P4">
На підставі зібраних слідчими СБУ доказів суд визнав обох зловмисників виннимиза ч. 2 ст. 28, ч. 1 ст. 438 Кримінального кодексу України (порушенні законівта звичаїв війни) та призначив їм 12 років тюрми.</text:p>
      <text:p text:style-name="P4">
<text:span text:style-name="T4">
Читайте також:</text:span>
 <text:a xlink:type="simple" xlink:href="https://www.ukrinform.ua/rubric-regions/3713075-pro-pidozru-povidomili-rosijskomu-senatoru-na-zaporizzi-akij-buv-soratnikom-anukovica.html" text:style-name="Internet_20_link" text:visited-style-name="Visited_20_Internet_20_Link">
 </text:a>
</text:p>
      <text:p text:style-name="P4">
Оскільки обидва засуджені перебувають на тимчасово захопленій територіїУкраїни, початок строку відбування покарання визначено з дня їх фактичногозатримання.</text:p>
      <text:p text:style-name="P4">
Тривають комплексні заходи для притягнення винних до відповідальності зазлочини проти України.</text:p>
      <text:p text:style-name="P4">
Як повідомляв Укрінформ, Служба безпеки України встановила особу командираартилерійського полку армії Російської Федерації, який <text:a xlink:type="simple" xlink:href="https://www.ukrinform.ua/rubric-society/3710579-sbu-vstanovila-osobu-rosijskogo-komandira-akij-nakazuvav-obstriluvati-herson.html" text:style-name="Internet_20_link" text:visited-style-name="Visited_20_Internet_20_Link">
</text:a>
</text:p>
      <text:p text:style-name="P4">
<text:span text:style-name="T5">
Перше фото з сайту court.investigator.org.ua</text:span>
</text:p>
      <text:p text:style-name="P4">
Source: <text:a xlink:type="simple" xlink:href="https://www.ukrinform.ua/rubric-crimea/3713156-pidriv-pivnicnokrimskogo-kanalu-do-12-rokiv-zasudili-rosijskogo-generala-ta-polkovnika.html" text:style-name="Internet_20_link" text:visited-style-name="Visited_20_Internet_20_Link">
https://www.ukrinform.ua/rubric-crimea/3713156-pidriv-pivnicnokrimskogo-kanalu-do-12-rokiv-zasudili-rosijskogo-generala-ta-polkovnika.html</text:a>
</text:p>
      <!--NEWS-->
      <text:h text:style-name="P10" text:outline-level="1">
<text:span text:style-name="T4">
У Конотопі закриватимуть всі торговельні точки під час повітряної тривоги</text:span>
</text:h>
      <text:p text:style-name="P4">
Authors: Ukrinform (Person)</text:p>
      <text:p text:style-name="P4">
Publisher: Укринформ (Organization)</text:p>
      <text:p text:style-name="P4">
Published Time: 2023-05-23T17:20:52+03:00</text:p>
      <text:p text:style-name="P4">
Modified Time: 2023-05-23T17:20:52+03:00</text:p>
      <text:p text:style-name="P4">
Description: Голова Конотопської ВЦА Тетяна Сизон дала доручення міському голові про закриття всіх закладів бізнесу під час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Бізнес', 'Конотоп', 'Повітряна тривога']</text:p>
      <text:p text:style-name="P4">
Type: Article</text:p>
      <!--METADATA-->
      <text:p text:style-name="P4">
<draw:frame draw:style-name="fr1" draw:name="Image96" text:anchor-type="as-char" svg:width="6.9236in" svg:height="3.956343in" draw:z-index="0">
<draw:image xlink:href="../Images/yкринформ/2023-05-23T17-20-52-03-00/630_360_1677573461-244.jpg" xlink:type="simple" xlink:show="embed" xlink:actuate="onLoad" draw:mime-type="image/jpeg"/>
</draw:frame>
 ГоловаКонотопської ВЦА Тетяна Сизон дала доручення міському голові про закриття всіхзакладів бізнесу під час повітряної тривоги.</text:p>
      <text:p text:style-name="P4">
Про це повідомив міський голова Конотопа Артем Семеніхін у  <text:a xlink:type="simple" xlink:href="https://www.facebook.com/watch/live/" text:style-name="Internet_20_link" text:visited-style-name="Visited_20_Internet_20_Link">
</text:a>
, звернувшись до підприємців та бізнесу, передає Укрінформ.</text:p>
      <text:p text:style-name="P4">
"Щойно отримав телефонний дзвінок від голови ВЦА Тетяни Сизон, яка далавказівку про те, щоби суворо під час того, коли лунає повітряна тривога, усізаклади бізнесу у нас зачинялись і люди знаходилися у безпечному місці... Язараз віддаю відповідне доручення відповідним відділам міськради, щоби вониздійснювали контроль на виконання доручення ВЦА", - сказав Семеніхін.</text:p>
      <text:p text:style-name="P4">
<text:span text:style-name="T4">
Читайте також:</text:span>
 <text:a xlink:type="simple" xlink:href="https://www.ukrinform.ua/rubric-regions/3707743-na-zvilnenij-teritorii-hersonsini-zmensili-trivalist-komendantskoi-godini.html" text:style-name="Internet_20_link" text:visited-style-name="Visited_20_Internet_20_Link">
 <text:span text:style-name="T4">
комендантс</text:span>
 </text:a>
</text:p>
      <text:p text:style-name="P4">
Він закликав всі заклади громадського харчування, торговельних точок, кафе,барів, ресторанів та АЗС закривати приміщення, а мешканців району бутиобачними та не ігнорувати сигнали повітряної тривоги.</text:p>
      <text:p text:style-name="P4">
Як наголошується, це пов'язано з посиленням <text:a xlink:type="simple" xlink:href="https://www.ukrinform.ua/tag-obstril" text:style-name="Internet_20_link" text:visited-style-name="Visited_20_Internet_20_Link">
 </text:a>
 російськими військами Сумщини останніми днями. Учора в деякихнаселених пунктах Охтирського району оголосили добровільну евакуацію цивільнихгромадян через постійні атаки ворога.</text:p>
      <text:p text:style-name="P4">
Source: <text:a xlink:type="simple" xlink:href="https://www.ukrinform.ua/rubric-regions/3713157-u-konotopi-zakrivatimut-vsi-torgovelni-tocki-pid-cas-povitranoi-trivogi.html" text:style-name="Internet_20_link" text:visited-style-name="Visited_20_Internet_20_Link">
https://www.ukrinform.ua/rubric-regions/3713157-u-konotopi-zakrivatimut-vsi-torgovelni-tocki-pid-cas-povitranoi-trivogi.html</text:a>
</text:p>
      <!--NEWS-->
      <text:h text:style-name="P10" text:outline-level="1">
<text:span text:style-name="T4">
Банк у Швейцарії почав заморожувати інвестиційні рахунки росіян і білорусів – росЗМІ</text:span>
</text:h>
      <text:p text:style-name="P4">
Authors: Ukrinform (Person)</text:p>
      <text:p text:style-name="P4">
Publisher: Укринформ (Organization)</text:p>
      <text:p text:style-name="P4">
Published Time: 2023-05-23T17:23:00+03:00</text:p>
      <text:p text:style-name="P4">
Modified Time: 2023-05-23T17:23:00+03:00</text:p>
      <text:p text:style-name="P4">
Description: Один із найбільших швейцарських банків Julius Baer повідомив своїх російських і білоруських клієнтів про заморожування їхніх інвестиційних рахунків через вимоги європейського депозитарію Euroclear. — Укрінформ.</text:p>
      <text:p text:style-name="P4">
Images: ['<text:a xlink:type="simple" xlink:href="https://static.ukrinform.com/photos/2018_08/thumb_files/630_360_1535028996-5817.jpg" text:style-name="Internet_20_link" text:visited-style-name="Visited_20_Internet_20_Link">
630_360_15350...</text:a>
']</text:p>
      <text:p text:style-name="P4">
Tags: ['Банк', 'Білорусь', 'Санкції', 'Швейцарія', 'Росія']</text:p>
      <text:p text:style-name="P4">
Type: Article</text:p>
      <!--METADATA-->
      <text:p text:style-name="P4">
<draw:frame draw:style-name="fr1" draw:name="Image97" text:anchor-type="as-char" svg:width="6.9236in" svg:height="3.956343in" draw:z-index="0">
<draw:image xlink:href="../Images/yкринформ/2023-05-23T17-23-00-03-00/630_360_1535028996-5817.jpg" xlink:type="simple" xlink:show="embed" xlink:actuate="onLoad" draw:mime-type="image/jpeg"/>
</draw:frame>
 Один ізнайбільших швейцарських банків Julius Baer повідомив своїх російських ібілоруських клієнтів про заморожування їхніх інвестиційних рахунків черезвимоги європейського депозитарію Euroclear.</text:p>
      <text:p text:style-name="P4">
Як передає Укрінформ, банк підтвердив <text:a xlink:type="simple" xlink:href="https://www.forbes.ru/investicii/489695-svejcarskij-julius-baer-nacal-zamorozku-investicionnyh-scetov-rossian-i-belorusov" text:style-name="Internet_20_link" text:visited-style-name="Visited_20_Internet_20_Link">
</text:a>
 розсилку повідомлень своїмклієнтам з Росії та Білорусі.</text:p>
      <text:p text:style-name="P4">
Зазначається, що швейцарський банк Julius Baer розіслав російським клієнтамповідомлення, що їхні інвестиційні рахунки будуть ізольовані від іншихактивів, а операції з цих інвестиційних рахунків заморожені.</text:p>
      <text:p text:style-name="P4">
Згідно з повідомленням Main Partner Trust, яка надає юридичні та консалтинговіпослуги на Кіпрі, листи були надіслані клієнтам у понеділок.</text:p>
      <text:p text:style-name="P4">
У листі до клієнтів, які є в розпорядженні Forbes, банк посилається на вимогуміжнародного депозитарію Euroclear ізолювати рахунки росіян та білорусів урамках санкційного законодавства. «Euroclear вимагає виділити цінні папери, щозберігаються в Euroclear, і кошти, отримані від цих цінних паперів, наспеціальні рахунки в Euroclear», - йдеться у листі.</text:p>
      <text:p text:style-name="P4">
Голова відділу корпоративних комунікацій банку Julius Baer Ян Вондер Мюльпідтвердив Forbes інформацію про те, що інвестиційні рахунки росіян будутьізольовані через вимоги Euroclear.</text:p>
      <text:p text:style-name="P4">
Julius Baer інформує клієнтів, що продаж цінних паперів, які зберігаються вEuroclear, тимчасово припинено, а купівля нових паперів неможлива. Грошовінадходження від продажу акцій та облігацій, купонні та дивідендні виплатизберігатимуться на окремих рахунках. У листі зазначено, що рахунки маютьобмежений доступ і клієнти не можуть розпоряджатися ними.</text:p>
      <text:p text:style-name="P4">
<text:span text:style-name="T4">
Читайте також:</text:span>
 <text:a xlink:type="simple" xlink:href="https://www.ukrinform.ua/rubric-world/3669182-svejcarskij-bank-zablokuvav-176-milarda-frankiv-rosijskih-aktiviv-zmi.html" text:style-name="Internet_20_link" text:visited-style-name="Visited_20_Internet_20_Link">
 <text:span text:style-name="T4">
Швейцарський</text:span>
 <text:span text:style-name="T4">
банк</text:span>
</text:a>
</text:p>
      <text:p text:style-name="P4">
У листах російським та білоруським клієнтам зазначено, що ці заходи набуваютьчинності негайно. «Вони забезпечують дотримання банком <text:a xlink:type="simple" xlink:href="https://www.ukrinform.ua/tag-sankcii" text:style-name="Internet_20_link" text:visited-style-name="Visited_20_Internet_20_Link">
</text:a>
 , а також захищають ваші інтереси,зменшуючи потенційну схильність до відповідних обмежень», — зазначено в листібанку.</text:p>
      <text:p text:style-name="P4">
Для цінних паперів, що зберігаються в Euroclear, ці заходи означають фактичнозаморожування, пояснила директорка Main Partner Trust Альона Сахарова. Прицьому йдеться тільки про активи, що обліковуються в Euroclear. Цінні паперигромадян РФ і РБ, які зберігаються в інших депозитаріях, поки що не підпадаютьпід вищезазначені заходи.</text:p>
      <text:p text:style-name="P4">
Вимога щодо ізоляції активів росіян і громадян Білорусі не поширюється на тих,хто має громадянство в ЄС, Європейській економічній зоні або Швейцарії. Банктакож не буде відокремлювати рахунки, якщо клієнт — фізична особа має посвідкуна постійне або тимчасове проживання в ЄС, ЄЕЗ або Швейцарії.</text:p>
      <text:p text:style-name="P4">
<text:span text:style-name="T4">
Читайте також:</text:span>
 <text:a xlink:type="simple" xlink:href="https://www.ukrinform.ua/rubric-economy/3656011-svejcaria-pidtrimue-ideu-konfiskacii-zamorozenih-aktiviv-rf-dla-ukraini-odnak-banki-proti.html" text:style-name="Internet_20_link" text:visited-style-name="Visited_20_Internet_20_Link">
 <text:span text:style-name="T4">
Швейцарія</text:span>
 <text:span text:style-name="T4">
підтримує</text:span>
 <text:span text:style-name="T4">
ідею</text:span>
 <text:span text:style-name="T4">
конфіскації</text:span>
<text:span text:style-name="T4">
заморожених</text:span>
 <text:span text:style-name="T4">
активів</text:span>
 <text:span text:style-name="T4">
для</text:span>
 <text:span text:style-name="T4">
України</text:span>
 <text:span text:style-name="T4">
однак</text:span>
 <text:span text:style-name="T4">
банки</text:span>
 <text:span text:style-name="T4">
проти</text:span>
</text:a>
</text:p>
      <text:p text:style-name="P4">
За словами джерел видання на банківському ринку, Julius Baer — не першийшвейцарський банк, який застосовує посилений комплаєнс щодо російських ібілоруських клієнтів. Зокрема, співрозмовник Forbes заявляє, що Credit Suisseі UBS «почали активно всіх трясти ще наприкінці минулого року» після того, яккерівники банків провели збори з представниками місцевого регулятора.</text:p>
      <text:p text:style-name="P4">
Рішення про заморожування активів росіян Julius Baer ухвалив післяповідомлення від Euroclear у квітні 2023 року з вимогою про дотриманнясанкційних обмежень проти громадян Росії та Білорусії, йдеться у листіклієнтам.</text:p>
      <text:p text:style-name="P4">
Як повідомлялося, <text:a xlink:type="simple" xlink:href="https://www.ukrinform.ua/rubric-world/3707356-u-svejcarii-zberigaetsa-aktiviv-centrobanku-rf-na-74-milarda-frankiv.html" text:style-name="Internet_20_link" text:visited-style-name="Visited_20_Internet_20_Link">
 </text:a>
</text:p>
      <text:p text:style-name="P4">
Source: <text:a xlink:type="simple" xlink:href="https://www.ukrinform.ua/rubric-economy/3713159-bank-u-svejcarii-pocav-zamorozuvati-investicijni-rahunki-rosian-i-bilorusiv-roszmi.html" text:style-name="Internet_20_link" text:visited-style-name="Visited_20_Internet_20_Link">
https://www.ukrinform.ua/rubric-economy/3713159-bank-u-svejcarii-pocav-zamorozuvati-investicijni-rahunki-rosian-i-bilorusiv-roszmi.html</text:a>
</text:p>
      <!--NEWS-->
      <text:h text:style-name="P10" text:outline-level="1">
<text:span text:style-name="T4">
Росіяни за добу 565 разів обстрілювали Куп’янський напрямок, відбулося п'ять боєзіткнень</text:span>
</text:h>
      <text:p text:style-name="P4">
Authors: Ukrinform (Person)</text:p>
      <text:p text:style-name="P4">
Publisher: Укринформ (Organization)</text:p>
      <text:p text:style-name="P4">
Published Time: 2023-05-23T17:25:42+03:00</text:p>
      <text:p text:style-name="P4">
Modified Time: 2023-05-23T17:25:42+03:00</text:p>
      <text:p text:style-name="P4">
Description: Силами оборони на Куп'янському напрямку знищені 34 загарбники, 65 поранені і двоє взяті в полон.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ЗСУ', 'Війна з Росією', 'Єдині новини']</text:p>
      <text:p text:style-name="P4">
Type: Article</text:p>
      <!--METADATA-->
      <text:p text:style-name="P4">
<draw:frame draw:style-name="fr1" draw:name="Image98" text:anchor-type="as-char" svg:width="6.9236in" svg:height="3.956343in" draw:z-index="0">
<draw:image xlink:href="../Images/yкринформ/2023-05-23T17-25-42-03-00/630_360_1668461240-442.jpg" xlink:type="simple" xlink:show="embed" xlink:actuate="onLoad" draw:mime-type="image/jpeg"/>
</draw:frame>
 Силамиоборони на Куп'янському напрямку знищені 34 загарбники, 65 поранені і двоєвзяті в полон.</text:p>
      <text:p text:style-name="P4">
Як передає Укрінформ, про це в ефірі телемарафону «Єдині новини» повідомивречник Східного угруповання військ ЗСУ Сергій Череватий.</text:p>
      <text:p text:style-name="P4">
«Цей напрямок – лідер по <text:a xlink:type="simple" xlink:href="https://www.ukrinform.ua/tag-obstril" text:style-name="Internet_20_link" text:visited-style-name="Visited_20_Internet_20_Link">
 </text:a>
 . За цюдобу 565 разів різними системами та калібрами ворог обстрілював цей напрямок.6 авіанальотів здійснив, відбулося 5 боєзіткнень, в яких знищено 34 окупанти,65 поранено і двох взято в полон», - зазначив Череватий.</text:p>
      <text:p text:style-name="P4">
<text:span text:style-name="T4">
Читайте також:</text:span>
 <text:a xlink:type="simple" xlink:href="https://www.ukrinform.ua/rubric-ato/3713129-ponad-1000-vognevih-zavdan-za-dobu-ak-sili-oboroni-nisat-voroga-na-tavrijskomu-napramku.html" text:style-name="Internet_20_link" text:visited-style-name="Visited_20_Internet_20_Link">
 <text:span text:style-name="T4">
Таврій</text:span>
 </text:a>
</text:p>
      <text:p text:style-name="P4">
Як повідомлялося раніше, на Бахмутському і Куп'янському напрямках загарбникищодоби витрачають 33-35 тисяч снарядів.</text:p>
      <text:p text:style-name="P4">
Source: <text:a xlink:type="simple" xlink:href="https://www.ukrinform.ua/rubric-ato/3713160-rosiani-za-dobu-565-raziv-obstriluvali-kupanskij-napramok-vidbulosa-pat-boezitknen.html" text:style-name="Internet_20_link" text:visited-style-name="Visited_20_Internet_20_Link">
https://www.ukrinform.ua/rubric-ato/3713160-rosiani-za-dobu-565-raziv-obstriluvali-kupanskij-napramok-vidbulosa-pat-boezitknen.html</text:a>
</text:p>
      <!--NEWS-->
      <text:h text:style-name="P10" text:outline-level="1">
<text:span text:style-name="T4">
Надія Кіченок не змогла пробитися до 1/4 фіналу турніру WTA у Франції</text:span>
</text:h>
      <text:p text:style-name="P4">
Authors: Ukrinform (Person)</text:p>
      <text:p text:style-name="P4">
Publisher: Укринформ (Organization)</text:p>
      <text:p text:style-name="P4">
Published Time: 2023-05-23T17:26:20+03:00</text:p>
      <text:p text:style-name="P4">
Modified Time: 2023-05-23T17:26:20+03:00</text:p>
      <text:p text:style-name="P4">
Description: Українсько-бельгійський дует Надія Кіченок - Кімберлі Ціммерманн достроково завершив виступ на турнірі Жіночої тенісної асоціації (WTA) - Internationaux de Strasbourg - у місті Страсбург (Франція) із призовим фондом $259,3. — Укрінформ.</text:p>
      <text:p text:style-name="P4">
Images: ['<text:a xlink:type="simple" xlink:href="https://static.ukrinform.com/photos/2023_05/thumb_files/630_360_1684851940-505.jpg" text:style-name="Internet_20_link" text:visited-style-name="Visited_20_Internet_20_Link">
630_360_16848...</text:a>
']</text:p>
      <text:p text:style-name="P4">
Tags: ['Теніс']</text:p>
      <text:p text:style-name="P4">
Type: Article</text:p>
      <!--METADATA-->
      <text:p text:style-name="P4">
<draw:frame draw:style-name="fr1" draw:name="Image99" text:anchor-type="as-char" svg:width="6.9236in" svg:height="3.956343in" draw:z-index="0">
<draw:image xlink:href="../Images/yкринформ/2023-05-23T17-26-20-03-00/630_360_1684851940-505.jpg" xlink:type="simple" xlink:show="embed" xlink:actuate="onLoad" draw:mime-type="image/jpeg"/>
</draw:frame>
Українсько-бельгійський дует Надія Кіченок - Кімберлі Ціммерманн достроковозавершив виступ на турнірі Жіночої тенісної асоціації (WTA) - Internationauxde Strasbourg - у місті Страсбург (Франція) із призовим фондом $259,3.</text:p>
      <text:p text:style-name="P4">
У поєдинку за вихід до чвертьфіналу парного розряду Кіченок та Ціммерманн за 1годину поступилися посіяному під 2-м номером американсько-мексиканськомутандему Дезері Кравчик - Джуліана Олмос - 6:2, 6:2, передає Укрінформ.</text:p>
      <text:p text:style-name="P4">
Місце у півфіналі змагань Кравчик і Олмос розірають із австралійсько-тайваньською парою Олівія Тжандрамулія - Фан Сьєн Ву.</text:p>
      <text:p text:style-name="P4">
<text:span text:style-name="T4">
Читайте також:</text:span>
 <text:a xlink:type="simple" xlink:href="https://www.ukrinform.ua/rubric-sports/3712723-vidoma-supernica-svitolinoi-u-drugomu-koli-turniru-wta-u-strasburzi.html" text:style-name="Internet_20_link" text:visited-style-name="Visited_20_Internet_20_Link">
 </text:a>
</text:p>
      <text:p text:style-name="P4">
Переможці турніру Internationaux de Strasbourg визначаться 27 травня.</text:p>
      <text:p text:style-name="P4">
Фото: Getty Images.</text:p>
      <text:p text:style-name="P4">
Source: <text:a xlink:type="simple" xlink:href="https://www.ukrinform.ua/rubric-sports/3713161-nadia-kicenok-ne-zmogla-probitisa-do-14-finalu-turniru-wta-u-francii.html" text:style-name="Internet_20_link" text:visited-style-name="Visited_20_Internet_20_Link">
https://www.ukrinform.ua/rubric-sports/3713161-nadia-kicenok-ne-zmogla-probitisa-do-14-finalu-turniru-wta-u-francii.html</text:a>
</text:p>
      <!--NEWS-->
      <text:h text:style-name="P10" text:outline-level="1">
<text:span text:style-name="T4">
Це війна на виснаження, треба більше зброї: Столтенберг анонсував зустріч НАТО, ЄС і України</text:span>
</text:h>
      <text:p text:style-name="P4">
Authors: Ukrinform (Person)</text:p>
      <text:p text:style-name="P4">
Publisher: Укринформ (Organization)</text:p>
      <text:p text:style-name="P4">
Published Time: 2023-05-23T17:27:00+03:00</text:p>
      <text:p text:style-name="P4">
Modified Time: 2023-05-23T17:27:00+03:00</text:p>
      <text:p text:style-name="P4">
Description: Союзники по НАТО та країни ЄС мають уникати створення нових бар’єрів в оборонній промисловості та вирішувати завдання зі збільшення виробництва зброї та боєприпасів як для власних потреб, так і для продовження допомоги Україні. — Укрінформ.</text:p>
      <text:p text:style-name="P4">
Images: ['<text:a xlink:type="simple" xlink:href="https://static.ukrinform.com/photos/2022_04/thumb_files/630_360_1649165705-470.jpg" text:style-name="Internet_20_link" text:visited-style-name="Visited_20_Internet_20_Link">
630_360_16491...</text:a>
']</text:p>
      <text:p text:style-name="P4">
Tags: ['НАТО', 'Столтенберг', 'Зброя', 'Боєприпаси', 'Війна з Росією']</text:p>
      <text:p text:style-name="P4">
Type: Article</text:p>
      <!--METADATA-->
      <text:p text:style-name="P4">
<draw:frame draw:style-name="fr1" draw:name="Image100" text:anchor-type="as-char" svg:width="6.9236in" svg:height="3.956343in" draw:z-index="0">
<draw:image xlink:href="../Images/yкринформ/2023-05-23T17-27-00-03-00/630_360_1649165705-470.jpg" xlink:type="simple" xlink:show="embed" xlink:actuate="onLoad" draw:mime-type="image/jpeg"/>
</draw:frame>
 Союзникипо НАТО та країни ЄС мають уникати створення нових бар’єрів в обороннійпромисловості та вирішувати завдання зі збільшення виробництва зброї табоєприпасів як для власних потреб, так і для продовження допомоги Україні.</text:p>
      <text:p text:style-name="P4">
Про це сьогодні у Брюсселі після прибуття для участі у неформальному ланчі врамках Ради міністрів ЄС із зовнішніх відносин (з питань оборони), що бувприсвячений розвитку співробітництва між НАТО і ЄС, заявив генеральнийсекретар НАТО Єнс Столтенберг, повідомляє кореспондент Укрінформу.</text:p>
      <text:p text:style-name="P4">
«Ми маємо уникнути створенню нових бар’єрів між союзниками по НАТО. Натомість,нам потрібно зміцнити трансатлантичну промислову базу, щоб забезпечитиздатність поповнювати наші власні запаси в інтересах струмування й оборони,але також продовжувати підтримувати Україну. Для цього ми маємо нароститивиробництво зброї та боєприпасів, і саме ці питання щодо зміцнення нашоїтрансатлантичної індустріальної бази я буду обговорювати з міністрами оборониЄС», - сказав керівник НАТО.</text:p>
      <text:p text:style-name="P4">
Він привітав зусилля ЄС у цьому напрямку та водночас наголосив на важливійролі НАТО, оскільки саме Альянс визначає стандарти озброєння, забезпечуєвзаємосумісність та взаємозамінність залучених сил. Окрім того, Альянс надаєдирективні напрямки для досягнення певних оборонних спроможностей кожною зкраїн-союзниць, і зараз переглядає обсяг таких спроможностей, у тому числі, щостосується наявності артилерійських боєприпасів калібру 155 мм, які наразі єкритично важливими для підтримки України у її боротьбі проти російськоїагресивної війни.</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Столтенберг</text:span>
 </text:a>
</text:p>
      <text:p text:style-name="P4">
Генеральний секретар НАТО нагадав, що кілька місяців тому провів зустріч зміністром закордонних справ України Дмитром Кулебою та високим представникомЄС Жозепом Боррелем для координації спільних дій з виробництва боєприпасів.Він окремо наголосив, що йдеться не лише про постачання Україні нових зразківта платформ сучасного озброєння, але й забезпечення того, щоб вже поставлене вУкраїну військове обладнання працювало з максимальною ефективністю. Це, в своючергу, потребує забезпечення пальним, боєприпасами, а також обслуговування таремонту.</text:p>
      <text:p text:style-name="P4">
«Це війна на виснаження, яка перетворюється на війну логістики. Томунарощування виробництва боєприпасів є абсолютно ключовим питанням. Я вирішивзапросити представників оборонної промисловості, з обох сторін Атлантики, нанашу зустріч міністрів оборони НАТО наступного місяця. ЄС і Україна такожзапрошені взяти участь у цій події, що має на меті забезпечити якомога більшувзаємодію з обороною промисловістю», - повідомив Столтенберг.</text:p>
      <text:p text:style-name="P4">
Він нагадав, що в <text:a xlink:type="simple" xlink:href="https://www.ukrinform.ua/tag-nato" text:style-name="Internet_20_link" text:visited-style-name="Visited_20_Internet_20_Link">
 </text:a>
 вже існує система дляспільного замовлення, коли союзники закуповують боєприпаси та озброєння разомвже протягом багатьох років, і союзники готові поділитися цим досвідом.</text:p>
      <text:p text:style-name="P4">
Як вже повідомлялося, сьогодні у Брюсселі продовжується засідання Радиміністрів ЄС із зовнішніх відносин за участі міністрів оборони. За ініціативиШведського головування ЄС під час зустрічі міністрів був організованийнеформальний робочий ланч за участі генерального секретаря НАТО, який бувцілком присвячений співробітництву між Європейським Союзом і НАТО.</text:p>
      <text:p text:style-name="P4">
<text:span text:style-name="T5">
Фото: EFE/EPA</text:span>
</text:p>
      <text:p text:style-name="P4">
Source: <text:a xlink:type="simple" xlink:href="https://www.ukrinform.ua/rubric-ato/3713166-ce-vijna-na-visnazenna-treba-bilse-zbroi-stoltenberg-anonsuvav-zustric-nato-es-i-ukraini.html" text:style-name="Internet_20_link" text:visited-style-name="Visited_20_Internet_20_Link">
https://www.ukrinform.ua/rubric-ato/3713166-ce-vijna-na-visnazenna-treba-bilse-zbroi-stoltenberg-anonsuvav-zustric-nato-es-i-ukraini.html</text:a>
</text:p>
      <!--NEWS-->
      <text:h text:style-name="P10" text:outline-level="1">
<text:span text:style-name="T4">
У Києві викрили зловмисників, які збували підроблені ліки для онкохворих</text:span>
</text:h>
      <text:p text:style-name="P4">
Authors: Ukrinform (Person)</text:p>
      <text:p text:style-name="P4">
Publisher: Укринформ (Organization)</text:p>
      <text:p text:style-name="P4">
Published Time: 2023-05-23T17:29:25+03:00</text:p>
      <text:p text:style-name="P4">
Modified Time: 2023-05-23T17:29:25+03:00</text:p>
      <text:p text:style-name="P4">
Description: У Києві правоохоронці викрили зловмисників, які збували підроблені ліки для онкохворих. — Укрінформ.</text:p>
      <text:p text:style-name="P4">
Images: ['<text:a xlink:type="simple" xlink:href="https://static.ukrinform.com/photos/2020_04/thumb_files/630_360_1586502118-961.jpg" text:style-name="Internet_20_link" text:visited-style-name="Visited_20_Internet_20_Link">
630_360_15865...</text:a>
']</text:p>
      <text:p text:style-name="P4">
Tags: ['Фальсифікат', 'Ліки', 'Прокуратура', 'Київ', 'Онкологія']</text:p>
      <text:p text:style-name="P4">
Type: Article</text:p>
      <!--METADATA-->
      <text:p text:style-name="P4">
<draw:frame draw:style-name="fr1" draw:name="Image101" text:anchor-type="as-char" svg:width="6.9236in" svg:height="3.956343in" draw:z-index="0">
<draw:image xlink:href="../Images/yкринформ/2023-05-23T17-29-25-03-00/630_360_1586502118-961.jpg" xlink:type="simple" xlink:show="embed" xlink:actuate="onLoad" draw:mime-type="image/jpeg"/>
</draw:frame>
 У Києвіправоохоронці викрили зловмисників, які збували підроблені ліки дляонкохворих.</text:p>
      <text:p text:style-name="P4">
Як передає Укрінформ, про це Київська міська прокуратура повідомляє у  <text:a xlink:type="simple" xlink:href="https://t.me/kyiv_pro_office/1975" text:style-name="Internet_20_link" text:visited-style-name="Visited_20_Internet_20_Link">
</text:a>
 .</text:p>
      <text:p text:style-name="P4">
За процесуального керівництва Солом’янської окружної прокуратури міста Києваприпинено протиправну діяльність групи осіб, які розповсюджували на територіїУкраїни фальсифіковані лікарські засоби (ч. 2 ст. 321-1 Кримінального кодексуУкраїни).</text:p>
      <text:p text:style-name="P4">
Згідно з матеріалами слідства, фальсифіковані лікарські засоби онкологічноїгрупи надходили до України з-за кордону. У подальшому, учасники схемиорганізовували збут вказаних препаратів на території Києва та інших міст.</text:p>
      <text:p text:style-name="P4">
Вартість препарату становила 46, 5 тис. грн за упаковку. Зловмисники приймализамовлення через онлайн форму аптеки та доставляли товар покупцю.</text:p>
      <text:p text:style-name="P4">
<text:span text:style-name="T4">
Читайте також:</text:span>
 <text:a xlink:type="simple" xlink:href="https://www.ukrinform.ua/rubric-society/3710700-u-helsi-teper-mozna-pereglanuti-ci-potriben-recept-na-liki.html" text:style-name="Internet_20_link" text:visited-style-name="Visited_20_Internet_20_Link">
 <text:span text:style-name="T4">
ліки</text:span>
 </text:a>
</text:p>
      <text:p text:style-name="P4">
Проте, за результатами дослідження зразків препарату виробником, встановлено,що він є фальсифікованим. Крім того, висновком експерта підтверджено, щоупакування препарату не відповідає зразку оригінального лікарського засобу.</text:p>
      <text:p text:style-name="P4">
«16 травня на підставі ухвал суду з метою відшукування фальсифікованихлікарських засобів та фіксації відомостей про обставини вчинення кримінальногоправопорушення проведено обшуки у фігурантів, а також за місцями зберігання <text:a xlink:type="simple" xlink:href="https://www.ukrinform.ua/tag-liki" text:style-name="Internet_20_link" text:visited-style-name="Visited_20_Internet_20_Link">
</text:a>
 препаратів та в аптеках», - ідеться вповідомленні.</text:p>
      <text:p text:style-name="P4">
У ході слідчих дій вилучено значну кількість медичних препаратів, які містятьвізуальні ознаки фальсифікації, сертифікати якості лікарських засобівневідомого походження, чорнові записи, грошові кошти, комп’ютерну техніку,мобільні телефони.</text:p>
      <text:p text:style-name="P4">
<text:span text:style-name="T4">
Читайте також:</text:span>
 <text:a xlink:type="simple" xlink:href="https://www.ukrinform.ua/rubric-kyiv/3698477-stolicnij-sud-prodovziv-rozglad-spravi-podruzza-ake-prodavalo-falsivi-liki-dla-onkohvorih.html" text:style-name="Internet_20_link" text:visited-style-name="Visited_20_Internet_20_Link">
 <text:span text:style-name="T4">
онкохв</text:span>
 </text:a>
</text:p>
      <text:p text:style-name="P4">
Також під час обшуків правоохоронці виявили значну кількість лікарськихпрепаратів російського та білоруського виробництва, які на цей час вилучені зпродажу на території Україні.</text:p>
      <text:p text:style-name="P4">
Зразки всіх виявлених препаратів будуть направлені на експертизу.</text:p>
      <text:p text:style-name="P4">
Двом особам, причетним до вчинення злочину, повідомили про підозру тавирішується питання про обрання запобіжних заходів у вигляді тримання підвартою.</text:p>
      <text:p text:style-name="P4">
Слідчі дії у кримінальному провадженні тривають.</text:p>
      <text:p text:style-name="P4">
Як повідомляв Укрінформ, у березні в Києві правоохоронці ліквідувалиміжнародну схему ввезення в Україну і продажу  <text:a xlink:type="simple" xlink:href="https://www.ukrinform.ua/rubric-society/3683717-zavozili-pidrobleni-liki-dla-onkohvorih-u-kievi-vikrili-miznarodnu-zlocinnu-shemu.html" text:style-name="Internet_20_link" text:visited-style-name="Visited_20_Internet_20_Link">
</text:a>
</text:p>
      <text:p text:style-name="P4">
Source: <text:a xlink:type="simple" xlink:href="https://www.ukrinform.ua/rubric-kyiv/3713162-u-kievi-vikrili-zlovmisnikiv-aki-zbuvali-pidrobleni-liki-dla-onkohvorih.html" text:style-name="Internet_20_link" text:visited-style-name="Visited_20_Internet_20_Link">
https://www.ukrinform.ua/rubric-kyiv/3713162-u-kievi-vikrili-zlovmisnikiv-aki-zbuvali-pidrobleni-liki-dla-onkohvorih.html</text:a>
</text:p>
      <!--NEWS-->
      <text:h text:style-name="P10" text:outline-level="1">
<text:span text:style-name="T4">
Новий Комітет з Національної премії імені Тараса Шевченка сформують за 10-14 днів – Нищук</text:span>
</text:h>
      <text:p text:style-name="P4">
Authors: Ukrinform (Person)</text:p>
      <text:p text:style-name="P4">
Publisher: Укринформ (Organization)</text:p>
      <text:p text:style-name="P4">
Published Time: 2023-05-23T17:35:00+03:00</text:p>
      <text:p text:style-name="P4">
Modified Time: 2023-05-23T17:35:00+03:00</text:p>
      <text:p text:style-name="P4">
Description: Оновлений склад комітету Шевченківської премії сформується за 10-14 днів. — Укрінформ.</text:p>
      <text:p text:style-name="P4">
Images: ['<text:a xlink:type="simple" xlink:href="https://static.ukrinform.com/photos/2023_05/thumb_files/630_360_1684852663-775.jpg" text:style-name="Internet_20_link" text:visited-style-name="Visited_20_Internet_20_Link">
630_360_16848...</text:a>
']</text:p>
      <text:p text:style-name="P4">
Tags: ['Культура', 'Нищук', 'Шевченківська премія']</text:p>
      <text:p text:style-name="P4">
Type: Article</text:p>
      <!--METADATA-->
      <text:p text:style-name="P4">
<draw:frame draw:style-name="fr1" draw:name="Image102" text:anchor-type="as-char" svg:width="6.9236in" svg:height="3.956343in" draw:z-index="0">
<draw:image xlink:href="../Images/yкринформ/2023-05-23T17-35-00-03-00/630_360_1684852663-775.jpg" xlink:type="simple" xlink:show="embed" xlink:actuate="onLoad" draw:mime-type="image/jpeg"/>
</draw:frame>
 Оновленийсклад комітету Шевченківської премії сформується за 10-14 днів.</text:p>
      <text:p text:style-name="P4">
Як повідомляє кореспондент Укрінформу, про це новопризначений голова Комітетуз Національної премії імені Тараса Шевченка Євген Нищук заявив під часпресбрифінгу, що відбувся в музеї Тараса Шевченка.</text:p>
      <text:p text:style-name="P4">
"Для себе я вже бачу пул. Однак я маю переговорити зі всіма кандидатурами. Ядумаю, що це займе 10-14 днів", - сказав він.</text:p>
      <text:p text:style-name="P4">
Нищук зауважив, що склад комітету буде оновлено майже на 100%, а членипопередньої команди долучатимуться до роботи як експерти. За його словами, укомітеті він бачить лауреатів премії попередніх років, осіб, "які ще нездобули Шевченківську премію і розуміють, що не зможуть на неї претендувати начас виконання обов'язків", а також представників мистецьких спілок. Усього докомітету планується долучити 15-16 осіб.</text:p>
      <text:p text:style-name="P4">
<text:span text:style-name="T4">
Читайте також:</text:span>
 <text:a xlink:type="simple" xlink:href="https://www.ukrinform.ua/rubric-culture/3713152-sevcenkivska-premia-nisuk-rozpoviv-pro-varianti-vprovadzenna-nominacii-za-vnesok-u-peremogu.html" text:style-name="Internet_20_link" text:visited-style-name="Visited_20_Internet_20_Link">
 <text:span text:style-name="T4">
Шевченківська</text:span>
 <text:span text:style-name="T4">
премія</text:span>
</text:a>
</text:p>
      <text:p text:style-name="P4">
"Члени комітету зможуть подавати свої пропозиції щодо експертів, щоб не булотак, що я нав'язую якісь речі. Має бути комфортна, довірлива робота, якаприведе до результату лауреатів", - підкреслив він.</text:p>
      <text:p text:style-name="P4">
Водночас голова комітету зауважив, що під час обрання членів комітетуШевченківської премії він зважає на фаховість кандидата, громадянську позицію,а також на те, чи довірятиме йому культурна спільнота. Злагоджена роботакомітету, на його думку, має підтримати бренд <text:a xlink:type="simple" xlink:href="https://www.ukrinform.ua/tag-sevcenkivska-premia" text:style-name="Internet_20_link" text:visited-style-name="Visited_20_Internet_20_Link">
</text:a>
 який даватиме промоцію длясвоїх лавреатів та їхніх робіт.</text:p>
      <text:p text:style-name="P4">
Як повідомляв Укрінформ, Президент Володимир Зеленський призначив ЄвгенаНищука головою Комітету з Національної премії імені Тараса Шевченка,звільнивши з цієї посади Юрія Макарова, згідно з указом №288/2023.</text:p>
      <text:p text:style-name="P4">
Source: <text:a xlink:type="simple" xlink:href="https://www.ukrinform.ua/rubric-culture/3713167-novij-komitet-z-nacionalnoi-premii-imeni-tarasa-sevcenka-sformuut-za-1014-dniv-nisuk.html" text:style-name="Internet_20_link" text:visited-style-name="Visited_20_Internet_20_Link">
https://www.ukrinform.ua/rubric-culture/3713167-novij-komitet-z-nacionalnoi-premii-imeni-tarasa-sevcenka-sformuut-za-1014-dniv-nisuk.html</text:a>
</text:p>
      <!--NEWS-->
      <text:h text:style-name="P10" text:outline-level="1">
<text:span text:style-name="T4">
Ткаченко провів зустріч із колегами у форматі Люблінського трикутника</text:span>
</text:h>
      <text:p text:style-name="P4">
Authors: Ukrinform (Person)</text:p>
      <text:p text:style-name="P4">
Publisher: Укринформ (Organization)</text:p>
      <text:p text:style-name="P4">
Published Time: 2023-05-23T17:41:00+03:00</text:p>
      <text:p text:style-name="P4">
Modified Time: 2023-05-23T17:41:00+03:00</text:p>
      <text:p text:style-name="P4">
Description: Міністр культури України Олександр Ткаченко зі своїми колегами з Польщі та Литви Пьотром Глінським і Сімонасом Кайрісом зустрілись у форматі Люблінського трикутника. — Укрінформ.</text:p>
      <text:p text:style-name="P4">
Images: ['<text:a xlink:type="simple" xlink:href="https://static.ukrinform.com/photos/2023_05/thumb_files/630_360_1684853032-230.jpeg" text:style-name="Internet_20_link" text:visited-style-name="Visited_20_Internet_20_Link">
630_360_16848...</text:a>
']</text:p>
      <text:p text:style-name="P4">
Tags: ['Культура', 'Литва', 'Польща', 'Ткаченко']</text:p>
      <text:p text:style-name="P4">
Type: Article</text:p>
      <!--METADATA-->
      <text:p text:style-name="P4">
<draw:frame draw:style-name="fr1" draw:name="Image103" text:anchor-type="as-char" svg:width="6.9236in" svg:height="3.956343in" draw:z-index="0">
<draw:image xlink:href="../Images/yкринформ/2023-05-23T17-41-00-03-00/630_360_1684853032-230.jpeg" xlink:type="simple" xlink:show="embed" xlink:actuate="onLoad" draw:mime-type="image/jpeg"/>
</draw:frame>
 Міністркультури України Олександр Ткаченко зі своїми колегами з Польщі та ЛитвиПьотром Глінським і Сімонасом Кайрісом зустрілись у форматі Люблінськоготрикутника.</text:p>
      <text:p text:style-name="P4">
Як передає Укрінформ, про це Ткаченко повідомляє у <text:a xlink:type="simple" xlink:href="https://t.me/otkachenkokyiv/3616" text:style-name="Internet_20_link" text:visited-style-name="Visited_20_Internet_20_Link">
</text:a>
</text:p>
      <text:p text:style-name="P4">
"Незалежно від відстані, справжні друзі завжди поруч. Зустрілись з друзямиУкраїни Віце-прем’єр-міністром, Міністром культури та національної спадщиниРеспубліки Польща Пьотром Глінським та Міністром культури ЛитовськоїРеспубліки Сімонасом Кайрисом. Це наші близькі партнери з перших днівповномасштабної війни. Підтримка, яку ми відчуваємо та бачимо з перших днів –безцінна", - зазначив Ткаченко.</text:p>
      <text:p text:style-name="P4">
<text:span text:style-name="T4">
Читайте також:</text:span>
 <text:a xlink:type="simple" xlink:href="https://www.ukrinform.ua/rubric-culture/3712044-programa-vidnovlenna-ukraini-stosuvatimetsa-j-kulturnoi-spadsini-tkacenko.html" text:style-name="Internet_20_link" text:visited-style-name="Visited_20_Internet_20_Link">
 <text:span text:style-name="T4">
Ткаченко</text:span>
 </text:a>
</text:p>
      <text:p text:style-name="P4">
Він наголосив, що в рамках зустрічі у форматі Люблінського трикутника міністриобговорюватимуть подальші плани співробітництва в сфері культури.</text:p>
      <text:p text:style-name="P4">
Як повідомляв Укрінформ, у французьких Каннах на Cannes Next – інноваційнійплатформі Marché du Film, <text:a xlink:type="simple" xlink:href="https://www.ukrinform.ua/rubric-culture/3712358-u-kannah-obgovorili-pidtrimku-cifrovogo-ta-kulturnogo-sektoriv-ukraini.html" text:style-name="Internet_20_link" text:visited-style-name="Visited_20_Internet_20_Link">
 </text:a>
</text:p>
      <text:p text:style-name="P4">
<text:span text:style-name="T5">
Фото: Телеграм Tkachenko.UA</text:span>
</text:p>
      <text:p text:style-name="P4">
Source: <text:a xlink:type="simple" xlink:href="https://www.ukrinform.ua/rubric-culture/3713169-tkacenko-proviv-zustric-iz-kolegami-u-formati-lublinskogo-trikutnika.html" text:style-name="Internet_20_link" text:visited-style-name="Visited_20_Internet_20_Link">
https://www.ukrinform.ua/rubric-culture/3713169-tkacenko-proviv-zustric-iz-kolegami-u-formati-lublinskogo-trikutnika.html</text:a>
</text:p>
      <!--NEWS-->
      <text:h text:style-name="P10" text:outline-level="1">
<text:span text:style-name="T4">
На Бахмутському напрямку зменшилась кількість боєзіткнень - Череватий</text:span>
</text:h>
      <text:p text:style-name="P4">
Authors: Ukrinform (Person)</text:p>
      <text:p text:style-name="P4">
Publisher: Укринформ (Organization)</text:p>
      <text:p text:style-name="P4">
Published Time: 2023-05-23T17:43:23+03:00</text:p>
      <text:p text:style-name="P4">
Modified Time: 2023-05-23T17:43:23+03:00</text:p>
      <text:p text:style-name="P4">
Description: На Бахмутському напрямку кількість боєзіткнень з ворогом за добу зменшилась до трьох. Силами оборони знищено 79 окупантів, 111 зазнали поранень, один потрапив в полон. — Укрінформ.</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Війна з Росією']</text:p>
      <text:p text:style-name="P4">
Type: Article</text:p>
      <!--METADATA-->
      <text:p text:style-name="P4">
<draw:frame draw:style-name="fr1" draw:name="Image104" text:anchor-type="as-char" svg:width="6.9236in" svg:height="3.956343in" draw:z-index="0">
<draw:image xlink:href="../Images/yкринформ/2023-05-23T17-43-23-03-00/630_360_1684685011-535.jpg" xlink:type="simple" xlink:show="embed" xlink:actuate="onLoad" draw:mime-type="image/jpeg"/>
</draw:frame>
 НаБахмутському напрямку кількість боєзіткнень з ворогом за добу зменшилась дотрьох. Силами оборони знищено 79 окупантів, 111 зазнали поранень, одинпотрапив в полон.</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цю добу було тільки три боєзіткнення на Бахмутському напрямку. Ворог бувактивний в плані артилерійського враження, 404 рази він бив з РСЗВ і ствольноїартилерії по наших позиціях, що ще раз підтверджує, що ні про який снаряднийголод не йдеться. Два авіанальоти здійснив. В боях було знищено 79 окупантів,111 зазнали поранень, один потрапив в <text:a xlink:type="simple" xlink:href="https://www.ukrinform.ua/tag-poloneni" text:style-name="Internet_20_link" text:visited-style-name="Visited_20_Internet_20_Link">
 </text:a>
 . Також було знищено доволі суттєву кількість їхньої артилерії: 2самохідні артилерійські установки «Гіацинт» та «Гвоздика», а також 9 звичайнихгармат типу МСТА, Д-20 та Д-30. Також було знищено 7 безпілотних апаратіврізних типів», - повідомив Череватий.</text:p>
      <text:p text:style-name="P4">
<text:span text:style-name="T5">
Відео: Телемарафон "Єдині Новини"</text:span>
</text:p>
      <text:p text:style-name="P4">
Відповідаючи на питання про втрати росіян в боях під Бахмутом, речникзауважив, що західна розвідка називає більші цифри, ніж українська сторона. Інагадав, що російська пропаганда постійно звинувачувала Україну у завищуванніданих про їхні втрати. Наприклад президент США Джо Байден називав втрати РФ уБахмуті на рівні 100 тисяч військових вбитими та пораненими.</text:p>
      <text:p text:style-name="P4">
<text:span text:style-name="T4">
Читайте також:</text:span>
 <text:a xlink:type="simple" xlink:href="https://www.ukrinform.ua/rubric-ato/3713150-vorog-navpaki-pidtague-rezervi-cerevatij-sprostuvav-vidvedenna-vagnerivciv-iz-bahmuta.html" text:style-name="Internet_20_link" text:visited-style-name="Visited_20_Internet_20_Link">
 <text:span text:style-name="T4">
Бахмут</text:span>
 </text:a>
</text:p>
      <text:p text:style-name="P4">
За останні два тижні кількість полонених іноді до 10-15 загарбників за добу,додав Череватий.</text:p>
      <text:p text:style-name="P4">
«Якщо брати за останні два тижні, то у них з’явилося завдяки тому, що нашіукраїнські підрозділи на південному і північному флангах в рамках оборонноїоперації контратакували їхні позиції, там з’явилася можливість більше братиполонених. Там були різні цифри – від одного, як сьогодні, до 10-15 окупантів.До того, коли йшли дуже активні оборонні наші бої, у них, особливо наБахмутському напрямку, не було можливості здаватися, адже тут ми зустрічали їхкинджальним вогнем, а позаду стояли загороджувальні загони з їх жевагнерівців, тому там так просто вийти і підняти руки не було можливості. А вплані втрат, вони неймовірні, тому що сам «Вагнер» був по суті успішним тількитому, що постійно робив, як західні аналітики називали «м’ясні атаки».«Вагнер» малими тактичними групами кидав їх в бій, щоб виснажити нашу оборонуі просунутись. Відтак жертви їхні – 100 і більше окупантів в день - це булаабсолютно стабільна цифра», - розповів Череватий.</text:p>
      <text:p text:style-name="P4">
<text:span text:style-name="T4">
Читайте також:</text:span>
 <text:a xlink:type="simple" xlink:href="https://www.ukrinform.ua/rubric-ato/3712923-na-pivnoci-j-pivdni-vid-bahmuta-zsu-maut-neznacne-prosuvanna-malar.html" text:style-name="Internet_20_link" text:visited-style-name="Visited_20_Internet_20_Link">
 <text:span text:style-name="T4">
Бахмут</text:span>
 </text:a>
</text:p>
      <text:p text:style-name="P4">
За його словами, Сили оборони останні дні проводили ефективну обороннуоперацію по сточуванню ворога, аби знищити його бойовий потенціал.</text:p>
      <text:p text:style-name="P4">
Як повідомляв Укрінформ, Сили оборони з 24 лютого 2022 року по 23 травня 2023року <text:a xlink:type="simple" xlink:href="https://www.ukrinform.ua/rubric-ato/3712858-zsu-znisili-vze-204-360-rosijskih-zagarbnikiv.html" text:style-name="Internet_20_link" text:visited-style-name="Visited_20_Internet_20_Link">
 </text:a>
 з них 480 осіб - за минулу добу.</text:p>
      <text:p text:style-name="P4">
<text:span text:style-name="T5">
Фото ілюстративне</text:span>
</text:p>
      <text:p text:style-name="P4">
Source: <text:a xlink:type="simple" xlink:href="https://www.ukrinform.ua/rubric-ato/3713168-na-bahmutskomu-napramku-zmensilas-kilkist-boezitknen-cerevatij.html" text:style-name="Internet_20_link" text:visited-style-name="Visited_20_Internet_20_Link">
https://www.ukrinform.ua/rubric-ato/3713168-na-bahmutskomu-napramku-zmensilas-kilkist-boezitknen-cerevatij.html</text:a>
</text:p>
      <!--NEWS-->
      <text:h text:style-name="P10" text:outline-level="1">
<text:span text:style-name="T4">
На саміті НАТО у Вільнюсі союзники обговорять захист критичної інфраструктури – генсек НАТО</text:span>
</text:h>
      <text:p text:style-name="P4">
Authors: Ukrinform (Person)</text:p>
      <text:p text:style-name="P4">
Publisher: Укринформ (Organization)</text:p>
      <text:p text:style-name="P4">
Published Time: 2023-05-23T17:52:00+03:00</text:p>
      <text:p text:style-name="P4">
Modified Time: 2023-05-23T17:52:00+03:00</text:p>
      <text:p text:style-name="P4">
Description: Одним з питань, які потребують уваги союзників по НАТО та їх найближчих партнерів, включаючи Європейський Союз, є захист критичної інфраструктури, і саме ця тема буде обговорена під час наступного саміту Альянсу у Вільнюсі.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Інфраструктура', 'Литва', 'НАТО', 'Саміт', 'Столтенберг']</text:p>
      <text:p text:style-name="P4">
Type: Article</text:p>
      <!--METADATA-->
      <text:p text:style-name="P4">
<draw:frame draw:style-name="fr1" draw:name="Image105" text:anchor-type="as-char" svg:width="6.9236in" svg:height="3.956343in" draw:z-index="0">
<draw:image xlink:href="../Images/yкринформ/2023-05-23T17-52-00-03-00/630_360_1668589929-696.jpg" xlink:type="simple" xlink:show="embed" xlink:actuate="onLoad" draw:mime-type="image/jpeg"/>
</draw:frame>
 Одним зпитань, які потребують уваги союзників по НАТО та їх найближчих партнерів,включаючи Європейський Союз, є захист критичної інфраструктури, і саме ця темабуде обговорена під час наступного саміту Альянсу у Вільнюсі.</text:p>
      <text:p text:style-name="P4">
Про це сьогодні у Брюсселі після прибуття для участі у неформальному ланчі врамках Ради міністрів ЄС із зовнішніх відносин (з питань оборони), що бувприсвячений розвитку співробітництва між НАТО і ЄС, заявив генеральнийсекретар НАТО Єнс Столтенберг, повідомляє кореспондент Укрінформу.</text:p>
      <text:p text:style-name="P4">
«Одна із тем, що пов’язана з війною (Росії – ред.) в Україні, - це захисткритичної інфраструктури. Ми бачили вразливість такої інфраструктури, особливопідводної. Спільно з Європейським Союзом ми утворили спільну оперативну групуіз забезпечення стійкості, зокрема, такої інфраструктури. <text:a xlink:type="simple" xlink:href="https://www.ukrinform.ua/tag-nato" text:style-name="Internet_20_link" text:visited-style-name="Visited_20_Internet_20_Link">
</text:a>
 утворило спеціальну структуру длякоординації зусиль різних країн та різних союзників, приватного та державногосекторів, щоб розвинути те, що ми вже робимо, та захистити критичнуінфраструктуру. Ми також очікуємо на нові оголошення та рішення щодо цього нанаступному саміті НАТО», - наголосив Столтенберг.</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Столтенбер</text:span>
 </text:a>
</text:p>
      <text:p text:style-name="P4">
Як вже повідомлялося, сьогодні у Брюсселі продовжується засідання Радиміністрів ЄС із зовнішніх відносин, за участі міністрів оборони. За ініціативиШведського головування ЄС під час зустрічі міністрів був організованийнеформальний робочий ланч за участі генерального секретаря НАТО, який бувцілком присвячений співробітництву між Європейським Союзом і Альянсом.</text:p>
      <text:p text:style-name="P4">
Source: <text:a xlink:type="simple" xlink:href="https://www.ukrinform.ua/rubric-polytics/3713174-na-samiti-nato-u-vilnusi-souzniki-obgovorat-zahist-kriticnoi-infrastrukturi-gensek-nato.html" text:style-name="Internet_20_link" text:visited-style-name="Visited_20_Internet_20_Link">
https://www.ukrinform.ua/rubric-polytics/3713174-na-samiti-nato-u-vilnusi-souzniki-obgovorat-zahist-kriticnoi-infrastrukturi-gensek-nato.html</text:a>
</text:p>
      <!--NEWS-->
      <text:h text:style-name="P10" text:outline-level="1">
<text:span text:style-name="T4">
Уряд виділяє 588 мільйонів бюджетам семи областей на проєкти з відновлення - Шмигаль</text:span>
</text:h>
      <text:p text:style-name="P4">
Authors: Ukrinform (Person)</text:p>
      <text:p text:style-name="P4">
Publisher: Укринформ (Organization)</text:p>
      <text:p text:style-name="P4">
Published Time: 2023-05-23T17:56:00+03:00</text:p>
      <text:p text:style-name="P4">
Modified Time: 2023-05-23T17:56:00+03:00</text:p>
      <text:p text:style-name="P4">
Description: Кабінет Міністрів виділяє 588 млн грн бюджетам Дніпропетровської, Донецької, Запорізької, Київської, Одеської, Полтавської та Харківської областей на реалізацію цього року проєктів з відновлення. — Укрінформ.</text:p>
      <text:p text:style-name="P4">
Images: ['<text:a xlink:type="simple" xlink:href="https://static.ukrinform.com/photos/2023_03/thumb_files/630_360_1679676099-828.jpg" text:style-name="Internet_20_link" text:visited-style-name="Visited_20_Internet_20_Link">
630_360_16796...</text:a>
']</text:p>
      <text:p text:style-name="P4">
Tags: ['Бюджет', 'Кабмін', 'Гроші', 'Шмигаль', 'Відбудова']</text:p>
      <text:p text:style-name="P4">
Type: Article</text:p>
      <!--METADATA-->
      <text:p text:style-name="P4">
<draw:frame draw:style-name="fr1" draw:name="Image106" text:anchor-type="as-char" svg:width="6.9236in" svg:height="3.956343in" draw:z-index="0">
<draw:image xlink:href="../Images/yкринформ/2023-05-23T17-56-00-03-00/630_360_1679676099-828.jpg" xlink:type="simple" xlink:show="embed" xlink:actuate="onLoad" draw:mime-type="image/jpeg"/>
</draw:frame>
 КабінетМіністрів виділяє 588 млн грн бюджетам Дніпропетровської, Донецької,Запорізької, Київської, Одеської, Полтавської та Харківської областей нареалізацію цього року проєктів з відновлення.</text:p>
      <text:p text:style-name="P4">
Про це Прем'єр-міністр України Денис Шмигаль <text:a xlink:type="simple" xlink:href="https://t.me/Denys_Smyhal/5277" text:style-name="Internet_20_link" text:visited-style-name="Visited_20_Internet_20_Link">
</text:a>
 на засіданні уряду, передає Укрінформ.</text:p>
      <text:p text:style-name="P4">
«Сьогодні ухвалили рішення про розподіл додаткової субвенції для регіонів. 588млн грн буде виділено бюджетам Дніпропетровської, Донецької, Запорізької,Київської, Одеської, Полтавської та Харківської областей на реалізацію цьогороку 26 проєктів у межах спільної з ЄІБ надзвичайної програми», - сказав <text:a xlink:type="simple" xlink:href="https://www.ukrinform.ua/tag-smigal" text:style-name="Internet_20_link" text:visited-style-name="Visited_20_Internet_20_Link">
</text:a>
 .</text:p>
      <text:p text:style-name="P4">
_Відео:<text:a xlink:type="simple" xlink:href="https://t.me/Denys_Smyhal/5277" text:style-name="Internet_20_link" text:visited-style-name="Visited_20_Internet_20_Link">
 </text:a>
 _</text:p>
      <text:p text:style-name="P4">
За його словами, ці 26 проєктів спрямовані на відновлення лікарень, закладівосвіти, ЦНАП, громадських та культурних центрів.</text:p>
      <text:p text:style-name="P4">
Прем’єр-міністр запевнив у тому, що влада і надалі допомагатиме регіонам ігромадам, які особливо постраждали від війни.</text:p>
      <text:p text:style-name="P4">
Як повідомив у <text:a xlink:type="simple" xlink:href="https://t.me/tmelnychuk/2360" text:style-name="Internet_20_link" text:visited-style-name="Visited_20_Internet_20_Link">
 </text:a>
 постійний представникКабінету Міністрів у Верховній Раді Тарас Мельничук, згідно з текстомпояснювальної записки до <text:a xlink:type="simple" xlink:href="http://materialy.kmu.gov.ua/b66f9230/docs/926b15bc/Poyasnyuvalna_zapiska.pdf" text:style-name="Internet_20_link" text:visited-style-name="Visited_20_Internet_20_Link">
</text:a>
, у державному бюджеті на 2023 рік передбачено 1 703 428,3 тис. грн запрограмою "Субвенція з державного бюджету місцевим бюджетам на реалізаціюпроєктів у рамках Надзвичайної кредитної програми для відновлення України".</text:p>
      <text:p text:style-name="P4">
Уряд розподіляє коштів менше, ніж передбачено у бюджеті на цей рік у зв'язку зтим, що відповідно до умов угоди розподіл субвенції не здійснюється длятимчасово окупованих територій. Разом з цим, для територій, де ведутьсяактивні бойові дії передбачаються асигнування у розмірі вказаних у актахвиконаних робіт та послуг, здійснених до 24 лютого 2022 року.</text:p>
      <text:p text:style-name="P4">
<text:span text:style-name="T4">
Читайте також:</text:span>
 <text:a xlink:type="simple" xlink:href="https://www.ukrinform.ua/rubric-vidbudova/3712778-budzetnij-komitet-vr-pogodiv-vidilenna-44-milarda-na-evidnovlenna.html" text:style-name="Internet_20_link" text:visited-style-name="Visited_20_Internet_20_Link">
 <text:span text:style-name="T4">
єВідновлення</text:span>
 </text:a>
</text:p>
      <text:p text:style-name="P4">
У межах програми всього було схвалено для реалізації 234 проєкти загальноювартістю понад 6,41 млрд грн у Донецькій, Луганській, Дніпропетровській,Харківській, Запорізькій, Одеській, Херсонській, Київській та Полтавськійобластях.</text:p>
      <text:p text:style-name="P4">
Станом на 1 січня 2023 року повністю завершено 103 проєкти. Торік, 70проєктів, що фінансувались за програмою, були пошкоджені або зруйнованівнаслідок повномасштабної російської військової агресії. Разом з цим, наразінеможливо виконувати проєкти на тимчасово окупованих територіях, в зонібойових дій, або на територіях де є висока ймовірність ведення бойових дій.</text:p>
      <text:p text:style-name="P4">
Станом на сьогодні роботи виконуються у Дніпропетровській, Київській, Одеськійта Полтавській областях, а також у Запоріжжі.</text:p>
      <text:p text:style-name="P4">
«Надзвичайна кредитна програма для відновлення в Україні», за якоюпередбачається надання 200 млн євро від Європейського інвестиційного банку длямісцевих органів виконавчої влади та органів місцевого самоврядування, булапідписана у 2014 році.</text:p>
      <text:p text:style-name="P4">
Як повідомлялося,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російською агресією.</text:p>
      <text:p text:style-name="P4">
Source: <text:a xlink:type="simple" xlink:href="https://www.ukrinform.ua/rubric-vidbudova/3713175-urad-vidilae-588-miljoniv-budzetam-semi-oblastej-na-proekti-z-vidnovlenna-smigal.html" text:style-name="Internet_20_link" text:visited-style-name="Visited_20_Internet_20_Link">
https://www.ukrinform.ua/rubric-vidbudova/3713175-urad-vidilae-588-miljoniv-budzetam-semi-oblastej-na-proekti-z-vidnovlenna-smigal.html</text:a>
</text:p>
      <!--NEWS-->
      <text:h text:style-name="P10" text:outline-level="1">
<text:span text:style-name="T4">
ФІФА ще на рік продовжила правило, яке дозволяє розривати контракти через війну  Україні</text:span>
</text:h>
      <text:p text:style-name="P4">
Author: ['АРМІЯINFORM']</text:p>
      <text:p text:style-name="P4">
Time: 2023-05-23T18:00:00-04:00</text:p>
      <text:p text:style-name="P4">
Description: ФІФА опублікувала нові правила призупинення іноземними гравцями та тренерами контракт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4766530-241.jpg" text:style-name="Internet_20_link" text:visited-style-name="Visited_20_Internet_20_Link">
630_360_1684766530-241.jpg</text:a>
']</text:p>
      <text:p text:style-name="P4">
Tags: ['STOPRUSSIA', 'АГРЕСІЯ РФ', 'ВТОРГНЕННЯ РФ', 'ФІФА']</text:p>
      <text:p text:style-name="P4">
Category: News</text:p>
      <!--METADATA-->
      <text:p text:style-name="P4">
<draw:frame draw:style-name="fr1" draw:name="Image107" text:anchor-type="as-char" svg:width="6.9236in" svg:height="3.956343in" draw:z-index="0">
<draw:image xlink:href="../Images/AРМІЯINFORM/2023-05-23T18-00-00-04-00/630_360_1684766530-241.jpg" xlink:type="simple" xlink:show="embed" xlink:actuate="onLoad" draw:mime-type="image/jpeg"/>
</draw:frame>
</text:p>
      <text:p text:style-name="P4">
ФІФА <text:a xlink:type="simple" xlink:href="https://www.fifa.com/legal/football-regulatory/media-releases/fifa-extends-and-adapts-temporary-employment-rules-to-address-issues-relating-to-war-in-ukraine" text:style-name="Internet_20_link" text:visited-style-name="Visited_20_Internet_20_Link">
опублікувала </text:a>
нові правила призупинення іноземними гравцями татренерами контрактів з російськими та українськими клубами.</text:p>
      <text:p text:style-name="P4">
Іноземні гравці та тренери й надалі матимуть право в односторонньому порядкупризупиняти контракт з клубами, що входять до складу Української асоціаціїфутболу (УАФ) або російського футбольного союзу (рфс), до 30 червня 2024 року,за умови, що клуби будуть поінформовані про це в письмовій формі до 1 липня2023 року.</text:p>
      <text:p text:style-name="P4">
Іноземні гравці та тренери, які попри війну в Україні вирішили приїхати,повернутися або не залишати територію України чи росії, не зможуть покладатисяна переглянутий 7-й додаток для призупинення поточного контракту.</text:p>
      <text:p text:style-name="P4">
Відтепер 7-й додаток тепер не буде застосовуватися до:</text:p>
      <text:p text:style-name="P4">
— іноземних футболістів, які на цю мить все ще зареєстровані в клубі, щовходить до складу УАФ або рфс;</text:p>
      <text:p text:style-name="P4">
— іноземних тренерів, які на цю мить все ще надають свої послуги клубу, щовходить до складу УАФ або рфс;</text:p>
      <text:p text:style-name="P4">
— трудових контрактів іноземних футболістів або тренерів, які були укладеніабо продовжені з клубами, що входять до складу УАФ або рфс, після 7 березня2022 року.—</text:p>
      <text:p text:style-name="P4">
ЗЗ метою запобігання зловживань, гравці, чиї контракти були призупинені напідставі 7-го додатка, не зможуть протягом періоду призупинення:</text:p>
      <text:p text:style-name="P4">
— бути об’єктом трансферу (постійного або на правах оренди) на платній основі;</text:p>
      <text:p text:style-name="P4">
— підписувати новий контракт з іншим клубом, що входить до складу УАФ або рфс.</text:p>
      <text:p text:style-name="P4">
Дія правила не поширюватиметься на гравців, які повернулися до України післяширокомасштабного вторгнення.</text:p>
      <text:p text:style-name="P4">
Source: <text:a xlink:type="simple" xlink:href="https://armyinform.com.ua/2023/05/23/fifa-shhe-na-rik-prodovzhyla-pravylo-yake-dozvolyaye-rozryvaty-kontrakty-cherez-vijnu-ukrayini/" text:style-name="Internet_20_link" text:visited-style-name="Visited_20_Internet_20_Link">
https://armyinform.com.ua/2023/05/23/fifa-shhe-na-rik-prodovzhyla-pravylo-yake-dozvolyaye-rozryvaty-kontrakty-cherez-vijnu-ukrayini/</text:a>
</text:p>
      <!--NEWS-->
      <text:h text:style-name="P10" text:outline-level="1">
<text:span text:style-name="T4">
Загарбники мінують лівий берег Дніпра на Запорізькому напрямку</text:span>
</text:h>
      <text:p text:style-name="P4">
Authors: Ukrinform (Person)</text:p>
      <text:p text:style-name="P4">
Publisher: Укринформ (Organization)</text:p>
      <text:p text:style-name="P4">
Published Time: 2023-05-23T18:08:01+03:00</text:p>
      <text:p text:style-name="P4">
Modified Time: 2023-05-23T18:08:01+03:00</text:p>
      <text:p text:style-name="P4">
Description: На Запорізькому напрямку російські загарбники ведуть так звану активну оборону - мінують лівий берег Дніпра. — Укрінформ.</text:p>
      <text:p text:style-name="P4">
Images: ['<text:a xlink:type="simple" xlink:href="https://static.ukrinform.com/photos/2022_04/thumb_files/630_360_1650992482-665.jpg" text:style-name="Internet_20_link" text:visited-style-name="Visited_20_Internet_20_Link">
630_360_16509...</text:a>
']</text:p>
      <text:p text:style-name="P4">
Tags: ['Дніпро', 'Міна', 'Мінування', 'Війна з Росією', 'Єдині новини']</text:p>
      <text:p text:style-name="P4">
Type: Article</text:p>
      <!--METADATA-->
      <text:p text:style-name="P4">
<draw:frame draw:style-name="fr1" draw:name="Image108" text:anchor-type="as-char" svg:width="6.9236in" svg:height="3.956343in" draw:z-index="0">
<draw:image xlink:href="../Images/yкринформ/2023-05-23T18-08-01-03-00/630_360_1650992482-665.jpg" xlink:type="simple" xlink:show="embed" xlink:actuate="onLoad" draw:mime-type="image/jpeg"/>
</draw:frame>
 НаЗапорізькому напрямку російські загарбники ведуть так звану активну оборону -мінують лівий берег Дніпра.</text:p>
      <text:p text:style-name="P4">
Про це повідомив у телемарафоні «Єдині новини» речник об'єднаного пресцентруСил оборони Таврійського напрямку Валерій Шершень, передає Укрінформ.</text:p>
      <text:p text:style-name="P4">
"На Запорізькому напрямку російські загарбники ведуть так звану активнуоборону на Новопавлівській та Оріхівській ділянці. Окрім активного мінуванняна лівому березі <text:a xlink:type="simple" xlink:href="https://www.ukrinform.ua/tag-dnipro" text:style-name="Internet_20_link" text:visited-style-name="Visited_20_Internet_20_Link">
 </text:a>
 , ми спостерігаємовстановлення загороджень проти човнів і плавзасобів", - зазначив Шершень.</text:p>
      <text:p text:style-name="P4">
<text:span text:style-name="T5">
Відео: Телемарафон "Єдині Новини"</text:span>
</text:p>
      <text:p text:style-name="P4">
<text:span text:style-name="T4">
Читайте також:</text:span>
 <text:a xlink:type="simple" xlink:href="https://www.ukrinform.ua/rubric-ato/3713168-na-bahmutskomu-napramku-zmensilas-kilkist-boezitknen-cerevatij.html" text:style-name="Internet_20_link" text:visited-style-name="Visited_20_Internet_20_Link">
 <text:span text:style-name="T4">
Бахмут</text:span>
 </text:a>
</text:p>
      <text:p text:style-name="P4">
Як повідомлялось, загалом на Таврійському напрямку <text:a xlink:type="simple" xlink:href="https://www.ukrinform.ua/rubric-ato/3713129-ponad-1000-vognevih-zavdan-za-dobu-ak-sili-oboroni-nisat-voroga-na-tavrijskomu-napramku.html" text:style-name="Internet_20_link" text:visited-style-name="Visited_20_Internet_20_Link">
</text:a>
 . Зокремашість авіаударів на Донецькому напрямку та три - на Запорізькому. Також булозафіксовано п'ять ударів дронами-камікадзе.</text:p>
      <text:p text:style-name="P4">
<text:span text:style-name="T5">
Фото ілюстративне</text:span>
</text:p>
      <text:p text:style-name="P4">
Source: <text:a xlink:type="simple" xlink:href="https://www.ukrinform.ua/rubric-ato/3713180-zagarbniki-minuut-livij-bereg-dnipra-na-zaporizkomu-napramku.html" text:style-name="Internet_20_link" text:visited-style-name="Visited_20_Internet_20_Link">
https://www.ukrinform.ua/rubric-ato/3713180-zagarbniki-minuut-livij-bereg-dnipra-na-zaporizkomu-napramku.html</text:a>
</text:p>
      <!--NEWS-->
      <text:h text:style-name="P10" text:outline-level="1">
<text:span text:style-name="T4">
Уряд розраховує, що цьогоріч буде засіяно понад 13 мільйонів гектарів землі</text:span>
</text:h>
      <text:p text:style-name="P4">
Authors: Ukrinform (Person)</text:p>
      <text:p text:style-name="P4">
Publisher: Укринформ (Organization)</text:p>
      <text:p text:style-name="P4">
Published Time: 2023-05-23T18:13:51+03:00</text:p>
      <text:p text:style-name="P4">
Modified Time: 2023-05-23T18:13:51+03:00</text:p>
      <text:p text:style-name="P4">
Description: В уряді розраховують, що цьогоріч буде засіяно понад 13 млн га землі, що дозволить задовольнити внутрішню потребу ринку й залишає значний простір для експорту. — Укрінформ.</text:p>
      <text:p text:style-name="P4">
Images: ['<text:a xlink:type="simple" xlink:href="https://static.ukrinform.com/photos/2021_05/thumb_files/630_360_1620508101-183.jpg" text:style-name="Internet_20_link" text:visited-style-name="Visited_20_Internet_20_Link">
630_360_16205...</text:a>
']</text:p>
      <text:p text:style-name="P4">
Tags: ['Експорт', 'Розмінування', 'Аграрії', 'Шмигаль']</text:p>
      <text:p text:style-name="P4">
Type: Article</text:p>
      <!--METADATA-->
      <text:p text:style-name="P4">
<draw:frame draw:style-name="fr1" draw:name="Image109" text:anchor-type="as-char" svg:width="6.9236in" svg:height="3.956343in" draw:z-index="0">
<draw:image xlink:href="../Images/yкринформ/2023-05-23T18-13-51-03-00/630_360_1620508101-183.jpg" xlink:type="simple" xlink:show="embed" xlink:actuate="onLoad" draw:mime-type="image/jpeg"/>
</draw:frame>
 В урядірозраховують, що цьогоріч буде засіяно понад 13 млн га землі, що дозволитьзадовольнити внутрішню потребу ринку й залишає значний простір для експорту.</text:p>
      <text:p text:style-name="P4">
Про це Прем'єр-міністр Денис Шмигаль <text:a xlink:type="simple" xlink:href="https://t.me/Denys_Smyhal/5277" text:style-name="Internet_20_link" text:visited-style-name="Visited_20_Internet_20_Link">
 </text:a>
 <text:a xlink:type="simple" xlink:href="https://t.me/Denys_Smyhal/5277" text:style-name="Internet_20_link" text:visited-style-name="Visited_20_Internet_20_Link">
</text:a>
 на засіданні уряду, передає Укрінформ.</text:p>
      <text:p text:style-name="P4">
«Продовжуємо допомогу аграрному сектору. Попри всі труднощі, вже засіянобільше 10 мільйонів гектарів. Загалом очікуємо цьогоріч засіяти понад 13мільйонів. Це повною мірою задовольняє внутрішню потребу нашого ринку йзалишає значний простір для експорту та, відповідно, підтримки економіки», –сказав Шмигаль.</text:p>
      <text:p text:style-name="P4">
За його словами, ще один виклик і для аграріїв, і для всієї країни – це <text:a xlink:type="simple" xlink:href="https://www.ukrinform.ua/tag-mina" text:style-name="Internet_20_link" text:visited-style-name="Visited_20_Internet_20_Link">
</text:a>
 небезпека. Тому розмінування визначене якодин із ключових пріоритетів для відновлення на цей рік. Вже створеноспеціальний відповідальний орган.</text:p>
      <text:p text:style-name="P4">
«Залучаємо кошти, техніку та технології, аби процес просувався швидше. Заразвдалося обстежити вже 110 тис. гектарів і виявити більше 600 тис.вибухонебезпечних предметів. Розмінування, особливо у прифронтових регіонах,дозволяє проводити там посівну та повертати життя у громади», – додав прем'єр.</text:p>
      <text:p text:style-name="P4">
<text:span text:style-name="T4">
Читайте також:</text:span>
 <text:a xlink:type="simple" xlink:href="https://www.ukrinform.ua/rubric-economy/3707221-ukrainski-agrarii-zalucili-majze-30-milardiv-kreditiv.html" text:style-name="Internet_20_link" text:visited-style-name="Visited_20_Internet_20_Link">
 </text:a>
</text:p>
      <text:p text:style-name="P4">
Як повідомляв Укрінформ, в Україні цього року <text:a xlink:type="simple" xlink:href="https://www.ukrinform.ua/rubric-economy/3710343-cogoric-ukraina-moze-posiati-najbilse-aroi-psenici-za-ostanni-12-rokiv.html" text:style-name="Internet_20_link" text:visited-style-name="Visited_20_Internet_20_Link">
</text:a>
 Востаннє під часвесняної посівної такі площі були засіяні 12 років тому.</text:p>
      <text:p text:style-name="P4">
Source: <text:a xlink:type="simple" xlink:href="https://www.ukrinform.ua/rubric-economy/3713184-urad-rozrahovue-so-cogoric-bude-zasiano-ponad-13-miljoniv-gektariv-zemli.html" text:style-name="Internet_20_link" text:visited-style-name="Visited_20_Internet_20_Link">
https://www.ukrinform.ua/rubric-economy/3713184-urad-rozrahovue-so-cogoric-bude-zasiano-ponad-13-miljoniv-gektariv-zemli.html</text:a>
</text:p>
      <!--NEWS-->
      <text:h text:style-name="P10" text:outline-level="1">
<text:span text:style-name="T4">
У Бєлгородській області РФ скасували режим контртерористичної операції</text:span>
</text:h>
      <text:p text:style-name="P4">
Authors: Ukrinform (Person)</text:p>
      <text:p text:style-name="P4">
Publisher: Укринформ (Organization)</text:p>
      <text:p text:style-name="P4">
Published Time: 2023-05-23T18:20:00+03:00</text:p>
      <text:p text:style-name="P4">
Modified Time: 2023-05-23T18:20:00+03:00</text:p>
      <text:p text:style-name="P4">
Description: Губернатор Бєлгородської області РФ В'ячеслав Гладков заявив про скасування режиму контртерористичної операції на території регіону. — Укрінформ.</text:p>
      <text:p text:style-name="P4">
Images: ['<text:a xlink:type="simple" xlink:href="https://static.ukrinform.com/photos/2023_05/thumb_files/630_360_1684770066-994.jpg" text:style-name="Internet_20_link" text:visited-style-name="Visited_20_Internet_20_Link">
630_360_16847...</text:a>
']</text:p>
      <text:p text:style-name="P4">
Tags: ['Росія', 'Війна з Росією', 'Бєлгород', 'Партизани']</text:p>
      <text:p text:style-name="P4">
Type: Article</text:p>
      <!--METADATA-->
      <text:p text:style-name="P4">
<draw:frame draw:style-name="fr1" draw:name="Image110" text:anchor-type="as-char" svg:width="6.9236in" svg:height="3.956343in" draw:z-index="0">
<draw:image xlink:href="../Images/yкринформ/2023-05-23T18-20-00-03-00/630_360_1684770066-994.jpg" xlink:type="simple" xlink:show="embed" xlink:actuate="onLoad" draw:mime-type="image/jpeg"/>
</draw:frame>
 ГубернаторБєлгородської області РФ В'ячеслав Гладков заявив про скасування режимуконтртерористичної операції на території регіону.</text:p>
      <text:p text:style-name="P4">
Про це він написав у <text:a xlink:type="simple" xlink:href="https://t.me/vvgladkov/2273" text:style-name="Internet_20_link" text:visited-style-name="Visited_20_Internet_20_Link">
 </text:a>
 , передає Укрінформ.</text:p>
      <text:p text:style-name="P4">
«Ухвалено рішення про скасування правового режиму контртерористичної операціїна території Бєлгородської області. Відповідний документ опубліковано», -йдеться у дописі.</text:p>
      <text:p text:style-name="P4">
Як повідомлялося, вранці 22 травня на Телеграм-каналі легіону "Свобода Росії"з'явилося звернення до росіян зі словами "Легіон" повертається додому".</text:p>
      <text:p text:style-name="P4">
Також опубліковані фото біло-синьо-білих прапорів "над визволеними містами".</text:p>
      <text:p text:style-name="P4">
Близько 14:00 легіон повідомив, що спільно з "Російським добровольчимкорпусом" (РДК) "повністю визволив" населений пункт Козинка Бєлгородськоїобласті, а до міста Грайворон "зайшли передові загони".</text:p>
      <text:p text:style-name="P4">
<text:span text:style-name="T4">
Читайте також:</text:span>
 <text:a xlink:type="simple" xlink:href="https://www.ukrinform.ua/rubric-ato/3712919-rosia-vikoristae-zavorusenna-u-belgorodi-sob-vidati-sebe-za-zertvu-vijni-britanska-rozvidka.html" text:style-name="Internet_20_link" text:visited-style-name="Visited_20_Internet_20_Link">
 <text:span text:style-name="T4">
Бєлгород</text:span>
 </text:a>
</text:p>
      <text:p text:style-name="P4">
Пізніше підрозділ заявив, що "Гору-Поділ пройдено".</text:p>
      <text:p text:style-name="P4">
На Телеграм-каналі РДК також з'явилося кілька відео, в яких стверджується, щобійці підрозділу перебувають на території <text:a xlink:type="simple" xlink:href="https://www.ukrinform.ua/tag-rosia" text:style-name="Internet_20_link" text:visited-style-name="Visited_20_Internet_20_Link">
 </text:a>
</text:p>
      <text:p text:style-name="P4">
За словами речника президента РФ Дмитра Пєскова, Володимиру Путіну доповілипро “спробу прориву”. Він назвав події в Бєлгородській області “диверсією”,мета якої - “відвернути увагу від Бахмутського напрямку”. Пєсков сказав, щоросійські сили намагаються знищити “диверсантів”.</text:p>
      <text:p text:style-name="P4">
<text:span text:style-name="T4">
Читайте також:</text:span>
 <text:a xlink:type="simple" xlink:href="https://www.ukrinform.ua/rubric-ato/3712951-incident-u-belgorodskij-oblasti-ne-bude-ostannim-povstannam-v-rosii-radnik-reznikova.html" text:style-name="Internet_20_link" text:visited-style-name="Visited_20_Internet_20_Link">
 <text:span text:style-name="T4">
повстанням</text:span>
 </text:a>
</text:p>
      <text:p text:style-name="P4">
Радник керівника Офісу Президента Михайло Подоляк заявив, що Україна непричетна до подій у Бєлгородській області.</text:p>
      <text:p text:style-name="P4">
Source: <text:a xlink:type="simple" xlink:href="https://www.ukrinform.ua/rubric-world/3713190-u-belgorodskij-oblasti-rf-skasuvali-rezim-kontrteroristicnoi-operacii.html" text:style-name="Internet_20_link" text:visited-style-name="Visited_20_Internet_20_Link">
https://www.ukrinform.ua/rubric-world/3713190-u-belgorodskij-oblasti-rf-skasuvali-rezim-kontrteroristicnoi-operacii.html</text:a>
</text:p>
      <!--NEWS-->
      <text:h text:style-name="P10" text:outline-level="1">
<text:span text:style-name="T4">
Свириденко: Через забруднені вибухівкою території в зоні ризику - понад 6 мільйонів людей</text:span>
</text:h>
      <text:p text:style-name="P4">
Authors: Ukrinform (Person)</text:p>
      <text:p text:style-name="P4">
Publisher: Укринформ (Organization)</text:p>
      <text:p text:style-name="P4">
Published Time: 2023-05-23T18:21:38+03:00</text:p>
      <text:p text:style-name="P4">
Modified Time: 2023-05-23T18:21:38+03:00</text:p>
      <text:p text:style-name="P4">
Description: Через забруднення території України вибухонебезпечними предметами в зоні ризику перебуває 6,1 млн людей. — Укрінформ.</text:p>
      <text:p text:style-name="P4">
Images: ['<text:a xlink:type="simple" xlink:href="https://static.ukrinform.com/photos/2023_04/thumb_files/630_360_1681922887-607.jpg" text:style-name="Internet_20_link" text:visited-style-name="Visited_20_Internet_20_Link">
630_360_16819...</text:a>
']</text:p>
      <text:p text:style-name="P4">
Tags: ['Мінекономіки', 'Розмінування', 'Вибухівка', 'Юлія Свириденко']</text:p>
      <text:p text:style-name="P4">
Type: Article</text:p>
      <!--METADATA-->
      <text:p text:style-name="P4">
<draw:frame draw:style-name="fr1" draw:name="Image111" text:anchor-type="as-char" svg:width="6.9236in" svg:height="3.956343in" draw:z-index="0">
<draw:image xlink:href="../Images/yкринформ/2023-05-23T18-21-38-03-00/630_360_1681922887-607.jpg" xlink:type="simple" xlink:show="embed" xlink:actuate="onLoad" draw:mime-type="image/jpeg"/>
</draw:frame>
 Череззабруднення території України вибухонебезпечними предметами в зоні ризикуперебуває 6,1 млн людей.</text:p>
      <text:p text:style-name="P4">
Про це повідомила перший віцепрем’єр-міністр України - міністр економікиУкраїни Юлія Свириденко, передає Укрінформ із посиланням на <text:a xlink:type="simple" xlink:href="https://www.me.gov.ua/News/Detail" text:style-name="Internet_20_link" text:visited-style-name="Visited_20_Internet_20_Link">
</text:a>
<text:a xlink:type="simple" xlink:href="https://www.me.gov.ua/News/Detail" text:style-name="Internet_20_link" text:visited-style-name="Visited_20_Internet_20_Link">
 </text:a>
</text:p>
      <text:p text:style-name="P4">
«Технічного обстеження потребують 175 тис. км кв. територій України, зокрема,в зоні ризику перебувають 6,1 млн людей. Ми звернулися до наших міжнароднихпартнерів із проханням долучитися до процесу гуманітарного <text:a xlink:type="simple" xlink:href="https://www.ukrinform.ua/tag-minuvanna" text:style-name="Internet_20_link" text:visited-style-name="Visited_20_Internet_20_Link">
</text:a>
 . Україна має лише 12 машин длярозмінування – цього критично замало. Тому Уряд шукає можливість створення«Коаліції з розмінування» з країнами, які допоможуть нам вийти на глобальнийринок розмінувальної техніки», - сказала чиновниця.</text:p>
      <text:p text:style-name="P4">
Вона зазначила, що Міноборони має лише 2 тис. саперів, нам потрібно навчитибільше спеціалістів та залучити саперів з інших країн.</text:p>
      <text:p text:style-name="P4">
В Україні вже створено Центр гуманітарного розмінування, який координуватимеусіх учасників процесу, залучатиме фінансування і визначатиме пріоритетирозмінування. Також в Україні розроблено План з гуманітарного розмінуваннясільгоспземель, пріоритетними серед яких є Дніпропетровська, Запорізька,Київська, Миколаївська, Сумська, Харківська, Херсонська, Чернігівська таЧеркаська області.</text:p>
      <text:p text:style-name="P4">
<text:span text:style-name="T4">
Читайте також:</text:span>
 <text:a xlink:type="simple" xlink:href="https://www.ukrinform.ua/rubric-ato/3712914-u-morskih-vodah-navkolo-ukraini-perebuvaut-400-min-gumenuk.html" text:style-name="Internet_20_link" text:visited-style-name="Visited_20_Internet_20_Link">
 <text:span text:style-name="T4">
400</text:span>
 </text:a>
</text:p>
      <text:p text:style-name="P4">
«В контексті відбудови України гуманітарне розмінування займає пріоритетнемісце. Насамперед йдеться про об’єкти критичної інфраструктури, соціальнуінфраструктуру та житлові будинки, сільськогосподарські угіддя. У червні вЛондоні відбудеться важлива для України конференція з питань відновлення.Одним із елементів програми буде сесія, присвячена прискоренню гуманітарногорозмінування», - додала Свириденко.</text:p>
      <text:p text:style-name="P4">
Як повідомляв Укрінформ, станом на початок травня в Україні у межахгуманітарного розмінування сільськогосподарських земель було обстежено близько70 тис. га.</text:p>
      <text:p text:style-name="P4">
Source: <text:a xlink:type="simple" xlink:href="https://www.ukrinform.ua/rubric-economy/3713188-sviridenko-cerez-zabrudneni-vibuhivkou-teritorii-v-zoni-riziku-ponad-6-miljoniv-ludej.html" text:style-name="Internet_20_link" text:visited-style-name="Visited_20_Internet_20_Link">
https://www.ukrinform.ua/rubric-economy/3713188-sviridenko-cerez-zabrudneni-vibuhivkou-teritorii-v-zoni-riziku-ponad-6-miljoniv-ludej.html</text:a>
</text:p>
      <!--NEWS-->
      <text:h text:style-name="P10" text:outline-level="1">
<text:span text:style-name="T4">
Гендиректору російської авіакомпанії оголосили підозру за незаконні перевезення до Криму</text:span>
</text:h>
      <text:p text:style-name="P4">
Authors: Ukrinform (Person)</text:p>
      <text:p text:style-name="P4">
Publisher: Укринформ (Organization)</text:p>
      <text:p text:style-name="P4">
Published Time: 2023-05-23T18:27:19+03:00</text:p>
      <text:p text:style-name="P4">
Modified Time: 2023-05-23T18:27:19+03:00</text:p>
      <text:p text:style-name="P4">
Description: Генеральному директору російської авіакомпанії «Іжавіа» заочно повідомили про підозру в організації незаконних пасажирських перевезень до тимчасово окупованого Криму та у зворотному напрямку. — Укрінформ.</text:p>
      <text:p text:style-name="P4">
Images: ['<text:a xlink:type="simple" xlink:href="https://static.ukrinform.com/photos/2022_06/thumb_files/630_360_1655121940-321.png" text:style-name="Internet_20_link" text:visited-style-name="Visited_20_Internet_20_Link">
630_360_16551...</text:a>
', '<text:a xlink:type="simple" xlink:href="https://static.ukrinform.com/photos/2023_05/1684855582-718.jpeg" text:style-name="Internet_20_link" text:visited-style-name="Visited_20_Internet_20_Link">
1684855582-71...</text:a>
']</text:p>
      <text:p text:style-name="P4">
Tags: ['Крим', 'Літак', 'Підозра', 'Війна з Росією']</text:p>
      <text:p text:style-name="P4">
Type: Article</text:p>
      <!--METADATA-->
      <text:p text:style-name="P4">
<draw:frame draw:style-name="fr1" draw:name="Image112" text:anchor-type="as-char" svg:width="6.9236in" svg:height="3.956343in" draw:z-index="0">
<draw:image xlink:href="../Images/yкринформ/2023-05-23T18-27-19-03-00/630_360_1655121940-321.png" xlink:type="simple" xlink:show="embed" xlink:actuate="onLoad" draw:mime-type="image/png"/>
</draw:frame>
Генеральному директору російської авіакомпанії «Іжавіа» заочно повідомили пропідозру в організації незаконних пасажирських перевезень до тимчасовоокупованого Криму та у зворотному напрямку.</text:p>
      <text:p text:style-name="P4">
Як передає Укрінформ, про це повідомляє <text:a xlink:type="simple" xlink:href="https://www.gp.gov.ua/ua/posts/nezakonni-pasazirski-perevezennya-do-okupovanogo-krimu-povidomleno-pro-pidozru-gendirektoru-rosiiskoyi-aviakompaniyi-izavia" text:style-name="Internet_20_link" text:visited-style-name="Visited_20_Internet_20_Link">
</text:a>
</text:p>
      <text:p text:style-name="P4">
За процесуального керівництва прокуратури автономії генеральному директоруросійської авіакомпанії «Іжавіа» повідомлено про підозру в організаціїнезаконного перевезення осіб через державний кордон України (ч. 3 ст. 332Кримінального кодексу України).</text:p>
      <text:p text:style-name="P4">
За даними слідства, гендиректор авіакомпанії організував схему незаконногопереправлення осіб через державний кордон України з РФ на територію тимчасовоокупованого півострова <text:a xlink:type="simple" xlink:href="https://www.ukrinform.ua/tag-krim" text:style-name="Internet_20_link" text:visited-style-name="Visited_20_Internet_20_Link">
 </text:a>
 та у зворотномунапрямку.</text:p>
      <text:p text:style-name="P4">
<draw:frame draw:style-name="fr1" draw:name="Image113" text:anchor-type="as-char" svg:width="6.9236in" svg:height="4.660609in" draw:z-index="0">
<draw:image xlink:href="../Images/yкринформ/2023-05-23T18-27-19-03-00/1684855582-718.jpeg" xlink:type="simple" xlink:show="embed" xlink:actuate="onLoad" draw:mime-type="image/jpeg"/>
</draw:frame>
</text:p>
      <text:p text:style-name="P4">
Регулярні рейси здійснювалися після закриття всіх повітряних пунктів пропускучерез український держкордон, а також всупереч нормам міжнародного права танаціонального законодавства України.</text:p>
      <text:p text:style-name="P4">
<text:span text:style-name="T4">
Читайте також:</text:span>
 <text:a xlink:type="simple" xlink:href="https://www.ukrinform.ua/rubric-crimea/3713156-pidriv-pivnicnokrimskogo-kanalu-do-12-rokiv-zasudili-rosijskogo-generala-ta-polkovnika.html" text:style-name="Internet_20_link" text:visited-style-name="Visited_20_Internet_20_Link">
 <text:span text:style-name="T4">
Крим</text:span>
 </text:a>
</text:p>
      <text:p text:style-name="P4">
Під час планування польотів компанія підтримувала координацію з російськимиорганами державного управління, зокрема Росавіацією.</text:p>
      <text:p text:style-name="P4">
Під керівництвом підозрюваного авіакомпанія з 2018 по 2023 рік здійснилащонайменше 150 рейсів до тимчасово окупованого Криму, всупереч нормамміжнародного права та українського законодавства.</text:p>
      <text:p text:style-name="P4">
Як повідомляв Укрінформ, у лютому <text:a xlink:type="simple" xlink:href="https://www.ukrinform.ua/rubric-crimea/3666328-gendirektor-rosijskoi-aviakompanii-otrimav-pidozru-za-nezakonni-rejsi-do-krimu.html" text:style-name="Internet_20_link" text:visited-style-name="Visited_20_Internet_20_Link">
 </text:a>
 «Сибір» отримав підозру за організаціюнезаконних перельотів із росії до тимчасово окупованого Криму та в зворотномунапрямку.</text:p>
      <text:p text:style-name="P4">
Source: <text:a xlink:type="simple" xlink:href="https://www.ukrinform.ua/rubric-crimea/3713192-gendirektoru-rosijskoi-aviakompanii-ogolosili-pidozru-za-nezakonni-perevezenna-do-krimu.html" text:style-name="Internet_20_link" text:visited-style-name="Visited_20_Internet_20_Link">
https://www.ukrinform.ua/rubric-crimea/3713192-gendirektoru-rosijskoi-aviakompanii-ogolosili-pidozru-za-nezakonni-perevezenna-do-krimu.html</text:a>
</text:p>
      <!--NEWS-->
      <text:h text:style-name="P10" text:outline-level="1">
<text:span text:style-name="T4">
Для українізації освіти в Криму планують впровадити перехідний період</text:span>
</text:h>
      <text:p text:style-name="P4">
Authors: Ukrinform (Person)</text:p>
      <text:p text:style-name="P4">
Publisher: Укринформ (Organization)</text:p>
      <text:p text:style-name="P4">
Published Time: 2023-05-23T18:32:53+03:00</text:p>
      <text:p text:style-name="P4">
Modified Time: 2023-05-23T18:32:53+03:00</text:p>
      <text:p text:style-name="P4">
Description: Для повного переходу системи освіти в Криму після деокупації на українську мову може бути впроваджений перехідний період, його терміни наразі обговорюються.  — Укрінформ.</text:p>
      <text:p text:style-name="P4">
Images: ['<text:a xlink:type="simple" xlink:href="https://static.ukrinform.com/photos/2022_11/thumb_files/630_360_1668109830-293.jpeg" text:style-name="Internet_20_link" text:visited-style-name="Visited_20_Internet_20_Link">
630_360_16681...</text:a>
', '<text:a xlink:type="simple" xlink:href="https://static.ukrinform.com/photos/2023_05/1684855728-768.jpg" text:style-name="Internet_20_link" text:visited-style-name="Visited_20_Internet_20_Link">
1684855728-76...</text:a>
', '<text:a xlink:type="simple" xlink:href="https://static.ukrinform.com/photos/2023_05/1684855757-871.jpg" text:style-name="Internet_20_link" text:visited-style-name="Visited_20_Internet_20_Link">
1684855757-87...</text:a>
']</text:p>
      <text:p text:style-name="P4">
Tags: ['Крим', 'Школа', 'Українізація']</text:p>
      <text:p text:style-name="P4">
Type: Article</text:p>
      <!--METADATA-->
      <text:p text:style-name="P4">
<draw:frame draw:style-name="fr1" draw:name="Image114" text:anchor-type="as-char" svg:width="6.9236in" svg:height="3.956343in" draw:z-index="0">
<draw:image xlink:href="../Images/yкринформ/2023-05-23T18-32-53-03-00/630_360_1668109830-293.jpeg" xlink:type="simple" xlink:show="embed" xlink:actuate="onLoad" draw:mime-type="image/jpeg"/>
</draw:frame>
 Дляповного переходу системи освіти в Криму після деокупації на українську мовуможе бути впроваджений перехідний період, його терміни наразі обговорюються.</text:p>
      <text:p text:style-name="P4">
Про це під час круглого столу “Деокупація і реінтеграція Криму: виклики усфері освіти”, що відбувся в Укрінформі, сказав керівник відділу з питаньдеокупації та реінтеграції Автономної Республіки Крим ПредставництваПрезидента в АРК Степан Золотар.</text:p>
      <text:p text:style-name="P4">
<draw:frame draw:style-name="fr1" draw:name="Image115" text:anchor-type="as-char" svg:width="6.9236in" svg:height="4.615733in" draw:z-index="0">
<draw:image xlink:href="../Images/yкринформ/2023-05-23T18-32-53-03-00/1684855728-768.jpg" xlink:type="simple" xlink:show="embed" xlink:actuate="onLoad" draw:mime-type="image/jpeg"/>
</draw:frame>
 Степан Золотар</text:p>
      <text:p text:style-name="P4">
“Після ухвалення закону “Про забезпечення використання української мови якдержавної” по всій території України був закладений певний перехідний період:в якийсь момент у нас переходили на українську медіа, в якийсь — реклама тощо.Мені здається, і ми про це говоримо з колегами, що ця модель може бутизастосована для <text:a xlink:type="simple" xlink:href="https://www.ukrinform.ua/tag-deokupacia" text:style-name="Internet_20_link" text:visited-style-name="Visited_20_Internet_20_Link">
 </text:a>
 територій. Ми незможемо одномоментно перевести все викладання на українську. Для повногопереходу системи освіти в Криму після деокупації на українську мову має бутиперехідний період. Зараз ведеться дискусія з цього питання, зокрема, яким вінмає бути”, - сказав Золотар.</text:p>
      <text:p text:style-name="P4">
<draw:frame draw:style-name="fr1" draw:name="Image116" text:anchor-type="as-char" svg:width="6.9236in" svg:height="4.615733in" draw:z-index="0">
<draw:image xlink:href="../Images/yкринформ/2023-05-23T18-32-53-03-00/1684855757-871.jpg" xlink:type="simple" xlink:show="embed" xlink:actuate="onLoad" draw:mime-type="image/jpeg"/>
</draw:frame>
 Сергій Сиротенко</text:p>
      <text:p text:style-name="P4">
Заступник керівника Секретаріату уповноваженого з захисту державної мовиСергій Сиротенко підкреслив, що чинне мовне законодавство України підходитьдля впровадження в реінтеграційних заходах на деокупованих територіях.</text:p>
      <text:p text:style-name="P4">
<text:span text:style-name="T4">
Читайте також:</text:span>
 <text:a xlink:type="simple" xlink:href="https://www.ukrinform.ua/rubric-crimea/3710953-zelenskij-zatverdiv-sklad-konsultativnoi-radi-z-deokupacii-ta-reintegracii-krimu.html" text:style-name="Internet_20_link" text:visited-style-name="Visited_20_Internet_20_Link">
 <text:span text:style-name="T4">
деокупац</text:span>
 </text:a>
</text:p>
      <text:p text:style-name="P4">
“Стаття 6 “Закону України про засади державної мовної політики” регламентує,що кожен громадянин України зобов’язаний володіти державною мовою. Моваосвітнього процесу має бути українською, разом із тим для осіб, які належатьдо нацменшин, забезпечується право навчатися поряд із державною іншою мовою”,- сказав Сиротенко.</text:p>
      <text:p text:style-name="P4">
Як повідомлялося, керівниця напрямку національної адвокації в сфері освітиЦентру громадянської просвіти «Альменда» Валентина Потапова зауважила, що утимчасово окупованому Криму лише 197 школярів цього року навчалися українськоюмовою.</text:p>
      <text:p text:style-name="P4">
Source: <text:a xlink:type="simple" xlink:href="https://www.ukrinform.ua/rubric-crimea/3713195-dla-ukrainizacii-osviti-v-krimu-planuut-vprovaditi-perehidnij-period.html" text:style-name="Internet_20_link" text:visited-style-name="Visited_20_Internet_20_Link">
https://www.ukrinform.ua/rubric-crimea/3713195-dla-ukrainizacii-osviti-v-krimu-planuut-vprovaditi-perehidnij-period.html</text:a>
</text:p>
      <!--NEWS-->
      <text:h text:style-name="P10" text:outline-level="1">
<text:span text:style-name="T4">
Посольство Туреччини організовує в Києві концерт «Два народи - одне серце»</text:span>
</text:h>
      <text:p text:style-name="P4">
Authors: Ukrinform (Person)</text:p>
      <text:p text:style-name="P4">
Publisher: Укринформ (Organization)</text:p>
      <text:p text:style-name="P4">
Published Time: 2023-05-23T18:34:06+03:00</text:p>
      <text:p text:style-name="P4">
Modified Time: 2023-05-23T18:34:06+03:00</text:p>
      <text:p text:style-name="P4">
Description: Посольство Туреччини в Україні організовує концерт україно-турецької музики «Два народи - одне серце» на сцені Національної оперети України. — Укрінформ.</text:p>
      <text:p text:style-name="P4">
Images: ['<text:a xlink:type="simple" xlink:href="https://static.ukrinform.com/photos/2021_04/thumb_files/630_360_1619091087-772.jpg" text:style-name="Internet_20_link" text:visited-style-name="Visited_20_Internet_20_Link">
630_360_16190...</text:a>
', '<text:a xlink:type="simple" xlink:href="https://static.ukrinform.com/photos/2023_05/1684855849-438.jpeg" text:style-name="Internet_20_link" text:visited-style-name="Visited_20_Internet_20_Link">
1684855849-43...</text:a>
']</text:p>
      <text:p text:style-name="P4">
Tags: ['Концерт', 'Музика', 'Туреччина', 'Київ']</text:p>
      <text:p text:style-name="P4">
Type: Article</text:p>
      <!--METADATA-->
      <text:p text:style-name="P4">
<draw:frame draw:style-name="fr1" draw:name="Image117" text:anchor-type="as-char" svg:width="6.9236in" svg:height="3.956343in" draw:z-index="0">
<draw:image xlink:href="../Images/yкринформ/2023-05-23T18-34-06-03-00/630_360_1619091087-772.jpg" xlink:type="simple" xlink:show="embed" xlink:actuate="onLoad" draw:mime-type="image/jpeg"/>
</draw:frame>
 ПосольствоТуреччини в Україні організовує концерт україно-турецької музики «Два народи -одне серце» на сцені Національної оперети України.</text:p>
      <text:p text:style-name="P4">
Про це турецьке представництво повідомило у <text:a xlink:type="simple" xlink:href="https://twitter.com/tckievbe/status/1660941864252370946" text:style-name="Internet_20_link" text:visited-style-name="Visited_20_Internet_20_Link">
</text:a>
, передає Укрінформ.</text:p>
      <text:p text:style-name="P4">
«Нас неймовірно надихало те, що українські митці, незважаючи на всі труднощі <text:a xlink:type="simple" xlink:href="https://www.ukrinform.ua/tag-vijna" text:style-name="Internet_20_link" text:visited-style-name="Visited_20_Internet_20_Link">
</text:a>
 , проводили дуже гарні культурні заходи.Ми зробили все можливе для того, щоб організувати спільний концерт, де разомбудуть представлені історичні музика і танці Туреччини та України», -зазначило посольство.</text:p>
      <text:p text:style-name="P4">
<draw:frame draw:style-name="fr1" draw:name="Image118" text:anchor-type="as-char" svg:width="6.9236in" svg:height="5.173468in" draw:z-index="0">
<draw:image xlink:href="../Images/yкринформ/2023-05-23T18-34-06-03-00/1684855849-438.jpeg" xlink:type="simple" xlink:show="embed" xlink:actuate="onLoad" draw:mime-type="image/jpeg"/>
</draw:frame>
</text:p>
      <text:p text:style-name="P4">
Відтак, 16 та 17 червня Стамбульський державний ансамбль сучасної народноїмузики та творча група Національної оперети України запрошують на постанову здобіркою від традиційних мелодій і танців до класичних творів.</text:p>
      <text:p text:style-name="P4">
<text:span text:style-name="T4">
Читайте також:</text:span>
 <text:a xlink:type="simple" xlink:href="https://www.ukrinform.ua/rubric-culture/3713048-u-lvivskij-operi-vidbulisa-dva-koncerti-z-pisen-na-virsi-sergia-zadana.html" text:style-name="Internet_20_link" text:visited-style-name="Visited_20_Internet_20_Link">
 <text:span text:style-name="T4">
концерт</text:span>
 </text:a>
</text:p>
      <text:p text:style-name="P4">
Як повідомлялося, 22 травня у рамках щорічного Осокінського фестивалю у Ризівідбувся концерт на підтримку України.</text:p>
      <text:p text:style-name="P4">
Source: <text:a xlink:type="simple" xlink:href="https://www.ukrinform.ua/rubric-culture/3713197-posolstvo-tureccini-organizovue-v-kievi-koncert-dva-narodi-odne-serce.html" text:style-name="Internet_20_link" text:visited-style-name="Visited_20_Internet_20_Link">
https://www.ukrinform.ua/rubric-culture/3713197-posolstvo-tureccini-organizovue-v-kievi-koncert-dva-narodi-odne-serce.html</text:a>
</text:p>
      <!--NEWS-->
      <text:h text:style-name="P10" text:outline-level="1">
<text:span text:style-name="T4">
Реєстр збитків, завданих агресією РФ, планують запустити з серпня - Мін’юст</text:span>
</text:h>
      <text:p text:style-name="P4">
Authors: Ukrinform (Person)</text:p>
      <text:p text:style-name="P4">
Publisher: Укринформ (Organization)</text:p>
      <text:p text:style-name="P4">
Published Time: 2023-05-23T18:35:00+03:00</text:p>
      <text:p text:style-name="P4">
Modified Time: 2023-05-23T18:35:00+03:00</text:p>
      <text:p text:style-name="P4">
Description: Реєстр збитків, завданих Україні агресією рф, планують запустити з серпня поточного року. — Укрінформ.</text:p>
      <text:p text:style-name="P4">
Images: ['<text:a xlink:type="simple" xlink:href="https://static.ukrinform.com/photos/2022_07/thumb_files/630_360_1657202378-682.jpg" text:style-name="Internet_20_link" text:visited-style-name="Visited_20_Internet_20_Link">
630_360_16572...</text:a>
']</text:p>
      <text:p text:style-name="P4">
Tags: ["Мін'юст", 'Війна з Росією', 'Єдині новини', 'Реєстр збитків']</text:p>
      <text:p text:style-name="P4">
Type: Article</text:p>
      <!--METADATA-->
      <text:p text:style-name="P4">
<draw:frame draw:style-name="fr1" draw:name="Image119" text:anchor-type="as-char" svg:width="6.9236in" svg:height="3.956343in" draw:z-index="0">
<draw:image xlink:href="../Images/yкринформ/2023-05-23T18-35-00-03-00/630_360_1657202378-682.jpg" xlink:type="simple" xlink:show="embed" xlink:actuate="onLoad" draw:mime-type="image/jpeg"/>
</draw:frame>
 Реєстрзбитків, завданих Україні агресією рф, планують запустити з серпня поточногороку.</text:p>
      <text:p text:style-name="P4">
Про це в ефірі телемарафону “Єдині новини” сказала заступниця міністра юстиціїІрина Мудра, повідомляє кореспондент Укрінформу.</text:p>
      <text:p text:style-name="P4">
“Наразі ми перейшли від політичних декларацій до юридично зобов’язуючихдокументів. І власне договір, який було підписано у Рейк’явіку, це є документ,який покладає певні обов’язки на країн-учасників такого договору. До договорудолучилися 41 країна, ще три країни перебувають на стадії погодження такогодолучення, та <text:a xlink:type="simple" xlink:href="https://www.ukrinform.ua/tag-evrosouz" text:style-name="Internet_20_link" text:visited-style-name="Visited_20_Internet_20_Link">
 </text:a>
 . Шість країн, членівРади Європи, не підписали цей договір”, - розповіла Мудра.</text:p>
      <text:p text:style-name="P4">
За її словами, на сьогодні триває процедура створення органів управлінняпідписаного договору.</text:p>
      <text:p text:style-name="P4">
“Це міжнародна організація, в якій буде працювати секретаріат, власне, це єробочий орган, який буде займатися збором інформації щодо доказів завданихзбитків, шкоди. Буде правління в цій організації, яке буде верифікуватизібрані докази та включати, власне, заявки та претензії до самого Реєстру. Табуде найвищий орган - конференція учасників сторін, яка складатиметься з усіхучасників, які долучилися до цього договору, - це 44 країни буде і ЄС, якавласне буде призначати виконавчого директора та приймати правила та процедурироботи цього реєстру. Ми плануємо, щоб реєстр запрацював на повну, починаючи зсерпня місяця. До цього часу ми узгодимо всі необхідні кроки щодо створенняорганів управління та фінансування цієї організації”, - пояснила заступницяміністра.</text:p>
      <text:p text:style-name="P4">
<text:span text:style-name="T4">
Читайте також:</text:span>
 <text:a xlink:type="simple" xlink:href="https://www.ukrinform.ua/rubric-polytics/3711877-minust-reestr-zbitkiv-vagomij-krok-u-procesi-pritagnenna-rf-do-vidpovidalnosti-za-agresiu.html" text:style-name="Internet_20_link" text:visited-style-name="Visited_20_Internet_20_Link">
 </text:a>
</text:p>
      <text:p text:style-name="P4">
Вона розповіла, що шість країн, які не підписали договір про створенняРеєстру, “це так звані друзі Російської Федерації - Вірменія, Азербайджан,Боснія та Герцеговина, Угорщина, Сербія і Туреччина”.</text:p>
      <text:p text:style-name="P4">
“Проте хочу сказати, що три з цих шести країн власне підтримали в листопадіминулого року Резолюцію про репарації, яка була прийнята Генеральною асамблеєюООН, а саме - Боснія і Герцеговина, Туреччина та Угорщина - вони проголосувализа резолюцію. Тому ми очікуємо, що після додаткових перемовин з цими країнамивони все-таки долучаться до Реєстру”, - сказала Мудра.</text:p>
      <text:p text:style-name="P4">
Заступниця міністра нагадала, що участь у реєстрі відкрита.</text:p>
      <text:p text:style-name="P4">
“Після підписання договору протягом невизначеного часу будь-які інші країни,які підтримували Резолюцію, можуть долучитися до цього Реєстру. І ми будемопрацювати з цими країнами. Адже я нагадаю, це 94 країни, які підтримали влистопаді цю Резолюцію”, - сказала Мудра.</text:p>
      <text:p text:style-name="P4">
Вона також зазначила, що Реєстр збитків від агресії рф, не присуджуватимекомпенсації, а збиратиме доказову базу: “Реєстр збиратиме інформацію тавключатиме власне в базу даних всіх осіб, які заявляться , та доказову базу.Наступний крок, другий етап, - це створення компенсаційної комісії, яка будемати мандат, буде мати компетенцію розглядати всю інформацію, яка будезаявлена в Реєстр, присуджувати суми і , відповідно, буде компенсаційний фонд, який буде джерелом виплати рішень цієї компенсаційної комісії”.</text:p>
      <text:p text:style-name="P4">
<text:span text:style-name="T4">
Читайте також:</text:span>
 <text:a xlink:type="simple" xlink:href="https://www.ukrinform.ua/rubric-society/3712735-reestr-zbitkiv-zavdanih-agresieu-rf-vklucatime-i-skodu-zertvam-seksualnogo-nasilstva-minust.html" text:style-name="Internet_20_link" text:visited-style-name="Visited_20_Internet_20_Link">
 <text:span text:style-name="T4">
Реєстр</text:span>
 <text:span text:style-name="T4">
збитків</text:span>
 </text:a>
</text:p>
      <text:p text:style-name="P4">
Мудра зауважила, що ці рішення будуть ухвалюватися спільно з міжнародноюспільнотою, а не виключно Україною, “хоча Україна там буде відігравати доситьвелику роль”. За її словами, згідно з підписаним договором про Реєстр,виконавчим директором може бути кандитура, запропонована виключно Україною,також Україна подає свою кандидатуру до правління цього реєстру, і такожУкраїна буде представлена в конференції сторін.</text:p>
      <text:p text:style-name="P4">
“Тобто Україна буде відігравати ключову роль, але всі дії будуть спільно зміжнародними партнерами”, - підкреслила Мудра.</text:p>
      <text:p text:style-name="P4">
Як повідомлялося, 17 травня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агресією рф.</text:p>
      <text:p text:style-name="P4">
Source: <text:a xlink:type="simple" xlink:href="https://www.ukrinform.ua/rubric-vidbudova/3713198-reestr-zbitkiv-zavdanih-agresieu-rf-planuut-zapustiti-z-serpna-minust.html" text:style-name="Internet_20_link" text:visited-style-name="Visited_20_Internet_20_Link">
https://www.ukrinform.ua/rubric-vidbudova/3713198-reestr-zbitkiv-zavdanih-agresieu-rf-planuut-zapustiti-z-serpna-minust.html</text:a>
</text:p>
      <!--NEWS-->
      <text:h text:style-name="P10" text:outline-level="1">
<text:span text:style-name="T4">
У Швейцарії затримали 80 «екоактивістів»</text:span>
</text:h>
      <text:p text:style-name="P4">
Authors: Ukrinform (Person)</text:p>
      <text:p text:style-name="P4">
Publisher: Укринформ (Organization)</text:p>
      <text:p text:style-name="P4">
Published Time: 2023-05-23T18:36:00+03:00</text:p>
      <text:p text:style-name="P4">
Modified Time: 2023-05-23T18:36:00+03:00</text:p>
      <text:p text:style-name="P4">
Description: Швейцарська поліція сьогодні затримала 80 «кліматичних активістів», які влаштували акцію протесту в аеропорту Женеви. — Укрінформ.</text:p>
      <text:p text:style-name="P4">
Images: ['<text:a xlink:type="simple" xlink:href="https://static.ukrinform.com/photos/2023_05/thumb_files/630_360_1684856305-576.jpg" text:style-name="Internet_20_link" text:visited-style-name="Visited_20_Internet_20_Link">
630_360_16848...</text:a>
']</text:p>
      <text:p text:style-name="P4">
Tags: ['Швейцарія', 'Женева', 'Зміна клімату', 'активісти']</text:p>
      <text:p text:style-name="P4">
Type: Article</text:p>
      <!--METADATA-->
      <text:p text:style-name="P4">
<draw:frame draw:style-name="fr1" draw:name="Image120" text:anchor-type="as-char" svg:width="6.9236in" svg:height="3.956343in" draw:z-index="0">
<draw:image xlink:href="../Images/yкринформ/2023-05-23T18-36-00-03-00/630_360_1684856305-576.jpg" xlink:type="simple" xlink:show="embed" xlink:actuate="onLoad" draw:mime-type="image/jpeg"/>
</draw:frame>
Швейцарська поліція сьогодні затримала 80 «кліматичних активістів», яківлаштували акцію протесту в аеропорту Женеви.</text:p>
      <text:p text:style-name="P4">
Як передає Укрінформ, про це повідомляє  <text:a xlink:type="simple" xlink:href="https://www.swissinfo.ch/rus/радикальные-активисты-парализовали-аэропорт-женевы/48534806" text:style-name="Internet_20_link" text:visited-style-name="Visited_20_Internet_20_Link">
</text:a>
 .</text:p>
      <text:p text:style-name="P4">
Проведення найбільшої в Європі виставки приватних літаків бізнес-авіаціїEuropean Business Aviation Convention &amp; Exhibition (EBACE) було порушенокількома десятками «кліматичних активістів», які у вівторок вранці провелиакцію протесту в аеропорту Женеви.</text:p>
      <text:p text:style-name="P4">
Повітряне сполучення по всьому аеропорту довелося призупинити на одну годину з11:40 «з міркувань безпеки».</text:p>
      <text:p text:style-name="P4">
В акції протесту взяли участь понад сто активістів з організацій <text:a xlink:type="simple" xlink:href="https://www.ukrinform.ua/tag-greenpeace" text:style-name="Internet_20_link" text:visited-style-name="Visited_20_Internet_20_Link">
</text:a>
 , Stay Grounded Network, ExtinctionRebellion, Scientist Rebellion та інших кліматичних організацій.</text:p>
      <text:p text:style-name="P4">
Вони закликали повністю заборонити польоти приватних літаків та заблокувалиголовний вхід на виставку ділової авіації, яка проходить у виставковому центріPalexpo неподалік аеропорту Женеви.</text:p>
      <text:p text:style-name="P4">
<text:span text:style-name="T4">
Читайте також:</text:span>
 <text:a xlink:type="simple" xlink:href="https://www.ukrinform.ua/rubric-world/3713111-bila-budivli-senatu-italii-ekoaktivisti-oblilisa-bagnukou.html" text:style-name="Internet_20_link" text:visited-style-name="Visited_20_Internet_20_Link">
 </text:a>
</text:p>
      <text:p text:style-name="P4">
Місцева поліція швидко втрутилася та видворила активістів, деякі з якихвстигли приклеїтися до виставкових експонатів. Загалом було затримано 80 осіб.</text:p>
      <text:p text:style-name="P4">
Зазначається, що за останні 20 років кількість приватних та бізнес-джетів увсьому світі збільшилася більш ніж удвічі.</text:p>
      <text:p text:style-name="P4">
Як повідомляв Укрінформ, двоє активістів з групи Ultima Generazione («Останнєпокоління»), які протестують проти зміни клімату, облилися багнюкою білябудівлі Сенату Італії у Римі.</text:p>
      <text:p text:style-name="P4">
Source: <text:a xlink:type="simple" xlink:href="https://www.ukrinform.ua/rubric-world/3713201-u-svejcarii-zatrimali-80-ekoaktivistiv.html" text:style-name="Internet_20_link" text:visited-style-name="Visited_20_Internet_20_Link">
https://www.ukrinform.ua/rubric-world/3713201-u-svejcarii-zatrimali-80-ekoaktivistiv.html</text:a>
</text:p>
      <!--NEWS-->
      <text:h text:style-name="P10" text:outline-level="1">
<text:span text:style-name="T4">
У столиці пройшли навчання з надання допомоги при масовому ураженні хімікатами</text:span>
</text:h>
      <text:p text:style-name="P4">
Authors: Ukrinform (Person)</text:p>
      <text:p text:style-name="P4">
Publisher: Укринформ (Organization)</text:p>
      <text:p text:style-name="P4">
Published Time: 2023-05-23T18:38:00+03:00</text:p>
      <text:p text:style-name="P4">
Modified Time: 2023-05-23T18:38:00+03:00</text:p>
      <text:p text:style-name="P4">
Description: На базі Київської міської клінічної лікарні швидкої медичної допомоги пройшли навчання служб міста з хімічної готовності та реагування. — Укрінформ.</text:p>
      <text:p text:style-name="P4">
Images: ['<text:a xlink:type="simple" xlink:href="https://static.ukrinform.com/photos/2023_05/thumb_files/630_360_1684856311-449.jpg" text:style-name="Internet_20_link" text:visited-style-name="Visited_20_Internet_20_Link">
630_360_16848...</text:a>
', '<text:a xlink:type="simple" xlink:href="https://static.ukrinform.com/photos/2023_05/1684856223-613.jpg" text:style-name="Internet_20_link" text:visited-style-name="Visited_20_Internet_20_Link">
1684856223-61...</text:a>
', '<text:a xlink:type="simple" xlink:href="https://static.ukrinform.com/photos/2023_05/1684856222-844.jpg" text:style-name="Internet_20_link" text:visited-style-name="Visited_20_Internet_20_Link">
1684856222-84...</text:a>
', '<text:a xlink:type="simple" xlink:href="https://static.ukrinform.com/photos/2023_05/1684856223-595.jpg" text:style-name="Internet_20_link" text:visited-style-name="Visited_20_Internet_20_Link">
1684856223-59...</text:a>
']</text:p>
      <text:p text:style-name="P4">
Tags: ['Хімічна зброя', 'Надзвичайна ситуація', 'Лікарі', 'Київ']</text:p>
      <text:p text:style-name="P4">
Type: Article</text:p>
      <!--METADATA-->
      <text:p text:style-name="P4">
<draw:frame draw:style-name="fr1" draw:name="Image121" text:anchor-type="as-char" svg:width="6.9236in" svg:height="3.956343in" draw:z-index="0">
<draw:image xlink:href="../Images/yкринформ/2023-05-23T18-38-00-03-00/630_360_1684856311-449.jpg" xlink:type="simple" xlink:show="embed" xlink:actuate="onLoad" draw:mime-type="image/jpeg"/>
</draw:frame>
 На базіКиївської міської клінічної лікарні швидкої медичної допомоги пройшли навчанняслужб міста з хімічної готовності та реагування.</text:p>
      <text:p text:style-name="P4">
Як передає Укрінформ, про це повідомляє <text:a xlink:type="simple" xlink:href="https://kyivcity.gov.ua/news/na_bazi_kivsko_misko_klinichno_likarni_shvidko_medichno_dopomogi_proyshli_navchannya_sluzhb_mista_z_khimichno_gotovnosti_ta_reaguvannya__valentina_ginzburg/" text:style-name="Internet_20_link" text:visited-style-name="Visited_20_Internet_20_Link">
</text:a>
</text:p>
      <text:p text:style-name="P4">
«Лікарі Київської міської лікарні швидкої медичної допомоги, Центру екстреноїмедичної допомоги та медицини катастроф разом зі співробітниками Державноїслужби України з надзвичайних ситуацій відпрацювали алгоритм реагування нанадзвичайні події з викидом хімічних речовин», - ідеться у повідомленні.</text:p>
      <text:p text:style-name="P4">
Директорка департаменту охорони здоров’я Валентина Гінзбург нагадала, що «цевже треті міжвідомчі масштабні навчання, мета яких – досягти чіткоїкоординації дій служб, якщо постане необхідність надавати допомогу примасовому ураженні хімікатами».</text:p>
      <text:p text:style-name="P4">
<draw:frame draw:style-name="fr1" draw:name="Image122" text:anchor-type="as-char" svg:width="6.9236in" svg:height="6.9236in" draw:z-index="0">
<draw:image xlink:href="../Images/yкринформ/2023-05-23T18-38-00-03-00/1684856223-613.jpg" xlink:type="simple" xlink:show="embed" xlink:actuate="onLoad" draw:mime-type="image/jpeg"/>
</draw:frame>
</text:p>
      <text:p text:style-name="P4">
Як і у попередніх відпрацюваннях, уявна надзвичайна ситуація програвалася ізсамого початку – зі сповіщення про випадок. Сценарій був складений такимчином, щоб у ході його розвитку враховувати всі можливі обставини та події,які можуть ускладнювати виконання завдань учасниками.</text:p>
      <text:p text:style-name="P4">
<draw:frame draw:style-name="fr1" draw:name="Image123" text:anchor-type="as-char" svg:width="6.9236in" svg:height="6.9236in" draw:z-index="0">
<draw:image xlink:href="../Images/yкринформ/2023-05-23T18-38-00-03-00/1684856222-844.jpg" xlink:type="simple" xlink:show="embed" xlink:actuate="onLoad" draw:mime-type="image/jpeg"/>
</draw:frame>
</text:p>
      <text:p text:style-name="P4">
Відпрацьовувався весь процес допомоги при масовому ураженні небезпечнимихімічними речовинами від моменту евакуації постраждалих з міста події,проведення деконтамінації (заходів із усунення хімагентів із поверхні тілалюдини) до сортування та надання медичної допомоги на догоспітальному іранньому госпітальному етапах.</text:p>
      <text:p text:style-name="P4">
<text:span text:style-name="T4">
Читайте також:</text:span>
 <text:a xlink:type="simple" xlink:href="https://www.ukrinform.ua/rubric-kyiv/3687067-kiani-mozut-bezkostovno-otrimuvati-reabilitacijni-poslugi-v-38-komunalnih-medzakladah.html" text:style-name="Internet_20_link" text:visited-style-name="Visited_20_Internet_20_Link">
 </text:a>
</text:p>
      <text:p text:style-name="P4">
<draw:frame draw:style-name="fr1" draw:name="Image124" text:anchor-type="as-char" svg:width="6.9236in" svg:height="6.9236in" draw:z-index="0">
<draw:image xlink:href="../Images/yкринформ/2023-05-23T18-38-00-03-00/1684856223-595.jpg" xlink:type="simple" xlink:show="embed" xlink:actuate="onLoad" draw:mime-type="image/jpeg"/>
</draw:frame>
</text:p>
      <text:p text:style-name="P4">
«Медики і працівники ДСНС – кожен професіонал у своїй галузі. Та будь-якаспільна справа потребує, окрім фахових навичок, чіткого розуміння правилвзаємодії. Особливо, коли йдеться про життя людей», – зауважила Гінзбург.</text:p>
      <text:p text:style-name="P4">
Директорка департаменту наголосила, що кожне таке навчання – винятковаможливість не просто завчити послідовність власних дій та відточити навички, ай в умовах максимально наближених до реальних, навчитися орієнтуватися наколег, щоб робити все максимально швидко та злагоджено. Окрім цього, кожентренінг дає змогу проаналізувати помилки учасників наступних навчань татеоретичної підготовки.</text:p>
      <text:p text:style-name="P4">
«Медичним працівникам завжди краще знати і вміти більше, ніж може знадобитися.Тому в столиці ми використовуємо кожну можливість для навчань, тренувань,опанування нових професійних навичок. Це виправданий підхід, адже часто самевід лікаря залежить, чи буде врятоване життя. А точніше від того, наскількивін фаховий, впевнений у своїх діях, відпрацьованих до автоматизму», -підсумувала Гінзбург.</text:p>
      <text:p text:style-name="P4">
Вона подякувала київським медикам, «що вони повністю розділяють таку позицію інавіть за сьогоднішніх складних обставин ставляться до самовдосконалення неменш відповідально, ніж до своєї роботи».</text:p>
      <text:p text:style-name="P4">
Як повідомляв Укрінформ, <text:a xlink:type="simple" xlink:href="https://www.ukrinform.ua/rubric-kyiv/3712905-oborona-kieva-u-stolici-ta-oblasti-tri-dni-jtimut-vijskovi-navcanna.html" text:style-name="Internet_20_link" text:visited-style-name="Visited_20_Internet_20_Link">
 </text:a>
 за участі підрозділів угруповання сил та засобів оборони Києва.</text:p>
      <text:p text:style-name="P4">
<text:span text:style-name="T5">
Фото: КМДА</text:span>
</text:p>
      <text:p text:style-name="P4">
Source: <text:a xlink:type="simple" xlink:href="https://www.ukrinform.ua/rubric-kyiv/3713212-u-stolici-projsli-navcanna-z-nadanna-dopomogi-pri-masovomu-urazenni-himikatami.html" text:style-name="Internet_20_link" text:visited-style-name="Visited_20_Internet_20_Link">
https://www.ukrinform.ua/rubric-kyiv/3713212-u-stolici-projsli-navcanna-z-nadanna-dopomogi-pri-masovomu-urazenni-himikatami.html</text:a>
</text:p>
      <!--NEWS-->
      <text:h text:style-name="P10" text:outline-level="1">
<text:span text:style-name="T4">
На Донеччині виявили тіла п’ятьох чоловіків та двох жінок, які загинули під час окупації</text:span>
</text:h>
      <text:p text:style-name="P4">
Authors: Ukrinform (Person)</text:p>
      <text:p text:style-name="P4">
Publisher: Укринформ (Organization)</text:p>
      <text:p text:style-name="P4">
Published Time: 2023-05-23T18:41:24+03:00</text:p>
      <text:p text:style-name="P4">
Modified Time: 2023-05-23T18:41:24+03:00</text:p>
      <text:p text:style-name="P4">
Description: У звільненому селі Богородичному Донецької області правоохоронці виявили тіла п’ятьох чоловіків та двох жінок, які загинули під час тимчасового захоплення регіону армією Російської Федерації. — Укрінформ.</text:p>
      <text:p text:style-name="P4">
Images: ['<text:a xlink:type="simple" xlink:href="https://static.ukrinform.com/photos/2023_05/thumb_files/630_360_1684856325-736.jpeg" text:style-name="Internet_20_link" text:visited-style-name="Visited_20_Internet_20_Link">
630_360_16848...</text:a>
']</text:p>
      <text:p text:style-name="P4">
Tags: ['Донеччина', 'Окупація', 'Ексгумація', 'Війна з Росією']</text:p>
      <text:p text:style-name="P4">
Type: Article</text:p>
      <!--METADATA-->
      <text:p text:style-name="P4">
<draw:frame draw:style-name="fr1" draw:name="Image125" text:anchor-type="as-char" svg:width="6.9236in" svg:height="3.956343in" draw:z-index="0">
<draw:image xlink:href="../Images/yкринформ/2023-05-23T18-41-24-03-00/630_360_1684856325-736.jpeg" xlink:type="simple" xlink:show="embed" xlink:actuate="onLoad" draw:mime-type="image/jpeg"/>
</draw:frame>
 Узвільненому селі Богородичному Донецької області правоохоронці виявили тілап’ятьох чоловіків та двох жінок, які загинули під час тимчасового захопленнярегіону армією Російської Федерації.</text:p>
      <text:p text:style-name="P4">
Як передає Укрінформ, про це Офіс генерального прокурора повідомляє у <text:a xlink:type="simple" xlink:href="https://t.me/pgo_gov_ua/12446" text:style-name="Internet_20_link" text:visited-style-name="Visited_20_Internet_20_Link">
</text:a>
</text:p>
      <text:p text:style-name="P4">
За процесуального керівництва Донецької обласної прокуратури тривають слідчо-оперативні заходи з виявлення та документування <text:a xlink:type="simple" xlink:href="https://www.ukrinform.ua/tag-vijskovi-zlocinihttps://www.ukrinform.ua/tag-vijskovi-zlocini" text:style-name="Internet_20_link" text:visited-style-name="Visited_20_Internet_20_Link">
</text:a>
 , вчинених представниками Збройних сил рф на територіїобласті.</text:p>
      <text:p text:style-name="P4">
"Прокурори спільно зі слідчими поліції у ході огляду місцевості у звільненомуселі Богородичному Краматорського району виявили тіла п’яти чоловіків та двохжінок, яким на момент смерті було від 60 до 72 років. Особи ще двох померлихвстановлюються", - йдеться у повідомленні.</text:p>
      <text:p text:style-name="P4">
Усі загинули під час тимчасового захоплення населеного пункту підрозділамизбройних сил Російської Федерації.</text:p>
      <text:p text:style-name="P4">
Наразі тіла направлено для проведення судово-медичної експертизи.</text:p>
      <text:p text:style-name="P4">
Вживаються заходи зі встановлення обставин, свідків та очевидців скоєннязлочинів.</text:p>
      <text:p text:style-name="P4">
<text:span text:style-name="T4">
Читайте також:</text:span>
 <text:a xlink:type="simple" xlink:href="https://www.ukrinform.ua/rubric-regions/3710267-na-doneccini-eksgumuvali-se-cotiri-tila-zagiblih-pid-cas-okupacii.html" text:style-name="Internet_20_link" text:visited-style-name="Visited_20_Internet_20_Link">
 <text:span text:style-name="T4">
ексгум</text:span>
 </text:a>
</text:p>
      <text:p text:style-name="P4">
Триває досудове розслідування за фактом порушення законів та звичаїв війни,поєднаного з умисним вбивством (ч. 2 ст. 438 Кримінального кодексу України).</text:p>
      <text:p text:style-name="P4">
Як повідомляв Укрінформ, у Донецькій області на звільнених від російськихвійськ територіях правоохоронці <text:a xlink:type="simple" xlink:href="https://www.ukrinform.ua/rubric-regions/3707418-na-zvilnenih-teritoriah-doneccini-viavili-385-til-identifikovani-282-osobi.html" text:style-name="Internet_20_link" text:visited-style-name="Visited_20_Internet_20_Link">
 </text:a>
 , на сьогодні ідентифіковано 282 особи.</text:p>
      <text:p text:style-name="P4">
Source: <text:a xlink:type="simple" xlink:href="https://www.ukrinform.ua/rubric-regions/3713200-na-doneccini-viavili-tila-patoh-colovikiv-ta-dvoh-zinok-aki-zaginuli-pid-cas-okupacii.html" text:style-name="Internet_20_link" text:visited-style-name="Visited_20_Internet_20_Link">
https://www.ukrinform.ua/rubric-regions/3713200-na-doneccini-viavili-tila-patoh-colovikiv-ta-dvoh-zinok-aki-zaginuli-pid-cas-okupacii.html</text:a>
</text:p>
      <!--NEWS-->
      <text:h text:style-name="P10" text:outline-level="1">
<text:span text:style-name="T4">
Призначено арбітрів на фінали футбольних єврокубків</text:span>
</text:h>
      <text:p text:style-name="P4">
Authors: Ukrinform (Person)</text:p>
      <text:p text:style-name="P4">
Publisher: Укринформ (Organization)</text:p>
      <text:p text:style-name="P4">
Published Time: 2023-05-23T18:43:35+03:00</text:p>
      <text:p text:style-name="P4">
Modified Time: 2023-05-23T18:43:35+03:00</text:p>
      <text:p text:style-name="P4">
Description: Союз європейських футбольних асоціацій (УЄФА) оголосив арбітрів на фінальні поєдинки єврокубків сезону2022/23. — Укрінформ.</text:p>
      <text:p text:style-name="P4">
Images: ['<text:a xlink:type="simple" xlink:href="https://static.ukrinform.com/photos/2023_05/thumb_files/630_360_1684856505-893.jpg" text:style-name="Internet_20_link" text:visited-style-name="Visited_20_Internet_20_Link">
630_360_16848...</text:a>
']</text:p>
      <text:p text:style-name="P4">
Tags: ['Футбол', 'Ліга чемпіонів', 'Ліга Європи', 'Судді', 'Ліга конференцій УЄФА']</text:p>
      <text:p text:style-name="P4">
Type: Article</text:p>
      <!--METADATA-->
      <text:p text:style-name="P4">
<draw:frame draw:style-name="fr1" draw:name="Image126" text:anchor-type="as-char" svg:width="6.9236in" svg:height="3.956343in" draw:z-index="0">
<draw:image xlink:href="../Images/yкринформ/2023-05-23T18-43-35-03-00/630_360_1684856505-893.jpg" xlink:type="simple" xlink:show="embed" xlink:actuate="onLoad" draw:mime-type="image/jpeg"/>
</draw:frame>
 Союзєвропейських футбольних асоціацій (УЄФА) оголосив арбітрів на фінальніпоєдинки єврокубків сезону2022/23.</text:p>
      <text:p text:style-name="P4">
Вирішальний матч Ліги Європи «Севілья» - «Рома» 31 травня на «Пушкаш Арені» уБудапешті (Угорщина) обслуговуватиме суддівська бригада з Англії на чолі зЕнтоні Тейлором, передає Укрінформ.</text:p>
      <text:p text:style-name="P4">
Фінал Ліги конференцій 7 червня на «Сінобо Стедіумі» у Празі (Чехія) довіреноарбітрам з Іспанії з Карлосом Дель Серро Гранде на чолі.</text:p>
      <text:p text:style-name="P4">
<text:span text:style-name="T4">
Читайте також:</text:span>
 <text:a xlink:type="simple" xlink:href="https://www.ukrinform.ua/rubric-sports/3712697-fifa-se-na-rik-prodovzila-pravilo-so-dozvolae-rozrivati-kontrakti-cerez-vijnu-v-ukraini.html" text:style-name="Internet_20_link" text:visited-style-name="Visited_20_Internet_20_Link">
 </text:a>
</text:p>
      <text:p text:style-name="P4">
Фінальний поєдинок Ліги чемпіонів УЄФА 10 червня на «Олімпійському стадіоніАтатюрка» у Стамбулі (Туреччина) проведе Шимон Марчиняк з Польщі.</text:p>
      <text:p text:style-name="P4">
На фото: Шимон Марчиняк у матчі Ліги чемпіонів (AP Photos).</text:p>
      <text:p text:style-name="P4">
Source: <text:a xlink:type="simple" xlink:href="https://www.ukrinform.ua/rubric-sports/3713202-priznaceno-arbitriv-na-finali-futbolnih-evrokubkiv.html" text:style-name="Internet_20_link" text:visited-style-name="Visited_20_Internet_20_Link">
https://www.ukrinform.ua/rubric-sports/3713202-priznaceno-arbitriv-na-finali-futbolnih-evrokubkiv.html</text:a>
</text:p>
      <!--NEWS-->
      <text:h text:style-name="P10" text:outline-level="1">
<text:span text:style-name="T4">
Російський суд залишив журналіста WSJ Гершковича у СІЗО до кінця літа</text:span>
</text:h>
      <text:p text:style-name="P4">
Authors: Ukrinform (Person)</text:p>
      <text:p text:style-name="P4">
Publisher: Укринформ (Organization)</text:p>
      <text:p text:style-name="P4">
Published Time: 2023-05-23T18:45:34+03:00</text:p>
      <text:p text:style-name="P4">
Modified Time: 2023-05-23T18:45:34+03:00</text:p>
      <text:p text:style-name="P4">
Description: Лефортівський районний суд Москви продовжив арешт журналіста Wall Street Journal Евана Гершковича, якого обвинувачують у шпигунстві, до 30 серпня. — Укрінформ.</text:p>
      <text:p text:style-name="P4">
Images: ['<text:a xlink:type="simple" xlink:href="https://static.ukrinform.com/photos/2023_03/thumb_files/630_360_1680175015-446.jpg" text:style-name="Internet_20_link" text:visited-style-name="Visited_20_Internet_20_Link">
630_360_16801...</text:a>
']</text:p>
      <text:p text:style-name="P4">
Tags: ['Арешт', 'Журналіст', 'Росія', 'The Wall Street Journal ', 'Еван Гершкович']</text:p>
      <text:p text:style-name="P4">
Type: Article</text:p>
      <!--METADATA-->
      <text:p text:style-name="P4">
<draw:frame draw:style-name="fr1" draw:name="Image127" text:anchor-type="as-char" svg:width="6.9236in" svg:height="3.956343in" draw:z-index="0">
<draw:image xlink:href="../Images/yкринформ/2023-05-23T18-45-34-03-00/630_360_1680175015-446.jpg" xlink:type="simple" xlink:show="embed" xlink:actuate="onLoad" draw:mime-type="image/jpeg"/>
</draw:frame>
Лефортівський районний суд Москви продовжив арешт журналіста Wall StreetJournal Евана Гершковича, якого обвинувачують у шпигунстві, до 30 серпня.</text:p>
      <text:p text:style-name="P4">
Як передає Укрінформ, про це повідомляє <text:a xlink:type="simple" xlink:href="https://zona.media/news/2023/05/23/evan" text:style-name="Internet_20_link" text:visited-style-name="Visited_20_Internet_20_Link">
</text:a>
 .</text:p>
      <text:p text:style-name="P4">
Судове засідання проходило у закритому режимі.</text:p>
      <text:p text:style-name="P4">
Як зазначає телеграм-канал «Обережно, новини», крім того, у суді журналістамсказали, що матеріали справи Гершковича до суду не надходили, а подальшізапитання пресслужба ігнорувала. "Медіазона" також не змогла отримативідповіді на запитання від пресслужби суду.</text:p>
      <text:p text:style-name="P4">
<text:span text:style-name="T4">
Читайте також:</text:span>
 <text:a xlink:type="simple" xlink:href="https://www.ukrinform.ua/rubric-world/3708046-ssa-sukaut-po-svitu-rosijskih-spiguniv-dla-obminu-dvoh-amerikanciv-akih-uvaznila-moskva.html" text:style-name="Internet_20_link" text:visited-style-name="Visited_20_Internet_20_Link">
 </text:a>
</text:p>
      <text:p text:style-name="P4">
Як повідомляв Укрінформ, репортер WSJ <text:a xlink:type="simple" xlink:href="https://www.ukrinform.ua/rubric-world/3689361-u-rosii-za-spigunstvo-zatrimali-zurnalista-the-wall-street-journal.html" text:style-name="Internet_20_link" text:visited-style-name="Visited_20_Internet_20_Link">
 </text:a>
 у РФ 29 березня 2023 року під час журналістського відрядження доЄкатеринбурга. Він став першим представником американського ЗМІ, <text:a xlink:type="simple" xlink:href="https://www.ukrinform.ua/rubric-world/3689560-sprava-pro-spigunstvo-sud-u-moskvi-zaarestuvav-zurnalista-wsj-gerskovica.html" text:style-name="Internet_20_link" text:visited-style-name="Visited_20_Internet_20_Link">
</text:a>
 російською владою.</text:p>
      <text:p text:style-name="P4">
Гершковича звинувачують у шпигунстві.</text:p>
      <text:p text:style-name="P4">
<text:span text:style-name="T4">
Читайте також:</text:span>
 <text:a xlink:type="simple" xlink:href="https://www.ukrinform.ua/rubric-world/3703931-kerivnik-nyt-v-oon-miznarodne-spivtovaristvo-mae-karati-za-represii-proti-zurnalistiv.html" text:style-name="Internet_20_link" text:visited-style-name="Visited_20_Internet_20_Link">
 </text:a>
</text:p>
      <text:p text:style-name="P4">
За версією ФСБ, кореспондент Wall Street Journal «за завданням американськоїсторони здійснював збір відомостей, що становлять держтаємницю, про діяльністьпідприємства російського військово-промислового комплексу». Сам Гершкович усівисунуті йому обвинувачення відкидає.</text:p>
      <text:p text:style-name="P4">
<text:span text:style-name="T5">
Фото: WSJ</text:span>
</text:p>
      <text:p text:style-name="P4">
Source: <text:a xlink:type="simple" xlink:href="https://www.ukrinform.ua/rubric-world/3713203-rosijskij-sud-zalisiv-zurnalista-wsj-gerskovica-u-sizo-do-kinca-lita.html" text:style-name="Internet_20_link" text:visited-style-name="Visited_20_Internet_20_Link">
https://www.ukrinform.ua/rubric-world/3713203-rosijskij-sud-zalisiv-zurnalista-wsj-gerskovica-u-sizo-do-kinca-lita.html</text:a>
</text:p>
      <!--NEWS-->
      <text:h text:style-name="P10" text:outline-level="1">
<text:span text:style-name="T4">
Шмигаль після чергового обстрілу ЗАЕС - Україна працює над тим, щоб змусити Росію залишити станцію</text:span>
</text:h>
      <text:p text:style-name="P4">
Authors: Ukrinform (Person)</text:p>
      <text:p text:style-name="P4">
Publisher: Укринформ (Organization)</text:p>
      <text:p text:style-name="P4">
Published Time: 2023-05-23T18:48:00+03:00</text:p>
      <text:p text:style-name="P4">
Modified Time: 2023-05-23T18:48:00+03:00</text:p>
      <text:p text:style-name="P4">
Description: Україна працює з усіма партнерами, щоб змусити Росію піти із Запорізької АЕС та зробити навколо станції демілітаризовану зону. — Укрінформ.</text:p>
      <text:p text:style-name="P4">
Images: ['<text:a xlink:type="simple" xlink:href="https://static.ukrinform.com/photos/2023_03/thumb_files/630_360_1677849280-201.jpg" text:style-name="Internet_20_link" text:visited-style-name="Visited_20_Internet_20_Link">
630_360_16778...</text:a>
']</text:p>
      <text:p text:style-name="P4">
Tags: ['Окупація', 'Шмигаль', 'Запорізька АЕС', 'Війна з Росією']</text:p>
      <text:p text:style-name="P4">
Type: Article</text:p>
      <!--METADATA-->
      <text:p text:style-name="P4">
<draw:frame draw:style-name="fr1" draw:name="Image128" text:anchor-type="as-char" svg:width="6.9236in" svg:height="3.956343in" draw:z-index="0">
<draw:image xlink:href="../Images/yкринформ/2023-05-23T18-48-00-03-00/630_360_1677849280-201.jpg" xlink:type="simple" xlink:show="embed" xlink:actuate="onLoad" draw:mime-type="image/jpeg"/>
</draw:frame>
 Українапрацює з усіма партнерами, щоб змусити Росію піти із Запорізької АЕС тазробити навколо станції демілітаризовану зону.</text:p>
      <text:p text:style-name="P4">
Про це Прем'єр-міністр Денис Шмигаль <text:a xlink:type="simple" xlink:href="https://t.me/Denys_Smyhal/5277" text:style-name="Internet_20_link" text:visited-style-name="Visited_20_Internet_20_Link">
 </text:a>
 назасіданні уряду, передає Укрінформ.</text:p>
      <text:p text:style-name="P4">
«Величезною загрозою продовжує залишатися окупація нашої Запорізької атомноїелектростанції. Російські терористи продовжують обстріли інфраструктуринавколо станції. Через це ЗАЕС уже всьоме була знеструмлена. Зараз «Укренерго»відновило живлення станції, але колосальні ризики залишаються. Працюємо зусіма партнерами, аби змусити Росію піти із <text:a xlink:type="simple" xlink:href="https://www.ukrinform.ua/tag-zaporizka-aes" text:style-name="Internet_20_link" text:visited-style-name="Visited_20_Internet_20_Link">
 </text:a>
 та зробити навколо станції демілітаризовану зону», - сказавШмигаль.</text:p>
      <text:p text:style-name="P4">
За його словами, інший фокус роботи уряду – економічна стійкість. Цього рокунаша країна вже отримала 17 млрд дол допомоги від міжнародних партнерів. Уквітні Індекс очікувань ділової активності вперше за півтора року перевищиврівноважний рівень. Це говорить про більш-менш позитивні очікуванняпідприємців — наскільки це можливо в умовах повномасштабної війни, вважаєпрем'єр.</text:p>
      <text:p text:style-name="P4">
<text:span text:style-name="T4">
Читайте також:</text:span>
 <text:a xlink:type="simple" xlink:href="https://www.ukrinform.ua/rubric-vidbudova/3713175-urad-vidilae-588-miljoniv-budzetam-semi-oblastej-na-proekti-z-vidnovlenna-smigal.html" text:style-name="Internet_20_link" text:visited-style-name="Visited_20_Internet_20_Link">
 <text:span text:style-name="T4">
Шмигаль</text:span>
 </text:a>
</text:p>
      <text:p text:style-name="P4">
Як повідомлялося, внаслідок обстрілу в ніч на 22 травня відключилася останнявисоковольтна лінія передач Дніпровська 750кВ, з якої живилася Запорізька АЕС.Вже всьоме з початку окупації російськими терористами української станції <text:a xlink:type="simple" xlink:href="https://www.ukrinform.ua/rubric-economy/3712445-zaes-cerez-obstril-usome-za-cas-okupacii-perejsla-v-rezim-blekautu.html" text:style-name="Internet_20_link" text:visited-style-name="Visited_20_Internet_20_Link">
</text:a>
</text:p>
      <text:p text:style-name="P4">
ЗАЕС, найбільша атомна станція в Європі, з 4 березня 2022 року захопленаросійськими військовими, відтоді на майданчику станції загарбники розміщуютьвійськову техніку та боєприпаси, обстрілюють прилеглу територію.</text:p>
      <text:p text:style-name="P4">
Source: <text:a xlink:type="simple" xlink:href="https://www.ukrinform.ua/rubric-ato/3713205-smigal-pisla-cergovogo-obstrilu-zaes-ukraina-pracue-nad-tim-sob-zmusiti-rosiu-zalisiti-stanciu.html" text:style-name="Internet_20_link" text:visited-style-name="Visited_20_Internet_20_Link">
https://www.ukrinform.ua/rubric-ato/3713205-smigal-pisla-cergovogo-obstrilu-zaes-ukraina-pracue-nad-tim-sob-zmusiti-rosiu-zalisiti-stanciu.html</text:a>
</text:p>
      <!--NEWS-->
      <text:h text:style-name="P10" text:outline-level="1">
<text:span text:style-name="T4">
Стефанчук закликав парламент Швеції посприяти передачі Україні зброї</text:span>
</text:h>
      <text:p text:style-name="P4">
Authors: Ukrinform (Person)</text:p>
      <text:p text:style-name="P4">
Publisher: Укринформ (Organization)</text:p>
      <text:p text:style-name="P4">
Published Time: 2023-05-23T18:50:14+03:00</text:p>
      <text:p text:style-name="P4">
Modified Time: 2023-05-23T18:50:14+03:00</text:p>
      <text:p text:style-name="P4">
Description: Голова Верховної Ради України Руслан Стефанчук закликав парламентаріїв швецького Риксдагу посприяти у передачі Україні зброї. — Укрінформ.</text:p>
      <text:p text:style-name="P4">
Images: ['<text:a xlink:type="simple" xlink:href="https://static.ukrinform.com/photos/2023_05/thumb_files/630_360_1684856966-575.jpeg" text:style-name="Internet_20_link" text:visited-style-name="Visited_20_Internet_20_Link">
630_360_16848...</text:a>
', '<text:a xlink:type="simple" xlink:href="https://static.ukrinform.com/photos/2023_05/1684856966-549.jpeg" text:style-name="Internet_20_link" text:visited-style-name="Visited_20_Internet_20_Link">
1684856966-54...</text:a>
', '<text:a xlink:type="simple" xlink:href="https://static.ukrinform.com/photos/2023_05/1684856966-927.jpeg" text:style-name="Internet_20_link" text:visited-style-name="Visited_20_Internet_20_Link">
1684856966-92...</text:a>
']</text:p>
      <text:p text:style-name="P4">
Tags: ['Швеція', 'Зброя', 'Стефанчук', 'Війна з Росією']</text:p>
      <text:p text:style-name="P4">
Type: Article</text:p>
      <!--METADATA-->
      <text:p text:style-name="P4">
<draw:frame draw:style-name="fr1" draw:name="Image129" text:anchor-type="as-char" svg:width="6.9236in" svg:height="3.956343in" draw:z-index="0">
<draw:image xlink:href="../Images/yкринформ/2023-05-23T18-50-14-03-00/630_360_1684856966-575.jpeg" xlink:type="simple" xlink:show="embed" xlink:actuate="onLoad" draw:mime-type="image/jpeg"/>
</draw:frame>
 ГоловаВерховної Ради України Руслан Стефанчук закликав парламентаріїв швецькогоРиксдагу посприяти у передачі Україні зброї.</text:p>
      <text:p text:style-name="P4">
Відповідний заклик він висловив під час виступу у парламенті Швеції, текстякого оприлюднила <text:a xlink:type="simple" xlink:href="https://www.rada.gov.ua/news/Top-novyna/236807.html" text:style-name="Internet_20_link" text:visited-style-name="Visited_20_Internet_20_Link">
 </text:a>
 <text:a xlink:type="simple" xlink:href="https://www.rada.gov.ua/news/Top-novyna/236807.html" text:style-name="Internet_20_link" text:visited-style-name="Visited_20_Internet_20_Link">
</text:a>
 , передає Укрінформ.</text:p>
      <text:p text:style-name="P4">
«Росія живе тоталітарними догмами історичної помсти не лише за свої військовіпоразки у минулому, але й навіть за те, що хтось живе краще за неї», -зазначив спікер українського парламенту.</text:p>
      <text:p text:style-name="P4">
Він висловив думку, що під загрозою від дій держави-агресора не лише Україната сусідні держави, але й ті, яким Росія «не може пробачити свою власнувідсталість і тоталітарність».</text:p>
      <text:p text:style-name="P4">
<draw:frame draw:style-name="fr1" draw:name="Image130" text:anchor-type="as-char" svg:width="6.9236in" svg:height="4.615733in" draw:z-index="0">
<draw:image xlink:href="../Images/yкринформ/2023-05-23T18-50-14-03-00/1684856966-549.jpeg" xlink:type="simple" xlink:show="embed" xlink:actuate="onLoad" draw:mime-type="image/jpeg"/>
</draw:frame>
</text:p>
      <text:p text:style-name="P4">
Стефанчук переконаний, що ворог має одержати найрішучішу відсіч.</text:p>
      <text:p text:style-name="P4">
«Дайте нам ще більше гаубиць Archer, щоб закінчити цю <text:a xlink:type="simple" xlink:href="https://www.ukrinform.ua/tag-vijna" text:style-name="Internet_20_link" text:visited-style-name="Visited_20_Internet_20_Link">
</text:a>
 нашою спільною перемогою! Дайте нам вашіLeopard, щоб викинути ворога за наші кордони. Дайте нам свої Gripen, щобзахистити небо над Україною», - додав спікер українського парламенту.</text:p>
      <text:p text:style-name="P4">
<text:span text:style-name="T4">
Читайте також:</text:span>
 <text:a xlink:type="simple" xlink:href="https://www.ukrinform.ua/rubric-polytics/3712979-stefancuk-zustrivsa-z-premerom-svecii-obgovorili-podalsu-pidtrimku-ukraini.html" text:style-name="Internet_20_link" text:visited-style-name="Visited_20_Internet_20_Link">
 <text:span text:style-name="T4">
Швеці</text:span>
 </text:a>
</text:p>
      <text:p text:style-name="P4">
Окрім того, Голова Верховної Ради України закликав Швецію визнати РосійськуФедерацію державою-спонсором тероризму, а фінансовані нею приватні військовікомпанії — терористичними організаціями.</text:p>
      <text:p text:style-name="P4">
«Розраховуємо на голос шведського Риксдагу на користь визнання РосійськоїФедерації державою-спонсором тероризму, а фінансовані нею приватні військовікомпанії на кшталт «Вагнер» — терористичними організаціями», – заявив ГоловаВР.</text:p>
      <text:p text:style-name="P4">
<draw:frame draw:style-name="fr1" draw:name="Image131" text:anchor-type="as-char" svg:width="6.9236in" svg:height="4.615733in" draw:z-index="0">
<draw:image xlink:href="../Images/yкринформ/2023-05-23T18-50-14-03-00/1684856966-927.jpeg" xlink:type="simple" xlink:show="embed" xlink:actuate="onLoad" draw:mime-type="image/jpeg"/>
</draw:frame>
</text:p>
      <text:p text:style-name="P4">
Спікер українського парламенту зазначив, що Україна високо цінує участь Швеціїу Core Group, у складі якої вже 37 держав, що спільно працюють для притягненнякраїни-агресора до міжнародно-правової відповідальності.</text:p>
      <text:p text:style-name="P4">
Стефанчук також закликав Швецію долучитися до підтримки та реалізації формулимиру, запропонованої Президентом України Володимиром Зеленським.</text:p>
      <text:p text:style-name="P4">
<text:span text:style-name="T4">
Читайте також:</text:span>
 <text:a xlink:type="simple" xlink:href="https://www.ukrinform.ua/rubric-polytics/3712655-stefancuk-zaklikav-sveciu-peredati-ukraini-vinisuvaci-gripen.html" text:style-name="Internet_20_link" text:visited-style-name="Visited_20_Internet_20_Link">
 <text:span text:style-name="T4">
Швеці</text:span>
 </text:a>
</text:p>
      <text:p text:style-name="P4">
Водночас Голова Верховної Ради додав: «І ми, і ви прагнемо та готові статичленами Північноатлантичного Альянсу. Хочу, щоб ми об'єднали наші зусилля,відверто про це заявивши на весь світ. Нам нема, чого боятися — хай ворогбоїться нашої єдності!».</text:p>
      <text:p text:style-name="P4">
Як повідомляв Укрінформ, Голова Верховної Ради України Руслан Стефанчукздійснює робочий візит до скандинавських країн.</text:p>
      <text:p text:style-name="P4">
Source: <text:a xlink:type="simple" xlink:href="https://www.ukrinform.ua/rubric-polytics/3713208-stefancuk-zaklikav-parlament-svecii-pospriati-peredaci-ukraini-zbroi.html" text:style-name="Internet_20_link" text:visited-style-name="Visited_20_Internet_20_Link">
https://www.ukrinform.ua/rubric-polytics/3713208-stefancuk-zaklikav-parlament-svecii-pospriati-peredaci-ukraini-zbroi.html</text:a>
</text:p>
      <!--NEWS-->
      <text:h text:style-name="P10" text:outline-level="1">
<text:span text:style-name="T4">
Сповіщає про наближення ворожого БПЛА: українські винахідники створили дрон-детектор</text:span>
</text:h>
      <text:p text:style-name="P4">
Authors: Ukrinform (Person)</text:p>
      <text:p text:style-name="P4">
Publisher: Укринформ (Organization)</text:p>
      <text:p text:style-name="P4">
Published Time: 2023-05-23T18:52:00+03:00</text:p>
      <text:p text:style-name="P4">
Modified Time: 2023-05-23T18:52:00+03:00</text:p>
      <text:p text:style-name="P4">
Description: Винахідники з Рівненщини створили дрон-детектор для безпеки українських захисників від повітряних дронів. — Укрінформ.</text:p>
      <text:p text:style-name="P4">
Images: ['<text:a xlink:type="simple" xlink:href="https://static.ukrinform.com/photos/2023_05/thumb_files/630_360_1684857361-244.jpeg" text:style-name="Internet_20_link" text:visited-style-name="Visited_20_Internet_20_Link">
630_360_16848...</text:a>
', '<text:a xlink:type="simple" xlink:href="https://static.ukrinform.com/photos/2023_05/1684857326-449.jpeg" text:style-name="Internet_20_link" text:visited-style-name="Visited_20_Internet_20_Link">
1684857326-44...</text:a>
']</text:p>
      <text:p text:style-name="P4">
Tags: ['Безпілотник', 'Рівненщина', 'Винахід', 'Дрон']</text:p>
      <text:p text:style-name="P4">
Type: Article</text:p>
      <!--METADATA-->
      <text:p text:style-name="P4">
<draw:frame draw:style-name="fr1" draw:name="Image132" text:anchor-type="as-char" svg:width="6.9236in" svg:height="3.956343in" draw:z-index="0">
<draw:image xlink:href="../Images/yкринформ/2023-05-23T18-52-00-03-00/630_360_1684857361-244.jpeg" xlink:type="simple" xlink:show="embed" xlink:actuate="onLoad" draw:mime-type="image/jpeg"/>
</draw:frame>
Винахідники з Рівненщини створили дрон-детектор для безпеки українськихзахисників від повітряних дронів.</text:p>
      <text:p text:style-name="P4">
Як передає Укрінформ, про це у <text:a xlink:type="simple" xlink:href="https://t.me/v_pekarskiy/1841" text:style-name="Internet_20_link" text:visited-style-name="Visited_20_Internet_20_Link">
 </text:a>
 розповівначальник Дубенської РВА Всеволод Пекарський.</text:p>
      <text:p text:style-name="P4">
«Винахідники з Млинова створили дрон-детектор, який стане в пригоді захисникамна нулі», - йдеться у повідомленні.</text:p>
      <text:p text:style-name="P4">
Як зазначається, засновники млинівської компанії Kseonics Technology СергійТітков та Дмитро Ренжин розробили дрон-детектор для безпеки українськихзахисників від повітряних дронів.</text:p>
      <text:p text:style-name="P4">
<draw:frame draw:style-name="fr1" draw:name="Image133" text:anchor-type="as-char" svg:width="6.9236in" svg:height="8.190379in" draw:z-index="0">
<draw:image xlink:href="../Images/yкринформ/2023-05-23T18-52-00-03-00/1684857326-449.jpeg" xlink:type="simple" xlink:show="embed" xlink:actuate="onLoad" draw:mime-type="image/jpeg"/>
</draw:frame>
</text:p>
      <text:p text:style-name="P4">
Особливість цього пристрою в тому, що він вловлює частоту дронів та задопомогою звукових або вібросигналів інформує про наближення ворожого БПЛА. Цедозволить захисникам України швидко прийняти рішення щодо подальших дій.</text:p>
      <text:p text:style-name="P4">
<text:span text:style-name="T4">
Читайте також:</text:span>
 <text:a xlink:type="simple" xlink:href="https://www.ukrinform.ua/rubric-regions/3711557-na-harkivsini-vigotovili-masinu-dla-rozminuvanna.html" text:style-name="Internet_20_link" text:visited-style-name="Visited_20_Internet_20_Link">
 </text:a>
</text:p>
      <text:p text:style-name="P4">
Наразі його тестують кілька військових, та й самі винахідники випробовуютьприлад в різних умовах.</text:p>
      <text:p text:style-name="P4">
Також паралельно винахідники розробляють мініверсію дрона-детектора розміром зрацію.</text:p>
      <text:p text:style-name="P4">
Як повідомляв Укрінформ, переселенець Дмитро Мамонов <text:a xlink:type="simple" xlink:href="https://www.ukrinform.ua/rubric-technology/3703055-elektronosi-aki-zmozut-ratuvati-zitta-poranenih-bijciv.html" text:style-name="Internet_20_link" text:visited-style-name="Visited_20_Internet_20_Link">
</text:a>
</text:p>
      <text:p text:style-name="P4">
<text:span text:style-name="T5">
Фото: Телеграм Всеволод Пекарський</text:span>
</text:p>
      <text:p text:style-name="P4">
Source: <text:a xlink:type="simple" xlink:href="https://www.ukrinform.ua/rubric-technology/3713218-spovisae-pro-nablizenna-vorozogo-bpla-ukrainski-vinahidniki-stvorili-drondetektor.html" text:style-name="Internet_20_link" text:visited-style-name="Visited_20_Internet_20_Link">
https://www.ukrinform.ua/rubric-technology/3713218-spovisae-pro-nablizenna-vorozogo-bpla-ukrainski-vinahidniki-stvorili-drondetektor.html</text:a>
</text:p>
      <!--NEWS-->
      <text:h text:style-name="P10" text:outline-level="1">
<text:span text:style-name="T4">
Фундація Зеленської організовує відпочинок у Карпатах для 1200 дітей з будинків сімейного типу</text:span>
</text:h>
      <text:p text:style-name="P4">
Authors: Ukrinform (Person)</text:p>
      <text:p text:style-name="P4">
Publisher: Укринформ (Organization)</text:p>
      <text:p text:style-name="P4">
Published Time: 2023-05-23T18:55:47+03:00</text:p>
      <text:p text:style-name="P4">
Modified Time: 2023-05-23T18:55:47+03:00</text:p>
      <text:p text:style-name="P4">
Description: Фундація Олени Зеленської організовує відпочинок у Карпатах для 1200 дітей із понад 150 будинків сімейного типу виховання, а також їхніх батьків. — Укрінформ.</text:p>
      <text:p text:style-name="P4">
Images: ['<text:a xlink:type="simple" xlink:href="https://static.ukrinform.com/photos/2022_12/thumb_files/630_360_1672220473-651.jpeg" text:style-name="Internet_20_link" text:visited-style-name="Visited_20_Internet_20_Link">
630_360_16722...</text:a>
']</text:p>
      <text:p text:style-name="P4">
Tags: ['Діти', 'Карпати', 'Відпочинок', 'Олена Зеленська']</text:p>
      <text:p text:style-name="P4">
Type: Article</text:p>
      <!--METADATA-->
      <text:p text:style-name="P4">
<draw:frame draw:style-name="fr1" draw:name="Image134" text:anchor-type="as-char" svg:width="6.9236in" svg:height="3.956343in" draw:z-index="0">
<draw:image xlink:href="../Images/yкринформ/2023-05-23T18-55-47-03-00/630_360_1672220473-651.jpeg" xlink:type="simple" xlink:show="embed" xlink:actuate="onLoad" draw:mime-type="image/jpeg"/>
</draw:frame>
 ФундаціяОлени Зеленської організовує відпочинок у Карпатах для 1200 дітей із понад 150будинків сімейного типу виховання, а також їхніх батьків.</text:p>
      <text:p text:style-name="P4">
Про це дружина Президента повідомила у  <text:a xlink:type="simple" xlink:href="https://t.me/FirstLadyOfUkraine/3207" text:style-name="Internet_20_link" text:visited-style-name="Visited_20_Internet_20_Link">
</text:a>
 , передає Укрінформ.</text:p>
      <text:p text:style-name="P4">
"Поспілкувавшись із батьками-вихователями, ми зрозуміли: самої лише побутовоїдопомоги, яку Фундація постійно надає ДБСТ, недостатньо. І дітям, і батькамжиттєво необхідно відновити сили. До того ж для вихователів це робота 24/7, авідпустка для них не передбачена. Вони не відпочивають – ніколи. Цьогоріч миорганізовуємо відпочинок у Карпатах для 1200 <text:a xlink:type="simple" xlink:href="https://www.ukrinform.ua/tag-diti" text:style-name="Internet_20_link" text:visited-style-name="Visited_20_Internet_20_Link">
 </text:a>
 із понад 150 будинків сімейного типу", - зазначила перша леді.</text:p>
      <text:p text:style-name="P4">
Вона додала, що першими до табору вже 2 червня приїдуть 39 сімей – 240 дітейіз батьками-вихователями з Харківщини.</text:p>
      <text:p text:style-name="P4">
За її словами, загалом заплановано шість змін для родин із шести областейУкраїни: Чернігівської, Сумської, Харківської, Дніпропетровської, Запорізькоїта Херсонської.</text:p>
      <text:p text:style-name="P4">
<text:span text:style-name="T4">
Читайте також:</text:span>
 <text:a xlink:type="simple" xlink:href="https://www.ukrinform.ua/rubric-society/3702565-zelenska-obgovorila-zi-sluhacami-ukrainskoi-skoli-politstudij-temu-liderstva-pid-cas-vijni.html" text:style-name="Internet_20_link" text:visited-style-name="Visited_20_Internet_20_Link">
 </text:a>
</text:p>
      <text:p text:style-name="P4">
Зеленська розповіла, що для батьків і дітей до 7 років облаштоване окремежитло та розроблена спеціальна програма, старші діти відпочиватимуть у таборі«Артек-Буковель».</text:p>
      <text:p text:style-name="P4">
"Із першого ж дня заснування Фундації ми визначили її місію: відновленнялюдей. Бо віримо, що із цього починається відновлення всієї країни. Хочеться,щоб кожна дитина, тато й мама, які цьогоріч поїдуть до рідних Карпат,набралися сил і далі відновлювали своє майбутнє, яке, на щастя, не змігвідібрати загарбник", - підкреслила дружина Президента.</text:p>
      <text:p text:style-name="P4">
Як повідомлялося, у Карпатах у межах роботи табору Gen.Camp, який ранішепроходив у Італії і спрямований на реабілітацію дітей, планують цьогоріч  <text:a xlink:type="simple" xlink:href="https://www.ukrinform.ua/rubric-society/3708751-za-sprianna-fundacii-zelenskoi-cogoric-planuut-provesti-reabilitaciu-dla-200-ditej.html" text:style-name="Internet_20_link" text:visited-style-name="Visited_20_Internet_20_Link">
</text:a>
 .</text:p>
      <text:p text:style-name="P4">
Source: <text:a xlink:type="simple" xlink:href="https://www.ukrinform.ua/rubric-society/3713211-fundacia-zelenskoi-organizovue-vidpocinok-u-karpatah-dla-1200-ditej-z-budinkiv-simejnogo-tipu.html" text:style-name="Internet_20_link" text:visited-style-name="Visited_20_Internet_20_Link">
https://www.ukrinform.ua/rubric-society/3713211-fundacia-zelenskoi-organizovue-vidpocinok-u-karpatah-dla-1200-ditej-z-budinkiv-simejnogo-tipu.html</text:a>
</text:p>
      <!--NEWS-->
      <text:h text:style-name="P10" text:outline-level="1">
<text:span text:style-name="T4">
Затримано інформаторку рф: «полювала» за українською ППО в районі Бахмута</text:span>
</text:h>
      <text:p text:style-name="P4">
Author: ['АРМІЯINFORM']</text:p>
      <text:p text:style-name="P4">
Time: 2023-05-23T19:00:00-04:00</text:p>
      <text:p text:style-name="P4">
Description: У прифронтових районах Донеччини викрито ще одну ворожу поплічницю, яка збирала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d123421fd95bf369bee87c3c1019ae3-1.jpeg" text:style-name="Internet_20_link" text:visited-style-name="Visited_20_Internet_20_Link">
fd123421fd95bf369bee87c3c1019ae3-1.jpeg</text:a>
']</text:p>
      <text:p text:style-name="P4">
Tags: ['АГЕНТ РФ', 'ВІЙНА', 'СБУ']</text:p>
      <text:p text:style-name="P4">
Category: News</text:p>
      <!--METADATA-->
      <text:p text:style-name="P4">
<draw:frame draw:style-name="fr1" draw:name="Image135" text:anchor-type="as-char" svg:width="6.9236in" svg:height="4.615733in" draw:z-index="0">
<draw:image xlink:href="../Images/AРМІЯINFORM/2023-05-23T19-00-00-04-00/fd123421fd95bf369bee87c3c1019ae3-1.jpeg" xlink:type="simple" xlink:show="embed" xlink:actuate="onLoad" draw:mime-type="image/jpeg"/>
</draw:frame>
</text:p>
      <text:p text:style-name="P4">
У прифронтових районах Донеччини викрито ще одну ворожу поплічницю, яказбирала для окупантів розвіддані про місця базування та переміщення Силоборони на Бахмутському напрямку.</text:p>
      <text:p text:style-name="P4">
Про це <text:a xlink:type="simple" xlink:href="https://ssu.gov.ua/novyny/sbu-zatrymala-vorozhu-informatorku-yaka-poliuvala-za-ukrainskoiu-ppo-v-raioni-bakhmuta" text:style-name="Internet_20_link" text:visited-style-name="Visited_20_Internet_20_Link">
повідомляє</text:a>
 Службабезпеки України.</text:p>
      <text:p text:style-name="P4">
За даними слідства, ворожою інформаторкою є мешканка Олексієво-Дружківки. Вонабула активною користувачкою забороненої соцмережі «одноклассники», в якійпоширювала антиукраїнські дописи.</text:p>
      <text:p text:style-name="P4">
Зловмисниця намагалась встановити координати вогневих позицій, фортифікаційнихспоруд та системи протиповітряної оборони українських захисників.</text:p>
      <text:p text:style-name="P4">
«Для збору розвідданих зловмисниця приховано спостерігала за підрозділамиукраїнських військ. Також вона використовувала своїх сусідів та знайомих, вяких розпитувала інформацію про пересування колон військової техніки Силоборони», — йдеться у повідомленні.</text:p>
      <text:p text:style-name="P4">
Її затримали під час виконання ворожого завдання та повідомили про підозру уколабораційній діяльності.</text:p>
      <text:p text:style-name="P4">
Наразі інформаторка перебуває під вартою, їй загрожує до 15 років тюрми.</text:p>
      <text:p text:style-name="P4">
Source: <text:a xlink:type="simple" xlink:href="https://armyinform.com.ua/2023/05/23/zatrymano-informatorku-rf-polyuvala-za-ukrayinskoyu-ppo-v-rajoni-bahmuta/" text:style-name="Internet_20_link" text:visited-style-name="Visited_20_Internet_20_Link">
https://armyinform.com.ua/2023/05/23/zatrymano-informatorku-rf-polyuvala-za-ukrayinskoyu-ppo-v-rajoni-bahmuta/</text:a>
</text:p>
      <!--NEWS-->
      <text:h text:style-name="P10" text:outline-level="1">
<text:span text:style-name="T4">
Данілов відреагував на «занепокоєння» Путіна щодо ситуації в Бєлгороді</text:span>
</text:h>
      <text:p text:style-name="P4">
Authors: Ukrinform (Person)</text:p>
      <text:p text:style-name="P4">
Publisher: Укринформ (Organization)</text:p>
      <text:p text:style-name="P4">
Published Time: 2023-05-23T19:00:05+03:00</text:p>
      <text:p text:style-name="P4">
Modified Time: 2023-05-23T19:00:05+03:00</text:p>
      <text:p text:style-name="P4">
Description: Єдине, що непокоїть українців, – це те, що президент РФ Володимир Путін ще має можливість висловлювати будь-яке занепокоєння, а не знайомитися в камері з матеріалами своєї карної справи. — Укрінформ.</text:p>
      <text:p text:style-name="P4">
Images: ['<text:a xlink:type="simple" xlink:href="https://static.ukrinform.com/photos/2023_04/thumb_files/630_360_1680783800-691.jpg" text:style-name="Internet_20_link" text:visited-style-name="Visited_20_Internet_20_Link">
630_360_16807...</text:a>
']</text:p>
      <text:p text:style-name="P4">
Tags: ['Путін', 'Данілов', 'Війна з Росією', 'Бєлгород']</text:p>
      <text:p text:style-name="P4">
Type: Article</text:p>
      <!--METADATA-->
      <text:p text:style-name="P4">
<draw:frame draw:style-name="fr1" draw:name="Image136" text:anchor-type="as-char" svg:width="6.9236in" svg:height="3.956343in" draw:z-index="0">
<draw:image xlink:href="../Images/yкринформ/2023-05-23T19-00-05-03-00/630_360_1680783800-691.jpg" xlink:type="simple" xlink:show="embed" xlink:actuate="onLoad" draw:mime-type="image/jpeg"/>
</draw:frame>
 Єдине, щонепокоїть українців, – це те, що президент РФ Володимир Путін ще маєможливість висловлювати будь-яке занепокоєння, а не знайомитися в камері зматеріалами своєї карної справи.</text:p>
      <text:p text:style-name="P4">
Як передає Укрінформ, таку думку висловив секретар РНБО України ОлексійДанілов у <text:a xlink:type="simple" xlink:href="https://twitter.com/OleksiyDanilov/status/1660999580186542080" text:style-name="Internet_20_link" text:visited-style-name="Visited_20_Internet_20_Link">
</text:a>
, коментуючи заяву Путіна про його хвилювання через ситуацію в Бєлгороді.</text:p>
      <text:p text:style-name="P4">
"Щодо хвилювань кремля і <text:a xlink:type="simple" xlink:href="https://www.ukrinform.ua/tag-putin" text:style-name="Internet_20_link" text:visited-style-name="Visited_20_Internet_20_Link">
 </text:a>
 черезситуацію в Бєлгороді. Єдине, що в цьому плані непокоїть українців, – тільките, що Путін поки що має можливість висловлювати будь-яке занепокоєння, а незнайомитися в камері з матеріалами персональної карної справи. Але цей деньнаближається з максимальною швидкістю", – зазначив Данілов.</text:p>
      <text:p text:style-name="P4">
Раніше ЗМІ повідомили, що в Бєлгородській області РФ <text:a xlink:type="simple" xlink:href="https://www.ukrinform.ua/rubric-world/3712817-u-centri-belgoroda-stavsa-vibuh.html" text:style-name="Internet_20_link" text:visited-style-name="Visited_20_Internet_20_Link">
</text:a>
 , а згодом у медіа з'явилася інформація про прихід на цю територіюросійських добровольців.</text:p>
      <text:p text:style-name="P4">
У соціальних мережах з'явилися заяви "Російського добровольчого корпусу" ілегіону "Свобода Росії" про "визволення" кількох населених пунктів уБєлгородській області.</text:p>
      <text:p text:style-name="P4">
<text:span text:style-name="T4">
Читайте також:</text:span>
 <text:a xlink:type="simple" xlink:href="https://www.ukrinform.ua/rubric-ato/3712919-rosia-vikoristae-zavorusenna-u-belgorodi-sob-vidati-sebe-za-zertvu-vijni-britanska-rozvidka.html" text:style-name="Internet_20_link" text:visited-style-name="Visited_20_Internet_20_Link">
 <text:span text:style-name="T4">
Бєлгород</text:span>
 </text:a>
</text:p>
      <text:p text:style-name="P4">
За словами речника президента РФ Дмитра Пєскова, Володимиру Путіну вжедоповіли про "спробу прориву". Пєсков назвав події у Бєлгородській області"диверсією", мета якої — "відвернути увагу від Бахмутського напрямку". Вінсказав, що російські сили намагаються знищити "диверсантів".</text:p>
      <text:p text:style-name="P4">
Source: <text:a xlink:type="simple" xlink:href="https://www.ukrinform.ua/rubric-polytics/3713214-danilov-vidreaguvav-na-zanepokoenna-putina-sodo-situacii-v-belgorodi.html" text:style-name="Internet_20_link" text:visited-style-name="Visited_20_Internet_20_Link">
https://www.ukrinform.ua/rubric-polytics/3713214-danilov-vidreaguvav-na-zanepokoenna-putina-sodo-situacii-v-belgorodi.html</text:a>
</text:p>
      <!--NEWS-->
      <text:h text:style-name="P10" text:outline-level="1">
<text:span text:style-name="T4">
Американський генерал: Якби Україна отримала F-16 рік тому, ситуація була б набагато кращою</text:span>
</text:h>
      <text:p text:style-name="P4">
Authors: Ukrinform (Person)</text:p>
      <text:p text:style-name="P4">
Publisher: Укринформ (Organization)</text:p>
      <text:p text:style-name="P4">
Published Time: 2023-05-23T19:01:26+03:00</text:p>
      <text:p text:style-name="P4">
Modified Time: 2023-05-23T19:01:26+03:00</text:p>
      <text:p text:style-name="P4">
Description: Американський генерал-майор Девід Болдуін заявив, що якби Україна отримала F-16 літаки ще рік тому, то ситуація була б набагато кращою. — Укрінформ.</text:p>
      <text:p text:style-name="P4">
Images: ['<text:a xlink:type="simple" xlink:href="https://static.ukrinform.com/photos/2023_05/thumb_files/630_360_1684836468-338.jpg" text:style-name="Internet_20_link" text:visited-style-name="Visited_20_Internet_20_Link">
630_360_16848...</text:a>
']</text:p>
      <text:p text:style-name="P4">
Tags: ['Україна', 'Винищувач', 'Війна з Росією', 'Девід Болдуін']</text:p>
      <text:p text:style-name="P4">
Type: Article</text:p>
      <!--METADATA-->
      <text:p text:style-name="P4">
<draw:frame draw:style-name="fr1" draw:name="Image137" text:anchor-type="as-char" svg:width="6.9236in" svg:height="3.956343in" draw:z-index="0">
<draw:image xlink:href="../Images/yкринформ/2023-05-23T19-01-26-03-00/630_360_1684836468-338.jpg" xlink:type="simple" xlink:show="embed" xlink:actuate="onLoad" draw:mime-type="image/jpeg"/>
</draw:frame>
Американський генерал-майор Девід Болдуін заявив, що якби Україна отрималаF-16 літаки ще рік тому, то ситуація була б набагато кращою.</text:p>
      <text:p text:style-name="P4">
Як передає Укрінформ, про це Болдуін наголосив в інтерв’ю Страткому ЗСУ,опублікованому в <text:a xlink:type="simple" xlink:href="https://www.ukrinform.ua/rubric-ato/3712983-devid-bolduin-general-ssa.html" text:style-name="Internet_20_link" text:visited-style-name="Visited_20_Internet_20_Link">
 </text:a>
.</text:p>
      <text:p text:style-name="P4">
На думку Болдуіна, західні країни мають надати Україні F-16 «прямо зараз».</text:p>
      <text:p text:style-name="P4">
«Якби Україна отримала ці літаки ще рік тому, то ситуація була б набагатокращою. Набагато менше було б жертв серед цивільного населення, серед дітей,набагато менше було б зруйнованої інфраструктури. Тобто політики самі малюютьці червоні лінії для себе, щоб запобігти ескалації. І потім все ж таки вони тілінії переступають. Як військовий командувач я розумію, що коли наді мною вповітрі є такі потужні літаки, як F-16, вони допоможуть мені й у повітрі, й унанесенні наземних ударів. Тому гадаю, що за допомогою такої зброї українськаармія набагато впевненіше себе почувала б на полі бою», - зазначив генерал.</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пілотів</text:span>
 </text:a>
</text:p>
      <text:p text:style-name="P4">
За його словами, він чує три аргументи проти надання Україні F-16. Перше –українські летовища зазнали значних руйнувань і занадто короткі, щобвикористовувати F-16. Друге – українські майстри не зможуть підтримувати наналежному рівні технічний стан цих літаків. І третє – начебто українськіпілоти не дуже добре б справилися з цими потужними машинами.</text:p>
      <text:p text:style-name="P4">
«Нічого з цього зазначеного не відповідає дійсності. Особливо третє. Мибачили, як українські пілоти вправно воювали в повітрі. Вони воювали протибільш модернізованих <text:a xlink:type="simple" xlink:href="https://www.ukrinform.ua/tag-litak" text:style-name="Internet_20_link" text:visited-style-name="Visited_20_Internet_20_Link">
 </text:a>
 росіян. А теперспробуйте уявити, що вони змогли б зробити з такими потужними машинами, якF-16. Сподіваюся, у найближчому майбутньому Україна все ж таки отримає цілітаки. Я знаю, що зараз українські пілоти проходять тренування», - підкресливБолдуін.</text:p>
      <text:p text:style-name="P4">
<text:span text:style-name="T4">
Читайте також:</text:span>
 <text:a xlink:type="simple" xlink:href="https://www.ukrinform.ua/rubric-ato/3713149-polsa-hoce-navcati-ukrainskih-pilotiv-na-f16-u-mezah-misii-es-blasak.html" text:style-name="Internet_20_link" text:visited-style-name="Visited_20_Internet_20_Link">
 <text:span text:style-name="T4">
пілотів</text:span>
 </text:a>
</text:p>
      <text:p text:style-name="P4">
На його думку тренування займе трохи часу, але в українців дуже добревиходить.</text:p>
      <text:p text:style-name="P4">
«Не думаю, що це займе багато часу, пілоти дуже добре тренуються, дуже добрепідготовлені. І це все ж таки просто ще один тип літака, а не якась магія», -зауважив Болдуін.</text:p>
      <text:p text:style-name="P4">
Як повідомляв Укрінформ, Високий представник ЄС Жозеп Боррель заявив увівторок вранці, що <text:a xlink:type="simple" xlink:href="https://www.ukrinform.ua/rubric-ato/3712935-borrel-vidpoviv-de-pocalisa-trenuvanna-ukrainskih-pilotiv-na-f16-napriklad-u-polsi.html" text:style-name="Internet_20_link" text:visited-style-name="Visited_20_Internet_20_Link">
 </text:a>
 . Відповідаючи на запитання журналістів, в яких саме країнахрозпочинатиметься тренування, Боррель сказав, що, наприклад, у Польщі, таутримався від подальших коментарів.</text:p>
      <text:p text:style-name="P4">
Source: <text:a xlink:type="simple" xlink:href="https://www.ukrinform.ua/rubric-ato/3713215-amerikanskij-general-akbi-ukraina-otrimala-f16-rik-tomu-situacia-bula-b-nabagato-krasou.html" text:style-name="Internet_20_link" text:visited-style-name="Visited_20_Internet_20_Link">
https://www.ukrinform.ua/rubric-ato/3713215-amerikanskij-general-akbi-ukraina-otrimala-f16-rik-tomu-situacia-bula-b-nabagato-krasou.html</text:a>
</text:p>
      <!--NEWS-->
      <text:h text:style-name="P10" text:outline-level="1">
<text:span text:style-name="T4">
В Україні полуниця подешевшала в середньому у 1,5 раза - EastFruit</text:span>
</text:h>
      <text:p text:style-name="P4">
Authors: Ukrinform (Person)</text:p>
      <text:p text:style-name="P4">
Publisher: Укринформ (Organization)</text:p>
      <text:p text:style-name="P4">
Published Time: 2023-05-23T19:03:00+03:00</text:p>
      <text:p text:style-name="P4">
Modified Time: 2023-05-23T19:03:00+03:00</text:p>
      <text:p text:style-name="P4">
Description: В Україні ціни на суницю садову (полуницю) впали до 50-85 грн/кг (1,37-2,32 дол./кг), що в середньому у 1,5 раза дешевше, ніж наприкінці минулого робочого тижня. — Укрінформ.</text:p>
      <text:p text:style-name="P4">
Images: ['<text:a xlink:type="simple" xlink:href="https://static.ukrinform.com/photos/2017_05/thumb_files/630_360_1494921368-4520.jpg" text:style-name="Internet_20_link" text:visited-style-name="Visited_20_Internet_20_Link">
630_360_14949...</text:a>
']</text:p>
      <text:p text:style-name="P4">
Tags: ['Ціни', 'Ягоди']</text:p>
      <text:p text:style-name="P4">
Type: Article</text:p>
      <!--METADATA-->
      <text:p text:style-name="P4">
<draw:frame draw:style-name="fr1" draw:name="Image138" text:anchor-type="as-char" svg:width="6.9236in" svg:height="3.956343in" draw:z-index="0">
<draw:image xlink:href="../Images/yкринформ/2023-05-23T19-03-00-03-00/630_360_1494921368-4520.jpg" xlink:type="simple" xlink:show="embed" xlink:actuate="onLoad" draw:mime-type="image/jpeg"/>
</draw:frame>
 В Україніціни на суницю садову (полуницю) впали до 50-85 грн/кг (1,37-2,32 дол./кг), щов середньому у 1,5 раза дешевше, ніж наприкінці минулого робочого тижня.</text:p>
      <text:p text:style-name="P4">
Як передає Укрінформ, про це повідомляє <text:a xlink:type="simple" xlink:href="https://east-fruit.com/uk/novyny/v-ukrayini-rozpochavsya-sezon-sunytsi-sadovoyi-vidkrytoho-gruntu/" text:style-name="Internet_20_link" text:visited-style-name="Visited_20_Internet_20_Link">
 </text:a>
</text:p>
      <text:p text:style-name="P4">
Зазначається, що продаж української полуниці почався ще на початку травня, алеце була виключно теплична ягода. Цього тижня виробники західних областейУкраїни розпочали масову реалізацію полуниці з відкритого ґрунту.</text:p>
      <text:p text:style-name="P4">
У нинішньому році сезон реалізації полуниці з відкритого ґрунту дещозатримався через тривалу і холодну весну. Так, в аналогічний період торік ужепрактично всі регіони України розпочали реалізацію цієї ягоди.</text:p>
      <text:p text:style-name="P4">
<text:span text:style-name="T4">
Читайте також:</text:span>
 <text:a xlink:type="simple" xlink:href="https://www.ukrinform.ua/rubric-economy/3706925-u-magazinah-zrosli-cini-na-molocni-produkti-asociacia-virobnikiv.html" text:style-name="Internet_20_link" text:visited-style-name="Visited_20_Internet_20_Link">
 </text:a>
</text:p>
      <text:p text:style-name="P4">
За даними EastFruit, станом на 23 травня полуниця в Україні коштує усередньому на 25% дорожче, ніж наприкінці травня минулого року. Таку ціновурізницю ключові гравці ринку пов’язують із більш пізнім стартом початку сезонуреалізації ягоди відкритого ґрунту.</text:p>
      <text:p text:style-name="P4">
Як повідомлялося, на початку сезону 2023 року рання полуниця в Українікоштувала 190 грн за кілограм (більш як 5,2 дол./кг).</text:p>
      <text:p text:style-name="P4">
Source: <text:a xlink:type="simple" xlink:href="https://www.ukrinform.ua/rubric-economy/3713221-v-ukraini-polunica-podesevsala-v-serednomu-u-15-raza-eastfruit.html" text:style-name="Internet_20_link" text:visited-style-name="Visited_20_Internet_20_Link">
https://www.ukrinform.ua/rubric-economy/3713221-v-ukraini-polunica-podesevsala-v-serednomu-u-15-raza-eastfruit.html</text:a>
</text:p>
      <!--NEWS-->
      <text:h text:style-name="P10" text:outline-level="1">
<text:span text:style-name="T4">
Колумбія, Косово й Замбія першими впровадять українську «Дію» – глава USAID</text:span>
</text:h>
      <text:p text:style-name="P4">
Authors: Ukrinform (Person)</text:p>
      <text:p text:style-name="P4">
Publisher: Укринформ (Organization)</text:p>
      <text:p text:style-name="P4">
Published Time: 2023-05-23T19:08:00+03:00</text:p>
      <text:p text:style-name="P4">
Modified Time: 2023-05-23T19:08:00+03:00</text:p>
      <text:p text:style-name="P4">
Description: Першими країнами, які почнуть процес впровадження українського застосунку електронного врядування «Дія» за підтримки Агентства США з міжнародного розвитку, стануть Колумбія, Косово й Замбія. — Укрінформ.</text:p>
      <text:p text:style-name="P4">
Images: ['<text:a xlink:type="simple" xlink:href="https://static.ukrinform.com/photos/2022_12/thumb_files/630_360_1670147687-418.jpg" text:style-name="Internet_20_link" text:visited-style-name="Visited_20_Internet_20_Link">
630_360_16701...</text:a>
', '<text:a xlink:type="simple" xlink:href="https://static.ukrinform.com/photos/2023_05/1684857621-776.jpg" text:style-name="Internet_20_link" text:visited-style-name="Visited_20_Internet_20_Link">
1684857621-77...</text:a>
', '<text:a xlink:type="simple" xlink:href="https://static.ukrinform.com/photos/2023_05/1684857693-948.jpg" text:style-name="Internet_20_link" text:visited-style-name="Visited_20_Internet_20_Link">
1684857693-94...</text:a>
']</text:p>
      <text:p text:style-name="P4">
Tags: ['Колумбія', 'Косово', 'Україна', 'Замбія', 'Додаток “ДІЯ”']</text:p>
      <text:p text:style-name="P4">
Type: Article</text:p>
      <!--METADATA-->
      <text:p text:style-name="P4">
<draw:frame draw:style-name="fr1" draw:name="Image139" text:anchor-type="as-char" svg:width="6.9236in" svg:height="3.956343in" draw:z-index="0">
<draw:image xlink:href="../Images/yкринформ/2023-05-23T19-08-00-03-00/630_360_1670147687-418.jpg" xlink:type="simple" xlink:show="embed" xlink:actuate="onLoad" draw:mime-type="image/jpeg"/>
</draw:frame>
 Першимикраїнами, які почнуть процес впровадження українського застосунку електронноговрядування «Дія» за підтримки Агентства США з міжнародного розвитку, станутьКолумбія, Косово й Замбія.</text:p>
      <text:p text:style-name="P4">
Про це під час презентації «Дії» в американській столиці заявила адміністраторагентства USAID Саманта Пауер, повідомляє власний кореспондент Укрінформу.</text:p>
      <text:p text:style-name="P4">
«У січні цього року я оголосила, що США підтримають партнерські країни, якихнадихнула <text:a xlink:type="simple" xlink:href="https://www.ukrinform.ua/tag-dodatok-dia" text:style-name="Internet_20_link" text:visited-style-name="Visited_20_Internet_20_Link">
 </text:a>
 та які хочутьприскорити власну цифрову трансформацію, розвиваючи та розширюючи власніможливості електронного врядування», – нагадала Пауер.</text:p>
      <text:p text:style-name="P4">
<draw:frame draw:style-name="fr1" draw:name="Image140" text:anchor-type="as-char" svg:width="6.9236in" svg:height="4.679841in" draw:z-index="0">
<draw:image xlink:href="../Images/yкринформ/2023-05-23T19-08-00-03-00/1684857621-776.jpg" xlink:type="simple" xlink:show="embed" xlink:actuate="onLoad" draw:mime-type="image/jpeg"/>
</draw:frame>
 Саманта Пауер</text:p>
      <text:p text:style-name="P4">
Вона зазначила, що цей досвід матиме свої особливості в різних країнах, іназвала список перших країн, які погодилися працювати над запровадженнямелектронного застосунку, розробленого Україною, для своїх громадян.</text:p>
      <text:p text:style-name="P4">
«Я в захваті від того, що USAID працюватиме з Колумбією, Косово та Замбією», –наголосила Пауер.</text:p>
      <text:p text:style-name="P4">
<text:span text:style-name="T4">
Читайте також:</text:span>
 <text:a xlink:type="simple" xlink:href="https://www.ukrinform.ua/rubric-technology/3702174-u-dii-mozut-zavitisa-onovlenna-na-osnovi-stucnogo-intelektu.html" text:style-name="Internet_20_link" text:visited-style-name="Visited_20_Internet_20_Link">
 <text:span text:style-name="T4">
Дії</text:span>
 <text:span text:style-name="T4">
можуть</text:span>
 <text:span text:style-name="T4">
явитися</text:span>
 <text:span text:style-name="T4">
оновлення</text:span>
 <text:span text:style-name="T4">
основі</text:span>
<text:span text:style-name="T4">
штучного</text:span>
 <text:span text:style-name="T4">
інтелекту</text:span>
 </text:a>
</text:p>
      <text:p text:style-name="P4">
Вона зазначила, що Сполучені Штати прагнуть допомогти партнерам «знайти шляхидля досягнення прогресу» в цифровій цивільній інфраструктурі.</text:p>
      <text:p text:style-name="P4">
<draw:frame draw:style-name="fr1" draw:name="Image141" text:anchor-type="as-char" svg:width="6.9236in" svg:height="4.679841in" draw:z-index="0">
<draw:image xlink:href="../Images/yкринформ/2023-05-23T19-08-00-03-00/1684857693-948.jpg" xlink:type="simple" xlink:show="embed" xlink:actuate="onLoad" draw:mime-type="image/jpeg"/>
</draw:frame>
</text:p>
      <text:p text:style-name="P4">
«І ми продовжимо наше тісне партнерство з Україною, як шляхом подальшоїпідтримки розвитку «Дії», так і в сприянні партнерству з іншими країнами, щобукраїнське лідерство могло надихати більше цифрових трансформацій у всьомусвіті», – підкреслила адміністратор UDAID.</text:p>
      <text:p text:style-name="P4">
Як повідомлялося, у вівторок у Вашингтоні відбулася презентація українськоїрозробки електронного врядування «Дія», організована спільно USAID іМіністерством цифрової трансформації України. Захід відбувся за підтримки UKAid, Eurasia Foundation, Visa, Diia.Education та Google.org.</text:p>
      <text:p text:style-name="P4">
Source: <text:a xlink:type="simple" xlink:href="https://www.ukrinform.ua/rubric-world/3713220-kolumbia-kosovo-j-zambia-persimi-vprovadat-ukrainsku-diu-glava-usaid.html" text:style-name="Internet_20_link" text:visited-style-name="Visited_20_Internet_20_Link">
https://www.ukrinform.ua/rubric-world/3713220-kolumbia-kosovo-j-zambia-persimi-vprovadat-ukrainsku-diu-glava-usaid.html</text:a>
</text:p>
      <!--NEWS-->
      <text:h text:style-name="P10" text:outline-level="1">
<text:span text:style-name="T4">
Захист цивільних у збройних конфліктах: Гутерреш у Радбезі ООН не згадав про жертви серед українців</text:span>
</text:h>
      <text:p text:style-name="P4">
Authors: Ukrinform (Person)</text:p>
      <text:p text:style-name="P4">
Publisher: Укринформ (Organization)</text:p>
      <text:p text:style-name="P4">
Published Time: 2023-05-23T19:11:00+03:00</text:p>
      <text:p text:style-name="P4">
Modified Time: 2023-05-23T19:11:00+03:00</text:p>
      <text:p text:style-name="P4">
Description: Генеральний секретар ООН Антоніу Гутерреш, виступаючи у вівторок з промовою на відкритих дебатах у Раді Безпеки ООН щодо захисту цивільних осіб у збройних конфліктах, згадав Україну лише в контексті Чорноморської ініціативи.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Війна з Росією']</text:p>
      <text:p text:style-name="P4">
Type: Article</text:p>
      <!--METADATA-->
      <text:p text:style-name="P4">
<draw:frame draw:style-name="fr1" draw:name="Image142" text:anchor-type="as-char" svg:width="6.9236in" svg:height="3.956343in" draw:z-index="0">
<draw:image xlink:href="../Images/yкринформ/2023-05-23T19-11-00-03-00/630_360_1682350611-574.jpg" xlink:type="simple" xlink:show="embed" xlink:actuate="onLoad" draw:mime-type="image/jpeg"/>
</draw:frame>
Генеральний секретар ООН Антоніу Гутерреш, виступаючи у вівторок з промовою навідкритих дебатах у Раді Безпеки ООН щодо захисту цивільних осіб у збройнихконфліктах, згадав Україну лише в контексті Чорноморської ініціативи.</text:p>
      <text:p text:style-name="P4">
Як передає власний кореспондент Укрінформу у Нью-Йорку, генсек значну частинувиступу присвятив необхідності захисту цивільних осіб у Судані, Афганістані,Ефіопії, Сирії, а також докладно зупинився на важливості виконаннячорноморської ініціативи та «меморандуму про взаєморозуміння щодо просуванняросійських продуктів харчування та добрив на світові ринки».</text:p>
      <text:p text:style-name="P4">
«Вторгнення Росії в Україну призвело до зростання цін на продовольство,енергоносії та добрива в усьому світі, що призвело до жахливих наслідків длянайбідніших верств населення світу», — сказав він, не згадавши про численніжертви серед цивільного населення та руйнування цивільної інфраструктури вУкраїни, спричинені російською війною.</text:p>
      <text:p text:style-name="P4">
<text:span text:style-name="T4">
Читайте також:</text:span>
 <text:a xlink:type="simple" xlink:href="https://www.ukrinform.ua/rubric-polytics/3706692-peregovori-pro-mir-v-ukraini-zaraz-nemozlivi-guterres.html" text:style-name="Internet_20_link" text:visited-style-name="Visited_20_Internet_20_Link">
 <text:span text:style-name="T4">
Гутерреш</text:span>
 </text:a>
</text:p>
      <text:p text:style-name="P4">
Говорячи про важливу роль Міжнародного комітету Червоного Хреста для захистуцивільного населення, Гутерреш також не згадав про знищення російськимивійськами складів Товариства Червоного Хреста в Одеській області та численніобстріли гуманітарних конвоїв.</text:p>
      <text:p text:style-name="P4">
У вівторок, Рада Безпеки <text:a xlink:type="simple" xlink:href="https://www.ukrinform.ua/tag-oon" text:style-name="Internet_20_link" text:visited-style-name="Visited_20_Internet_20_Link">
 </text:a>
 , у якій утравні головує Швейцарія, проводить відкриті дебати щодо захисту цивільнихосіб у збройних конфліктах.</text:p>
      <text:p text:style-name="P4">
<text:span text:style-name="T5">
Фото: ЕРА</text:span>
</text:p>
      <text:p text:style-name="P4">
Source: <text:a xlink:type="simple" xlink:href="https://www.ukrinform.ua/rubric-polytics/3713222-zahist-civilnih-u-zbrojnih-konfliktah-guterres-u-radbezi-oon-ne-zgadav-pro-zertvi-sered-ukrainciv.html" text:style-name="Internet_20_link" text:visited-style-name="Visited_20_Internet_20_Link">
https://www.ukrinform.ua/rubric-polytics/3713222-zahist-civilnih-u-zbrojnih-konfliktah-guterres-u-radbezi-oon-ne-zgadav-pro-zertvi-sered-ukrainciv.html</text:a>
</text:p>
      <!--NEWS-->
      <text:h text:style-name="P10" text:outline-level="1">
<text:span text:style-name="T4">
ДТП у стані наркотичного сп’яніння: прокуратура оскаржить домашній арешт депутатці Київради</text:span>
</text:h>
      <text:p text:style-name="P4">
Authors: Ukrinform (Person)</text:p>
      <text:p text:style-name="P4">
Publisher: Укринформ (Organization)</text:p>
      <text:p text:style-name="P4">
Published Time: 2023-05-23T19:15:00+03:00</text:p>
      <text:p text:style-name="P4">
Modified Time: 2023-05-23T19:15:00+03:00</text:p>
      <text:p text:style-name="P4">
Description: Прокуратура оскаржить запобіжний захід у вигляді домашнього арешту депутатці Київради, яку підозрюють у вчиненні дорожньо-транспортної пригоди з тяжкими наслідками в стані наркотичного сп’яніння.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омашній арешт', 'ДТП', 'Прокуратура', 'Київ', 'Київрада']</text:p>
      <text:p text:style-name="P4">
Type: Article</text:p>
      <!--METADATA-->
      <text:p text:style-name="P4">
<draw:frame draw:style-name="fr1" draw:name="Image143" text:anchor-type="as-char" svg:width="6.9236in" svg:height="3.956343in" draw:z-index="0">
<draw:image xlink:href="../Images/yкринформ/2023-05-23T19-15-00-03-00/630_360_1683796887-821.jpg" xlink:type="simple" xlink:show="embed" xlink:actuate="onLoad" draw:mime-type="image/jpeg"/>
</draw:frame>
Прокуратура оскаржить запобіжний захід у вигляді домашнього арешту депутатціКиївради, яку підозрюють у вчиненні дорожньо-транспортної пригоди з тяжкиминаслідками в стані наркотичного сп’яніння.</text:p>
      <text:p text:style-name="P4">
Як передає Укрінформ, про це Київська міська прокуратура повідомляє у  <text:a xlink:type="simple" xlink:href="https://t.me/kyiv_pro_office/1978" text:style-name="Internet_20_link" text:visited-style-name="Visited_20_Internet_20_Link">
</text:a>
 .</text:p>
      <text:p text:style-name="P4">
За процесуального керівництва столичної прокуратури повідомлено про підозругромадянці України, депутату Київської міської ради, у вчиненні ДТП з тяжкиминаслідками у стані наркотичного сп’яніння (ч. 2 ст. 286-1 Кримінальногокодексу України).</text:p>
      <text:p text:style-name="P4">
Дорожня пригода сталася 27 листопада 2022 року у Києві.</text:p>
      <text:p text:style-name="P4">
Згідно з матеріалами слідства, підозрювана, керуючи автомобілем маркиVolkswagen Polo в стані наркотичного сп’яніння, рухалася по проспекту Бандериу напрямку вулиці Богатирської.</text:p>
      <text:p text:style-name="P4">
<text:span text:style-name="T4">
Читайте також:</text:span>
 <text:a xlink:type="simple" xlink:href="https://www.ukrinform.ua/rubric-society/3709424-v-ukraini-za-cotiri-misaci-u-dtp-zaginuli-852-ludini-policia.html" text:style-name="Internet_20_link" text:visited-style-name="Visited_20_Internet_20_Link">
 <text:span text:style-name="T4">
ДТП</text:span>
 </text:a>
</text:p>
      <text:p text:style-name="P4">
"Наблизившись до нерегульованого пішохідного переходу, жінка, усвідомлюючи, щостан, у якому вона перебуває, впливає на її увагу і реакцію, не змогла оцінитизміну дорожньої обстановки та здійснила наїзд на жінку-пішохода, заподіявши їйтяжкі тілесні ушкодження", - ідеться у повідомленні.</text:p>
      <text:p text:style-name="P4">
У прокуратурі зазначили, що ігнорування правил дорожнього руху з боку водійкипризвели до заподіяння потерпілій численних травм. В результаті <text:a xlink:type="simple" xlink:href="https://www.ukrinform.ua/tag-dtp" text:style-name="Internet_20_link" text:visited-style-name="Visited_20_Internet_20_Link">
</text:a>
 жінка отримала переломи плечової кістки тащелепи з травматичною екстракцією зубів, переломи кінцівок, закриту черепно-мозкову травму та інші ушкодження.</text:p>
      <text:p text:style-name="P4">
За висновками експертів, причиною виникнення дорожньо-транспортної пригоди єпорушення підозрюваною вимог ПДР, що знаходяться у прямому причинному зв'язкуз виникненням даної ДТП та її наслідками.</text:p>
      <text:p text:style-name="P4">
<text:span text:style-name="T4">
Читайте також:</text:span>
 <text:a xlink:type="simple" xlink:href="https://www.ukrinform.ua/rubric-regions/3707681-u-dtp-na-lvivsini-zaginula-zinka-ta-dvoe-ii-ditej.html" text:style-name="Internet_20_link" text:visited-style-name="Visited_20_Internet_20_Link">
 <text:span text:style-name="T4">
ДТП</text:span>
 </text:a>
</text:p>
      <text:p text:style-name="P4">
23 травня 2023 року суд обрав підозрюваній запобіжний захід у виглядідомашнього арешту у період часу з 20:00 до 06:00 строком на 2 місяці.Прокуратура буде його оскаржувати.</text:p>
      <text:p text:style-name="P4">
Санкція статті передбачає від 3 до 8 років позбавлення волі з позбавленнямправа керувати транспортними засобами на строк від 5 до 8 років.</text:p>
      <text:p text:style-name="P4">
Як повідомляв Укрінформ, у травні Київська міська рада звернулась до ВерховноїРади України з проханням прискорити та забезпечити прийняття трьохзаконопроєктів №4594, №3023, №5798 щодо підвищення безпеки учасниківдорожнього руху.</text:p>
      <text:p text:style-name="P4">
Source: <text:a xlink:type="simple" xlink:href="https://www.ukrinform.ua/rubric-kyiv/3713287-dtp-u-stani-narkoticnogo-spaninna-prokuratura-oskarzit-domasnij-arest-deputatci-kiivradi.html" text:style-name="Internet_20_link" text:visited-style-name="Visited_20_Internet_20_Link">
https://www.ukrinform.ua/rubric-kyiv/3713287-dtp-u-stani-narkoticnogo-spaninna-prokuratura-oskarzit-domasnij-arest-deputatci-kiivradi.html</text:a>
</text:p>
      <!--NEWS-->
      <text:h text:style-name="P10" text:outline-level="1">
<text:span text:style-name="T4">
В Україні вже виявили понад 600 тисяч вибухонебезпечних предметів - Шмигаль</text:span>
</text:h>
      <text:p text:style-name="P4">
Authors: Ukrinform (Person)</text:p>
      <text:p text:style-name="P4">
Publisher: Укринформ (Organization)</text:p>
      <text:p text:style-name="P4">
Published Time: 2023-05-23T19:17:00+03:00</text:p>
      <text:p text:style-name="P4">
Modified Time: 2023-05-23T19:17:00+03:00</text:p>
      <text:p text:style-name="P4">
Description: В Україні у межах розмінування обстежено 110 тисяч гектарів території та виявлено понад 600 тисяч вибухонебезпечних предметів (ВНП). — Укрінформ.</text:p>
      <text:p text:style-name="P4">
Images: ['<text:a xlink:type="simple" xlink:href="https://static.ukrinform.com/photos/2023_03/thumb_files/630_360_1678977565-171.jpg" text:style-name="Internet_20_link" text:visited-style-name="Visited_20_Internet_20_Link">
630_360_16789...</text:a>
']</text:p>
      <text:p text:style-name="P4">
Tags: ['Міна', 'Розмінування', 'Шмигаль', 'Війна з Росією']</text:p>
      <text:p text:style-name="P4">
Type: Article</text:p>
      <!--METADATA-->
      <text:p text:style-name="P4">
<draw:frame draw:style-name="fr1" draw:name="Image144" text:anchor-type="as-char" svg:width="6.9236in" svg:height="3.956343in" draw:z-index="0">
<draw:image xlink:href="../Images/yкринформ/2023-05-23T19-17-00-03-00/630_360_1678977565-171.jpg" xlink:type="simple" xlink:show="embed" xlink:actuate="onLoad" draw:mime-type="image/jpeg"/>
</draw:frame>
 В Україніу межах розмінування обстежено 110 тисяч гектарів території та виявлено понад600 тисяч вибухонебезпечних предметів (ВНП).</text:p>
      <text:p text:style-name="P4">
Як передає Укрінформ, про це у <text:a xlink:type="simple" xlink:href="https://t.me/Denys_Smyhal/5280" text:style-name="Internet_20_link" text:visited-style-name="Visited_20_Internet_20_Link">
 </text:a>
 повідомляєПрем'єр-міністр України Денис Шмигаль.</text:p>
      <text:p text:style-name="P4">
«У межах <text:a xlink:type="simple" xlink:href="https://www.ukrinform.ua/tag-rozminuvanna" text:style-name="Internet_20_link" text:visited-style-name="Visited_20_Internet_20_Link">
 </text:a>
 обстежено вже 110тисяч гектарів і виявлено більше 600 тисяч вибухонебезпечних предметів.Розмінування визначене як один із наших ключових пріоритетів для відновленняна цей рік. Створено спеціальний відповідальний орган. Залучаємо кошти,техніку та технології, аби процес просувався швидше», - написав Шмигаль.</text:p>
      <text:p text:style-name="P4">
<text:span text:style-name="T4">
Читайте також:</text:span>
 <text:a xlink:type="simple" xlink:href="https://www.ukrinform.ua/rubric-regions/3712991-nad-rozminuvannam-deokupovanih-teritorij-pracuut-ponad-30-sapernih-grup.html" text:style-name="Internet_20_link" text:visited-style-name="Visited_20_Internet_20_Link">
 <text:span text:style-name="T4">
розмінування</text:span>
 </text:a>
</text:p>
      <text:p text:style-name="P4">
Як повідомляв Укрінформ, <text:a xlink:type="simple" xlink:href="https://www.ukrinform.ua/rubric-kyiv/3713046-za-tizden-v-ukraini-rozminuvali-ponad-1400-gektariv-zemel-silgosppriznacenna.html" text:style-name="Internet_20_link" text:visited-style-name="Visited_20_Internet_20_Link">
 </text:a>
</text:p>
      <text:p text:style-name="P4">
Source: <text:a xlink:type="simple" xlink:href="https://www.ukrinform.ua/rubric-ato/3713225-v-ukraini-vze-viavili-ponad-600-tisac-vibuhonebezpecnih-predmetiv-smigal.html" text:style-name="Internet_20_link" text:visited-style-name="Visited_20_Internet_20_Link">
https://www.ukrinform.ua/rubric-ato/3713225-v-ukraini-vze-viavili-ponad-600-tisac-vibuhonebezpecnih-predmetiv-smigal.html</text:a>
</text:p>
      <!--NEWS-->
      <text:h text:style-name="P10" text:outline-level="1">
<text:span text:style-name="T4">
Сили оборони досі контролюють частину Бахмута – Данілов</text:span>
</text:h>
      <text:p text:style-name="P4">
Authors: Ukrinform (Person)</text:p>
      <text:p text:style-name="P4">
Publisher: Укринформ (Organization)</text:p>
      <text:p text:style-name="P4">
Published Time: 2023-05-23T19:20:00+03:00</text:p>
      <text:p text:style-name="P4">
Modified Time: 2023-05-23T19:20:00+03:00</text:p>
      <text:p text:style-name="P4">
Description: Частина Бахмута досі залишається під контролем Сил оборони України.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РНБО', 'Данілов', 'Війна з Росією']</text:p>
      <text:p text:style-name="P4">
Type: Article</text:p>
      <!--METADATA-->
      <text:p text:style-name="P4">
<draw:frame draw:style-name="fr1" draw:name="Image145" text:anchor-type="as-char" svg:width="6.9236in" svg:height="3.956343in" draw:z-index="0">
<draw:image xlink:href="../Images/yкринформ/2023-05-23T19-20-00-03-00/630_360_1682412643-256.png" xlink:type="simple" xlink:show="embed" xlink:actuate="onLoad" draw:mime-type="image/png"/>
</draw:frame>
 ЧастинаБахмута досі залишається під контролем Сил оборони України.</text:p>
      <text:p text:style-name="P4">
Як передає Укрінформ, про це в інтерв’ю  <text:a xlink:type="simple" xlink:href="https://edition.cnn.com/europe/live-news/russia-ukraine-war-news-05-23-23/index.html" text:style-name="Internet_20_link" text:visited-style-name="Visited_20_Internet_20_Link">
</text:a>
 заявив Секретар РНБО Олексій Данілов.</text:p>
      <text:p text:style-name="P4">
«Ч  астина Бахмута залишається під контролем Сил оборони України. Якщо вони(росіяни – ред.) вважають, що взяли Бахмут, я можу сказати, що це неправда. Насьогодні частина Бахмута знаходиться під нашим контролем. Не можу сказати, щовесь, але частина Бахмута досі під нашим вогневим контролем», - сказав він.</text:p>
      <text:p text:style-name="P4">
Секретар РНБО зазначив, що рішення про утримування цього міста якомога довшепризвело до знищення величезної кількості окупаційних військ.</text:p>
      <text:p text:style-name="P4">
«Коли йшлося про Бахмут, то це були рішення, які приймалися на стратегічномурівні. Оборонна операція постійно контролювалася на засіданнях СтавкиВерховного Головнокомандувача. Ми розуміли, навіщо ми це робимо. НаБахмутському напрямку загинула велика кількість російських військових, причомуне тільки <text:a xlink:type="simple" xlink:href="https://www.ukrinform.ua/tag-pvk-vagnera" text:style-name="Internet_20_link" text:visited-style-name="Visited_20_Internet_20_Link">
 </text:a>
 , а йспецпризначенців, ВДВ та представників інших родів військ РФ. Було знищеновеличезну кількість техніки, і вони витратили туди величезну кількістьбоєприпасів. Це була наша стратегічна оборонна операція, яка була успішною длянас, враховуючи те, що ми 10 місяців утримували територію, де ми їх щоднязнищували. Бахмут не могли взяти 10 місяців. Чим вони можуть похвалитися?», -додав Данілов.</text:p>
      <text:p text:style-name="P4">
<text:span text:style-name="T4">
Читайте також:</text:span>
 <text:a xlink:type="simple" xlink:href="https://www.ukrinform.ua/rubric-ato/3713168-na-bahmutskomu-napramku-zmensilas-kilkist-boezitknen-cerevatij.html" text:style-name="Internet_20_link" text:visited-style-name="Visited_20_Internet_20_Link">
 <text:span text:style-name="T4">
Бахмут</text:span>
 </text:a>
</text:p>
      <text:p text:style-name="P4">
Також він наголосів, що коли Президент України ухвалить рішення про початокпроведення контрнаступу, Росія це обов'язково відчує.</text:p>
      <text:p text:style-name="P4">
«Ми працюємо за нашим планом, він у нас є. Ми чітко усвідомлюємо, коли, де, які що потрібно починати. Остаточне рішення за Президентом, засідання СтавкаВерховного Головнокомандувача. Коли рішення (про контрнаступ – ред.) будеприйнято, Росія це точно відчує», - сказав він.</text:p>
      <text:p text:style-name="P4">
Як повідомляв Укрінформ, заступниця міністра оборони Ганна Маляр заявила, що<text:a xlink:type="simple" xlink:href="https://www.ukrinform.ua/rubric-ato/3712923-na-pivnoci-j-pivdni-vid-bahmuta-zsu-maut-neznacne-prosuvanna-malar.html" text:style-name="Internet_20_link" text:visited-style-name="Visited_20_Internet_20_Link">
 </text:a>
 на півночі та півдні відБахмута.</text:p>
      <text:p text:style-name="P4">
Source: <text:a xlink:type="simple" xlink:href="https://www.ukrinform.ua/rubric-ato/3713227-ukraina-dosi-kontrolue-castinu-bahmuta-danilov.html" text:style-name="Internet_20_link" text:visited-style-name="Visited_20_Internet_20_Link">
https://www.ukrinform.ua/rubric-ato/3713227-ukraina-dosi-kontrolue-castinu-bahmuta-danilov.html</text:a>
</text:p>
      <!--NEWS-->
      <text:h text:style-name="P10" text:outline-level="1">
<text:span text:style-name="T4">
Росіяни обстріляли село на Херсонщині, є загиблий і поранений</text:span>
</text:h>
      <text:p text:style-name="P4">
Authors: Ukrinform (Person)</text:p>
      <text:p text:style-name="P4">
Publisher: Укринформ (Organization)</text:p>
      <text:p text:style-name="P4">
Published Time: 2023-05-23T19:21:00+03:00</text:p>
      <text:p text:style-name="P4">
Modified Time: 2023-05-23T19:21:00+03:00</text:p>
      <text:p text:style-name="P4">
Description: Військові Російської Федерації вкотре обстріляли Херсонську область, є загиблий та травмований. — Укрінформ.</text:p>
      <text:p text:style-name="P4">
Images: ['<text:a xlink:type="simple" xlink:href="https://static.ukrinform.com/photos/2023_05/thumb_files/630_360_1684858979-563.jpeg" text:style-name="Internet_20_link" text:visited-style-name="Visited_20_Internet_20_Link">
630_360_16848...</text:a>
', '<text:a xlink:type="simple" xlink:href="https://static.ukrinform.com/photos/2023_05/1684858998-406.jpeg" text:style-name="Internet_20_link" text:visited-style-name="Visited_20_Internet_20_Link">
1684858998-40...</text:a>
']</text:p>
      <text:p text:style-name="P4">
Tags: ['Херсонщина', 'Обстріл', 'Поранені', 'Загибель', 'Війна з Росією']</text:p>
      <text:p text:style-name="P4">
Type: Article</text:p>
      <!--METADATA-->
      <text:p text:style-name="P4">
<draw:frame draw:style-name="fr1" draw:name="Image146" text:anchor-type="as-char" svg:width="6.9236in" svg:height="3.956343in" draw:z-index="0">
<draw:image xlink:href="../Images/yкринформ/2023-05-23T19-21-00-03-00/630_360_1684858979-563.jpeg" xlink:type="simple" xlink:show="embed" xlink:actuate="onLoad" draw:mime-type="image/jpeg"/>
</draw:frame>
 ВійськовіРосійської Федерації вкотре обстріляли Херсонську область, є загиблий татравмований.</text:p>
      <text:p text:style-name="P4">
Як передає Укрінформ, про це Офіс генерального прокурора повідомляє у <text:a xlink:type="simple" xlink:href="https://t.me/pgo_gov_ua/12458" text:style-name="Internet_20_link" text:visited-style-name="Visited_20_Internet_20_Link">
</text:a>
</text:p>
      <text:p text:style-name="P4">
За процесуального керівництва Бериславської окружної прокуратури Херсонськоїобласті розпочато досудове розслідування у кримінальному провадженні за фактомпорушення законів та звичаїв війни (ч. 2 ст. 438 Кримінального кодексуУкраїни).</text:p>
      <text:p text:style-name="P4">
За даними слідства, близько 16:30 травня російські військові здійснилимінометний <text:a xlink:type="simple" xlink:href="https://www.ukrinform.ua/tag-obstril" text:style-name="Internet_20_link" text:visited-style-name="Visited_20_Internet_20_Link">
 </text:a>
 села Львове уБериславському районі.</text:p>
      <text:p text:style-name="P4">
Від отриманих поранень загинув чоловік. Ще один цивільний отримав поранення,його госпіталізовано.</text:p>
      <text:p text:style-name="P4">
<draw:frame draw:style-name="fr1" draw:name="Image147" text:anchor-type="as-char" svg:width="6.9236in" svg:height="5.1927in" draw:z-index="0">
<draw:image xlink:href="../Images/yкринформ/2023-05-23T19-21-00-03-00/1684858998-406.jpeg" xlink:type="simple" xlink:show="embed" xlink:actuate="onLoad" draw:mime-type="image/jpeg"/>
</draw:frame>
</text:p>
      <text:p text:style-name="P4">
<text:span text:style-name="T4">
Читайте також:</text:span>
 <text:a xlink:type="simple" xlink:href="https://www.ukrinform.ua/rubric-ato/3713141-zagarbniki-obstrilali-ocakiv-poskodzeni-zitlovi-budinki-magazini-ta-gazoprovid.html" text:style-name="Internet_20_link" text:visited-style-name="Visited_20_Internet_20_Link">
 <text:span text:style-name="T4">
обстріл</text:span>
 </text:a>
</text:p>
      <text:p text:style-name="P4">
Проводяться першочергові заходи для фіксування злочину, скоєного армієюкраїни-агресора.</text:p>
      <text:p text:style-name="P4">
Як повідомляв Укрінформ, на Херсонщині <text:a xlink:type="simple" xlink:href="https://www.ukrinform.ua/rubric-regions/3713064-na-hersonsini-zagarbniki-obstrilali-elektrikiv-aki-lagodili-merezu.html" text:style-name="Internet_20_link" text:visited-style-name="Visited_20_Internet_20_Link">
 </text:a>
</text:p>
      <text:p text:style-name="P4">
<text:span text:style-name="T5">
Фото: Херсонська обласна прокуратура</text:span>
</text:p>
      <text:p text:style-name="P4">
Source: <text:a xlink:type="simple" xlink:href="https://www.ukrinform.ua/rubric-ato/3713229-rosiani-obstrilali-selo-na-hersonsini-e-zagiblij-i-poranenij.html" text:style-name="Internet_20_link" text:visited-style-name="Visited_20_Internet_20_Link">
https://www.ukrinform.ua/rubric-ato/3713229-rosiani-obstrilali-selo-na-hersonsini-e-zagiblij-i-poranenij.html</text:a>
</text:p>
      <!--NEWS-->
      <text:h text:style-name="P10" text:outline-level="1">
<text:span text:style-name="T4">
На п’яти напрямках фронту за добу відбулися 16 бойових зіткнень</text:span>
</text:h>
      <text:p text:style-name="P4">
Authors: Ukrinform (Person)</text:p>
      <text:p text:style-name="P4">
Publisher: Укринформ (Organization)</text:p>
      <text:p text:style-name="P4">
Published Time: 2023-05-23T19:23:35+03:00</text:p>
      <text:p text:style-name="P4">
Modified Time: 2023-05-23T19:23:35+03:00</text:p>
      <text:p text:style-name="P4">
Description: На Куп’янському, Лиманському, Бахмутському, Авдіївському та Мар’їнському напрямках протягом доби відбулися 16 бойових зіткнень.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148" text:anchor-type="as-char" svg:width="6.9236in" svg:height="3.956343in" draw:z-index="0">
<draw:image xlink:href="../Images/yкринформ/2023-05-23T19-23-35-03-00/630_360_1682620469-597.jpg" xlink:type="simple" xlink:show="embed" xlink:actuate="onLoad" draw:mime-type="image/jpeg"/>
</draw:frame>
 НаКуп’янському, Лиманському, Бахмутському, Авдіївському та Мар’їнськомунапрямках протягом доби відбулися 16 бойових зіткнень.</text:p>
      <text:p text:style-name="P4">
Як передає Укрінформ, про це Генеральний штаб Збройних сил України повідомив у<text:a xlink:type="simple" xlink:href="https://www.facebook.com/GeneralStaff.ua/posts/pfbid0Ub5r2CaSRnsC4V9AAmFGGFFvhupPXx761KFuQSXc5TgkmzS7Q3re3ktHq8ysbWWDl" text:style-name="Internet_20_link" text:visited-style-name="Visited_20_Internet_20_Link">
</text:a>
, оприлюднивши оперативну інформацію станом на 18:00 23 травня.</text:p>
      <text:p text:style-name="P4">
«Протягом цієї доби ракетних ударів не було. Втім противник завдав 25авіаційних ударів та здійснив більш як 20 обстрілів з реактивних системзалпового вогню по позиціях наших військ та населених пунктах. На жаль, єзагиблі та поранені серед цивільного населення, пошкоджено приватні житловібудинки та адміністративна інфраструктура», - ідеться в повідомленні.</text:p>
      <text:p text:style-name="P4">
Ймовірність завдання ракетних та авіаційних ударів по всій території Українизалишається високою.</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доби, відбулось 16 бойових зіткнень на зазначених ділянках фронту, вепіцентрі бойових дій залишаються Бахмут та Мар’їнка», - поінформували уГенштабі.</text:p>
      <text:p text:style-name="P4">
На <text:span text:style-name="T4">
Волинському</text:span>
 та <text:span text:style-name="T4">
Поліському напрямках</text:span>
 оперативна обстановка безсуттєвих змін.</text:p>
      <text:p text:style-name="P4">
<text:span text:style-name="T4">
Читайте також:</text:span>
 <text:a xlink:type="simple" xlink:href="https://www.ukrinform.ua/rubric-ato/3713160-rosiani-za-dobu-565-raziv-obstriluvali-kupanskij-napramok-vidbulosa-pat-boezitknen.html" text:style-name="Internet_20_link" text:visited-style-name="Visited_20_Internet_20_Link">
 </text:a>
</text:p>
      <text:p text:style-name="P4">
На <text:span text:style-name="T4">
Сіверському</text:span>
 та <text:span text:style-name="T4">
Слобожанському напрямках</text:span>
 ворог продовжує зберігативійськову присутність у прикордонних з Україною районах. Протягом добиздійснив мінометні та артилерійські обстріли населених пунктів Хрінівка, ЄлінеЧернігівської області; Гудове, Вовківка, Новомиколаївка та Велика ПисарівкаСумської області, а також Стогнії, Уди, Стрілеча, Глибоке, Мороховець, Липці,Нескучне, Огірцеве, Гатище, Плетенівка, Вовчанськ, Варварівка, Нестерне,Бударки та Землянки на Харківщині.</text:p>
      <text:p text:style-name="P4">
На <text:span text:style-name="T4">
Куп’янському напрямку</text:span>
 протягом доби загарбники наступальних дій непроводили. Артилерійських та мінометних обстрілів зазнали Кам’янка, Тополі,Красне Перше, Новомлинськ, Дворічна, Масютівка, Мала Шапківка, Кіндрашівка,Куп'янськ, Табаївка, Берестове, Харківської області та Стельмахівка Луганськоїобласті.</text:p>
      <text:p text:style-name="P4">
На <text:span text:style-name="T4">
Лиманському напрямку</text:span>
 протягом доби агресор вів наступальні дії унапрямку Білогорівки, успіху не мав. Там же завдав авіаційного удару.Артилерійських обстрілів зазнали, зокрема, Невське і Білогорівка Луганськоїобласті та Торське і Спірне Донецької області.</text:p>
      <text:p text:style-name="P4">
На <text:span text:style-name="T4">
Бахмутському напрямку</text:span>
 протягом доби російські війська вели безуспішнінаступальні дії у напрямку населеного пункту Хромове. Завдали авіаударів врайонах населених пунктів Біла Гора, Озарянівка та Торецьк. Від ворожихобстрілів постраждали Краматорськ, Васюківка, Оріхово-Василівка, Григорівка,Бахмут, Іванівське, Ступочки, Костянтинівка, Біла Гора, Торецьк, Північне,Південе та Нью-Йорк Донецької області.</text:p>
      <text:p text:style-name="P4">
<text:span text:style-name="T4">
Читайте також:</text:span>
 <text:a xlink:type="simple" xlink:href="https://www.ukrinform.ua/rubric-ato/3713168-na-bahmutskomu-napramku-zmensilas-kilkist-boezitknen-cerevatij.html" text:style-name="Internet_20_link" text:visited-style-name="Visited_20_Internet_20_Link">
 <text:span text:style-name="T4">
напрямку</text:span>
 </text:a>
</text:p>
      <text:p text:style-name="P4">
На <text:span text:style-name="T4">
Авдіївському напрямку</text:span>
 ворог протягом доби наступальних дій не проводив.Завдав авіаційних ударів в районах Новокалинового та Авдіївки. Здійснивартобстріли по районах населених пунктів Керамік, Очеретине, Ласточкине,Авдіївка, Сєверне, Водяне, Первомайське, Нетайлове, Карлівка та НевельськеДонецької області.</text:p>
      <text:p text:style-name="P4">
На <text:span text:style-name="T4">
Мар’їнському напрямку</text:span>
 підрозділи Сил оборони відбили численні атакиворога в районі міста Мар’їнка. В той же час ворожих обстрілів зазналиКрасногорівка, Георгіївка, Максимільянівка, Курахове та Побєда Донецькоїобласті.</text:p>
      <text:p text:style-name="P4">
На <text:span text:style-name="T4">
Шахтарському напрямку</text:span>
 російська армія завдала авіаційного удару врайоні Пречистівки, здійснила обстріли населених пунктів Парасковіївка,Новомихайлівка, Вугледар, Богоявленка, Золота Нива та Велика Новосілка.</text:p>
      <text:p text:style-name="P4">
На <text:span text:style-name="T4">
Запорізькому</text:span>
 та <text:span text:style-name="T4">
Херсонському напрямках</text:span>
 загарбники продовжують вестиоборонні дії. Не припиняють знищувати інфраструктуру населених пунктів, щопоряд з лінією бойового зіткнення. Протягом цієї доби завдали авіаційнихударів по Гуляйполю, Малій Токмачці та Степовому Запорізької області, <text:a xlink:type="simple" xlink:href="https://www.ukrinform.ua/tag-obstril" text:style-name="Internet_20_link" text:visited-style-name="Visited_20_Internet_20_Link">
</text:a>
 з артилерії Времівку, Бурлацьке,Новосілку, Зелене Поле Донецької області; Ольгівське, Гуляйполе, Залізничне,Білогір'я, Малу Токмачку, Малі Щербаки та Кам’янське Запорізької області;Золоту Балку, Веселе, Козацьке, Львове, Антонівку, Кізомис, СтаніславХерсонської області та Херсон.</text:p>
      <text:p text:style-name="P4">
Ворог продовжує використовувати цивільні медичні заклади тимчасово захопленихтериторій України у власних цілях. Так, Біловодську центральну району лікарнюросіяни перетворили на військовий шпиталь. Наразі медичний заклад переповненийросійськими загарбниками з пораненнями різного ступеня важкості.</text:p>
      <text:p text:style-name="P4">
<text:span text:style-name="T4">
Читайте також:</text:span>
 <text:a xlink:type="simple" xlink:href="https://www.ukrinform.ua/rubric-ato/3713129-ponad-1000-vognevih-zavdan-za-dobu-ak-sili-oboroni-nisat-voroga-na-tavrijskomu-napramku.html" text:style-name="Internet_20_link" text:visited-style-name="Visited_20_Internet_20_Link">
 </text:a>
</text:p>
      <text:p text:style-name="P4">
«Авіація Сил оборони за добу завдала 14 ударів по районах зосередженняособового складу та військової техніки противника, з них 3 - по зенітно-ракетних комплексах. Протягом цієї доби було знищено 4 ворожі ударні БпЛА типуShahed», - поінформували у Генштабі.</text:p>
      <text:p text:style-name="P4">
Крім того, підрозділи ракетних військ і артилерії уразили 3 пункти управління,4 райони зосередження озброєння та військової техніки, 1 склад боєприпасів, 2артилерійських підрозділи на вогневих позиціях та ще 3 важливі цілі ворога.</text:p>
      <text:p text:style-name="P4">
Як повідомляв Укрінформ, Сили оборони України з 24 лютого 2022 року по 23травня 2023 року <text:a xlink:type="simple" xlink:href="https://www.ukrinform.ua/rubric-ato/3712858-zsu-znisili-vze-204-360-rosijskih-zagarbnikiv.html" text:style-name="Internet_20_link" text:visited-style-name="Visited_20_Internet_20_Link">
 </text:a>
 з них 480 осіб - за минулу добу.</text:p>
      <text:p text:style-name="P4">
<text:span text:style-name="T5">
Фото: Генштаб ЗСУ</text:span>
</text:p>
      <text:p text:style-name="P4">
Source: <text:a xlink:type="simple" xlink:href="https://www.ukrinform.ua/rubric-ato/3713228-na-pati-napramkah-frontu-za-dobu-vidbulisa-16-bojovih-zitknen.html" text:style-name="Internet_20_link" text:visited-style-name="Visited_20_Internet_20_Link">
https://www.ukrinform.ua/rubric-ato/3713228-na-pati-napramkah-frontu-za-dobu-vidbulisa-16-bojovih-zitknen.html</text:a>
</text:p>
      <!--NEWS-->
      <text:h text:style-name="P10" text:outline-level="1">
<text:span text:style-name="T4">
LG представила новий домашній проєктор</text:span>
</text:h>
      <text:p text:style-name="P4">
Authors: Ukrinform (Person)</text:p>
      <text:p text:style-name="P4">
Publisher: Укринформ (Organization)</text:p>
      <text:p text:style-name="P4">
Published Time: 2023-05-23T19:29:00+03:00</text:p>
      <text:p text:style-name="P4">
Modified Time: 2023-05-23T19:29:00+03:00</text:p>
      <text:p text:style-name="P4">
Description: Компанія LG представила новий високоякісний домашній проєктор CineBeam PU700R. — Укрінформ.</text:p>
      <text:p text:style-name="P4">
Images: ['<text:a xlink:type="simple" xlink:href="https://static.ukrinform.com/photos/2023_05/thumb_files/630_360_1684852551-861.jpeg" text:style-name="Internet_20_link" text:visited-style-name="Visited_20_Internet_20_Link">
630_360_16848...</text:a>
', '<text:a xlink:type="simple" xlink:href="https://static.ukrinform.com/photos/2023_05/1684852550-146.jpeg" text:style-name="Internet_20_link" text:visited-style-name="Visited_20_Internet_20_Link">
1684852550-14...</text:a>
', '<text:a xlink:type="simple" xlink:href="https://static.ukrinform.com/photos/2023_05/1684852550-845.jpeg" text:style-name="Internet_20_link" text:visited-style-name="Visited_20_Internet_20_Link">
1684852550-84...</text:a>
']</text:p>
      <text:p text:style-name="P4">
Tags: ['Технології', 'Гаджети', 'Wi-Fi', 'Bluetooth']</text:p>
      <text:p text:style-name="P4">
Type: Article</text:p>
      <!--METADATA-->
      <text:p text:style-name="P4">
<draw:frame draw:style-name="fr1" draw:name="Image149" text:anchor-type="as-char" svg:width="6.9236in" svg:height="3.956343in" draw:z-index="0">
<draw:image xlink:href="../Images/yкринформ/2023-05-23T19-29-00-03-00/630_360_1684852551-861.jpeg" xlink:type="simple" xlink:show="embed" xlink:actuate="onLoad" draw:mime-type="image/jpeg"/>
</draw:frame>
 КомпаніяLG представила новий високоякісний домашній проєктор CineBeam PU700R.</text:p>
      <text:p text:style-name="P4">
Як передає Укрінформ, про це повідомляє  <text:a xlink:type="simple" xlink:href="https://newatlas.com/home-entertainment/lg-cinebeam-pu700r-projector/" text:style-name="Internet_20_link" text:visited-style-name="Visited_20_Internet_20_Link">
 </text:a>
 .</text:p>
      <text:p text:style-name="P4">
Його розміри становлять 162,5 х 304,8 х 144,7 мм, а вага 3 кг, що відповідаєрозміру й вазі портативного пристрою LG.</text:p>
      <text:p text:style-name="P4">
При цьому проєктор не має вбудованої батареї, тому користувачам все однодоведеться шукати розетку.</text:p>
      <text:p text:style-name="P4">
<draw:frame draw:style-name="fr1" draw:name="Image150" text:anchor-type="as-char" svg:width="6.9236in" svg:height="6.949243in" draw:z-index="0">
<draw:image xlink:href="../Images/yкринформ/2023-05-23T19-29-00-03-00/1684852550-146.jpeg" xlink:type="simple" xlink:show="embed" xlink:actuate="onLoad" draw:mime-type="image/jpeg"/>
</draw:frame>
</text:p>
      <text:p text:style-name="P4">
CineBeam PU700R зараз продається за 1 699,99 доларів США, включаючи пультдистанційного керування з підсвічуванням.</text:p>
      <text:p text:style-name="P4">
Зазначається, що роздільна здатність CineBeam PU700R дорівнює 4K UHD (3 840 x2 160 пікселів). Він дозволяє транслювати контент на «екран» з розміром до 305см.</text:p>
      <text:p text:style-name="P4">
<text:span text:style-name="T4">
Читайте також:</text:span>
 <text:a xlink:type="simple" xlink:href="https://www.ukrinform.ua/rubric-technology/3707634-google-prezentuvala-tri-novih-pristroi-pixel.html" text:style-name="Internet_20_link" text:visited-style-name="Visited_20_Internet_20_Link">
 <text:span text:style-name="T4">
Google</text:span>
 <text:span text:style-name="T4">
презентувала</text:span>
 <text:span text:style-name="T4">
три</text:span>
 <text:span text:style-name="T4">
нових</text:span>
<text:span text:style-name="T4">
пристрої</text:span>
 <text:span text:style-name="T4">
Pixel</text:span>
 </text:a>
</text:p>
      <text:p text:style-name="P4">
Серед іншого проєктор має входи HDMI і USB для кабельного підключення.Bluetooth і Wi-Fi включені з підтримкою спільного використання екрана.</text:p>
      <text:p text:style-name="P4">
<draw:frame draw:style-name="fr1" draw:name="Image151" text:anchor-type="as-char" svg:width="6.9236in" svg:height="6.949243in" draw:z-index="0">
<draw:image xlink:href="../Images/yкринформ/2023-05-23T19-29-00-03-00/1684852550-845.jpeg" xlink:type="simple" xlink:show="embed" xlink:actuate="onLoad" draw:mime-type="image/jpeg"/>
</draw:frame>
</text:p>
      <text:p text:style-name="P4">
Також є один динамік потужністю 5 Вт, але пристрій може підключатися до двохдинаміків з підтримкою Bluetooth.</text:p>
      <text:p text:style-name="P4">
Як повідомляв Укрінформ, південнокорейська компанія  <text:a xlink:type="simple" xlink:href="https://www.ukrinform.ua/rubric-technology/3701696-lg-predstavila-novij-tonkij-noutbuk.html" text:style-name="Internet_20_link" text:visited-style-name="Visited_20_Internet_20_Link">
</text:a>
 Gram SuperSlim.</text:p>
      <text:p text:style-name="P4">
Source: <text:a xlink:type="simple" xlink:href="https://www.ukrinform.ua/rubric-technology/3713189-lg-predstavila-novij-domasnij-proektor.html" text:style-name="Internet_20_link" text:visited-style-name="Visited_20_Internet_20_Link">
https://www.ukrinform.ua/rubric-technology/3713189-lg-predstavila-novij-domasnij-proektor.html</text:a>
</text:p>
      <!--NEWS-->
      <text:h text:style-name="P10" text:outline-level="1">
<text:span text:style-name="T4">
У Кропивницькому попрощались із чотирма загиблими військовими</text:span>
</text:h>
      <text:p text:style-name="P4">
Authors: Ukrinform (Person)</text:p>
      <text:p text:style-name="P4">
Publisher: Укринформ (Organization)</text:p>
      <text:p text:style-name="P4">
Published Time: 2023-05-23T19:32:58+03:00</text:p>
      <text:p text:style-name="P4">
Modified Time: 2023-05-23T19:32:58+03:00</text:p>
      <text:p text:style-name="P4">
Description: У Кропивницькому провели в останню путь чотирьох загиблих у війні з Росією військових. — Укрінформ.</text:p>
      <text:p text:style-name="P4">
Images: ['<text:a xlink:type="simple" xlink:href="https://static.ukrinform.com/photos/2023_05/thumb_files/630_360_1684859457-399.jpg" text:style-name="Internet_20_link" text:visited-style-name="Visited_20_Internet_20_Link">
630_360_16848...</text:a>
']</text:p>
      <text:p text:style-name="P4">
Tags: ['Кропивницький', 'Прощання', 'Військові', 'Війна з Росією']</text:p>
      <text:p text:style-name="P4">
Type: Article</text:p>
      <!--METADATA-->
      <text:p text:style-name="P4">
<draw:frame draw:style-name="fr1" draw:name="Image152" text:anchor-type="as-char" svg:width="6.9236in" svg:height="3.956343in" draw:z-index="0">
<draw:image xlink:href="../Images/yкринформ/2023-05-23T19-32-58-03-00/630_360_1684859457-399.jpg" xlink:type="simple" xlink:show="embed" xlink:actuate="onLoad" draw:mime-type="image/jpeg"/>
</draw:frame>
 УКропивницькому провели в останню путь чотирьох загиблих у війні з Росієювійськових.</text:p>
      <text:p text:style-name="P4">
Про це повідомляє Кропивницька міська рада у <text:a xlink:type="simple" xlink:href="https://www.facebook.com/krrada.official/posts/pfbid02CbZYPiiNMJ4TmBy2RdWkRCWMptZ8f8BERnqz145Ah1YM9kzRHSfLPuDF2N7GdkZVl" text:style-name="Internet_20_link" text:visited-style-name="Visited_20_Internet_20_Link">
</text:a>
, передає Укрінформ.</text:p>
      <text:p text:style-name="P4">
"Сьогодні, 23 травня, містяни провели у засвіти старшину I статті ВолодимираЛенченка, солдатів Сергія Фіщука і Володимира Дідика та сержанта СергіяЧерната", - йдеться у повідомленні.</text:p>
      <text:p text:style-name="P4">
Володимир Ленченко, 46-річний головний сержант стрілецького взводу, загинув 12травня в районі Часового Яру Донецької області.</text:p>
      <text:p text:style-name="P4">
Сергій Фіщук був стрільцем-снайпером, 40-річний воїн загинув 15 травня вПокровському районі Донецької області.</text:p>
      <text:p text:style-name="P4">
Воювати з росіянами Володимир Дідик пішов у 55 років. В червні 2022 рокузагинув у Тошківці Сіверськодонецького району <text:a xlink:type="simple" xlink:href="https://www.ukrinform.ua/tag-lugansina" text:style-name="Internet_20_link" text:visited-style-name="Visited_20_Internet_20_Link">
</text:a>
 .</text:p>
      <text:p text:style-name="P4">
Головний сержант Сергій Чернат загинув 10 серпня у Мар’їнці Донецької області.</text:p>
      <text:p text:style-name="P4">
Останній спочинок воїни знайшли на Алеї почесних воїнських похованьДалекосхідного кладовища. Панахиду відслужив архієпископ Кропивницький іГолованівський Православної церкви України Марк.</text:p>
      <text:p text:style-name="P4">
Як повідомляв Укрінформ, 19 травня <text:a xlink:type="simple" xlink:href="https://www.ukrinform.ua/rubric-regions/3711473-u-kropivnickomu-pohovali-sistoh-zahisnikiv-ukraini.html" text:style-name="Internet_20_link" text:visited-style-name="Visited_20_Internet_20_Link">
 </text:a>
 .</text:p>
      <text:p text:style-name="P4">
Source: <text:a xlink:type="simple" xlink:href="https://www.ukrinform.ua/rubric-regions/3713234-u-kropivnickomu-poprosalis-iz-cotirma-zagiblimi-vijskovimi.html" text:style-name="Internet_20_link" text:visited-style-name="Visited_20_Internet_20_Link">
https://www.ukrinform.ua/rubric-regions/3713234-u-kropivnickomu-poprosalis-iz-cotirma-zagiblimi-vijskovimi.html</text:a>
</text:p>
      <!--NEWS-->
      <text:h text:style-name="P10" text:outline-level="1">
<text:span text:style-name="T4">
Оборонні закупівлі в Україні переходять на модель держав-членів НАТО – уряд</text:span>
</text:h>
      <text:p text:style-name="P4">
Authors: Ukrinform (Person)</text:p>
      <text:p text:style-name="P4">
Publisher: Укринформ (Organization)</text:p>
      <text:p text:style-name="P4">
Published Time: 2023-05-23T19:37:00+03:00</text:p>
      <text:p text:style-name="P4">
Modified Time: 2023-05-23T19:37:00+03:00</text:p>
      <text:p text:style-name="P4">
Description: Кабінет Міністрів України ухвалив постанову, за якою закупівлі озброєння та військової техніки для Збройних Сил України здійснюватиме Агенція оборонних закупівель. — Укрінформ.</text:p>
      <text:p text:style-name="P4">
Images: ['<text:a xlink:type="simple" xlink:href="https://static.ukrinform.com/photos/2020_12/thumb_files/630_360_1608131272-754.jpg" text:style-name="Internet_20_link" text:visited-style-name="Visited_20_Internet_20_Link">
630_360_16081...</text:a>
']</text:p>
      <text:p text:style-name="P4">
Tags: ['Кабмін', 'Міноборони', 'Оборона', 'Уряд', 'Оборонні закупівлі']</text:p>
      <text:p text:style-name="P4">
Type: Article</text:p>
      <!--METADATA-->
      <text:p text:style-name="P4">
<draw:frame draw:style-name="fr1" draw:name="Image153" text:anchor-type="as-char" svg:width="6.9236in" svg:height="3.949857in" draw:z-index="0">
<draw:image xlink:href="../Images/yкринформ/2023-05-23T19-37-00-03-00/630_360_1608131272-754.jpg" xlink:type="simple" xlink:show="embed" xlink:actuate="onLoad" draw:mime-type="image/jpeg"/>
</draw:frame>
 КабінетМіністрів України ухвалив постанову, за якою закупівлі озброєння та військовоїтехніки для Збройних Сил України здійснюватиме Агенція оборонних закупівель.</text:p>
      <text:p text:style-name="P4">
Як передає Укрінформ, про це повідомляє <text:a xlink:type="simple" xlink:href="https://www.kmu.gov.ua/news/oboronni-zakupivli-v-ukraini-perekhodiat-na-model-derzhav-chleniv-nato-oleksii-reznikov" text:style-name="Internet_20_link" text:visited-style-name="Visited_20_Internet_20_Link">
</text:a>
</text:p>
      <text:p text:style-name="P4">
"Агенція, яку ми створили у 2022 році, відокремлена від апарату Міністерства,що дозволяє звести до мінімуму корупційні ризики. Це рішення робить оборонневідомство на крок ближче до імплементації стандартів та процедур НАТО,сприятиме ефективному використанню бюджетних коштів та скоротить термінипостачання товарів для потреб ЗСУ", - цитує пресслужба міністра оборониУкраїни Олексія Резнікова.</text:p>
      <text:p text:style-name="P4">
В свою чергу заступник міністра оборони Денис Шарапов зазначив, що відтеперцентралізовану закупівлю товарів, робіт та послуг, призначених для виконаннядержавних програм у сфері національної безпеки і <text:a xlink:type="simple" xlink:href="https://www.ukrinform.ua/tag-oborona" text:style-name="Internet_20_link" text:visited-style-name="Visited_20_Internet_20_Link">
</text:a>
 , забезпечуватиме єдина національнаагенція. За його словами, вона у межах передбачених коштів здійснюватимезакупівлі на підставі потреби, яку визначають Збройні Сили України.</text:p>
      <text:p text:style-name="P4">
<text:span text:style-name="T4">
Читайте також:</text:span>
 <text:a xlink:type="simple" xlink:href="https://www.ukrinform.ua/rubric-ato/3710160-urad-zatverdiv-poradok-vikoristanna-kostiv-agencieu-oboronnih-zakupivel.html" text:style-name="Internet_20_link" text:visited-style-name="Visited_20_Internet_20_Link">
 <text:span text:style-name="T4">
Уряд</text:span>
 <text:span text:style-name="T4">
затвердив</text:span>
 <text:span text:style-name="T4">
порядок</text:span>
 <text:span text:style-name="T4">
використання</text:span>
<text:span text:style-name="T4">
коштів</text:span>
 <text:span text:style-name="T4">
Агенцією</text:span>
 <text:span text:style-name="T4">
оборонних</text:span>
 <text:span text:style-name="T4">
закупівель</text:span>
</text:a>
</text:p>
      <text:p text:style-name="P4">
Наразі Міністерство оборони України залучає партнерів із Великої Британії,Норвегії та Агенції НАТО з підтримки та постачання задля допомоги у розбудовімеханізмів роботи Агенції оборонних закупівель та проведення оцінювання навідповідність служби державного замовника стандартам НАТО.</text:p>
      <text:p text:style-name="P4">
Як повідомляв Укрінформ, Президент України Володимир Зеленський підписав <text:a xlink:type="simple" xlink:href="https://www.ukrinform.ua/rubric-polytics/3685391-prezident-pidpisav-zakon-pro-prozorist-v-oboronnih-zakupivlah.html" text:style-name="Internet_20_link" text:visited-style-name="Visited_20_Internet_20_Link">
</text:a>
</text:p>
      <text:p text:style-name="P4">
Source: <text:a xlink:type="simple" xlink:href="https://www.ukrinform.ua/rubric-ato/3713236-oboronni-zakupivli-v-ukraini-perehodat-na-model-derzavcleniv-nato-urad.html" text:style-name="Internet_20_link" text:visited-style-name="Visited_20_Internet_20_Link">
https://www.ukrinform.ua/rubric-ato/3713236-oboronni-zakupivli-v-ukraini-perehodat-na-model-derzavcleniv-nato-urad.html</text:a>
</text:p>
      <!--NEWS-->
      <text:h text:style-name="P10" text:outline-level="1">
<text:span text:style-name="T4">
Світоліна зіграє в основній сітці турніру в Гертогенбосі</text:span>
</text:h>
      <text:p text:style-name="P4">
Authors: Ukrinform (Person)</text:p>
      <text:p text:style-name="P4">
Publisher: Укринформ (Organization)</text:p>
      <text:p text:style-name="P4">
Published Time: 2023-05-23T19:38:41+03:00</text:p>
      <text:p text:style-name="P4">
Modified Time: 2023-05-23T19:38:41+03:00</text:p>
      <text:p text:style-name="P4">
Description: Українка отримала wild card від організаторів. — Укрінформ.</text:p>
      <text:p text:style-name="P4">
Images: ['<text:a xlink:type="simple" xlink:href="https://static.ukrinform.com/photos/2023_05/thumb_files/630_360_1684859828-468.jpg" text:style-name="Internet_20_link" text:visited-style-name="Visited_20_Internet_20_Link">
630_360_16848...</text:a>
']</text:p>
      <text:p text:style-name="P4">
Tags: ['Світоліна', 'Теніс']</text:p>
      <text:p text:style-name="P4">
Type: Article</text:p>
      <!--METADATA-->
      <text:p text:style-name="P4">
<draw:frame draw:style-name="fr1" draw:name="Image154" text:anchor-type="as-char" svg:width="6.9236in" svg:height="3.956343in" draw:z-index="0">
<draw:image xlink:href="../Images/yкринформ/2023-05-23T19-38-41-03-00/630_360_1684859828-468.jpg" xlink:type="simple" xlink:show="embed" xlink:actuate="onLoad" draw:mime-type="image/jpeg"/>
</draw:frame>
 Українкаотримала wild card від організаторів.</text:p>
      <text:p text:style-name="P4">
Еліна Світоліна розпочне трав’яну частину сезону на турнірі WTA 250 унідерландському Гертогенбосі, організатори змагань надали українці wild card восновну сітку, <text:a xlink:type="simple" xlink:href="https://twitter.com/LibemaOpen/status/1660929566381096962" text:style-name="Internet_20_link" text:visited-style-name="Visited_20_Internet_20_Link">
</text:a>
 пресслужбатурніру, передає Укрінформ.</text:p>
      <text:p text:style-name="P4">
Світоліна виступить у Гертогенбосі вперше з 2014 року. Тоді Еліна дійшла до1/4 фіналу турніру.</text:p>
      <text:p text:style-name="P4">
Турнір в Гертогенбосі пройде з 12 по 18 червня.</text:p>
      <text:p text:style-name="P4">
Цього тижня Світоліна виступає на турнірі WTA 250 у Страсбурзі. Українкавийшла до другого кола змагань, обігравши американку Луїзу Чіріко.</text:p>
      <text:p text:style-name="P4">
<text:span text:style-name="T4">
Читайте також:</text:span>
 <text:a xlink:type="simple" xlink:href="https://www.ukrinform.ua/rubric-sports/3712723-vidoma-supernica-svitolinoi-u-drugomu-koli-turniru-wta-u-strasburzi.html" text:style-name="Internet_20_link" text:visited-style-name="Visited_20_Internet_20_Link">
 <text:span text:style-name="T4">
Світоліно</text:span>
 </text:a>
</text:p>
      <text:p text:style-name="P4">
Як повідомляв Укрінформ, Еліна після відновлення кар’єри виграла 5 матчів із11. У рейтингу WTA українка йде на 508-й позиції.</text:p>
      <text:p text:style-name="P4">
Фото: twitter.com/LibemaOpen</text:p>
      <text:p text:style-name="P4">
Source: <text:a xlink:type="simple" xlink:href="https://www.ukrinform.ua/rubric-sports/3713237-svitolina-zigrae-v-osnovnij-sitci-turniru-v-gertogenbosi.html" text:style-name="Internet_20_link" text:visited-style-name="Visited_20_Internet_20_Link">
https://www.ukrinform.ua/rubric-sports/3713237-svitolina-zigrae-v-osnovnij-sitci-turniru-v-gertogenbosi.html</text:a>
</text:p>
      <!--NEWS-->
      <text:h text:style-name="P10" text:outline-level="1">
<text:span text:style-name="T4">
З початку війни за програмою «Доступні кредити» видали вже ₴109 мільярдів – Шмигаль</text:span>
</text:h>
      <text:p text:style-name="P4">
Authors: Ukrinform (Person)</text:p>
      <text:p text:style-name="P4">
Publisher: Укринформ (Organization)</text:p>
      <text:p text:style-name="P4">
Published Time: 2023-05-23T19:41:06+03:00</text:p>
      <text:p text:style-name="P4">
Modified Time: 2023-05-23T19:41:06+03:00</text:p>
      <text:p text:style-name="P4">
Description: У межах програми «Доступні кредити» за час повномасштабної війни було видано 109 млрд грн позик, з яких 1,5 млрд грн – за останній тиждень. — Укрінформ.</text:p>
      <text:p text:style-name="P4">
Images: ['<text:a xlink:type="simple" xlink:href="https://static.ukrinform.com/photos/2021_02/thumb_files/630_360_1613724187-883.jpg" text:style-name="Internet_20_link" text:visited-style-name="Visited_20_Internet_20_Link">
630_360_16137...</text:a>
']</text:p>
      <text:p text:style-name="P4">
Tags: ['Кабмін', 'Гроші', 'Шмигаль', 'Доступні кредити']</text:p>
      <text:p text:style-name="P4">
Type: Article</text:p>
      <!--METADATA-->
      <text:p text:style-name="P4">
<draw:frame draw:style-name="fr1" draw:name="Image155" text:anchor-type="as-char" svg:width="6.9236in" svg:height="3.954646in" draw:z-index="0">
<draw:image xlink:href="../Images/yкринформ/2023-05-23T19-41-06-03-00/630_360_1613724187-883.jpg" xlink:type="simple" xlink:show="embed" xlink:actuate="onLoad" draw:mime-type="image/jpeg"/>
</draw:frame>
 У межахпрограми «Доступні кредити» за час повномасштабної війни було видано 109 млрдгрн позик, з яких 1,5 млрд грн – за останній тиждень.</text:p>
      <text:p text:style-name="P4">
Про це Прем'єр-міністр України Денис Шмигаль  <text:a xlink:type="simple" xlink:href="https://t.me/Denys_Smyhal/5277" text:style-name="Internet_20_link" text:visited-style-name="Visited_20_Internet_20_Link">
</text:a>
 на засіданні уряду, передає Укрінформ.</text:p>
      <text:p text:style-name="P4">
«Зі свого боку активізуємо програми підтримки бізнесу. Пільгові <text:a xlink:type="simple" xlink:href="https://www.ukrinform.ua/tag-kredit" text:style-name="Internet_20_link" text:visited-style-name="Visited_20_Internet_20_Link">
</text:a>
 «5-7-9», безповоротні гранти єРобота,портфельні гарантії. У межах «5-7-9» за час великої війни було видано 109 млрдгрн позик, з яких 1,5 млрд грн – за останній тиждень», - сказав Шмигаль.</text:p>
      <text:p text:style-name="P4">
За його словами, за програмою портфельних гарантій лише за квітень було виданопозик на майже 4 млрд грн. Завдяки грантам єРобота вже створили більше як 4тисячі нових бізнесів. Розширили перелік напрямів використання коштівмікрогрантів та започаткували програму грантів для ветеранів.</text:p>
      <text:p text:style-name="P4">
<text:span text:style-name="T4">
Читайте також:</text:span>
 <text:a xlink:type="simple" xlink:href="https://www.ukrinform.ua/rubric-economy/3689542-programa-dostupni-krediti-579-zapracuvala-dla-pidpriemciv-iz-deokupovanih-teritorij.html" text:style-name="Internet_20_link" text:visited-style-name="Visited_20_Internet_20_Link">
 <text:span text:style-name="T4">
Доступні</text:span>
 <text:span text:style-name="T4">
кредити</text:span>
</text:a>
</text:p>
      <text:p text:style-name="P4">
Прем’єр-міністр також додав те, що КМУ працює над покращенням логістики, бо цезалишається одним із головних викликів для українського бізнесу. Проєкт єЧергадля вантажних автомобілів вже доводить свою ефективність. Майже 25 тисячперетинів кордону завдяки цьому зрозумілому та прозорому інструменту.</text:p>
      <text:p text:style-name="P4">
Як повідомлялося, урядова програма “Доступні кредити 5-7-9%” стартувала 1лютого 2020 року.</text:p>
      <text:p text:style-name="P4">
Source: <text:a xlink:type="simple" xlink:href="https://www.ukrinform.ua/rubric-economy/3713239-z-pocatku-vijni-za-programou-dostupni-krediti-vidali-vze-109-milardiv-smigal.html" text:style-name="Internet_20_link" text:visited-style-name="Visited_20_Internet_20_Link">
https://www.ukrinform.ua/rubric-economy/3713239-z-pocatku-vijni-za-programou-dostupni-krediti-vidali-vze-109-milardiv-smigal.html</text:a>
</text:p>
      <!--NEWS-->
      <text:h text:style-name="P10" text:outline-level="1">
<text:span text:style-name="T4">
Львівська ОВА пропонує заборонити російську мову в українських паспортах – звернулася до ВР</text:span>
</text:h>
      <text:p text:style-name="P4">
Authors: Ukrinform (Person)</text:p>
      <text:p text:style-name="P4">
Publisher: Укринформ (Organization)</text:p>
      <text:p text:style-name="P4">
Published Time: 2023-05-23T19:41:46+03:00</text:p>
      <text:p text:style-name="P4">
Modified Time: 2023-05-23T19:41:46+03:00</text:p>
      <text:p text:style-name="P4">
Description: Львівська ОВА надіслала лист-звернення у Верховну Раду, Офіс Президента та Міністерство внутрішніх справ України, щоб для громадян України, які є власниками паспортів-книжечок, не було вимоги дублювати дані російською. — Укрінформ.</text:p>
      <text:p text:style-name="P4">
Images: ['<text:a xlink:type="simple" xlink:href="https://static.ukrinform.com/photos/2019_12/thumb_files/630_360_1576666521-614.jpg" text:style-name="Internet_20_link" text:visited-style-name="Visited_20_Internet_20_Link">
630_360_15766...</text:a>
']</text:p>
      <text:p text:style-name="P4">
Tags: ['Депутат', 'Львівщина', 'Паспорт', 'Заборона', 'Верховна Рада', 'Російська мова']</text:p>
      <text:p text:style-name="P4">
Type: Article</text:p>
      <!--METADATA-->
      <text:p text:style-name="P4">
<draw:frame draw:style-name="fr1" draw:name="Image156" text:anchor-type="as-char" svg:width="6.9236in" svg:height="3.956343in" draw:z-index="0">
<draw:image xlink:href="../Images/yкринформ/2023-05-23T19-41-46-03-00/630_360_1576666521-614.jpg" xlink:type="simple" xlink:show="embed" xlink:actuate="onLoad" draw:mime-type="image/jpeg"/>
</draw:frame>
 ЛьвівськаОВА надіслала лист-звернення у Верховну Раду, Офіс Президента та Міністерствовнутрішніх справ України, щоб для громадян України, які є власникамипаспортів-книжечок, не було вимоги дублювати дані російською.</text:p>
      <text:p text:style-name="P4">
Про це в <text:a xlink:type="simple" xlink:href="https://t.me/kozytskyy_maksym_official/8329" text:style-name="Internet_20_link" text:visited-style-name="Visited_20_Internet_20_Link">
 </text:a>
 повідомив начальникЛьвівської ОВА Максим Козицький, передає Укрінформ.</text:p>
      <text:p text:style-name="P4">
«Російської мови не має бути у паспортах українців! Уже 9 років pociя зазіхаєна територіальну цілісність та суверенітет нашої держави. 15 місяців триваєповномасштабна війна. Гинуть найкращі сини та доньки України. Гинуть діти. Підобстрілами наші міста й села. А в <text:a xlink:type="simple" xlink:href="https://www.ukrinform.ua/tag-pasport" text:style-name="Internet_20_link" text:visited-style-name="Visited_20_Internet_20_Link">
 </text:a>
українців досі є дублювання інформації мовою агресора. Це питання більшевідкладати не можна», - написа Козицький.</text:p>
      <text:p text:style-name="P4">
Відтак сьогодні, 23 травня, Львівська ОВА надіслала лист-звернення у ВерховнуРаду України, Офіс Президента та Міністерство внутрішніх справ України, щобдля громадян України, які є власниками паспортів-книжечок, не було вимогидублювати свої персональні дані «нарєчієм» агресора на звороті при вклеюваннінової фотокартки чи виготовленні паперового паспорта.</text:p>
      <text:p text:style-name="P4">
<text:span text:style-name="T4">
Читайте також:</text:span>
 <text:a xlink:type="simple" xlink:href="https://www.ukrinform.ua/rubric-society/3680657-riven-vzivanna-rosijskoi-movi-u-2022-roci-znizivsa-majze-na-10.html" text:style-name="Internet_20_link" text:visited-style-name="Visited_20_Internet_20_Link">
 </text:a>
</text:p>
      <text:p text:style-name="P4">
«Сподіваємося на підтримку як від інших областей, так і на державному рівні»,- додав начальник ОВА.</text:p>
      <text:p text:style-name="P4">
Як повідомляв Укрінформ, у висновку третього Річного звіту Уповноваженого іззахисту державної мови про стан дотримання Закону України "Про забезпеченняфункціонування української мови як державної", який був оприлюднений 30квітня, зазначено, що <text:a xlink:type="simple" xlink:href="https://www.ukrinform.ua/rubric-society/3703157-ukraina-v-umovah-voennogo-stanu-zrobila-znacnij-postup-nazustric-derzavnij-movi.html" text:style-name="Internet_20_link" text:visited-style-name="Visited_20_Internet_20_Link">
 </text:a>
 , а динаміка і характер змін у 2022 роцідозволяють говорити про запуск стрімкої “самоукраїнізації” суспільства.</text:p>
      <text:p text:style-name="P4">
Source: <text:a xlink:type="simple" xlink:href="https://www.ukrinform.ua/rubric-regions/3713240-lvivska-ova-proponue-zaboroniti-rosijsku-movu-v-ukrainskih-pasportah-zvernulasa-do-vr.html" text:style-name="Internet_20_link" text:visited-style-name="Visited_20_Internet_20_Link">
https://www.ukrinform.ua/rubric-regions/3713240-lvivska-ova-proponue-zaboroniti-rosijsku-movu-v-ukrainskih-pasportah-zvernulasa-do-vr.html</text:a>
</text:p>
      <!--NEWS-->
      <text:h text:style-name="P10" text:outline-level="1">
<text:span text:style-name="T4">
Всесвітня федерація тхеквондо допустила на чемпіонат світу у Баку 23 атлети з Росії та Білорусі</text:span>
</text:h>
      <text:p text:style-name="P4">
Authors: Ukrinform (Person)</text:p>
      <text:p text:style-name="P4">
Publisher: Укринформ (Organization)</text:p>
      <text:p text:style-name="P4">
Published Time: 2023-05-23T19:45:45+03:00</text:p>
      <text:p text:style-name="P4">
Modified Time: 2023-05-23T19:45:45+03:00</text:p>
      <text:p text:style-name="P4">
Description: Вони виступатимуть у нейтральному статусі. — Укрінформ.</text:p>
      <text:p text:style-name="P4">
Images: ['<text:a xlink:type="simple" xlink:href="https://static.ukrinform.com/photos/2023_05/thumb_files/630_360_1684860201-224.jpeg" text:style-name="Internet_20_link" text:visited-style-name="Visited_20_Internet_20_Link">
630_360_16848...</text:a>
']</text:p>
      <text:p text:style-name="P4">
Tags: ['тхеквондо']</text:p>
      <text:p text:style-name="P4">
Type: Article</text:p>
      <!--METADATA-->
      <text:p text:style-name="P4">
<draw:frame draw:style-name="fr1" draw:name="Image157" text:anchor-type="as-char" svg:width="6.9236in" svg:height="3.956343in" draw:z-index="0">
<draw:image xlink:href="../Images/yкринформ/2023-05-23T19-45-45-03-00/630_360_1684860201-224.jpeg" xlink:type="simple" xlink:show="embed" xlink:actuate="onLoad" draw:mime-type="image/jpeg"/>
</draw:frame>
 Вонивиступатимуть у нейтральному статусі.</text:p>
      <text:p text:style-name="P4">
Всесвітня федерація тхеквондо (World Taekwondo) допустила 23 спортсмени зРосії та Білорусі на чемпіонат світу-2023 у нейтральному статусі, <text:a xlink:type="simple" xlink:href="http://www.worldtaekwondo.org/wtnews/view.html" text:style-name="Internet_20_link" text:visited-style-name="Visited_20_Internet_20_Link">
</text:a>
пресслужба організації, передає Укрінформ.</text:p>
      <text:p text:style-name="P4">
Світова першість з тхеквондо у 2023 році відбудеться з 29 травня по 6 червня уБаку. Цей турнір стане першим для росіян та білорусів після того, як федераціядопустила їх до змагань під своєю егідою у нейтральному статусі.</text:p>
      <text:p text:style-name="P4">
Через допуск атлетів з Росії та Білорусі у чемпіонаті світу в Азербайджані невізьме участь збірна України. «Синьо-жовті» пропустять змагання попри те, щотурнір є рейтинговим у відборі на Олімпійські ігри 2024 року.</text:p>
      <text:p text:style-name="P4">
Всесвітня федерація тхеквондо не допустила до світової першості двох атлетів.Як зазначила у своїй заяві керівна організація, кандидатури спортсменіввідхилили через невідповідність критеріям нейтральності. Ймовірно, цеолімпійські чемпіони Токіо – Максим Храмцов та Владислав Ларін.</text:p>
      <text:p text:style-name="P4">
«23 спортсмени були попередньо допущені до чемпіонату світу в якостііндивідуальних нейтральних спортсменів (AIN) після завершення триетапногопроцесу перевірки, встановленого Всесвітньою радою з тхеквондо 3 квітня. Післяприбуття в Баку вони повинні будуть підписати декларацію про повне дотриманняумов участі. Заявки двох спортсменів були відхилена після того, як Комісіявизначила, що вони не відповідають критеріям допуску», – йдеться у заяві WorldTaekwondo.</text:p>
      <text:p text:style-name="P4">
<text:span text:style-name="T4">
Читайте також:</text:span>
 <text:a xlink:type="simple" xlink:href="https://www.ukrinform.ua/rubric-sports/3691055-sportsmeniv-rf-ta-bilorusi-dopustat-na-cs2023-z-thekvondo.html" text:style-name="Internet_20_link" text:visited-style-name="Visited_20_Internet_20_Link">
 <text:span text:style-name="T4">
тхеквондо</text:span>
 </text:a>
</text:p>
      <text:p text:style-name="P4">
За підсумками змагань у Баку топ-5 найкращих тхеквондистів у кожній ваговійкатегорії відбиратимуться на Олімпіаду-2024. Решта визначиться укваліфікаційних турнірах, що відбудуться перед Іграми у Парижі.</text:p>
      <text:p text:style-name="P4">
Фото: Getty Omages</text:p>
      <text:p text:style-name="P4">
Source: <text:a xlink:type="simple" xlink:href="https://www.ukrinform.ua/rubric-sports/3713241-vsesvitna-federacia-thekvondo-dopustila-na-cempionat-svitu-u-baku-23-atleti-z-rosii-ta-bilorusi.html" text:style-name="Internet_20_link" text:visited-style-name="Visited_20_Internet_20_Link">
https://www.ukrinform.ua/rubric-sports/3713241-vsesvitna-federacia-thekvondo-dopustila-na-cempionat-svitu-u-baku-23-atleti-z-rosii-ta-bilorusi.html</text:a>
</text:p>
      <!--NEWS-->
      <text:h text:style-name="P10" text:outline-level="1">
<text:span text:style-name="T4">
Військові РФ відмовляються їхати на передову навіть під страхом отримати статтю – ГУР</text:span>
</text:h>
      <text:p text:style-name="P4">
Authors: Ukrinform (Person)</text:p>
      <text:p text:style-name="P4">
Publisher: Укринформ (Organization)</text:p>
      <text:p text:style-name="P4">
Published Time: 2023-05-23T19:50:00+03:00</text:p>
      <text:p text:style-name="P4">
Modified Time: 2023-05-23T19:50:00+03:00</text:p>
      <text:p text:style-name="P4">
Description: Російські військові відмовляються висуватися на передову навіть під страхом отримати за це статтю. — Укрінформ.</text:p>
      <text:p text:style-name="P4">
Images: ['<text:a xlink:type="simple" xlink:href="https://static.ukrinform.com/photos/2023_05/thumb_files/630_360_1683785694-269.jpg" text:style-name="Internet_20_link" text:visited-style-name="Visited_20_Internet_20_Link">
630_360_16837...</text:a>
']</text:p>
      <text:p text:style-name="P4">
Tags: ['Перехоплення', 'Розвідка', 'Російські військові', 'Війна з Росією']</text:p>
      <text:p text:style-name="P4">
Type: Article</text:p>
      <!--METADATA-->
      <text:p text:style-name="P4">
<draw:frame draw:style-name="fr1" draw:name="Image158" text:anchor-type="as-char" svg:width="6.9236in" svg:height="3.956343in" draw:z-index="0">
<draw:image xlink:href="../Images/yкринформ/2023-05-23T19-50-00-03-00/630_360_1683785694-269.jpg" xlink:type="simple" xlink:show="embed" xlink:actuate="onLoad" draw:mime-type="image/jpeg"/>
</draw:frame>
 Російськівійськові відмовляються висуватися на передову навіть під страхом отримати заце статтю.</text:p>
      <text:p text:style-name="P4">
Про це йдеться у аудіозаписі військового Росії зі знайомою жінкою, якийопублікувала у <text:a xlink:type="simple" xlink:href="https://gur.gov.ua/content/v-p-zdorez-nas-otpravliaiut-realnyi-nashy-yzvyny-menia-try-snariada-a-u-nykh.html" text:style-name="Internet_20_link" text:visited-style-name="Visited_20_Internet_20_Link">
 </text:a>
 пресслужба Головногоуправління розвідки Міноборони, передає Укрінформ.</text:p>
      <text:p text:style-name="P4">
«Хто не хоче підписувати, іти – то оголошують «500-м», вивозять у місто, тампрокуратура. Я кажу: «Мені все одно, я нічого підписувати не буду». Нехайвикликають…», - наголосив він.</text:p>
      <text:p text:style-name="P4">
За словами росіянина, їх відправляють у місця з дуже складною обстановкою.</text:p>
      <text:p text:style-name="P4">
<text:span text:style-name="T5">
Джерело: Головне управління розвідки МО України</text:span>
</text:p>
      <text:p text:style-name="P4">
«Ось наш бліндаж у полі, ось їхній (українців – ред.) у 40 метрах. У них лісіде, у нас – посадка. Але наші, вибач мене, 3 снаряди (випускають – ред.), а уних - як під’їжджають і б’ють!. Учора двоє 300-х у «Барса» було – якдобровольці, ось», - зазначив військовий РФ.</text:p>
      <text:p text:style-name="P4">
<text:span text:style-name="T4">
Читайте також:</text:span>
 <text:a xlink:type="simple" xlink:href="https://www.ukrinform.ua/rubric-ato/3711960-na-luganskomu-napramku-vorog-za-nic-vbiv-ne-mens-ak-400-civilnih-perehoplenna.html" text:style-name="Internet_20_link" text:visited-style-name="Visited_20_Internet_20_Link">
 <text:span text:style-name="T4">
перехоплення</text:span>
 </text:a>
</text:p>
      <text:p text:style-name="P4">
У ГУР запевняють, що за кожний воєнний злочин, здійснений проти України, будесправедлива відплата.</text:p>
      <text:p text:style-name="P4">
Як повідомлялося, начальник Головного управління розвідки Міністерства оборониУкраїни генерал-майор Кирило Буданов закликав російських військовослужбовціврятувати свої життя, здаючись у полон через проєкт «Хочу жить».</text:p>
      <text:p text:style-name="P4">
Source: <text:a xlink:type="simple" xlink:href="https://www.ukrinform.ua/rubric-ato/3713245-vijskovi-rf-vidmovlautsa-ihati-na-peredovu-navit-pid-strahom-otrimati-stattu-gur.html" text:style-name="Internet_20_link" text:visited-style-name="Visited_20_Internet_20_Link">
https://www.ukrinform.ua/rubric-ato/3713245-vijskovi-rf-vidmovlautsa-ihati-na-peredovu-navit-pid-strahom-otrimati-stattu-gur.html</text:a>
</text:p>
      <!--NEWS-->
      <text:h text:style-name="P10" text:outline-level="1">
<text:span text:style-name="T4">
Росія може заборонити експорт бензину, аби уникнути дефіциту – Reuters</text:span>
</text:h>
      <text:p text:style-name="P4">
Authors: Ukrinform (Person)</text:p>
      <text:p text:style-name="P4">
Publisher: Укринформ (Organization)</text:p>
      <text:p text:style-name="P4">
Published Time: 2023-05-23T19:55:00+03:00</text:p>
      <text:p text:style-name="P4">
Modified Time: 2023-05-23T19:55:00+03:00</text:p>
      <text:p text:style-name="P4">
Description: Російський уряд розглядає заборону експорту бензину, щоб запобігти внутрішньому дефіциту палива та зростанню цін після рішення про скорочення субсидій для НПЗ. — Укрінформ.</text:p>
      <text:p text:style-name="P4">
Images: ['<text:a xlink:type="simple" xlink:href="https://static.ukrinform.com/photos/2023_05/thumb_files/630_360_1684860808-642.jpg" text:style-name="Internet_20_link" text:visited-style-name="Visited_20_Internet_20_Link">
630_360_16848...</text:a>
']</text:p>
      <text:p text:style-name="P4">
Tags: ['Бензин', 'Експорт', 'Заборона', 'Росія']</text:p>
      <text:p text:style-name="P4">
Type: Article</text:p>
      <!--METADATA-->
      <text:p text:style-name="P4">
<draw:frame draw:style-name="fr1" draw:name="Image159" text:anchor-type="as-char" svg:width="6.9236in" svg:height="3.956343in" draw:z-index="0">
<draw:image xlink:href="../Images/yкринформ/2023-05-23T19-55-00-03-00/630_360_1684860808-642.jpg" xlink:type="simple" xlink:show="embed" xlink:actuate="onLoad" draw:mime-type="image/jpeg"/>
</draw:frame>
 Російськийуряд розглядає заборону експорту бензину, щоб запобігти внутрішньому дефіцитупалива та зростанню цін після рішення про скорочення субсидій для НПЗ.</text:p>
      <text:p text:style-name="P4">
Як передає Укрінформ, про це повідомляє <text:a xlink:type="simple" xlink:href="https://www.reuters.com/business/energy/russia-considers-gasoline-export-ban-sources-say-2023-05-23/" text:style-name="Internet_20_link" text:visited-style-name="Visited_20_Internet_20_Link">
</text:a>
 із посиланням на співрозмовників у профільнійгалузі й уряду.</text:p>
      <text:p text:style-name="P4">
Європейський Союз ввів заборону на імпорт російських нафтопродуктів, включаючидизельне паливо та мазут, з початку лютого, але Росія збільшила експортбензину майже на 50% у порівнянні з аналогічним періодом минулого року впершому кварталі, доставляючи вантажі безпосередньо в Африку.</text:p>
      <text:p text:style-name="P4">
Джерела також повідомили, що уряд може збільшити обсяги обов'язкового продажубензину на біржі.</text:p>
      <text:p text:style-name="P4">
Зазначається, що Міністерство фінансів Росії планує з липня вдвічі скоротитисубсидії нафтопереробникам, щоб поповнити дефіцитну державну скарбницю.</text:p>
      <text:p text:style-name="P4">
Ціни на бензин у росії почали рости з початку квітня.</text:p>
      <text:p text:style-name="P4">
Дані Reuters показують, що середня оптова ціна на паливо АІ-92, якийнайчастіше використовується в Росії, цього місяця досягла найвищого рівня зосені 2021 року.</text:p>
      <text:p text:style-name="P4">
<text:span text:style-name="T4">
Читайте також:</text:span>
 <text:a xlink:type="simple" xlink:href="https://www.ukrinform.ua/rubric-economy/3707866-import-rosijskoi-nafti-v-indiu-torik-zris-majze-udesatero-bbc.html" text:style-name="Internet_20_link" text:visited-style-name="Visited_20_Internet_20_Link">
 </text:a>
</text:p>
      <text:p text:style-name="P4">
Оптова ціна на якісніший бензин АІ-95 у травні досягла рекордної позначки в 60436 рублів ($777,60) за тонну.</text:p>
      <text:p text:style-name="P4">
Джерела в галузі заявили, що російський експорт бензину в квітні та травністановив близько 200 000 тонн на місяць, що нижче від 600 000 тонн до 700 000тонн взимку. Внутрішнє споживання бензину в Росії становить близько 3мільйонів тонн на місяць.</text:p>
      <text:p text:style-name="P4">
Як повідомляв Укрінформ, через введення ембарго на <text:a xlink:type="simple" xlink:href="https://www.ukrinform.ua/tag-nafta" text:style-name="Internet_20_link" text:visited-style-name="Visited_20_Internet_20_Link">
</text:a>
 та зниження прайс-кепів Росія втратила40 млрд доларів від річного бюджету.</text:p>
      <text:p text:style-name="P4">
Source: <text:a xlink:type="simple" xlink:href="https://www.ukrinform.ua/rubric-economy/3713256-rosia-moze-zaboroniti-eksport-benzinu-abi-uniknuti-deficitu-reuters.html" text:style-name="Internet_20_link" text:visited-style-name="Visited_20_Internet_20_Link">
https://www.ukrinform.ua/rubric-economy/3713256-rosia-moze-zaboroniti-eksport-benzinu-abi-uniknuti-deficitu-reuters.html</text:a>
</text:p>
      <!--NEWS-->
      <text:h text:style-name="P10" text:outline-level="1">
<text:span text:style-name="T4">
Міністри культури України, Польщі та Литви підписали декларацію «Люблінського трикутника»</text:span>
</text:h>
      <text:p text:style-name="P4">
Authors: Ukrinform (Person)</text:p>
      <text:p text:style-name="P4">
Publisher: Укринформ (Organization)</text:p>
      <text:p text:style-name="P4">
Published Time: 2023-05-23T19:57:00+03:00</text:p>
      <text:p text:style-name="P4">
Modified Time: 2023-05-23T19:57:00+03:00</text:p>
      <text:p text:style-name="P4">
Description: Міністр культури України Олександр Ткаченко зі своїми колегами з Польщі та Литви Пьотром Глінським і Сімонасом Кайрісом підписали декларацію "Люблінського трикутника". — Укрінформ.</text:p>
      <text:p text:style-name="P4">
Images: ['<text:a xlink:type="simple" xlink:href="https://static.ukrinform.com/photos/2023_05/thumb_files/630_360_1684860931-191.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093-498.jpg" text:style-name="Internet_20_link" text:visited-style-name="Visited_20_Internet_20_Link">
1684861093-49...</text:a>
']</text:p>
      <text:p text:style-name="P4">
Tags: ['Ткаченко', 'МКІП ', 'Люблінський трикутник']</text:p>
      <text:p text:style-name="P4">
Type: Article</text:p>
      <!--METADATA-->
      <text:p text:style-name="P4">
<draw:frame draw:style-name="fr1" draw:name="Image160" text:anchor-type="as-char" svg:width="6.9236in" svg:height="3.956343in" draw:z-index="0">
<draw:image xlink:href="../Images/yкринформ/2023-05-23T19-57-00-03-00/630_360_1684860931-191.jpg" xlink:type="simple" xlink:show="embed" xlink:actuate="onLoad" draw:mime-type="image/jpeg"/>
</draw:frame>
 Міністркультури України Олександр Ткаченко зі своїми колегами з Польщі та ЛитвиПьотром Глінським і Сімонасом Кайрісом підписали декларацію "Люблінськоготрикутника".</text:p>
      <text:p text:style-name="P4">
Як передає Укрінформ, про це Ткаченко повідомляє у <text:a xlink:type="simple" xlink:href="https://t.me/otkachenkokyiv/3617" text:style-name="Internet_20_link" text:visited-style-name="Visited_20_Internet_20_Link">
</text:a>
 .</text:p>
      <text:p text:style-name="P4">
<draw:frame draw:style-name="fr1" draw:name="Image161" text:anchor-type="as-char" svg:width="6.9236in" svg:height="5.1927in" draw:z-index="0">
<draw:image xlink:href="../Images/yкринформ/2023-05-23T19-57-00-03-00/1684861092-396.jpg" xlink:type="simple" xlink:show="embed" xlink:actuate="onLoad" draw:mime-type="image/jpeg"/>
</draw:frame>
</text:p>
      <text:p text:style-name="P4">
"З перших днів війни наша дружба та партнерство стають міцнішими. Сьогодні мипідписали декларацію "Люблінського трикутника", де вкотре зазначили згодапідписантів підтримувати Україну в різних міжнародних форматах для захисту її<text:a xlink:type="simple" xlink:href="https://www.ukrinform.ua/tag-kultura" text:style-name="Internet_20_link" text:visited-style-name="Visited_20_Internet_20_Link">
 </text:a>
 спадщини та цінностей, здійснюватиобмін знаннями, надавати підтримку українським митцям та культурним фахівцям,сприяти відновленню України та створенню Європейського фонду для захисту тавідновлення культурного та креативного сектору", - зазначив Ткаченко.</text:p>
      <text:p text:style-name="P4">
<draw:frame draw:style-name="fr1" draw:name="Image162" text:anchor-type="as-char" svg:width="6.9236in" svg:height="4.609323in" draw:z-index="0">
<draw:image xlink:href="../Images/yкринформ/2023-05-23T19-57-00-03-00/1684861093-498.jpg" xlink:type="simple" xlink:show="embed" xlink:actuate="onLoad" draw:mime-type="image/jpeg"/>
</draw:frame>
</text:p>
      <text:p text:style-name="P4">
За його словами, це партнерство справді історичне.</text:p>
      <text:p text:style-name="P4">
"Якщо потрібно спільно воювати за інтереси України, я знаю, до когозвернутися", - підкреслив міністр.</text:p>
      <text:p text:style-name="P4">
<text:span text:style-name="T4">
Читайте також:</text:span>
 <text:a xlink:type="simple" xlink:href="https://www.ukrinform.ua/rubric-culture/3713169-tkacenko-proviv-zustric-iz-kolegami-u-formati-lublinskogo-trikutnika.html" text:style-name="Internet_20_link" text:visited-style-name="Visited_20_Internet_20_Link">
 <text:span text:style-name="T4">
Ткаченко</text:span>
 </text:a>
</text:p>
      <text:p text:style-name="P4">
Як повідомляв Укрінформ, за словами Ткаченка, <text:a xlink:type="simple" xlink:href="https://www.ukrinform.ua/rubric-culture/3712044-programa-vidnovlenna-ukraini-stosuvatimetsa-j-kulturnoi-spadsini-tkacenko.html" text:style-name="Internet_20_link" text:visited-style-name="Visited_20_Internet_20_Link">
</text:a>
 .</text:p>
      <text:p text:style-name="P4">
<text:span text:style-name="T5">
Фото: Олександр Ткаченко, Телеграм</text:span>
</text:p>
      <text:p text:style-name="P4">
Source: <text:a xlink:type="simple" xlink:href="https://www.ukrinform.ua/rubric-culture/3713248-ministri-kulturi-ukraini-polsi-ta-litvi-pidpisali-deklaraciu-lublinskogo-trikutnika.html" text:style-name="Internet_20_link" text:visited-style-name="Visited_20_Internet_20_Link">
https://www.ukrinform.ua/rubric-culture/3713248-ministri-kulturi-ukraini-polsi-ta-litvi-pidpisali-deklaraciu-lublinskogo-trikutnika.html</text:a>
</text:p>
      <!--NEWS-->
      <text:h text:style-name="P10" text:outline-level="1">
<text:span text:style-name="T4">
Розпочався набір у програму «СпортАмбасадори» серед ветеранів</text:span>
</text:h>
      <text:p text:style-name="P4">
Author: ['АРМІЯINFORM']</text:p>
      <text:p text:style-name="P4">
Time: 2023-05-23T20:00:00-04:00</text:p>
      <text:p text:style-name="P4">
Description: Програма несе важливу місію — допомогти ветеранам та ветеранкам відновитися через спор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57879_933583151201537_6525090912773528693_n-3.jpg" text:style-name="Internet_20_link" text:visited-style-name="Visited_20_Internet_20_Link">
348657879_933583151201537_6525090912773528693_n-3.jpg</text:a>
']</text:p>
      <text:p text:style-name="P4">
Tags: ['INVICTUS GAMES', 'СПОРТИВНИЙ АМБАСАДОР']</text:p>
      <text:p text:style-name="P4">
Category: News</text:p>
      <!--METADATA-->
      <text:p text:style-name="P4">
<draw:frame draw:style-name="fr1" draw:name="Image163" text:anchor-type="as-char" svg:width="6.9236in" svg:height="4.155321in" draw:z-index="0">
<draw:image xlink:href="../Images/AРМІЯINFORM/2023-05-23T20-00-00-04-00/348657879_933583151201537_6525090912773528693_n-3.jpg" xlink:type="simple" xlink:show="embed" xlink:actuate="onLoad" draw:mime-type="image/jpeg"/>
</draw:frame>
</text:p>
      <text:p text:style-name="P4">
Програма несе важливу місію — допомогти ветеранам та ветеранкам відновитисячерез спорт, знайти своє місце у мирному житті та реалізовувати власні цілі. Ідосягти цього буде можна завдяки спортивним амбасадорам.</text:p>
      <text:p text:style-name="P4">
Про це йдеться у<text:a xlink:type="simple" xlink:href="https://www.facebook.com/InvictusGamesTeamUkraine/posts/pfbid0YXfFMuxXpknn7gpZYFXskAaRPnUG94fsGUfoDbwDDZrZasnQvQTxFo2kET7xYq1Nl" text:style-name="Internet_20_link" text:visited-style-name="Visited_20_Internet_20_Link">
повідомленні</text:a>
розміщеному на сторінці Invictus Games: Team Ukraine у Facebook.</text:p>
      <text:p text:style-name="P4">
Набір триватиме з 22 травня по 18 червня. У програму «СпортАмбасадори» будутьвідібрані 20 активних та вмотивованих ветеранів. Під час навчання спортивніамбасадори здобудуть навички лідерства, менторства, ораторського мистецтва,адаптивної спортивної підготовки та психологічної підтримки.</text:p>
      <text:p text:style-name="P4">
«Що ветерани отримають після участі у програмі? Особисте зростання таможливість допомагати іншим. Зможуть стати кращим публічним спікером,наставником, лідером, членом збірної Invictus Games чи тренером адаптивнихвидів спорту для ветеранів. Почніть із лідерства у спорті. А після закінченняпрограми вони зможуть втілювати свої проєкти, свої ініціативи та створюватикраїну, яку хочуть!», — зазначається у повідомленні.</text:p>
      <text:p text:style-name="P4">
Бажаючим стати «Спортивними амбасадорами» необхідно заповнити анкетуперейшовши за <text:a xlink:type="simple" xlink:href="https://savelife.in.ua/sport-ambassadors/" text:style-name="Internet_20_link" text:visited-style-name="Visited_20_Internet_20_Link">
посиланням</text:a>
.</text:p>
      <text:p text:style-name="P4">
Проєкт реалізує БФ «Повернись живим» за підтримки Посольства США в Україні.</text:p>
      <text:p text:style-name="P4">
Source: <text:a xlink:type="simple" xlink:href="https://armyinform.com.ua/2023/05/23/rozpochavsya-nabir-u-programu-sportambasadory-sered-veteraniv/" text:style-name="Internet_20_link" text:visited-style-name="Visited_20_Internet_20_Link">
https://armyinform.com.ua/2023/05/23/rozpochavsya-nabir-u-programu-sportambasadory-sered-veteraniv/</text:a>
</text:p>
      <!--NEWS-->
      <text:h text:style-name="P10" text:outline-level="1">
<text:span text:style-name="T4">
Обмеження експорту української агропродукції протирічить Угоді про асоціацію - німецькі експерти</text:span>
</text:h>
      <text:p text:style-name="P4">
Authors: Ukrinform (Person)</text:p>
      <text:p text:style-name="P4">
Publisher: Укринформ (Organization)</text:p>
      <text:p text:style-name="P4">
Published Time: 2023-05-23T20:01:00+03:00</text:p>
      <text:p text:style-name="P4">
Modified Time: 2023-05-23T20:01:00+03:00</text:p>
      <text:p text:style-name="P4">
Description: Протекціоністські заходи низьки європейських країн щодо транспортування української агропродукції вдарили як по Україні, так і по міжнародній продовольчій безпеці.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Євросоюз', 'Україна', 'Угода', 'Агропродукція']</text:p>
      <text:p text:style-name="P4">
Type: Article</text:p>
      <!--METADATA-->
      <text:p text:style-name="P4">
<draw:frame draw:style-name="fr1" draw:name="Image164" text:anchor-type="as-char" svg:width="6.9236in" svg:height="3.956343in" draw:z-index="0">
<draw:image xlink:href="../Images/yкринформ/2023-05-23T20-01-00-03-00/630_360_1680511197-485.jpg" xlink:type="simple" xlink:show="embed" xlink:actuate="onLoad" draw:mime-type="image/jpeg"/>
</draw:frame>
Протекціоністські заходи низьки європейських країн щодо транспортуванняукраїнської агропродукції вдарили як по Україні, так і по міжнароднійпродовольчій безпеці.</text:p>
      <text:p text:style-name="P4">
Такого висновку дійшли експерти Німецької економічної групи, яка консультуєукраїнський уряд, передає Укрінформ.</text:p>
      <text:p text:style-name="P4">
«Надійний сухопутний транзитний коридор без перешкод є вирішальним не тількидля України, але й для міжнародної продовольчої безпеки. Нарешті, це політичнепитання продовжуватиме відігравати важливу роль у процесі вступу України вЄС», - зазначається в аналітичній записці.</text:p>
      <text:p text:style-name="P4">
Експерти нагадують, що у квітні цього року український агропродовольчийекспорт отримав серйозний удар: Польща, Угорщина, Словаччина та Болгаріязаборонили ввезення з України зернових, олійних культур та багатьох іншихпродуктів харчування до кінця червня. Крім того, Польща заборонила транзит.</text:p>
      <text:p text:style-name="P4">
«Односторонні та раптові рішення щодо заборони імпорту та транзиту неузгоджуються з Угодою про асоціацію між Україною та ЄС та нормами спільногоринку ЄС і СОТ», - підкреслюють експерти.</text:p>
      <text:p text:style-name="P4">
<text:span text:style-name="T4">
Читайте також:</text:span>
 <text:a xlink:type="simple" xlink:href="https://www.ukrinform.ua/rubric-economy/3711996-u-razi-rozblokuvanna-portiv-mikolaeva-ukraina-zmoze-zbilsiti-eksport-zerna-vdvici-solskij.html" text:style-name="Internet_20_link" text:visited-style-name="Visited_20_Internet_20_Link">
 <text:span text:style-name="T4">
зерна</text:span>
 </text:a>
</text:p>
      <text:p text:style-name="P4">
Важливо, що ЄС ввів заборони не лише на пшеницю та кукурудзу, на які діютьтарифні квоти (TRQ) згідно з Угодою про асоціацію. Але цей захід такожстосується насіння ріпаку та соняшнику, які вже багато років користуютьсябезмитними режимами з ЄС.</text:p>
      <text:p text:style-name="P4">
Після двох тижнів консультацій Європейська комісія оголосила про заміну циходносторонніх заборон винятковими тимчасовими (до 5 червня) превентивнимизаходами ЄС, які забороняють імпорт пшениці, кукурудзи, ріпаку та насіннясоняшнику до п’яти держав-членів ЄС, включаючи Румунію, але не транзит.</text:p>
      <text:p text:style-name="P4">
Заборона ЄС охоплює 0,4 млрд доларів місячного експорту України (близькотретини загального експорту цієї продукції Україною), у квітні українськийагропродовольчий експорт до чотирьох країн, які ввели заборони, впав на 68% -до 0,1 млрд доларів.</text:p>
      <text:p text:style-name="P4">
Переорієнтація України на інші країни призвела до нових затримок і додатковихвитрат, йдеться у висновках, зауважують експерти.</text:p>
      <text:p text:style-name="P4">
Втім, рішення ЄС не вирішило торговельної невизначеності. Країни вже закликалирозширити обсяг і тривалість обмежень, тоді як інші країни-члени ЄСвисловлюють стурбованість щодо наслідків для вільної торгівлі товарами навнутрішньому ринку ЄС.</text:p>
      <text:p text:style-name="P4">
<text:span text:style-name="T4">
Читайте також:</text:span>
 <text:a xlink:type="simple" xlink:href="https://www.ukrinform.ua/rubric-economy/3711004-agrarni-asociacii-prosat-es-rozblokuvati-eksport-ukrainskoi-silgospprodukcii.html" text:style-name="Internet_20_link" text:visited-style-name="Visited_20_Internet_20_Link">
 </text:a>
</text:p>
      <text:p text:style-name="P4">
21 квітня транзит через Польщу був відновлений. Однак були висунуті додатковівимоги, зокрема конвої та GPS-трекери. Українські експортери повідомили протриваючі затримки транзиту та великі черги на кордоні. Крім того, експорт,який потребував перевантаження або очікування в портах, залишався складним.</text:p>
      <text:p text:style-name="P4">
Нагадаємо, приводом для заборони стали протести фермерів і необхідністьзапобігти збоям на ринку та збитку виробникам, які страждають від низьких цінна тлі активізації <text:a xlink:type="simple" xlink:href="https://www.ukrinform.ua/tag-eksport" text:style-name="Internet_20_link" text:visited-style-name="Visited_20_Internet_20_Link">
 </text:a>
 зерна з України врамках Ініціативи ЄС щодо автономних торговельних заходів та «шляхівсолідарності».</text:p>
      <text:p text:style-name="P4">
Дійсно, фізичні обсяги українського імпорту в ЄС подвоїлися з 7,9 млн тонн у2021 році до 16,0 млн тонн у 2022 році. Одна третина додаткового імпортуприпадає на п’ять сусідніх країн, при цьому Польща імпортувала додатково 2,4млн тонн у 2022 році порівняно з 2021 роком, за нею йде Румунія та Угорщина(по +1,3 млн т).</text:p>
      <text:p text:style-name="P4">
«Однак вплив цього припливу зерна на ринки сусідніх країн неочевидний», -стверджують економісти. Ринкові ціни на зерно впали у перші місяці 2023 рокупорівняно з піком навесні 2022 року, але так і залишилися значно вищими задовоєнний рівень.</text:p>
      <text:p text:style-name="P4">
<text:span text:style-name="T4">
Читайте також:</text:span>
 <text:a xlink:type="simple" xlink:href="https://www.ukrinform.ua/rubric-economy/3697156-so-robiti-abi-pitanna-zernovogo-eksportu-ne-rozsvarilo-nas-iz-susidami.html" text:style-name="Internet_20_link" text:visited-style-name="Visited_20_Internet_20_Link">
 </text:a>
</text:p>
      <text:p text:style-name="P4">
Для України рішення ЄС, мабуть, «найкраще з гірших», - зауважують експерти.Найкраще було б не мати заборони, але поточна угода зберігає доступ добільшості ринків ЄС та інших країн через транзит. І, формально, рішеннятимчасове. З іншого боку, це рішення потребує суттєвої короткостроковоїпереорієнтації, що означає додаткові втрати на додаток до тих, які понеслиекспортери через заборони, зазначається у висновках.</text:p>
      <text:p text:style-name="P4">
Німецька економічна група фінансується Федеральним міністерством економіки таборотьби з кліматом.</text:p>
      <text:p text:style-name="P4">
<text:span text:style-name="T5">
Фото: Мінагро</text:span>
</text:p>
      <text:p text:style-name="P4">
Source: <text:a xlink:type="simple" xlink:href="https://www.ukrinform.ua/rubric-economy/3713254-obmezenna-eksportu-ukrainskoi-agroprodukcii-protiricit-ugodi-pro-asociaciu-nimecki-eksperti.html" text:style-name="Internet_20_link" text:visited-style-name="Visited_20_Internet_20_Link">
https://www.ukrinform.ua/rubric-economy/3713254-obmezenna-eksportu-ukrainskoi-agroprodukcii-protiricit-ugodi-pro-asociaciu-nimecki-eksperti.html</text:a>
</text:p>
      <!--NEWS-->
      <text:h text:style-name="P10" text:outline-level="1">
<text:span text:style-name="T4">
Німеччина передала Україні черговий пакет військової допомоги – що у ньому</text:span>
</text:h>
      <text:p text:style-name="P4">
Authors: Ukrinform (Person)</text:p>
      <text:p text:style-name="P4">
Publisher: Укринформ (Organization)</text:p>
      <text:p text:style-name="P4">
Published Time: 2023-05-23T20:02:00+03:00</text:p>
      <text:p text:style-name="P4">
Modified Time: 2023-05-23T20:02:00+03:00</text:p>
      <text:p text:style-name="P4">
Description: Уряд Німеччини у вівторок, 23 травня, повідомив про чергову партію воєнної техніки, переданої Україні. — Укрінформ.</text:p>
      <text:p text:style-name="P4">
Images: ['<text:a xlink:type="simple" xlink:href="https://static.ukrinform.com/photos/2023_05/thumb_files/630_360_1684861882-361.jpg" text:style-name="Internet_20_link" text:visited-style-name="Visited_20_Internet_20_Link">
630_360_16848...</text:a>
']</text:p>
      <text:p text:style-name="P4">
Tags: ['Німеччина', 'Військова техніка', 'допомога', 'Війна з Росією']</text:p>
      <text:p text:style-name="P4">
Type: Article</text:p>
      <!--METADATA-->
      <text:p text:style-name="P4">
<draw:frame draw:style-name="fr1" draw:name="Image165" text:anchor-type="as-char" svg:width="6.9236in" svg:height="3.956343in" draw:z-index="0">
<draw:image xlink:href="../Images/yкринформ/2023-05-23T20-02-00-03-00/630_360_1684861882-361.jpg" xlink:type="simple" xlink:show="embed" xlink:actuate="onLoad" draw:mime-type="image/jpeg"/>
</draw:frame>
 УрядНімеччини у вівторок, 23 травня, повідомив про чергову партію воєнної техніки,переданої Україні.</text:p>
      <text:p text:style-name="P4">
Список оновлено на  сайті Федерального уряду, передає Укрінформ.</text:p>
      <text:p text:style-name="P4">
Вже доставлені: радар для ППО TRML-4D, два мостоукладальні танки BEAVER, тримобільні й захищені системи розмінування, 54 розвідувальних дронів VECTOR,вісім засобів протидронної боротьби та одна система радіоелектронної розвідки.</text:p>
      <text:p text:style-name="P4">
<text:span text:style-name="T4">
Читайте також:</text:span>
 <text:a xlink:type="simple" xlink:href="https://www.ukrinform.ua/rubric-world/3712777-borrel-zaklikav-priskoriti-dostavku-vijskovoi-dopomogi-ukraini.html" text:style-name="Internet_20_link" text:visited-style-name="Visited_20_Internet_20_Link">
 <text:span text:style-name="T4">
військової</text:span>
 <text:span text:style-name="T4">
допомог</text:span>
</text:a>
</text:p>
      <text:p text:style-name="P4">
Також влада Німеччини передала Україні шість автомобілів для охорони кордону,дві вантажівки 8х6, п’ять сідельних тягачів із напівпричепами, 34 пікапи івісім вантажівок Zetros.</text:p>
      <text:p text:style-name="P4">
Як повідомляв Укрінформ, канцлер ФРН Олаф <text:a xlink:type="simple" xlink:href="https://www.ukrinform.ua/tag-solc" text:style-name="Internet_20_link" text:visited-style-name="Visited_20_Internet_20_Link">
 </text:a>
 прогнозує поразку Росії у війні та членство України в Європейськомусоюзі.</text:p>
      <text:p text:style-name="P4">
Source: <text:a xlink:type="simple" xlink:href="https://www.ukrinform.ua/rubric-ato/3713249-nimeccina-peredala-ukraini-cergovij-paket-vijskovoi-dopomogi-so-u-nomu.html" text:style-name="Internet_20_link" text:visited-style-name="Visited_20_Internet_20_Link">
https://www.ukrinform.ua/rubric-ato/3713249-nimeccina-peredala-ukraini-cergovij-paket-vijskovoi-dopomogi-so-u-nomu.html</text:a>
</text:p>
      <!--NEWS-->
      <text:h text:style-name="P10" text:outline-level="1">
<text:span text:style-name="T4">
УАФ представить Реброва 30 травня - ЗМІ</text:span>
</text:h>
      <text:p text:style-name="P4">
Authors: Ukrinform (Person)</text:p>
      <text:p text:style-name="P4">
Publisher: Укринформ (Organization)</text:p>
      <text:p text:style-name="P4">
Published Time: 2023-05-23T20:05:19+03:00</text:p>
      <text:p text:style-name="P4">
Modified Time: 2023-05-23T20:05:19+03:00</text:p>
      <text:p text:style-name="P4">
Description: 16 червня збірна України проведе матч відбору на Євро-2024 проти Північної Македонії — Укрінформ.</text:p>
      <text:p text:style-name="P4">
Images: ['<text:a xlink:type="simple" xlink:href="https://static.ukrinform.com/photos/2023_05/thumb_files/630_360_1684860650-942.jpg" text:style-name="Internet_20_link" text:visited-style-name="Visited_20_Internet_20_Link">
630_360_16848...</text:a>
']</text:p>
      <text:p text:style-name="P4">
Tags: ['Футбол', 'Ребров', 'Збірна України']</text:p>
      <text:p text:style-name="P4">
Type: Article</text:p>
      <!--METADATA-->
      <text:p text:style-name="P4">
<draw:frame draw:style-name="fr1" draw:name="Image166" text:anchor-type="as-char" svg:width="6.9236in" svg:height="3.956343in" draw:z-index="0">
<draw:image xlink:href="../Images/yкринформ/2023-05-23T20-05-19-03-00/630_360_1684860650-942.jpg" xlink:type="simple" xlink:show="embed" xlink:actuate="onLoad" draw:mime-type="image/jpeg"/>
</draw:frame>
 16 червнязбірна України проведе матч відбору на Євро-2024 проти Північної Македонії</text:p>
      <text:p text:style-name="P4">
Презентація нового головного тренера збірної України Сергія Реброва та йогоштабу відбудеться 30 травня, <text:a xlink:type="simple" xlink:href="https://www.youtube.com/watch" text:style-name="Internet_20_link" text:visited-style-name="Visited_20_Internet_20_Link">
 </text:a>
«ВЗБІРНА», передає Укрінформ.</text:p>
      <text:p text:style-name="P4">
Очікується, що 28 травня, на наступний день після фінального матчу Кубка ЛігиОАЕ з «Аль-Шарджою», 48-річний українець та його помічники попрощаються з«Аль-Айном», а вже наступного дня прибудуть до Києва.</text:p>
      <text:p text:style-name="P4">
Відзначається, що плану Б немає, але все може зміститися максимум на добу.</text:p>
      <text:p text:style-name="P4">
5 червня національна збірна повинна вперше зібратися на чолі з Ребровим тарозпочати підготовку до червневих матчів відбору Євро-2024 проти ПівнічноїМакедонії (16 червня) та Мальти (19 червня).</text:p>
      <text:p text:style-name="P4">
<text:span text:style-name="T4">
Читайте також:</text:span>
 <text:a xlink:type="simple" xlink:href="https://www.ukrinform.ua/rubric-sports/3713042-zminivsa-cas-pocatku-futbolnogo-matcu-ukraina-malta.html" text:style-name="Internet_20_link" text:visited-style-name="Visited_20_Internet_20_Link">
 <text:span text:style-name="T4">
Мальта</text:span>
 </text:a>
</text:p>
      <text:p text:style-name="P4">
Як повідомляв Укрінформ, поєдинок Україна – Мальта відбудеться 19 червня,початок о 19:00.</text:p>
      <text:p text:style-name="P4">
Фото: Getty Images</text:p>
      <text:p text:style-name="P4">
Source: <text:a xlink:type="simple" xlink:href="https://www.ukrinform.ua/rubric-sports/3713250-uaf-predstavit-rebrova-30-travna-zmi.html" text:style-name="Internet_20_link" text:visited-style-name="Visited_20_Internet_20_Link">
https://www.ukrinform.ua/rubric-sports/3713250-uaf-predstavit-rebrova-30-travna-zmi.html</text:a>
</text:p>
      <!--NEWS-->
      <text:h text:style-name="P10" text:outline-level="1">
<text:span text:style-name="T4">
Ткаченко подякував Польщі і Литві за підтримку української культури під час війни</text:span>
</text:h>
      <text:p text:style-name="P4">
Authors: Ukrinform (Person)</text:p>
      <text:p text:style-name="P4">
Publisher: Укринформ (Organization)</text:p>
      <text:p text:style-name="P4">
Published Time: 2023-05-23T20:07:00+03:00</text:p>
      <text:p text:style-name="P4">
Modified Time: 2023-05-23T20:07:00+03:00</text:p>
      <text:p text:style-name="P4">
Description: Міністр культури та інформаційної політики Олександр Ткаченко подякував своїм колегам з Польщі та Литви Пьотру Глінському і Сімонасу Кайрісу за підтримку української культури і культурних діячів України в умовах російської агресії. — Укрінформ.</text:p>
      <text:p text:style-name="P4">
Images: ['<text:a xlink:type="simple" xlink:href="https://static.ukrinform.com/photos/2023_05/thumb_files/630_360_1684861093-498.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528-415.jpg" text:style-name="Internet_20_link" text:visited-style-name="Visited_20_Internet_20_Link">
1684861528-41...</text:a>
', '<text:a xlink:type="simple" xlink:href="https://static.ukrinform.com/photos/2023_05/1684861560-209.jpg" text:style-name="Internet_20_link" text:visited-style-name="Visited_20_Internet_20_Link">
1684861560-20...</text:a>
']</text:p>
      <text:p text:style-name="P4">
Tags: ['Культура', 'Литва', 'Польща', 'Ткаченко', 'допомога', 'МКІП ', 'Люблінський трикутник']</text:p>
      <text:p text:style-name="P4">
Type: Article</text:p>
      <!--METADATA-->
      <text:p text:style-name="P4">
<draw:frame draw:style-name="fr1" draw:name="Image167" text:anchor-type="as-char" svg:width="6.9236in" svg:height="3.956343in" draw:z-index="0">
<draw:image xlink:href="../Images/yкринформ/2023-05-23T20-07-00-03-00/630_360_1684861093-498.jpg" xlink:type="simple" xlink:show="embed" xlink:actuate="onLoad" draw:mime-type="image/jpeg"/>
</draw:frame>
 Міністркультури та інформаційної політики Олександр Ткаченко подякував своїм колегамз Польщі та Литви Пьотру Глінському і Сімонасу Кайрісу за підтримкуукраїнської культури і культурних діячів України в умовах російської агресії.</text:p>
      <text:p text:style-name="P4">
На цьому він наголосив під час спільної заяви для ЗМІ трьох міністрів культуриЛюблінського трикутника (Україна, Польща, Литва) у вівторок у Кракові післяпідписання декларації про співпрацю щодо захисту української культури, їїпідтримки у Польщі та Литві, надання українським митцям можливості працювати вцих країнах, а також меморандуму про співпрацю України і Польщі у сферіінвентаризації втрат об’єктів архітектури й археології, завданих в результатіросійської агресії, передає кореспондент Укрінформу.</text:p>
      <text:p text:style-name="P4">
“Я дякую колегам за те, що підтримуєте українську культуру, тому що українськікультурні діячі продовжують працювати: відкриті театри (50 прем’єр), відкритімузеї, і люди дуже хочуть долучатися до культури під час війни”, - підкресливТкаченко.</text:p>
      <text:p text:style-name="P4">
Він зазначив, що Україна, безперечно, вдячна урядам Польщі та Литви задопомогу Києву, у першу чергу, зброєю і щодо надання прихистку українцям, якірятувалися від війни в цих країнах.</text:p>
      <text:p text:style-name="P4">
<draw:frame draw:style-name="fr1" draw:name="Image168" text:anchor-type="as-char" svg:width="6.9236in" svg:height="5.1927in" draw:z-index="0">
<draw:image xlink:href="../Images/yкринформ/2023-05-23T20-07-00-03-00/1684861092-396.jpg" xlink:type="simple" xlink:show="embed" xlink:actuate="onLoad" draw:mime-type="image/jpeg"/>
</draw:frame>
</text:p>
      <text:p text:style-name="P4">
<text:span text:style-name="T5">
Фото: Олександр Ткаченко, Телеграм</text:span>
</text:p>
      <text:p text:style-name="P4">
“Але для мене важливо, що ми також єдині у спільному розумінні нашоїкультурної спадщини”, - наголосив Ткаченко.</text:p>
      <text:p text:style-name="P4">
За його словами, у музеї Чарторийських у Кракові він побачив слоган: “Минуле -для майбутнього”.</text:p>
      <text:p text:style-name="P4">
<text:span text:style-name="T4">
Читайте також:</text:span>
 <text:a xlink:type="simple" xlink:href="https://www.ukrinform.ua/rubric-culture/3713248-ministri-kulturi-ukraini-polsi-ta-litvi-pidpisali-deklaraciu-lublinskogo-trikutnika.html" text:style-name="Internet_20_link" text:visited-style-name="Visited_20_Internet_20_Link">
 </text:a>
</text:p>
      <text:p text:style-name="P4">
“Це минуле дійсно здатне нас привезти до майбутнього, тому що нас об’єднуєборотьба за незалежність, і наші спільні військові звитяги. Але головне – воновикувало спільне розуміння нашого майбутнього”, - констатував міністр.</text:p>
      <text:p text:style-name="P4">
Він зауважив, що слоган Січневого повстання в Польщі 1863 року, в якому бралиучасть також українці, - “За нашу і вашу свободу” - неабияк актуальний зараз уконтексті боротьби українців за свободу усієї Європи.</text:p>
      <text:p text:style-name="P4">
Своєю чергою віцепрем’єр, міністр культури і національної спадщини ПольщіПьотр Глінський підкреслив, що страшна війна, яку Путін розв’язав протиУкраїни, мала не тільки вбити український народ, але, насамперед, знищитиукраїнську культуру.</text:p>
      <text:p text:style-name="P4">
<draw:frame draw:style-name="fr1" draw:name="Image169" text:anchor-type="as-char" svg:width="6.9236in" svg:height="4.92986in" draw:z-index="0">
<draw:image xlink:href="../Images/yкринформ/2023-05-23T20-07-00-03-00/1684861528-415.jpg" xlink:type="simple" xlink:show="embed" xlink:actuate="onLoad" draw:mime-type="image/jpeg"/>
</draw:frame>
</text:p>
      <text:p text:style-name="P4">
<text:span text:style-name="T5">
Фото: @kultura_gov_pl</text:span>
</text:p>
      <text:p text:style-name="P4">
“Але українська культура виявилася настільки сильною, що українці дають надіювсьому світу. Вони борються не лише за суверенітет свого народу, але й засвободу усієї Європи і західну цивілізацію”, - підкреслив Глінський.</text:p>
      <text:p text:style-name="P4">
Він подякував українському і литовському колегам за співпрацю в межахЛюблінського трикутника у сфері культури, зауваживши, що ця дружба міжкраїнами активно кується і під час війни.</text:p>
      <text:p text:style-name="P4">
<text:span text:style-name="T4">
Читайте також:</text:span>
 <text:a xlink:type="simple" xlink:href="https://www.ukrinform.ua/rubric-culture/3713169-tkacenko-proviv-zustric-iz-kolegami-u-formati-lublinskogo-trikutnika.html" text:style-name="Internet_20_link" text:visited-style-name="Visited_20_Internet_20_Link">
 <text:span text:style-name="T4">
Ткаченко</text:span>
 </text:a>
</text:p>
      <text:p text:style-name="P4">
“Дякую за нашу солідарність, разом будуватимемо хороше майбутнє для нашихкраїн і народів у сфері культури на багато років”, - наголосив віцепрем'єрПольщі.</text:p>
      <text:p text:style-name="P4">
Тим часом міністр культури Литви Кайріс назвав дуже важливим те, що документипро співпрацю між трьом країнами було підписано у Королівському замку наВавелі, де дуже добре видно елементи спільної історії і культури. Вінпідкреслив: коли російський агресор намагається знищити українську культуру,то результат є зворотнім: це ще більше згуртовує український, польський ілитовський народи.</text:p>
      <text:p text:style-name="P4">
<draw:frame draw:style-name="fr1" draw:name="Image170" text:anchor-type="as-char" svg:width="6.9236in" svg:height="4.615733in" draw:z-index="0">
<draw:image xlink:href="../Images/yкринформ/2023-05-23T20-07-00-03-00/1684861560-209.jpg" xlink:type="simple" xlink:show="embed" xlink:actuate="onLoad" draw:mime-type="image/jpeg"/>
</draw:frame>
</text:p>
      <text:p text:style-name="P4">
<text:span text:style-name="T5">
Фото: @kultura_gov_pl</text:span>
</text:p>
      <text:p text:style-name="P4">
“Україна платить занадто високу ціну за те, що інші народи можуть жити усвободі. Тому, ми дуже переживаємо за українців і підтримуємо їх усімадоступними методами”, - наголосив Кайріс.</text:p>
      <text:p text:style-name="P4">
Як повідомлялося, міністри культури Люблінського трикутника також спільновідвідали <text:a xlink:type="simple" xlink:href="https://www.ukrinform.ua/tag-vistavka" text:style-name="Internet_20_link" text:visited-style-name="Visited_20_Internet_20_Link">
 </text:a>
 "Eкспресія. Скульптуральвівського рококо – твори Йогана Пінзеля зі збірки Львівської національноїгалереї мистецтв", що експонується у Королівському замку на Вавелі, а такожвзяли участь в офіційному відкритті експозиції "Вільно, Вільнюс, Вільне1918-1948. Одне місто – багато розповідей" в Національному музеї у Кракові.Виставку підготовлено з нагоди 700-річчя Вільнюса.</text:p>
      <text:p text:style-name="P4">
<text:span text:style-name="T5">
Перше фото: Олександр Ткаченко, Телеграм</text:span>
</text:p>
      <text:p text:style-name="P4">
Source: <text:a xlink:type="simple" xlink:href="https://www.ukrinform.ua/rubric-culture/3713253-tkacenko-podakuvav-polsi-i-litvi-za-pidtrimku-ukrainskoi-kulturi-pid-cas-vijni.html" text:style-name="Internet_20_link" text:visited-style-name="Visited_20_Internet_20_Link">
https://www.ukrinform.ua/rubric-culture/3713253-tkacenko-podakuvav-polsi-i-litvi-za-pidtrimku-ukrainskoi-kulturi-pid-cas-vijni.html</text:a>
</text:p>
      <!--NEWS-->
      <text:h text:style-name="P10" text:outline-level="1">
<text:span text:style-name="T4">
ЄС з початку війни надав Україні допомоги на близько €65 мільярдів</text:span>
</text:h>
      <text:p text:style-name="P4">
Authors: Ukrinform (Person)</text:p>
      <text:p text:style-name="P4">
Publisher: Укринформ (Organization)</text:p>
      <text:p text:style-name="P4">
Published Time: 2023-05-23T20:10:00+03:00</text:p>
      <text:p text:style-name="P4">
Modified Time: 2023-05-23T20:10:00+03:00</text:p>
      <text:p text:style-name="P4">
Description: Після початку російської агресії ЄС надав Україні фінансову, економічну, гуманітарну та військову допомогу на суму у майже 65 мільярдів євро, та є, таким чином, найбільшим донором її боротьби проти рф. — Укрінформ.</text:p>
      <text:p text:style-name="P4">
Images: ['<text:a xlink:type="simple" xlink:href="https://static.ukrinform.com/photos/2020_04/thumb_files/630_360_1588174487-194.jpg" text:style-name="Internet_20_link" text:visited-style-name="Visited_20_Internet_20_Link">
630_360_15881...</text:a>
']</text:p>
      <text:p text:style-name="P4">
Tags: ['Євросоюз', 'Україна', 'Гроші', 'Війна з Росією']</text:p>
      <text:p text:style-name="P4">
Type: Article</text:p>
      <!--METADATA-->
      <text:p text:style-name="P4">
<draw:frame draw:style-name="fr1" draw:name="Image171" text:anchor-type="as-char" svg:width="6.9236in" svg:height="3.956343in" draw:z-index="0">
<draw:image xlink:href="../Images/yкринформ/2023-05-23T20-10-00-03-00/630_360_1588174487-194.jpg" xlink:type="simple" xlink:show="embed" xlink:actuate="onLoad" draw:mime-type="image/jpeg"/>
</draw:frame>
 Післяпочатку російської агресії ЄС надав Україні фінансову, економічну, гуманітарнута військову допомогу на суму у майже 65 мільярдів євро, та є, таким чином,найбільшим донором її боротьби проти рф.</text:p>
      <text:p text:style-name="P4">
Про це сьогодні у Брюсселі під час пресконференції за підсумками Радиміністрів ЄС із зовнішніх відносин (з питань оборони) заявив високийпредставник ЄС Жозеп Боррель, повідомляє кореспондент Укрінформу.</text:p>
      <text:p text:style-name="P4">
«Окрім військової допомоги, ми надсилаємо ще 1,5 мільярда євро макрофінансовоїдопомоги, щоб допомогти Українській державі виконувати свої функції. Якщоскласти разом всю цю допомогу – військову, цивільну економічну, фінансову,гуманітарну, фінансування для біженців тощо, - це складе близько 65 мільярдівєвро. Це означає, що ЄС та його країни-члени є найбільшими донорами України, іми будемо продовжувати відігравати таку роль», - сказав Боррель.</text:p>
      <text:p text:style-name="P4">
Він зауважив, що завдяки стимулам, що пропонує Європейський фонд миру, країничлени надали Україні військове обладнання та боєприпаси на суму близько 10мільярдів євро, що значно перевищило очікування. Більшість країн-членівпогодилися збільшити Європейський фонд миру ще на 3,5 мільярда євро, що значнопідвищить його спроможності, і не лише в наданні допомоги для України, алетакож для фінансування оборонних та безпекових проєктів у інших частинахсвіту.</text:p>
      <text:p text:style-name="P4">
В тому, що стосується допомоги Україні, високий представник ЄС нагадав, щоУкраїна отримала від Європейського фонду миру військову підтримку на 5,6мільярда євро. Наразі на столі пропозиція про виділення для України черговоготраншу такої військової допомоги на суму ще 500 мільйонів євро. Обговореннятакого траншу триває.</text:p>
      <text:p text:style-name="P4">
«Я сподіваюся, що ці 500 мільйонів євро можуть бути виділені. Питання булообговорено на рівні технічного комітету, але сьогодні одноголосного рішення невідбулося. Сподіваюся, що будь-які перешкоди будуть усунуті протягом цьоготижня», - сказав Жозеп Боррель.</text:p>
      <text:p text:style-name="P4">
Він зауважив, що для позитивного рішення не буде необхідним чекати наступногозасідання Ради міністрів ЄС, оскільки воно може бути прийнятим за письмовоюпроцедурою.</text:p>
      <text:p text:style-name="P4">
Як вже повідомлялося, сьогодні у Брюсселі відбулося засідання Ради міністрівЄС із зовнішніх відносин (з питань оборони). За ініціативи Шведськогоголовування ЄС під час зустрічі міністрів був організований неформальнийробочий ланч за участі генерального секретаря НАТО, який був цілкомприсвячений співробітництву між Європейським Союзом і Альянсом, а такожкоординації зусиль з надання Україні військової допомоги для захисту відросійської агресії.</text:p>
      <text:p text:style-name="P4">
Source: <text:a xlink:type="simple" xlink:href="https://www.ukrinform.ua/rubric-ato/3713260-es-z-pocatku-vijni-nadav-ukraini-dopopogi-na-blizko-65-milardiv.html" text:style-name="Internet_20_link" text:visited-style-name="Visited_20_Internet_20_Link">
https://www.ukrinform.ua/rubric-ato/3713260-es-z-pocatku-vijni-nadav-ukraini-dopopogi-na-blizko-65-milardiv.html</text:a>
</text:p>
      <!--NEWS-->
      <text:h text:style-name="P10" text:outline-level="1">
<text:span text:style-name="T4">
Окупанти в Криму відкрили дві нові справи проти правозахисника Джеппарова</text:span>
</text:h>
      <text:p text:style-name="P4">
Authors: Ukrinform (Person)</text:p>
      <text:p text:style-name="P4">
Publisher: Укринформ (Organization)</text:p>
      <text:p text:style-name="P4">
Published Time: 2023-05-23T20:11:00+03:00</text:p>
      <text:p text:style-name="P4">
Modified Time: 2023-05-23T20:11:00+03:00</text:p>
      <text:p text:style-name="P4">
Description: Російські силовики в тимчасово окупованому Криму порушили проти ветерана кримськотатарського національного руху та правозахисника Абдурешита Джеппарова дві нові справи про дискредитацію російської армії та зловживання свободою інформації. — Укрінформ.</text:p>
      <text:p text:style-name="P4">
Images: ['<text:a xlink:type="simple" xlink:href="https://static.ukrinform.com/photos/2023_04/thumb_files/630_360_1682522283-692.jpg" text:style-name="Internet_20_link" text:visited-style-name="Visited_20_Internet_20_Link">
630_360_16825...</text:a>
']</text:p>
      <text:p text:style-name="P4">
Tags: ['Крим', 'Правозахисники', 'Росія']</text:p>
      <text:p text:style-name="P4">
Type: Article</text:p>
      <!--METADATA-->
      <text:p text:style-name="P4">
<draw:frame draw:style-name="fr1" draw:name="Image172" text:anchor-type="as-char" svg:width="6.9236in" svg:height="3.956343in" draw:z-index="0">
<draw:image xlink:href="../Images/yкринформ/2023-05-23T20-11-00-03-00/630_360_1682522283-692.jpg" xlink:type="simple" xlink:show="embed" xlink:actuate="onLoad" draw:mime-type="image/jpeg"/>
</draw:frame>
 Російськісиловики в тимчасово окупованому Криму порушили проти ветеранакримськотатарського національного руху та правозахисника Абдурешита Джеппаровадві нові справи про дискредитацію російської армії та зловживання свободоюінформації.</text:p>
      <text:p text:style-name="P4">
Про це джерела в Криму поінформували видання  <text:a xlink:type="simple" xlink:href="https://zmina.info/news/rosijski-sylovyky-porushyly-shhe-dvi-administratyvni-spravy-proty-krymskogo-pravozahysnyka-abdureshyta-dzheparova/" text:style-name="Internet_20_link" text:visited-style-name="Visited_20_Internet_20_Link">
</text:a>
, передає Укрінформ.</text:p>
      <text:p text:style-name="P4">
“Суть обвинувачень полягає в тому, що правозахисник начебто адмініструєсторінку ініціативи “Кримська ідея”, яка публікує огляди порушень міжнародногогуманітарного права в <text:a xlink:type="simple" xlink:href="https://www.ukrinform.ua/tag-krim" text:style-name="Internet_20_link" text:visited-style-name="Visited_20_Internet_20_Link">
 </text:a>
 та оперативніповідомлення про порушення прав людини на території півострова”, - йдеться удописі.</text:p>
      <text:p text:style-name="P4">
Повідомляється, що сам Джеппаров відкидає обвинувачення. За його словами, хочавін і стояв на початку створення цієї правозахисної ініціативи, проте вжедовгий час не має до неї жодного стосунку, тим більше не адмініструє сторінку,яка постійно оновлювалася під час двох його останніх адміністративних арештів.</text:p>
      <text:p text:style-name="P4">
<text:span text:style-name="T4">
Читайте також:</text:span>
 <text:a xlink:type="simple" xlink:href="https://www.ukrinform.ua/rubric-crimea/3703778-v-okupovanomu-krimu-sud-zalisiv-pid-arestom-pravozahisnika-dzepparova.html" text:style-name="Internet_20_link" text:visited-style-name="Visited_20_Internet_20_Link">
 <text:span text:style-name="T4">
Джеппаров</text:span>
 </text:a>
</text:p>
      <text:p text:style-name="P4">
Як повідомлялося, 25 квітня російські силовики у тимчасово окупованому Кримуприйшли з обшуком до правозахисника Абдурешита Джеппарова, після чого чоловіказатримали.</text:p>
      <text:p text:style-name="P4">
_ Фото: Ґрати  _</text:p>
      <text:p text:style-name="P4">
Source: <text:a xlink:type="simple" xlink:href="https://www.ukrinform.ua/rubric-crimea/3713255-okupanti-v-krimu-vidkrili-dvi-novi-spravi-proti-pravozahisnika-dzepparova.html" text:style-name="Internet_20_link" text:visited-style-name="Visited_20_Internet_20_Link">
https://www.ukrinform.ua/rubric-crimea/3713255-okupanti-v-krimu-vidkrili-dvi-novi-spravi-proti-pravozahisnika-dzepparova.html</text:a>
</text:p>
      <!--NEWS-->
      <text:h text:style-name="P10" text:outline-level="1">
<text:span text:style-name="T4">
Події в Бєлгородській області ніяк не вплинуть на безпекову ситуацію в Україні – секретар РНБО</text:span>
</text:h>
      <text:p text:style-name="P4">
Authors: Ukrinform (Person)</text:p>
      <text:p text:style-name="P4">
Publisher: Укринформ (Organization)</text:p>
      <text:p text:style-name="P4">
Published Time: 2023-05-23T20:24:00+03:00</text:p>
      <text:p text:style-name="P4">
Modified Time: 2023-05-23T20:24:00+03:00</text:p>
      <text:p text:style-name="P4">
Description: Події, які розгортаються останнім часом у Бєлгородській області РФ, не вплинуть на безпекову ситуацію в Україні. Заяви про причетність ЗСУ до протестів росіян проти своєї влади є нісенітницею.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РНБО', 'Росія', 'Данілов', 'Бєлгород', 'Єдині новини']</text:p>
      <text:p text:style-name="P4">
Type: Article</text:p>
      <!--METADATA-->
      <text:p text:style-name="P4">
<draw:frame draw:style-name="fr1" draw:name="Image173" text:anchor-type="as-char" svg:width="6.9236in" svg:height="3.956343in" draw:z-index="0">
<draw:image xlink:href="../Images/yкринформ/2023-05-23T20-24-00-03-00/630_360_1680783781-501.jpg" xlink:type="simple" xlink:show="embed" xlink:actuate="onLoad" draw:mime-type="image/jpeg"/>
</draw:frame>
 Події, якірозгортаються останнім часом у Бєлгородській області РФ, не вплинуть набезпекову ситуацію в Україні. Заяви про причетність ЗСУ до протестів росіянпроти своєї влади є нісенітницею.</text:p>
      <text:p text:style-name="P4">
Як передає Укрінформ, про це в ефірі загальнонаціонального телемарафону «Єдиніновини» повідомив Секретар РНБО Олексій Данілов, відповідаючи на питання, чивплинуть події в Бєлгородській області на безпекову ситуацію у прикордоннихобластях України.</text:p>
      <text:p text:style-name="P4">
«На безпекову ситуацію в Україні це не впливає жодним чином. Громадяни рфмають право на протест, це записано у тому числі в їх нормативно-правовихдокументах. Росія має самостійно з цим питанням впоратися. Звинувачувати уцьому Збройні сили нашої країни – це якась нісенітниця», - заявив <text:a xlink:type="simple" xlink:href="https://www.ukrinform.ua/tag-danilov" text:style-name="Internet_20_link" text:visited-style-name="Visited_20_Internet_20_Link">
</text:a>
</text:p>
      <text:p text:style-name="P4">
Коментуючи інформацію про перекидання російських військ з України доБєлгородської області, він зазначив: «Вони можуть перекидати кого завгоднокуди завгодно, ми точно розуміємо, що ми маємо звільняти всі наші землі, вонибудуть звільнені, включно з Кримом. Ви бачите, що дуже активно йдутьміжнародні події, які потужно впливають на всі ці процеси».</text:p>
      <text:p text:style-name="P4">
<text:span text:style-name="T4">
Читайте також:</text:span>
 <text:a xlink:type="simple" xlink:href="https://www.ukrinform.ua/rubric-polytics/3713214-danilov-vidreaguvav-na-zanepokoenna-putina-sodo-situacii-v-belgorodi.html" text:style-name="Internet_20_link" text:visited-style-name="Visited_20_Internet_20_Link">
 <text:span text:style-name="T4">
Данілов</text:span>
 </text:a>
</text:p>
      <text:p text:style-name="P4">
Він нагадав, що тривають перемовини про вступ України до ЄС та про наданняУкраїні літаків F-16.</text:p>
      <text:p text:style-name="P4">
Відповідаючи на питання, чи допоможе внутрішня криза в РФ у питанняхконтрнаступу та звільнення окупованих територій, Данілов зазначив, що це точнобуде впливати на ситуацію на полі бою.</text:p>
      <text:p text:style-name="P4">
«Ми на сьогоднішній день маємо певне соціологічне дослідження відносно росії.Кількість громадян похилого віку, у кого є діти, вони вже не мають такоговеликого бажання, щоб їх діти йшли на війну вмирати. А молодь до 25 років - тівзагалі категорично відмовляються брати участь у тому шабаші, який затіяв їхсучасний гітлер», - наголосив Данілов.</text:p>
      <text:p text:style-name="P4">
<text:span text:style-name="T4">
Читайте також:</text:span>
 <text:a xlink:type="simple" xlink:href="https://www.ukrinform.ua/rubric-ato/3712951-incident-u-belgorodskij-oblasti-ne-bude-ostannim-povstannam-v-rosii-radnik-reznikova.html" text:style-name="Internet_20_link" text:visited-style-name="Visited_20_Internet_20_Link">
 <text:span text:style-name="T4">
Бєлгород</text:span>
 </text:a>
</text:p>
      <text:p text:style-name="P4">
Як повідомляли ЗМІ, в Бєлгородській області пролунали вибухи, а згодом у медіаз'явилась інформація про прихід на цю територію російських добровольців.</text:p>
      <text:p text:style-name="P4">
У соціальних мережах з'явилися заяви "Російського добровольчого корпусу" ілегіону "Свобода Росії" про "визволення" населених пунктів Козинка і Гора-Подол у Бєлгородській області.</text:p>
      <text:p text:style-name="P4">
Радник керівника Офісу Президента Михайло Подоляк заявив, що <text:a xlink:type="simple" xlink:href="https://www.ukrinform.ua/rubric-ato/3712678-ukraina-ne-mae-stosunku-do-podij-u-belgorodskij-oblasti-rf-podolak.html" text:style-name="Internet_20_link" text:visited-style-name="Visited_20_Internet_20_Link">
</text:a>
</text:p>
      <text:p text:style-name="P4">
Представник Головного управління розвідки Міністерства оборони України АндрійЮсов заявив, що <text:a xlink:type="simple" xlink:href="https://www.ukrinform.ua/rubric-world/3712744-situacia-u-belgorodskij-oblasti-e-vnutrisnim-konfliktom-gur.html" text:style-name="Internet_20_link" text:visited-style-name="Visited_20_Internet_20_Link">
 </text:a>
</text:p>
      <text:p text:style-name="P4">
Source: <text:a xlink:type="simple" xlink:href="https://www.ukrinform.ua/rubric-ato/3713265-podii-v-belgorodskij-oblasti-niak-ne-vplinut-na-bezpekovu-situaciu-v-ukraini-sekretar-rnbo.html" text:style-name="Internet_20_link" text:visited-style-name="Visited_20_Internet_20_Link">
https://www.ukrinform.ua/rubric-ato/3713265-podii-v-belgorodskij-oblasti-niak-ne-vplinut-na-bezpekovu-situaciu-v-ukraini-sekretar-rnbo.html</text:a>
</text:p>
      <!--NEWS-->
      <text:h text:style-name="P10" text:outline-level="1">
<text:span text:style-name="T4">
Речник генсека ООН заперечує, що Гутерреш у виступі на Радбезі забув про Україну</text:span>
</text:h>
      <text:p text:style-name="P4">
Authors: Ukrinform (Person)</text:p>
      <text:p text:style-name="P4">
Publisher: Укринформ (Organization)</text:p>
      <text:p text:style-name="P4">
Published Time: 2023-05-23T20:29:00+03:00</text:p>
      <text:p text:style-name="P4">
Modified Time: 2023-05-23T20:29:00+03:00</text:p>
      <text:p text:style-name="P4">
Description: Генеральний секретар ООН Антоніу Гутерреш у своєму виступі на відкритих дебатах у Радбезі щодо захисту цивільного населення у збройних конфліктах говорив про конфлікти загалом, маючи на увазі й війну проти України, вважає його речник Стефан Дюжаррік. — Укрінформ.</text:p>
      <text:p text:style-name="P4">
Images: ['<text:a xlink:type="simple" xlink:href="https://static.ukrinform.com/photos/2022_08/thumb_files/630_360_1660844697-270.jpg" text:style-name="Internet_20_link" text:visited-style-name="Visited_20_Internet_20_Link">
630_360_16608...</text:a>
']</text:p>
      <text:p text:style-name="P4">
Tags: ['Гутерреш', 'ООН', 'Війна з Росією']</text:p>
      <text:p text:style-name="P4">
Type: Article</text:p>
      <!--METADATA-->
      <text:p text:style-name="P4">
<draw:frame draw:style-name="fr1" draw:name="Image174" text:anchor-type="as-char" svg:width="6.9236in" svg:height="3.956343in" draw:z-index="0">
<draw:image xlink:href="../Images/yкринформ/2023-05-23T20-29-00-03-00/630_360_1660844697-270.jpg" xlink:type="simple" xlink:show="embed" xlink:actuate="onLoad" draw:mime-type="image/jpeg"/>
</draw:frame>
Генеральний секретар ООН Антоніу Гутерреш у своєму виступі на відкритихдебатах у Радбезі щодо захисту цивільного населення у збройних конфліктахговорив про конфлікти загалом, маючи на увазі й війну проти України, вважаєйого речник Стефан Дюжаррік.</text:p>
      <text:p text:style-name="P4">
Як передає власний кореспондент Укрінформу у Нью-Йорку, про це він заявив увівторок на пресбрифінгу, відповідаючи на запитання Укрінформу.</text:p>
      <text:p text:style-name="P4">
Запитання було сформульовано таким чином: «Щойно генеральний секретар <text:a xlink:type="simple" xlink:href="https://www.ukrinform.ua/tag-oon" text:style-name="Internet_20_link" text:visited-style-name="Visited_20_Internet_20_Link">
</text:a>
 у своєму зверненні до Ради Безпекистосовно захисту цивільних осіб у збройних конфліктах не згадав про жертвиУкраїни, спричинені російською війною. Він згадав лише про Чорноморськуініціативу. Це випадковість чи є були якісь причини для такоїзабудькуватості?»</text:p>
      <text:p text:style-name="P4">
Заперечивши це, Дюжаррік сказав, що генсек говорив про конфлікти загалом, утому числі й у контексті війни проти України.</text:p>
      <text:p text:style-name="P4">
«Я думаю, що генеральний секретар говорив про захист цивільних осіб у будь-якому конфлікті. Він згадав про 100 мільйонів біженців, які були змушеніпокинути свої домівки через війни», – пояснив речник генсека.</text:p>
      <text:p text:style-name="P4">
<text:span text:style-name="T4">
Читайте також:</text:span>
 <text:a xlink:type="simple" xlink:href="https://www.ukrinform.ua/rubric-world/3700106-gensek-oon-u-vistupi-v-radbezi-prisvativ-vijni-rosii-proti-ukraini-odne-recenna.html" text:style-name="Internet_20_link" text:visited-style-name="Visited_20_Internet_20_Link">
 </text:a>
</text:p>
      <text:p text:style-name="P4">
«Генеральний секретар, система ООН у цілому дуже голосно заявляла пронеобхідність захисту цивільних осіб, цивільної інфраструктури і так далі вконфлікті в Україні», – додав він.</text:p>
      <text:p text:style-name="P4">
Як повідомляв Укрінформ, Гутерреш, виступаючи у вівторок з промовою навідкритих дебатах у Раді Безпеки ООН щодо захисту цивільних осіб у збройнихконфліктах, <text:a xlink:type="simple" xlink:href="https://www.ukrinform.ua/rubric-ato/3713222-zahist-civilnih-u-zbrojnih-konfliktah-guterres-u-radbezi-oon-ne-zgadav-pro-zertvi-sered-ukrainciv.html" text:style-name="Internet_20_link" text:visited-style-name="Visited_20_Internet_20_Link">
 </text:a>
 . При цьому значну частину виступу він присвятив необхідностізахисту цивільних осіб у Судані, Афганістані, Ефіопії, Сирії, а також докладнозупинився на важливості виконання чорноморської ініціативи та «меморандуму провзаєморозуміння щодо просування російських продуктів харчування та добрив насвітові ринки».</text:p>
      <text:p text:style-name="P4">
Source: <text:a xlink:type="simple" xlink:href="https://www.ukrinform.ua/rubric-polytics/3713261-recnik-genseka-oon-zaperecue-so-guterres-u-vistupi-na-radbezi-zabuv-pro-ukrainu.html" text:style-name="Internet_20_link" text:visited-style-name="Visited_20_Internet_20_Link">
https://www.ukrinform.ua/rubric-polytics/3713261-recnik-genseka-oon-zaperecue-so-guterres-u-vistupi-na-radbezi-zabuv-pro-ukrainu.html</text:a>
</text:p>
      <!--NEWS-->
      <text:h text:style-name="P10" text:outline-level="1">
<text:span text:style-name="T4">
В ОП обговорили з посольством Швейцарії створення реєстру депортованих у Росію дітей</text:span>
</text:h>
      <text:p text:style-name="P4">
Authors: Ukrinform (Person)</text:p>
      <text:p text:style-name="P4">
Publisher: Укринформ (Organization)</text:p>
      <text:p text:style-name="P4">
Published Time: 2023-05-23T20:31:54+03:00</text:p>
      <text:p text:style-name="P4">
Modified Time: 2023-05-23T20:31:54+03:00</text:p>
      <text:p text:style-name="P4">
Description: Заступниця керівника Офісу Президента Юлія Соколовська під час зустрічі з представниками посольства Швейцарії обговорили допомогу Україні у створенні реєстрів та обміну інформацією про постраждалих/депортованих українських дітей. — Укрінформ.</text:p>
      <text:p text:style-name="P4">
Images: ['<text:a xlink:type="simple" xlink:href="https://static.ukrinform.com/photos/2023_04/thumb_files/630_360_1681205523-955.jpg" text:style-name="Internet_20_link" text:visited-style-name="Visited_20_Internet_20_Link">
630_360_16812...</text:a>
', '<text:a xlink:type="simple" xlink:href="https://static.ukrinform.com/photos/2023_05/1684862917-165.jpeg" text:style-name="Internet_20_link" text:visited-style-name="Visited_20_Internet_20_Link">
1684862917-16...</text:a>
']</text:p>
      <text:p text:style-name="P4">
Tags: ['Депортація', 'Діти', 'Швейцарія', 'Росія', 'Офіс Президента']</text:p>
      <text:p text:style-name="P4">
Type: Article</text:p>
      <!--METADATA-->
      <text:p text:style-name="P4">
<draw:frame draw:style-name="fr1" draw:name="Image175" text:anchor-type="as-char" svg:width="6.9236in" svg:height="3.956343in" draw:z-index="0">
<draw:image xlink:href="../Images/yкринформ/2023-05-23T20-31-54-03-00/630_360_1681205523-955.jpg" xlink:type="simple" xlink:show="embed" xlink:actuate="onLoad" draw:mime-type="image/jpeg"/>
</draw:frame>
 Заступницякерівника Офісу Президента Юлія Соколовська під час зустрічі з представникамипосольства Швейцарії обговорили допомогу Україні у створенні реєстрів таобміну інформацією про постраждалих/депортованих українських дітей.</text:p>
      <text:p text:style-name="P4">
Про це поінформувала  <text:a xlink:type="simple" xlink:href="https://www.president.gov.ua/news/yuliya-sokolovska-zustrilasya-z-predstavnikami-posolstva-shv-83121" text:style-name="Internet_20_link" text:visited-style-name="Visited_20_Internet_20_Link">
 </text:a>
 , передає Укрінформ.</text:p>
      <text:p text:style-name="P4">
Зазначається, що зі сторони Посольства Швейцарії на зустрічі були присутнірадник, керівник програм із питань миру та прав людини Посольства ШвейцарськоїКонфедерації Гаетан Ванне та координатор проєктів із питань миру та правлюдини посольства Швейцарської Конфедерації Наталія Сорокіна.</text:p>
      <text:p text:style-name="P4">
<draw:frame draw:style-name="fr1" draw:name="Image176" text:anchor-type="as-char" svg:width="6.9236in" svg:height="4.604691in" draw:z-index="0">
<draw:image xlink:href="../Images/yкринформ/2023-05-23T20-31-54-03-00/1684862917-165.jpeg" xlink:type="simple" xlink:show="embed" xlink:actuate="onLoad" draw:mime-type="image/jpeg"/>
</draw:frame>
 Фото: ОфісПрезидента</text:p>
      <text:p text:style-name="P4">
«Учасники зустрічі обговорили допомогу Україні у створенні та розвиткуреєстрів та обміну інформацією про постраждалих / депортованих українськихдітей», - заявили у пресслужбі ОП.</text:p>
      <text:p text:style-name="P4">
<text:span text:style-name="T4">
Читайте також:</text:span>
 <text:a xlink:type="simple" xlink:href="https://www.ukrinform.ua/rubric-other_news/3711054-deportaciu-ukrainskih-ditej-rosia-pocala-z-2015-roku-v-okupovanomu-krimu-lubinec.html" text:style-name="Internet_20_link" text:visited-style-name="Visited_20_Internet_20_Link">
 <text:span text:style-name="T4">
Депорт</text:span>
 </text:a>
</text:p>
      <text:p text:style-name="P4">
Зокрема, заходи зі створення відповідних реєстрів та інструментів обмінуінформацією реалізуються в межах проєкту «Електронне урядування задляпідзвітності влади та участі громади» (EGAP), що фінансується Швейцарією тавиконується Фондом Східна <text:a xlink:type="simple" xlink:href="https://www.ukrinform.ua/tag-evropa" text:style-name="Internet_20_link" text:visited-style-name="Visited_20_Internet_20_Link">
 </text:a>
 у співпраціз Міністерством цифрової трансформації України та Фондом Innovabridge.</text:p>
      <text:p text:style-name="P4">
Учасники зустрічі домовилися про подальшу співпрацю. Сторонами було визначено,що пріоритетним є створення прозорого механізму, орієнтованого на потребижертв/постраждалих, та зрозумілих для них алгоритмів.</text:p>
      <text:p text:style-name="P4">
Як повідомляв Укрінформ, експертка Онисія Синюк заявила, що  <text:a xlink:type="simple" xlink:href="https://www.ukrinform.ua/rubric-society/3710917-dla-povernenna-ukrainskih-ditej-iz-rf-neobhidno-rozrobiti-konkretnij-algoritm-ekspertka.html" text:style-name="Internet_20_link" text:visited-style-name="Visited_20_Internet_20_Link">
</text:a>
 необхіднорозробити конкретний алгоритм.</text:p>
      <text:p text:style-name="P4">
Source: <text:a xlink:type="simple" xlink:href="https://www.ukrinform.ua/rubric-ato/3713263-v-op-obgovorili-z-posolstvom-svejcarii-stvorenna-reestru-deportovanih-u-rosiu-ditej.html" text:style-name="Internet_20_link" text:visited-style-name="Visited_20_Internet_20_Link">
https://www.ukrinform.ua/rubric-ato/3713263-v-op-obgovorili-z-posolstvom-svejcarii-stvorenna-reestru-deportovanih-u-rosiu-ditej.html</text:a>
</text:p>
      <!--NEWS-->
      <text:h text:style-name="P10" text:outline-level="1">
<text:span text:style-name="T4">
Залужний обговорив із Каволі посилення ППО, в тому числі за допомогою F-16</text:span>
</text:h>
      <text:p text:style-name="P4">
Authors: Ukrinform (Person)</text:p>
      <text:p text:style-name="P4">
Publisher: Укринформ (Organization)</text:p>
      <text:p text:style-name="P4">
Published Time: 2023-05-23T20:32:00+03:00</text:p>
      <text:p text:style-name="P4">
Modified Time: 2023-05-23T20:32:00+03:00</text:p>
      <text:p text:style-name="P4">
Description: Головнокомандувач Збройних сил України Валерій Залужний обговорив із верховним головнокомандувачем Об’єднаних збройних сил НАТО в Європі генералом Крістофером Каволі посилення протиповітряної оборони, в тому числі за допомогою винищувачів F-16.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Європа', 'НАТО', 'ЗСУ', 'Валерій Залужний']</text:p>
      <text:p text:style-name="P4">
Type: Article</text:p>
      <!--METADATA-->
      <text:p text:style-name="P4">
<draw:frame draw:style-name="fr1" draw:name="Image177" text:anchor-type="as-char" svg:width="6.9236in" svg:height="3.956343in" draw:z-index="0">
<draw:image xlink:href="../Images/yкринформ/2023-05-23T20-32-00-03-00/630_360_1679686596-447.jpg" xlink:type="simple" xlink:show="embed" xlink:actuate="onLoad" draw:mime-type="image/jpeg"/>
</draw:frame>
Головнокомандувач Збройних сил України Валерій Залужний обговорив із верховнимголовнокомандувачем Об’єднаних збройних сил НАТО в Європі генераломКрістофером Каволі посилення протиповітряної оборони, в тому числі задопомогою винищувачів F-16.</text:p>
      <text:p text:style-name="P4">
Як передає Укрінформ, про це Залужний повідомив у  <text:a xlink:type="simple" xlink:href="https://t.me/CinCAFU/503" text:style-name="Internet_20_link" text:visited-style-name="Visited_20_Internet_20_Link">
</text:a>
 .</text:p>
      <text:p text:style-name="P4">
"Необхідність посилення протиповітряної оборони, в тому числі за допомогоювинищувачів F-16, та збільшення кількості боєприпасів - були ключовими темаминашого діалогу", - зазначив Залужний.</text:p>
      <text:p text:style-name="P4">
Співрозмовники обговорили важливість продовження спільної роботи щодообслуговування та ремонту військової техніки.</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a>
</text:p>
      <text:p text:style-name="P4">
"Також розповів про кількісний та якісний склад нашого війська і проініціативу посилення української морської піхоти за рахунок створення новихбригад. Домовилися з генералом Каволі і надалі активно взаємодіяти задлязміцнення обороноздатності <text:a xlink:type="simple" xlink:href="https://www.ukrinform.ua/tag-ukraina" text:style-name="Internet_20_link" text:visited-style-name="Visited_20_Internet_20_Link">
 </text:a>
 ", -підкреслив Залужний.</text:p>
      <text:p text:style-name="P4">
Як повідомляв Укрінформ, 19 травня Залужний обговорив із з головою Об’єднаногокомітету начальників штабів США генералом Марком Міллі роботу комплексівPatriot та постачання далекобійних снарядів.</text:p>
      <text:p text:style-name="P4">
Source: <text:a xlink:type="simple" xlink:href="https://www.ukrinform.ua/rubric-ato/3713269-zaluznij-obgovoriv-iz-kavoli-posilenna-ppo-v-tomu-cisli-za-dopomogou-f16.html" text:style-name="Internet_20_link" text:visited-style-name="Visited_20_Internet_20_Link">
https://www.ukrinform.ua/rubric-ato/3713269-zaluznij-obgovoriv-iz-kavoli-posilenna-ppo-v-tomu-cisli-za-dopomogou-f16.html</text:a>
</text:p>
      <!--NEWS-->
      <text:h text:style-name="P10" text:outline-level="1">
<text:span text:style-name="T4">
Російська агресія проти України стала випробуванням для оборонних спроможностей ЄС – Боррель</text:span>
</text:h>
      <text:p text:style-name="P4">
Authors: Ukrinform (Person)</text:p>
      <text:p text:style-name="P4">
Publisher: Укринформ (Organization)</text:p>
      <text:p text:style-name="P4">
Published Time: 2023-05-23T20:35:47+03:00</text:p>
      <text:p text:style-name="P4">
Modified Time: 2023-05-23T20:35:47+03:00</text:p>
      <text:p text:style-name="P4">
Description: Агресивна російська війна проти України стала тестом, польовим випробуванням для спроможностей Європейського Союзу забезпечити власну безпеку й оборон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Оборона', 'Боррель', 'Війна з Росією']</text:p>
      <text:p text:style-name="P4">
Type: Article</text:p>
      <!--METADATA-->
      <text:p text:style-name="P4">
<draw:frame draw:style-name="fr1" draw:name="Image178" text:anchor-type="as-char" svg:width="6.9236in" svg:height="3.956343in" draw:z-index="0">
<draw:image xlink:href="../Images/yкринформ/2023-05-23T20-35-47-03-00/630_360_1667561515-584.jpg" xlink:type="simple" xlink:show="embed" xlink:actuate="onLoad" draw:mime-type="image/jpeg"/>
</draw:frame>
 Агресивнаросійська війна проти України стала тестом, польовим випробуванням дляспроможностей Європейського Союзу забезпечити власну безпеку й оборону.</text:p>
      <text:p text:style-name="P4">
Про це сьогодні у Брюсселі під час пресконференції за підсумками Радиміністрів ЄС із зовнішніх відносин (з питань оборони) заявив високийпредставник ЄС Жозеп Боррель, повідомляє кореспондент Укрінформу.</text:p>
      <text:p text:style-name="P4">
«Перед засіданням Ради ЄС відбулася зустріч керівної ради Європейськогооборонного агентства. Ми підбили підсумки та уроки, що були винесені з цієї(російської – ред.) агресивної війни. З точки зору розвитку наших військовихспроможностей та європейської оборони, - ця війна, на жаль, стала чимось накшталт лабораторії, полем для випробування наших спроможностей тапріоритетів», - сказав Боррель.</text:p>
      <text:p text:style-name="P4">
<text:span text:style-name="T4">
Читайте також:</text:span>
 <text:a xlink:type="simple" xlink:href="https://www.ukrinform.ua/rubric-ato/3713257-evrosouz-peredav-ukraini-220-tisac-snaradiv-i-1300-raket-borrel.html" text:style-name="Internet_20_link" text:visited-style-name="Visited_20_Internet_20_Link">
 <text:span text:style-name="T4">
Боррель</text:span>
 </text:a>
</text:p>
      <text:p text:style-name="P4">
Він зауважив. що ЄС має скористатися цим сумним досвідом, щоб будувати кращута більш спроможну європейську оборону у майбутньому. Європейське обороннеагентство підготувало спеціальну доповідь щодо цього, яка була запропонованадо уваги європейських міністрів оборони.</text:p>
      <text:p text:style-name="P4">
«Ми розглянули це з оперативної, промислової та стратегічної точок зору. Мибагато навчилися з цієї війни, і ми маємо зробити висновки з цього дужесумного досвіду, - як покращити те, що ми вже маємо, та що Європа має зробити,щоб збільшити свої оборонні спроможності», - сказав високий представник ЄС.</text:p>
      <text:p text:style-name="P4">
При цьому він окремо наголосив, що послідовно заперечує тим країнам, яківважають, що Україна не може виграти у цій війні, та намагається переконати їху зворотному.</text:p>
      <text:p text:style-name="P4">
«Україна рухається добре в обороні. Вона вже зірвала плани Путіна щододосягнення швидкої перемоги, та, безперечно, змогла себе захистити», -наголосив Боррель.</text:p>
      <text:p text:style-name="P4">
<text:span text:style-name="T4">
Читайте також:</text:span>
 <text:a xlink:type="simple" xlink:href="https://www.ukrinform.ua/rubric-ato/3713166-ce-vijna-na-visnazenna-treba-bilse-zbroi-stoltenberg-anonsuvav-zustric-nato-es-i-ukraini.html" text:style-name="Internet_20_link" text:visited-style-name="Visited_20_Internet_20_Link">
 <text:span text:style-name="T4">
Столтенберг</text:span>
 </text:a>
</text:p>
      <text:p text:style-name="P4">
Він підтвердив, що ЄС буде продовжувати підтримувати Україну так довго, як цебуде необхідним.</text:p>
      <text:p text:style-name="P4">
Як вже повідомлялося, сьогодні у Брюсселі відбулося засідання Ради міністрівЄС із зовнішніх відносин (з питань оборони). За ініціативи Шведськогоголовування ЄС під час зустрічі міністрів був організований неформальнийробочий ланч за участі генерального секретаря НАТО, який був цілкомприсвячений співробітництву між <text:a xlink:type="simple" xlink:href="https://www.ukrinform.ua/tag-evrosouz" text:style-name="Internet_20_link" text:visited-style-name="Visited_20_Internet_20_Link">
 </text:a>
 іАльянсом, а також координації зусиль з надання Україні військової допомоги длязахисту від російської агресії.</text:p>
      <text:p text:style-name="P4">
Source: <text:a xlink:type="simple" xlink:href="https://www.ukrinform.ua/rubric-world/3713267-rosijska-agresia-proti-ukraini-stala-viprobuvannam-dla-oboronnih-spromoznostej-es-borrel.html" text:style-name="Internet_20_link" text:visited-style-name="Visited_20_Internet_20_Link">
https://www.ukrinform.ua/rubric-world/3713267-rosijska-agresia-proti-ukraini-stala-viprobuvannam-dla-oboronnih-spromoznostej-es-borrel.html</text:a>
</text:p>
      <!--NEWS-->
      <text:h text:style-name="P10" text:outline-level="1">
<text:span text:style-name="T4">
Укрпошта передала Херсонському краєзнавчому музею колекцію листівок, марок і конвертів</text:span>
</text:h>
      <text:p text:style-name="P4">
Authors: Ukrinform (Person)</text:p>
      <text:p text:style-name="P4">
Publisher: Укринформ (Organization)</text:p>
      <text:p text:style-name="P4">
Published Time: 2023-05-23T20:44:00+03:00</text:p>
      <text:p text:style-name="P4">
Modified Time: 2023-05-23T20:44:00+03:00</text:p>
      <text:p text:style-name="P4">
Description: Колекцію Херсонського краєзнавчого музею поповнили листівки, марки, конверти, які передав колектив Укрпошти. — Укрінформ.</text:p>
      <text:p text:style-name="P4">
Images: ['<text:a xlink:type="simple" xlink:href="https://static.ukrinform.com/photos/2023_05/thumb_files/630_360_1684863839-526.jpg" text:style-name="Internet_20_link" text:visited-style-name="Visited_20_Internet_20_Link">
630_360_16848...</text:a>
', '<text:a xlink:type="simple" xlink:href="https://static.ukrinform.com/photos/2023_05/1684863826-256.jpg" text:style-name="Internet_20_link" text:visited-style-name="Visited_20_Internet_20_Link">
1684863826-25...</text:a>
', '<text:a xlink:type="simple" xlink:href="https://static.ukrinform.com/photos/2023_05/1684863942-630.jpg" text:style-name="Internet_20_link" text:visited-style-name="Visited_20_Internet_20_Link">
1684863942-63...</text:a>
']</text:p>
      <text:p text:style-name="P4">
Tags: ['Херсон', 'Музей', 'Укрпошта']</text:p>
      <text:p text:style-name="P4">
Type: Article</text:p>
      <!--METADATA-->
      <text:p text:style-name="P4">
<draw:frame draw:style-name="fr1" draw:name="Image179" text:anchor-type="as-char" svg:width="6.9236in" svg:height="3.956343in" draw:z-index="0">
<draw:image xlink:href="../Images/yкринформ/2023-05-23T20-44-00-03-00/630_360_1684863839-526.jpg" xlink:type="simple" xlink:show="embed" xlink:actuate="onLoad" draw:mime-type="image/jpeg"/>
</draw:frame>
 КолекціюХерсонського краєзнавчого музею поповнили листівки, марки, конверти, якіпередав колектив Укрпошти.</text:p>
      <text:p text:style-name="P4">
Як передає Укрінформ, про це повідомляє <text:a xlink:type="simple" xlink:href="https://www.facebook.com/hokmksua/posts/pfbid0ncszKiHAewZzi86k74kJ5YkJC3ek2v6yopDLQbgBNjag9UDe37AcQ5jaTkC4wZMBl" text:style-name="Internet_20_link" text:visited-style-name="Visited_20_Internet_20_Link">
</text:a>
</text:p>
      <text:p text:style-name="P4">
«Сьогодні відбулося чергове поповнення колекції музею! Допомогу у відновленніфондів Херсонського обласного краєзнавчого музею надав колектив Укрпошти», -йдеться у повідомленні.</text:p>
      <text:p text:style-name="P4">
Як зазначається, <text:a xlink:type="simple" xlink:href="https://www.ukrinform.ua/tag-muzej" text:style-name="Internet_20_link" text:visited-style-name="Visited_20_Internet_20_Link">
 </text:a>
 отримав 58найменувань продукції: листівки, марки, конверти, видані протягом 2022-23років, зокрема, примірники з гаслом «Херсон – це Україна»!</text:p>
      <text:p text:style-name="P4">
<draw:frame draw:style-name="fr1" draw:name="Image180" text:anchor-type="as-char" svg:width="6.9236in" svg:height="6.661508in" draw:z-index="0">
<draw:image xlink:href="../Images/yкринформ/2023-05-23T20-44-00-03-00/1684863826-256.jpg" xlink:type="simple" xlink:show="embed" xlink:actuate="onLoad" draw:mime-type="image/jpeg"/>
</draw:frame>
</text:p>
      <text:p text:style-name="P4">
«Символи Херсонщини – кавун та помідори – на малюнках Андрія Сагача набулинового значення. Скибки кавунчика символізують херсонців, насіння кавуна – церакети, якими російські загарбники обстрілювали місто», - йдеться уповідомленні. На скибці зображені сцени спротиву херсонців і терору, якомупіддавали Херсонщину.</text:p>
      <text:p text:style-name="P4">
<draw:frame draw:style-name="fr1" draw:name="Image181" text:anchor-type="as-char" svg:width="6.9236in" svg:height="7.390523in" draw:z-index="0">
<draw:image xlink:href="../Images/yкринформ/2023-05-23T20-44-00-03-00/1684863942-630.jpg" xlink:type="simple" xlink:show="embed" xlink:actuate="onLoad" draw:mime-type="image/jpeg"/>
</draw:frame>
</text:p>
      <text:p text:style-name="P4">
<text:span text:style-name="T4">
Читайте також:</text:span>
 <text:a xlink:type="simple" xlink:href="https://www.ukrinform.ua/rubric-culture/3712208-u-mikolaevi-prezentuvali-pidsumki-persogo-etapu-proektu-vogni-pivdna-ludimaaki.html" text:style-name="Internet_20_link" text:visited-style-name="Visited_20_Internet_20_Link">
 </text:a>
</text:p>
      <text:p text:style-name="P4">
Музей висловив вдячність керівництву і працівникам Укрпошти за таку увагу.</text:p>
      <text:p text:style-name="P4">
Як повідомляв Укрінформ, із херсонських музеїв російські агресори викралинайцінніші експонати.</text:p>
      <text:p text:style-name="P4">
У Херсоні <text:a xlink:type="simple" xlink:href="https://www.ukrinform.ua/rubric-culture/3711315-u-hersonskomu-muzei-vidkrili-vistavku-herson2022-hroniki-deokupacii.html" text:style-name="Internet_20_link" text:visited-style-name="Visited_20_Internet_20_Link">
 </text:a>
</text:p>
      <text:p text:style-name="P4">
Source: <text:a xlink:type="simple" xlink:href="https://www.ukrinform.ua/rubric-culture/3713271-ukrposta-peredala-hersonskomu-kraeznavcomu-muzeu-kolekciu-listivok-marok-i-konvertiv.html" text:style-name="Internet_20_link" text:visited-style-name="Visited_20_Internet_20_Link">
https://www.ukrinform.ua/rubric-culture/3713271-ukrposta-peredala-hersonskomu-kraeznavcomu-muzeu-kolekciu-listivok-marok-i-konvertiv.html</text:a>
</text:p>
      <!--NEWS-->
      <text:h text:style-name="P10" text:outline-level="1">
<text:span text:style-name="T4">
Бахмут під вогневим контролем України – Данілов</text:span>
</text:h>
      <text:p text:style-name="P4">
Authors: Ukrinform (Person)</text:p>
      <text:p text:style-name="P4">
Publisher: Укринформ (Organization)</text:p>
      <text:p text:style-name="P4">
Published Time: 2023-05-23T20:46:21+03:00</text:p>
      <text:p text:style-name="P4">
Modified Time: 2023-05-23T20:46:21+03:00</text:p>
      <text:p text:style-name="P4">
Description: Місто Бахмут знаходиться під вогневим контролем Сил оборони України, які звільнять його та інші міста Донецької, Луганської, Херсонської, Запорізької областей та Криму. — Укрінформ.</text:p>
      <text:p text:style-name="P4">
Images: ['<text:a xlink:type="simple" xlink:href="https://static.ukrinform.com/photos/2023_03/thumb_files/630_360_1678825036-533.jpg" text:style-name="Internet_20_link" text:visited-style-name="Visited_20_Internet_20_Link">
630_360_16788...</text:a>
']</text:p>
      <text:p text:style-name="P4">
Tags: None</text:p>
      <text:p text:style-name="P4">
Type: Article</text:p>
      <!--METADATA-->
      <text:p text:style-name="P4">
<draw:frame draw:style-name="fr1" draw:name="Image182" text:anchor-type="as-char" svg:width="6.9236in" svg:height="3.956343in" draw:z-index="0">
<draw:image xlink:href="../Images/yкринформ/2023-05-23T20-46-21-03-00/630_360_1678825036-533.jpg" xlink:type="simple" xlink:show="embed" xlink:actuate="onLoad" draw:mime-type="image/jpeg"/>
</draw:frame>
 МістоБахмут знаходиться під вогневим контролем Сил оборони України, які звільнятьйого та інші міста Донецької, Луганської, Херсонської, Запорізької областей таКриму.</text:p>
      <text:p text:style-name="P4">
Як передає Укрінформ, про це в ефірі загальнонаціонального телемарафону «Єдиніновини» повідомив Секретар РНБО Олексій Данілов.</text:p>
      <text:p text:style-name="P4">
«Те, що стосується взяли-не взяли Бахмут, я можу сказати, що Бахмутзнаходиться під нашим вогневим контролем. Нічого там до кінця не вирішено івсі його (ватажка ПВК «Вагнер» Євгена Пригожина – ред.) забаганки, що вонинібито там дійшли, прийшли, десь там хтось когось вітав. Я не знаю з чим вонивітають, вони з 1 серпня 2022 року не могли і не можуть взяти невеликийрайонний центр, а вони зібралися брати нашу Україну, то хай почекають», -заявив Данілов.</text:p>
      <text:p text:style-name="P4">
Відповідаючи на питання щодо просування Сил оборони з флангів довкола Бахмуту,Секретар РНБО відзначив, що українські захисники просуватимуться не лише біляБахмута, а й по всій Донеччині, Луганщині та інших областях України.</text:p>
      <text:p text:style-name="P4">
«Це буде не тільки Бахмут. Це буде Донецьк, Луганськ, це будуть всі нашіміста, які є на території Донецької та Луганської областей, на територіїХерсонської області, частини Запорізької області та в Криму. Вони будуть бігтиз усіх територій, які на сьогоднішній день тимчасово знаходяться під їх нібитоконтролем. Ми зробимо все, щоб це було якомога швидше», - запевнив Данілов.</text:p>
      <text:p text:style-name="P4">
Він додав, що Сили оборони робитимуть все, аби звільнення відбулося впоточному році та наголосив, що допомога міжнародних партнерів є ключовою вцих процесах.</text:p>
      <text:p text:style-name="P4">
Як повідомляв Укрінформ, на Бахмутському напрямку кількість боєзіткнень зворогом за добу зменшилась до трьох. Силами оборони знищено 79 окупантів, 111зазнали поранень, один потрапив в полон.</text:p>
      <text:p text:style-name="P4">
Source: <text:a xlink:type="simple" xlink:href="https://www.ukrinform.ua/rubric-ato/3713270-bahmut-pid-vognevim-kontrolem-ukraini-danilov.html" text:style-name="Internet_20_link" text:visited-style-name="Visited_20_Internet_20_Link">
https://www.ukrinform.ua/rubric-ato/3713270-bahmut-pid-vognevim-kontrolem-ukraini-danilov.html</text:a>
</text:p>
      <!--NEWS-->
      <text:h text:style-name="P10" text:outline-level="1">
<text:span text:style-name="T4">
У Нідерландах хочуть стягнути компенсацію з Google за порушення конфіденційності</text:span>
</text:h>
      <text:p text:style-name="P4">
Authors: Ukrinform (Person)</text:p>
      <text:p text:style-name="P4">
Publisher: Укринформ (Organization)</text:p>
      <text:p text:style-name="P4">
Published Time: 2023-05-23T20:51:00+03:00</text:p>
      <text:p text:style-name="P4">
Modified Time: 2023-05-23T20:51:00+03:00</text:p>
      <text:p text:style-name="P4">
Description: Нідерландська асоціація споживачів має намір подати позов проти Google за масові порушення у сфері конфіденційності користувачів. — Укрінформ.</text:p>
      <text:p text:style-name="P4">
Images: ['<text:a xlink:type="simple" xlink:href="https://static.ukrinform.com/photos/2019_03/thumb_files/630_360_1553098741-454.jpg" text:style-name="Internet_20_link" text:visited-style-name="Visited_20_Internet_20_Link">
630_360_15530...</text:a>
']</text:p>
      <text:p text:style-name="P4">
Tags: ['Google', 'Позов', 'Суд']</text:p>
      <text:p text:style-name="P4">
Type: Article</text:p>
      <!--METADATA-->
      <text:p text:style-name="P4">
<draw:frame draw:style-name="fr1" draw:name="Image183" text:anchor-type="as-char" svg:width="6.9236in" svg:height="3.956343in" draw:z-index="0">
<draw:image xlink:href="../Images/yкринформ/2023-05-23T20-51-00-03-00/630_360_1553098741-454.jpg" xlink:type="simple" xlink:show="embed" xlink:actuate="onLoad" draw:mime-type="image/jpeg"/>
</draw:frame>
Нідерландська асоціація споживачів має намір подати позов проти Google замасові порушення у сфері конфіденційності користувачів.</text:p>
      <text:p text:style-name="P4">
Про це повідомляє Укрінформ з посиланням на  <text:a xlink:type="simple" xlink:href="https://nos.nl/artikel/2476129-consumentenbond-komt-met-massaclaim-tegen-google" text:style-name="Internet_20_link" text:visited-style-name="Visited_20_Internet_20_Link">
</text:a>
 .</text:p>
      <text:p text:style-name="P4">
“Асоціація споживачів готує позов проти Google. За даними профспілки, компаніямасово порушує конфіденційність користувачів”, - йдеться у повідомленні.</text:p>
      <text:p text:style-name="P4">
Зазначається, що асоціація має намір звернутися до суду, якщо американськакомпанія не припинить цієї діяльності і не виплатить компенсації.</text:p>
      <text:p text:style-name="P4">
Раніше асоціація споживачів вже досягла успіху в аналогічному процесі щодоFacebook.</text:p>
      <text:p text:style-name="P4">
“Google є найвідомішою компанією з обробки даних у світі”, - каже представникасоціації споживачів Джерард Спіренбург.</text:p>
      <text:p text:style-name="P4">
Як вважають в асоціації, Google використовує різні техніки, тому користувачі,часто самі того не усвідомлюючи і відповідно ненавмисно, дають дозвіл компаніїна збір даних, що суперечить закону.</text:p>
      <text:p text:style-name="P4">
<text:span text:style-name="T4">
Читайте також:</text:span>
 <text:a xlink:type="simple" xlink:href="https://www.ukrinform.ua/rubric-technology/3711870-porusenna-antimonopolnogo-zakonodavstva-india-protidiatime-google.html" text:style-name="Internet_20_link" text:visited-style-name="Visited_20_Internet_20_Link">
 <text:span text:style-name="T4">
Google</text:span>
 </text:a>
</text:p>
      <text:p text:style-name="P4">
На даному етапі Нідерландська асоціація споживачів хоче розпочати переговоридля того, щоб Google виплатила компенсацію всім нідерландцям, які користуютьсясервісами компанії з 1 березня 2012 року. Якщо сторонам не вдасться досягтидомовленості, то асоціація буде звертатися до суду.</text:p>
      <text:p text:style-name="P4">
У свою чергу в <text:a xlink:type="simple" xlink:href="https://www.ukrinform.ua/tag-google" text:style-name="Internet_20_link" text:visited-style-name="Visited_20_Internet_20_Link">
 </text:a>
 заявили, що з усієюсерйозністю ставляться до скарг на порушень конфіденційності користувачів.</text:p>
      <text:p text:style-name="P4">
Як повідомляв Укрінформ, у березні цього року суд вирішив, що Facebook порушивприватність користувачів у Нідерландах.</text:p>
      <text:p text:style-name="P4">
Суд у Нідерландах дійшов висновку, що Facebook порушив конфіденційністьнідерландських користувачів платформи.</text:p>
      <text:p text:style-name="P4">
<text:span text:style-name="T4">
Читайте також:</text:span>
 <text:a xlink:type="simple" xlink:href="https://www.ukrinform.ua/rubric-technology/3709572-google-zapuskae-funkcii-dla-posuku-fejkovih-ta-stucno-zgenerovanih-zobrazen.html" text:style-name="Internet_20_link" text:visited-style-name="Visited_20_Internet_20_Link">
 <text:span text:style-name="T4">
Google</text:span>
 </text:a>
</text:p>
      <text:p text:style-name="P4">
Рішення прийнято у справі, порушеній Асоціацією споживачів і Data PrivacyFoundation (DPS).</text:p>
      <text:p text:style-name="P4">
Суд ухвалив, що Facebook недостатньо інформував нідерландських користувачівпро те, що платформа робить з їхніми даними. Цим Facebook порушує закон проконфіденційність, який передбачає, що завжди має бути зрозуміло, з якоїпричини та з якоюю метою обробляються певні конфіденційні дані.</text:p>
      <text:p text:style-name="P4">
Рішення суду охоплює період з 2010 по 2020 рр.</text:p>
      <text:p text:style-name="P4">
Асоціація споживачів торік закликала нідерландських користувачів Facebookприєднатися до неї у справі проти соціальної мережі. Зараз їх близько 190 тис.</text:p>
      <text:p text:style-name="P4">
Source: <text:a xlink:type="simple" xlink:href="https://www.ukrinform.ua/rubric-technology/3713272-u-niderlandah-hocut-stagnuti-kompensaciu-z-google-za-porusenna-konfidencijnosti.html" text:style-name="Internet_20_link" text:visited-style-name="Visited_20_Internet_20_Link">
https://www.ukrinform.ua/rubric-technology/3713272-u-niderlandah-hocut-stagnuti-kompensaciu-z-google-za-porusenna-konfidencijnosti.html</text:a>
</text:p>
      <!--NEWS-->
      <text:h text:style-name="P10" text:outline-level="1">
<text:span text:style-name="T4">
Угорщина – єдина країна, яка не відкликала односторонні обмеження аграрного імпорту з України</text:span>
</text:h>
      <text:p text:style-name="P4">
Authors: Ukrinform (Person)</text:p>
      <text:p text:style-name="P4">
Publisher: Укринформ (Organization)</text:p>
      <text:p text:style-name="P4">
Published Time: 2023-05-23T20:53:00+03:00</text:p>
      <text:p text:style-name="P4">
Modified Time: 2023-05-23T20:53:00+03:00</text:p>
      <text:p text:style-name="P4">
Description: Угорщина залишається єдиною з країн-сусідів України, яка до сьогодні зберігає односторонні обмеження проти українського сільськогосподарського імпорту. — Укрінформ.</text:p>
      <text:p text:style-name="P4">
Images: ['<text:a xlink:type="simple" xlink:href="https://static.ukrinform.com/photos/2022_06/thumb_files/630_360_1655013510-329.jpg" text:style-name="Internet_20_link" text:visited-style-name="Visited_20_Internet_20_Link">
630_360_16550...</text:a>
']</text:p>
      <text:p text:style-name="P4">
Tags: ['Євросоюз', 'Імпорт', 'Угорщина', 'Україна', 'Агропродукція']</text:p>
      <text:p text:style-name="P4">
Type: Article</text:p>
      <!--METADATA-->
      <text:p text:style-name="P4">
<draw:frame draw:style-name="fr1" draw:name="Image184" text:anchor-type="as-char" svg:width="6.9236in" svg:height="3.956343in" draw:z-index="0">
<draw:image xlink:href="../Images/yкринформ/2023-05-23T20-53-00-03-00/630_360_1655013510-329.jpg" xlink:type="simple" xlink:show="embed" xlink:actuate="onLoad" draw:mime-type="image/jpeg"/>
</draw:frame>
 Угорщиназалишається єдиною з країн-сусідів України, яка до сьогодні зберігаєодносторонні обмеження проти українського сільськогосподарського імпорту.</text:p>
      <text:p text:style-name="P4">
Про це сьогодні у Брюсселі під час брифінгу для преси заявила речницяЄвропейської комісії з питань торгівлі та сільського господарства МіріамГарсіа Феррер, повідомляє кореспондент Укрінформу.</text:p>
      <text:p text:style-name="P4">
«Є все ще одна країна, яка не скасувала одноосібні заходи проти аграрногоекспорту з України. Це не обов’язково має відбиватися на українському транзиті(зерна – ред.), і не стосується усього ЄС. Але ми запропонували пакет допомогиза умови, що односторонні заходи мають бути відкликані. Країна, яка цього незробила – <text:a xlink:type="simple" xlink:href="https://www.ukrinform.ua/tag-ugorsina" text:style-name="Internet_20_link" text:visited-style-name="Visited_20_Internet_20_Link">
 </text:a>
 », - зазначила речницяЄврокомісії, відповідаючи на запитання журналістів.</text:p>
      <text:p text:style-name="P4">
Вона нагадала, що 28 квітня Єврокомісія погодила з чотирма країнами-сусідамиУкраїни – Болгарією, Угорщиною, Польщею і Словаччиною, - пакет заходів, якиймав виконуватися після того, як згадані країни скасують свої одноосібні діїпроти аграрного імпорту з України. Цей пакет також включав пряму допомогу дляфермерів, що постраждали, в п’яти країнах, включаючи Румунію.</text:p>
      <text:p text:style-name="P4">
<text:span text:style-name="T4">
Читайте також:</text:span>
 <text:a xlink:type="simple" xlink:href="https://www.ukrinform.ua/rubric-economy/3709952-ugorsina-zbilsila-termin-tranzitu-ukrainskih-tovariv.html" text:style-name="Internet_20_link" text:visited-style-name="Visited_20_Internet_20_Link">
 <text:span text:style-name="T4">
Угорщина</text:span>
 <text:span text:style-name="T4">
збільшила</text:span>
 <text:span text:style-name="T4">
термін</text:span>
 <text:span text:style-name="T4">
транзиту</text:span>
<text:span text:style-name="T4">
українських</text:span>
 <text:span text:style-name="T4">
товарів</text:span>
 </text:a>
</text:p>
      <text:p text:style-name="P4">
«Ми мали презентацію цих заходів за участі різних країн 3 травня. Тоді миобговорили пакет допомоги на 100 мільйонів євро та умови його розміщення. Нацей момент, ми все ще чекаємо на усунення певних односторонніх заходів, якібули запроваджені, до того, як ми зможемо зробити наступний крок», - додалаФеррер.</text:p>
      <text:p text:style-name="P4">
Вона зауважила, що ці гроші виділяються з так званого сільськогосподарськогорезерву ЄС у розмірі 450 мільйонів євро на рік.</text:p>
      <text:p text:style-name="P4">
«Ми вже використали частину цієї суми для першого пакету допомоги (56мільйонів євро – ред.), який ми представили у березні. Зараз ми запропонувалище 100 мільйонів євро для другого пакету і також - менш значні суми для країн,що були вражені іншими ринковими ситуаціями та кризами. Тож нам ще доступнобільше половини цієї суми і ми готові її використати, якщо виникне інша кризаабо ситуація, які цього потребуватимуть», - зазначила речниця Єврокомісії.</text:p>
      <text:p text:style-name="P4">
<text:span text:style-name="T4">
Читайте також:</text:span>
 <text:a xlink:type="simple" xlink:href="https://www.ukrinform.ua/rubric-economy/3713254-obmezenna-eksportu-ukrainskoi-agroprodukcii-protiricit-ugodi-pro-asociaciu-nimecki-eksperti.html" text:style-name="Internet_20_link" text:visited-style-name="Visited_20_Internet_20_Link">
 <text:span text:style-name="T4">
експерти</text:span>
 </text:a>
</text:p>
      <text:p text:style-name="P4">
Відповідаючи на запитання журналістів про те, чи отримала Єврокомісія лист відкількох країн-членів, які висловлюють протест проти виділення допомоги зсільськогосподарського резерву країнам, які вдаються до шантажу навколотранзиту зерна з України, речниця підтвердила, що Єврокомісія отримала такезвернення.</text:p>
      <text:p text:style-name="P4">
«Я можу підтвердити, що Єврокомісія отримала такий лист у травні, тобто цьогомісяця. Ми невдовзі надамо відповідь. Але я не можу заздалегідь передбачати вцей момент, якою буде така відповідь», - сказала речниця Єврокомісії.</text:p>
      <text:p text:style-name="P4">
Як повідомлялося, <text:a xlink:type="simple" xlink:href="https://www.ukrinform.ua/rubric-economy/3703840-evrokomisia-zaboronila-import-okremih-agroproduktiv-z-ukraini.html" text:style-name="Internet_20_link" text:visited-style-name="Visited_20_Internet_20_Link">
 </text:a>
 , які обмежують надходження сільськогосподарських товарівукраїнського виробництва до Болгарії, Угорщини, Польщі, Румунії та Словаччини.Обмеження стосуватимуться чотирьох сільськогосподарських продуктів: пшениці,кукурудзи, ріпаку та насіння соняшнику, що походять з України – і будутьчинними до 5 червня 2023 року.</text:p>
      <text:p text:style-name="P4">
Source: <text:a xlink:type="simple" xlink:href="https://www.ukrinform.ua/rubric-economy/3713275-ugorsina-edina-kraina-aka-ne-vidklikala-odnostoronni-obmezenna-agrarnogo-importu-z-ukraini.html" text:style-name="Internet_20_link" text:visited-style-name="Visited_20_Internet_20_Link">
https://www.ukrinform.ua/rubric-economy/3713275-ugorsina-edina-kraina-aka-ne-vidklikala-odnostoronni-obmezenna-agrarnogo-importu-z-ukraini.html</text:a>
</text:p>
      <!--NEWS-->
      <text:h text:style-name="P10" text:outline-level="1">
<text:span text:style-name="T4">
У Бразилії оголосили надзвичайний стан через пташиний грип</text:span>
</text:h>
      <text:p text:style-name="P4">
Authors: Ukrinform (Person)</text:p>
      <text:p text:style-name="P4">
Publisher: Укринформ (Organization)</text:p>
      <text:p text:style-name="P4">
Published Time: 2023-05-23T20:56:00+03:00</text:p>
      <text:p text:style-name="P4">
Modified Time: 2023-05-23T20:56:00+03:00</text:p>
      <text:p text:style-name="P4">
Description: Бразилія оголосила шестимісячну надзвичайну ситуацію у сфері охорони здоров'я тварин після того, як у диких птахів було виявлено декілька випадків пташиного грипу. — Укрінформ.</text:p>
      <text:p text:style-name="P4">
Images: ['<text:a xlink:type="simple" xlink:href="https://static.ukrinform.com/photos/2023_05/thumb_files/630_360_1684843910-972.png" text:style-name="Internet_20_link" text:visited-style-name="Visited_20_Internet_20_Link">
630_360_16848...</text:a>
']</text:p>
      <text:p text:style-name="P4">
Tags: ['Бразилія', 'Надзвичайна ситуація', 'Пташиний грип']</text:p>
      <text:p text:style-name="P4">
Type: Article</text:p>
      <!--METADATA-->
      <text:p text:style-name="P4">
<draw:frame draw:style-name="fr1" draw:name="Image185" text:anchor-type="as-char" svg:width="6.9236in" svg:height="3.956343in" draw:z-index="0">
<draw:image xlink:href="../Images/yкринформ/2023-05-23T20-56-00-03-00/630_360_1684843910-972.png" xlink:type="simple" xlink:show="embed" xlink:actuate="onLoad" draw:mime-type="image/png"/>
</draw:frame>
 Бразиліяоголосила шестимісячну надзвичайну ситуацію у сфері охорони здоров'я тваринпісля того, як у диких птахів було виявлено декілька випадків пташиного грипу.</text:p>
      <text:p text:style-name="P4">
Як передає Укрінформ, про це повідомляє <text:a xlink:type="simple" xlink:href="https://www.bbc.co.uk/news/world-latin-america-65679328" text:style-name="Internet_20_link" text:visited-style-name="Visited_20_Internet_20_Link">
 </text:a>
 .</text:p>
      <text:p text:style-name="P4">
Як зазначається, у штаті Еспіріту-Санту було зареєстровано сім випадків грипу,ще один був виявлений у штаті Ріо-де-Жанейро.</text:p>
      <text:p text:style-name="P4">
Оголошення надзвичайної ситуації полегшить уряду вжиття заходів, щоб зупинитипоширення високоінфекційного вірусу H5N1.</text:p>
      <text:p text:style-name="P4">
<text:a xlink:type="simple" xlink:href="https://www.ukrinform.ua/tag-brazilia" text:style-name="Internet_20_link" text:visited-style-name="Visited_20_Internet_20_Link">
 </text:a>
 є найбільшим у світі експортеромкурячого м’яса з річним обсягом продажів майже 10 мільярдів доларів.</text:p>
      <text:p text:style-name="P4">
Втім, влада каже, що випадки були виявлені далеко від основних районіввиробництва продукції - на півдні Бразилії.</text:p>
      <text:p text:style-name="P4">
<text:span text:style-name="T4">
Читайте також:</text:span>
 <text:a xlink:type="simple" xlink:href="https://www.ukrinform.ua/rubric-world/3683820-u-niderlandah-vakcinu-proti-ptasinogo-gripu-protestuut-na-ptahofabrikah.html" text:style-name="Internet_20_link" text:visited-style-name="Visited_20_Internet_20_Link">
 </text:a>
</text:p>
      <text:p text:style-name="P4">
Виявлення випадку хвороби на фермі часто призводить до бракування великоїкількості птахів – і іноді може спричинити обмеження торгівлі з іншимикраїнами.</text:p>
      <text:p text:style-name="P4">
"У якості запобіжного заходу по всій країні на найближчі 180 днів оголошенонадзвичайний стан у сфері охорони здоров’я", - йдеться у повідомленні.</text:p>
      <text:p text:style-name="P4">
Як повідомляв Укрінформ, у січні міністерство сільського господарства Франціїповідомило, що в країні потрібно знищити 2,5 мільйона свійських птахів,оскільки на південному заході держави було виявлено декілька осередків спалахупташиного грипу.</text:p>
      <text:p text:style-name="P4">
<text:span text:style-name="T5">
Фото: Getty Images</text:span>
</text:p>
      <text:p text:style-name="P4">
Source: <text:a xlink:type="simple" xlink:href="https://www.ukrinform.ua/rubric-world/3713089-u-brazilii-ogolosili-nadzvicajnij-stan-cerez-ptasinij-grip.html" text:style-name="Internet_20_link" text:visited-style-name="Visited_20_Internet_20_Link">
https://www.ukrinform.ua/rubric-world/3713089-u-brazilii-ogolosili-nadzvicajnij-stan-cerez-ptasinij-grip.html</text:a>
</text:p>
      <!--NEWS-->
      <text:h text:style-name="P10" text:outline-level="1">
<text:span text:style-name="T4">
У нас залишилось 30 чоловік — перехоплення ГУР</text:span>
</text:h>
      <text:p text:style-name="P4">
Author: ['АРМІЯINFORM']</text:p>
      <text:p text:style-name="P4">
Time: 2023-05-23T21:00:00-04:00</text:p>
      <text:p text:style-name="P4">
Description: Головне управління розвідки Міністерства оборони України оприлюднило н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draw:frame draw:style-name="fr1" draw:name="Image186" text:anchor-type="as-char" svg:width="6.9236in" svg:height="3.894525in" draw:z-index="0">
<draw:image xlink:href="../Images/AРМІЯINFORM/2023-05-23T21-00-00-04-00/gurperehoplennya.jpg" xlink:type="simple" xlink:show="embed" xlink:actuate="onLoad" draw:mime-type="image/jpeg"/>
</draw:frame>
</text:p>
      <text:p text:style-name="P4">
Головне управління розвідки Міністерства оборони України оприлюднило новеперехоплення розмови, на якому російський окупант розповідає дружині провтрати та особливості обстрілів.</text:p>
      <text:p text:style-name="P4">
«Нас розбили, у нас залишилось 30 чоловік. Я вже "затрьохсотився". Коптергранату скинув», — говорить окупант своєму другу про ситуацію у підрозділі тапро своє поранення.</text:p>
      <text:p text:style-name="P4">
Source: <text:a xlink:type="simple" xlink:href="https://armyinform.com.ua/2023/05/23/u-nas-zalyshylos-30-cholovik-perehoplennya-gur/" text:style-name="Internet_20_link" text:visited-style-name="Visited_20_Internet_20_Link">
https://armyinform.com.ua/2023/05/23/u-nas-zalyshylos-30-cholovik-perehoplennya-gur/</text:a>
</text:p>
      <!--NEWS-->
      <text:h text:style-name="P10" text:outline-level="1">
<text:span text:style-name="T4">
Красюк: Розглядаємо варіант, що Берінчик проведе бій в андеркарді Усика</text:span>
</text:h>
      <text:p text:style-name="P4">
Authors: Ukrinform (Person)</text:p>
      <text:p text:style-name="P4">
Publisher: Укринформ (Organization)</text:p>
      <text:p text:style-name="P4">
Published Time: 2023-05-23T21:00:37+03:00</text:p>
      <text:p text:style-name="P4">
Modified Time: 2023-05-23T21:00:37+03:00</text:p>
      <text:p text:style-name="P4">
Description: Нещодавно Денис відмовився від поєдинку з італійцем Марсілі і втратив титул чемпіона EBU. — Укрінформ.</text:p>
      <text:p text:style-name="P4">
Images: ['<text:a xlink:type="simple" xlink:href="https://static.ukrinform.com/photos/2023_05/thumb_files/630_360_1684864735-780.jpg" text:style-name="Internet_20_link" text:visited-style-name="Visited_20_Internet_20_Link">
630_360_16848...</text:a>
']</text:p>
      <text:p text:style-name="P4">
Tags: ['Бокс']</text:p>
      <text:p text:style-name="P4">
Type: Article</text:p>
      <!--METADATA-->
      <text:p text:style-name="P4">
<draw:frame draw:style-name="fr1" draw:name="Image187" text:anchor-type="as-char" svg:width="6.9236in" svg:height="3.956343in" draw:z-index="0">
<draw:image xlink:href="../Images/yкринформ/2023-05-23T21-00-37-03-00/630_360_1684864735-780.jpg" xlink:type="simple" xlink:show="embed" xlink:actuate="onLoad" draw:mime-type="image/jpeg"/>
</draw:frame>
 НещодавноДенис відмовився від поєдинку з італійцем Марсілі і втратив титул чемпіонаEBU.</text:p>
      <text:p text:style-name="P4">
Олександр Красюк, промоутер чемпіона WBO International у легкій вазі ДенисаБерінчика (17-0, 9 КО), розповів про наступний бій свого клієнта, <text:a xlink:type="simple" xlink:href="https://champion.com.ua/boxing/2023/05/23/929984/promouter-usyka-rozpoviv-pro-rynkovu-vartist-nastupnoho-boyu-ukrayintsya" text:style-name="Internet_20_link" text:visited-style-name="Visited_20_Internet_20_Link">
</text:a>
 Champion, передає Укрінформ.</text:p>
      <text:p text:style-name="P4">
«Розглядаємо цей варіант [з проведенням бою Берінчика в Польщі в андеркардіпоєдинку Усик – Дюбуа]. Не забувайте, що Берінчик має ще одного промоутераФренка Воррена, який має ті ж зобов’язання щодо організації наступногопоєдинку Дениса», - сказав Красюк.</text:p>
      <text:p text:style-name="P4">
У своєму останньому бою українець переміг володаря титулу EBU француза ІванаМенді у об’єднавчому бою. Після цієї перемоги Денис підписав контракт ізпромоутерською компанією Френка Воррена.</text:p>
      <text:p text:style-name="P4">
<text:span text:style-name="T4">
Читайте також:</text:span>
 <text:a xlink:type="simple" xlink:href="https://www.ukrinform.ua/rubric-sports/3708537-berincik-vidmovivsa-zahisati-titul-zalisivsi-poas-ebu-vakantnim.html" text:style-name="Internet_20_link" text:visited-style-name="Visited_20_Internet_20_Link">
 <text:span text:style-name="T4">
Берінчи</text:span>
 </text:a>
</text:p>
      <text:p text:style-name="P4">
24 червня українець мав провести захист титулу чемпіона Європи EBU зіталійським 46-річним боксером Еміліано Марсілі. Проте Берінчик відмовився відтитулу та звільнив пояс EBU.</text:p>
      <text:p text:style-name="P4">
Фото: Getty Images</text:p>
      <text:p text:style-name="P4">
Source: <text:a xlink:type="simple" xlink:href="https://www.ukrinform.ua/rubric-sports/3713273-krasuk-rozgladaemo-variant-so-berincik-provede-bij-v-anderkardi-usika.html" text:style-name="Internet_20_link" text:visited-style-name="Visited_20_Internet_20_Link">
https://www.ukrinform.ua/rubric-sports/3713273-krasuk-rozgladaemo-variant-so-berincik-provede-bij-v-anderkardi-usika.html</text:a>
</text:p>
      <!--NEWS-->
      <text:h text:style-name="P10" text:outline-level="1">
<text:span text:style-name="T4">
Данілов не виключає появу російських добровольців у Брянській, Курській, Воронезькій областях</text:span>
</text:h>
      <text:p text:style-name="P4">
Authors: Ukrinform (Person)</text:p>
      <text:p text:style-name="P4">
Publisher: Укринформ (Organization)</text:p>
      <text:p text:style-name="P4">
Published Time: 2023-05-23T21:00:50+03:00</text:p>
      <text:p text:style-name="P4">
Modified Time: 2023-05-23T21:00:50+03:00</text:p>
      <text:p text:style-name="P4">
Description: Протести росіян, аналогічні тим, що відбуваються в Бєлгородській області, будуть спостерігатись й в Брянській, Курській, Воронезькій та інших областях Росії. Ці процеси будуть постійними до повної перемоги України у війні. — Укрінформ.</text:p>
      <text:p text:style-name="P4">
Images: ['<text:a xlink:type="simple" xlink:href="https://static.ukrinform.com/photos/2023_02/thumb_files/630_360_1677009539-824.jpg" text:style-name="Internet_20_link" text:visited-style-name="Visited_20_Internet_20_Link">
630_360_16770...</text:a>
']</text:p>
      <text:p text:style-name="P4">
Tags: ['Протест', 'Росія', 'Данілов']</text:p>
      <text:p text:style-name="P4">
Type: Article</text:p>
      <!--METADATA-->
      <text:p text:style-name="P4">
<draw:frame draw:style-name="fr1" draw:name="Image188" text:anchor-type="as-char" svg:width="6.9236in" svg:height="3.956343in" draw:z-index="0">
<draw:image xlink:href="../Images/yкринформ/2023-05-23T21-00-50-03-00/630_360_1677009539-824.jpg" xlink:type="simple" xlink:show="embed" xlink:actuate="onLoad" draw:mime-type="image/jpeg"/>
</draw:frame>
 Протестиросіян, аналогічні тим, що відбуваються в Бєлгородській області, будутьспостерігатись й в Брянській, Курській, Воронезькій та інших областях Росії.Ці процеси будуть постійними до повної перемоги України у війні.</text:p>
      <text:p text:style-name="P4">
Як передає Укрінформ, про це в ефірі загальнонаціонального телемарафону «Єдиніновини» повідомив Секретар РНБО Олексій Данілов, відповідаючи на питання, чиварто чекати подібні події в інших областях росії.</text:p>
      <text:p text:style-name="P4">
«Брянська, Курська, Воронезька область, інші території не можуть бути вбезпеці з урахуванням того, що кількість російських громадян, яка категоричнопроти того режиму, який склався останні 23 роки на території <text:a xlink:type="simple" xlink:href="https://www.ukrinform.ua/tag-rosia" text:style-name="Internet_20_link" text:visited-style-name="Visited_20_Internet_20_Link">
</text:a>
 , звичайно, вони можуть в будь-якийточці РФ вставати на протести. Більше того, я впевнений, що до нашої перемогице будуть постійні, постійні процеси», - заявив Данілов.</text:p>
      <text:p text:style-name="P4">
Як повідомлялось раніше, в Бєлгородській області пролунали вибухи, а згодом умедіа з'явилась інформація про прихід на цю територію російських добровольців.</text:p>
      <text:p text:style-name="P4">
<text:span text:style-name="T4">
Читайте також:</text:span>
 <text:a xlink:type="simple" xlink:href="https://www.ukrinform.ua/rubric-ato/3713265-podii-v-belgorodskij-oblasti-niak-ne-vplinut-na-bezpekovu-situaciu-v-ukraini-sekretar-rnbo.html" text:style-name="Internet_20_link" text:visited-style-name="Visited_20_Internet_20_Link">
 </text:a>
</text:p>
      <text:p text:style-name="P4">
У соціальних мережах з'явилися заяви "Російського добровольчого корпусу" ілегіону "Свобода Росії" про визволення населених пунктів Козинка і Гора-Подолу Бєлгородській області.</text:p>
      <text:p text:style-name="P4">
Радник керівника Офісу Президента Михайло Подоляк заявив, що <text:a xlink:type="simple" xlink:href="https://www.ukrinform.ua/rubric-ato/3712678-ukraina-ne-mae-stosunku-do-podij-u-belgorodskij-oblasti-rf-podolak.html" text:style-name="Internet_20_link" text:visited-style-name="Visited_20_Internet_20_Link">
</text:a>
 .</text:p>
      <text:p text:style-name="P4">
Представник Головного управління розвідки Міністерства оборони України АндрійЮсов заявив, що ситуація в Бєлгородській області РФ є внутрішнім конфліктом.</text:p>
      <text:p text:style-name="P4">
<text:span text:style-name="T5">
Фото: РНБО</text:span>
</text:p>
      <text:p text:style-name="P4">
Source: <text:a xlink:type="simple" xlink:href="https://www.ukrinform.ua/rubric-world/3713274-danilov-ne-viklucae-poavu-rosijskih-dobrovolciv-u-branskij-kurskij-voronezkij-oblastah.html" text:style-name="Internet_20_link" text:visited-style-name="Visited_20_Internet_20_Link">
https://www.ukrinform.ua/rubric-world/3713274-danilov-ne-viklucae-poavu-rosijskih-dobrovolciv-u-branskij-kurskij-voronezkij-oblastah.html</text:a>
</text:p>
      <!--NEWS-->
      <text:h text:style-name="P10" text:outline-level="1">
<text:span text:style-name="T4">
У Запоріжжі дружини загиблих бійців започаткували простір «Прапорець пам'яті»</text:span>
</text:h>
      <text:p text:style-name="P4">
Authors: Ukrinform (Person)</text:p>
      <text:p text:style-name="P4">
Publisher: Укринформ (Organization)</text:p>
      <text:p text:style-name="P4">
Published Time: 2023-05-23T21:05:13+03:00</text:p>
      <text:p text:style-name="P4">
Modified Time: 2023-05-23T21:05:13+03:00</text:p>
      <text:p text:style-name="P4">
Description: На День Героїв дружини загиблих бійців, які є учасницями проєкту "Коханий, я живу!" започаткували пам'ятний простір "Прапорець пам'яті".  — Укрінформ.</text:p>
      <text:p text:style-name="P4">
Images: ['<text:a xlink:type="simple" xlink:href="https://static.ukrinform.com/photos/2023_05/thumb_files/630_360_1684862681-5356.jpeg" text:style-name="Internet_20_link" text:visited-style-name="Visited_20_Internet_20_Link">
630_360_16848...</text:a>
', '<text:a xlink:type="simple" xlink:href="https://static.ukrinform.com/photos/2023_05/thumb_files/630_360_1684862680-7645.jpeg" text:style-name="Internet_20_link" text:visited-style-name="Visited_20_Internet_20_Link">
630_360_16848...</text:a>
', '<text:a xlink:type="simple" xlink:href="https://static.ukrinform.com/photos/2023_05/thumb_files/630_360_1684862680-7464.jpeg" text:style-name="Internet_20_link" text:visited-style-name="Visited_20_Internet_20_Link">
630_360_16848...</text:a>
', '<text:a xlink:type="simple" xlink:href="https://static.ukrinform.com/photos/2023_05/thumb_files/630_360_1684862680-3357.jpeg" text:style-name="Internet_20_link" text:visited-style-name="Visited_20_Internet_20_Link">
630_360_16848...</text:a>
', '<text:a xlink:type="simple" xlink:href="https://static.ukrinform.com/photos/2023_05/thumb_files/630_360_1684862680-1130.jpeg" text:style-name="Internet_20_link" text:visited-style-name="Visited_20_Internet_20_Link">
630_360_16848...</text:a>
', '<text:a xlink:type="simple" xlink:href="https://static.ukrinform.com/photos/2023_05/thumb_files/630_360_1684862680-2591.jpeg" text:style-name="Internet_20_link" text:visited-style-name="Visited_20_Internet_20_Link">
630_360_16848...</text:a>
', '<text:a xlink:type="simple" xlink:href="https://static.ukrinform.com/photos/2023_05/thumb_files/630_360_1684862681-7131.jpeg" text:style-name="Internet_20_link" text:visited-style-name="Visited_20_Internet_20_Link">
630_360_16848...</text:a>
', '<text:a xlink:type="simple" xlink:href="https://static.ukrinform.com/photos/2023_05/thumb_files/630_360_1684862681-1767.jpeg" text:style-name="Internet_20_link" text:visited-style-name="Visited_20_Internet_20_Link">
630_360_16848...</text:a>
', '<text:a xlink:type="simple" xlink:href="https://static.ukrinform.com/photos/2023_05/thumb_files/630_360_1684862681-2655.jpeg" text:style-name="Internet_20_link" text:visited-style-name="Visited_20_Internet_20_Link">
630_360_16848...</text:a>
', '<text:a xlink:type="simple" xlink:href="https://static.ukrinform.com/photos/2023_05/thumb_files/630_360_1684862681-8299.jpeg" text:style-name="Internet_20_link" text:visited-style-name="Visited_20_Internet_20_Link">
630_360_16848...</text:a>
', '<text:a xlink:type="simple" xlink:href="https://static.ukrinform.com/photos/2023_05/thumb_files/630_360_1684862681-3676.jpeg" text:style-name="Internet_20_link" text:visited-style-name="Visited_20_Internet_20_Link">
630_360_16848...</text:a>
', '<text:a xlink:type="simple" xlink:href="https://static.ukrinform.com/photos/2023_05/thumb_files/630_360_1684862682-4715.jpeg" text:style-name="Internet_20_link" text:visited-style-name="Visited_20_Internet_20_Link">
630_360_16848...</text:a>
', '<text:a xlink:type="simple" xlink:href="https://static.ukrinform.com/photos/2023_05/thumb_files/630_360_1684862682-5990.jpeg" text:style-name="Internet_20_link" text:visited-style-name="Visited_20_Internet_20_Link">
630_360_16848...</text:a>
', '<text:a xlink:type="simple" xlink:href="https://static.ukrinform.com/photos/2023_05/thumb_files/630_360_1684862682-6554.jpeg" text:style-name="Internet_20_link" text:visited-style-name="Visited_20_Internet_20_Link">
630_360_16848...</text:a>
', '<text:a xlink:type="simple" xlink:href="https://static.ukrinform.com/photos/2023_05/thumb_files/630_360_1684862688-6149.jpeg" text:style-name="Internet_20_link" text:visited-style-name="Visited_20_Internet_20_Link">
630_360_16848...</text:a>
', '<text:a xlink:type="simple" xlink:href="https://static.ukrinform.com/photos/2023_05/thumb_files/630_360_1684862688-1448.jpeg" text:style-name="Internet_20_link" text:visited-style-name="Visited_20_Internet_20_Link">
630_360_16848...</text:a>
', '<text:a xlink:type="simple" xlink:href="https://static.ukrinform.com/photos/2023_05/thumb_files/630_360_1684862696-5221.jpeg" text:style-name="Internet_20_link" text:visited-style-name="Visited_20_Internet_20_Link">
630_360_16848...</text:a>
']</text:p>
      <text:p text:style-name="P4">
Tags: None</text:p>
      <text:p text:style-name="P4">
Type: Article</text:p>
      <!--METADATA-->
      <text:p text:style-name="P4">
<draw:frame draw:style-name="fr1" draw:name="Image189" text:anchor-type="as-char" svg:width="6.9236in" svg:height="3.956343in" draw:z-index="0">
<draw:image xlink:href="../Images/yкринформ/2023-05-23T21-05-13-03-00/630_360_1684862681-5356.jpeg" xlink:type="simple" xlink:show="embed" xlink:actuate="onLoad" draw:mime-type="image/jpeg"/>
</draw:frame>
 На ДеньГероїв дружини загиблих бійців, які є учасницями проєкту "Коханий, я живу!"започаткували пам'ятний простір "Прапорець пам'яті".</text:p>
      <text:p text:style-name="P4">
Про це повідомляє кореспондент Укрінформу.</text:p>
      <text:p text:style-name="P4">
"Ініціатором цього заходу стала учасниця проєкту "Коханий, я живу!" Ірина. Тритижні тому на зустрічі вона запропонувала встановити прапорці, щоб вшануватипам'ять загиблих за Україну Воїнів", - розповіла організаторка проєкту ЯринаГеращенко.</text:p>
      <text:p text:style-name="P4">
За її словами, місце для пам'ятного простору обрали не випадково. Адже саметут ще до початку повномасштабного вторгнення планували встановити монументбійцям, загиблим в російсько-українській війні.</text:p>
      <text:p text:style-name="P4">
Проєкт монумента був затверджений до початку повномасштабної війни, дизайнстворив ветеран російсько-української війни на позивний "Дизайнер".</text:p>
      <text:p text:style-name="P4">
<text:span text:style-name="T4">
Читайте також:</text:span>
 <text:a xlink:type="simple" xlink:href="https://www.ukrinform.ua/rubric-regions/3713234-u-kropivnickomu-poprosalis-iz-cotirma-zagiblimi-vijskovimi.html" text:style-name="Internet_20_link" text:visited-style-name="Visited_20_Internet_20_Link">
 <text:span text:style-name="T4">
загиблим</text:span>
 </text:a>
</text:p>
      <text:p text:style-name="P4">
<draw:frame draw:style-name="fr1" draw:name="Image190" text:anchor-type="as-char" svg:width="6.9236in" svg:height="3.956343in" draw:z-index="0">
<draw:image xlink:href="../Images/yкринформ/2023-05-23T21-05-13-03-00/630_360_1684862680-7645.jpeg" xlink:type="simple" xlink:show="embed" xlink:actuate="onLoad" draw:mime-type="image/jpeg"/>
</draw:frame>
 УЗапоріжжі дружини загиблих бійців започаткували пам'ятний простір "Прапорецьпам'яті" / Фото: Дмитро Смольєнко, Укрінформ  <text:a xlink:type="simple" xlink:href="https://static.ukrinform.com/photos/2023_05/1684862680-7645.jpeg" text:style-name="Internet_20_link" text:visited-style-name="Visited_20_Internet_20_Link">
<draw:frame draw:style-name="fr1" draw:name="Image191" text:anchor-type="as-char" svg:width="6.9236in" svg:height="3.956343in" draw:z-index="0">
<draw:image xlink:href="../Images/yкринформ/2023-05-23T21-05-13-03-00/630_360_1684862680-7645.jpeg" xlink:type="simple" xlink:show="embed" xlink:actuate="onLoad" draw:mime-type="image/jpeg"/>
</draw:frame>
</text:a>
 <text:a xlink:type="simple" xlink:href="https://static.ukrinform.com/photos/2023_05/1684862681-5356.jpeg" text:style-name="Internet_20_link" text:visited-style-name="Visited_20_Internet_20_Link">
<draw:frame draw:style-name="fr1" draw:name="Image192" text:anchor-type="as-char" svg:width="6.9236in" svg:height="3.956343in" draw:z-index="0">
<draw:image xlink:href="../Images/yкринформ/2023-05-23T21-05-13-03-00/630_360_1684862681-5356.jpeg" xlink:type="simple" xlink:show="embed" xlink:actuate="onLoad" draw:mime-type="image/jpeg"/>
</draw:frame>
</text:a>
 <text:a xlink:type="simple" xlink:href="https://static.ukrinform.com/photos/2023_05/1684862680-7464.jpeg" text:style-name="Internet_20_link" text:visited-style-name="Visited_20_Internet_20_Link">
<draw:frame draw:style-name="fr1" draw:name="Image193" text:anchor-type="as-char" svg:width="6.9236in" svg:height="3.956343in" draw:z-index="0">
<draw:image xlink:href="../Images/yкринформ/2023-05-23T21-05-13-03-00/630_360_1684862680-7464.jpeg" xlink:type="simple" xlink:show="embed" xlink:actuate="onLoad" draw:mime-type="image/jpeg"/>
</draw:frame>
</text:a>
 <text:a xlink:type="simple" xlink:href="https://static.ukrinform.com/photos/2023_05/1684862680-3357.jpeg" text:style-name="Internet_20_link" text:visited-style-name="Visited_20_Internet_20_Link">
<draw:frame draw:style-name="fr1" draw:name="Image194" text:anchor-type="as-char" svg:width="6.9236in" svg:height="3.956343in" draw:z-index="0">
<draw:image xlink:href="../Images/yкринформ/2023-05-23T21-05-13-03-00/630_360_1684862680-3357.jpeg" xlink:type="simple" xlink:show="embed" xlink:actuate="onLoad" draw:mime-type="image/jpeg"/>
</draw:frame>
</text:a>
 <text:a xlink:type="simple" xlink:href="https://static.ukrinform.com/photos/2023_05/1684862680-1130.jpeg" text:style-name="Internet_20_link" text:visited-style-name="Visited_20_Internet_20_Link">
<draw:frame draw:style-name="fr1" draw:name="Image195" text:anchor-type="as-char" svg:width="6.9236in" svg:height="3.956343in" draw:z-index="0">
<draw:image xlink:href="../Images/yкринформ/2023-05-23T21-05-13-03-00/630_360_1684862680-1130.jpeg" xlink:type="simple" xlink:show="embed" xlink:actuate="onLoad" draw:mime-type="image/jpeg"/>
</draw:frame>
</text:a>
 <text:a xlink:type="simple" xlink:href="https://static.ukrinform.com/photos/2023_05/1684862680-2591.jpeg" text:style-name="Internet_20_link" text:visited-style-name="Visited_20_Internet_20_Link">
<draw:frame draw:style-name="fr1" draw:name="Image196" text:anchor-type="as-char" svg:width="6.9236in" svg:height="3.956343in" draw:z-index="0">
<draw:image xlink:href="../Images/yкринформ/2023-05-23T21-05-13-03-00/630_360_1684862680-2591.jpeg" xlink:type="simple" xlink:show="embed" xlink:actuate="onLoad" draw:mime-type="image/jpeg"/>
</draw:frame>
</text:a>
 <text:a xlink:type="simple" xlink:href="https://static.ukrinform.com/photos/2023_05/1684862681-7131.jpeg" text:style-name="Internet_20_link" text:visited-style-name="Visited_20_Internet_20_Link">
<draw:frame draw:style-name="fr1" draw:name="Image197" text:anchor-type="as-char" svg:width="6.9236in" svg:height="3.956343in" draw:z-index="0">
<draw:image xlink:href="../Images/yкринформ/2023-05-23T21-05-13-03-00/630_360_1684862681-7131.jpeg" xlink:type="simple" xlink:show="embed" xlink:actuate="onLoad" draw:mime-type="image/jpeg"/>
</draw:frame>
</text:a>
 <text:a xlink:type="simple" xlink:href="https://static.ukrinform.com/photos/2023_05/1684862681-1767.jpeg" text:style-name="Internet_20_link" text:visited-style-name="Visited_20_Internet_20_Link">
<draw:frame draw:style-name="fr1" draw:name="Image198" text:anchor-type="as-char" svg:width="6.9236in" svg:height="3.956343in" draw:z-index="0">
<draw:image xlink:href="../Images/yкринформ/2023-05-23T21-05-13-03-00/630_360_1684862681-1767.jpeg" xlink:type="simple" xlink:show="embed" xlink:actuate="onLoad" draw:mime-type="image/jpeg"/>
</draw:frame>
</text:a>
 <text:a xlink:type="simple" xlink:href="https://static.ukrinform.com/photos/2023_05/1684862681-2655.jpeg" text:style-name="Internet_20_link" text:visited-style-name="Visited_20_Internet_20_Link">
<draw:frame draw:style-name="fr1" draw:name="Image199" text:anchor-type="as-char" svg:width="6.9236in" svg:height="3.956343in" draw:z-index="0">
<draw:image xlink:href="../Images/yкринформ/2023-05-23T21-05-13-03-00/630_360_1684862681-2655.jpeg" xlink:type="simple" xlink:show="embed" xlink:actuate="onLoad" draw:mime-type="image/jpeg"/>
</draw:frame>
</text:a>
 <text:a xlink:type="simple" xlink:href="https://static.ukrinform.com/photos/2023_05/1684862681-8299.jpeg" text:style-name="Internet_20_link" text:visited-style-name="Visited_20_Internet_20_Link">
<draw:frame draw:style-name="fr1" draw:name="Image200" text:anchor-type="as-char" svg:width="6.9236in" svg:height="3.956343in" draw:z-index="0">
<draw:image xlink:href="../Images/yкринформ/2023-05-23T21-05-13-03-00/630_360_1684862681-8299.jpeg" xlink:type="simple" xlink:show="embed" xlink:actuate="onLoad" draw:mime-type="image/jpeg"/>
</draw:frame>
</text:a>
 <text:a xlink:type="simple" xlink:href="https://static.ukrinform.com/photos/2023_05/1684862681-3676.jpeg" text:style-name="Internet_20_link" text:visited-style-name="Visited_20_Internet_20_Link">
<draw:frame draw:style-name="fr1" draw:name="Image201" text:anchor-type="as-char" svg:width="6.9236in" svg:height="3.956343in" draw:z-index="0">
<draw:image xlink:href="../Images/yкринформ/2023-05-23T21-05-13-03-00/630_360_1684862681-3676.jpeg" xlink:type="simple" xlink:show="embed" xlink:actuate="onLoad" draw:mime-type="image/jpeg"/>
</draw:frame>
</text:a>
 <text:a xlink:type="simple" xlink:href="https://static.ukrinform.com/photos/2023_05/1684862682-4715.jpeg" text:style-name="Internet_20_link" text:visited-style-name="Visited_20_Internet_20_Link">
<draw:frame draw:style-name="fr1" draw:name="Image202" text:anchor-type="as-char" svg:width="6.9236in" svg:height="3.956343in" draw:z-index="0">
<draw:image xlink:href="../Images/yкринформ/2023-05-23T21-05-13-03-00/630_360_1684862682-4715.jpeg" xlink:type="simple" xlink:show="embed" xlink:actuate="onLoad" draw:mime-type="image/jpeg"/>
</draw:frame>
</text:a>
 <text:a xlink:type="simple" xlink:href="https://static.ukrinform.com/photos/2023_05/1684862682-5990.jpeg" text:style-name="Internet_20_link" text:visited-style-name="Visited_20_Internet_20_Link">
<draw:frame draw:style-name="fr1" draw:name="Image203" text:anchor-type="as-char" svg:width="6.9236in" svg:height="3.956343in" draw:z-index="0">
<draw:image xlink:href="../Images/yкринформ/2023-05-23T21-05-13-03-00/630_360_1684862682-5990.jpeg" xlink:type="simple" xlink:show="embed" xlink:actuate="onLoad" draw:mime-type="image/jpeg"/>
</draw:frame>
</text:a>
 <text:a xlink:type="simple" xlink:href="https://static.ukrinform.com/photos/2023_05/1684862682-6554.jpeg" text:style-name="Internet_20_link" text:visited-style-name="Visited_20_Internet_20_Link">
<draw:frame draw:style-name="fr1" draw:name="Image204" text:anchor-type="as-char" svg:width="6.9236in" svg:height="3.956343in" draw:z-index="0">
<draw:image xlink:href="../Images/yкринформ/2023-05-23T21-05-13-03-00/630_360_1684862682-6554.jpeg" xlink:type="simple" xlink:show="embed" xlink:actuate="onLoad" draw:mime-type="image/jpeg"/>
</draw:frame>
</text:a>
 <text:a xlink:type="simple" xlink:href="https://static.ukrinform.com/photos/2023_05/1684862688-6149.jpeg" text:style-name="Internet_20_link" text:visited-style-name="Visited_20_Internet_20_Link">
<draw:frame draw:style-name="fr1" draw:name="Image205" text:anchor-type="as-char" svg:width="6.9236in" svg:height="3.956343in" draw:z-index="0">
<draw:image xlink:href="../Images/yкринформ/2023-05-23T21-05-13-03-00/630_360_1684862688-6149.jpeg" xlink:type="simple" xlink:show="embed" xlink:actuate="onLoad" draw:mime-type="image/jpeg"/>
</draw:frame>
</text:a>
 <text:a xlink:type="simple" xlink:href="https://static.ukrinform.com/photos/2023_05/1684862688-1448.jpeg" text:style-name="Internet_20_link" text:visited-style-name="Visited_20_Internet_20_Link">
<draw:frame draw:style-name="fr1" draw:name="Image206" text:anchor-type="as-char" svg:width="6.9236in" svg:height="3.956343in" draw:z-index="0">
<draw:image xlink:href="../Images/yкринформ/2023-05-23T21-05-13-03-00/630_360_1684862688-1448.jpeg" xlink:type="simple" xlink:show="embed" xlink:actuate="onLoad" draw:mime-type="image/jpeg"/>
</draw:frame>
</text:a>
 <text:a xlink:type="simple" xlink:href="https://static.ukrinform.com/photos/2023_05/1684862696-5221.jpeg" text:style-name="Internet_20_link" text:visited-style-name="Visited_20_Internet_20_Link">
<draw:frame draw:style-name="fr1" draw:name="Image207" text:anchor-type="as-char" svg:width="6.9236in" svg:height="3.956343in" draw:z-index="0">
<draw:image xlink:href="../Images/yкринформ/2023-05-23T21-05-13-03-00/630_360_1684862696-5221.jpeg" xlink:type="simple" xlink:show="embed" xlink:actuate="onLoad" draw:mime-type="image/jpeg"/>
</draw:frame>
</text:a>
</text:p>
      <text:p text:style-name="P4">
Акція "Прапорець пам'яті" - безстрокова і буде тривати до моменту встановленнямонумента.</text:p>
      <text:p text:style-name="P4">
Учасниці акції написали на прапорцях позивні, ім'я та прізвища своїх коханих,дату смерті. Вони зауважують, що тепер матимуть місце, де зможуть збиратисьаби вшанувати загиблих. Крім того, такий простір є нагадуванням містянам провійну й ціну, яку “платять” запорізькі родини задля виборювання свободи танезалежності.</text:p>
      <text:p text:style-name="P4">
Source: <text:a xlink:type="simple" xlink:href="https://www.ukrinform.ua/rubric-regions/3713276-u-zaporizzi-druzini-zagiblih-bijciv-zapocatkuvali-prostir-praporec-pamati.html" text:style-name="Internet_20_link" text:visited-style-name="Visited_20_Internet_20_Link">
https://www.ukrinform.ua/rubric-regions/3713276-u-zaporizzi-druzini-zagiblih-bijciv-zapocatkuvali-prostir-praporec-pamati.html</text:a>
</text:p>
      <!--NEWS-->
      <text:h text:style-name="P10" text:outline-level="1">
<text:span text:style-name="T4">
Уряд розширив перелік культур для отримання грантів на садівництво</text:span>
</text:h>
      <text:p text:style-name="P4">
Authors: Ukrinform (Person)</text:p>
      <text:p text:style-name="P4">
Publisher: Укринформ (Organization)</text:p>
      <text:p text:style-name="P4">
Published Time: 2023-05-23T21:08:38+03:00</text:p>
      <text:p text:style-name="P4">
Modified Time: 2023-05-23T21:08:38+03:00</text:p>
      <text:p text:style-name="P4">
Description: Кабінет Міністрів додав шипшину та мигдаль до переліку плодово-ягідних культур, на посадку яких можна отримати грант за державною програмою для створення або розвитку садівництва, ягідництва та виноградарства. — Укрінформ.</text:p>
      <text:p text:style-name="P4">
Images: ['<text:a xlink:type="simple" xlink:href="https://static.ukrinform.com/photos/2018_08/thumb_files/630_360_1535267714-3890.jpg" text:style-name="Internet_20_link" text:visited-style-name="Visited_20_Internet_20_Link">
630_360_15352...</text:a>
']</text:p>
      <text:p text:style-name="P4">
Tags: ['Кабмін', 'Грант', 'Садівництво']</text:p>
      <text:p text:style-name="P4">
Type: Article</text:p>
      <!--METADATA-->
      <text:p text:style-name="P4">
<draw:frame draw:style-name="fr1" draw:name="Image208" text:anchor-type="as-char" svg:width="6.9236in" svg:height="3.956343in" draw:z-index="0">
<draw:image xlink:href="../Images/yкринформ/2023-05-23T21-08-38-03-00/630_360_1535267714-3890.jpg" xlink:type="simple" xlink:show="embed" xlink:actuate="onLoad" draw:mime-type="image/jpeg"/>
</draw:frame>
 КабінетМіністрів додав шипшину та мигдаль до переліку плодово-ягідних культур, напосадку яких можна отримати грант за державною програмою для створення аборозвитку садівництва, ягідництва та виноградарства.</text:p>
      <text:p text:style-name="P4">
Як передає Укрінформ, про це повідомив постійний представник КабінетуМіністрів у Верховній Раді Тарас Мельничук у <text:a xlink:type="simple" xlink:href="https://t.me/tmelnychuk/2361" text:style-name="Internet_20_link" text:visited-style-name="Visited_20_Internet_20_Link">
 </text:a>
</text:p>
      <text:p text:style-name="P4">
Він зазначив, що відповідні зміни внесено до костанови Кабміну від 21 червня2022 року №738 «Деякі питання надання грантів бізнесу».</text:p>
      <text:p text:style-name="P4">
При цьому, додав Мельничук, для мигдалю визначено окремий перелік областей дляздійснення посадок.</text:p>
      <text:p text:style-name="P4">
Також уряд встановив, що підприємство, яке отримало грант, має підтвердитистворення нових робочих місць копіями документів, поданих до органів Державноїподаткової служби. Зокрема, потрібно подати копію податкового розрахунку сумдоходу, нарахованого (сплаченого) на користь платників податків - фізичнихосіб, сум утриманого з них <text:a xlink:type="simple" xlink:href="https://www.ukrinform.ua/tag-podatki" text:style-name="Internet_20_link" text:visited-style-name="Visited_20_Internet_20_Link">
 </text:a>
 , а такожсум нарахованого єдиного внеску за останні звітні періоди.</text:p>
      <text:p text:style-name="P4">
<text:span text:style-name="T4">
Читайте також:</text:span>
 <text:a xlink:type="simple" xlink:href="https://www.ukrinform.ua/rubric-economy/3710927-ukrainski-agrarii-vze-zalucili-318-milarda-kreditiv.html" text:style-name="Internet_20_link" text:visited-style-name="Visited_20_Internet_20_Link">
 <text:span text:style-name="T4">
аграрії</text:span>
 </text:a>
</text:p>
      <text:p text:style-name="P4">
Крім цього, уряд визначив виключний перелік податків та зборів для моніторингута фіксації повернення використаних бюджетних коштів субʼєктом господарювання.</text:p>
      <text:p text:style-name="P4">
Як повідомляв Укрінформ, від початку цього року станом на 19 травня 61агропідприємство отримало на розвиток садівництва, ягідництва, виноградарстваі тепличного господарства 201 млн грн урядової грантової допомоги.</text:p>
      <text:p text:style-name="P4">
Source: <text:a xlink:type="simple" xlink:href="https://www.ukrinform.ua/rubric-economy/3713277-urad-rozsiriv-perelik-kultur-dla-otrimanna-grantiv-na-sadivnictvo.html" text:style-name="Internet_20_link" text:visited-style-name="Visited_20_Internet_20_Link">
https://www.ukrinform.ua/rubric-economy/3713277-urad-rozsiriv-perelik-kultur-dla-otrimanna-grantiv-na-sadivnictvo.html</text:a>
</text:p>
      <!--NEWS-->
      <text:h text:style-name="P10" text:outline-level="1">
<text:span text:style-name="T4">
Харківводоканал отримав чотири генератори від уряду Японії</text:span>
</text:h>
      <text:p text:style-name="P4">
Authors: Ukrinform (Person)</text:p>
      <text:p text:style-name="P4">
Publisher: Укринформ (Organization)</text:p>
      <text:p text:style-name="P4">
Published Time: 2023-05-23T21:11:29+03:00</text:p>
      <text:p text:style-name="P4">
Modified Time: 2023-05-23T21:11:29+03:00</text:p>
      <text:p text:style-name="P4">
Description: Харківводоканал від уряду Японії отримав чотири нові генератори, які дадуть змогу забезпечувати харків'ян послугами навіть за відсутності електроенергії. — Укрінформ.</text:p>
      <text:p text:style-name="P4">
Images: ['<text:a xlink:type="simple" xlink:href="https://static.ukrinform.com/photos/2023_05/thumb_files/630_360_1684865361-821.jpg" text:style-name="Internet_20_link" text:visited-style-name="Visited_20_Internet_20_Link">
630_360_16848...</text:a>
']</text:p>
      <text:p text:style-name="P4">
Tags: ['Японія', 'Харків', 'допомога', 'Водоканал']</text:p>
      <text:p text:style-name="P4">
Type: Article</text:p>
      <!--METADATA-->
      <text:p text:style-name="P4">
<draw:frame draw:style-name="fr1" draw:name="Image209" text:anchor-type="as-char" svg:width="6.9236in" svg:height="3.956343in" draw:z-index="0">
<draw:image xlink:href="../Images/yкринформ/2023-05-23T21-11-29-03-00/630_360_1684865361-821.jpg" xlink:type="simple" xlink:show="embed" xlink:actuate="onLoad" draw:mime-type="image/jpeg"/>
</draw:frame>
Харківводоканал від уряду Японії отримав чотири нові генератори, які дадутьзмогу забезпечувати харків'ян послугами навіть за відсутності електроенергії.</text:p>
      <text:p text:style-name="P4">
Про це повідомила в <text:a xlink:type="simple" xlink:href="https://t.me/citykharkivua/31814" text:style-name="Internet_20_link" text:visited-style-name="Visited_20_Internet_20_Link">
 </text:a>
 пресслужбаХарківської міської ради, передає Укрінформ.</text:p>
      <text:p text:style-name="P4">
“Нове обладнання допоможе мінімізувати ризики від можливих відключень <text:a xlink:type="simple" xlink:href="https://www.ukrinform.ua/tag-elektroenergia" text:style-name="Internet_20_link" text:visited-style-name="Visited_20_Internet_20_Link">
</text:a>
 на об'єктах підприємства”, -йдеться в повідомленні.</text:p>
      <text:p text:style-name="P4">
У «Харківводоканалі» зазначили, що два генератори вже встановлені тафункціонують на насосних станціях комплексу з перекачування та очищеннястічних вод. Для двох інших готується майданчик для встановлення.</text:p>
      <text:p text:style-name="P4">
<text:span text:style-name="T4">
Читайте також:</text:span>
 <text:a xlink:type="simple" xlink:href="https://www.ukrinform.ua/rubric-economy/3709855-ukrzaliznica-otrimala-105-dizelgeneratoriv-vid-usaid.html" text:style-name="Internet_20_link" text:visited-style-name="Visited_20_Internet_20_Link">
 </text:a>
</text:p>
      <text:p text:style-name="P4">
Також поінформували, що допомогу підприємству надав уряд Японії за підтримкиУправління ООН з обслуговування проєктів (ЮНОПС).</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 &amp; Co. KG» за дорученнямуряду ФРН.</text:p>
      <text:p text:style-name="P4">
<text:span text:style-name="T5">
Фото: Пресслужба Харківської міської ради</text:span>
</text:p>
      <text:p text:style-name="P4">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Хабар на ₴1,5 мільйона: у корупційній справі щодо Укрзалізниці затримали трьох осіб</text:span>
</text:h>
      <text:p text:style-name="P4">
Authors: Ukrinform (Person)</text:p>
      <text:p text:style-name="P4">
Publisher: Укринформ (Organization)</text:p>
      <text:p text:style-name="P4">
Published Time: 2023-05-23T21:13:00+03:00</text:p>
      <text:p text:style-name="P4">
Modified Time: 2023-05-23T21:13:00+03:00</text:p>
      <text:p text:style-name="P4">
Description: НАБУ і САП викрили схему отримання неправомірної вигоди громадянином, який був посадовцем «Укрзалізниці», за сприяння в укладенні договорів з «потрібними постачальниками» для потреб залізниці. — Укрінформ.</text:p>
      <text:p text:style-name="P4">
Images: ['<text:a xlink:type="simple" xlink:href="https://static.ukrinform.com/photos/2022_11/thumb_files/630_360_1669109795-901.jpg" text:style-name="Internet_20_link" text:visited-style-name="Visited_20_Internet_20_Link">
630_360_16691...</text:a>
']</text:p>
      <text:p text:style-name="P4">
Tags: ['Хабар', 'НАБУ', 'САП', 'Укрзалізниця']</text:p>
      <text:p text:style-name="P4">
Type: Article</text:p>
      <!--METADATA-->
      <text:p text:style-name="P4">
<draw:frame draw:style-name="fr1" draw:name="Image210" text:anchor-type="as-char" svg:width="6.9236in" svg:height="3.956343in" draw:z-index="0">
<draw:image xlink:href="../Images/yкринформ/2023-05-23T21-13-00-03-00/630_360_1669109795-901.jpg" xlink:type="simple" xlink:show="embed" xlink:actuate="onLoad" draw:mime-type="image/jpeg"/>
</draw:frame>
 НАБУ і САПвикрили схему отримання неправомірної вигоди громадянином, який був посадовцем«Укрзалізниці», за сприяння в укладенні договорів з «потрібнимипостачальниками» для потреб залізниці.</text:p>
      <text:p text:style-name="P4">
Про це поінформувала <text:a xlink:type="simple" xlink:href="https://nabu.gov.ua/news/1-55-mln-grn-za-spriiannia-v-ukladenn-dogovor-v-z-ukrzal-znitceiu-zatrimano-tr-okh-os-b/" text:style-name="Internet_20_link" text:visited-style-name="Visited_20_Internet_20_Link">
 </text:a>
 , передаєУкрінформ.</text:p>
      <text:p text:style-name="P4">
«За свої «послуги» він отримав новий автомобіль Toyota Camry, придбаний вавтосалоні за 1,55 млн грн. 22 травня 2023 року НАБУ і САП затримали двохучасників групи, яка надавала неправомірну вигоду посадовцю. Наступного днязатримано заступника директора філії «ЦЗВ» АТ «Укрзалізниця», - зазначили упресслужбі.</text:p>
      <text:p text:style-name="P4">
Також детективи НАБУ відшукали авто - предмет <text:a xlink:type="simple" xlink:href="https://www.ukrinform.ua/tag-habar" text:style-name="Internet_20_link" text:visited-style-name="Visited_20_Internet_20_Link">
</text:a>
 - в одному із населених пунктівЛьвівської області. Його було вилучено з метою забезпечення збереженняречового доказу і вирішення питання про спецконфіскацію.</text:p>
      <text:p text:style-name="P4">
<text:span text:style-name="T4">
Читайте також:</text:span>
 <text:a xlink:type="simple" xlink:href="https://www.ukrinform.ua/rubric-society/3711372-sap-slidstvo-poki-ne-zafiksuvalo-vplivu-figurantiv-spravi-knazeva-na-obranna-cleniv-vkks.html" text:style-name="Internet_20_link" text:visited-style-name="Visited_20_Internet_20_Link">
 </text:a>
</text:p>
      <text:p text:style-name="P4">
«Цього ж дня затриманим повідомили про підозру за ч. 4 ст. 368, ч. 3 ст. 369,ч. 1, ч. 2 ст. 209 КК України», - заявили у відомстві.</text:p>
      <text:p text:style-name="P4">
За даними слідства, у квітні – травні 2023 року заступник директора філії«ЦЗВ» АТ «Укрзалізниця» отримав авто Toyota Camry.</text:p>
      <text:p text:style-name="P4">
«За такий «подарунок» він сприяв в укладенні контрактів з потрібними«постачальниками», а також діяв в їх інтересах під час виконання контрактів іпроведення оплати», - уточнили в установі.</text:p>
      <text:p text:style-name="P4">
<text:span text:style-name="T4">
Читайте також:</text:span>
 <text:a xlink:type="simple" xlink:href="https://www.ukrinform.ua/rubric-society/3709899-masstabnu-korupciu-u-verhovnomu-sudi-dopomogli-viaviti-detektivi-pid-prikrittam-nabu.html" text:style-name="Internet_20_link" text:visited-style-name="Visited_20_Internet_20_Link">
 <text:span text:style-name="T4">
НАБУ</text:span>
 </text:a>
</text:p>
      <text:p text:style-name="P4">
Наразі НАБУ та САП вживають заходів для встановлення усіх можливих учасниківзлочину.</text:p>
      <text:p text:style-name="P4">
Як повідомлялося, Апеляційна палата Вищого антикорупційного суду скерувала нановий розгляд справу про привласнення понад 93 млн гривень акціонерноготовариства «Укрзалізниця».</text:p>
      <text:p text:style-name="P4">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Словенія визнала Голодомор геноцидом українського народу</text:span>
</text:h>
      <text:p text:style-name="P4">
Authors: Ukrinform (Person)</text:p>
      <text:p text:style-name="P4">
Publisher: Укринформ (Organization)</text:p>
      <text:p text:style-name="P4">
Published Time: 2023-05-23T21:19:00+03:00</text:p>
      <text:p text:style-name="P4">
Modified Time: 2023-05-23T21:19:00+03:00</text:p>
      <text:p text:style-name="P4">
Description: Парламент Словенії ухвалив декларацію, яка визнає Голодомор геноцидом українського народу. — Укрінформ.</text:p>
      <text:p text:style-name="P4">
Images: ['<text:a xlink:type="simple" xlink:href="https://static.ukrinform.com/photos/2020_11/thumb_files/630_360_1606741632-274.jpg" text:style-name="Internet_20_link" text:visited-style-name="Visited_20_Internet_20_Link">
630_360_16067...</text:a>
']</text:p>
      <text:p text:style-name="P4">
Tags: ['Геноцид', 'Голодомор', 'Словенія', 'Зеленський']</text:p>
      <text:p text:style-name="P4">
Type: Article</text:p>
      <!--METADATA-->
      <text:p text:style-name="P4">
<draw:frame draw:style-name="fr1" draw:name="Image211" text:anchor-type="as-char" svg:width="6.9236in" svg:height="3.956343in" draw:z-index="0">
<draw:image xlink:href="../Images/yкринформ/2023-05-23T21-19-00-03-00/630_360_1606741632-274.jpg" xlink:type="simple" xlink:show="embed" xlink:actuate="onLoad" draw:mime-type="image/jpeg"/>
</draw:frame>
 ПарламентСловенії ухвалив декларацію, яка визнає Голодомор геноцидом українськогонароду.</text:p>
      <text:p text:style-name="P4">
Про це повідомив Голова Верховної Ради України Руслан Слефанчук, передаєУкрінформ з посиланням на <text:a xlink:type="simple" xlink:href="https://t.me/tv_rada/18508" text:style-name="Internet_20_link" text:visited-style-name="Visited_20_Internet_20_Link">
 </text:a>
 телеканалу "Рада".</text:p>
      <text:p text:style-name="P4">
«Вдячний словенським парламентаріям за прийняття декларації, яка визнаєГолодомор <text:a xlink:type="simple" xlink:href="https://www.ukrinform.ua/tag-genocid" text:style-name="Internet_20_link" text:visited-style-name="Visited_20_Internet_20_Link">
 </text:a>
 Українського народу йвшановує пам'ять жертв цього страшного злочину. Людство має знати та пам'ятатицей жах, щоби він не повторився у майбутньому!», - заявив Стуфанчук.</text:p>
      <text:p text:style-name="P4">
<text:span text:style-name="T4">
Читайте також:</text:span>
 <text:a xlink:type="simple" xlink:href="https://www.ukrinform.ua/rubric-society/3710643-senat-francii-viznav-golodomor-19321933-rokiv-genocidom-ukrainskogo-narodu.html" text:style-name="Internet_20_link" text:visited-style-name="Visited_20_Internet_20_Link">
 <text:span text:style-name="T4">
Голодомор</text:span>
 </text:a>
</text:p>
      <text:p text:style-name="P4">
Президент Володимир Зеленський також подякував парламенту Словенії заухвалення декларації.</text:p>
      <text:p text:style-name="P4">
"Вдячний словенським парламентарям з Державного зібрання за ухваленнядекларації, яка вшановує пам'ять мільйонів українських жертв Голодомору-геноциду в Україні 1932-1933 років", - зазначив Зеленський <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Франції за визнання Голодомору геноцидом українського народу.</text:p>
      <text:p text:style-name="P4">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На Львівщині в родинному маєтку Євгена Коновальця відзначили День Героїв</text:span>
</text:h>
      <text:p text:style-name="P4">
Authors: Ukrinform (Person)</text:p>
      <text:p text:style-name="P4">
Publisher: Укринформ (Organization)</text:p>
      <text:p text:style-name="P4">
Published Time: 2023-05-23T21:23:58+03:00</text:p>
      <text:p text:style-name="P4">
Modified Time: 2023-05-23T21:23:58+03:00</text:p>
      <text:p text:style-name="P4">
Description: У Зашкові у Меморіальному музеї Євгена Коновальця відзначили 85-ту річницю смерті голови ОУН та День Героїв. — Укрінформ.</text:p>
      <text:p text:style-name="P4">
Images: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Tags: ['Львівщина', 'Музей', 'Євген Коновалець']</text:p>
      <text:p text:style-name="P4">
Type: Article</text:p>
      <!--METADATA-->
      <text:p text:style-name="P4">
<draw:frame draw:style-name="fr1" draw:name="Image212" text:anchor-type="as-char" svg:width="6.9236in" svg:height="3.956343in" draw:z-index="0">
<draw:image xlink:href="../Images/yкринформ/2023-05-23T21-23-58-03-00/630_360_1684865663-6947.jpeg" xlink:type="simple" xlink:show="embed" xlink:actuate="onLoad" draw:mime-type="image/jpeg"/>
</draw:frame>
 УЗашкові у Меморіальному музеї Євгена Коновальця відзначили 85-ту річницюсмерті голови ОУН та День Героїв.</text:p>
      <text:p text:style-name="P4">
Про це у <text:a xlink:type="simple" xlink:href="https://www.facebook.com/lvoblrada/posts/pfbid08sSFHrzYYLUKAdkiC8YFHvf6PJAxqhWNzSVqbPzbysivdERGGRvWahQygEKsBD3Hl" text:style-name="Internet_20_link" text:visited-style-name="Visited_20_Internet_20_Link">
</text:a>
повідомила Львівська обласна рада, передає Укрінформ.</text:p>
      <text:p text:style-name="P4">
“Меморіальний музей Євгена Коновальця був створений у будинку, в якому віннародився, ріс і в якому жила його родина. У День Героїв, який ми сьогоднівідзначаємо в річницю смерті Коновальця, ми вшановуємо всіх полеглих героїв,починаючи від часів Київської Русі, Козацької держави, Січових Стрільців, УПАі до сьогоднішніх днів. Цим ми показуємо, що герої не вмирають”, — наголосивдиректор Львівського історичного <text:a xlink:type="simple" xlink:href="https://www.ukrinform.ua/tag-muzej" text:style-name="Internet_20_link" text:visited-style-name="Visited_20_Internet_20_Link">
 </text:a>
 РоманЧмелик.</text:p>
      <text:p text:style-name="P4">
Біля будинку, де народився Євген Коновалець, відбулася панахида у пам'ять проКоновальця та загиблих українських героїв, а також віче і концерт напатріотичну тематику.</text:p>
      <text:p text:style-name="P4">
<draw:frame draw:style-name="fr1" draw:name="Image213" text:anchor-type="as-char" svg:width="6.9236in" svg:height="4.615733in" draw:z-index="0">
<draw:image xlink:href="../Images/yкринформ/2023-05-23T21-23-58-03-00/1684865661-9883.jpeg" xlink:type="simple" xlink:show="embed" xlink:actuate="onLoad" draw:mime-type="image/jpeg"/>
</draw:frame>
</text:p>
      <text:p text:style-name="P4">
“Сьогодні День Героїв, проголошений у 1941 році Організацією УкраїнськихНаціоналістів на честь лицарів української нації Євгена Коновальця, СимонаПетлюри, Миколи Міхновського та багатьох інших. Євген Коновалець загинув 23травня 1938 року в Роттердамі від рук кремлівського агента Судоплатова. Москварозуміла, що Коновалець творить сучасну українську націю. Хоча Україна і нездобула незалежності у 20-х роках минулого століття, Коновалець створив ОУН,об'єднавши колишніх офіцерів УНР, Галицької армії і провідних громадсько-політичних діячів. Ця організація стала ядром боротьби за здобуття українськоїнезалежної держави”, - зазначив історик, депутат Львівської обласної ради,керівник меморіально-пошукового центру "Доля" Святослав Шеремета.</text:p>
      <text:p text:style-name="P4">
<draw:frame draw:style-name="fr1" draw:name="Image214" text:anchor-type="as-char" svg:width="6.9236in" svg:height="3.956343in" draw:z-index="0">
<draw:image xlink:href="../Images/yкринформ/2023-05-23T21-23-58-03-00/630_360_1684865662-1666.jpeg" xlink:type="simple" xlink:show="embed" xlink:actuate="onLoad" draw:mime-type="image/jpeg"/>
</draw:frame>
 НаЛьвівщині в родинному маєтку Євгена Коновальця відзначили День Героїв / Фото:Львівська обласна рада  <text:a xlink:type="simple" xlink:href="https://static.ukrinform.com/photos/2023_05/1684865662-1666.jpeg" text:style-name="Internet_20_link" text:visited-style-name="Visited_20_Internet_20_Link">
<draw:frame draw:style-name="fr1" draw:name="Image215" text:anchor-type="as-char" svg:width="6.9236in" svg:height="3.956343in" draw:z-index="0">
<draw:image xlink:href="../Images/yкринформ/2023-05-23T21-23-58-03-00/630_360_1684865662-1666.jpeg" xlink:type="simple" xlink:show="embed" xlink:actuate="onLoad" draw:mime-type="image/jpeg"/>
</draw:frame>
</text:a>
 <text:a xlink:type="simple" xlink:href="https://static.ukrinform.com/photos/2023_05/1684865661-3309.jpeg" text:style-name="Internet_20_link" text:visited-style-name="Visited_20_Internet_20_Link">
<draw:frame draw:style-name="fr1" draw:name="Image216" text:anchor-type="as-char" svg:width="6.9236in" svg:height="3.956343in" draw:z-index="0">
<draw:image xlink:href="../Images/yкринформ/2023-05-23T21-23-58-03-00/630_360_1684865661-3309.jpeg" xlink:type="simple" xlink:show="embed" xlink:actuate="onLoad" draw:mime-type="image/jpeg"/>
</draw:frame>
</text:a>
 <text:a xlink:type="simple" xlink:href="https://static.ukrinform.com/photos/2023_05/1684865661-9883.jpeg" text:style-name="Internet_20_link" text:visited-style-name="Visited_20_Internet_20_Link">
<draw:frame draw:style-name="fr1" draw:name="Image217" text:anchor-type="as-char" svg:width="6.9236in" svg:height="3.956343in" draw:z-index="0">
<draw:image xlink:href="../Images/yкринформ/2023-05-23T21-23-58-03-00/630_360_1684865661-9883.jpeg" xlink:type="simple" xlink:show="embed" xlink:actuate="onLoad" draw:mime-type="image/jpeg"/>
</draw:frame>
</text:a>
 <text:a xlink:type="simple" xlink:href="https://static.ukrinform.com/photos/2023_05/1684865661-5116.jpeg" text:style-name="Internet_20_link" text:visited-style-name="Visited_20_Internet_20_Link">
<draw:frame draw:style-name="fr1" draw:name="Image218" text:anchor-type="as-char" svg:width="6.9236in" svg:height="3.956343in" draw:z-index="0">
<draw:image xlink:href="../Images/yкринформ/2023-05-23T21-23-58-03-00/630_360_1684865661-5116.jpeg" xlink:type="simple" xlink:show="embed" xlink:actuate="onLoad" draw:mime-type="image/jpeg"/>
</draw:frame>
</text:a>
 <text:a xlink:type="simple" xlink:href="https://static.ukrinform.com/photos/2023_05/1684865662-9677.jpeg" text:style-name="Internet_20_link" text:visited-style-name="Visited_20_Internet_20_Link">
<draw:frame draw:style-name="fr1" draw:name="Image219" text:anchor-type="as-char" svg:width="6.9236in" svg:height="3.956343in" draw:z-index="0">
<draw:image xlink:href="../Images/yкринформ/2023-05-23T21-23-58-03-00/630_360_1684865662-9677.jpeg" xlink:type="simple" xlink:show="embed" xlink:actuate="onLoad" draw:mime-type="image/jpeg"/>
</draw:frame>
</text:a>
 <text:a xlink:type="simple" xlink:href="https://static.ukrinform.com/photos/2023_05/1684865662-1771.jpeg" text:style-name="Internet_20_link" text:visited-style-name="Visited_20_Internet_20_Link">
<draw:frame draw:style-name="fr1" draw:name="Image220" text:anchor-type="as-char" svg:width="6.9236in" svg:height="3.956343in" draw:z-index="0">
<draw:image xlink:href="../Images/yкринформ/2023-05-23T21-23-58-03-00/630_360_1684865662-1771.jpeg" xlink:type="simple" xlink:show="embed" xlink:actuate="onLoad" draw:mime-type="image/jpeg"/>
</draw:frame>
</text:a>
 <text:a xlink:type="simple" xlink:href="https://static.ukrinform.com/photos/2023_05/1684865662-7607.jpeg" text:style-name="Internet_20_link" text:visited-style-name="Visited_20_Internet_20_Link">
<draw:frame draw:style-name="fr1" draw:name="Image221" text:anchor-type="as-char" svg:width="6.9236in" svg:height="3.956343in" draw:z-index="0">
<draw:image xlink:href="../Images/yкринформ/2023-05-23T21-23-58-03-00/630_360_1684865662-7607.jpeg" xlink:type="simple" xlink:show="embed" xlink:actuate="onLoad" draw:mime-type="image/jpeg"/>
</draw:frame>
</text:a>
 <text:a xlink:type="simple" xlink:href="https://static.ukrinform.com/photos/2023_05/1684865663-6947.jpeg" text:style-name="Internet_20_link" text:visited-style-name="Visited_20_Internet_20_Link">
<draw:frame draw:style-name="fr1" draw:name="Image222" text:anchor-type="as-char" svg:width="6.9236in" svg:height="3.956343in" draw:z-index="0">
<draw:image xlink:href="../Images/yкринформ/2023-05-23T21-23-58-03-00/630_360_1684865663-6947.jpeg" xlink:type="simple" xlink:show="embed" xlink:actuate="onLoad" draw:mime-type="image/jpeg"/>
</draw:frame>
</text:a>
</text:p>
      <text:p text:style-name="P4">
Під час відзначення Дня Героїв курсанти Ліцею імені Героїв Крут показалинавички володіння зброєю, уміння керувати квадрокоптером та засобами зв'язку,а також продемонстрували, як працює роботизована техніка, розробленальвівськими науковцями для допомоги військовим.</text:p>
      <text:p text:style-name="P4">
<text:span text:style-name="T4">
Читайте також:</text:span>
 <text:a xlink:type="simple" xlink:href="https://www.ukrinform.ua/rubric-society/3698023-prezidenta-prosat-iniciuvati-perepohovanna-evgena-konovalca.html" text:style-name="Internet_20_link" text:visited-style-name="Visited_20_Internet_20_Link">
 <text:span text:style-name="T4">
Євгена</text:span>
 <text:span text:style-name="T4">
Коновальця</text:span>
</text:a>
</text:p>
      <text:p text:style-name="P4">
Як відомо, Євген Коновалець — український державний, військовий та політичнийдіяч, полковник Армії УНР, командир Січових Стрільців, член Стрілецької Ради,командант УВО, голова Проводу українських націоналістів, засновник та першийголова ОУН, один із ідеологів українського націоналізму.</text:p>
      <text:p text:style-name="P4">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Російська агресія має бути припинена: Гукстра обговорив війну в Україні з главою МЗС Китаю</text:span>
</text:h>
      <text:p text:style-name="P4">
Authors: Ukrinform (Person)</text:p>
      <text:p text:style-name="P4">
Publisher: Укринформ (Organization)</text:p>
      <text:p text:style-name="P4">
Published Time: 2023-05-23T21:29:00+03:00</text:p>
      <text:p text:style-name="P4">
Modified Time: 2023-05-23T21:29:00+03:00</text:p>
      <text:p text:style-name="P4">
Description: Міністр закордонних справ Нідерландів Вопке Гукстра, який перебуває з візитом в Китаї, наголосив, що російська агресія в Україні має бути припинена. — Укрінформ.</text:p>
      <text:p text:style-name="P4">
Images: ['<text:a xlink:type="simple" xlink:href="https://static.ukrinform.com/photos/2023_05/thumb_files/630_360_1684865934-478.jpeg" text:style-name="Internet_20_link" text:visited-style-name="Visited_20_Internet_20_Link">
630_360_16848...</text:a>
']</text:p>
      <text:p text:style-name="P4">
Tags: ['Китай', 'Нідерланди', 'Україна', 'Агресія РФ']</text:p>
      <text:p text:style-name="P4">
Type: Article</text:p>
      <!--METADATA-->
      <text:p text:style-name="P4">
<draw:frame draw:style-name="fr1" draw:name="Image223" text:anchor-type="as-char" svg:width="6.9236in" svg:height="3.956343in" draw:z-index="0">
<draw:image xlink:href="../Images/yкринформ/2023-05-23T21-29-00-03-00/630_360_1684865934-478.jpeg" xlink:type="simple" xlink:show="embed" xlink:actuate="onLoad" draw:mime-type="image/jpeg"/>
</draw:frame>
 Міністрзакордонних справ Нідерландів Вопке Гукстра, який перебуває з візитом в Китаї,наголосив, що російська агресія в Україні має бути припинена.</text:p>
      <text:p text:style-name="P4">
Як повідомляє Укрінформ, з посиланням на <text:a xlink:type="simple" xlink:href="https://twitter.com/WBHoekstra/status/1661054389438619648" text:style-name="Internet_20_link" text:visited-style-name="Visited_20_Internet_20_Link">
</text:a>
Гукстри, він зустрівся з міністром закордонних справ Китаю Цінь Ґаном уПекіні.</text:p>
      <text:p text:style-name="P4">
“Нинішня геополітична ситуація вимагає діалогу, дипломатії та співпраці”, -написав Гукстра.</text:p>
      <text:p text:style-name="P4">
За його словами, обговорювали різні теми, від спільних інтересів до проблем.</text:p>
      <text:p text:style-name="P4">
Зокрема, йшлося про геополітичні події, стабільність в Індо-Тихоокеанськомурегіоні, торгівлю, занепокоєння щодо кібербезпеки та іноземного втручання усправи <text:a xlink:type="simple" xlink:href="https://www.ukrinform.ua/tag-niderlandi" text:style-name="Internet_20_link" text:visited-style-name="Visited_20_Internet_20_Link">
 </text:a>
 , права людини та рівніумови для компаній.</text:p>
      <text:p text:style-name="P4">
<text:span text:style-name="T4">
Читайте також:</text:span>
 <text:a xlink:type="simple" xlink:href="https://www.ukrinform.ua/rubric-ato/3713070-niderlandi-rozrahovuut-na-novih-cleniv-alansu-f16-dla-ukraini.html" text:style-name="Internet_20_link" text:visited-style-name="Visited_20_Internet_20_Link">
 <text:span text:style-name="T4">
Нідерланди</text:span>
 </text:a>
</text:p>
      <text:p text:style-name="P4">
“Ми також детально обговорювали війну в Україні. Я підкреслив, що російськаагресія в Україні має припинитися, і що ми продовжуватимемо підтримуватиУкраїну стільки, скільки потрібно”, - написав він.</text:p>
      <text:p text:style-name="P4">
Глава МЗС Нідерландів Вопке Гукстра 23-24 травня перебуває в Пекіні з візитом.</text:p>
      <text:p text:style-name="P4">
<text:span text:style-name="T5">
Фото: @WBHoekstra</text:span>
</text:p>
      <text:p text:style-name="P4">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Укрзалізниця анонсувала літній графік руху поїздів: нові маршрути</text:span>
</text:h>
      <text:p text:style-name="P4">
Authors: Ukrinform (Person)</text:p>
      <text:p text:style-name="P4">
Publisher: Укринформ (Organization)</text:p>
      <text:p text:style-name="P4">
Published Time: 2023-05-23T21:48:00+03:00</text:p>
      <text:p text:style-name="P4">
Modified Time: 2023-05-23T21:48:00+03:00</text:p>
      <text:p text:style-name="P4">
Description: Укрзалізниця з 10 червня 2023 року запроваджує новий графік руху поїздів на літній сезон. — Укрінформ.</text:p>
      <text:p text:style-name="P4">
Images: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Tags: ['Потяг', 'Укрзалізниця']</text:p>
      <text:p text:style-name="P4">
Type: Article</text:p>
      <!--METADATA-->
      <text:p text:style-name="P4">
<draw:frame draw:style-name="fr1" draw:name="Image224" text:anchor-type="as-char" svg:width="6.9236in" svg:height="3.956343in" draw:z-index="0">
<draw:image xlink:href="../Images/yкринформ/2023-05-23T21-48-00-03-00/630_360_1524228943-4095.jpg" xlink:type="simple" xlink:show="embed" xlink:actuate="onLoad" draw:mime-type="image/jpeg"/>
</draw:frame>
Укрзалізниця з 10 червня 2023 року запроваджує новий графік руху поїздів налітній сезон.</text:p>
      <text:p text:style-name="P4">
Як передає Укрінформ, про це повідомляє пресслужба компанії у <text:a xlink:type="simple" xlink:href="https://t.me/UkrzalInfo/4457" text:style-name="Internet_20_link" text:visited-style-name="Visited_20_Internet_20_Link">
</text:a>
 .</text:p>
      <text:p text:style-name="P4">
"Укрзалізниця запроваджує новий графік руху поїздів на літній сезон-2023 з 10червня", - йдеться у повідомленні.</text:p>
      <text:p text:style-name="P4">
Зазначається, що у графіку передбачено два нових рейси: поїзд №40/39 Запоріжжя— Солотвино, який зупинятиметься в 7 областях України і сполучить Запоріжжя таДніпро з курортами Львівщини та Закарпаття — від Славсько до Берегово та поїзд№148/147 Київ — Одеса, який курсуватиме через Черкаси.</text:p>
      <text:p text:style-name="P4">
<draw:frame draw:style-name="fr1" draw:name="Image225" text:anchor-type="as-char" svg:width="6.9236in" svg:height="6.109436in" draw:z-index="0">
<draw:image xlink:href="../Images/yкринформ/2023-05-23T21-48-00-03-00/1684867798-213.jpg" xlink:type="simple" xlink:show="embed" xlink:actuate="onLoad" draw:mime-type="image/jpeg"/>
</draw:frame>
</text:p>
      <text:p text:style-name="P4">
Ще 2 поїзди Укрзалізниці з нового графіка змінять свій маршрут прямуваннязадля нових цікавих сполучень: №13/14 Київ — Солотвино курсуватиме черезВінницю та Хмельницький (замість станцій Шепетівка та Здолбунів-Півд.) та№234/233 Київ — Покровськ — Львів курсуватиме через Павлоград і сполучатиме цемісто: з Києвом та Вінницею, Хмельницьким, Тернополем і Львовом.</text:p>
      <text:p text:style-name="P4">
<draw:frame draw:style-name="fr1" draw:name="Image226" text:anchor-type="as-char" svg:width="6.9236in" svg:height="6.109436in" draw:z-index="0">
<draw:image xlink:href="../Images/yкринформ/2023-05-23T21-48-00-03-00/1684867900-689.jpg" xlink:type="simple" xlink:show="embed" xlink:actuate="onLoad" draw:mime-type="image/jpeg"/>
</draw:frame>
</text:p>
      <text:p text:style-name="P4">
Крім цього, в новому графіку чотирьом <text:a xlink:type="simple" xlink:href="https://www.ukrinform.ua/tag-potag" text:style-name="Internet_20_link" text:visited-style-name="Visited_20_Internet_20_Link">
 </text:a>
Укрзалізниці подовжено маршрут прямування:№43/44 "Стефанія Експрес" Івано-Франківськ — Київ — Івано-Франківськ відтепер прямуватиме до Черкас, №105/106Одеса — Київ — Одеса опціонально прямуватиме до та зі станції Суми; №63/64Харків — Київ — Харків опціонально з нового графіка зможе курсувати до та зіЛьвова; №53/54 Одеса — Дніпро — Одеса опціонально з нового графіка зможекурсувати до та із Запоріжжя.</text:p>
      <text:p text:style-name="P4">
<draw:frame draw:style-name="fr1" draw:name="Image227" text:anchor-type="as-char" svg:width="6.9236in" svg:height="6.109436in" draw:z-index="0">
<draw:image xlink:href="../Images/yкринформ/2023-05-23T21-48-00-03-00/1684867968-859.jpg" xlink:type="simple" xlink:show="embed" xlink:actuate="onLoad" draw:mime-type="image/jpeg"/>
</draw:frame>
</text:p>
      <text:p text:style-name="P4">
УЗ зменшила також час на шляху прямування для понад 35 поїздів, зокрема, №3/4Запоріжжя — Ужгород, №15/16 Харків — Ясіня, №17/18 Харків — Ужгород, №29/30Київ — Ужгород, №749/750 Київ — Чоп, Ужгород, №779/780 Київ — Суми,№790/789-792/791 Київ — Кропивницький/Кременчук та іншим.</text:p>
      <text:p text:style-name="P4">
<text:span text:style-name="T4">
Читайте також:</text:span>
 <text:a xlink:type="simple" xlink:href="https://www.ukrinform.ua/rubric-technology/3710293-zmina-marsrutiv-i-peresadki-ukrzaliznica-protestuvala-spovisenna-pasaziriv-cerez-zastosunok.html" text:style-name="Internet_20_link" text:visited-style-name="Visited_20_Internet_20_Link">
 <text:span text:style-name="T4">
Укрзалізниця</text:span>
 </text:a>
</text:p>
      <text:p text:style-name="P4">
Як повідомляв Укрінформ, Укрзалізниця планує реалізувати <text:a xlink:type="simple" xlink:href="https://www.ukrinform.ua/rubric-society/3713092-ukrzaliznica-zapustit-pilotnij-proekt-zinocogo-kupe.html" text:style-name="Internet_20_link" text:visited-style-name="Visited_20_Internet_20_Link">
</text:a>
 .</text:p>
      <text:p text:style-name="P4">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Євген Дикий став повноправним головою української Прем’єр-ліги</text:span>
</text:h>
      <text:p text:style-name="P4">
Authors: Ukrinform (Person)</text:p>
      <text:p text:style-name="P4">
Publisher: Укринформ (Organization)</text:p>
      <text:p text:style-name="P4">
Published Time: 2023-05-23T21:52:00+03:00</text:p>
      <text:p text:style-name="P4">
Modified Time: 2023-05-23T21:52:00+03:00</text:p>
      <text:p text:style-name="P4">
Description: Ліга залишалася без голови із квітня 2020 року. — Укрінформ.</text:p>
      <text:p text:style-name="P4">
Images: ['<text:a xlink:type="simple" xlink:href="https://static.ukrinform.com/photos/2023_05/thumb_files/630_360_1684867872-831.jpg" text:style-name="Internet_20_link" text:visited-style-name="Visited_20_Internet_20_Link">
630_360_16848...</text:a>
']</text:p>
      <text:p text:style-name="P4">
Tags: ['Футбол']</text:p>
      <text:p text:style-name="P4">
Type: Article</text:p>
      <!--METADATA-->
      <text:p text:style-name="P4">
<draw:frame draw:style-name="fr1" draw:name="Image228" text:anchor-type="as-char" svg:width="6.9236in" svg:height="3.956343in" draw:z-index="0">
<draw:image xlink:href="../Images/yкринформ/2023-05-23T21-52-00-03-00/630_360_1684867872-831.jpg" xlink:type="simple" xlink:show="embed" xlink:actuate="onLoad" draw:mime-type="image/jpeg"/>
</draw:frame>
 Лігазалишалася без голови із квітня 2020 року.</text:p>
      <text:p text:style-name="P4">
Євген Дикий став повноправним головою української Прем’єр-ліги, це рішення всіклуби УПЛ <text:a xlink:type="simple" xlink:href="https://upl.ua/ua/news/view/7342" text:style-name="Internet_20_link" text:visited-style-name="Visited_20_Internet_20_Link">
 </text:a>
 одноголосно на сьогоднішньомузасіданні у Будинку футболу, передає Укрінформ.</text:p>
      <text:p text:style-name="P4">
Раніше Дикий обіймав посаду виконавчого директора УПЛ. Зазначимо, що лігазалишалася без повноправного президента з квітня 2020 року, коли організаціюзалишив Томас Грімм.</text:p>
      <text:p text:style-name="P4">
УПЛ найближчими днями має розробити проект незалежної OTT-платформи длятрансляції матчів чемпіонату України у сезоні-2023/24, власниками якої станутьбезпосередньо клуби УПЛ. При цьому розглядається варіант подальшої реалізаціїправ на трансляцію матчів.</text:p>
      <text:p text:style-name="P4">
<text:span text:style-name="T4">
Читайте також:</text:span>
 <text:a xlink:type="simple" xlink:href="https://www.ukrinform.ua/rubric-sports/3713114-matci-28go-turu-futbolnoi-premerligi-ukraini-projdut-2425-travna.html" text:style-name="Internet_20_link" text:visited-style-name="Visited_20_Internet_20_Link">
 </text:a>
</text:p>
      <text:p text:style-name="P4">
Як повідомляв Укрінформ, лідером УПЛ є «Шахтар». «Гірники» на два очкивипереджають «Дніпро-1», та на п’ять очок – «Зорю».</text:p>
      <text:p text:style-name="P4">
Фото: uaf.ua</text:p>
      <text:p text:style-name="P4">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Оператори Сил спеціальних операцій ЗСУ залишили ворога без «очей»</text:span>
</text:h>
      <text:p text:style-name="P4">
Author: ['АРМІЯINFORM']</text:p>
      <text:p text:style-name="P4">
Time: 2023-05-23T22:00:00-04:00</text:p>
      <text:p text:style-name="P4">
Description: Про це повідомляє Служба зв'язків з громадськістю Командування Сил спеціальних опер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331d-screenshot-2078-1-.jpg" text:style-name="Internet_20_link" text:visited-style-name="Visited_20_Internet_20_Link">
168331d-screenshot-2078-1-.jpg</text:a>
']</text:p>
      <text:p text:style-name="P4">
Tags: ['КОМПЛЕКС "ІРОНІЯ"', 'СИЛИ СПЕЦІАЛЬНИХ ОПЕРАЦІЙ']</text:p>
      <text:p text:style-name="P4">
Category: News</text:p>
      <!--METADATA-->
      <text:p text:style-name="P4">
<draw:frame draw:style-name="fr1" draw:name="Image229" text:anchor-type="as-char" svg:width="6.9236in" svg:height="3.883237in" draw:z-index="0">
<draw:image xlink:href="../Images/AРМІЯINFORM/2023-05-23T22-00-00-04-00/168331d-screenshot-2078-1-.jpg" xlink:type="simple" xlink:show="embed" xlink:actuate="onLoad" draw:mime-type="image/jpeg"/>
</draw:frame>
</text:p>
      <text:p text:style-name="P4">
Про це <text:a xlink:type="simple" xlink:href="https://fb.watch/kHgUEJyDWw/" text:style-name="Internet_20_link" text:visited-style-name="Visited_20_Internet_20_Link">
повідомляє</text:a>
 Служба зв'язків згромадськістю Командування Сил спеціальних операцій ЗС України.</text:p>
      <text:p text:style-name="P4">
«російську „Іронію“ знищено. Сучасний комплекс спостереження був встановленийокупантами на одній з операційних ділянок. З його допомогою вони збиралиінформацію про дії Сил оборони України і виявляли техніку та особовий складЗСУ.</text:p>
      <text:p text:style-name="P4">
Група ССО ЗС України з допомогою ударного дрона „відпрацювала“ по ворожомукомплексу і знищила його, позбавивши противника важливого елементу розвідки.Під час бойової роботи воїнів ССО їх прикриття забезпечували дружні підрозділиСил оборони України.</text:p>
      <text:p text:style-name="P4">
До комплексу „Іронія“ входять тепловізор, далекомір, передбачено функціювідеозйомки — все це дозволяло противнику вести цілодобове спостереження івчасно реагувати на дії українських підрозділів», — ідеться в повідомленні.</text:p>
      <text:p text:style-name="P4">
Source: <text:a xlink:type="simple" xlink:href="https://armyinform.com.ua/2023/05/23/operatory-syl-speczialnyh-operaczij-zsu-zalyshyly-voroga-bez-ochej/" text:style-name="Internet_20_link" text:visited-style-name="Visited_20_Internet_20_Link">
https://armyinform.com.ua/2023/05/23/operatory-syl-speczialnyh-operaczij-zsu-zalyshyly-voroga-bez-ochej/</text:a>
</text:p>
      <!--NEWS-->
      <text:h text:style-name="P10" text:outline-level="1">
<text:span text:style-name="T4">
У росіян закінчуються «Орлани» - в хід пішли безпілотники з фанери</text:span>
</text:h>
      <text:p text:style-name="P4">
Authors: Ukrinform (Person)</text:p>
      <text:p text:style-name="P4">
Publisher: Укринформ (Organization)</text:p>
      <text:p text:style-name="P4">
Published Time: 2023-05-23T22:07:00+03:00</text:p>
      <text:p text:style-name="P4">
Modified Time: 2023-05-23T22:07:00+03:00</text:p>
      <text:p text:style-name="P4">
Description: Українські десантники збили російський безпілотник, зроблений з фанери. — Укрінформ.</text:p>
      <text:p text:style-name="P4">
Images: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Tags: ['Безпілотник', 'Дрон', 'Війна з Росією']</text:p>
      <text:p text:style-name="P4">
Type: Article</text:p>
      <!--METADATA-->
      <text:p text:style-name="P4">
<draw:frame draw:style-name="fr1" draw:name="Image230" text:anchor-type="as-char" svg:width="6.9236in" svg:height="3.956343in" draw:z-index="0">
<draw:image xlink:href="../Images/yкринформ/2023-05-23T22-07-00-03-00/630_360_1684869258-140.jpg" xlink:type="simple" xlink:show="embed" xlink:actuate="onLoad" draw:mime-type="image/jpeg"/>
</draw:frame>
 Українськідесантники збили російський безпілотник, зроблений з фанери.</text:p>
      <text:p text:style-name="P4">
Як передає Укрінформ, про це Командування Десантно-штурмових військ ЗбройнихСил України повідомляє у  <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літальний апарат.</text:p>
      <text:p text:style-name="P4">
"По залишках видно, що фанерний літачок зроблений досить примітивно. Однак заінформацією, даний тип "надсучасного" БПЛА поставлений на серійне виробництво.Мабуть у росіян закінчуються “Орлани” та інші типи сучасних БПЛА. Завдання зповітряної розвідки виконують фанерні літачки", - зазначили десантники.</text:p>
      <text:p text:style-name="P4">
<text:span text:style-name="T4">
Читайте також:</text:span>
 <text:a xlink:type="simple" xlink:href="https://www.ukrinform.ua/rubric-ato/3707666-nacgvardijci-zbili-rosijskij-rozviduvalnij-bezpilotnik-iz-vibuhivkou.html" text:style-name="Internet_20_link" text:visited-style-name="Visited_20_Internet_20_Link">
 <text:span text:style-name="T4">
Нацгвардійці</text:span>
 <text:span text:style-name="T4">
збили</text:span>
 <text:span text:style-name="T4">
російський</text:span>
<text:span text:style-name="T4">
розвідувальний</text:span>
 <text:span text:style-name="T4">
безпілотник</text:span>
 <text:span text:style-name="T4">
вибухівкою</text:span>
</text:a>
</text:p>
      <text:p text:style-name="P4">
<draw:frame draw:style-name="fr1" draw:name="Image231" text:anchor-type="as-char" svg:width="6.9236in" svg:height="6.9236in" draw:z-index="0">
<draw:image xlink:href="../Images/yкринформ/2023-05-23T22-07-00-03-00/1684869149-109.jpg" xlink:type="simple" xlink:show="embed" xlink:actuate="onLoad" draw:mime-type="image/jpeg"/>
</draw:frame>
</text:p>
      <text:p text:style-name="P4">
Як повідомляв Укрінформ, Сили оборони з 24 лютого 2022 року по 23 травня 2023року знищили 2864 (+34) БПЛА оперативно-тактичного рівня.</text:p>
      <text:p text:style-name="P4">
_ Перше фото ілюстративне  _</text:p>
      <text:p text:style-name="P4">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Путіну показали карту 17 століття, де «немає України»</text:span>
</text:h>
      <text:p text:style-name="P4">
Authors: Ukrinform (Person)</text:p>
      <text:p text:style-name="P4">
Publisher: Укринформ (Organization)</text:p>
      <text:p text:style-name="P4">
Published Time: 2023-05-23T22:19:49+03:00</text:p>
      <text:p text:style-name="P4">
Modified Time: 2023-05-23T22:19:49+03:00</text:p>
      <text:p text:style-name="P4">
Description: Президент Росії Володимир Путін у вівторок, 23 травня, зустрівся з головою Конституційного суду Валерієм Зорькіним, який приніс карту 17-го століття, де Україна не позначена як окрема держава. — Укрінформ.</text:p>
      <text:p text:style-name="P4">
Images: ['<text:a xlink:type="simple" xlink:href="https://static.ukrinform.com/photos/2022_01/thumb_files/630_360_1641379358-376.jpg" text:style-name="Internet_20_link" text:visited-style-name="Visited_20_Internet_20_Link">
630_360_16413...</text:a>
']</text:p>
      <text:p text:style-name="P4">
Tags: ['Фейк', 'Історія', 'Пропаганда', 'Путін', 'Україна', 'Росія', 'Карта']</text:p>
      <text:p text:style-name="P4">
Type: Article</text:p>
      <!--METADATA-->
      <text:p text:style-name="P4">
<draw:frame draw:style-name="fr1" draw:name="Image232" text:anchor-type="as-char" svg:width="6.9236in" svg:height="3.956343in" draw:z-index="0">
<draw:image xlink:href="../Images/yкринформ/2023-05-23T22-19-49-03-00/630_360_1641379358-376.jpg" xlink:type="simple" xlink:show="embed" xlink:actuate="onLoad" draw:mime-type="image/jpeg"/>
</draw:frame>
 ПрезидентРосії Володимир Путін у вівторок, 23 травня, зустрівся з головоюКонституційного суду Валерієм Зорькіним, який приніс карту 17-го століття, деУкраїна не позначена як окрема держава.</text:p>
      <text:p text:style-name="P4">
Як передає Укрінформ, про це повідомляє <text:a xlink:type="simple" xlink:href="https://meduza.io/feature/2023/05/23/glava-konstitutsionnogo-suda-risknul-pokazat-putinu-kartu-sostavlennuyu-pri-lyudovike-xiv" text:style-name="Internet_20_link" text:visited-style-name="Visited_20_Internet_20_Link">
</text:a>
 .</text:p>
      <text:p text:style-name="P4">
Зорькін показав Путіну карту, складену за часи французького короля ЛюдовікаXIV, і сказав, що на цій карті немає України.</text:p>
      <text:p text:style-name="P4">
«У нас у Конституційному суді знайшлася копія карти XVII століття, складена заЛюдовіка XIV. Тобто, це середина XVII століття, складена самими французами.Чому я привіз її, Володимире Володимировичу: там немає України!» - сказавЗорькін.</text:p>
      <text:p text:style-name="P4">
В свою чергу <text:a xlink:type="simple" xlink:href="https://www.ukrinform.ua/tag-putin" text:style-name="Internet_20_link" text:visited-style-name="Visited_20_Internet_20_Link">
 </text:a>
 погодився з такою картою,і знову продемонстрував «свої історичні знання щодо України».</text:p>
      <text:p text:style-name="P4">
«Ми знаємо, що ці землі просто входили до складу Речі Посполитої, а потімпопросилися до складу Московського царства. От і все. І опинилися у складіМосковського царства. А вже потім, після Жовтневої революції, почалиутворюватися всілякі квазідержавні утворення, а радянська влада створилаРадянську Україну», - сказав Путін.</text:p>
      <text:p text:style-name="P4">
<text:span text:style-name="T4">
Читайте також:</text:span>
 <text:a xlink:type="simple" xlink:href="https://www.ukrinform.ua/rubric-ato/3713119-u-kremli-maut-raditi-u-mzs-vidreaguvali-na-zaavu-orbana-pro-ukrainu.html" text:style-name="Internet_20_link" text:visited-style-name="Visited_20_Internet_20_Link">
 <text:span text:style-name="T4">
Орбан</text:span>
 </text:a>
</text:p>
      <text:p text:style-name="P4">
Як повідомлялося, Путін неодноразово публічно називав Україну «штучнимдержавним утворенням», стверджував, що Україна ніколи не існувала, що її«придумали» за радянських часів.</text:p>
      <text:p text:style-name="P4">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Зеленський: Головне завдання України - у зміцненні та посиленні оборони</text:span>
</text:h>
      <text:p text:style-name="P4">
Authors: Ukrinform (Person)</text:p>
      <text:p text:style-name="P4">
Publisher: Укринформ (Organization)</text:p>
      <text:p text:style-name="P4">
Published Time: 2023-05-23T22:26:00+03:00</text:p>
      <text:p text:style-name="P4">
Modified Time: 2023-05-23T22:26:00+03:00</text:p>
      <text:p text:style-name="P4">
Description: Головне завдання нашої держави й сенс фактично кожної нашої міжнародної комунікації полягає саме у зміцненні України, у посиленні нашої оборони, у збільшенні можливостей наших воїнів і нашої держави загалом.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 '#stoprussia']</text:p>
      <text:p text:style-name="P4">
Type: Article</text:p>
      <!--METADATA-->
      <text:p text:style-name="P4">
<draw:frame draw:style-name="fr1" draw:name="Image233" text:anchor-type="as-char" svg:width="6.9236in" svg:height="3.956343in" draw:z-index="0">
<draw:image xlink:href="../Images/yкринформ/2023-05-23T22-26-00-03-00/630_360_1682862659-378.jpeg" xlink:type="simple" xlink:show="embed" xlink:actuate="onLoad" draw:mime-type="image/jpeg"/>
</draw:frame>
 Головнезавдання нашої держави й сенс фактично кожної нашої міжнародної комунікаціїполягає саме у зміцненні України, у посиленні нашої оборони, у збільшенніможливостей наших воїнів і нашої держави загалом.</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Відео:<text:a xlink:type="simple" xlink:href="https://t.me/OP_UA/9570"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був на Донеччині, на наших передових позиціях – у районі Вугледара йМарʼїнки. Мав честь привітати наших морпіхів з їхнім професійним святом, Днемморської піхоти України.</text:p>
      <text:p text:style-name="P4">
Вручив державні нагороди воїнам і стрічки «За мужність та відвагу» найкращимпідрозділам, які захищають саме цю частину фронту. Впевнений, ви пам’ятаєте ціпідрозділи – часто у вечірніх зверненнях саме їм дякую за надзвичайнірезультати, які вони дають Україні в боях. Сьогодні нагородив їх особисто. Це35-та окрема бригада морської піхоти імені контр-адмірала МихайлаОстроградського, 406-та окрема артилерійська бригада імені генерал-хорунжогоОлексія Алмазова та 140-й окремий розвідувальний батальйон. Дуже потужніпідрозділи, і я вдячний кожному з вас, воїни!</text:p>
      <text:p text:style-name="P4">
І дякую за шеврони, це справді дуже почесно!</text:p>
      <text:p text:style-name="P4">
Сьогодні саме на передовій було правильним оголосити про створення в Українікорпусу морської піхоти. До наявних наших підрозділів будуть додані й новібригади морської піхоти – і ми забезпечимо їх сучасною зброєю й технікою.</text:p>
      <text:p text:style-name="P4">
Власне, ця поїздка на передову стала завершальним компонентом після багатьохзустрічей і переговорів із партнерами, які відбулися цими днями та в попереднітижні.</text:p>
      <text:p text:style-name="P4">
Усі маємо це розуміти: головне завдання нашої держави й сенс фактично кожноїнашої міжнародної комунікації полягає саме у зміцненні України, у посиленнінашої оборони, у збільшенні можливостей наших воїнів і нашої держави загалом.Кожен закордонний візит і майже кожні переговори дають Україні змогу статисильнішою.</text:p>
      <text:p text:style-name="P4">
Звичайно, хочу подякувати й нашій 36-й окремій бригаді морської піхоти іменіконтр-адмірала Михайла Білинського. Цей підрозділ, б’ючись зараз, частозаслуговує на вдячність завдяки своїй силі та ефективності. І цілкомсправедливо згадати їх зараз теж. Дякую вам, вітаю вас із вашим днем!</text:p>
      <text:p text:style-name="P4">
Воїни зі 137-го окремого батальйону морської піхоти – дякую сьогодні вамперсонально – кожному бійцю! – за дуже хороші результати, яких досягаєте напередовій. Молодці! І вітаю вас зі святом!</text:p>
      <text:p text:style-name="P4">
Вітаю всіх, хто здобуває шану до звання українського морпіха!</text:p>
      <text:p text:style-name="P4">
Сьогодні маю честь подякувати також іншим підрозділам наших сил оборони, якіб’ються саме на найжорстокіших напрямках…</text:p>
      <text:p text:style-name="P4">
55-та окрема артилерійська бригада «Запорізька Січ» – незмінно молодці,незмінно дієві. Дякую вам, <text:a xlink:type="simple" xlink:href="https://www.ukrinform.ua/tag-zsu" text:style-name="Internet_20_link" text:visited-style-name="Visited_20_Internet_20_Link">
 </text:a>
 !</text:p>
      <text:p text:style-name="P4">
59-та окрема мотопіхотна бригада імені Якова Гандзюка – як і завжди,найсильніші! Дякую вам!</text:p>
      <text:p text:style-name="P4">
74-й окремий розвідувальний батальйон – дякую вам, воїни!</text:p>
      <text:p text:style-name="P4">
5-та окрема Слобожанська бригада нашої Національної гвардії, яка воює наЛуганщині разом з іншими підрозділами сил оборони та саме так, як потрібно,захищає позиції, саме так, як потрібно, знищує російських окупантів… Дякуювам, наші воїни!</text:p>
      <text:p text:style-name="P4">
Дякую всім, хто додає Україні сили! Сила нашої держави зараз, сила нашоїоборони зараз – це основа сили міжнародного порядку, що заснований направилах.</text:p>
      <text:p text:style-name="P4">
Разом переможемо!</text:p>
      <text:p text:style-name="P4">
<text:span text:style-name="T4">
<text:span text:style-name="T5">
Слава Україні!</text:span>
 </text:span>
</text:p>
      <text:p text:style-name="P4">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Тенісистка з українським громадянством грає на турнірі WTA в дуеті з росіянкою</text:span>
</text:h>
      <text:p text:style-name="P4">
Authors: Ukrinform (Person)</text:p>
      <text:p text:style-name="P4">
Publisher: Укринформ (Organization)</text:p>
      <text:p text:style-name="P4">
Published Time: 2023-05-23T22:33:44+03:00</text:p>
      <text:p text:style-name="P4">
Modified Time: 2023-05-23T22:33:44+03:00</text:p>
      <text:p text:style-name="P4">
Description: Тенісистки грають разом вже втретє в цьому сезоні. — Укрінформ.</text:p>
      <text:p text:style-name="P4">
Images: ['<text:a xlink:type="simple" xlink:href="https://static.ukrinform.com/photos/2023_05/thumb_files/630_360_1684870329-681.jpg" text:style-name="Internet_20_link" text:visited-style-name="Visited_20_Internet_20_Link">
630_360_16848...</text:a>
']</text:p>
      <text:p text:style-name="P4">
Tags: ['Теніс']</text:p>
      <text:p text:style-name="P4">
Type: Article</text:p>
      <!--METADATA-->
      <text:p text:style-name="P4">
<draw:frame draw:style-name="fr1" draw:name="Image234" text:anchor-type="as-char" svg:width="6.9236in" svg:height="3.956343in" draw:z-index="0">
<draw:image xlink:href="../Images/yкринформ/2023-05-23T22-33-44-03-00/630_360_1684870329-681.jpg" xlink:type="simple" xlink:show="embed" xlink:actuate="onLoad" draw:mime-type="image/jpeg"/>
</draw:frame>
 Тенісисткиграють разом вже втретє в цьому сезоні.</text:p>
      <text:p text:style-name="P4">
Цього року на рівні WTA вже було зіграно понад 20 турнірів, але лише однатенісистка, поруч із прізвищем якої є український прапор, виступає назмаганнях у дуеті із представницею країни-агресорки, <text:a xlink:type="simple" xlink:href="https://btu.org.ua/ua/news/ukrainskiy-tennis/45106-tenisistka-z-ukrayinskim-gromadyanstvom-graye-na-turniri-wta-z-rosiyankoyu-sho-vidomo.html" text:style-name="Internet_20_link" text:visited-style-name="Visited_20_Internet_20_Link">
</text:a>
 BTU,передає Укрінформ.</text:p>
      <text:p text:style-name="P4">
«Нейтральна» Ірина Хромачова, яка у соцмережах підписана на фан-сторінкипутіна і залишила свою «вподобайку» під торішнім виступом кремлівськогодиктатора на 9 травня, стала напарницею Валерії Страхової вже втретє цьогосезону (раніше тенісистки виграли два парних титули на рівні ITF).</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text:p>
      <text:p text:style-name="P4">
Як повідомляв Укрінформ, WTA досі не було публічного пояснення щодо позиціїкерівництва жіночого тенісу про виступи гравців, які підтримують чивиправдовують дії російської влади та армії.</text:p>
      <text:p text:style-name="P4">
Фото: btu.org.ua</text:p>
      <text:p text:style-name="P4">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Глава Міноборони Нідерландів обговорила з колегами по ЄС військову підтримку України</text:span>
</text:h>
      <text:p text:style-name="P4">
Authors: Ukrinform (Person)</text:p>
      <text:p text:style-name="P4">
Publisher: Укринформ (Organization)</text:p>
      <text:p text:style-name="P4">
Published Time: 2023-05-23T22:34:00+03:00</text:p>
      <text:p text:style-name="P4">
Modified Time: 2023-05-23T22:34:00+03:00</text:p>
      <text:p text:style-name="P4">
Description: Міністр оборони Нідерландів Кайса Оллонґрен 23 травня у Брюсселі, де проходило засідання міністрів оборони ЄС, говорила про військову підтримку України, розширення виробничих потужностей та запуск нових оборонних проєктів.  — Укрінформ.</text:p>
      <text:p text:style-name="P4">
Images: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Tags: ['Євросоюз', 'Нідерланди', 'Україна', 'допомога', 'Війна з Росією']</text:p>
      <text:p text:style-name="P4">
Type: Article</text:p>
      <!--METADATA-->
      <text:p text:style-name="P4">
<draw:frame draw:style-name="fr1" draw:name="Image235" text:anchor-type="as-char" svg:width="6.9236in" svg:height="3.956343in" draw:z-index="0">
<draw:image xlink:href="../Images/yкринформ/2023-05-23T22-34-00-03-00/630_360_1684870284-998.jpg" xlink:type="simple" xlink:show="embed" xlink:actuate="onLoad" draw:mime-type="image/jpeg"/>
</draw:frame>
 Міністроборони Нідерландів Кайса Оллонґрен 23 травня у Брюсселі, де проходилозасідання міністрів оборони ЄС, говорила про військову підтримку України,розширення виробничих потужностей та запуск нових оборонних проєктів.</text:p>
      <text:p text:style-name="P4">
Про це вона написала у своєму <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написала вона.</text:p>
      <text:p text:style-name="P4">
<draw:frame draw:style-name="fr1" draw:name="Image236" text:anchor-type="as-char" svg:width="6.9236in" svg:height="4.617987in" draw:z-index="0">
<draw:image xlink:href="../Images/yкринформ/2023-05-23T22-34-00-03-00/1684870446-693.jpeg" xlink:type="simple" xlink:show="embed" xlink:actuate="onLoad" draw:mime-type="image/jpeg"/>
</draw:frame>
 Фото:Twitter/Kajsa Ollongren</text:p>
      <text:p text:style-name="P4">
<text:span text:style-name="T4">
Читайте також:</text:span>
 <text:a xlink:type="simple" xlink:href="https://www.ukrinform.ua/rubric-ato/3713070-niderlandi-rozrahovuut-na-novih-cleniv-alansu-f16-dla-ukraini.html" text:style-name="Internet_20_link" text:visited-style-name="Visited_20_Internet_20_Link">
 <text:span text:style-name="T4">
Нідерланд</text:span>
 </text:a>
</text:p>
      <text:p text:style-name="P4">
Як повідомлялося, сьогодні у Брюсселі відбулося засідання міністрів оборониЄС, які обговорювали, як посилити військову допомогу Україні та зміцнитиєвропейську оборонну промисловість.</text:p>
      <text:p text:style-name="P4">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Ла Ліга: «Жирона» зіграла внічию із «Сельтою»</text:span>
</text:h>
      <text:p text:style-name="P4">
Authors: Ukrinform (Person)</text:p>
      <text:p text:style-name="P4">
Publisher: Укринформ (Organization)</text:p>
      <text:p text:style-name="P4">
Published Time: 2023-05-23T22:39:17+03:00</text:p>
      <text:p text:style-name="P4">
Modified Time: 2023-05-23T22:39:17+03:00</text:p>
      <text:p text:style-name="P4">
Description: Циганков заробив пенальті. — Укрінформ.</text:p>
      <text:p text:style-name="P4">
Images: ['<text:a xlink:type="simple" xlink:href="https://static.ukrinform.com/photos/2023_05/thumb_files/630_360_1684870698-221.jpg" text:style-name="Internet_20_link" text:visited-style-name="Visited_20_Internet_20_Link">
630_360_16848...</text:a>
']</text:p>
      <text:p text:style-name="P4">
Tags: ['Футбол', 'Віктор Циганков']</text:p>
      <text:p text:style-name="P4">
Type: Article</text:p>
      <!--METADATA-->
      <text:p text:style-name="P4">
<draw:frame draw:style-name="fr1" draw:name="Image237" text:anchor-type="as-char" svg:width="6.9236in" svg:height="3.956343in" draw:z-index="0">
<draw:image xlink:href="../Images/yкринформ/2023-05-23T22-39-17-03-00/630_360_1684870698-221.jpg" xlink:type="simple" xlink:show="embed" xlink:actuate="onLoad" draw:mime-type="image/jpeg"/>
</draw:frame>
 Циганковзаробив пенальті.</text:p>
      <text:p text:style-name="P4">
«Жирона» на виїзді зіграла внічию з «Сельтою» у матчі 36-го туру чемпіонатуІспанії – 1:1, передає Укрінформ.</text:p>
      <text:p text:style-name="P4">
Господарі поля вийшли вперед перед перервою зусиллями Карлеса Переса. «Жирона»відігралася на 59-й хвилині – Крістіан Стуані був точним з одинадцятиметровоїпозначки.</text:p>
      <text:p text:style-name="P4">
Зазначимо, що пенальті у ворота «Сельти» було призначено за фол проти ВіктораЦиганкова. Український вінгер вийшов у старті «Жирони» та провів на полі весьматч.</text:p>
      <text:p text:style-name="P4">
«Жирона» із 49 очками залишилася на восьмому місці в чемпіонаті Іспанії.«Сельта» набрала 40 очок і піднялася на 14-у позицію.</text:p>
      <text:p text:style-name="P4">
<text:span text:style-name="T4">
Читайте також:</text:span>
 <text:a xlink:type="simple" xlink:href="https://www.ukrinform.ua/rubric-sports/3711922-la-liga-zirona-z-cigankovim-postupilasa-vilarrealu.html" text:style-name="Internet_20_link" text:visited-style-name="Visited_20_Internet_20_Link">
 <text:span text:style-name="T4">
Жирона</text:span>
 </text:a>
</text:p>
      <text:p text:style-name="P4">
Як повідомляв Укрінформ, у наступному турі 28 травня «Жирона» вдома прийматиме«Бетіс», а «Сельта» на виїзді зіграє проти «Кадіса».</text:p>
      <text:p text:style-name="P4">
Фото: Getty Images</text:p>
      <text:p text:style-name="P4">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В Україні завтра подекуди короткочасні дощі й грози, вдень до +25°</text:span>
</text:h>
      <text:p text:style-name="P4">
Authors: Ukrinform (Person)</text:p>
      <text:p text:style-name="P4">
Publisher: Укринформ (Organization)</text:p>
      <text:p text:style-name="P4">
Published Time: 2023-05-23T22:46:00+03:00</text:p>
      <text:p text:style-name="P4">
Modified Time: 2023-05-23T22:46:00+03:00</text:p>
      <text:p text:style-name="P4">
Description: У середу, 24 травня, в Україні мінлива хмарність. Вночі у східних, більшості центральних та Запорізькій областях місцями невеликий дощ, на решті території без опадів; вдень в Україні, крім Волинської, Рівненської, Тернопільської та Хмельницької областей, короткочасні дощі, місцями грози.  — Укрінформ.</text:p>
      <text:p text:style-name="P4">
Images: ['<text:a xlink:type="simple" xlink:href="https://static.ukrinform.com/photos/2019_04/thumb_files/630_360_1555161144-582.jpg" text:style-name="Internet_20_link" text:visited-style-name="Visited_20_Internet_20_Link">
630_360_15551...</text:a>
']</text:p>
      <text:p text:style-name="P4">
Tags: ['Дощ', 'Гроза', 'Погода', 'Україна', 'Регіони']</text:p>
      <text:p text:style-name="P4">
Type: Article</text:p>
      <!--METADATA-->
      <text:p text:style-name="P4">
<draw:frame draw:style-name="fr1" draw:name="Image238" text:anchor-type="as-char" svg:width="6.9236in" svg:height="3.956343in" draw:z-index="0">
<draw:image xlink:href="../Images/yкринформ/2023-05-23T22-46-00-03-00/630_360_1555161144-582.jpg" xlink:type="simple" xlink:show="embed" xlink:actuate="onLoad" draw:mime-type="image/jpeg"/>
</draw:frame>
 У середу,24 травня, в Україні мінлива хмарність. Вночі у східних, більшості центральнихта Запорізькій областях місцями невеликий дощ, на решті території без опадів;вдень в Україні, крім Волинської, Рівненської, Тернопільської та Хмельницькоїобластей, короткочасні дощі, місцями грози.</text:p>
      <text:p text:style-name="P4">
Про це Укрінформу повідомили в Українському гідрометцентрі.</text:p>
      <text:p text:style-name="P4">
За даними синоптиків, вітер завтра північно-східний (у західних та східнихобластях – південно-східний), 5-10 м/с. Температура вночі 12-17°, у західних,Вінницькій та Житомирській областях 6-11°, вдень 20-25°, на півдні <text:a xlink:type="simple" xlink:href="https://www.ukrinform.ua/tag-odesina" text:style-name="Internet_20_link" text:visited-style-name="Visited_20_Internet_20_Link">
</text:a>
 – до 28°; у Карпатах вночі 3-8° тепла,вдень 13-18°.</text:p>
      <text:p text:style-name="P4">
У столичному регіоні в середу – мінлива хмарність, вночі без опадів; вденьмісцями короткочасний дощ, гроза. Вітер північно-східний, 5-10 м/с.Температура по Києву вночі 13-15°, вдень 23-25°; по області вночі 12-17°,вдень 20-25°.</text:p>
      <text:p text:style-name="P4">
На 25-26 травня синоптики прогнозують хмарну з проясненнями погоду,короткочасні дощі з грозами (вночі на Правобережжі місцями), вдень у південнихта східних областях в окремих районах – град та шквали 15-20 м/с. Вітерпівнічно-західний (у східних областях південно-західний), 5-10 м/с.Температура вночі 11-16°, у західних областях 8-13°; вдень 21-26°.</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text:span text:style-name="T4">
Більш</text:span>
 <text:span text:style-name="T4">
половина</text:span>
 <text:span text:style-name="T4">
великих</text:span>
 <text:span text:style-name="T4">
озер</text:span>
 <text:span text:style-name="T4">
світу</text:span>
<text:span text:style-name="T4">
висихають</text:span>
 <text:span text:style-name="T4">
через</text:span>
 <text:span text:style-name="T4">
зміни</text:span>
 <text:span text:style-name="T4">
клімату</text:span>
</text:a>
</text:p>
      <text:p text:style-name="P4">
У Києві та по області 25-26 травня буде хмарно з проясненнями, короткочаснийдощ (вночі місцями), вдень гроза. Вітер північно-західний, 5-10 м/с.Температура по Києву вночі 14-16°, вдень 23-25°; по області вночі 11-16°,вдень 21-26°.</text:p>
      <text:p text:style-name="P4">
За прогнозом Укргідрометцентру, 27 травня у південній частині країни, східнихта більшості центральних областей – помірні короткочасні дощі з грозами, 28травня у південній та східній частинах країни – невеликий дощ; на рештітериторії без істотних опадів. Температура вночі 10-16°, у західних, 28 травняі в північних та більшості центральних областей 6-12°; вдень 20-26°, 27 травняв західних та північних областях, 28 травня на більшій частині територіїкраїни 17-23°.</text:p>
      <text:p text:style-name="P4">
У столиці та на Київщині 27-28 травня без істотних опадів. Температура поКиєву вночі 27 травня 12-14°, 28 травня 9-11°; вдень близько 20°. По області:вночі 27 травня 10-15°, 28 травня 6-11°; вдень 18-23°.</text:p>
      <text:p text:style-name="P4">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Президент: Сила України - основа міжнародного порядку, заснованого на правилах</text:span>
</text:h>
      <text:p text:style-name="P4">
Authors: Ukrinform (Person)</text:p>
      <text:p text:style-name="P4">
Publisher: Укринформ (Organization)</text:p>
      <text:p text:style-name="P4">
Published Time: 2023-05-23T22:49:00+03:00</text:p>
      <text:p text:style-name="P4">
Modified Time: 2023-05-23T22:49:00+03:00</text:p>
      <text:p text:style-name="P4">
Description: Сила України і нашої оборони зараз – це основа сили міжнародного порядку, що заснований на правилах.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ЗСУ', 'Морпіхи', 'Зеленський', 'Війна з Росією', '#stoprussia']</text:p>
      <text:p text:style-name="P4">
Type: Article</text:p>
      <!--METADATA-->
      <text:p text:style-name="P4">
<draw:frame draw:style-name="fr1" draw:name="Image239" text:anchor-type="as-char" svg:width="6.9236in" svg:height="3.956343in" draw:z-index="0">
<draw:image xlink:href="../Images/yкринформ/2023-05-23T22-49-00-03-00/630_360_1682451261-591.jpeg" xlink:type="simple" xlink:show="embed" xlink:actuate="onLoad" draw:mime-type="image/jpeg"/>
</draw:frame>
 СилаУкраїни і нашої оборони зараз – це основа сили міжнародного порядку, щозаснований на правилах.</text:p>
      <text:p text:style-name="P4">
Про це у своєму вечірньому <text:a xlink:type="simple" xlink:href="https://www.youtube.com/watch" text:style-name="Internet_20_link" text:visited-style-name="Visited_20_Internet_20_Link">
 </text:a>
заявив Президент Володимир Зеленський, передає кореспондент Укрінформу.</text:p>
      <text:p text:style-name="P4">
_<text:span text:style-name="T4">
Відео</text:span>
 : <text:a xlink:type="simple" xlink:href="https://t.me/OP_UA/9570" text:style-name="Internet_20_link" text:visited-style-name="Visited_20_Internet_20_Link">
 </text:a>
 _</text:p>
      <text:p text:style-name="P4">
«Дякую всім, хто додає Україні сили! Сила нашої держави зараз, сила нашоїоборони зараз – це основа сили міжнародного порядку, що заснований направилах», - наголосив <text:a xlink:type="simple" xlink:href="https://www.ukrinform.ua/tag-zelenskij" text:style-name="Internet_20_link" text:visited-style-name="Visited_20_Internet_20_Link">
 </text:a>
 .</text:p>
      <text:p text:style-name="P4">
Окремо Зеленський поінформував, що у вівторок він був на Донеччині, на нашихпередових позиціях – у районі Вугледара і Марʼїнки, і що мав честь привітатиукраїнських морпіхів із їхнім професійним святом – Днем морської піхотиУкраїни.</text:p>
      <text:p text:style-name="P4">
<text:span text:style-name="T4">
Читайте також:</text:span>
 <text:a xlink:type="simple" xlink:href="https://www.ukrinform.ua/rubric-ato/3713257-evrosouz-peredav-ukraini-220-tisac-snaradiv-i-1300-raket-borrel.html" text:style-name="Internet_20_link" text:visited-style-name="Visited_20_Internet_20_Link">
 </text:a>
</text:p>
      <text:p text:style-name="P4">
«Вручив державні нагороди воїнам і стрічки за мужність та відвагу найкращимпідрозділам, які захищають саме цю частину фронту. Впевнений, - ви пам’ятаєтеці підрозділи, часто у вечірніх зверненнях саме їм я дякую за надзвичайнірезультати, які вони дають Україні в боях. Сьогодні нагородив їх особисто», -сказав Президент.</text:p>
      <text:p text:style-name="P4">
Глава української держави зазначив, що йдеться про 35-ту окрему бригадуморської піхоти імені контрадмірала Михайла Остроградського, 406-ту окремуартилерійську бригаду імені генерала-хорунжого Олексія Алмазова та 140-йокремий розвідувальний батальйон.</text:p>
      <text:p text:style-name="P4">
«Дуже потужні підрозділи, і я вдячний кожному з вас, воїни! І дякую зашеврони, це справді дуже почесно», - запевнив він.</text:p>
      <text:p text:style-name="P4">
У свою чергу Зеленський висловив думку, що у вівторок саме на передовій булоправильним оголосити про створення в Україні корпусу морської піхоти.</text:p>
      <text:p text:style-name="P4">
<text:span text:style-name="T4">
Читайте також:</text:span>
 <text:a xlink:type="simple" xlink:href="https://www.ukrinform.ua/rubric-ato/3713129-ponad-1000-vognevih-zavdan-za-dobu-ak-sili-oboroni-nisat-voroga-na-tavrijskomu-napramku.html" text:style-name="Internet_20_link" text:visited-style-name="Visited_20_Internet_20_Link">
 <text:span text:style-name="T4">
ЗСУ</text:span>
 </text:a>
</text:p>
      <text:p text:style-name="P4">
«До діючих наших підрозділів будуть додані й нові бригади морської піхоти – іми забезпечуємо їх сучасною зброєю і технікою», - уточнив Президент.</text:p>
      <text:p text:style-name="P4">
Глава української держави зазначив, що, власне, ця поїздка на передову сталазавершальним компонентом після багатьох зустрічей і переговорів із партнерами,які відбулися цими днями та у попередні тижні.</text:p>
      <text:p text:style-name="P4">
Як повідомлялося, щорічно з 2018 року в Україні 23 травня <text:a xlink:type="simple" xlink:href="https://www.ukrinform.ua/rubric-ato/3712898-v-ukraini-vidznacaut-den-morskoi-pihoti.html" text:style-name="Internet_20_link" text:visited-style-name="Visited_20_Internet_20_Link">
</text:a>
 .</text:p>
      <text:p text:style-name="P4">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Штати ввели санкції проти Північної Кореї через незаконну кібердіяльність</text:span>
</text:h>
      <text:p text:style-name="P4">
Authors: Ukrinform (Person)</text:p>
      <text:p text:style-name="P4">
Publisher: Укринформ (Organization)</text:p>
      <text:p text:style-name="P4">
Published Time: 2023-05-23T22:57:00+03:00</text:p>
      <text:p text:style-name="P4">
Modified Time: 2023-05-23T22:57:00+03:00</text:p>
      <text:p text:style-name="P4">
Description: Американський Мінфін оголосив про запровадження нових санкцій проти півдесятка юридичних та фізичних осіб КНДР, пов’язаних із незаконними діями в кіберсфері, які дозволяють режиму в Пхеньяні отримувати прибутки з-ка кордону. — Укрінформ.</text:p>
      <text:p text:style-name="P4">
Images: ['<text:a xlink:type="simple" xlink:href="https://static.ukrinform.com/photos/2018_12/thumb_files/630_360_1544470492-627.jpeg" text:style-name="Internet_20_link" text:visited-style-name="Visited_20_Internet_20_Link">
630_360_15444...</text:a>
']</text:p>
      <text:p text:style-name="P4">
Tags: ['Кібербезпека', 'КНДР', 'Санкції', 'США']</text:p>
      <text:p text:style-name="P4">
Type: Article</text:p>
      <!--METADATA-->
      <text:p text:style-name="P4">
<draw:frame draw:style-name="fr1" draw:name="Image240" text:anchor-type="as-char" svg:width="6.9236in" svg:height="3.956343in" draw:z-index="0">
<draw:image xlink:href="../Images/yкринформ/2023-05-23T22-57-00-03-00/630_360_1544470492-627.jpeg" xlink:type="simple" xlink:show="embed" xlink:actuate="onLoad" draw:mime-type="image/jpeg"/>
</draw:frame>
Американський Мінфін оголосив про запровадження нових санкцій проти півдесяткаюридичних та фізичних осіб КНДР, пов’язаних із незаконними діями в кіберсфері,які дозволяють режиму в Пхеньяні отримувати прибутки з-ка кордону.</text:p>
      <text:p text:style-name="P4">
Про це йдеться в офіційному повідомленні Офісу контролю за іноземними активамиМіністерства фінансів (OFAC), передає Укрінформ.</text:p>
      <text:p text:style-name="P4">
«Сьогодні OFAC запровадив санкції проти чотирьох організацій та однієїфізичної особи, причетних до прихованого отримання доходів і зловмисноїкібердіяльності задля підтримки уряду <text:a xlink:type="simple" xlink:href="https://www.ukrinform.ua/tag-kndr" text:style-name="Internet_20_link" text:visited-style-name="Visited_20_Internet_20_Link">
 </text:a>
»,- зазначається у заяві.</text:p>
      <text:p text:style-name="P4">
При цьому підкреслюється, що Північна Корея використовує ІТ-працівників, якішахрайським шляхом влаштовуються на роботу в зарубіжні компанії для отриманняприбутків, які потім йдуть на підтримку режиму Кіма та його пріоритетів. Цікошти спрямовуються, в тому числі, на програми з розробки та виробництва зброїмасового знищення та балістичних ракет.</text:p>
      <text:p text:style-name="P4">
<text:span text:style-name="T4">
Читайте також:</text:span>
 <text:a xlink:type="simple" xlink:href="https://www.ukrinform.ua/rubric-ato/3712314-solc-pivnicna-korea-mae-pripiniti-aderni-viprobuvanna.html" text:style-name="Internet_20_link" text:visited-style-name="Visited_20_Internet_20_Link">
 </text:a>
</text:p>
      <text:p text:style-name="P4">
Щоби припинити це Сполучені Штати ввели санкції проти Пхеньянськогоуніверситету автоматизації, Бюро технічної розвідки та 110-го Дослідницькогоцентру. Діяльність цих структур контролюється Головним розвідувальнимуправлінням КНДР. Крім того, санкції запроваджені проти північнокорейськоїкомпанії Chinyong та її офіційного представника в Росії Кім Сан Мана. Цяструктура підконтрольна міністерству народних збройних сил Північної Кореї тазаймається влаштуванням ІТ-фахівців з КНДР в Росії та Лаосі.</text:p>
      <text:p text:style-name="P4">
«Сполучені Штати й наші партнери залишаються відданими боротьбі з незаконноюдіяльністю КНДР щодо отримання доходів та продовженням зусиль з крадіжкигрошей у фінансових установах, біржах віртуальних валют, компаніях і приватнихосіб по всьому світу», - заявив у цьому зв’язку заступник міністра фінансівСША з питань боротьби з тероризмом та фінансової розвідки Браян Нельсон.</text:p>
      <text:p text:style-name="P4">
<text:span text:style-name="T4">
Читайте також:</text:span>
 <text:a xlink:type="simple" xlink:href="https://www.ukrinform.ua/rubric-world/3702648-kndr-aktivno-rozbudovue-adernij-naukovij-kompleks-de-moze-viroblatisa-zbrojovij-uran.html" text:style-name="Internet_20_link" text:visited-style-name="Visited_20_Internet_20_Link">
 <text:span text:style-name="T4">
КНДР</text:span>
 </text:a>
</text:p>
      <text:p text:style-name="P4">
Як повідомляв Укрінформ, КНДР надалі порушує Резолюції Ради Безпеки ООН, якізабороняють розробки зброї масового знищення та балістичні ракети. Минулоготижня <text:a xlink:type="simple" xlink:href="https://www.ukrinform.ua/rubric-world/3710712-ssa-vidreaguvali-na-zapusk-suputnika-pivnicnou-koreu-ce-porusenna-sankcij-matime-naslidki.html" text:style-name="Internet_20_link" text:visited-style-name="Visited_20_Internet_20_Link">
 </text:a>
готовність запуску першого північнокорейського військового розвідувальногосупутника на навколоземну орбіту.</text:p>
      <text:p text:style-name="P4">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Як українкам при народженні дитини оформити допомогу онлайн</text:span>
</text:h>
      <text:p text:style-name="P4">
Author: ['Іветта Василенко']</text:p>
      <text:p text:style-name="P4">
Time: 2023-05-23T23:00:00-04:00</text:p>
      <text:p text:style-name="P4">
Description: Під час воєнного стану при народженні дитини українки мають змогу оформити допомогу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ytyna_99a03.jpg" text:style-name="Internet_20_link" text:visited-style-name="Visited_20_Internet_20_Link">
dytyna_99a03.jpg</text:a>
']</text:p>
      <text:p text:style-name="P4">
Tags: ['СОЦІАЛЬНА ДОПОМОГА']</text:p>
      <text:p text:style-name="P4">
Category: News</text:p>
      <!--METADATA-->
      <text:p text:style-name="P4">
<draw:frame draw:style-name="fr1" draw:name="Image241" text:anchor-type="as-char" svg:width="6.9236in" svg:height="4.152099in" draw:z-index="0">
<draw:image xlink:href="../Images/AРМІЯINFORM/2023-05-23T23-00-00-04-00/dytyna_99a03.jpg" xlink:type="simple" xlink:show="embed" xlink:actuate="onLoad" draw:mime-type="image/jpeg"/>
</draw:frame>
Ілюстративне фото</text:p>
      <text:p text:style-name="P4">
Під час воєнного стану при народженні дитини українки мають змогу оформитидопомогу від держави онлайн. Задля цього потрібно зайти на офіційний сайтМінсоцполітики та виконати декілька простих кроків. Це дуже зручно, адже нетреба витрачати час, їхати в органи соцзахисту та стояти в довжелезних чергах,щоб оформити всі документи.</text:p>
      <text:p text:style-name="P4">
Отже, на сайті в розділі<text:a xlink:type="simple" xlink:href="https://www.msp.gov.ua/main/Eservices.html" text:style-name="Internet_20_link" text:visited-style-name="Visited_20_Internet_20_Link">
«Е-Сервіси»</text:a>
 треба обрати розділ«Допомога при народженні дитини». Після цього треба зареєструватися задопомогою кваліфікованого електронного підпису або увійти в систему задопомогою електронної пошти. Далі для заповнення електронної заяви потрібнібудуть такі дані:</text:p>
      <ul>
        <li>
свідоцтва про народження дитини;  * паспортів обох батьків;  * реєстраційних номерів облікової картки платників податків обох батьків;  * номер банківського рахунку у форматі IBAN.</li>
      </ul>
      <text:p text:style-name="P4">
<text:span text:style-name="T4">
Важливий нюанс</text:span>
 — документи сканувати не потрібно. Достатньо заповнитивідповідні графи заяви.</text:p>
      <text:p text:style-name="P4">
У заяві необхідно буде зазначити відомості про дитину, матір, батька, місцереєстрації та фактичного місця проживання, якщо вони відрізняються. Післяцього треба обрати спосіб, у який зручно отримувати виплати: на картку або напоштове відділення.</text:p>
      <text:p text:style-name="P4">
Далі, якщо адресні дані заповнені правильно, вам треба буде вибратитериторіальний орган соцзахисту, який має розглянути запит, а також перелікбанків, з якими територіальний орган має договірні відносини в частині виплатидопомоги.</text:p>
      <text:p text:style-name="P4">
Після цього для внесення банківських реквізитів у блоці «Відомості дляздійснення виплати» потрібно:</text:p>
      <text:p text:style-name="P4">
Додати спосіб здійснення виплати.</text:p>
      <text:p text:style-name="P4">
Обрати банк для виплати, номер рахунку (29 символів), МФО банку (6 символів),код ЄДРПОУ банку (8 символів).</text:p>
      <text:p text:style-name="P4">
І останній крок: треба підписати заяву за допомогою кваліфікованогоелектронного підпису. Рішення про призначення коштів прийде на вказануелектронну пошту.</text:p>
      <text:p text:style-name="P4">
<text:span text:style-name="T5">
Фото ілюстративне</text:span>
</text:p>
      <text:p text:style-name="P4">
Source: <text:a xlink:type="simple" xlink:href="https://armyinform.com.ua/2023/05/23/yak-ukrayinkam-pry-narodzhenni-dytyny-oformyty-dopomogu-onlajn/" text:style-name="Internet_20_link" text:visited-style-name="Visited_20_Internet_20_Link">
https://armyinform.com.ua/2023/05/23/yak-ukrayinkam-pry-narodzhenni-dytyny-oformyty-dopomogu-onlajn/</text:a>
</text:p>
      <!--NEWS-->
      <text:h text:style-name="P10" text:outline-level="1">
<text:span text:style-name="T4">
Кожен закордонний візит дає Україні змогу стати сильнішою - Зеленський</text:span>
</text:h>
      <text:p text:style-name="P4">
Authors: Ukrinform (Person)</text:p>
      <text:p text:style-name="P4">
Publisher: Укринформ (Organization)</text:p>
      <text:p text:style-name="P4">
Published Time: 2023-05-23T23:08:00+03:00</text:p>
      <text:p text:style-name="P4">
Modified Time: 2023-05-23T23:08:00+03:00</text:p>
      <text:p text:style-name="P4">
Description: Кожен закордонний візит та майже кожні переговори дають нашій країні змогу стати сильнішою.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Переговори', 'Україна', 'Візит', 'Зеленський', 'Війна з Росією']</text:p>
      <text:p text:style-name="P4">
Type: Article</text:p>
      <!--METADATA-->
      <text:p text:style-name="P4">
<draw:frame draw:style-name="fr1" draw:name="Image242" text:anchor-type="as-char" svg:width="6.9236in" svg:height="3.956343in" draw:z-index="0">
<draw:image xlink:href="../Images/yкринформ/2023-05-23T23-08-00-03-00/630_360_1683122925-491.jpeg" xlink:type="simple" xlink:show="embed" xlink:actuate="onLoad" draw:mime-type="image/jpeg"/>
</draw:frame>
 Кожензакордонний візит та майже кожні переговори дають нашій країні змогу статисильнішою.</text:p>
      <text:p text:style-name="P4">
Про це у своєму  <text:a xlink:type="simple" xlink:href="https://t.me/V_Zelenskiy_official/6342" text:style-name="Internet_20_link" text:visited-style-name="Visited_20_Internet_20_Link">
 </text:a>
 поінформувавПрезидент України Володимир Зеленський, передає кореспондент Укрінформу.</text:p>
      <text:p text:style-name="P4">
«Усі маємо це розуміти: головне завдання нашої держави й сенс фактично кожноїнашої міжнародної комунікації полягає саме у зміцненні України, у посиленнінашої оборони, у збільшенні можливостей наших воїнів і нашої держави загалом.Кожен закордонний візит і майже кожні переговори дають Україні змогу статисильнішою», - заявив він.</text:p>
      <text:p text:style-name="P4">
Окремо <text:a xlink:type="simple" xlink:href="https://www.ukrinform.ua/tag-zelenskij" text:style-name="Internet_20_link" text:visited-style-name="Visited_20_Internet_20_Link">
 </text:a>
 подякував нашій 36-йокремій бригаді морської піхоти імені контр-адмірала Михайла Білинського. «Цейпідрозділ, б’ючись зараз, часто заслуговує на вдячність завдяки своїй силі таефективності. І цілком справедливо згадати їх зараз теж. Дякую вам, вітаю васіз вашим днем», - уточнив Президент.</text:p>
      <text:p text:style-name="P4">
<text:span text:style-name="T4">
Читайте також:</text:span>
 <text:a xlink:type="simple" xlink:href="https://www.ukrinform.ua/rubric-ato/3712980-zelenskij-vidvidav-pozicii-na-dilanci-vugledar-marinka-i-vruciv-nagorodi-bijcam.html" text:style-name="Internet_20_link" text:visited-style-name="Visited_20_Internet_20_Link">
 <text:span text:style-name="T4">
Зеленський</text:span>
 </text:a>
</text:p>
      <text:p text:style-name="P4">
Відео: <text:a xlink:type="simple" xlink:href="https://t.me/OP_UA/9570" text:style-name="Internet_20_link" text:visited-style-name="Visited_20_Internet_20_Link">
 </text:a>
</text:p>
      <text:p text:style-name="P4">
Глава української держави подякував і воїнам із 137-го окремого батальйонуморської піхоти – кожному бійцю – за дуже хороші результати, яких вонидосягають на передовій, і сказав, що вони молодці.</text:p>
      <text:p text:style-name="P4">
Він привітав їх із професійним святом. «Вітаю всіх, хто здобуває шану дозвання українського морпіха», - уточнив Зеленський.</text:p>
      <text:p text:style-name="P4">
Президент подякував і іншим підрозділам наших сил оборони, які б’ються саме нанайжорстокіших напрямках.</text:p>
      <text:p text:style-name="P4">
<text:span text:style-name="T4">
Читайте також:</text:span>
 <text:a xlink:type="simple" xlink:href="https://www.ukrinform.ua/rubric-ato/3712927-zelenskij-poihav-na-front-privitati-morskih-pihotinciv.html" text:style-name="Internet_20_link" text:visited-style-name="Visited_20_Internet_20_Link">
 <text:span text:style-name="T4">
Зеленський</text:span>
 <text:span text:style-name="T4">
поїхав</text:span>
 <text:span text:style-name="T4">
фронт</text:span>
 <text:span text:style-name="T4">
привітати</text:span>
<text:span text:style-name="T4">
морських</text:span>
 <text:span text:style-name="T4">
піхотинців</text:span>
 </text:a>
</text:p>
      <text:p text:style-name="P4">
«55-та окрема артилерійська бригада «Запорізька Січ» – незмінно молодці,незмінно дієві. Дякую вам, воїни! 59-та окрема мотопіхотна бригада імені ЯковаГандзюка – як і завжди, найсильніші! Дякую вам! 74-й окремий розвідувальнийбатальйон – дякую вам, воїни», - заявив глава української держави.</text:p>
      <text:p text:style-name="P4">
У свою чергу він подякував воїнам 5-тої окремої Слобожанської бригадиНаціональної гвардії України, яка воює у Луганській області разом з іншимипідрозділами сил оборони «та саме так, як потрібно, захищає позиції, саме так,як потрібно, знищує російських окупантів».</text:p>
      <text:p text:style-name="P4">
«Дякую вам, наші воїни! Разом переможемо! Слава Україні», - зазначивЗеленський.</text:p>
      <text:p text:style-name="P4">
Як повідомляв Укрінформ, щорічно з 2018 року в Україні 23 травня відзначаєтьсяДень морської піхоти.</text:p>
      <text:p text:style-name="P4">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Вибори у США: губернатор Флориди Десантіс оголосить про свою участь у перегонах</text:span>
</text:h>
      <text:p text:style-name="P4">
Authors: Ukrinform (Person)</text:p>
      <text:p text:style-name="P4">
Publisher: Укринформ (Organization)</text:p>
      <text:p text:style-name="P4">
Published Time: 2023-05-23T23:17:00+03:00</text:p>
      <text:p text:style-name="P4">
Modified Time: 2023-05-23T23:17:00+03:00</text:p>
      <text:p text:style-name="P4">
Description: Губернатор штату Флорида республіканець Рон Десантіс завтра ввечері оголосить про участь у праймеріз Республіканської партії для висунення своєї кандидатури на пост президента США на виборах 2024 року. — Укрінформ.</text:p>
      <text:p text:style-name="P4">
Images: ['<text:a xlink:type="simple" xlink:href="https://static.ukrinform.com/photos/2021_06/thumb_files/630_360_1624333429-183.jpeg" text:style-name="Internet_20_link" text:visited-style-name="Visited_20_Internet_20_Link">
630_360_16243...</text:a>
']</text:p>
      <text:p text:style-name="P4">
Tags: ['Президент', 'Вибори у США', 'Праймеріз']</text:p>
      <text:p text:style-name="P4">
Type: Article</text:p>
      <!--METADATA-->
      <text:p text:style-name="P4">
<draw:frame draw:style-name="fr1" draw:name="Image243" text:anchor-type="as-char" svg:width="6.9236in" svg:height="3.956343in" draw:z-index="0">
<draw:image xlink:href="../Images/yкринформ/2023-05-23T23-17-00-03-00/630_360_1624333429-183.jpeg" xlink:type="simple" xlink:show="embed" xlink:actuate="onLoad" draw:mime-type="image/jpeg"/>
</draw:frame>
Губернатор штату Флорида республіканець Рон Десантіс завтра ввечері оголоситьпро участь у праймеріз Республіканської партії для висунення своєї кандидатурина пост президента США на виборах 2024 року.</text:p>
      <text:p text:style-name="P4">
Як передає Укрінформ з посиланням на  <text:a xlink:type="simple" xlink:href="https://www.foxnews.com/politics/florida-gov-ron-desantis-announce-candidacy-president-wednesday-twitter-sources" text:style-name="Internet_20_link" text:visited-style-name="Visited_20_Internet_20_Link">
</text:a>
 він зробить це оголошення підчас розмови з мільярдером Ілоном Маском у компанії Twitter.</text:p>
      <text:p text:style-name="P4">
Очікується, що разом з оголошенням Десантіс подасть відповідні документи доФедеральної виборчої комісії.</text:p>
      <text:p text:style-name="P4">
Губернатора Флориди за рейтингом поступається експрезидентові Дональду <text:a xlink:type="simple" xlink:href="https://www.ukrinform.ua/tag-tramp" text:style-name="Internet_20_link" text:visited-style-name="Visited_20_Internet_20_Link">
</text:a>
 , але випереджає решту ймовірнихкандидатів в опитуванні членів Республіканської партії.</text:p>
      <text:p text:style-name="P4">
<text:span text:style-name="T4">
Читайте також:</text:span>
 <text:a xlink:type="simple" xlink:href="https://www.ukrinform.ua/rubric-world/3710449-vibori-u-ssa-bajden-viperedzae-trampa-u-gipoteticnomu-drugomu-turi-na-6.html" text:style-name="Internet_20_link" text:visited-style-name="Visited_20_Internet_20_Link">
 <text:span text:style-name="T4">
Вибор</text:span>
 </text:a>
</text:p>
      <text:p text:style-name="P4">
44-річний Десантіс виграв свої перші вибори на посаді губернатора у 2018 роцізавдяки значній підтримці з боку Трампа. На відміну від експрезидента виступаєза продовження підтримки України у війні.</text:p>
      <text:p text:style-name="P4">
Але став самостійною силою, побудувавши політичний бренд, який простягаєтьсявід узбережжя до узбережжя.</text:p>
      <text:p text:style-name="P4">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Кислиця в Радбезі ООН сформулював уроки російської війни у контексті продовольчої безпеки</text:span>
</text:h>
      <text:p text:style-name="P4">
Authors: Ukrinform (Person)</text:p>
      <text:p text:style-name="P4">
Publisher: Укринформ (Organization)</text:p>
      <text:p text:style-name="P4">
Published Time: 2023-05-23T23:19:00+03:00</text:p>
      <text:p text:style-name="P4">
Modified Time: 2023-05-23T23:19:00+03:00</text:p>
      <text:p text:style-name="P4">
Description: Постійний представник України при ООН Сергій Кислиця, виступаючи в Радбезі ООН у вівторок, назвав чотири уроки російської, «які можуть бути корисними» у контекст обговорення залежності продовольчої безпеки від збройних конфліктів. — Укрінформ.</text:p>
      <text:p text:style-name="P4">
Images: ['<text:a xlink:type="simple" xlink:href="https://static.ukrinform.com/photos/2023_05/thumb_files/630_360_1684872981-949.jpeg" text:style-name="Internet_20_link" text:visited-style-name="Visited_20_Internet_20_Link">
630_360_16848...</text:a>
']</text:p>
      <text:p text:style-name="P4">
Tags: ['Експорт', 'Зерно', 'Кислиця', 'Радбез ООН', 'Війна з Росією', 'Продовольча безпека']</text:p>
      <text:p text:style-name="P4">
Type: Article</text:p>
      <!--METADATA-->
      <text:p text:style-name="P4">
<draw:frame draw:style-name="fr1" draw:name="Image244" text:anchor-type="as-char" svg:width="6.9236in" svg:height="3.956343in" draw:z-index="0">
<draw:image xlink:href="../Images/yкринформ/2023-05-23T23-19-00-03-00/630_360_1684872981-949.jpeg" xlink:type="simple" xlink:show="embed" xlink:actuate="onLoad" draw:mime-type="image/jpeg"/>
</draw:frame>
 Постійнийпредставник України при ООН Сергій Кислиця, виступаючи в Радбезі ООН увівторок, назвав чотири уроки російської, «які можуть бути корисними» уконтекст обговорення залежності продовольчої безпеки від збройних конфліктів.</text:p>
      <text:p text:style-name="P4">
Про це передає власний кореспондент Укрінформу у Нью-Йорку.</text:p>
      <text:p text:style-name="P4">
По-перше, «голод залишається важливим елементом у інструментарії агресора дляпідриву обороноздатності держави, на яку він напав, та придушення цивільногонаселення на окупованих територіях», зазначив Кислиця.</text:p>
      <text:p text:style-name="P4">
Він нагадав, що від початку вторгнення Москва вдається до блокуваннягуманітарних коридорів та доступу до оточених і окупованих територій.</text:p>
      <text:p text:style-name="P4">
«Голод також використовувався як тортури проти затриманих на окупованихтериторіях та українських військовополонених», – додав постпред.</text:p>
      <text:p text:style-name="P4">
<text:span text:style-name="T4">
Читайте також:</text:span>
 <text:a xlink:type="simple" xlink:href="https://www.ukrinform.ua/rubric-economy/3713275-ugorsina-edina-kraina-aka-ne-vidklikala-odnostoronni-obmezenna-agrarnogo-importu-z-ukraini.html" text:style-name="Internet_20_link" text:visited-style-name="Visited_20_Internet_20_Link">
 </text:a>
</text:p>
      <text:p text:style-name="P4">
По-друге, агресор намагається конвертувати глобальну продовольчу проблему вобурення проти жертви агресії та дискредитувати його законну самооборону,посилаючись на потреби постраждалих країн та регіонів.</text:p>
      <text:p text:style-name="P4">
З цією метою агресор намагається підірвати багатосторонні ініціативи зреагування на кризи, у випадку з російською війною – це Чорноморська зерноваініціатива, пояснив він</text:p>
      <text:p text:style-name="P4">
По-третє, збройний конфлікт спричиняє «мінне забруднення сільськогосподарськихугідь, а також руйнування критичної інфраструктури, що підриває виробництво,розподіл та доступ до продовольства і води», зазначив Кислиця.</text:p>
      <text:p text:style-name="P4">
<text:span text:style-name="T4">
Читайте також:</text:span>
 <text:a xlink:type="simple" xlink:href="https://www.ukrinform.ua/rubric-regions/3711362-osnovni-roboti-z-rozminuvanna-narazi-provodatsa-u-cotiroh-oblastah-dsns.html" text:style-name="Internet_20_link" text:visited-style-name="Visited_20_Internet_20_Link">
 </text:a>
</text:p>
      <text:p text:style-name="P4">
За його словами, Росія перетворила Україну на одну з найбільш забрудненихмінами країн світу. Зокрема, тисячі мін та інших вибухонебезпечних об’єктіврозкидані на українських сільськогосподарських угіддях площею понад 4700 кв.км.</text:p>
      <text:p text:style-name="P4">
По-четверте, на переконання постпреда, <text:a xlink:type="simple" xlink:href="https://www.ukrinform.ua/tag-oon" text:style-name="Internet_20_link" text:visited-style-name="Visited_20_Internet_20_Link">
 </text:a>
має відігравати важливу роль у глобальних зусиллях, спрямованих на подоланнятяжких наслідків війни для цивільного населення.</text:p>
      <text:p text:style-name="P4">
Кислиця нагадав слова Генсека ООН Антоніу Гутерреша з його виступу, який вінвиголосив кілька годин тому: «Війна означає голод».</text:p>
      <text:p text:style-name="P4">
«Це справді обурливо, що понад 117 млн чоловік у світі зіткнулися з гостримголодом через війну і брак безпеки», – сказав постпред, нагадавши, щонещодавно в Судані загинули сотні цивільних осіб, а в Сомалі торік черезпосуху померли 43 тис. чоловік, половина з яких діти.</text:p>
      <text:p text:style-name="P4">
<text:span text:style-name="T4">
Читайте також:</text:span>
 <text:a xlink:type="simple" xlink:href="https://www.ukrinform.ua/rubric-economy/3700628-evropi-potribni-ukrainski-silskogospodarski-tovari-solskij.html" text:style-name="Internet_20_link" text:visited-style-name="Visited_20_Internet_20_Link">
 </text:a>
</text:p>
      <text:p text:style-name="P4">
За словами Кислиці, Україна вже не вперше протистоїть кремлівській практицівикористання продовольства як зброї.</text:p>
      <text:p text:style-name="P4">
Він зауважив, що цього року виповнюється 90 річниця Великого Голоду,спричиненого сталінським режимом, який забрав в Україні життя мільйонів людей.</text:p>
      <text:p text:style-name="P4">
«Ці болючі спогади нині є одним з головних джерел українського опору сучаснимзагарбникам», – додав постперд.</text:p>
      <text:p text:style-name="P4">
Як повідомляв Укрінформ, у вівторок, Рада Безпеки ООН, в якій у травні головуєШвейцарія, проводить відкриті дебати щодо захисту цивільних осіб у збройнихконфліктах. Генсек ООН, виступаючи у своєму <text:a xlink:type="simple" xlink:href="https://www.ukrinform.ua/rubric-polytics/3713222-zahist-civilnih-u-zbrojnih-konfliktah-guterres-u-radbezi-oon-ne-zgadav-pro-zertvi-sered-ukrainciv.html" text:style-name="Internet_20_link" text:visited-style-name="Visited_20_Internet_20_Link">
</text:a>
Чорноморської ініціативи. При цьому значну частину виступу він присвятивнеобхідності захисту цивільних осіб у Судані, Афганістані, Ефіопії, Сирії, атакож докладно зупинився на важливості виконання чорноморської ініціативи та«меморандуму про взаєморозуміння щодо просування російських продуктівхарчування та добрив на світові ринки».</text:p>
      <text:p text:style-name="P4">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Верещук: До кінця тижня ВПО мають отримати виплати по заборгованостях за травень</text:span>
</text:h>
      <text:p text:style-name="P4">
Authors: Ukrinform (Person)</text:p>
      <text:p text:style-name="P4">
Publisher: Укринформ (Organization)</text:p>
      <text:p text:style-name="P4">
Published Time: 2023-05-23T23:24:26+03:00</text:p>
      <text:p text:style-name="P4">
Modified Time: 2023-05-23T23:24:26+03:00</text:p>
      <text:p text:style-name="P4">
Description: До кінця робочого тижня внутрішньо переміщені особи мають отримати свої виплати по заборгованостях за травень. — Укрінформ.</text:p>
      <text:p text:style-name="P4">
Images: ['<text:a xlink:type="simple" xlink:href="https://static.ukrinform.com/photos/2023_05/thumb_files/630_360_1683807598-471.jpg" text:style-name="Internet_20_link" text:visited-style-name="Visited_20_Internet_20_Link">
630_360_16838...</text:a>
']</text:p>
      <text:p text:style-name="P4">
Tags: ['Переселенці', 'Гроші', 'Верещук', 'Єдині новини']</text:p>
      <text:p text:style-name="P4">
Type: Article</text:p>
      <!--METADATA-->
      <text:p text:style-name="P4">
<draw:frame draw:style-name="fr1" draw:name="Image245" text:anchor-type="as-char" svg:width="6.9236in" svg:height="3.956343in" draw:z-index="0">
<draw:image xlink:href="../Images/yкринформ/2023-05-23T23-24-26-03-00/630_360_1683807598-471.jpg" xlink:type="simple" xlink:show="embed" xlink:actuate="onLoad" draw:mime-type="image/jpeg"/>
</draw:frame>
 До кінцяробочого тижня внутрішньо переміщені особи мають отримати свої виплати позаборгованостях за травень.</text:p>
      <text:p text:style-name="P4">
Про це у телемарафоні «Єдині новини» поінформувала віцепрем'єр-міністр -міністр з питань реінтеграції тимчасово окупованих територій Ірина Верещук,відповідаючи на питання щодо заборгованості по виплатах для ВПО, передаєкореспондент Укрінформу.</text:p>
      <text:p text:style-name="P4">
«(Тут йдеться – ред.) за травневу заборгованість, за другий і третій виплатнийперіод. 12-го травня був другий, а 23-го травня – третій. І щойно завершиласянарада під головуванням Прем’єр-міністра України, де було вирішено невідкладноскерувати кошти на погашення заборгованості. Отже, цього тижня, до кінцяробочого тижня, люди мають отримати всі свої кошти», - заявила вона.</text:p>
      <text:p text:style-name="P4">
За її словами, наразі у відповідному реєстрі як ВПО зареєстровані близько 5мільйонів людей, а саме ці виплати отримують близько 2,5 мільйонів.</text:p>
      <text:p text:style-name="P4">
<text:span text:style-name="T4">
Читайте також:</text:span>
 <text:a xlink:type="simple" xlink:href="https://www.ukrinform.ua/rubric-kyiv/3710945-kiivrada-zatverdila-perelik-zitla-dla-rozmisenna-pereselenciv.html" text:style-name="Internet_20_link" text:visited-style-name="Visited_20_Internet_20_Link">
 <text:span text:style-name="T4">
переселенц</text:span>
 </text:a>
</text:p>
      <text:p text:style-name="P4">
Відповідаючи на питання, урядовиця уточнила, що за зимово-весінній період вУкраїні було зафіксовано 300 тисяч нових ВПО. «І на сьогодні це - 300 тисяч,які є новими ВПО, і які отримують ці виплати», - поінформувала віцепрем'єр-міністр.</text:p>
      <text:p text:style-name="P4">
Окремо міністр з питань реінтеграції тимчасово окупованих територій зазначила,що наразі Мінсоцполітики пропонує визначити параметри, за якими будутьнадаватися ці виплати.</text:p>
      <text:p text:style-name="P4">
«Бо є відповідна постанова № 332 і там є категорії осіб, які підпадають підвиплати на проживання. Тепер Мінсоцполітики пропонує зробити терміновими цівиплати, тобто - строк має бути визначено, скільки буде вважатися людина ВПО,скільки треба часу, щоб її інтегрувати. Це та дискусія, яка триває. І явважаю, вона є потрібною», - сказала глава Мінреінтеграції.</text:p>
      <text:p text:style-name="P4">
Але, як вважає <text:a xlink:type="simple" xlink:href="https://www.ukrinform.ua/tag-veresuk" text:style-name="Internet_20_link" text:visited-style-name="Visited_20_Internet_20_Link">
 </text:a>
 , люди з числа ВПОцьогоріч мають мати усі належні виплати, які були у 2022 році.</text:p>
      <text:p text:style-name="P4">
«Побачимо, чим завершиться наші дискусії, бо дійсно грошей потрібно багато. Це- плюс 17 мільярдів, коли ми кажемо про 300 тисяч додаткових (ВПО – ред.), іце - великі гроші, і їх треба десь знайти. Але тут має бути і справедливість,- ті, хто потребують, мають мати від держави допомогу», - уточнила вона.</text:p>
      <text:p text:style-name="P4">
<text:span text:style-name="T4">
Читайте також:</text:span>
 <text:a xlink:type="simple" xlink:href="https://www.ukrinform.ua/rubric-society/3711666-pereselenci-j-veterani-mozut-otrimati-vaucer-na-navcanna-za-perelikom-profesij-minreintegracii.html" text:style-name="Internet_20_link" text:visited-style-name="Visited_20_Internet_20_Link">
 <text:span text:style-name="T4">
Переселенц</text:span>
 </text:a>
</text:p>
      <text:p text:style-name="P4">
Відповідаючи на питання про урядову дискусію щодо цього, зокрема, про те,скільки людина теоретично матиме змогу отримувати цю допомогу з моменту, коливона виїхала і стала ВПО, урядовиця заявила, що, до прикладу, у них булозапропоновано щодо цього термін у 6 місяців.</text:p>
      <text:p text:style-name="P4">
«Тобто людина виїжджає, прибуває на місце і їй треба 6 місяців, щобадаптуватися. Далі іде режим інтеграції, тобто - робота, житло і все решта.Режим ВПО – півроку (пропонується щодо цього – ред.)», - зазначила міністр зпитань реінтеграції тимчасово окупованих територій.</text:p>
      <text:p text:style-name="P4">
Як повідомлялося, Верещук поінформувала, що  <text:a xlink:type="simple" xlink:href="https://www.ukrinform.ua/rubric-society/3712902-socviplati-dla-pereselenciv-u-2023-roci-budut-zberezeni-veresuk.html" text:style-name="Internet_20_link" text:visited-style-name="Visited_20_Internet_20_Link">
</text:a>
</text:p>
      <text:p text:style-name="P4">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У Києві презентували перший автограф Симона Петлюри на публічному документі</text:span>
</text:h>
      <text:p text:style-name="P4">
Authors: Ukrinform (Person)</text:p>
      <text:p text:style-name="P4">
Publisher: Укринформ (Organization)</text:p>
      <text:p text:style-name="P4">
Published Time: 2023-05-23T23:32:08+03:00</text:p>
      <text:p text:style-name="P4">
Modified Time: 2023-05-23T23:32:08+03:00</text:p>
      <text:p text:style-name="P4">
Description: У Будинку - музеї Миколи Лисенка презентували ранній автограф політика доби Української Революції Симона Петлюри, зазначеного на вітальній адресі до Лисенка з нагоди 35-річного ювілею музичної творчості композитора. — Укрінформ.</text:p>
      <text:p text:style-name="P4">
Images: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Tags: ['Історія', 'Виставка', 'Петлюра', 'Документи']</text:p>
      <text:p text:style-name="P4">
Type: Article</text:p>
      <!--METADATA-->
      <text:p text:style-name="P4">
<draw:frame draw:style-name="fr1" draw:name="Image246" text:anchor-type="as-char" svg:width="6.9236in" svg:height="3.956343in" draw:z-index="0">
<draw:image xlink:href="../Images/yкринформ/2023-05-23T23-32-08-03-00/630_360_1684869168-3017.jpeg" xlink:type="simple" xlink:show="embed" xlink:actuate="onLoad" draw:mime-type="image/jpeg"/>
</draw:frame>
 УБудинку - музеї Миколи Лисенка презентували ранній автограф політика добиУкраїнської Революції Симона Петлюри, зазначеного на вітальній адресі доЛисенка з нагоди 35-річного ювілею музичної творчості композитора.</text:p>
      <text:p text:style-name="P4">
Про це повідомляє кореспондент Укрінформу.</text:p>
      <text:p text:style-name="P4">
<draw:frame draw:style-name="fr1" draw:name="Image247" text:anchor-type="as-char" svg:width="6.9236in" svg:height="3.956343in" draw:z-index="0">
<draw:image xlink:href="../Images/yкринформ/2023-05-23T23-32-08-03-00/630_360_1684869174-7386.jpeg" xlink:type="simple" xlink:show="embed" xlink:actuate="onLoad" draw:mime-type="image/jpeg"/>
</draw:frame>
 У Києвіпрезентували перший автограф Симона Петлюри на публічному документі / Фото:Кирило Чуботін, Укрінформ  <text:a xlink:type="simple" xlink:href="https://static.ukrinform.com/photos/2023_05/1684869174-7386.jpeg" text:style-name="Internet_20_link" text:visited-style-name="Visited_20_Internet_20_Link">
<draw:frame draw:style-name="fr1" draw:name="Image248" text:anchor-type="as-char" svg:width="6.9236in" svg:height="3.956343in" draw:z-index="0">
<draw:image xlink:href="../Images/yкринформ/2023-05-23T23-32-08-03-00/630_360_1684869174-7386.jpeg" xlink:type="simple" xlink:show="embed" xlink:actuate="onLoad" draw:mime-type="image/jpeg"/>
</draw:frame>
</text:a>
 <text:a xlink:type="simple" xlink:href="https://static.ukrinform.com/photos/2023_05/1684869168-7941.jpeg" text:style-name="Internet_20_link" text:visited-style-name="Visited_20_Internet_20_Link">
<draw:frame draw:style-name="fr1" draw:name="Image249" text:anchor-type="as-char" svg:width="6.9236in" svg:height="3.956343in" draw:z-index="0">
<draw:image xlink:href="../Images/yкринформ/2023-05-23T23-32-08-03-00/630_360_1684869168-7941.jpeg" xlink:type="simple" xlink:show="embed" xlink:actuate="onLoad" draw:mime-type="image/jpeg"/>
</draw:frame>
</text:a>
 <text:a xlink:type="simple" xlink:href="https://static.ukrinform.com/photos/2023_05/1684869168-7673.jpeg" text:style-name="Internet_20_link" text:visited-style-name="Visited_20_Internet_20_Link">
<draw:frame draw:style-name="fr1" draw:name="Image250" text:anchor-type="as-char" svg:width="6.9236in" svg:height="3.956343in" draw:z-index="0">
<draw:image xlink:href="../Images/yкринформ/2023-05-23T23-32-08-03-00/630_360_1684869168-7673.jpeg" xlink:type="simple" xlink:show="embed" xlink:actuate="onLoad" draw:mime-type="image/jpeg"/>
</draw:frame>
</text:a>
 <text:a xlink:type="simple" xlink:href="https://static.ukrinform.com/photos/2023_05/1684869168-8401.jpeg" text:style-name="Internet_20_link" text:visited-style-name="Visited_20_Internet_20_Link">
<draw:frame draw:style-name="fr1" draw:name="Image251" text:anchor-type="as-char" svg:width="6.9236in" svg:height="3.956343in" draw:z-index="0">
<draw:image xlink:href="../Images/yкринформ/2023-05-23T23-32-08-03-00/630_360_1684869168-8401.jpeg" xlink:type="simple" xlink:show="embed" xlink:actuate="onLoad" draw:mime-type="image/jpeg"/>
</draw:frame>
</text:a>
 <text:a xlink:type="simple" xlink:href="https://static.ukrinform.com/photos/2023_05/1684869168-3017.jpeg" text:style-name="Internet_20_link" text:visited-style-name="Visited_20_Internet_20_Link">
<draw:frame draw:style-name="fr1" draw:name="Image252" text:anchor-type="as-char" svg:width="6.9236in" svg:height="3.956343in" draw:z-index="0">
<draw:image xlink:href="../Images/yкринформ/2023-05-23T23-32-08-03-00/630_360_1684869168-3017.jpeg" xlink:type="simple" xlink:show="embed" xlink:actuate="onLoad" draw:mime-type="image/jpeg"/>
</draw:frame>
</text:a>
 <text:a xlink:type="simple" xlink:href="https://static.ukrinform.com/photos/2023_05/1684869168-9295.jpeg" text:style-name="Internet_20_link" text:visited-style-name="Visited_20_Internet_20_Link">
<draw:frame draw:style-name="fr1" draw:name="Image253" text:anchor-type="as-char" svg:width="6.9236in" svg:height="3.956343in" draw:z-index="0">
<draw:image xlink:href="../Images/yкринформ/2023-05-23T23-32-08-03-00/630_360_1684869168-9295.jpeg" xlink:type="simple" xlink:show="embed" xlink:actuate="onLoad" draw:mime-type="image/jpeg"/>
</draw:frame>
</text:a>
 <text:a xlink:type="simple" xlink:href="https://static.ukrinform.com/photos/2023_05/1684869168-1262.jpeg" text:style-name="Internet_20_link" text:visited-style-name="Visited_20_Internet_20_Link">
<draw:frame draw:style-name="fr1" draw:name="Image254" text:anchor-type="as-char" svg:width="6.9236in" svg:height="3.956343in" draw:z-index="0">
<draw:image xlink:href="../Images/yкринформ/2023-05-23T23-32-08-03-00/630_360_1684869168-1262.jpeg" xlink:type="simple" xlink:show="embed" xlink:actuate="onLoad" draw:mime-type="image/jpeg"/>
</draw:frame>
</text:a>
 <text:a xlink:type="simple" xlink:href="https://static.ukrinform.com/photos/2023_05/1684869174-5853.jpeg" text:style-name="Internet_20_link" text:visited-style-name="Visited_20_Internet_20_Link">
<draw:frame draw:style-name="fr1" draw:name="Image255" text:anchor-type="as-char" svg:width="6.9236in" svg:height="3.956343in" draw:z-index="0">
<draw:image xlink:href="../Images/yкринформ/2023-05-23T23-32-08-03-00/630_360_1684869174-5853.jpeg" xlink:type="simple" xlink:show="embed" xlink:actuate="onLoad" draw:mime-type="image/jpeg"/>
</draw:frame>
</text:a>
 <text:a xlink:type="simple" xlink:href="https://static.ukrinform.com/photos/2023_05/1684869174-1707.jpeg" text:style-name="Internet_20_link" text:visited-style-name="Visited_20_Internet_20_Link">
<draw:frame draw:style-name="fr1" draw:name="Image256" text:anchor-type="as-char" svg:width="6.9236in" svg:height="3.956343in" draw:z-index="0">
<draw:image xlink:href="../Images/yкринформ/2023-05-23T23-32-08-03-00/630_360_1684869174-1707.jpeg" xlink:type="simple" xlink:show="embed" xlink:actuate="onLoad" draw:mime-type="image/jpeg"/>
</draw:frame>
</text:a>
 <text:a xlink:type="simple" xlink:href="https://static.ukrinform.com/photos/2023_05/1684869174-9235.jpeg" text:style-name="Internet_20_link" text:visited-style-name="Visited_20_Internet_20_Link">
<draw:frame draw:style-name="fr1" draw:name="Image257" text:anchor-type="as-char" svg:width="6.9236in" svg:height="3.956343in" draw:z-index="0">
<draw:image xlink:href="../Images/yкринформ/2023-05-23T23-32-08-03-00/630_360_1684869174-9235.jpeg" xlink:type="simple" xlink:show="embed" xlink:actuate="onLoad" draw:mime-type="image/jpeg"/>
</draw:frame>
</text:a>
 <text:a xlink:type="simple" xlink:href="https://static.ukrinform.com/photos/2023_05/1684869174-4272.jpeg" text:style-name="Internet_20_link" text:visited-style-name="Visited_20_Internet_20_Link">
<draw:frame draw:style-name="fr1" draw:name="Image258" text:anchor-type="as-char" svg:width="6.9236in" svg:height="3.956343in" draw:z-index="0">
<draw:image xlink:href="../Images/yкринформ/2023-05-23T23-32-08-03-00/630_360_1684869174-4272.jpeg" xlink:type="simple" xlink:show="embed" xlink:actuate="onLoad" draw:mime-type="image/jpeg"/>
</draw:frame>
</text:a>
 <text:a xlink:type="simple" xlink:href="https://static.ukrinform.com/photos/2023_05/1684869175-1131.jpeg" text:style-name="Internet_20_link" text:visited-style-name="Visited_20_Internet_20_Link">
<draw:frame draw:style-name="fr1" draw:name="Image259" text:anchor-type="as-char" svg:width="6.9236in" svg:height="3.956343in" draw:z-index="0">
<draw:image xlink:href="../Images/yкринформ/2023-05-23T23-32-08-03-00/630_360_1684869175-1131.jpeg" xlink:type="simple" xlink:show="embed" xlink:actuate="onLoad" draw:mime-type="image/jpeg"/>
</draw:frame>
</text:a>
 <text:a xlink:type="simple" xlink:href="https://static.ukrinform.com/photos/2023_05/1684869175-6034.jpeg" text:style-name="Internet_20_link" text:visited-style-name="Visited_20_Internet_20_Link">
<draw:frame draw:style-name="fr1" draw:name="Image260" text:anchor-type="as-char" svg:width="6.9236in" svg:height="3.956343in" draw:z-index="0">
<draw:image xlink:href="../Images/yкринформ/2023-05-23T23-32-08-03-00/630_360_1684869175-6034.jpeg" xlink:type="simple" xlink:show="embed" xlink:actuate="onLoad" draw:mime-type="image/jpeg"/>
</draw:frame>
</text:a>
 <text:a xlink:type="simple" xlink:href="https://static.ukrinform.com/photos/2023_05/1684869175-5476.jpeg" text:style-name="Internet_20_link" text:visited-style-name="Visited_20_Internet_20_Link">
<draw:frame draw:style-name="fr1" draw:name="Image261" text:anchor-type="as-char" svg:width="6.9236in" svg:height="3.956343in" draw:z-index="0">
<draw:image xlink:href="../Images/yкринформ/2023-05-23T23-32-08-03-00/630_360_1684869175-5476.jpeg" xlink:type="simple" xlink:show="embed" xlink:actuate="onLoad" draw:mime-type="image/jpeg"/>
</draw:frame>
</text:a>
 <text:a xlink:type="simple" xlink:href="https://static.ukrinform.com/photos/2023_05/1684869175-1278.jpeg" text:style-name="Internet_20_link" text:visited-style-name="Visited_20_Internet_20_Link">
<draw:frame draw:style-name="fr1" draw:name="Image262" text:anchor-type="as-char" svg:width="6.9236in" svg:height="3.956343in" draw:z-index="0">
<draw:image xlink:href="../Images/yкринформ/2023-05-23T23-32-08-03-00/630_360_1684869175-1278.jpeg" xlink:type="simple" xlink:show="embed" xlink:actuate="onLoad" draw:mime-type="image/jpeg"/>
</draw:frame>
</text:a>
</text:p>
      <text:p text:style-name="P4">
"Це один із найбільш ранніх автографів Петлюри, а на такому публічномудокументі, можливо, і перший. Є більш ранні справи його допитів, де вінзавіряв рукописні свідчення. Але це службові документи, де він ставив підпис"учитель Симон Васильович Петлюра". Тож його автограф, представлений сьогодні,унікальний тому, що він саме на документі культурного характеру. Це такожпідтверджує, що Петлюра та українська музика є спорідненими феноменами", -зазначила наукова співробітниця Інституту української археографії таджерелознавства ім. Михайла Грушевського Тіна Пересунько.</text:p>
      <text:p text:style-name="P4">
За її словами, цей лист Петлюра надіслав у грудні 1903 року з Кубані, деперебував через переслідування з боку російської жандармерії, провадячиводночас революційну діяльність.</text:p>
      <text:p text:style-name="P4">
<text:span text:style-name="T4">
Читайте також:</text:span>
 <text:a xlink:type="simple" xlink:href="https://www.ukrinform.ua/rubric-regions/3713284-na-lvivsini-v-rodinnomu-maetku-evgena-konovalca-vidznacili-den-geroiv.html" text:style-name="Internet_20_link" text:visited-style-name="Visited_20_Internet_20_Link">
 </text:a>
</text:p>
      <text:p text:style-name="P4">
"Ми сприймаємо Петлюру як політичного та військового діяча. Але культурапосідала вагоме місце в його житті. Він гарно співав, грав на скирпці, він бувдиригентом студентського хору у Полтавській семінарії. А через Лисенка йоговигнали з семінарії: у 1901 році він із хором виконав кантату композитора"Б'ють пороги", заборонену російської цензурою", - зауважила дослідниця.</text:p>
      <text:p text:style-name="P4">
За словами історика Андрія Руккаса саме українська пісня зробила з Петлюри іотамана, і голову Директорії.</text:p>
      <text:p text:style-name="P4">
"Його молодший брат Олександр у спогадах зазначав, що ще за навчання вдуховному училищі (перед семінарією), Симону найбільше подобалися урокиспівів, бо вчитель їх навчав українських пісень. І, за словами брата, саме цейвчитель співу здійснив найбільший вплив на Симона Васильовича, завдяки чому мизнаємо його і отаманом, і головою Директорії", - пояснив він.</text:p>
      <text:p text:style-name="P4">
Водночас дослідник <text:a xlink:type="simple" xlink:href="https://www.ukrinform.ua/tag-istoria" text:style-name="Internet_20_link" text:visited-style-name="Visited_20_Internet_20_Link">
 </text:a>
 українців КубаніДмитро Білий зазначив, що поряд із підписом Петлюри, стоять не менш знаковіавтографи політичних діячів Кубані початку 20 ст. Зокрема, серед 63-хпідписантів є Микола Рябовіл, Степан Ерастов, Степан Манжула, Іван Ротарь,Володимир Скидан.</text:p>
      <text:p text:style-name="P4">
<text:span text:style-name="T4">
Читайте також:</text:span>
 <text:a xlink:type="simple" xlink:href="https://www.ukrinform.ua/rubric-society/3708197-zaluznomu-podaruvali-vidtvorenu-visivanku-banderi-u-stili-military.html" text:style-name="Internet_20_link" text:visited-style-name="Visited_20_Internet_20_Link">
 <text:span text:style-name="T4">
Бандери</text:span>
 </text:a>
</text:p>
      <text:p text:style-name="P4">
За словами організаторів, цей документ ще ніколи не виставлявся на загал, азберігався у фондовій колекції музею.</text:p>
      <text:p text:style-name="P4">
"За останній рік це перша виставка, де представлено оригінал документа.Демонструватися він буде, за всіма правилами воєнного стану, протягом тижня",- сказала директорка Музею видатних діячів української культури Ольга Гураль.</text:p>
      <text:p text:style-name="P4">
Під час заходу також прозвучав улюблений романс глави Директорії "Не забудьюних днів" на слова Івана Франка та музику Лисенка у виконанні студентка 4-гокурсу Київської академії музики ім. Р.М. Глієра Адель Шурубури.</text:p>
      <text:p text:style-name="P4">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У Мелітополі загарбники зняли з постаменту танк-пам'ятник</text:span>
</text:h>
      <text:p text:style-name="P4">
Authors: Ukrinform (Person)</text:p>
      <text:p text:style-name="P4">
Publisher: Укринформ (Organization)</text:p>
      <text:p text:style-name="P4">
Published Time: 2023-05-23T23:35:00+03:00</text:p>
      <text:p text:style-name="P4">
Modified Time: 2023-05-23T23:35:00+03:00</text:p>
      <text:p text:style-name="P4">
Description: У тимчасово окупованому Мелітополі на реставрацію і відновлення механізму відправляють танк-пам'ятник. — Укрінформ.</text:p>
      <text:p text:style-name="P4">
Images: ['<text:a xlink:type="simple" xlink:href="https://static.ukrinform.com/photos/2023_05/thumb_files/630_360_1684873820-373.jpg" text:style-name="Internet_20_link" text:visited-style-name="Visited_20_Internet_20_Link">
630_360_16848...</text:a>
']</text:p>
      <text:p text:style-name="P4">
Tags: ['Мелітополь', "Пам'ятник", 'Танк', 'Федоров']</text:p>
      <text:p text:style-name="P4">
Type: Article</text:p>
      <!--METADATA-->
      <text:p text:style-name="P4">
<draw:frame draw:style-name="fr1" draw:name="Image263" text:anchor-type="as-char" svg:width="6.9236in" svg:height="3.956343in" draw:z-index="0">
<draw:image xlink:href="../Images/yкринформ/2023-05-23T23-35-00-03-00/630_360_1684873820-373.jpg" xlink:type="simple" xlink:show="embed" xlink:actuate="onLoad" draw:mime-type="image/jpeg"/>
</draw:frame>
 Утимчасово окупованому Мелітополі на реставрацію і відновлення механізмувідправляють танк-пам'ятник.</text:p>
      <text:p text:style-name="P4">
Про це в  <text:a xlink:type="simple" xlink:href="https://t.me/ivan_fedorov_melitopol/2076" text:style-name="Internet_20_link" text:visited-style-name="Visited_20_Internet_20_Link">
 </text:a>
 повідомляє міськийголова Мелітополя Іван Федоров, передає Укрінформ.</text:p>
      <text:p text:style-name="P4">
"Поки українська армія отримує "Леопарди" і "Абрамси", окупанти в Мелітополіна реставрацію і відновлення механізму відправляють <text:a xlink:type="simple" xlink:href="https://www.ukrinform.ua/tag-tank" text:style-name="Internet_20_link" text:visited-style-name="Visited_20_Internet_20_Link">
</text:a>
 -пам'ятник, що простояв на постаменті вжебільше пів століття", - написав Федоров.</text:p>
      <text:p text:style-name="P4">
За його словами, поки не дуже зрозуміло - чи це новий рівень забезпеченняокупантів технікою "аналогов нет", чи "колаборанти вже підшукують транспортдля втечі". Але попередив, що "БРДМ з Меморіалу афганцям відновити неможливо".</text:p>
      <text:p text:style-name="P4">
<text:span text:style-name="T4">
Читайте також:</text:span>
 <text:a xlink:type="simple" xlink:href="https://www.ukrinform.ua/rubric-regions/3709108-u-kafe-okupovanogo-melitopola-divcina-zirvala-rosijskij-trikolor.html" text:style-name="Internet_20_link" text:visited-style-name="Visited_20_Internet_20_Link">
 <text:span text:style-name="T4">
Мелітопол</text:span>
 </text:a>
</text:p>
      <text:p text:style-name="P4">
Раніше повідомлялося, що в січні цього року російські загарбники демонтувалипам'ятник Тарасу Шевченку, який був встановлений на центральній площіМелітополя.</text:p>
      <text:p text:style-name="P4">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Визначилися учасники плей-оф ЧС з хокею</text:span>
</text:h>
      <text:p text:style-name="P4">
Authors: Ukrinform (Person)</text:p>
      <text:p text:style-name="P4">
Publisher: Укринформ (Organization)</text:p>
      <text:p text:style-name="P4">
Published Time: 2023-05-23T23:37:29+03:00</text:p>
      <text:p text:style-name="P4">
Modified Time: 2023-05-23T23:37:29+03:00</text:p>
      <text:p text:style-name="P4">
Description: В останньому турі групового етапу визначилися два учасники плей-оф. — Укрінформ.</text:p>
      <text:p text:style-name="P4">
Images: ['<text:a xlink:type="simple" xlink:href="https://static.ukrinform.com/photos/2023_05/thumb_files/630_360_1684874081-167.jpg" text:style-name="Internet_20_link" text:visited-style-name="Visited_20_Internet_20_Link">
630_360_16848...</text:a>
']</text:p>
      <text:p text:style-name="P4">
Tags: ['Чемпіонат світу з хокею', 'хокей']</text:p>
      <text:p text:style-name="P4">
Type: Article</text:p>
      <!--METADATA-->
      <text:p text:style-name="P4">
<draw:frame draw:style-name="fr1" draw:name="Image264" text:anchor-type="as-char" svg:width="6.9236in" svg:height="3.956343in" draw:z-index="0">
<draw:image xlink:href="../Images/yкринформ/2023-05-23T23-37-29-03-00/630_360_1684874081-167.jpg" xlink:type="simple" xlink:show="embed" xlink:actuate="onLoad" draw:mime-type="image/jpeg"/>
</draw:frame>
 Востанньому турі групового етапу визначилися два учасники плей-оф.</text:p>
      <text:p text:style-name="P4">
На чемпіонаті світу з хокею в елітному дивізіоні завершились усі матчігрупового етапу. За підсумками цього відрізку турніру визначилися учасникиплей-оф, передає Укрінформ.</text:p>
      <text:p text:style-name="P4">
Цьогорічна світова першість з хокею в елітному дивізіоні проходить у Латвії таФінляндії. Учасниками змагань на цьому рівні є 16 збірних, які поділені на двігрупи по вісім учасників. Після групового етапу останні команди у кожній групіпокидали елітний дивізіон, а по чотири найкращі виходили до плей-оф.</text:p>
      <text:p text:style-name="P4">
За підсумками шести турів групового етапу чемпіонату світу-2023 визначилисядві збірні, які вибувають у нижчий дивізіон та шість учасників плей-оф. Додивізіону I достроково вибули Угорщина та Словенія, натомість США, Швеція таФінляндія гарантували собі перші три позиції у групі А, а також Швейцарія,Чехія та Канада – у групі В.</text:p>
      <text:p text:style-name="P4">
В останньому турі групового етапу визначалися ще два учасники плей-оф:Німеччина розгромила Францію - 5:0 та гарантувала собі плей-оф. НатомістьЛатвія обходила Словаччину, набравши очки у матчі проти Швейцарії. У підсумку,матч цих збірних завершився нічиєю 3:3 в основний час та дозволив Латвії вийтидо плей-оф, а у овертаймі латвійці виграли матч та посіли третє підсумковемісці у групі.</text:p>
      <text:p text:style-name="P4">
<text:span text:style-name="T4">
<text:span text:style-name="T5">
Чвертьфінальні пари (матчі відбудуться 25 травня):</text:span>
 </text:span>
</text:p>
      <text:p text:style-name="P4">
США - Чехія</text:p>
      <text:p text:style-name="P4">
Швейцарія – Німеччина</text:p>
      <text:p text:style-name="P4">
Швеція - Латвія</text:p>
      <text:p text:style-name="P4">
Канада - Фінляндія</text:p>
      <text:p text:style-name="P4">
<text:span text:style-name="T4">
Читайте також:</text:span>
 <text:a xlink:type="simple" xlink:href="https://www.ukrinform.ua/rubric-sports/3713099-cs2023-z-hokeu-nimeccina-vijsla-do-cvertfinalu-rozgromivsi-franciu.html" text:style-name="Internet_20_link" text:visited-style-name="Visited_20_Internet_20_Link">
 <text:span text:style-name="T4">
хокею</text:span>
 </text:a>
</text:p>
      <text:p text:style-name="P4">
Як повідомляв Укрінформ, у класі підвищилися Великобританія та Польща, якіпосіли перше й друге місця в групі IA відповідно.</text:p>
      <text:p text:style-name="P4">
Фото: Getty Images</text:p>
      <text:p text:style-name="P4">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СБУ викрила на Волині компанію, яка постачала в Росію комплектуючі для підводних човнів</text:span>
</text:h>
      <text:p text:style-name="P4">
Authors: Ukrinform (Person)</text:p>
      <text:p text:style-name="P4">
Publisher: Укринформ (Organization)</text:p>
      <text:p text:style-name="P4">
Published Time: 2023-05-23T23:40:00+03:00</text:p>
      <text:p text:style-name="P4">
Modified Time: 2023-05-23T23:40:00+03:00</text:p>
      <text:p text:style-name="P4">
Description: Служба безпеки України викрила компанію, яка постачала до Росії комплектуючі для виробництва підводних човнів. — Укрінформ.</text:p>
      <text:p text:style-name="P4">
Images: ['<text:a xlink:type="simple" xlink:href="https://static.ukrinform.com/photos/2023_05/thumb_files/630_360_1684833890-387.jpeg" text:style-name="Internet_20_link" text:visited-style-name="Visited_20_Internet_20_Link">
630_360_16848...</text:a>
']</text:p>
      <text:p text:style-name="P4">
Tags: ['СБУ', 'Волинь', 'Війна з Росією']</text:p>
      <text:p text:style-name="P4">
Type: Article</text:p>
      <!--METADATA-->
      <text:p text:style-name="P4">
<draw:frame draw:style-name="fr1" draw:name="Image265" text:anchor-type="as-char" svg:width="6.9236in" svg:height="3.956343in" draw:z-index="0">
<draw:image xlink:href="../Images/yкринформ/2023-05-23T23-40-00-03-00/630_360_1684833890-387.jpeg" xlink:type="simple" xlink:show="embed" xlink:actuate="onLoad" draw:mime-type="image/jpeg"/>
</draw:frame>
 Службабезпеки України викрила компанію, яка постачала до Росії комплектуючі длявиробництва підводних човнів.</text:p>
      <text:p text:style-name="P4">
Як передає Укрінформ, про це СБУ повідомляє <text:a xlink:type="simple" xlink:href="https://t.me/SBUkr/8404" text:style-name="Internet_20_link" text:visited-style-name="Visited_20_Internet_20_Link">
 </text:a>
</text:p>
      <text:p text:style-name="P4">
До організації оборудки причетний керівник однієї з компаній у Волинськійобласті, яка виготовляє високотехнологічні вироби для опорно-поворотнихмеханізмів, наголосили у спецслужбі.</text:p>
      <text:p text:style-name="P4">
Ця продукція використовується для виробництва важкої техніки, у тому числіпідводних човнів. Саме ці рідкісні вироби фігуранти продавали до РФ.</text:p>
      <text:p text:style-name="P4">
Як підкреслили в СБУ, для маскування незаконної діяльності зловмисники задіялиафілійовану фірму на території однієї з європейських країн. Зафіксовано, щокерівник цієї фірми співпрацює з терористичними організаціями "ЛДНР".</text:p>
      <text:p text:style-name="P4">
За схемою, іноземна комерційна структура закуповувала продукцію українськогозаводу нібито для своїх потреб, а потім переправляла її кінцевим замовникам вРосію.</text:p>
      <text:p text:style-name="P4">
Як показали наявні дані, з початку повномасштабного вторгнення ділкинелегально експортували майже 200 тис. одиниць критично важливих виробів.</text:p>
      <text:p text:style-name="P4">
Під час <text:a xlink:type="simple" xlink:href="https://www.ukrinform.ua/tag-obsuk" text:style-name="Internet_20_link" text:visited-style-name="Visited_20_Internet_20_Link">
 </text:a>
 на виробництві та упомешканнях фігурантів виявлено: комп’ютерну техніку, мобільні телефони ідокументи із доказами незаконної діяльності; гроші, одержані злочинним шляхом.</text:p>
      <text:p text:style-name="P4">
У межах кримінального провадження, розпочатого слідчими СБУ за ч. 4 ст. 111-1Кримінального кодексу України (пособництво провадженню господарськоїдіяльності у взаємодії з державою-агресором), тривають комплексні заходи длявстановлення всіх обставин злочину і притягнення винних до відповідальності.</text:p>
      <text:p text:style-name="P4">
<text:span text:style-name="T4">
Читайте також:</text:span>
 <text:a xlink:type="simple" xlink:href="https://www.ukrinform.ua/rubric-society/3711803-sbu-vikrila-v-ukraini-se-12-prorosijskih-agitatoriv.html" text:style-name="Internet_20_link" text:visited-style-name="Visited_20_Internet_20_Link">
 <text:span text:style-name="T4">
викрила</text:span>
 </text:a>
</text:p>
      <text:p text:style-name="P4">
Зокрема, планується повідомлення про підозру керівнику волинськогопідприємства-виробника.</text:p>
      <text:p text:style-name="P4">
Розслідування проводили співробітники СБУ у Волинській області запроцесуального керівництва обласної прокуратури.</text:p>
      <text:p text:style-name="P4">
Як додали в <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керівнику столичногопідприємства, який сприяв реалізації злочинних оборудок, ухвалили вирок.</text:p>
      <text:p text:style-name="P4">
Чоловіка визнали винним у пособництві провадженню господарської діяльності увзаємодії з державою-агресором (ч. 5 ст. 27 ч. 4 ст. 111-1 Кримінальногокодексу України) та призначили покарання у вигляді трьох років позбавленняволі з іспитовим строком один рік та позбавленням на 10 років права обійматипосади, пов’язані з виконанням організаційно-розпорядчих функцій.</text:p>
      <text:p text:style-name="P4">
Як повідомляв Укрінформ, <text:a xlink:type="simple" xlink:href="https://www.ukrinform.ua/rubric-regions/3711856-sered-vlasnikiv-obekta-kriticnoi-infrastrukturi-na-rivnensini-buli-rosiani-policia.html" text:style-name="Internet_20_link" text:visited-style-name="Visited_20_Internet_20_Link">
 </text:a>
 виявили серед власників підприємства, що належитьдо об'єктів критичної інфраструктури, громадян Російської Федерації.</text:p>
      <text:p text:style-name="P4">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Окупанти викрадають кримців у пошуках «винних» через «підрив» залізниці у Сімферопольському районі</text:span>
</text:h>
      <text:p text:style-name="P4">
Author: ['АРМІЯINFORM']</text:p>
      <text:p text:style-name="P4">
Time: 2023-05-23T24:00:00-04:00</text:p>
      <text:p text:style-name="P4">
Description: Про це Уповноважений Верховної Ради України з прав людини Дмит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3/krym-2.jpg" text:style-name="Internet_20_link" text:visited-style-name="Visited_20_Internet_20_Link">
krym-2.jpg</text:a>
']</text:p>
      <text:p text:style-name="P4">
Tags: ['ДМИТРО ЛУБІНЕЦЬ', 'КРИМ']</text:p>
      <text:p text:style-name="P4">
Category: News</text:p>
      <!--METADATA-->
      <text:p text:style-name="P4">
<draw:frame draw:style-name="fr1" draw:name="Image266" text:anchor-type="as-char" svg:width="6.9236in" svg:height="3.956343in" draw:z-index="0">
<draw:image xlink:href="../Images/AРМІЯINFORM/2023-05-23T24-00-00-04-00/krym-2.jpg" xlink:type="simple" xlink:show="embed" xlink:actuate="onLoad" draw:mime-type="image/jpeg"/>
</draw:frame>
 Фотоілюстративне</text:p>
      <text:p text:style-name="P4">
Про це Уповноважений Верховної Ради України з прав людини Дмитро Лубінець<text:a xlink:type="simple" xlink:href="https://t.me/dmytro_lubinetzs/2507" text:style-name="Internet_20_link" text:visited-style-name="Visited_20_Internet_20_Link">
повідомив</text:a>
 у Телеграмі.</text:p>
      <text:p text:style-name="P4">
«Неподалік селища Кіровське у ніч з 18 на 19 травня співробітники російськоїДПС затримали 29-річного кримського татарина Мамбета Асан-Уста. Вони нібитоповезли чоловіка до відділу мвс рф, аби скласти адміністративний протокол провідсутність страхування та обіцяли повернути його до машини, яка залишилась надорозі. Водночас росіяни не зробили цього, а вивели Мамбета через службовийвихід, де на нього чекав мікроавтобус „Фольксваген“ та люди у військовій формій масках. Вони накинулися на чоловіка, зв’язали та силоміць посадили в машину.За версією викраденого, його відвезли до Сімферополя, де у невідомомуприміщенні почали допит з приводу зв’язків чоловіка з Україною та пошкодженнязалізниці у селі Чистеньке Сімферопольського району. Адже там вранці 18 травняпролунав вибух, через що кілька вагонів із зерном зійшли з рейок. Окупаційнавлада півострова звинуватила Україну в цьому інциденті. Люди у військовійформі надалі погрожували розправою кримському татарину, схиляючи йогопідписати невідомі документи. Вони також хотіли, аби Мамбет пройшов поліграф,але чоловік відмовився.</text:p>
      <text:p text:style-name="P4">
Зазначу, що з початку окупації Криму в лютому 2014 року права громадян Українисистематично порушуються з боку рф. Викрадення людей, незаконніпереслідування, сфабриковані справи, позбавлення права на справедливий суд —це злочини, за які <text:span text:style-name="T5">
р</text:span>
 осія має понести покарання.</text:p>
      <text:p text:style-name="P4">
—Станом на сьогодні 181 особа незаконно утримується в Криму та росії заполітично та/або релігійно мотивованими справами.</text:p>
      <text:p text:style-name="P4">
Відповідно до норм міжнародного права, росія зобов’язана негайно припинити цізлочини», — написав Дмитро Лубінець.</text:p>
      <text:p text:style-name="P4">
Source: <text:a xlink:type="simple" xlink:href="https://armyinform.com.ua/2023/05/23/okupanty-vykradayut-krymcziv-u-poshukah-vynnyh-cherez-pidryv-zaliznyczi-u-simferopolskomu-rajoni/" text:style-name="Internet_20_link" text:visited-style-name="Visited_20_Internet_20_Link">
https://armyinform.com.ua/2023/05/23/okupanty-vykradayut-krymcziv-u-poshukah-vynnyh-cherez-pidryv-zaliznyczi-u-simferopolskomu-rajoni/</text:a>
</text:p>
      <!--NEWS-->
      <text:h text:style-name="P10" text:outline-level="1">
<text:span text:style-name="T4">
Вночі росіяни атакували Україну «шахедами», усі збила наша ППО</text:span>
</text:h>
      <text:p text:style-name="P4">
Author: ['АРМІЯINFORM']</text:p>
      <text:p text:style-name="P4">
Time: 2023-05-23T25:00:00-04:00</text:p>
      <text:p text:style-name="P4">
Description: Про це повідомляє Генеральний штаб ЗС України.    «Розпочалася чотириста п’ят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799375.jpg" text:style-name="Internet_20_link" text:visited-style-name="Visited_20_Internet_20_Link">
2799375.jpg</text:a>
']</text:p>
      <text:p text:style-name="P4">
Tags: ['SHAHED', 'STOPRUSSIA', 'АГРЕСІЯ РФ', 'БПЛА', 'ВТОРГНЕННЯ РФ', 'ГШ ЗСУ']</text:p>
      <text:p text:style-name="P4">
Category: News</text:p>
      <!--METADATA-->
      <text:p text:style-name="P4">
<draw:frame draw:style-name="fr1" draw:name="Image267" text:anchor-type="as-char" svg:width="6.9236in" svg:height="4.944604in" draw:z-index="0">
<draw:image xlink:href="../Images/AРМІЯINFORM/2023-05-23T25-00-00-04-00/2799375.jpg" xlink:type="simple" xlink:show="embed" xlink:actuate="onLoad" draw:mime-type="image/jpeg"/>
</draw:frame>
 фотоілюстративне <text:span text:style-name="T4">
🔥 Ситуація щодо російського вторгнення</text:span>
</text:p>
      <text:p text:style-name="P4">
Про це<text:a xlink:type="simple" xlink:href="https://www.facebook.com/GeneralStaff.ua/posts/pfbid02uuxbGrs1ZsWkrdKsRJM3rrAGoUvYwcurC87hbNYLxP1fJsqaV1fwnngvUW5KB1M6l" text:style-name="Internet_20_link" text:visited-style-name="Visited_20_Internet_20_Link">
повідомляє</text:a>
 Генеральний штаб ЗС України.</text:p>
      <text:p text:style-name="P4">
«Розпочалася чотириста п’ятдесят четверта доба широкомасштабної збройноїагресії російської федерації проти України. російська федерація продовжуєвести загарбницьку війну, не припиняє завдавати ударів, здійснювати обстрілине лише військових, а й цивільних об’єктів.</text:p>
      <text:p text:style-name="P4">
Попередньо. Цієї ночі ворог задіяв для ударів до 4 „Шахедів“, всі збито.Інформація уточнюється.</text:p>
      <text:p text:style-name="P4">
Загалом, протягом минулої доби, противник завдав 20 ракетних ударів. По містахДніпропетровської, Запорізької та Харківської областей застосував крилатіракети повітряного базування, балістичні ракети „Іскандер-М“ та зенітнікеровані ракети з С-300. Крім того, завдав 48 авіаційних ударів, застосувавшиіранські ударні БПЛА „Shahed“.</text:p>
      <text:p text:style-name="P4">
Також, здійснив близько 90 обстрілів з реактивних систем залпового вогню попозиціях наших військ та населених пунктах. Є поранені серед мирногонаселення, пошкоджено житлові багатоквартирні будинки, приватні будинки,дитячий садочок та інша цивільна інфраструктура.</text:p>
      <text:p text:style-name="P4">
Ймовірність подальших ракетних та авіаційних ударів по всій території Українизалишається дуже високою», — йдеться в повідомленні.</text:p>
      <text:p text:style-name="P4">
Source: <text:a xlink:type="simple" xlink:href="https://armyinform.com.ua/2023/05/23/vnochi-rosiyany-atakuvaly-ukrayinu-shahedamy-usi-zbyla-nasha-ppo/" text:style-name="Internet_20_link" text:visited-style-name="Visited_20_Internet_20_Link">
https://armyinform.com.ua/2023/05/23/vnochi-rosiyany-atakuvaly-ukrayinu-shahedamy-usi-zbyla-nasha-ppo/</text:a>
</text:p>
      <!--NEWS-->
      <text:h text:style-name="P10" text:outline-level="1">
<text:span text:style-name="T4">
рашисти продовжують вести наступальні дії на Бахмут, бої за місто тривають</text:span>
</text:h>
      <text:p text:style-name="P4">
Author: ['АРМІЯINFORM']</text:p>
      <text:p text:style-name="P4">
Time: 2023-05-23T26: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02943_930746711458657_3803960496336145141_n-1.jpg" text:style-name="Internet_20_link" text:visited-style-name="Visited_20_Internet_20_Link">
346602943_930746711458657_3803960496336145141_n-1.jpg</text:a>
']</text:p>
      <text:p text:style-name="P4">
Tags: []</text:p>
      <text:p text:style-name="P4">
Category: News</text:p>
      <!--METADATA-->
      <text:p text:style-name="P4">
<draw:frame draw:style-name="fr1" draw:name="Image268" text:anchor-type="as-char" svg:width="6.9236in" svg:height="4.622945in" draw:z-index="0">
<draw:image xlink:href="../Images/AРМІЯINFORM/2023-05-23T26-00-00-04-00/346602943_930746711458657_3803960496336145141_n-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uuxbGrs1ZsWkrdKsRJM3rrAGoUvYwcurC87hbNYLxP1fJsqaV1fwnngvUW5KB1M6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Куп’янському,Лиманському, Бахмутському, Авдіївському та Мар’їнському напрямках — відбулосьпонад 30 бойових зіткнень. В епіцентрі бойових дій залишаються Бахмут таМар’їнка.</text:p>
      <text:p text:style-name="P4">
<text:span text:style-name="T4">
На</text:span>
 <text:span text:style-name="T4">
<text:span text:style-name="T5">
*</text:span>
*Волинському та</text:span>
 <text:span text:style-name="T4">
<text:span text:style-name="T5">
*</text:span>
*Поліському напрямках</text:span>
 оперативнаобстановка без суттєвих змін.</text:p>
      <text:p text:style-name="P4">
<text:span text:style-name="T4">
На</text:span>
 <text:span text:style-name="T4">
<text:span text:style-name="T5">
*</text:span>
*Сіверському та</text:span>
 <text:span text:style-name="T4">
<text:span text:style-name="T5">
*</text:span>
*Слобожанському напрямках</text:span>
 противникпродовжує зберігати військову присутність у прикордонних з Україною районах.Протягом минулої доби завдав авіаційних ударів в районах Олексіївки таСоснівки на Чернігівщині. Здійснив мінометні та артилерійські обстрілинаселених пунктів Карповичі, Тимоновичі, Галаганівка та Заріччя Чернігівськоїобласті; Старикове, Ходине, Гірки, Будки, Катеринівка, Тимофіївка,Олександрівка, Юнаківка, Миропілля, Попівка та Дмитрівка Сумської області, атакож Морозова Долина, Шевченка, Козача Лопань, Гоптівка, Лук’янці, Зелене,Стариця, Гатище, Плетенівка, Вовчанськ, Варварівка, Нестерне, Бударки таЧугунівка на Харківщині.</text:p>
      <text:p text:style-name="P4">
<text:span text:style-name="T4">
На</text:span>
 <text:span text:style-name="T4">
<text:span text:style-name="T5">
*</text:span>
*Куп’янському напрямку</text:span>
 ворош вів безуспішні наступальні дії врайоні Масютівки Харківської області. Завдав авіаударів поблизу Орлянського,Кислівки і Табаївки Харківської області. Артилерійських та мінометнихобстрілів противника зазнали Кам’янка, Фиголівка, Новомлинськ, Дворічна,Западне, Куп’янськ, Гусинка, Табаївка, Берестове Харківської області таСтельмахівка на Луганщині.</text:p>
      <text:p text:style-name="P4">
<text:span text:style-name="T4">
На</text:span>
 <text:span text:style-name="T4">
<text:span text:style-name="T5">
*</text:span>
*Лиманському напрямку</text:span>
 окупанти вели безуспішні наступальні дії врайоні Білогорівки Луганської області. Там же та поблизу Верхньокам’янськогоДонецької області — завдали авіаударів . Артилерійських обстрілів зазнали,зокрема, Невське і Білогорівка Луганської області та Торське, Спірне і Веселена Донеччині.</text:p>
      <text:p text:style-name="P4">
<text:span text:style-name="T4">
На</text:span>
 <text:span text:style-name="T4">
<text:span text:style-name="T5">
*</text:span>
*Бахмутському напрямку</text:span>
 ворог продовжує вести наступальні дії.Бої за місто Бахмут тривають. Противник завдав авіаударів в районах Бахмута,Іванівського та Білої Гори. Від ворожих обстрілів постраждали Васюківка,Оріхово-Василівка, Маркове, Григорівка, Бахмут, Іванівське, Ступочки, БілаГора, Торецьк, Північне, Південне та Нью-Йорк Донецької області.</text:p>
      <text:p text:style-name="P4">
<text:span text:style-name="T4">
На</text:span>
 <text:span text:style-name="T4">
<text:span text:style-name="T5">
*</text:span>
*Авдіївському напрямку</text:span>
 **** противник вів безуспішні наступальнідії у напрямках Новокалинового, Сєверного, Водяного та Первомайського.Протягом доби завдав авіаударів біля Авдіївки та Первомайського. Здійснивартилерійські обстріли в районах населених пунктів Новокалинове, Бердичі,Авдіївка, Водяне, Первомайське та Карлівка Донецької області.</text:p>
      <text:p text:style-name="P4">
<text:span text:style-name="T4">
На Мар’їнському напрямку</text:span>
 відбито численні атаки противника в районі містаМар’їнка. Також ворожих обстрілів зазнало село Побєда, що неподалік.</text:p>
      <text:p text:style-name="P4">
<text:span text:style-name="T4">
На</text:span>
 <text:span text:style-name="T4">
<text:span text:style-name="T5">
*</text:span>
*Шахтарському напрямку</text:span>
 противник наступальних дій не проводив.Завдав авіаційних ударів в районах Вугледара, Пречистівки та Золотої Ниви.Здійснив обстріли населених пунктів Вугледар, Новоукраїнка та Пречистівка.</text:p>
      <text:p text:style-name="P4">
<text:span text:style-name="T4">
На</text:span>
 <text:span text:style-name="T4">
<text:span text:style-name="T5">
*</text:span>
*Запорізькому та</text:span>
 <text:span text:style-name="T4">
<text:span text:style-name="T5">
*</text:span>
*Херсонському</text:span>
 напрямках противникобороняється. Протягом цієї доби завдав авіаційних ударів в районах Малинівки,Малої Токмачки та Новоданилівки Запорізької області. Здійснив обстрілинаселених пунктів Времівка і Новопіль Донецької області; Ольгівське,Гуляйполе, Білогір’я, Мала Токмачка, Новоданилівка, Новоандріївка, МаліЩербаки Запорізької області та місто Запоріжжя; Качкарівка, Веселе, Козацьке,Антонівка, Станіслав Херсонської області та місто Херсон», — йдеться вповідомленні.</text:p>
      <text:p text:style-name="P4">
Source: <text:a xlink:type="simple" xlink:href="https://armyinform.com.ua/2023/05/23/rashysty-prodovzhuyut-vesty-nastupalni-diyi-na-bahmut-boyi-za-misto-tryvayut/" text:style-name="Internet_20_link" text:visited-style-name="Visited_20_Internet_20_Link">
https://armyinform.com.ua/2023/05/23/rashysty-prodovzhuyut-vesty-nastupalni-diyi-na-bahmut-boyi-za-misto-tryvayut/</text:a>
</text:p>
      <!--NEWS-->
      <text:h text:style-name="P10" text:outline-level="1">
<text:span text:style-name="T4">
Наші захисники за минулу добу знищили ворожий вертоліт, 4 крилатих ракети та 23 ударних дрони окупантів</text:span>
</text:h>
      <text:p text:style-name="P4">
Author: ['АРМІЯINFORM']</text:p>
      <text:p text:style-name="P4">
Time: 2023-05-23T27: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24-znyshheno.jpg" text:style-name="Internet_20_link" text:visited-style-name="Visited_20_Internet_20_Link">
mi-24-znyshheno.jpg</text:a>
']</text:p>
      <text:p text:style-name="P4">
Tags: ['SHAHED', 'STOPRUSSIA', 'АГРЕСІЯ РФ', 'БПЛА', 'ВТОРГНЕННЯ РФ', 'ГШ ЗСУ', 'МІ-24', 'ОБСТРІЛ УКРАЇНИ', 'РАКЕТИ', 'УДАРНІ ДРОНИ РФ']</text:p>
      <text:p text:style-name="P4">
Category: News</text:p>
      <!--METADATA-->
      <text:p text:style-name="P4">
<draw:frame draw:style-name="fr1" draw:name="Image269" text:anchor-type="as-char" svg:width="6.9236in" svg:height="4.538804in" draw:z-index="0">
<draw:image xlink:href="../Images/AРМІЯINFORM/2023-05-23T27-00-00-04-00/mi-24-znyshheno.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uuxbGrs1ZsWkrdKsRJM3rrAGoUvYwcurC87hbNYLxP1fJsqaV1fwnngvUW5KB1M6l" text:style-name="Internet_20_link" text:visited-style-name="Visited_20_Internet_20_Link">
повідомляє</text:a>
 Генеральний штаб ЗС України.</text:p>
      <text:p text:style-name="P4">
«Авіація Сил оборони за минулу добу завдала 8 ударів по районах зосередженняособового складу та військової техніки противника, а також 2 по зенітно-ракетних комплексах.</text:p>
      <text:p text:style-name="P4">
Наші захисники протягом минулої доби знищили 4 крилатих ракети повітряногобазування Х-101/Х-555, російський ударний вертоліт Мі-24,</text:p>
      <text:p text:style-name="P4">
23 ударних дрони „Shahed“ та 9 ворожих розвідувальних БПЛА», — йдеться вповідомленні.</text:p>
      <text:p text:style-name="P4">
Source: <text:a xlink:type="simple" xlink:href="https://armyinform.com.ua/2023/05/23/nashi-zahysnyky-za-mynulu-dobu-znyshhyly-vorozhyj-vertolit-4-krylatyh-rakety-ta-23-udarnyh-drony-okupantiv/" text:style-name="Internet_20_link" text:visited-style-name="Visited_20_Internet_20_Link">
https://armyinform.com.ua/2023/05/23/nashi-zahysnyky-za-mynulu-dobu-znyshhyly-vorozhyj-vertolit-4-krylatyh-rakety-ta-23-udarnyh-drony-okupantiv/</text:a>
</text:p>
      <!--NEWS-->
      <text:h text:style-name="P10" text:outline-level="1">
<text:span text:style-name="T4">
ЗСУ уразили 4 пункти управління та 4 склади боєприпасів ворога</text:span>
</text:h>
      <text:p text:style-name="P4">
Author: ['АРМІЯINFORM']</text:p>
      <text:p text:style-name="P4">
Time: 2023-05-23T28: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АРТИЛЕРІЯ', 'ВТОРГНЕННЯ РФ', 'ГШ ЗСУ', 'РАКЕТНІ ВІЙСЬКА']</text:p>
      <text:p text:style-name="P4">
Category: News</text:p>
      <!--METADATA-->
      <text:p text:style-name="P4">
<draw:frame draw:style-name="fr1" draw:name="Image270" text:anchor-type="as-char" svg:width="6.9236in" svg:height="4.615733in" draw:z-index="0">
<draw:image xlink:href="../Images/AРМІЯINFORM/2023-05-23T28-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uuxbGrs1ZsWkrdKsRJM3rrAGoUvYwcurC87hbNYLxP1fJsqaV1fwnngvUW5KB1M6l" text:style-name="Internet_20_link" text:visited-style-name="Visited_20_Internet_20_Link">
повідомляє</text:a>
 Генеральний штаб ЗС України.</text:p>
      <text:p text:style-name="P4">
«Підрозділи ракетних військ і артилерії уразили 4 пункти управління,</text:p>
      <text:p text:style-name="P4">
3 райони зосередження озброєння та військової техніки, 4 склади боєприпасів,11 артилерійських засобів, радіолокаційну станцію та 3 станціїрадіоелектронної боротьби російських окупантів», — йдеться в повідомленні.</text:p>
      <text:p text:style-name="P4">
Source: <text:a xlink:type="simple" xlink:href="https://armyinform.com.ua/2023/05/23/ukrayinski-raketni-vijska-ta-artyleriya-urazyly-4-punkty-upravlinnya-ta-4-sklady-boyeprypasiv-voroga/" text:style-name="Internet_20_link" text:visited-style-name="Visited_20_Internet_20_Link">
https://armyinform.com.ua/2023/05/23/ukrayinski-raketni-vijska-ta-artyleriya-urazyly-4-punkty-upravlinnya-ta-4-sklady-boyeprypasiv-voroga/</text:a>
</text:p>
      <!--NEWS-->
      <text:h text:style-name="P10" text:outline-level="1">
<text:span text:style-name="T4">
Деокупація Криму є основним для безпеки судноплавства та вільної торгівлі в Чорному морі — Олексій Данілов</text:span>
</text:h>
      <text:p text:style-name="P4">
Author: ['АРМІЯINFORM']</text:p>
      <text:p text:style-name="P4">
Time: 2023-05-23T29:00:00-04:00</text:p>
      <text:p text:style-name="P4">
Description: Тільки деокупація Криму зможе гарантувати безпеку судноплавства та вільної торгів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text:p>
      <text:p text:style-name="P4">
Category: News</text:p>
      <!--METADATA-->
      <text:p text:style-name="P4">
<draw:frame draw:style-name="fr1" draw:name="Image271" text:anchor-type="as-char" svg:width="6.9236in" svg:height="4.330592in" draw:z-index="0">
<draw:image xlink:href="../Images/AРМІЯINFORM/2023-05-23T29-00-00-04-00/4e613a013471eaae1b3aad63a09477f8.jpeg" xlink:type="simple" xlink:show="embed" xlink:actuate="onLoad" draw:mime-type="image/jpeg"/>
</draw:frame>
 Олексій Данілов</text:p>
      <text:p text:style-name="P4">
Тільки деокупація Криму зможе гарантувати безпеку судноплавства та вільноїторгівлі в Чорному морі.</text:p>
      <text:p text:style-name="P4">
Про це написав секретаря Ради нацбезпеки та оборони України Олексія Данілова в<text:a xlink:type="simple" xlink:href="https://twitter.com/OleksiyDanilov/status/1660667032352817159" text:style-name="Internet_20_link" text:visited-style-name="Visited_20_Internet_20_Link">
Twitter.</text:a>
</text:p>
      <text:p text:style-name="P4">
«Питання безпеки всього близькосхідного регіону, безпеки судноплавства тавільної торгівлі в Чорному морі неможливо вирішити без повної та безумовноїдеокупації Криму та статусу Севастополя як сучасної та потужної військово-морської бази України», — написав він.</text:p>
      <text:p text:style-name="P4">
Source: <text:a xlink:type="simple" xlink:href="https://armyinform.com.ua/2023/05/23/deokupacziya-krymu-ye-osnovnym-dlya-bezpeky-sudnoplavstva-ta-vilnoyi-torgivli-v-chornomu-mori-oleksij-danilov/" text:style-name="Internet_20_link" text:visited-style-name="Visited_20_Internet_20_Link">
https://armyinform.com.ua/2023/05/23/deokupacziya-krymu-ye-osnovnym-dlya-bezpeky-sudnoplavstva-ta-vilnoyi-torgivli-v-chornomu-mori-oleksij-danilov/</text:a>
</text:p>
      <!--NEWS-->
      <text:h text:style-name="P10" text:outline-level="1">
<text:span text:style-name="T4">
Українські захисники за добу ліквідували майже 500 окупантів, знищили 4 танки та 40 артсистем</text:span>
</text:h>
      <text:p text:style-name="P4">
Author: ['АРМІЯINFORM']</text:p>
      <text:p text:style-name="P4">
Time: 2023-05-23T30:00:00-04:00</text:p>
      <text:p text:style-name="P4">
Description: Загальні бойові втрати противника з 24.02.22 по 23.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1325092-465a-4dac-812d-f2a62c896fff-scaled.jpg" text:style-name="Internet_20_link" text:visited-style-name="Visited_20_Internet_20_Link">
a1325092-465a-4dac-812d-f2a62c896fff-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72" text:anchor-type="as-char" svg:width="6.9236in" svg:height="6.992836in" draw:z-index="0">
<draw:image xlink:href="../Images/AРМІЯINFORM/2023-05-23T30-00-00-04-00/a1325092-465a-4dac-812d-f2a62c896fff-scaled.jpg" xlink:type="simple" xlink:show="embed" xlink:actuate="onLoad" draw:mime-type="image/jpeg"/>
</draw:frame>
</text:p>
      <text:p text:style-name="P4">
Загальні бойові втрати противника з 24.02.22 по 23.05.23 орієнтовностановлять:</text:p>
      <ul>
        <li>
<text:span text:style-name="T4">
особового складу ‒</text:span>
 204360 (+480) осіб ліквідовано  * <text:span text:style-name="T4">
танків ‒</text:span>
 3789 (+4)  * <text:span text:style-name="T4">
бойових броньованих машин ‒</text:span>
 7419 (+12)  * <text:span text:style-name="T4">
артилерійських систем ‒</text:span>
 3318 (+40)  * <text:span text:style-name="T4">
РСЗВ ‒</text:span>
 565 (0)  * <text:span text:style-name="T4">
засоби ППО ‒</text:span>
 327 (0)  * <text:span text:style-name="T4">
літаків ‒</text:span>
 309 (0)  * <text:span text:style-name="T4">
гелікоптерів ‒</text:span>
 295 (+1)  * <text:span text:style-name="T4">
БПЛА оперативно-тактичного рівня ‒</text:span>
 2864 (+34)  * <text:span text:style-name="T4">
крилаті ракети ‒</text:span>
 1015 (+4)  * <text:span text:style-name="T4">
кораблі / катери ‒</text:span>
 18 (0)  * <text:span text:style-name="T4">
автомобільної техніки та автоцистерн ‒</text:span>
 6139 (+10)  * <text:span text:style-name="T4">
спеціальна техніка ‒</text:span>
 433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3.05.23.</text:p>
      <text:p text:style-name="P4">
Source: <text:a xlink:type="simple" xlink:href="https://armyinform.com.ua/2023/05/23/ukrayinski-zahysnyky-za-dobu-likviduvaly-majzhe-500-okupantiv-znyshhyly-4-tanky-ta-40-artsystem/" text:style-name="Internet_20_link" text:visited-style-name="Visited_20_Internet_20_Link">
https://armyinform.com.ua/2023/05/23/ukrayinski-zahysnyky-za-dobu-likviduvaly-majzhe-500-okupantiv-znyshhyly-4-tanky-ta-40-artsystem/</text:a>
</text:p>
      <!--NEWS-->
      <text:h text:style-name="P10" text:outline-level="1">
<text:span text:style-name="T4">
Сили ППО знищили шість Shahed і два «Мерліна»</text:span>
</text:h>
      <text:p text:style-name="P4">
Author: ['АРМІЯINFORM']</text:p>
      <text:p text:style-name="P4">
Time: 2023-05-23T31:00:00-04:00</text:p>
      <text:p text:style-name="P4">
Description: Уночі 23 травня російські окупаційні війська атакували міста України ударними БПЛ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ahed-znyshheno.jpg" text:style-name="Internet_20_link" text:visited-style-name="Visited_20_Internet_20_Link">
shahed-znyshheno.jpg</text:a>
']</text:p>
      <text:p text:style-name="P4">
Tags: ['SHAHED', 'КОМАНДУВАННЯ ПОВІТРЯНИХ СИЛ ЗСУ', 'МЕРЛІН-ВР']</text:p>
      <text:p text:style-name="P4">
Category: News</text:p>
      <!--METADATA-->
      <text:p text:style-name="P4">
<draw:frame draw:style-name="fr1" draw:name="Image273" text:anchor-type="as-char" svg:width="6.9236in" svg:height="3.89908in" draw:z-index="0">
<draw:image xlink:href="../Images/AРМІЯINFORM/2023-05-23T31-00-00-04-00/shahed-znyshheno.jpg" xlink:type="simple" xlink:show="embed" xlink:actuate="onLoad" draw:mime-type="image/jpeg"/>
</draw:frame>
</text:p>
      <text:p text:style-name="P4">
Уночі 23 травня російські окупаційні війська атакували міста України ударнимиБПЛА.</text:p>
      <text:p text:style-name="P4">
Як <text:a xlink:type="simple" xlink:href="https://t.me/kpszsu/2530" text:style-name="Internet_20_link" text:visited-style-name="Visited_20_Internet_20_Link">
повідомляє</text:a>
 Командування Повітряних Сил ЗбройнихСил України, на різних напрямках знищено шість ворожих ударних БПЛАShahed-136/131 та два розвідувальні БПЛА «Мерлін-ВР».</text:p>
      <text:p text:style-name="P4">
Також за минулу добу українські захисники<text:a xlink:type="simple" xlink:href="https://armyinform.com.ua/2023/05/23/ukrayinski-zahysnyky-za-dobu-likviduvaly-majzhe-500-okupantiv-znyshhyly-4-tanky-ta-40-artsystem/" text:style-name="Internet_20_link" text:visited-style-name="Visited_20_Internet_20_Link">
ліквідували</text:a>
майже 500 окупантів, знищили 4 танки та 40 артсистем.</text:p>
      <text:p text:style-name="P4">
Source: <text:a xlink:type="simple" xlink:href="https://armyinform.com.ua/2023/05/23/syly-ppo-znyshhyly-shist-shahed-i-dva-merlina/" text:style-name="Internet_20_link" text:visited-style-name="Visited_20_Internet_20_Link">
https://armyinform.com.ua/2023/05/23/syly-ppo-znyshhyly-shist-shahed-i-dva-merlina/</text:a>
</text:p>
      <!--NEWS-->
      <text:h text:style-name="P10" text:outline-level="1">
<text:span text:style-name="T4">
Україна проводить перемовини з російською стороною щодо повернення з полону строковиків</text:span>
</text:h>
      <text:p text:style-name="P4">
Author: ['АРМІЯINFORM']</text:p>
      <text:p text:style-name="P4">
Time: 2023-05-23T32:00:00-04:00</text:p>
      <text:p text:style-name="P4">
Description: Координаційний штаб веде перемовини з країною-агресором щодо обміну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6009159916192903286_w-1.jpg" text:style-name="Internet_20_link" text:visited-style-name="Visited_20_Internet_20_Link">
photo_6009159916192903286_w-1.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74" text:anchor-type="as-char" svg:width="6.9236in" svg:height="4.615733in" draw:z-index="0">
<draw:image xlink:href="../Images/AРМІЯINFORM/2023-05-23T32-00-00-04-00/photo_6009159916192903286_w-1.jpg" xlink:type="simple" xlink:show="embed" xlink:actuate="onLoad" draw:mime-type="image/jpeg"/>
</draw:frame>
</text:p>
      <text:p text:style-name="P4">
Координаційний штаб веде перемовини з країною-агресором щодо обмінувійськовослужбовців різного віку, зокрема строковиків.</text:p>
      <text:p text:style-name="P4">
Про це <text:a xlink:type="simple" xlink:href="https://t.me/Koord_shtab/1098" text:style-name="Internet_20_link" text:visited-style-name="Visited_20_Internet_20_Link">
йшлося</text:a>
 під час зустрічі з родинамивійськовослужбовців строкової служби Нацгвардії України у Координаційномуштабі з питань поводження з військовополоненими.</text:p>
      <text:p text:style-name="P4">
«Хто і як потрапив у полон — до уваги не беремо. Є строковики, їх теж потрібноповертати», — зазначили у штабі .</text:p>
      <text:p text:style-name="P4">
Рідні занепокоєні, що росіяни часом обстрілюють наші війська з території місцьутримання українських полонених, використовуючи їх як «живий щит».</text:p>
      <text:p text:style-name="P4">
«Згідно з міжнародним гуманітарним правом відповідальність за полонених несесторона, яка їх утримує. Але ми робимо все можливе, щоб під тиском санкцій таміжнародної спільноти росія покращувала умови утримання та робила все можливедля безпеки полонених», — підкреслив представник штабу.</text:p>
      <text:p text:style-name="P4">
Також він зазначив, що на теперішньому етапі з неволі вдається повертати якпідтверджених росією полонених, так і не підтверджених.</text:p>
      <text:p text:style-name="P4">
«Ми запропонували певні ініціативи щодо підтверджень — відповідь за агресором.Підтверджує людей країна-агресорка через Міжнародний комітет Червоного Хреста.Ігнорування російською стороною механізму підтверджень — це порушенняміжнародного гуманітарного права», — наголосили під час зустрічі.</text:p>
      <text:p text:style-name="P4">
Адвокатам і правозахисникам також легше знайти полонених у росії та натимчасово окупованих територіях після того, як вони отримали вирок, бо тодівони з’являються у відповідних російських реєстрах. Наразі вдається обмінюватий засуджених, і тих, проти кого ведеться слідство.</text:p>
      <text:p text:style-name="P4">
«Обмінний фонд щодня поповнюється. Обміни у будь-якому випадку залежать відподій на фронті. Зараз ми можемо керувати ризиками, але прогнозувати щосьточно зарано — війна ще триває», — підсумував представник штабу.</text:p>
      <text:p text:style-name="P4">
Source: <text:a xlink:type="simple" xlink:href="https://armyinform.com.ua/2023/05/23/ukrayina-provodyt-peremovyny-z-rosijskoyu-storonoyu-shhodo-povernennya-iz-polonu-strokovykiv/" text:style-name="Internet_20_link" text:visited-style-name="Visited_20_Internet_20_Link">
https://armyinform.com.ua/2023/05/23/ukrayina-provodyt-peremovyny-z-rosijskoyu-storonoyu-shhodo-povernennya-iz-polonu-strokovykiv/</text:a>
</text:p>
      <!--NEWS-->
      <text:h text:style-name="P10" text:outline-level="1">
<text:span text:style-name="T4">
В Україні хвилина мовчання</text:span>
</text:h>
      <text:p text:style-name="P4">
Author: ['АРМІЯINFORM']</text:p>
      <text:p text:style-name="P4">
Time: 2023-05-23T3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75" text:anchor-type="as-char" svg:width="6.9236in" svg:height="3.895992in" draw:z-index="0">
<draw:image xlink:href="../Images/AРМІЯINFORM/2023-05-23T33-00-00-04-00/candle-1.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3/v-ukrayini-hvylyna-movchannya-3/" text:style-name="Internet_20_link" text:visited-style-name="Visited_20_Internet_20_Link">
https://armyinform.com.ua/2023/05/23/v-ukrayini-hvylyna-movchannya-3/</text:a>
</text:p>
      <!--NEWS-->
      <text:h text:style-name="P10" text:outline-level="1">
<text:span text:style-name="T4">
Ворог потужно відчуває міць українських морських піхотинців — Володимир Зеленський</text:span>
</text:h>
      <text:p text:style-name="P4">
Author: ['АРМІЯINFORM']</text:p>
      <text:p text:style-name="P4">
Time: 2023-05-23T34:00:00-04:00</text:p>
      <text:p text:style-name="P4">
Description: День морської піхоти — професійне свято військовослужбовців морської піх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Tags: ['ВОЛОДИМИР ЗЕЛЕНСЬКИЙ', 'ДЕНЬ МОРСЬКОЇ ПІХОТИ УКРАЇНИ']</text:p>
      <text:p text:style-name="P4">
Category: News</text:p>
      <!--METADATA-->
      <text:p text:style-name="P4">
<draw:frame draw:style-name="fr1" draw:name="Image276" text:anchor-type="as-char" svg:width="6.9236in" svg:height="4.608521in" draw:z-index="0">
<draw:image xlink:href="../Images/AРМІЯINFORM/2023-05-23T34-00-00-04-00/a666e145-4f78-4cb1-a2e4-3abcf00703e7.jpg" xlink:type="simple" xlink:show="embed" xlink:actuate="onLoad" draw:mime-type="image/jpeg"/>
</draw:frame>
</text:p>
      <text:p text:style-name="P4">
День морської піхоти — професійне свято військовослужбовців морської піхотиВійськово-Морських Сил Збройних Сил України, яке відзначається щороку 23травня.</text:p>
      <text:p text:style-name="P4">
З нагоди свята Президент України Володимир Зеленський<text:a xlink:type="simple" xlink:href="https://t.me/V_Zelenskiy_official/6319" text:style-name="Internet_20_link" text:visited-style-name="Visited_20_Internet_20_Link">
зазначив</text:a>
:</text:p>
      <text:p text:style-name="P4">
«Підготовлені до дій на суші, з моря та з повітря українські морські піхотинціуспішно виконують складні завдання. Мотивовані, сильні, відважні. Ворогпотужно відчуває міць наших воїнів. Дякую, що бороните рідну землю!</text:p>
      <text:p text:style-name="P4">
Завжди пам'ятатимемо героїв, які віддали життя заради майбутнього нашоїдержави.</text:p>
      <text:p text:style-name="P4">
Слава морській піхоті України!»</text:p>
      <text:p text:style-name="P4">
Слава Україні!</text:p>
      <text:p text:style-name="P4">
<text:a xlink:type="simple" xlink:href="https://armyinform.com.ua/wp-content/uploads/2023/05/2370b99c-eab8-45cb-9dec-5837fce4a2db.jpg" text:style-name="Internet_20_link" text:visited-style-name="Visited_20_Internet_20_Link">
<draw:frame draw:style-name="fr1" draw:name="Image277" text:anchor-type="as-char" svg:width="6.9236in" svg:height="6.9236in" draw:z-index="0">
<draw:image xlink:href="../Images/AРМІЯINFORM/2023-05-23T34-00-00-04-00/2370b99c-eab8-45cb-9dec-5837fce4a2db-150x150.jpg" xlink:type="simple" xlink:show="embed" xlink:actuate="onLoad" draw:mime-type="image/jpeg"/>
</draw:frame>
</text:a>
</text:p>
      <text:p text:style-name="P4">
<text:a xlink:type="simple" xlink:href="https://armyinform.com.ua/wp-content/uploads/2023/05/3dce650e-5783-49d4-ac89-8e196e319ac2.jpg" text:style-name="Internet_20_link" text:visited-style-name="Visited_20_Internet_20_Link">
<draw:frame draw:style-name="fr1" draw:name="Image278" text:anchor-type="as-char" svg:width="6.9236in" svg:height="6.9236in" draw:z-index="0">
<draw:image xlink:href="../Images/AРМІЯINFORM/2023-05-23T34-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279" text:anchor-type="as-char" svg:width="6.9236in" svg:height="6.9236in" draw:z-index="0">
<draw:image xlink:href="../Images/AРМІЯINFORM/2023-05-23T34-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280" text:anchor-type="as-char" svg:width="6.9236in" svg:height="6.9236in" draw:z-index="0">
<draw:image xlink:href="../Images/AРМІЯINFORM/2023-05-23T34-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281" text:anchor-type="as-char" svg:width="6.9236in" svg:height="6.9236in" draw:z-index="0">
<draw:image xlink:href="../Images/AРМІЯINFORM/2023-05-23T34-00-00-04-00/9a61d563-dee3-40b1-ae85-3ebc24a8210e-150x150.jpg" xlink:type="simple" xlink:show="embed" xlink:actuate="onLoad" draw:mime-type="image/jpeg"/>
</draw:frame>
</text:a>
</text:p>
      <text:p text:style-name="P4">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Уряд затвердив порядок відбору та дослідження біологічного матеріалу військовополонених</text:span>
</text:h>
      <text:p text:style-name="P4">
Author: ['АРМІЯINFORM']</text:p>
      <text:p text:style-name="P4">
Time: 2023-05-23T35:00:00-04:00</text:p>
      <text:p text:style-name="P4">
Description: Кабінет Міністрів затвердив «Порядок відбору, направлення на молекулярно-генетич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STOPRUSSIA', 'АГРЕСІЯ РФ', 'ВТОРГНЕННЯ РФ', 'ГЕНОМНА ІНФОРМАЦІЯ', 'КАБІНЕТ МІНІСТРІВ УКРАЇНИ', 'РОСІЙСЬКІ ВІЙСЬКОВОПОЛОНЕНІ']</text:p>
      <text:p text:style-name="P4">
Category: News</text:p>
      <!--METADATA-->
      <text:p text:style-name="P4">
<draw:frame draw:style-name="fr1" draw:name="Image282" text:anchor-type="as-char" svg:width="6.9236in" svg:height="3.964969in" draw:z-index="0">
<draw:image xlink:href="../Images/AРМІЯINFORM/2023-05-23T35-00-00-04-00/uryad-1-e1638886488113.jpg" xlink:type="simple" xlink:show="embed" xlink:actuate="onLoad" draw:mime-type="image/jpeg"/>
</draw:frame>
</text:p>
      <text:p text:style-name="P4">
Кабінет Міністрів затвердив «Порядок відбору, направлення на молекулярно-генетичну експертизу (дослідження) біологічного матеріалу російськихвійськовополонених для встановлення геномної інформації та його зберігання».</text:p>
      <text:p text:style-name="P4">
Про це йдеться в Постанові уряду <text:a xlink:type="simple" xlink:href="https://www.kmu.gov.ua/npas/pro-zatverdzhennia-poriadku-vidboru-napravlennia-na-molekuliarno-henetychnu-ekspertyzu-s508-190523" text:style-name="Internet_20_link" text:visited-style-name="Visited_20_Internet_20_Link">
№ 508.</text:a>
</text:p>
      <text:p text:style-name="P4">
Як <text:a xlink:type="simple" xlink:href="https://minjust.gov.ua/news/ministry/zatverdjeno-poryadok-vidboru-ta-doslidjennya-biologichnogo-materialu-viyskovopolonenih" text:style-name="Internet_20_link" text:visited-style-name="Visited_20_Internet_20_Link">
зазначає</text:a>
 заступницяміністра юстиції України Олена Висоцька, «державна реєстрація геномноїінформації військовополонених сприятиме встановленню осіб, які вчиниликримінальні правопорушення, під час проведення оперативно-розшукових таслідчих дій у зв'язку з розслідуванням злочинів, пов'язаних з військовоюагресією російської федерації проти України».</text:p>
      <text:p text:style-name="P4">
Затверджений Порядок регулюватиме питання відбору біологічного матеріалувійськовополонених, направлення його на молекулярно-генетичне дослідження тазберігання.</text:p>
      <text:p text:style-name="P4">
Так, у Порядку врегульовуються питання відбору біологічного матеріалувійськовополонених для встановлення їхньої геномноï iнформацiï, визначаютьсясуб'єкти, якi здiйснюватимуть такий вiдбiр, строки проведення такої процедурита направлення відібраного матеріалу на молекулярно-генетичне дослідженнясуб'єктам, до компетенції яких вiдповiдно до законодавства України належитьпроведення молекулярно-генетичних досліджень. Також Порядок мiстить загальніположення щодо умов та строків зберігання біологічного матеріалувійськовополонених.</text:p>
      <text:p text:style-name="P4">
Зазначається, що для відбору біологічного матеріалу у військовополоненихможуть залучатися спеціалісти з науково-дослідних установ судових експертиз,судово-медичних установ, закладів охорони здоров'я, а також з медичних таекспертних служб Міноборони, МВС, СБУ, Держприкордонслужби, Нацполіції таНацгвардії.</text:p>
      <text:p text:style-name="P4">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Уповноважений зі зниклих безвісти у Словʼянську провів виїзну нараду з пошуковцями</text:span>
</text:h>
      <text:p text:style-name="P4">
Author: ['АРМІЯINFORM']</text:p>
      <text:p text:style-name="P4">
Time: 2023-05-23T36:00:00-04:00</text:p>
      <text:p text:style-name="P4">
Description: Днями Уповноважений зі зниклих безвісти Олег Котенко провів виїзну нараду з пошук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7c69535-0a25-4e74-a5ac-fdfd963f0f2d.jpg" text:style-name="Internet_20_link" text:visited-style-name="Visited_20_Internet_20_Link">
e7c69535-0a25-4e74-a5ac-fdfd963f0f2d.jpg</text:a>
']</text:p>
      <text:p text:style-name="P4">
Tags: ['МІНРЕІНТЕГРАЦІЇ', 'ОЛЕГ КОТЕНКО', 'ПОШУК ЗНИКЛИХ БЕЗВІСТИ', 'УПОВНОВАЖЕНИЙ ЗІ ЗНИКЛИХ БЕЗВІСТИ']</text:p>
      <text:p text:style-name="P4">
Category: News</text:p>
      <!--METADATA-->
      <text:p text:style-name="P4">
<draw:frame draw:style-name="fr1" draw:name="Image283" text:anchor-type="as-char" svg:width="6.9236in" svg:height="4.682085in" draw:z-index="0">
<draw:image xlink:href="../Images/AРМІЯINFORM/2023-05-23T36-00-00-04-00/e7c69535-0a25-4e74-a5ac-fdfd963f0f2d.jpg" xlink:type="simple" xlink:show="embed" xlink:actuate="onLoad" draw:mime-type="image/jpeg"/>
</draw:frame>
</text:p>
      <text:p text:style-name="P4">
Днями Уповноважений зі зниклих безвісти Олег Котенко провів виїзну нараду зпошуковими групами. Нарада відбулась у Словʼянську. У ній також взяв участьрегіональний представник у Донецькій області Костянтин Черніков.</text:p>
      <text:p text:style-name="P4">
Про це <text:a xlink:type="simple" xlink:href="https://t.me/minre_ua/3389" text:style-name="Internet_20_link" text:visited-style-name="Visited_20_Internet_20_Link">
повідомляє</text:a>
 Міністерство з питаньреінтеграції тимчасово окупованих територій України у Телеграм-каналі.</text:p>
      <text:p text:style-name="P4">
Наразі пошуковці відпрацьовують ймовірні місця поховань на звільненихтериторіях Донецької, Луганської та Харківської областей. Попередньо дані пролокації, де знаходяться тіла загиблих, було нанесено на інтерактивну мапу. Цесприяє більш ефективній роботі пошуковців.</text:p>
      <text:p text:style-name="P4">
Відразу після деокупації територій вони спільно з ДСНС і Нацполіцієювідпрацьовують попередньо відомі локації. Лише за останній місяць вдалося<text:a xlink:type="simple" xlink:href="https://armyinform.com.ua/2023/05/23/za-ostannij-misyacz-poshukovczyam-vdalosya-znajty-50-til-znyklyh-bezvisty-ukrayincziv-oleg-kotenko/" text:style-name="Internet_20_link" text:visited-style-name="Visited_20_Internet_20_Link">
підняти</text:a>
 тіла 50 загиблих.</text:p>
      <text:p text:style-name="P4">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23 травня — День морської піхоти України!</text:span>
</text:h>
      <text:p text:style-name="P4">
Author: ['АРМІЯINFORM']</text:p>
      <text:p text:style-name="P4">
Time: 2023-05-23T37:00:00-04:00</text:p>
      <text:p text:style-name="P4">
Description: Морська піхота ВМС ЗСУ є потужною складовою нашого війська.  За  роки визвольної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morskoyi-pihoty-ukrayiny-ia-5.jpg" text:style-name="Internet_20_link" text:visited-style-name="Visited_20_Internet_20_Link">
den-morskoyi-pihoty-ukrayiny-ia-5.jpg</text:a>
']</text:p>
      <text:p text:style-name="P4">
Tags: ['МОРСЬКА ПІХОТА']</text:p>
      <text:p text:style-name="P4">
Category: News</text:p>
      <!--METADATA-->
      <text:p text:style-name="P4">
<draw:frame draw:style-name="fr1" draw:name="Image284" text:anchor-type="as-char" svg:width="6.9236in" svg:height="3.894525in" draw:z-index="0">
<draw:image xlink:href="../Images/AРМІЯINFORM/2023-05-23T37-00-00-04-00/den-morskoyi-pihoty-ukrayiny-ia-5.jpg" xlink:type="simple" xlink:show="embed" xlink:actuate="onLoad" draw:mime-type="image/jpeg"/>
</draw:frame>
</text:p>
      <text:p text:style-name="P4">
Морська піхота ВМС ЗСУ є потужною складовою нашого війська. За роки визвольноївійни проти рашистів морські піхотинці не раз демонстрували, що навіть занайскладніших ситуацій вмотивовані воїни здатні переламати хід подій і здобутиперемогу над ворогом. Навіть тоді, коли противник переважає числом.</text:p>
      <text:p text:style-name="P4">
У цій тривалій війні за нашу незалежність Морська піхота ВМС ЗСУ щоднядемонструє силу духу і вірність присязі.</text:p>
      <text:p text:style-name="P4">
Велика подяка і шана вам за віддану службу українському народові!</text:p>
      <text:p text:style-name="P4">
Слава Героям!</text:p>
      <text:p text:style-name="P4">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Передача винищувачів F-16 Україні та підготовка українських пілотів є пріоритетом для США — Держдеп</text:span>
</text:h>
      <text:p text:style-name="P4">
Author: ['АРМІЯINFORM']</text:p>
      <text:p text:style-name="P4">
Time: 2023-05-23T38:00:00-04:00</text:p>
      <text:p text:style-name="P4">
Description: Передача Україні винищувачів F-16 наразі є пріоритетом для США.    Про це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jpg" text:style-name="Internet_20_link" text:visited-style-name="Visited_20_Internet_20_Link">
f-16.jpg</text:a>
']</text:p>
      <text:p text:style-name="P4">
Tags: ['F-16', 'ДЕРЖДЕП США', 'ДОПОМОГА ПАРТНЕРІВ', 'НАВЧАННЯ ВІЙСЬКОВИХ', 'СВІТ ПІДТРИМУЄ УКРАЇНУ']</text:p>
      <text:p text:style-name="P4">
Category: News</text:p>
      <!--METADATA-->
      <text:p text:style-name="P4">
<draw:frame draw:style-name="fr1" draw:name="Image285" text:anchor-type="as-char" svg:width="6.9236in" svg:height="3.894525in" draw:z-index="0">
<draw:image xlink:href="../Images/AРМІЯINFORM/2023-05-23T38-00-00-04-00/f-16.jpg" xlink:type="simple" xlink:show="embed" xlink:actuate="onLoad" draw:mime-type="image/jpeg"/>
</draw:frame>
</text:p>
      <text:p text:style-name="P4">
Передача Україні винищувачів F-16 наразі є пріоритетом для США.</text:p>
      <text:p text:style-name="P4">
Про це під час брифінгу <text:a xlink:type="simple" xlink:href="https://www.state.gov/briefings/department-press-briefing-may-22-2023/" text:style-name="Internet_20_link" text:visited-style-name="Visited_20_Internet_20_Link">
заявив</text:a>
 прессекретар Держдепу США Метью Міллер.</text:p>
      <text:p text:style-name="P4">
«Щодо надання Україні F-16, президент <text:span text:style-name="T5">
(США Джо Байден — ред.)</text:span>
 дуже чітко давзрозуміти, що ми почнемо навчати українських військових пілотувати F-16, і мибудемо працювати з нашими союзниками та партнерами над забезпеченням F-16Україні», — повідомив Метью Міллер.</text:p>
      <text:p text:style-name="P4">
Він також додав, що наразі немає жодних повідомлень про те, коли і яквідбудеться передача літаків, або з яких країн вони прибудуть. Однакреалізація цього проєкту розпочнеться «найближчими місяцями».</text:p>
      <text:p text:style-name="P4">
Нагадаємо, раніше президент США Джо Байден<text:a xlink:type="simple" xlink:href="https://armyinform.com.ua/2023/05/21/amerykanski-vijskovi-pochnut-trenuvaty-ukrayinskyh-pilotiv-dlya-f-16-dzho-bajden/" text:style-name="Internet_20_link" text:visited-style-name="Visited_20_Internet_20_Link">
заявив</text:a>
, що невдовзіамериканські військові почнуть тренувати українських пілотів для F-16.</text:p>
      <text:p text:style-name="P4">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Брифінг щодо розмінування територій за участі представника Держспецтрансслужби МОУ</text:span>
</text:h>
      <text:p text:style-name="P4">
Author: ['АРМІЯINFORM']</text:p>
      <text:p text:style-name="P4">
Time: 2023-05-23T39:00:00-04:00</text:p>
      <text:p text:style-name="P4">
Description: https://www.youtube.com/watch?v=pO9kuI5mk5E    У Military Media Center проходить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РИФІНГ', 'ДЕРЖСПЕЦТРАНССЛУЖБА', 'РОЗМІНУВАННЯ']</text:p>
      <text:p text:style-name="P4">
Category: News</text:p>
      <!--METADATA-->
      <text:p text:style-name="P4">
У Military Media Center проходить брифінг та тему <text:span text:style-name="T4">
«Розмінування територійпідрозділами Державної спеціальної служби транспорту Міноборони»</text:span>
 за участіпредставника Державної спеціальної служби транспорту Міністерства оборониУкраїни.</text:p>
      <text:p text:style-name="P4">
На брифінгу йдеться про:</text:p>
      <ol>
        <li>
Хід виконання завдань із розмінування територій підрозділами Держспецтрансслужби;  2. Підготовка саперів з урахуванням досвіду сучасних ризиків.</li>
      </ol>
      <text:p text:style-name="P4">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Олексій Резніков привітав морських піхотинців з професійним святом</text:span>
</text:h>
      <text:p text:style-name="P4">
Author: ['АРМІЯINFORM']</text:p>
      <text:p text:style-name="P4">
Time: 2023-05-23T40:00:00-04:00</text:p>
      <text:p text:style-name="P4">
Description: Міністр оборони України Олексій Резніков привітав морських піхотинців з профес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e_2023-05-23_10-12-26.png" text:style-name="Internet_20_link" text:visited-style-name="Visited_20_Internet_20_Link">
image_2023-05-23_10-12-26.png</text:a>
']</text:p>
      <text:p text:style-name="P4">
Tags: ['ДЕНЬ МОРСЬКОЇ ПІХОТИ УКРАЇНИ', 'ОЛЕКСІЙ РЕЗНІКОВ', 'ОФІЦІЙНО']</text:p>
      <text:p text:style-name="P4">
Category: News</text:p>
      <!--METADATA-->
      <text:p text:style-name="P4">
<draw:frame draw:style-name="fr1" draw:name="Image286" text:anchor-type="as-char" svg:width="6.9236in" svg:height="2.76367in" draw:z-index="0">
<draw:image xlink:href="../Images/AРМІЯINFORM/2023-05-23T40-00-00-04-00/image_2023-05-23_10-12-26.png" xlink:type="simple" xlink:show="embed" xlink:actuate="onLoad" draw:mime-type="image/png"/>
</draw:frame>
</text:p>
      <text:p text:style-name="P4">
Міністр оборони України Олексій Резніков привітав морських піхотинців зпрофесійним святом.</text:p>
      <text:p text:style-name="P4">
Привітання глава українського оборонного відомства<text:a xlink:type="simple" xlink:href="https://www.facebook.com/reznikovoleksii/posts/pfbid0w2wVWfq5NmN6SHgvfTcT8Perm9pb3Ltwg8YiqamRCiBBG457pzvGRHPTKQ18xDwXl" text:style-name="Internet_20_link" text:visited-style-name="Visited_20_Internet_20_Link">
розмістив</text:a>
в Facebook.</text:p>
      <text:p text:style-name="P4">
«Воїни трьох стихій — землі, води та неба сьогодні святкують свій день. Деньворожого нічного жахіття у беретах кольору штормової хвилі», — написав ОлексійРезніков.</text:p>
      <text:p text:style-name="P4">
Він нагадав, що за роки АТО/ООС українські морпіхи щоразу доводили: де всталина позиції вони — там окупантам буде непереливки.</text:p>
      <text:p text:style-name="P4">
«Початок широкомасштабної війни підрозділи зустріли на передовій, де показалититанічну мужність і нанесли ворогу втрат, які важко описати. І сьогодніпродовжують звільняти українську землю від загарбників. Ворогу ж слід дужесильно задуматись: навіть у такий непростий час ми формуємо нові підрозділиморської піхоти, які неминуче наблизять їх до концерту кобзона.</text:p>
      <text:p text:style-name="P4">
Гордий тим, що маю друзів серед українських морпіхів, гордий тим, що зразкизахідного озброєння надходять до них, гордий бути Українцем поруч із ними.</text:p>
      <text:p text:style-name="P4">
Зі святом, Штормові Берети! Semper Fi!» — сказав Олексій Резніков.</text:p>
      <text:p text:style-name="P4">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День Героїв: історії звитяги українців різних часів</text:span>
</text:h>
      <text:p text:style-name="P4">
Author: ['Сергій Зятьєв']</text:p>
      <text:p text:style-name="P4">
Time: 2023-05-23T41:00:00-04:00</text:p>
      <text:p text:style-name="P4">
Description: День Героїв встановлено на честь українських вояків — борців за волю України, лиц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Tags: ['ВТОРГНЕННЯ РФ', 'ДЕНЬ ГЕРОЇВ', 'УНР', 'УПА']</text:p>
      <text:p text:style-name="P4">
Category: News</text:p>
      <!--METADATA-->
      <text:p text:style-name="P4">
<draw:frame draw:style-name="fr1" draw:name="Image287" text:anchor-type="as-char" svg:width="6.9236in" svg:height="4.592655in" draw:z-index="0">
<draw:image xlink:href="../Images/AРМІЯINFORM/2023-05-23T41-00-00-04-00/en-gero〓〓v.jpg" xlink:type="simple" xlink:show="embed" xlink:actuate="onLoad" draw:mime-type="image/jpeg"/>
</draw:frame>
</text:p>
      <text:p text:style-name="P4">
<text:span text:style-name="T4">
День Героїв встановлено на честь українських вояків — борців за волюУкраїни, лицарів Київської Русі, козаків Гетьманської Доби, гайдамаків,січових стрільців, вояків УНР, УПА.</text:span>
 <text:span text:style-name="T4">
День Героїв запровадили</text:span>
 <text:span text:style-name="T4">
постановоюІІ Великого Збору ОУН, який відбувся у квітні 1941 року в Кракові. Зарадянських часів цей день відзначали здебільшого колишні вояки УПА, дисидентита інші «антирадянські елементи». Підпільно, звісно.</text:span>
</text:p>
      <text:p text:style-name="P4">
<text:span text:style-name="T4">
День Героїв набуває особливої ваги й нині, коли в Україні триває війна змосковитами … То хто ж вони — українські Герої різних часів?</text:span>
</text:p>
      <text:h text:style-name="P12" text:outline-level="3">
<text:span text:style-name="T4">
<text:span text:style-name="T4">
Генерал-хорунжий Олекса Алмазов удостоєний найвищої нагороди в АрміїУНР</text:span>
</text:span>
</text:h>
      <text:p text:style-name="P4">
Під час Першої світової війни полковник Олекса Алмазов командував Першимкінно-гірським дивізіоном. Він відзначився непересічною мужністю. У 1919-мубрав участь в успішному наступі Армії УНР із району Деражні на Вапнярку, вбоях за Кам’янець-Подільський, Вінницю та Київ. Воював проти більшовиків іпроти білогвардійців.</text:p>
      <text:p text:style-name="P4">
<draw:frame draw:style-name="fr1" draw:name="Image288" text:anchor-type="as-char" svg:width="6.9236in" svg:height="5.1927in" draw:z-index="0">
<draw:image xlink:href="../Images/AРМІЯINFORM/2023-05-23T41-00-00-04-00/general-horunzhyj-oleksa-almazov.jpg" xlink:type="simple" xlink:show="embed" xlink:actuate="onLoad" draw:mime-type="image/jpeg"/>
</draw:frame>
</text:p>
      <text:p text:style-name="P4">
У березні 1921 року його підвищили до звання генерала-хорунжого Армії УНР. Якучасника Першого Зимового походу 1919–1920 років його удостоїли найвищоїнагороди в Армії УНР — Залізного Хреста «За Зимовий похід і бої».</text:p>
      <text:p text:style-name="P4">
Згодом, коли українське військо мусило відступати за Збруч, Олекса Алмазовразом зі своїми вояками був інтернований та переміщений колишніми союзниками-поляками до табору у Владовицях, що у Польщі.</text:p>
      <text:p text:style-name="P4">
_</text:p>
      <text:p text:style-name="P4">
У 2018-му році 406-й окремій артилерійській бригаді берегової оборони ВМСУкраїни було присвоєно ім’я генерал-хорунжого Олексія Алмазова …</text:p>
      <text:p text:style-name="P4">
_</text:p>
      <text:p text:style-name="P4">
Олекса Алмазов помер 13 грудня 1936 року. У 2016 році у Києві, Херсоні таЛуцьку з’явилися вулиці, названі на його честь. А у 2018-му його ім’я булоприсвоєно артилерійській бригаді берегової оборони ВМС України…</text:p>
      <text:h text:style-name="P12" text:outline-level="3">
<text:span text:style-name="T4">
<text:span text:style-name="T4">
Полковник Євген Коновалець присвятив своє життя боротьбі з московитами</text:span>
</text:span>
</text:h>
      <text:p text:style-name="P4">
Євген Коновалець народився 14 червня 1891 року в учительській родині в селіЗашків, поблизу Львова. Після навчання у народній школі та в гімназії вінстудіював у Львівському університеті. У 1914 році його мобілізували доавстрійської армії, а у 1915-му він потрапив до російського полону.Звільнившись восени 1917 року, молодий офіцер подався до Києва, де брав участьу створенні Українських Збройних Сил: спочатку куреня Січових Стрільців, азгодом і Корпусу.</text:p>
      <text:p text:style-name="P4">
<draw:frame draw:style-name="fr1" draw:name="Image289" text:anchor-type="as-char" svg:width="6.9236in" svg:height="3.89773in" draw:z-index="0">
<draw:image xlink:href="../Images/AРМІЯINFORM/2023-05-23T41-00-00-04-00/yevgen-konovalecz.jpg" xlink:type="simple" xlink:show="embed" xlink:actuate="onLoad" draw:mime-type="image/jpeg"/>
</draw:frame>
</text:p>
      <text:p text:style-name="P4">
У 1920 році з’явилась Українська Військова Організація, яку в липні 1921-гоочолив полковник Євген Коновалець. Згодом постала необхідність збудуватиполітичну організацію. Нею стала створена на початку 1929 року за йогоініціативи та однодумців Організація Українських Націоналістів. Вістряборотьби ОУН було спрямоване проти головних ворогів української державності —московсько-більшовицьких сатрапів.</text:p>
      <text:p text:style-name="P4">
_</text:p>
      <text:p text:style-name="P4">
москва після знищення Симона Петлюри бачила в особі Євгена Коновальця свогоголовного противника</text:p>
      <text:p text:style-name="P4">
_</text:p>
      <text:p text:style-name="P4">
москва після знищення Симона Петлюри бачила в особі Євгена Коновальця свогоголовного противника. Тому підісланий московський терорист Павло Судоплатовпідклав полковникові в машину вибухівку. Життя Героя обірвалося 23 травня 1938року в Роттердамі…</text:p>
      <text:h text:style-name="P12" text:outline-level="3">
<text:span text:style-name="T4">
<text:span text:style-name="T4">
Роман Дармограй отримав звання Героя України за чотиригодинну обороннуоперацію</text:span>
</text:span>
</text:h>
      <text:p text:style-name="P4">
У свої 28 років молодий і талановитий командир Роман Дармограй увійшов дорейтингу «30 до 30: обличчя майбутнього» від Forbes«. Він закінчив Національнуакадемію сухопутних військ імені гетьмана Петра Сагайдачного і відтоді служитьу 72-й окремій механізованій бригаді.</text:p>
      <text:p text:style-name="P4">
<draw:frame draw:style-name="fr1" draw:name="Image290" text:anchor-type="as-char" svg:width="6.9236in" svg:height="5.976504in" draw:z-index="0">
<draw:image xlink:href="../Images/AРМІЯINFORM/2023-05-23T41-00-00-04-00/roman-darmograj.jpg" xlink:type="simple" xlink:show="embed" xlink:actuate="onLoad" draw:mime-type="image/jpeg"/>
</draw:frame>
</text:p>
      <text:p text:style-name="P4">
Боронив Авдіївку під час найзапекліших боїв і від початку великої війни,батальйон під його керівництвом зупиняв наступ на Київ з боку Броварів. Саметоді, під час російського вторгнення в Україну 2022 року, він спланував таорганізував оборону населених пунктів Пухівка, Рожівка та КалинівкаБроварського району Київської області, створивши ефективну систему вогнюпідрозділів механізованого батальйону бригади.</text:p>
      <text:p text:style-name="P4">
_</text:p>
      <text:p text:style-name="P4">
Після майже чотиригодинного бою 9 березня було знищено 17 танків, 3 БМП та до55 бійців противника</text:p>
      <text:p text:style-name="P4">
_</text:p>
      <text:p text:style-name="P4">
Після майже чотиригодинного бою 9 березня було знищено 17 танків, 3 БМП та до55 бійців противника. За цю оборонну організацію Роман отримав звання ГерояУкраїни.</text:p>
      <text:h text:style-name="P12" text:outline-level="3">
<text:span text:style-name="T4">
<text:span text:style-name="T4">
Валерій Люлька з позивним «Дід» загинув, допомагаючи пораненому бійцю</text:span>
</text:span>
</text:h>
      <text:p text:style-name="P4">
З перших днів широкомасштабного вторгнення 59-тирічний староста села ГлибочокНовогуйвинської громади, що на Житомирщині, Валерій Люлька був серед тих, хтостояв у чергах до територіальних центрів комплектування.</text:p>
      <text:p text:style-name="P4">
«Ви в паспорт свій коли востаннє заглядали? — відповідали йому. — Вам же закілька місяців „стукне“ шістдесят. Так що доглядайте онуків і займайтесьдомашнім господарством».</text:p>
      <text:p text:style-name="P4">
<draw:frame draw:style-name="fr1" draw:name="Image291" text:anchor-type="as-char" svg:width="6.9236in" svg:height="5.1927in" draw:z-index="0">
<draw:image xlink:href="../Images/AРМІЯINFORM/2023-05-23T41-00-00-04-00/valerij-lyulka.jpg" xlink:type="simple" xlink:show="embed" xlink:actuate="onLoad" draw:mime-type="image/jpeg"/>
</draw:frame>
</text:p>
      <text:p text:style-name="P4">
Та ветеран військової служби, старший прапорщик у відставці й колишнійспецпризначенець не здавався і врешті-решт у травні минулого року повернувсядодому щасливим від того, що йому знайшли посаду в окремій бригадіспеціального призначення імені Івана Богуна «Дике поле».</text:p>
      <text:p text:style-name="P4">
— Валерій був надзвичайно порядною людяною, — згадує вдова ВалентинаВолодимирівна. — Такої думки про чоловіка не лише я, а всі, хто його знав. Вінне любив гучних і пишномовних слів. Своє рішення піти на війну пояснив дужелаконічно: «Я — людина військова, бував у різних екстремальних ситуаціях імені є що порадити молодим бійцям, є досвід, яким я готовий поділитись з ними.Якщо всі ми, хто здатен тримати в руках автомат чи кулемет, відсиджуватимемосьпо домівках, то росіяни прийдуть і сюди, у Житомир. Як тоді я дивитимуся в очісину Олексію і доньці Тані, онукам — Тимофію, Єлизаветі та Софії? Скажу, щоваш батько і дід своє давно відслужили? Ні, такого не буде».</text:p>
      <text:p text:style-name="P4">
Після того, як батальйон сформувався, він відбув на Херсонщину, а потім рушивна оборону Харківщини. Спочатку проходив службу на відносно спокійній посаді,але домігся переведення до розвідувального підрозділу. Як згадують йогопобратими, Валерій Петрович був не лише надзвичайно мужньою людиною, а йвідмінно підготовленим бійцем. Коли поставало якесь відповідальне і ризикованезавдання, він вимагав, щоб відправили саме його, а не молодого бійця.</text:p>
      <text:p text:style-name="P4">
Коли я попросив побратимів Люльки розповісти про бойовий епізод з його життя,вони розвели руками, мовляв, «а вони у нас всі бойові».</text:p>
      <text:p text:style-name="P4">
_</text:p>
      <text:p text:style-name="P4">
«Дід» ще зранку був поранений у спину, але відмовився евакуюватись, не бажаючизалишати побратимів під час контрнаступу ворога</text:p>
      <text:p text:style-name="P4">
_</text:p>
      <text:p text:style-name="P4">
За час визволення одного з сіл наші хлопці захопили опорні пункти противника звеликим запасом зброї та боєприпасів. Валерій Петрович з позивним «Дід» щезранку був поранений у спину, але відмовився евакуюватись, не бажаючи залишатипобратимів, так як почався контрнаступ ворога великими силами. У підрозділібуло багато поранених і командир ухвалив рішення відступити з села достратегічної висоти. Цей відступ та евакуацію поранених прикривав ВалерійПетрович та сержант з позивним «Сем». Розвернувши ворожі кулемети назахопленому опорному пункті, вони кілька годин стримували ворога. Відходячинаприкінці дня та допомагаючи пораненому бійцеві, він був уражений осколкомворожої міни та загинув миттєво.</text:p>
      <text:p text:style-name="P4">
Командир підрозділу Андрій Малахов високо оцінив подвиг майстер-сержантаЛюльки Валерія Петровича і подав документи на нагородження Героя високоюдержавною нагородою. Про свого побратима він відгукується так: «Найвища честьдля воїна — загинути в бою. Це дійсно так. Але від цього розуміння не стаєлегше, біль втрати не стихає і сльози не висихають. Валерій Петрович у нашомупідрозділі був найстаршим за віком. Тож і позивний мав відповідний — „Дід“.Попри вік, він рвався, у буквальному розумінні цього слова, у бій. У тім боювін і дістав поранення, але не залишав позицію, забезпечуючи вогневе прикриттяевакуації поранених, яких було дуже багато. Ціною власного життя зберіг своїхпобратимів»…</text:p>
      <text:h text:style-name="P12" text:outline-level="3">
<text:span text:style-name="T4">
<text:span text:style-name="T4">
«Вони всі Герої. І нехай їх береже Бог …»</text:span>
</text:span>
</text:h>
      <text:p text:style-name="P4">
Народна артистка України, лауреат Національної премії імені Тараса Шевченка,Герой України Ада Роговцева неодноразово провідувала українських вояків, якізахищали Донецький аеропорт.</text:p>
      <text:p text:style-name="P4">
<draw:frame draw:style-name="fr1" draw:name="Image292" text:anchor-type="as-char" svg:width="6.9236in" svg:height="5.1927in" draw:z-index="0">
<draw:image xlink:href="../Images/AРМІЯINFORM/2023-05-23T41-00-00-04-00/rogovczeva.jpg" xlink:type="simple" xlink:show="embed" xlink:actuate="onLoad" draw:mime-type="image/jpeg"/>
</draw:frame>
</text:p>
      <text:p text:style-name="P4">
— Я завжди розповідаю одну історію, бо мені вона досі болить, — говорить паніАда. — Якось на День Незалежності ми приїхали з виставою в один ізбатальйонів. Солдатики вишикувалися у ряд, щоб нас привітати. І серед всіх япобачила одного високого хлопця, який стояв на рівні з усіма без однієї ноги,на милицях. Я тоді запитала у командира, чому він з таким пораненням не вдома?Мені відповіли, що «цей солдат — найкращий боєць тут». Після черговогообстрілу він залишився без ноги, трохи підлікувався в госпіталі і повернувсяна передову. Причому, він власну машину переобладнав під кулемет, іпродовжував захищати наш мир і спокій…</text:p>
      <text:p text:style-name="P4">
Саме через таких хлопців я і почала відвідувати наших вояків. Вони всі Герої.І нехай їх береже Бог. Ні за які гроші я не відмовлюся від своєї позиції. Япідтримую свою Батьківщину перед агресією колосального монстра, не хочу, щобмене і моїх дітей знову зробили рабами…</text:p>
      <text:p text:style-name="P4">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Дякую за професійність, стійкість та витривалість: Головнокомандувач ЗСУ привітав морпіхів</text:span>
</text:h>
      <text:p text:style-name="P4">
Author: ['АРМІЯINFORM']</text:p>
      <text:p text:style-name="P4">
Time: 2023-05-23T42:00:00-04:00</text:p>
      <text:p text:style-name="P4">
Description: Головнокомандувач ЗСУ генерал Валерій Залужний у День морської піхоти України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2730470-e1661171404394.jpg" text:style-name="Internet_20_link" text:visited-style-name="Visited_20_Internet_20_Link">
2730470-e1661171404394.jpg</text:a>
']</text:p>
      <text:p text:style-name="P4">
Tags: ['ГОЛОВНОКОМАНДУВАЧ ЗБРОЙНИХ СИЛ УКРАЇНИ', 'ДЕНЬ МОРСЬКОЇ ПІХОТИ УКРАЇНИ']</text:p>
      <text:p text:style-name="P4">
Category: News</text:p>
      <!--METADATA-->
      <text:p text:style-name="P4">
<draw:frame draw:style-name="fr1" draw:name="Image293" text:anchor-type="as-char" svg:width="6.9236in" svg:height="3.660754in" draw:z-index="0">
<draw:image xlink:href="../Images/AРМІЯINFORM/2023-05-23T42-00-00-04-00/2730470-e1661171404394.jpg" xlink:type="simple" xlink:show="embed" xlink:actuate="onLoad" draw:mime-type="image/jpeg"/>
</draw:frame>
</text:p>
      <text:p text:style-name="P4">
Головнокомандувач ЗСУ генерал Валерій Залужний у День морської піхоти Українипривітав військовослужбовців і подякував їм за професійність, стійкість тавитривалість.</text:p>
      <text:p text:style-name="P4">
Про це він <text:a xlink:type="simple" xlink:href="https://t.me/CinCAFU/502" text:style-name="Internet_20_link" text:visited-style-name="Visited_20_Internet_20_Link">
написав</text:a>
 у своєму Телеграм-каналі.</text:p>
      <text:p text:style-name="P4">
«Ви мужньо бороните нашу державу від російських окупантів, виконуючинайскладніші завдання на землі, на морі та у повітрі. «Вірні завжди!» З Днемморської піхоти України!» — написав він.</text:p>
      <text:p text:style-name="P4">
Як повідомлялося, 23 травня в Україні<text:a xlink:type="simple" xlink:href="https://armyinform.com.ua/2023/05/23/23-travnya-den-morskoyi-pihoty-ukrayiny-2/" text:style-name="Internet_20_link" text:visited-style-name="Visited_20_Internet_20_Link">
відзначається</text:a>
 День морської піхоти.</text:p>
      <text:p text:style-name="P4">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По флангах на півночі і півдні від Бахмута у нас є незначне просування — Ганна Маляр</text:span>
</text:h>
      <text:p text:style-name="P4">
Author: ['АРМІЯINFORM']</text:p>
      <text:p text:style-name="P4">
Time: 2023-05-23T43:00:00-04:00</text:p>
      <text:p text:style-name="P4">
Description: У передмісті Бахмута тривають бої, ворог намагається зайняти вигідні позиці, але йому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9656707_19dcdcfc-0f77-4194-8e2f-212d6aebfaea.jpg" text:style-name="Internet_20_link" text:visited-style-name="Visited_20_Internet_20_Link">
129656707_19dcdcfc-0f77-4194-8e2f-212d6aebfaea.jpg</text:a>
']</text:p>
      <text:p text:style-name="P4">
Tags: ['АГРЕСІЯ РФ', 'БАХМУТСЬКИЙ НАПРЯМОК', 'ВТОРГНЕННЯ РФ', 'ГАННА МАЛЯР']</text:p>
      <text:p text:style-name="P4">
Category: News</text:p>
      <!--METADATA-->
      <text:p text:style-name="P4">
<draw:frame draw:style-name="fr1" draw:name="Image294" text:anchor-type="as-char" svg:width="6.9236in" svg:height="3.894525in" draw:z-index="0">
<draw:image xlink:href="../Images/AРМІЯINFORM/2023-05-23T43-00-00-04-00/129656707_19dcdcfc-0f77-4194-8e2f-212d6aebfaea.jpg" xlink:type="simple" xlink:show="embed" xlink:actuate="onLoad" draw:mime-type="image/jpeg"/>
</draw:frame>
</text:p>
      <text:p text:style-name="P4">
У передмісті Бахмута тривають бої, ворог намагається зайняти вигідні позиці,але йому це не вдається. На певних ділянках ворог в обороні. Несе великівтрати.</text:p>
      <text:p text:style-name="P4">
Про це <text:a xlink:type="simple" xlink:href="https://t.me/annamaliar/790" text:style-name="Internet_20_link" text:visited-style-name="Visited_20_Internet_20_Link">
повідомила</text:a>
 заступник Міністра оборониУкраїни Ганна Маляр, заявивши, що по флангах на півночі і півдні від Бахмута уСил оборони України є незначне просування.</text:p>
      <text:p text:style-name="P4">
«Цієї доби активність наступальних дій ворога на Бахмутському напрямку дещознизилась. Разом з тим, кількість обстрілів стабільно висока», — зазначилавона.</text:p>
      <text:p text:style-name="P4">
У місті Бахмут, за словами Ганни Маляр, бої зменшились, ворог продовжуєзачистку районів, взятих ним під контроль.</text:p>
      <text:p text:style-name="P4">
«Наші війська контролюють південно-західну околицю міста в районі «Літак», —додала заступник Міністра оборони України.</text:p>
      <text:p text:style-name="P4">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росія втратила у боях за Бахмут понад 100 тисяч осіб — ГУР</text:span>
</text:h>
      <text:p text:style-name="P4">
Author: ['АРМІЯINFORM']</text:p>
      <text:p text:style-name="P4">
Time: 2023-05-23T44:00:00-04:00</text:p>
      <text:p text:style-name="P4">
Description: Втрати російських окупаційних військ під Бахмутом надзвичайно великі — понад 100 тисяч.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3-01.jpg" text:style-name="Internet_20_link" text:visited-style-name="Visited_20_Internet_20_Link">
20230523-01.jpg</text:a>
']</text:p>
      <text:p text:style-name="P4">
Tags: ['БОЇ ЗА БАХМУТ', 'ВТРАТИ ПРОТИВНИКА', 'ГУР МІНОБОРОНИ УКРАЇНИ', 'СХІД УКРАЇНИ']</text:p>
      <text:p text:style-name="P4">
Category: News</text:p>
      <!--METADATA-->
      <text:p text:style-name="P4">
<draw:frame draw:style-name="fr1" draw:name="Image295" text:anchor-type="as-char" svg:width="6.9236in" svg:height="4.370522in" draw:z-index="0">
<draw:image xlink:href="../Images/AРМІЯINFORM/2023-05-23T44-00-00-04-00/20230523-01.jpg" xlink:type="simple" xlink:show="embed" xlink:actuate="onLoad" draw:mime-type="image/jpeg"/>
</draw:frame>
</text:p>
      <text:p text:style-name="P4">
Втрати російських окупаційних військ під Бахмутом надзвичайно великі — понад100 тисяч.</text:p>
      <text:p text:style-name="P4">
Про це <text:a xlink:type="simple" xlink:href="https://gur.gov.ua/content/vtraty-rosiiski-pid-bakhmutom-kolosalni.html" text:style-name="Internet_20_link" text:visited-style-name="Visited_20_Internet_20_Link">
повідомив</text:a>
 представник Головного управління розвідки Міністерства оборониУкраїни Андрій Юсов.</text:p>
      <text:p text:style-name="P4">
«Втрати російські під Бахмутом справді колосальні. Вони абсолютно невідповідають ні поставленим цілям, ні отриманим результатам», — підсумувавпредставник воєнної розвідки України.</text:p>
      <text:p text:style-name="P4">
За попередньою інформацією, у Бахмуті ворог<text:a xlink:type="simple" xlink:href="https://armyinform.com.ua/2023/05/23/rashysty-prodovzhuyut-vesty-nastupalni-diyi-na-bahmut-boyi-za-misto-tryvayut/" text:style-name="Internet_20_link" text:visited-style-name="Visited_20_Internet_20_Link">
намагається</text:a>
 захопити південно-західну частину міста, Сили оборони України контратакують окупанта на флангах.</text:p>
      <text:p text:style-name="P4">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У День морської піхоти Президент України відвідав передові позиції українських захисників на Донеччині</text:span>
</text:h>
      <text:p text:style-name="P4">
Author: ['АРМІЯINFORM']</text:p>
      <text:p text:style-name="P4">
Time: 2023-05-23T45:00:00-04:00</text:p>
      <text:p text:style-name="P4">
Description: Сьогодні, 23 травня, Президент Володимир Зеленський з нагоди Дня морської піхоти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Tags: ['ВОЛОДИМИР ЗЕЛЕНСЬКИЙ', 'ДЕНЬ МОРСЬКОЇ ПІХОТИ']</text:p>
      <text:p text:style-name="P4">
Category: News</text:p>
      <!--METADATA-->
      <text:p text:style-name="P4">
<draw:frame draw:style-name="fr1" draw:name="Image296" text:anchor-type="as-char" svg:width="6.9236in" svg:height="4.61393in" draw:z-index="0">
<draw:image xlink:href="../Images/AРМІЯINFORM/2023-05-23T45-00-00-04-00/photo_5433872055033514214_y.jpg" xlink:type="simple" xlink:show="embed" xlink:actuate="onLoad" draw:mime-type="image/jpeg"/>
</draw:frame>
</text:p>
      <text:p text:style-name="P4">
Сьогодні, 23 травня, Президент Володимир Зеленський з нагоди Дня морськоїпіхоти відвідав передові позиції Збройних Сил України у смузі оборони Вугледар– Мар’їнка в Донецькій області.</text:p>
      <text:p text:style-name="P4">
Про це <text:a xlink:type="simple" xlink:href="https://www.president.gov.ua/news/u-den-morskoyi-pihoti-prezident-ukrayini-vidvidav-peredovi-p-83109" text:style-name="Internet_20_link" text:visited-style-name="Visited_20_Internet_20_Link">
повідомляє</text:a>
 Офіс Президента України.</text:p>
      <text:p text:style-name="P4">
Верховний Головнокомандувач заслухав доповідь командувача морської піхоти йОТУ «Донецьк» генерал-лейтенанта Юрія Содоля щодо поточної ситуації навизначеній ділянці фронту.</text:p>
      <text:p text:style-name="P4">
<text:a xlink:type="simple" xlink:href="https://armyinform.com.ua/wp-content/uploads/2023/05/photo_5433872055033514223_y.jpg" text:style-name="Internet_20_link" text:visited-style-name="Visited_20_Internet_20_Link">
<draw:frame draw:style-name="fr1" draw:name="Image297" text:anchor-type="as-char" svg:width="6.9236in" svg:height="6.9236in" draw:z-index="0">
<draw:image xlink:href="../Images/AРМІЯINFORM/2023-05-23T45-00-00-04-00/photo_5433872055033514223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298" text:anchor-type="as-char" svg:width="6.9236in" svg:height="6.9236in" draw:z-index="0">
<draw:image xlink:href="../Images/AРМІЯINFORM/2023-05-23T45-00-00-04-00/photo_5433872055033514220_y-150x150.jpg" xlink:type="simple" xlink:show="embed" xlink:actuate="onLoad" draw:mime-type="image/jpeg"/>
</draw:frame>
</text:a>
</text:p>
      <text:p text:style-name="P4">
Володимир Зеленський наголосив, що морська піхота — це братерство сильних,витривалих, вірних своїм переконанням і покликанню бійців, які завждидемонструють швидкість, рішучість і результат.</text:p>
      <text:p text:style-name="P4">
За словами глави держави, з початку російської агресії військові частини йпідрозділи морської піхоти надійно тримають оборону на найбільш відповідальнихділянках фронту, професійно та впевнено знищуючи загарбників.</text:p>
      <text:p text:style-name="P4">
«Щодня на полі бою українська морська піхота доводить, що вона є потужноюсилою, яка знищує ворога, звільняє українські землі, виконує найскладнішізавдання у найскладніших умовах. І нам потрібно більше такої сили. Томувідсьогодні ми значно збільшуємо потенціал морської піхоти та створюємо корпусморської піхоти», — заявив Президент.</text:p>
      <text:p text:style-name="P4">
Як розповів Володимир Зеленський, буде сформовано нові бригади, забезпеченісучасною технікою та зброєю.</text:p>
      <text:p text:style-name="P4">
<draw:frame draw:style-name="fr1" draw:name="Image299" text:anchor-type="as-char" svg:width="6.9236in" svg:height="3.651117in" draw:z-index="0">
<draw:image xlink:href="../Images/AРМІЯINFORM/2023-05-23T45-00-00-04-00/f252b43c-a422-49b5-b31d-5a7c9aff089b-e1684831037334.jpg" xlink:type="simple" xlink:show="embed" xlink:actuate="onLoad" draw:mime-type="image/jpeg"/>
</draw:frame>
</text:p>
      <text:p text:style-name="P4">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Для моніторингу стану мінної безпеки на деокупованих територіях створено єдиний Координаційний центр</text:span>
</text:h>
      <text:p text:style-name="P4">
Author: ['Андрій Задубінний']</text:p>
      <text:p text:style-name="P4">
Time: 2023-05-23T46:00:00-04:00</text:p>
      <text:p text:style-name="P4">
Description: З метою створення єдиної системи контролю розмінування території керівництво Мін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5.jpg" text:style-name="Internet_20_link" text:visited-style-name="Visited_20_Internet_20_Link">
konopelnyuk5.jpg</text:a>
']</text:p>
      <text:p text:style-name="P4">
Tags: ['MILITARY MEDIA CENTER', 'ВТОРГНЕННЯ РФ', 'КООРДИНАЦІЙНИЙ ЦЕНТР', 'МИХАЙЛО КОНОПЕЛЬНЮК', 'МІНИ', 'МІНОБОРОНИ']</text:p>
      <text:p text:style-name="P4">
Category: News</text:p>
      <!--METADATA-->
      <text:p text:style-name="P4">
<draw:frame draw:style-name="fr1" draw:name="Image300" text:anchor-type="as-char" svg:width="6.9236in" svg:height="4.615733in" draw:z-index="0">
<draw:image xlink:href="../Images/AРМІЯINFORM/2023-05-23T46-00-00-04-00/konopelnyuk5.jpg" xlink:type="simple" xlink:show="embed" xlink:actuate="onLoad" draw:mime-type="image/jpeg"/>
</draw:frame>
Михайло Конопельнюк</text:p>
      <text:p text:style-name="P4">
З метою створення єдиної системи контролю розмінування території керівництвоМіноборони України ухвалило рішення щодо створення Координаційного центру зпитань моніторингу стану мінної безпеки на деокупованих територіях України.Він забезпечує цілодобовий збір та узагальнення оперативної інформації відсертифікованих операторів протимінної діяльності, уповноважених підрозділіврозмінування Державної служби надзвичайних ситуації України, Державноїспеціальної служби транспорту МО України, Збройних Сил України про виконаннязаходів нетехнічного, технічного обстежень розмінування, очищення/розмінуваннязабруднених вибухонебезпечними предметами територій, кількість засобів та сил,залучених для виконання заходів та інше.</text:p>
      <text:p text:style-name="P4">
Про це повідомив старший офіцер відділу підтримки Адміністрації Державноїспеціальної служби транспорту МО України підполковник Михайло Конопельнюк підчас <text:a xlink:type="simple" xlink:href="https://armyinform.com.ua/2023/05/23/bryfing-shhodo-rozminuvannya-terytorij-za-uchasti-predstavnyka-derzhspecztranssluzhby-mou/" text:style-name="Internet_20_link" text:visited-style-name="Visited_20_Internet_20_Link">
брифінгу</text:a>
 вMilitary Media Center.</text:p>
      <text:p text:style-name="P4">
За словами підполковника Конопельнюка, узагальнення інформації допоможесистематизувати та пришвидшити процес розмінування в Україні. Ефективновикористовувати наявний ресурс фахівців з розмінування на найбільш забрудненихвибухонебезпечними предметами територіях.</text:p>
      <text:p text:style-name="P4">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Україна найбільш забруднена вибухонебезпечними предметами країна світу</text:span>
</text:h>
      <text:p text:style-name="P4">
Author: ['Євген Проворний']</text:p>
      <text:p text:style-name="P4">
Time: 2023-05-23T47:00:00-04:00</text:p>
      <text:p text:style-name="P4">
Description: Через російську агресію територія України зазнала найбільшого забруд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12.jpg" text:style-name="Internet_20_link" text:visited-style-name="Visited_20_Internet_20_Link">
konopelnyuk12.jpg</text:a>
']</text:p>
      <text:p text:style-name="P4">
Tags: ['MILITARY MEDIA CENTER', 'МИХАЙЛО КОНОПЕЛЬНЮК']</text:p>
      <text:p text:style-name="P4">
Category: News</text:p>
      <!--METADATA-->
      <text:p text:style-name="P4">
<draw:frame draw:style-name="fr1" draw:name="Image301" text:anchor-type="as-char" svg:width="6.9236in" svg:height="4.615733in" draw:z-index="0">
<draw:image xlink:href="../Images/AРМІЯINFORM/2023-05-23T47-00-00-04-00/konopelnyuk12.jpg" xlink:type="simple" xlink:show="embed" xlink:actuate="onLoad" draw:mime-type="image/jpeg"/>
</draw:frame>
</text:p>
      <text:p text:style-name="P4">
Через російську агресію територія України зазнала найбільшого забрудненнявибухонебезпечними предметами серед країн світу. Наразі обстеження потребуютьтериторії площею в понад 174 тис. кв. км, з яких 14 тис. — це морськіакваторії. Це близько третини нашої країни. Відновлення деокупованихтериторій, а втім, і відбудова житла, транспортної та критичної інфраструктуритощо, можливі тільки за умов проведення гуманітарного розмінування.</text:p>
      <text:p text:style-name="P4">
Про це повідомив старший офіцер відділу підтримки Адміністрації Державноїспеціальної служби транспорту МО України підполковник Михайло Конопельнюк підчас <text:a xlink:type="simple" xlink:href="https://armyinform.com.ua/2023/05/23/bryfing-shhodo-rozminuvannya-terytorij-za-uchasti-predstavnyka-derzhspecztranssluzhby-mou/" text:style-name="Internet_20_link" text:visited-style-name="Visited_20_Internet_20_Link">
брифінгу</text:a>
 вMilitary Media Center.</text:p>
      <text:p text:style-name="P4">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Понад 30 саперних груп Держспецтрансслужби працюють над розмінуванням деокупованих територій</text:span>
</text:h>
      <text:p text:style-name="P4">
Author: ['Євген Проворний']</text:p>
      <text:p text:style-name="P4">
Time: 2023-05-23T48:00:00-04:00</text:p>
      <text:p text:style-name="P4">
Description: Наразі більше ніж 30 саперних груп (з них 3 групи підводного розмі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4.jpg" text:style-name="Internet_20_link" text:visited-style-name="Visited_20_Internet_20_Link">
konopelnyuk4.jpg</text:a>
']</text:p>
      <text:p text:style-name="P4">
Tags: ['MILITARY MEDIA CENTER', 'ВТОРГНЕННЯ РФ', 'ДЕРЖСПЕЦТРАНССЛУЖБА', 'МИХАЙЛО КОНОПЕЛЬНЮК', 'МІНИ', 'МІНОБОРОНИ', 'САПЕРИ', 'ЦЕНТР РОЗМІНУВАННЯ']</text:p>
      <text:p text:style-name="P4">
Category: News</text:p>
      <!--METADATA-->
      <text:p text:style-name="P4">
<draw:frame draw:style-name="fr1" draw:name="Image302" text:anchor-type="as-char" svg:width="6.9236in" svg:height="4.615733in" draw:z-index="0">
<draw:image xlink:href="../Images/AРМІЯINFORM/2023-05-23T48-00-00-04-00/konopelnyuk4.jpg" xlink:type="simple" xlink:show="embed" xlink:actuate="onLoad" draw:mime-type="image/jpeg"/>
</draw:frame>
Михайло Конопельнюк</text:p>
      <text:p text:style-name="P4">
Наразі більше ніж 30 саперних груп (з них 3 групи підводного розмінування)Держспецтрансслужби працюють у Харківській, Миколаївській, Херсонській,Чернігівській, Київській та інших областях, повідомив старший офіцер відділупідтримки Адміністрації Державної спеціальної служби транспорту МО Українипідполковник Михайло Конопельнюк під час<text:a xlink:type="simple" xlink:href="https://armyinform.com.ua/2023/05/23/bryfing-shhodo-rozminuvannya-terytorij-za-uchasti-predstavnyka-derzhspecztranssluzhby-mou/" text:style-name="Internet_20_link" text:visited-style-name="Visited_20_Internet_20_Link">
брифінгу</text:a>
 в MilitaryMedia Center.</text:p>
      <text:p text:style-name="P4">
За словами офіцера, на фондах Держспецтрансслужби МО України створено Центрпротимінної діяльності та Центр розмінування.</text:p>
      <text:p text:style-name="P4">
<text:span text:style-name="T4">
Центр протимінної діяльності</text:span>
 здійснює планування, практичну організацію такоординацію заходів протимінної діяльності, інформує населення про ризики,пов’язані з мінами та вибухонебезпечними залишками війни.</text:p>
      <text:p text:style-name="P4">
<text:span text:style-name="T4">
Центр розмінування</text:span>
 Держспецтрансслужби має чітке основне завдання — цеорганізація практичного гуманітарного розмінування. Наразі центр проводитьнавчання та набір фахівців саперної справи, які мають досвід розмінування таготові працювати.</text:p>
      <text:p text:style-name="P4">
— Повноцінна діяльність Центру розмінування дозволить проводити першочерговіроботи з розмінування земель, промислових та інфраструктурних об’єктів назвільнених від російського окупанта територіях, — зазначив підполковникМихайло Конопельнюк.</text:p>
      <text:p text:style-name="P4">
<text:span text:style-name="T5">
Фото Дмитра Юрченка</text:span>
</text:p>
      <text:p text:style-name="P4">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рф терміново евакуйовує сховища ядерних боєприпасів «бєлгород-22» — Андрій Юсов</text:span>
</text:h>
      <text:p text:style-name="P4">
Author: ['АРМІЯINFORM']</text:p>
      <text:p text:style-name="P4">
Time: 2023-05-23T49:00:00-04:00</text:p>
      <text:p text:style-name="P4">
Description: Влада російської федерації  терміново проводить евакуацію сховища ядерних боєприпа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АГРЕСІЯ РФ', 'ВІЙНА', 'ГУР МО УКРАЇНИ']</text:p>
      <text:p text:style-name="P4">
Category: News</text:p>
      <!--METADATA-->
      <text:p text:style-name="P4">
<draw:frame draw:style-name="fr1" draw:name="Image303" text:anchor-type="as-char" svg:width="6.9236in" svg:height="4.615733in" draw:z-index="0">
<draw:image xlink:href="../Images/AРМІЯINFORM/2023-05-23T49-00-00-04-00/2023-05-04-11.39.59.jpg" xlink:type="simple" xlink:show="embed" xlink:actuate="onLoad" draw:mime-type="image/jpeg"/>
</draw:frame>
 Андрій Юсов. Фото: ДмитроЮрченко / АрміяInform</text:p>
      <text:p text:style-name="P4">
Влада російської федерації терміново проводить евакуацію сховища ядернихбоєприпасів «бєлгород-22» у бєлгородській області.</text:p>
      <text:p text:style-name="P4">
Про це <text:a xlink:type="simple" xlink:href="https://t.me/DIUkraine/2339" text:style-name="Internet_20_link" text:visited-style-name="Visited_20_Internet_20_Link">
заявив</text:a>
 представник Головного управліннярозвідки Міністерства оборони України Андрій Юсов.</text:p>
      <text:p text:style-name="P4">
«Воно (сховище ядерних боєприпасів – <text:span text:style-name="T5">
ред</text:span>
.) неподалік грайворона, саме тамзберігалася частина боєприпасів для ядерного озброєння», — додав представникГУР МОУ.</text:p>
      <text:p text:style-name="P4">
За його словами, через ситуацію в бєлгородській області помітні «елементипаніки» у представників російського керівництва, про це, зокрема, свідчитьевакуація місцевого населення.</text:p>
      <text:p text:style-name="P4">
«Евакуація військового об’єкта «бєлгород-22» — це також реакція. Ми розуміємо,що для евакуації такого роду об’єктів потрібно мати план, залучати серйознутехніку, кількість особового складу», — зауважив представник ГУР МО України.</text:p>
      <text:p text:style-name="P4">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З початку широкомасштабного вторгнення рф сапери Держспецтрансслужби знешкодили 35 653 вибухонебезпечні предмети</text:span>
</text:h>
      <text:p text:style-name="P4">
Author: ['Андрій Задубінний']</text:p>
      <text:p text:style-name="P4">
Time: 2023-05-23T50:00:00-04:00</text:p>
      <text:p text:style-name="P4">
Description: З початку широкомасштабного вторгнення росії сапери Держспецтрансслужби М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3.jpg" text:style-name="Internet_20_link" text:visited-style-name="Visited_20_Internet_20_Link">
konopelnyuk3.jpg</text:a>
']</text:p>
      <text:p text:style-name="P4">
Tags: ['MILITARY MEDIA CENTER', 'ДССТ', 'МИХАЙЛО КОНОПЕЛЬНЮК']</text:p>
      <text:p text:style-name="P4">
Category: News</text:p>
      <!--METADATA-->
      <text:p text:style-name="P4">
<draw:frame draw:style-name="fr1" draw:name="Image304" text:anchor-type="as-char" svg:width="6.9236in" svg:height="4.615733in" draw:z-index="0">
<draw:image xlink:href="../Images/AРМІЯINFORM/2023-05-23T50-00-00-04-00/konopelnyuk3.jpg" xlink:type="simple" xlink:show="embed" xlink:actuate="onLoad" draw:mime-type="image/jpeg"/>
</draw:frame>
</text:p>
      <text:p text:style-name="P4">
З початку широкомасштабного вторгнення росії сапери Держспецтрансслужби МОУкраїни виявили та знешкодили 35 653 вибухонебезпечні предмети. Про цеповідомив старший офіцер відділу підтримки Адміністрації Державної спеціальноїслужби транспорту МО України підполковник Михайло Конопельнюк під час<text:a xlink:type="simple" xlink:href="https://armyinform.com.ua/2023/05/23/bryfing-shhodo-rozminuvannya-terytorij-za-uchasti-predstavnyka-derzhspecztranssluzhby-mou/" text:style-name="Internet_20_link" text:visited-style-name="Visited_20_Internet_20_Link">
брифінгу</text:a>
 в MilitaryMedia Center.</text:p>
      <text:p text:style-name="P4">
За словами офіцера, на наявність вибухонебезпечних предметів перевіреноблизько 7 тисяч гектарів місцевості та 16,34 гектара акваторії річок та озер.Також <text:span text:style-name="T4">
сапери ДССТ обстежили та убезпечили 2024 км залізничних та 553 кмавтомобільних доріг. Обстежено більше ніж 287 кілометрів ЛЕП та 33 кмгазогонів.</text:span>
</text:p>
      <text:p text:style-name="P4">
Завдяки героїчній праці фахівців Держспецтрансслужби з розмінування тисячімешканців на деокупованих територіях отримали можливість повернутися донормального життя.</text:p>
      <text:p text:style-name="P4">
— Станом на сьогодні існує поточний некомплект фахівців саперної справи. Зарішенням Міністра оборони України збільшуємо кількість підрозділіврозмінування Держспецтрансслужби до загальної чисельності майже 3000 осіб.Розмінування України не має стати викликом для наших дітей, а тим більшеонуків, — зазначив підполковник Михайло Конопельнюк.</text:p>
      <text:p text:style-name="P4">
<text:span text:style-name="T5">
Фото Дмитра Юрченка</text:span>
</text:p>
      <text:p text:style-name="P4">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У Чорному морі росіяни наразі тримають 11 кораблів, серед них — ракетоносій з вісьмома «Калібрами»</text:span>
</text:h>
      <text:p text:style-name="P4">
Author: ['Дмитро Горбунов']</text:p>
      <text:p text:style-name="P4">
Time: 2023-05-23T51:00:00-04:00</text:p>
      <text:p text:style-name="P4">
Description: Про це в етері телемарафону «Єдині новини» повідомила начальниця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305" text:anchor-type="as-char" svg:width="6.9236in" svg:height="4.615733in" draw:z-index="0">
<draw:image xlink:href="../Images/AРМІЯINFORM/2023-05-23T51-00-00-04-00/raketa-kalibr-pusk-chorne-more.jpg" xlink:type="simple" xlink:show="embed" xlink:actuate="onLoad" draw:mime-type="image/jpeg"/>
</draw:frame>
 Ілюстративне фото</text:p>
      <text:p text:style-name="P4">
Про це в етері телемарафону <text:a xlink:type="simple" xlink:href="https://www.youtube.com/watch" text:style-name="Internet_20_link" text:visited-style-name="Visited_20_Internet_20_Link">
«Єдиніновини»</text:a>
 повідомила начальницяоб’єднаного координаційного пресцентру Сил оборони півдня України полковникпершого рангу Наталія Гуменюк.</text:p>
      <text:p text:style-name="P4">
За її словами, кількість морських ракетоносіїв росіяни наразі дещо зменшили.</text:p>
      <text:p text:style-name="P4">
— Вороже корабельне угруповання постійно маневрує, бо росіяни бояться бутиураженими. Вони тримаються на максимальній відстані від контрольованогоукраїнського берега. Це вже звична для них відстань у сто морських міль, або180–200 кілометрів. Тяжіють вони в бік новоросійська та суто російськихберегів. Наразі в Чорному морі лише один ракетоносій, який у корабельномуугрупованні з 11 одиниць несе на собі 8 «Калібрів», — додала начальницяоб’єднаного координаційного пресцентру Сил оборони Півдня України.</text:p>
      <text:p text:style-name="P4">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Родичі полонених морпіхів зустрілися з представниками Координаційного штабу</text:span>
</text:h>
      <text:p text:style-name="P4">
Author: ['АРМІЯINFORM']</text:p>
      <text:p text:style-name="P4">
Time: 2023-05-23T52: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7.jpg" text:style-name="Internet_20_link" text:visited-style-name="Visited_20_Internet_20_Link">
ksh3-7.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06" text:anchor-type="as-char" svg:width="6.9236in" svg:height="4.823441in" draw:z-index="0">
<draw:image xlink:href="../Images/AРМІЯINFORM/2023-05-23T52-00-00-04-00/ksh3-7.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 Зродичами полонених і зниклих безвісти морських піхотинців спілкувавсяпредставник Координаційного штабу.</text:p>
      <text:p text:style-name="P4">
Про це <text:a xlink:type="simple" xlink:href="https://t.me/Koord_shtab/1099" text:style-name="Internet_20_link" text:visited-style-name="Visited_20_Internet_20_Link">
повідомляє</text:a>
 Координаційний штаб зпитань поводження з військовополоненими.</text:p>
      <text:p text:style-name="P4">
Одне з питань, яке обговорили під час зустрічі, стосувалося інформаційноїбезпеки. Представник Штабу звернув увагу на те, що ворог дуже активний вінформаційному просторі і використовує будь-які доступні інструменти дляманіпуляцій і введення в оману українських громадян, зокрема, родичіввійськовополонених. Інформаційні майданчики, контрольовані державою-агресоркою, тиражують повідомлення, спрямовані на дестабілізацію українськогосуспільства.</text:p>
      <text:p text:style-name="P4">
Варто бути дуже пильними і критично ставитися до інформації, отриманої знеперевірених джерел. Даючи коментарі медіаресурсам чи проводячи публічнізаходи, варто враховувати всі можливі ризики і в жодному разі не розголошуватиінформацію, яка може зашкодити тим, хто досі перебуває в російській неволі.</text:p>
      <text:p text:style-name="P4">
Що стосується місцезнаходження полонених захисників і захисниць, представникШтабу зауважив, що офіційної інформації росія про це не надає. Проте відомостіпро ймовірні місця утримання надходять з інших джерел. Слід зазначити, щоінформація про місцезнаходження військовополоненого не має безпосередньоговпливу на процеси обміну. Також триває робота над тим, щоб повертати полоненихз різних місць утримання, які розташовані як у російській федерації, так і натимчасово окупованих українських територіях.</text:p>
      <text:p text:style-name="P4">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Розмінування України: за добу піротехніки знешкодили вісім авіаційних бомб</text:span>
</text:h>
      <text:p text:style-name="P4">
Author: ['АРМІЯINFORM']</text:p>
      <text:p text:style-name="P4">
Time: 2023-05-23T53:00:00-04:00</text:p>
      <text:p text:style-name="P4">
Description: Протягом минулої доби, 22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um.jpg" text:style-name="Internet_20_link" text:visited-style-name="Visited_20_Internet_20_Link">
medium.jpg</text:a>
']</text:p>
      <text:p text:style-name="P4">
Tags: ['ВІЙНА', 'ВТОРГНЕННЯ РФ', 'ДСНС УКРАЇНИ', 'РОЗМІНУВАННЯ']</text:p>
      <text:p text:style-name="P4">
Category: News</text:p>
      <!--METADATA-->
      <text:p text:style-name="P4">
<draw:frame draw:style-name="fr1" draw:name="Image307" text:anchor-type="as-char" svg:width="6.9236in" svg:height="3.89908in" draw:z-index="0">
<draw:image xlink:href="../Images/AРМІЯINFORM/2023-05-23T53-00-00-04-00/medium.jpg" xlink:type="simple" xlink:show="embed" xlink:actuate="onLoad" draw:mime-type="image/jpeg"/>
</draw:frame>
</text:p>
      <text:p text:style-name="P4">
<text:span text:style-name="T4">
Протягом минулої доби, 22 травня,</text:span>
 піротехнічні підрозділи Державної службиУкраїни з надзвичайних ситуацій <text:span text:style-name="T4">
151 раз</text:span>
 залучалися до виконання завдань зрозмінування.</text:p>
      <text:p text:style-name="P4">
Про це <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повідомляє</text:span>
</text:a>
 Урядовий портал.</text:p>
      <text:p text:style-name="P4">
Піротехнічні підрозділи виявили, вилучили і знешкодили 5 609 од.вибухонебезпечних предметів, зокрема 8 одиниць авіаційних бомб. Обстежено(очищено) територію площею понад 349,37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388 636вибухонебезпечних предметів</text:span>
 , зокрема <text:span text:style-name="T4">
2 249</text:span>
 <text:span text:style-name="T4">
авіаційних бомб</text:span>
.Обстежено (очищено) територію площею <text:span text:style-name="T4">
86 529 гектари</text:span>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Затриманому в Черкасах російському агенту загрожує довічне ув’язнення</text:span>
</text:h>
      <text:p text:style-name="P4">
Author: ['АРМІЯINFORM']</text:p>
      <text:p text:style-name="P4">
Time: 2023-05-23T54:00:00-04:00</text:p>
      <text:p text:style-name="P4">
Description: На Черкащині викрито агента головного управління генерального штабу зс рф (більш відо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129456ff13f89e9b05b636caf0cb10.jpeg" text:style-name="Internet_20_link" text:visited-style-name="Visited_20_Internet_20_Link">
d9129456ff13f89e9b05b636caf0cb10.jpeg</text:a>
']</text:p>
      <text:p text:style-name="P4">
Tags: ['STOPRUSSIA', 'АГРЕСІЯ РФ', 'ВТОРГНЕННЯ РФ']</text:p>
      <text:p text:style-name="P4">
Category: News</text:p>
      <!--METADATA-->
      <text:p text:style-name="P4">
<draw:frame draw:style-name="fr1" draw:name="Image308" text:anchor-type="as-char" svg:width="6.9236in" svg:height="4.615733in" draw:z-index="0">
<draw:image xlink:href="../Images/AРМІЯINFORM/2023-05-23T54-00-00-04-00/d9129456ff13f89e9b05b636caf0cb10.jpeg" xlink:type="simple" xlink:show="embed" xlink:actuate="onLoad" draw:mime-type="image/jpeg"/>
</draw:frame>
</text:p>
      <text:p text:style-name="P4">
На Черкащині викрито агента головного управління генерального штабу зс рф(більш відомого як ГРУ), який збирав розвіддані про місця базування іпереміщення українських військових та систем протиповітряної оборони натериторії України.</text:p>
      <text:p text:style-name="P4">
Зловмисником виявився мешканець тимчасово окупованої частини Херсонщини, якийна початку широкомасштабного вторгнення підтримав загарбників і запропонувавїм свою допомогу у війні проти України.</text:p>
      <text:p text:style-name="P4">
Згодом через месенджер на нього вийшов кадровий співробітник російськоївоєнної розвідки з «пропозицією» негласної співпраці. За його вказівкою агентприбув на Черкащину для проведення розвідувально-підривної діяльності якпереселенець.</text:p>
      <text:p text:style-name="P4">
На території регіону зрадник збирав інформацію про місця розташування Силоборони та об’єктів критичної інфраструктури. Особливо його цікавили локаціїсистем ППО, українських військових шпиталів, а також заводів, мостів і дамб.</text:p>
      <text:p text:style-name="P4">
Отримані відомості російський агент передавав окупантам у вигляді електроннихгеолокацій з підтверджуючими фото. Зрадника затримали під час фотофіксаціїукраїнського об’єкта критичної інфраструктури і передачі відповідного «звіту»до російської воєнної розвідки.</text:p>
      <text:p text:style-name="P4">
На підставі зібраних доказів йому повідомили про підозру за державну зраду,вчинену в умовах воєнного стану. Зловмиснику загрожує довічне позбавленняволі.</text:p>
      <text:p text:style-name="P4">
<text:span text:style-name="T4">
Джерело:</text:span>
 <text:a xlink:type="simple" xlink:href="https://ssu.gov.ua/novyny/sbu-zatrymala-u-cherkasakh-rosiiskoho-ahenta-pid-chas-koryhuvannia-nym-vorozhoho-udaru-po-mistu" text:style-name="Internet_20_link" text:visited-style-name="Visited_20_Internet_20_Link">
<text:span text:style-name="T5">
СБУ</text:span>
</text:a>
</text:p>
      <text:p text:style-name="P4">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У підрозділах Держспецтрансслужби вже 5 жінок виконують завдання з розмінування</text:span>
</text:h>
      <text:p text:style-name="P4">
Author: ['Андрій Задубінний']</text:p>
      <text:p text:style-name="P4">
Time: 2023-05-23T55:00:00-04:00</text:p>
      <text:p text:style-name="P4">
Description: Навчання фахівців — саперів для інженерно-саперних підрозділів Державної спец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nopelnyuk7.jpg" text:style-name="Internet_20_link" text:visited-style-name="Visited_20_Internet_20_Link">
konopelnyuk7.jpg</text:a>
']</text:p>
      <text:p text:style-name="P4">
Tags: ['MILITARY MEDIA CENTER', 'ВТОРГНЕННЯ РФ', 'ДЕРЖСПЕЦТРАНССЛУЖБА', 'ДССТ', 'ЖІНКИ', 'МИХАЙЛО КОНОПЕЛЬНЮК', 'МІНОБОРОНИ', 'РОЗМІНУВАННЯ', 'САПЕРИ']</text:p>
      <text:p text:style-name="P4">
Category: News</text:p>
      <!--METADATA-->
      <text:p text:style-name="P4">
<draw:frame draw:style-name="fr1" draw:name="Image309" text:anchor-type="as-char" svg:width="6.9236in" svg:height="4.615733in" draw:z-index="0">
<draw:image xlink:href="../Images/AРМІЯINFORM/2023-05-23T55-00-00-04-00/konopelnyuk7.jpg" xlink:type="simple" xlink:show="embed" xlink:actuate="onLoad" draw:mime-type="image/jpeg"/>
</draw:frame>
Михайло Конопельнюк</text:p>
      <text:p text:style-name="P4">
Навчання фахівців — саперів для інженерно-саперних підрозділів Державноїспеціальної служби транспорту Міністерства оборони України, зокрема водолазів-саперів, — відбувається в навчальному центрі Держспецтрансслужби. Для цьогопідготовлена відповідна матеріально-технічна база, програма навчання тавикладацький склад. Також отримана державна ліцензія у Міністерства освіти напідготовку спеціалістів за професіями «сапер» та «водолаз». Після закінченнянавчання та здачі випускних іспитів особовий склад отримує свідоцтва держаногозразка. Про це повідомив старший офіцер відділу підтримки АдміністраціїДержавної спеціальної служби транспорту МО України підполковник МихайлоКонопельнюк під час <text:a xlink:type="simple" xlink:href="https://armyinform.com.ua/2023/05/23/bryfing-shhodo-rozminuvannya-terytorij-za-uchasti-predstavnyka-derzhspecztranssluzhby-mou/" text:style-name="Internet_20_link" text:visited-style-name="Visited_20_Internet_20_Link">
брифінгу</text:a>
 в Military Media Center.</text:p>
      <text:p text:style-name="P4">
За словами підполковника Конопельнюка, бути сапером — це насамперед свідомийвибір: людина має бути психологічно готова до важкої роботи, що пов’язана зризиком. Тому перший етап — це тестування на професійну придатність. Післяцього — навчання. Ті, хто успішно складе іспит після його завершення, станутьсаперами та будуть допущені до проведення розмінування.</text:p>
      <text:p text:style-name="P4">
Підполковник Михайло Конопельнюк наголосив, що в Україні дедалі більше жінокпрагнуть опанувати професію сапера. У підрозділах Держспецтрансслужби вже 5жінок-саперів виконують завдання з розмінування і ще одна наразі проходитькурс навчання.</text:p>
      <text:p text:style-name="P4">
Для підготовки саперів ДССТ МО України активно співпрацює з іншими державнимита міжнародними операторами протимінної діяльності (як-от: FSD Ukraine, TheHALO Trust, DRC, TetraTech тощо).</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text:p text:style-name="P4">
Щодо забезпечення індивідуальними засобами розмінування та спорядження, офіцернаголосив, що однією з ключових потреб для саперів ДССТ наразі є сучасніроботизовані платформи та машини для механізованого розмінування.</text:p>
      <text:p text:style-name="P4">
— Новітні технології насамперед зберігають життя особового складу тазбільшують ефективність розмінування. Сьогодні налагоджена робота зіспонсорами, волонтерами, міжнародними організаціями щодо поставок сучасногообладнання. Ми відкриті і готові до співпраці з усіма, хто може запропонуватидопомогу, — наголосив підполковник Конопельнюк.</text:p>
      <text:p text:style-name="P4">
<text:span text:style-name="T5">
Фото Дмитра Юрченка</text:span>
</text:p>
      <text:p text:style-name="P4">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У Польщі за участі МОУ відбулася зустріч експертів програми НАТО з удосконалення військової освіти</text:span>
</text:h>
      <text:p text:style-name="P4">
Author: ['АРМІЯINFORM']</text:p>
      <text:p text:style-name="P4">
Time: 2023-05-23T56:00:00-04:00</text:p>
      <text:p text:style-name="P4">
Description: Делегація оборонного відомства України на чолі з першим заступником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Tags: ['DEEP-UKRAINE', 'ВОЛОДИМИР МІРНЕНКО', 'ДЕПАРТАМЕНТ ВІЙСЬКОВОЇ ОСВІТИ І НАУКИ', 'ЛИТПОЛУКРБРИГ', 'ОЛЕКСАНДР ПАВЛЮК']</text:p>
      <text:p text:style-name="P4">
Category: News</text:p>
      <!--METADATA-->
      <text:p text:style-name="P4">
<draw:frame draw:style-name="fr1" draw:name="Image310" text:anchor-type="as-char" svg:width="6.9236in" svg:height="3.611811in" draw:z-index="0">
<draw:image xlink:href="../Images/AРМІЯINFORM/2023-05-23T56-00-00-04-00/347142295_571918564980959_3332919817850242818_n.jpg" xlink:type="simple" xlink:show="embed" xlink:actuate="onLoad" draw:mime-type="image/jpeg"/>
</draw:frame>
</text:p>
      <text:p text:style-name="P4">
Делегація оборонного відомства України на чолі з першим заступником Міністраоборони України генерал-лейтенантом Олександром Павлюком взяла участь узаключній сесії щорічної оцінювальної зустрічі експертів програми НАТО зудосконалення військової освіти DEEP-Ukraine з керівним складом вищихвійськових навчальних закладів та військових навчальних підрозділів закладіввищої освіти України, яка відбулась у м. Люблін (Республіка Польща) на базіЛитовсько-польсько-української бригади імені князя Костянтина Острозького(ЛитПолУкрбриг).</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Департамент військової освіти і науки Міністерства оборони України.</text:p>
      <text:p text:style-name="P4">
«Всі бажають змін на краще. Тому ми не збавляємо темп впровадження якіснихзмін у системі військової освіти і підготовки. Реформа цієї стратегічноважливої сфери — запорука нашої перемоги на полі бою. Вдячний іноземнимрадникам та експертам за всебічну підтримку трансформаційних заходів,підготовку викладацького складу наших військових вишів, участь у розробленні ісинхронізації освітніх програм курсів професійної військової освіти в межахдесятирічної реалізації програми НАТО DEEP-Ukraine», — зауважив генерал-лейтенант Олександр Павлюк.</text:p>
      <text:p text:style-name="P4">
<draw:frame draw:style-name="fr1" draw:name="Image311" text:anchor-type="as-char" svg:width="6.9236in" svg:height="3.559884in" draw:z-index="0">
<draw:image xlink:href="../Images/AРМІЯINFORM/2023-05-23T56-00-00-04-00/347226515_703233264901574_4412928855846871041_n.jpg" xlink:type="simple" xlink:show="embed" xlink:actuate="onLoad" draw:mime-type="image/jpeg"/>
</draw:frame>
</text:p>
      <text:p text:style-name="P4">
Своєю чергою директор Департаменту військової освіти і науки Міністерстваоборони України Володимир Мірненко наголосив на важливості подальшої розбудовиекосистеми військової освіти, яка базується на гармонійному поєднанні тафункціонуванні всіх її складових, включно із започаткованою багаторівневоюсистемою професійної військової освіти, на основі національних таєвроатлантичних стандартів.</text:p>
      <text:p text:style-name="P4">
«Наразі ми активно працюємо над покращенням гнучкості системи військовоїосвіти, використанні змішаного формату навчання, зважаючи на воєнні виклики.Власне кажучи, акцент на тому, щоб навчати тому, що конче потрібно на війні.Інтенсивність та тривалість курсів професійної військової освіти мимаксимально підлаштовуємо під поточні потреби Збройних Сил України», —зазначив Володимир Мірненко.</text:p>
      <text:p text:style-name="P4">
На необхідності нарощування спроможностей програми НАТО DEEP-Ukraine наголосивїї директор Маріуш Соліс (Республіка Польща). Підсумовуючи напрацювання задесять років успішної роботи, він зазначив:</text:p>
      <text:p text:style-name="P4">
«Спільними зусиллями ми серйозно просунулися вперед у переформатуванні системивійськової освіти України за стандартами НАТО і прагнемо й надалі підтримуватиУкраїну на цьому шляху. Водночас, переконаний, що уроки війни — унікальнийбойовий досвід, який здобувається українським військом, слід накопичувати,систематизувати та вивчати в кожному військовому виші з огляду на видовуналежність і спеціалізацію».</text:p>
      <text:p text:style-name="P4">
Комплексні рекомендації стосовно майбутнього бачення розвитку системивійськової освіти висловив координатор програми НАТО DEEP-Ukraine АланСтолберг (США).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м. Одеса),ініційованого Міністерством оборони спільно з Генеральним штабом Збройних СилУкраїни.</text:p>
      <text:p text:style-name="P4">
Зі свого боку радник з питань професійної військової освіти ПредставництваНАТО в Україні Стасіс Палдунас (Литва) висловив сподівання на плідну співпрацюу наступному циклі програми НАТО DEEP-Ukraine під єдиним керівництвомДепартаменту військової освіти і науки Міністерства оборони України тавідзначив фаховий рівень її учасників, який з кожним роком тільки зростає.</text:p>
      <text:p text:style-name="P4">
Нагадаємо, що в межах заходу проведено окремі засідання з представниками вищихвійськових навчальних закладів та військових навчальних підрозділів закладіввищої освіти системи Міністерства оборони України, які беруть участь уреалізації програми НАТО DEEP-Ukraine, а також із посадовими особами,залученими до удосконалення підготовки професійного сержантського складуЗбройних Сил України.</text:p>
      <text:p text:style-name="P4">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Верховний Головнокомандувач присвоїв звання Героя України двом офіцерам морської піхоти</text:span>
</text:h>
      <text:p text:style-name="P4">
Author: ['АРМІЯINFORM']</text:p>
      <text:p text:style-name="P4">
Time: 2023-05-23T57:00:00-04:00</text:p>
      <text:p text:style-name="P4">
Description: Під час відвідування передових позицій Збройних Сил України у смузі оборони Вугледа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Tags: ['ВОЛОДИМИР ЗЕЛЕНСЬКИЙ', 'ГЕРОЙ УКРАЇНИ', 'МОРСЬКА ПІХОТА', 'ПРЕЗИДЕНТ УКРАЇНИ']</text:p>
      <text:p text:style-name="P4">
Category: News</text:p>
      <!--METADATA-->
      <text:p text:style-name="P4">
<draw:frame draw:style-name="fr1" draw:name="Image312" text:anchor-type="as-char" svg:width="6.9236in" svg:height="4.61393in" draw:z-index="0">
<draw:image xlink:href="../Images/AРМІЯINFORM/2023-05-23T57-00-00-04-00/4be8f235-f07a-4fcc-b5b3-40d4b28c559b.jpg" xlink:type="simple" xlink:show="embed" xlink:actuate="onLoad" draw:mime-type="image/jpeg"/>
</draw:frame>
</text:p>
      <text:p text:style-name="P4">
Під час відвідування передових позицій Збройних Сил України у смузі оборониВугледар – Мар’їнка в Донецькій області Президент України Володимир Зеленськийз нагоди Дня морської піхоти вручив державні нагороди.</text:p>
      <text:p text:style-name="P4">
Про це <text:a xlink:type="simple" xlink:href="https://www.president.gov.ua/news/u-den-morskoyi-pihoti-prezident-ukrayini-vidvidav-peredovi-p-83109" text:style-name="Internet_20_link" text:visited-style-name="Visited_20_Internet_20_Link">
повідомляє</text:a>
 Офіс Президента України.</text:p>
      <text:p text:style-name="P4">
Так, за особисту мужність і героїзм, виявлені в захисті державногосуверенітету й територіальної цілісності України, самовіддане служінняукраїнському народові Глава держави присвоїв звання Героя України та вручивордени «Золота Зірка» <text:span text:style-name="T4">
полковнику Юрію Андрієнку</text:span>
 та <text:span text:style-name="T4">
полковнику МиколіПаласу</text:span>
.</text:p>
      <text:p text:style-name="P4">
За особисту мужність і самовіддані дії в захисті України Володимир Зеленськийнагородив морпіхів орденами Богдана Хмельницького І, ІІ та ІІІ ступенів, «Замужність» ІІ та ІІІ ступенів, княгині Ольги ІІІ ступеня та орденом ДанилаГалицького.</text:p>
      <text:p text:style-name="P4">
<text:a xlink:type="simple" xlink:href="https://armyinform.com.ua/wp-content/uploads/2023/05/05aa2f43-0241-44e5-9c55-603c6ec856fd.jpg" text:style-name="Internet_20_link" text:visited-style-name="Visited_20_Internet_20_Link">
<draw:frame draw:style-name="fr1" draw:name="Image313" text:anchor-type="as-char" svg:width="6.9236in" svg:height="6.9236in" draw:z-index="0">
<draw:image xlink:href="../Images/AРМІЯINFORM/2023-05-23T57-00-00-04-00/05aa2f43-0241-44e5-9c55-603c6ec856fd-150x150.jpg" xlink:type="simple" xlink:show="embed" xlink:actuate="onLoad" draw:mime-type="image/jpeg"/>
</draw:frame>
</text:a>
</text:p>
      <text:p text:style-name="P4">
<text:a xlink:type="simple" xlink:href="https://armyinform.com.ua/wp-content/uploads/2023/05/photo_5433872055033514215_y.jpg" text:style-name="Internet_20_link" text:visited-style-name="Visited_20_Internet_20_Link">
<draw:frame draw:style-name="fr1" draw:name="Image314" text:anchor-type="as-char" svg:width="6.9236in" svg:height="6.9236in" draw:z-index="0">
<draw:image xlink:href="../Images/AРМІЯINFORM/2023-05-23T57-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315" text:anchor-type="as-char" svg:width="6.9236in" svg:height="6.9236in" draw:z-index="0">
<draw:image xlink:href="../Images/AРМІЯINFORM/2023-05-23T57-00-00-04-00/photo_5433872055033514220_y-150x150.jpg" xlink:type="simple" xlink:show="embed" xlink:actuate="onLoad" draw:mime-type="image/jpeg"/>
</draw:frame>
</text:a>
</text:p>
      <text:p text:style-name="P4">
Крім того, з метою відзначення високого професіоналізму, бойових заслуг,мужності та відваги особового складу військових частин Глава держави вручиввідзнаку Президента України «За мужність та відвагу» командуванню морськоїпіхоти Військово-Морських сил ЗСУ, 35-й окремій бригаді морської піхоти іменіконтр-адмірала Михайла Остроградського та її підрозділам: 18-му окремомубатальйону морської піхоти та 137-му окремому батальйону морської піхоти, атакож 406-й окремій артилерійській бригаді імені генерал-хорунжого ОлексіяАлмазова та 140-му окремому розвідувальному батальйону.</text:p>
      <text:p text:style-name="P4">
Володимир Зеленський також присвоїв військове звання бригадного генераланачальнику штабу – заступнику командувача морської піхоти ВМС ВСУ полковникуОлексію Андросову.</text:p>
      <text:p text:style-name="P4">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У межах співпраці з міжнародними операторами протимінної діяльності підготовлено 30 саперів ДССТ</text:span>
</text:h>
      <text:p text:style-name="P4">
Author: ['В’ячеслав Ржеутський']</text:p>
      <text:p text:style-name="P4">
Time: 2023-05-23T58:00:00-04:00</text:p>
      <text:p text:style-name="P4">
Description: Під час брифінгу в Military Media Center старший офіцер відділу підтримки Адмініст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7873069_74855358-e1684831827380.jpg" text:style-name="Internet_20_link" text:visited-style-name="Visited_20_Internet_20_Link">
337873069_74855358-e1684831827380.jpg</text:a>
']</text:p>
      <text:p text:style-name="P4">
Tags: ['MILITARY MEDIA CENTER', 'ДССТ', 'МИХАЙЛО КОНОПЕЛЬНЮК', 'САПЕРИ']</text:p>
      <text:p text:style-name="P4">
Category: News</text:p>
      <!--METADATA-->
      <text:p text:style-name="P4">
<draw:frame draw:style-name="fr1" draw:name="Image316" text:anchor-type="as-char" svg:width="6.9236in" svg:height="4.738339in" draw:z-index="0">
<draw:image xlink:href="../Images/AРМІЯINFORM/2023-05-23T58-00-00-04-00/337873069_74855358-e1684831827380.jpg" xlink:type="simple" xlink:show="embed" xlink:actuate="onLoad" draw:mime-type="image/jpeg"/>
</draw:frame>
</text:p>
      <text:p text:style-name="P4">
Під час <text:a xlink:type="simple" xlink:href="https://armyinform.com.ua/2023/05/23/bryfing-shhodo-rozminuvannya-terytorij-za-uchasti-predstavnyka-derzhspecztranssluzhby-mou/" text:style-name="Internet_20_link" text:visited-style-name="Visited_20_Internet_20_Link">
брифінгу</text:a>
 вMilitary Media Center старший офіцер відділу підтримки Адміністрації Державноїспеціальної служби транспорту МО України підполковник Михайло Конопельнюкповідомив, що в межах співпраці з міжнародними операторами протимінноїдіяльності з початку широкомасштабного вторгнення підготовлено близько 30фахівців з гуманітарного розмінування Держспецтрансслужби МО України.</text:p>
      <text:p text:style-name="P4">
За словами офіцера, підготовка саперів служби здійснювалася за підтримкишвейцарського фонду протимінної діяльності FCD, британсько-американськогофонду HALO Trust, DRC тощо.</text:p>
      <text:p text:style-name="P4">
За підсумками навчання, яке відбувалося в Косові. військовослужбовці службиотримали відповідні сертифікати за стандартами рівнів EOD 2 і 3 (ExplosiveOrdnance Disposal).</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Ганна Маляр про ситуацію на Бєлгородщині: Це передбачувана внутрішня російська криза</text:span>
</text:h>
      <text:p text:style-name="P4">
Author: ['АРМІЯINFORM']</text:p>
      <text:p text:style-name="P4">
Time: 2023-05-23T59:00:00-04:00</text:p>
      <text:p text:style-name="P4">
Description: Ситуація в Бєлгородській області — це передбачувана внутрішня російська криза,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416.jpg" text:style-name="Internet_20_link" text:visited-style-name="Visited_20_Internet_20_Link">
5f6a5416.jpg</text:a>
']</text:p>
      <text:p text:style-name="P4">
Tags: ['БЄЛГОРОДСЬКА ОБЛАСТЬ', 'ВІЙНА', 'ГАННА МАЛЯР']</text:p>
      <text:p text:style-name="P4">
Category: News</text:p>
      <!--METADATA-->
      <text:p text:style-name="P4">
<draw:frame draw:style-name="fr1" draw:name="Image317" text:anchor-type="as-char" svg:width="6.9236in" svg:height="4.615733in" draw:z-index="0">
<draw:image xlink:href="../Images/AРМІЯINFORM/2023-05-23T59-00-00-04-00/5f6a5416.jpg" xlink:type="simple" xlink:show="embed" xlink:actuate="onLoad" draw:mime-type="image/jpeg"/>
</draw:frame>
 ГаннаМаляр. Фото: Дмитро Юрченко / АрміяInfom</text:p>
      <text:p text:style-name="P4">
Ситуація в Бєлгородській області — це передбачувана внутрішня російська криза,яка назрівала ще до широкомасштабного вторгнення рф в Україну.</text:p>
      <text:p text:style-name="P4">
Про це заступник Міністра оборони України Ганна Маляр<text:a xlink:type="simple" xlink:href="https://t.me/annamaliar/791" text:style-name="Internet_20_link" text:visited-style-name="Visited_20_Internet_20_Link">
написала</text:a>
 у Telegram.</text:p>
      <text:p text:style-name="P4">
«Це патріоти росії, наскільки ми розуміємо. Люди, які повстали фактично протипутінського режиму. Тому що те, що робить путін з російською федерацією тим,що він з нами веде війну, викликає невдоволення в усіх свідомих росіян. І те,що для них ганебно зараз діставати свій паспорт, що вони соромляться показатиу світі, що вони — громадяни росії, рано чи пізно повинно було призвести самедо того, що зараз відбувається на Бєлгородщині», — пояснила Ганна Маляр.</text:p>
      <text:p text:style-name="P4">
За її словами, громадяни росії вже розуміють, що цей режим треба змінювати.</text:p>
      <text:p text:style-name="P4">
«Ця критична маса просто назбиралася саме зараз. Це не те, що виникло раптом.Це невдоволення поступово накопичувалось. Тобто, це внутрішньоросійськітенденції, продиктовані бажанням громадян змінити політичний устрій країни таприпинити криваву війну, яку розв’язав кремль», — зазначила Ганна Маляр.</text:p>
      <text:p text:style-name="P4">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Через обстріли рф у дев’ятьох областях двоє цивільних осіб загинуло, 11 поранено</text:span>
</text:h>
      <text:p text:style-name="P4">
Author: ['АРМІЯINFORM']</text:p>
      <text:p text:style-name="P4">
Time: 2023-05-23T60:00:00-04:00</text:p>
      <text:p text:style-name="P4">
Description: Протягом минулої доби російські війська обстріляли територію дев’яти областей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1527604185321161_y-1.jpg" text:style-name="Internet_20_link" text:visited-style-name="Visited_20_Internet_20_Link">
photo_5431527604185321161_y-1.jpg</text:a>
']</text:p>
      <text:p text:style-name="P4">
Tags: ['ВІЙНА', 'ОБСТРІЛИ РФ', 'ХАРКІВСЬКИЙ ТРИБУНАЛ']</text:p>
      <text:p text:style-name="P4">
Category: News</text:p>
      <!--METADATA-->
      <text:p text:style-name="P4">
<draw:frame draw:style-name="fr1" draw:name="Image318" text:anchor-type="as-char" svg:width="6.9236in" svg:height="4.537578in" draw:z-index="0">
<draw:image xlink:href="../Images/AРМІЯINFORM/2023-05-23T60-00-00-04-00/photo_5431527604185321161_y-1.jpg" xlink:type="simple" xlink:show="embed" xlink:actuate="onLoad" draw:mime-type="image/jpeg"/>
</draw:frame>
</text:p>
      <text:p text:style-name="P4">
Протягом минулої доби російські війська обстріляли територію дев’яти областейУкраїни.</text:p>
      <text:p text:style-name="P4">
Про це <text:a xlink:type="simple" xlink:href="https://t.me/militarymediacenter/2003"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здійснено обстріли 121 населеного пункту та 49об’єктів інфраструктури», — йдеться у повідомленні.</text:p>
      <text:p text:style-name="P4">
За попередньою інформацією, у російських обстрілах двоє цивільних загинуло, 11поранено.</text:p>
      <text:p text:style-name="P4">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На Київщині розпочалися триденні військові навчання: не повідомляйте про переміщення техніки</text:span>
</text:h>
      <text:p text:style-name="P4">
Author: ['АРМІЯINFORM']</text:p>
      <text:p text:style-name="P4">
Time: 2023-05-23T61:00:00-04:00</text:p>
      <text:p text:style-name="P4">
Description: У Києві та Київській області з 23 по 25 травня триватимуть військові навчання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6ed782-41bac08f-d096-453f-87f1-f0c9de2e5576.jpg" text:style-name="Internet_20_link" text:visited-style-name="Visited_20_Internet_20_Link">
86ed782-41bac08f-d096-453f-87f1-f0c9de2e5576.jpg</text:a>
']</text:p>
      <text:p text:style-name="P4">
Tags: ['ВІЙСЬКОВІ НАВЧАННЯ', 'КИЇВЩИНА']</text:p>
      <text:p text:style-name="P4">
Category: News</text:p>
      <!--METADATA-->
      <text:p text:style-name="P4">
<draw:frame draw:style-name="fr1" draw:name="Image319" text:anchor-type="as-char" svg:width="6.9236in" svg:height="3.883237in" draw:z-index="0">
<draw:image xlink:href="../Images/AРМІЯINFORM/2023-05-23T61-00-00-04-00/86ed782-41bac08f-d096-453f-87f1-f0c9de2e5576.jpg" xlink:type="simple" xlink:show="embed" xlink:actuate="onLoad" draw:mime-type="image/jpeg"/>
</draw:frame>
</text:p>
      <text:p text:style-name="P4">
У Києві та Київській області <text:span text:style-name="T4">
з</text:span>
 <text:span text:style-name="T4">
23 по 25 травня</text:span>
 триватимуть військовінавчання за участі підрозділів угруповання сил та засобів оборони Києва.</text:p>
      <text:p text:style-name="P4">
Про це<text:a xlink:type="simple" xlink:href="https://www.facebook.com/UALandForces/posts/pfbid0fAdHBZ3CAfMcKLCbeUbhj2EAxwqjsWGpvwUyPWi85yMxnZkzW6fiLDWrKSnjdX2xl" text:style-name="Internet_20_link" text:visited-style-name="Visited_20_Internet_20_Link">
повідомили</text:a>
в Командуванні Сухопутних військ ЗСУ.</text:p>
      <text:p text:style-name="P4">
Під час тренування відбудуться практичні дії із залученням особового складу,штатної військової техніки та озброєння.</text:p>
      <text:p text:style-name="P4">
Метою заходу є нарощування бойових (оперативних) спроможностей під часпідготовки і ведення оборонної операції.</text:p>
      <text:p text:style-name="P4">
<text:span text:style-name="T5">
<text:span text:style-name="T4">
У зв 'язку з проведенням навчань буде здійснюватися переміщення особовогоскладу та рух важкої техніки.</text:span>
</text:span>
</text:p>
      <text:p text:style-name="P4">
«Просимо громадян зберігати спокій та не повідомляти у соціальних мережах пропереміщення техніки та особового складу», — наголосили в КомандуванніСухопутних військ ЗСУ.</text:p>
      <text:p text:style-name="P4">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В Україні створюють Корпус морської піхоти — Володимир Зеленський</text:span>
</text:h>
      <text:p text:style-name="P4">
Author: ['АРМІЯINFORM']</text:p>
      <text:p text:style-name="P4">
Time: 2023-05-23T62:00:00-04:00</text:p>
      <text:p text:style-name="P4">
Description: Таку заяву Президент України Володимир Зеленський зробив під час поїздки на перед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Tags: ['ВОЛОДИМИР ЗЕЛЕНСЬКИЙ', 'ДЕНЬ МОРСЬКОЇ ПІХОТИ', 'КОРПУС МОРСЬКОЇ ПІХОТИ']</text:p>
      <text:p text:style-name="P4">
Category: News</text:p>
      <!--METADATA-->
      <text:p text:style-name="P4">
<draw:frame draw:style-name="fr1" draw:name="Image320" text:anchor-type="as-char" svg:width="6.9236in" svg:height="4.617948in" draw:z-index="0">
<draw:image xlink:href="../Images/AРМІЯINFORM/2023-05-23T62-00-00-04-00/b22f02cbb0ed965ddea1d3f0950a785a_1684828117_extra_large-1.jpeg" xlink:type="simple" xlink:show="embed" xlink:actuate="onLoad" draw:mime-type="image/jpeg"/>
</draw:frame>
</text:p>
      <text:p text:style-name="P4">
Таку заяву Президент України Володимир Зеленський зробив під час поїздки напередові позиції Збройних Сил України у смузі оборони Вугледар — Мар’їнка вДонецькій області.</text:p>
      <text:p text:style-name="P4">
Про це <text:a xlink:type="simple" xlink:href="https://t.me/V_Zelenskiy_official/6341" text:style-name="Internet_20_link" text:visited-style-name="Visited_20_Internet_20_Link">
повідомляє</text:a>
 глава держави.</text:p>
      <text:p text:style-name="P4">
«Сьогодні маю честь оголосити, що ухвалено рішення значно збільшити потенціалукраїнської морської піхоти — створити Корпус морської піхоти. Державаробитиме все для розвитку важливого, міцного роду військ. Для оснащення нашоїпіхоти сучасною зброєю, технікою та для створення нових бригад морської піхотиУкраїни», — заявив Президент.</text:p>
      <text:p text:style-name="P4">
Верховний Головнокомандувач також привітав морських піхотинців з їхнім святомта <text:a xlink:type="simple" xlink:href="https://armyinform.com.ua/2023/05/23/verhovnyj-golovnokomanduvach-prysvoyiv-zvannya-geroya-ukrayiny-dvom-oficzeram-morskoyi-pihoty/" text:style-name="Internet_20_link" text:visited-style-name="Visited_20_Internet_20_Link">
присвоїв</text:a>
 звання Героя України двом офіцерам морської піхоти. Глава державиудостоїв морпіхів орденами Богдана Хмельницького І, ІІ та ІІІ ступенів, «Замужність» ІІ та ІІІ ступенів, княгині Ольги ІІІ ступеня та орденом ДанилаГалицького.</text:p>
      <text:p text:style-name="P4">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Норвезькі інструктори відпрацьовують з нашими воїнами засадні дії з використанням NLAW</text:span>
</text:h>
      <text:p text:style-name="P4">
Author: ['АРМІЯINFORM']</text:p>
      <text:p text:style-name="P4">
Time: 2023-05-23T63:00:00-04:00</text:p>
      <text:p text:style-name="P4">
Description: Інструктори Норвезької національної гвардії Heimevernet Forsvaret, відпрацьов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Tags: ['NLAW', 'STOPRUSSIA', 'ВЕЛИКА БРИТАНІЯ', 'ВТОРГНЕННЯ РФ', 'НОРВЕГІЯ']</text:p>
      <text:p text:style-name="P4">
Category: News</text:p>
      <!--METADATA-->
      <text:p text:style-name="P4">
<draw:frame draw:style-name="fr1" draw:name="Image321" text:anchor-type="as-char" svg:width="6.9236in" svg:height="4.615733in" draw:z-index="0">
<draw:image xlink:href="../Images/AРМІЯINFORM/2023-05-23T63-00-00-04-00/348574520_1615419945613539_7538370471957158398_n.jpg" xlink:type="simple" xlink:show="embed" xlink:actuate="onLoad" draw:mime-type="image/jpeg"/>
</draw:frame>
</text:p>
      <text:p text:style-name="P4">
Інструктори Норвезької національної гвардії Heimevernet Forsvaret,відпрацьовують з українськими воїнами засадні дії на техніку противника звикористанням переносної протитанкової керованої ракети NLAW,<text:a xlink:type="simple" xlink:href="https://www.facebook.com/GeneralStaff.ua/posts/pfbid0mSqpGgig7p34CHrfUPoYHgEny4DftbkSLGc7UCmrsSGKqyrmtngqvrPF7rGcvdhKl" text:style-name="Internet_20_link" text:visited-style-name="Visited_20_Internet_20_Link">
інформує</text:a>
Генеральний штаб ЗС України.</text:p>
      <text:p text:style-name="P4">
«Інструктори Норвезької національної гвардії Heimevernet Forsvaret, в рамкахбагатонаціональної навчальної операції «ІНТЕР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відпрацьовують з українськими воїнами заняття з ідентифікації озброєння тавійськової техніки механізованих і танкових підрозділів ворога, засадних дійна техніку противника, ведення вогню із використанням переносної протитанковоїкерованої ракети NLAW для успішного знищення бронетехніки ворога у ближньомубою», — йдеться в повідомленні.</text:p>
      <text:p text:style-name="P4">
<text:a xlink:type="simple" xlink:href="https://armyinform.com.ua/wp-content/uploads/2023/05/348557995_259272826588402_4169231660657390455_n-–-kopiya.jpg" text:style-name="Internet_20_link" text:visited-style-name="Visited_20_Internet_20_Link">
<draw:frame draw:style-name="fr1" draw:name="Image322" text:anchor-type="as-char" svg:width="6.9236in" svg:height="6.9236in" draw:z-index="0">
<draw:image xlink:href="../Images/AРМІЯINFORM/2023-05-23T63-00-00-04-00/348557995_259272826588402_4169231660657390455_n-–-kopiya-150x150.jpg" xlink:type="simple" xlink:show="embed" xlink:actuate="onLoad" draw:mime-type="image/jpeg"/>
</draw:frame>
</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323" text:anchor-type="as-char" svg:width="6.9236in" svg:height="6.9236in" draw:z-index="0">
<draw:image xlink:href="../Images/AРМІЯINFORM/2023-05-23T63-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324" text:anchor-type="as-char" svg:width="6.9236in" svg:height="6.9236in" draw:z-index="0">
<draw:image xlink:href="../Images/AРМІЯINFORM/2023-05-23T63-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325" text:anchor-type="as-char" svg:width="6.9236in" svg:height="6.9236in" draw:z-index="0">
<draw:image xlink:href="../Images/AРМІЯINFORM/2023-05-23T63-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326" text:anchor-type="as-char" svg:width="6.9236in" svg:height="6.9236in" draw:z-index="0">
<draw:image xlink:href="../Images/AРМІЯINFORM/2023-05-23T63-00-00-04-00/348896331_1288664138733792_6211850704269034450_n-–-kopiya-150x150.jpg" xlink:type="simple" xlink:show="embed" xlink:actuate="onLoad" draw:mime-type="image/jpeg"/>
</draw:frame>
</text:a>
</text:p>
      <text:p text:style-name="P4">
<text:a xlink:type="simple" xlink:href="https://armyinform.com.ua/wp-content/uploads/2023/05/348925130_1199259034084780_5839084625869553326_n-–-kopiya.jpg" text:style-name="Internet_20_link" text:visited-style-name="Visited_20_Internet_20_Link">
<draw:frame draw:style-name="fr1" draw:name="Image327" text:anchor-type="as-char" svg:width="6.9236in" svg:height="6.9236in" draw:z-index="0">
<draw:image xlink:href="../Images/AРМІЯINFORM/2023-05-23T63-00-00-04-00/348925130_1199259034084780_5839084625869553326_n-–-kopiya-150x150.jpg" xlink:type="simple" xlink:show="embed" xlink:actuate="onLoad" draw:mime-type="image/jpeg"/>
</draw:frame>
</text:a>
</text:p>
      <text:p text:style-name="P4">
Зазначається, що така підготовка дає змогу вдосконалити набуті бойові навичкидля підвищення особистої безпеки та безпеки підрозділу під час різнихсценаріїв дій Збройних Сил України, щоб військовослужбовці могли вправновикористовувати необхідні тактичні знання для захисту України.</text:p>
      <text:p text:style-name="P4">
Під експертним керівництвом інструкторів Збройних Сил Королівства Норвегіяновобранці Збройних Сил України стали підготовленими до бойових умов.</text:p>
      <text:p text:style-name="P4">
Також повідомляється, що Королівство Норвегія і Сполучене Королівство ВеликоїБританії та Північної Ірландії продовжують підтримувати народ України таневпинно співпрацюють з нашими міжнародними партнерами, щоб надавати постійнупідтримку Україні у відповідь на триваючі порушення росією міжнародного права.Це безцінно, оскільки народ України продовжує боротися за своє право жити всуверенній, незалежній і демократичній державі.</text:p>
      <text:p text:style-name="P4">
У ГШ ЗС України нагадали, що, прибувши до Сполученого Королівства 2022 року,контингент військовослужбовців та військовослужбовиць Збройних Сил КоролівстваНорвегія бере участь у програмі підготовки українських новобранців підкерівництвом Великої Британії разом з іншими країнами-партнерами.</text:p>
      <text:p text:style-name="P4">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У 2023 році будуть збережені соціальні виплати для внутрішньо переміщених осіб</text:span>
</text:h>
      <text:p text:style-name="P4">
Author: ['АРМІЯINFORM']</text:p>
      <text:p text:style-name="P4">
Time: 2023-05-23T64:00:00-04:00</text:p>
      <text:p text:style-name="P4">
Description: Як передає Урядовий портал, на цьому наголосила Віцепрем’єр-міністр — Міністр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vereshhuk-4.jpg" text:style-name="Internet_20_link" text:visited-style-name="Visited_20_Internet_20_Link">
vereshhuk-4.jpg</text:a>
']</text:p>
      <text:p text:style-name="P4">
Tags: ['ВНУТРІШНЬО ПЕРЕМІЩЕНІ ОСОБИ', 'ІРИНА ВЕРЕЩУК', 'МІНРЕІНТЕГРАЦІЇ', 'СОЦІАЛЬНА ДОПОМОГА']</text:p>
      <text:p text:style-name="P4">
Category: News</text:p>
      <!--METADATA-->
      <text:p text:style-name="P4">
<draw:frame draw:style-name="fr1" draw:name="Image328" text:anchor-type="as-char" svg:width="6.9236in" svg:height="4.615733in" draw:z-index="0">
<draw:image xlink:href="../Images/AРМІЯINFORM/2023-05-23T64-00-00-04-00/vereshhuk-4.jpg" xlink:type="simple" xlink:show="embed" xlink:actuate="onLoad" draw:mime-type="image/jpeg"/>
</draw:frame>
</text:p>
      <text:p text:style-name="P4">
Як <text:a xlink:type="simple" xlink:href="https://www.kmu.gov.ua/news/u-2023-rotsi-budut-zberezheni-sotsialni-vyplaty-dlia-vnutrishno-peremishchenykh-osib" text:style-name="Internet_20_link" text:visited-style-name="Visited_20_Internet_20_Link">
передає</text:a>
 Урядовий портал, нацьому наголосила Віцепрем’єр-міністр — Міністр з питань реінтеграції тимчасовоокупованих територій Ірина Верещук в ефірі одного з телеканалів.</text:p>
      <text:p text:style-name="P4">
За її словами, наразі не можна стверджувати, що більшість ВПО вже отрималифінансову незалежність. Тож дуже важливо продовжувати виплачувати належні їмкошти й дати можливість стати на ноги.</text:p>
      <text:p text:style-name="P4">
— Моя позиція залишається незмінною — у поточному році ми маємо зберегти всівиплати ВПО, — зазначила Віцепрем’єр-міністр.</text:p>
      <text:p text:style-name="P4">
Міністерство з питань реінтеграції тимчасово окупованих територій Українитакож нагадує, що розроблена Міністерством та схвалена Урядом Стратегіядержавної політики щодо внутрішнього переміщення на період до 2025 року,зокрема, й передбачає забезпечення ВПО грошовою допомогою від держави.</text:p>
      <text:p text:style-name="P4">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Понад 400 морпіхів отримали штормові берети в Миколаєві</text:span>
</text:h>
      <text:p text:style-name="P4">
Author: ['Дмитро Завтонов']</text:p>
      <text:p text:style-name="P4">
Time: 2023-05-23T65:00:00-04:00</text:p>
      <text:p text:style-name="P4">
Description: У військових частинах та підрозділах морської піхоти України сьогодні, 23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Tags: ['ВМС ЗС УКРАЇНИ', 'МОРСЬКА ПІХОТА']</text:p>
      <text:p text:style-name="P4">
Category: News</text:p>
      <!--METADATA-->
      <text:p text:style-name="P4">
<draw:frame draw:style-name="fr1" draw:name="Image329" text:anchor-type="as-char" svg:width="6.9236in" svg:height="4.615733in" draw:z-index="0">
<draw:image xlink:href="../Images/AРМІЯINFORM/2023-05-23T65-00-00-04-00/golovna-70.jpg" xlink:type="simple" xlink:show="embed" xlink:actuate="onLoad" draw:mime-type="image/jpeg"/>
</draw:frame>
</text:p>
      <text:p text:style-name="P4">
У військових частинах та підрозділах морської піхоти України сьогодні, 23травня, відбулися урочисті заходи з нагоди Дня морської піхоти України.</text:p>
      <text:p text:style-name="P4">
Право на носіння штормового берета морпіхи отримали після проходженняпсихологічної смуги перешкод та в результаті проявленої стійкості, мужності,професіоналізму та сміливості під час виконання бойових завдань щодозабезпечення відсічі та стримування повномасштабного вторгнення збройних силросійської федерації на територію України.</text:p>
      <text:p text:style-name="P4">
<text:a xlink:type="simple" xlink:href="https://armyinform.com.ua/wp-content/uploads/2023/05/1-95.jpg" text:style-name="Internet_20_link" text:visited-style-name="Visited_20_Internet_20_Link">
<draw:frame draw:style-name="fr1" draw:name="Image330" text:anchor-type="as-char" svg:width="6.9236in" svg:height="6.9236in" draw:z-index="0">
<draw:image xlink:href="../Images/AРМІЯINFORM/2023-05-23T65-00-00-04-00/1-95-150x150.jpg" xlink:type="simple" xlink:show="embed" xlink:actuate="onLoad" draw:mime-type="image/jpeg"/>
</draw:frame>
</text:a>
</text:p>
      <text:p text:style-name="P4">
<text:a xlink:type="simple" xlink:href="https://armyinform.com.ua/wp-content/uploads/2023/05/2-81.jpg" text:style-name="Internet_20_link" text:visited-style-name="Visited_20_Internet_20_Link">
<draw:frame draw:style-name="fr1" draw:name="Image331" text:anchor-type="as-char" svg:width="6.9236in" svg:height="6.9236in" draw:z-index="0">
<draw:image xlink:href="../Images/AРМІЯINFORM/2023-05-23T65-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332" text:anchor-type="as-char" svg:width="6.9236in" svg:height="6.9236in" draw:z-index="0">
<draw:image xlink:href="../Images/AРМІЯINFORM/2023-05-23T65-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333" text:anchor-type="as-char" svg:width="6.9236in" svg:height="6.9236in" draw:z-index="0">
<draw:image xlink:href="../Images/AРМІЯINFORM/2023-05-23T65-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334" text:anchor-type="as-char" svg:width="6.9236in" svg:height="6.9236in" draw:z-index="0">
<draw:image xlink:href="../Images/AРМІЯINFORM/2023-05-23T65-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335" text:anchor-type="as-char" svg:width="6.9236in" svg:height="6.9236in" draw:z-index="0">
<draw:image xlink:href="../Images/AРМІЯINFORM/2023-05-23T65-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336" text:anchor-type="as-char" svg:width="6.9236in" svg:height="6.9236in" draw:z-index="0">
<draw:image xlink:href="../Images/AРМІЯINFORM/2023-05-23T65-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337" text:anchor-type="as-char" svg:width="6.9236in" svg:height="6.9236in" draw:z-index="0">
<draw:image xlink:href="../Images/AРМІЯINFORM/2023-05-23T65-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338" text:anchor-type="as-char" svg:width="6.9236in" svg:height="6.9236in" draw:z-index="0">
<draw:image xlink:href="../Images/AРМІЯINFORM/2023-05-23T65-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339" text:anchor-type="as-char" svg:width="6.9236in" svg:height="6.9236in" draw:z-index="0">
<draw:image xlink:href="../Images/AРМІЯINFORM/2023-05-23T65-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340" text:anchor-type="as-char" svg:width="6.9236in" svg:height="6.9236in" draw:z-index="0">
<draw:image xlink:href="../Images/AРМІЯINFORM/2023-05-23T65-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341" text:anchor-type="as-char" svg:width="6.9236in" svg:height="6.9236in" draw:z-index="0">
<draw:image xlink:href="../Images/AРМІЯINFORM/2023-05-23T65-00-00-04-00/12-20-150x150.jpg" xlink:type="simple" xlink:show="embed" xlink:actuate="onLoad" draw:mime-type="image/jpeg"/>
</draw:frame>
</text:a>
</text:p>
      <text:p text:style-name="P4">
Розпочалися урочистості в місті з ушанування тих, хто поклав своє життя вборотьбі за свободу та цілісність України. Після чого командири підрозділіввручили штормові берети понад 400 морпіхам.</text:p>
      <text:p text:style-name="P4">
Також під час заходу найкращих військовослужбовців було заохочено державниминагородами, відомчими відзнаками, цінними подарунками та грамотами.</text:p>
      <text:p text:style-name="P4">
<text:span text:style-name="T5">
Фото і відео автора</text:span>
</text:p>
      <text:p text:style-name="P4">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ЦПД опублікував прогноз щодо дезінформаційних кампаній рф</text:span>
</text:h>
      <text:p text:style-name="P4">
Author: ['АРМІЯINFORM']</text:p>
      <text:p text:style-name="P4">
Time: 2023-05-23T66:00:00-04:00</text:p>
      <text:p text:style-name="P4">
Description: Інформаційне протистояння між росією та Україною не вщухає ні на мить, щодня украї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Tags: ['РОСІЙСЬКА ПРОПАГАНДА', 'РОСІЙСЬКІ ФЕЙКИ', 'ЦПД РНБО']</text:p>
      <text:p text:style-name="P4">
Category: News</text:p>
      <!--METADATA-->
      <text:p text:style-name="P4">
<draw:frame draw:style-name="fr1" draw:name="Image342" text:anchor-type="as-char" svg:width="6.9236in" svg:height="3.894525in" draw:z-index="0">
<draw:image xlink:href="../Images/AРМІЯINFORM/2023-05-23T66-00-00-04-00/1-94.jpg" xlink:type="simple" xlink:show="embed" xlink:actuate="onLoad" draw:mime-type="image/jpeg"/>
</draw:frame>
</text:p>
      <text:p text:style-name="P4">
Інформаційне протистояння між росією та Україною не вщухає ні на мить, щодняукраїнці знаходяться під медіатиском фейк-федерації.</text:p>
      <text:p text:style-name="P4">
Про це<text:a xlink:type="simple" xlink:href="https://www.facebook.com/protydiyadezinformatsiyi.cpd/posts/pfbid0k5mqgiek9ANSsSty7bYorHKEp1sGki7bC36QWTgC3F9Kv1FTXWgQU9mocYTKnA7wl" text:style-name="Internet_20_link" text:visited-style-name="Visited_20_Internet_20_Link">
повідомляє</text:a>
Центр протидії дезінформації при РНБО України.</text:p>
      <text:p text:style-name="P4">
«Проаналізувавши основні інформаційно-психологічні спецоперації, а такождезінформаційні кампанії рф, аналітики Центру протидії дезінформаціїпрогнозують напрями розвитку роспропаганди, які ворог може використовувати вмайбутньому», — йдеться в повідомленні Центру.</text:p>
      <text:p text:style-name="P4">
<text:a xlink:type="simple" xlink:href="https://armyinform.com.ua/wp-content/uploads/2023/05/2-80.jpg" text:style-name="Internet_20_link" text:visited-style-name="Visited_20_Internet_20_Link">
<draw:frame draw:style-name="fr1" draw:name="Image343" text:anchor-type="as-char" svg:width="6.9236in" svg:height="6.9236in" draw:z-index="0">
<draw:image xlink:href="../Images/AРМІЯINFORM/2023-05-23T66-00-00-04-00/2-80-150x150.jpg" xlink:type="simple" xlink:show="embed" xlink:actuate="onLoad" draw:mime-type="image/jpeg"/>
</draw:frame>
</text:a>
</text:p>
      <text:p text:style-name="P4">
<text:a xlink:type="simple" xlink:href="https://armyinform.com.ua/wp-content/uploads/2023/05/3-80.jpg" text:style-name="Internet_20_link" text:visited-style-name="Visited_20_Internet_20_Link">
<draw:frame draw:style-name="fr1" draw:name="Image344" text:anchor-type="as-char" svg:width="6.9236in" svg:height="6.9236in" draw:z-index="0">
<draw:image xlink:href="../Images/AРМІЯINFORM/2023-05-23T66-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345" text:anchor-type="as-char" svg:width="6.9236in" svg:height="6.9236in" draw:z-index="0">
<draw:image xlink:href="../Images/AРМІЯINFORM/2023-05-23T66-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346" text:anchor-type="as-char" svg:width="6.9236in" svg:height="6.9236in" draw:z-index="0">
<draw:image xlink:href="../Images/AРМІЯINFORM/2023-05-23T66-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347" text:anchor-type="as-char" svg:width="6.9236in" svg:height="6.9236in" draw:z-index="0">
<draw:image xlink:href="../Images/AРМІЯINFORM/2023-05-23T66-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348" text:anchor-type="as-char" svg:width="6.9236in" svg:height="6.9236in" draw:z-index="0">
<draw:image xlink:href="../Images/AРМІЯINFORM/2023-05-23T66-00-00-04-00/7-41-150x150.jpg" xlink:type="simple" xlink:show="embed" xlink:actuate="onLoad" draw:mime-type="image/jpeg"/>
</draw:frame>
</text:a>
</text:p>
      <text:p text:style-name="P4">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росіяни завдали авіаракетного удару по Авдіївці, є поранені</text:span>
</text:h>
      <text:p text:style-name="P4">
Author: ['АРМІЯINFORM']</text:p>
      <text:p text:style-name="P4">
Time: 2023-05-23T67:00:00-04:00</text:p>
      <text:p text:style-name="P4">
Description: Внаслідок авіаракетного удару зс рф по Авдіївці, щонайменше двоє людей отри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Tags: ['STOPRUSSIA', 'АВДІЇВКА', 'ВОЄННІ ЗЛОЧИНИ ЗС РФ', 'ВТОРГНЕННЯ РФ']</text:p>
      <text:p text:style-name="P4">
Category: News</text:p>
      <!--METADATA-->
      <text:p text:style-name="P4">
<draw:frame draw:style-name="fr1" draw:name="Image349" text:anchor-type="as-char" svg:width="6.9236in" svg:height="5.771144in" draw:z-index="0">
<draw:image xlink:href="../Images/AРМІЯINFORM/2023-05-23T67-00-00-04-00/kkoop.jpg" xlink:type="simple" xlink:show="embed" xlink:actuate="onLoad" draw:mime-type="image/jpeg"/>
</draw:frame>
</text:p>
      <text:p text:style-name="P4">
Внаслідок авіаракетного удару зс рф по Авдіївці, щонайменше двоє людейотримали поранення.</text:p>
      <text:p text:style-name="P4">
Про це <text:a xlink:type="simple" xlink:href="https://t.me/pavlokyrylenko_donoda/8107" text:style-name="Internet_20_link" text:visited-style-name="Visited_20_Internet_20_Link">
повідомив г</text:a>
олова Донецькоїобласної військової адміністрації Павло Кириленко.</text:p>
      <text:p text:style-name="P4">
«Щонайменше двоє людей поранені внаслідок авіаракетного удару по Авдіївці.Його наслідки ви бачите на світлинах», — йдеться у повідомленні.</text:p>
      <text:p text:style-name="P4">
<text:a xlink:type="simple" xlink:href="https://armyinform.com.ua/wp-content/uploads/2023/05/345599155_261313073048008_1418522272360842694_n.jpg" text:style-name="Internet_20_link" text:visited-style-name="Visited_20_Internet_20_Link">
<draw:frame draw:style-name="fr1" draw:name="Image350" text:anchor-type="as-char" svg:width="6.9236in" svg:height="6.9236in" draw:z-index="0">
<draw:image xlink:href="../Images/AРМІЯINFORM/2023-05-23T67-00-00-04-00/345599155_261313073048008_1418522272360842694_n-150x150.jpg" xlink:type="simple" xlink:show="embed" xlink:actuate="onLoad" draw:mime-type="image/jpeg"/>
</draw:frame>
</text:a>
</text:p>
      <text:p text:style-name="P4">
<text:a xlink:type="simple" xlink:href="https://armyinform.com.ua/wp-content/uploads/2023/05/345642330_168121272871131_4858895058470257507_n.jpg" text:style-name="Internet_20_link" text:visited-style-name="Visited_20_Internet_20_Link">
<draw:frame draw:style-name="fr1" draw:name="Image351" text:anchor-type="as-char" svg:width="6.9236in" svg:height="6.9236in" draw:z-index="0">
<draw:image xlink:href="../Images/AРМІЯINFORM/2023-05-23T67-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352" text:anchor-type="as-char" svg:width="6.9236in" svg:height="6.9236in" draw:z-index="0">
<draw:image xlink:href="../Images/AРМІЯINFORM/2023-05-23T67-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353" text:anchor-type="as-char" svg:width="6.9236in" svg:height="6.9236in" draw:z-index="0">
<draw:image xlink:href="../Images/AРМІЯINFORM/2023-05-23T67-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354" text:anchor-type="as-char" svg:width="6.9236in" svg:height="6.9236in" draw:z-index="0">
<draw:image xlink:href="../Images/AРМІЯINFORM/2023-05-23T67-00-00-04-00/347643818_1924602081230458_7723491690235333803_n-150x150.jpg" xlink:type="simple" xlink:show="embed" xlink:actuate="onLoad" draw:mime-type="image/jpeg"/>
</draw:frame>
</text:a>
</text:p>
      <text:p text:style-name="P4">
Також зазначається, що російські окупаційно-терористичні війська продовжуютьсистемно і методично руйнувати місто.</text:p>
      <text:p text:style-name="P4">
«Авдіївка з 2014 року гідно й стійко витримує рашистську навалу. У своємупрагненні її підкорити рашисти вдаються до тактики випаленої землі. І люди,які там залишаються — а це понад 1700 осіб — щоденно наражають себе насмертельну небезпеку», — заявив Павло Кириленко і закликав цивільних покинутизону бойових дій. — Можливості й засоби для евакуації є. Усі цивільні маютьпокинути зону активних бойових дій. Життя — безцінне. Евакуюйтеся!».</text:p>
      <text:p text:style-name="P4">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росіяни активно мінують лівий берег Дніпра та встановлюють загородження проти плавзасобів</text:span>
</text:h>
      <text:p text:style-name="P4">
Author: ['АРМІЯINFORM']</text:p>
      <text:p text:style-name="P4">
Time: 2023-05-23T68:00:00-04:00</text:p>
      <text:p text:style-name="P4">
Description: Про це в етері телемарафону «Єдині новини» розповів реч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bedd4a4-30a3-4f3e-997a-3915b94cc789.jpg" text:style-name="Internet_20_link" text:visited-style-name="Visited_20_Internet_20_Link">
3bedd4a4-30a3-4f3e-997a-3915b94cc789.jpg</text:a>
']</text:p>
      <text:p text:style-name="P4">
Tags: ['STOPRUSSIA', 'ВТОРГНЕННЯ РФ', 'ТАВРІЙСЬКИЙ НАПРЯМОК']</text:p>
      <text:p text:style-name="P4">
Category: News</text:p>
      <!--METADATA-->
      <text:p text:style-name="P4">
<draw:frame draw:style-name="fr1" draw:name="Image355" text:anchor-type="as-char" svg:width="6.9236in" svg:height="4.615733in" draw:z-index="0">
<draw:image xlink:href="../Images/AРМІЯINFORM/2023-05-23T68-00-00-04-00/3bedd4a4-30a3-4f3e-997a-3915b94cc789.jpg" xlink:type="simple" xlink:show="embed" xlink:actuate="onLoad" draw:mime-type="image/jpeg"/>
</draw:frame>
</text:p>
      <text:p text:style-name="P4">
Про це в ете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Валерій Шершень.</text:p>
      <text:p text:style-name="P4">
— На Запорізькому напрямку російські загарбники ведуть так звану активнуоборону на Новопавлівській та Оріхівській ділянці. Окрім активного мінуванняна лівому березі Дніпра, ми спостерігаємо встановлення загороджень протичовнів і плавзасобів, — повідомив Валерій Шершень.</text:p>
      <text:p text:style-name="P4">
Він додав, що в зоні його відповідальності основні зусилля ворог зосереджує наАвдіївському та Мар’їнському напрямках.</text:p>
      <text:p text:style-name="P4">
— Загалом на Таврійському напрямку ворог здійснив 410 обстрілів, 9 авіаударів,— підсумував Валерій Шершень.</text:p>
      <text:p text:style-name="P4">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Опановуватимуть F-16 не лише льотчики, а й авіаційні інженери та офіцери бойових управлінь</text:span>
</text:h>
      <text:p text:style-name="P4">
Author: ['Дмитро Горбунов']</text:p>
      <text:p text:style-name="P4">
Time: 2023-05-23T69:00:00-04:00</text:p>
      <text:p text:style-name="P4">
Description: Про підготовку українських пілотів за кордоном розповів речник Командування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F-16', 'ПС ЗС УКРАЇНИ', 'ЮРІЙ ІГНАТ']</text:p>
      <text:p text:style-name="P4">
Category: News</text:p>
      <!--METADATA-->
      <text:p text:style-name="P4">
<draw:frame draw:style-name="fr1" draw:name="Image356" text:anchor-type="as-char" svg:width="6.9236in" svg:height="4.361868in" draw:z-index="0">
<draw:image xlink:href="../Images/AРМІЯINFORM/2023-05-23T69-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Про підготовку українських пілотів за кордоном розповів речник КомандуванняПовітряних Сил полковник Юрій Ігнат в етері телемарафону <text:a xlink:type="simple" xlink:href="https://www.youtube.com/watch" text:style-name="Internet_20_link" text:visited-style-name="Visited_20_Internet_20_Link">
«Єдиніновини»</text:a>
.</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Олексій Резніков написав звернення до башкирського народу</text:span>
</text:h>
      <text:p text:style-name="P4">
Author: ['АРМІЯINFORM']</text:p>
      <text:p text:style-name="P4">
Time: 2023-05-23T70:00:00-04:00</text:p>
      <text:p text:style-name="P4">
Description: Міністр оборони України Олексій Резніков написав звернення до башкирського народу та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Tags: ['БАШКИРІЯ', 'ЗВЕРНЕННЯ', 'МІНІСТР ОБОРОНИ', 'ОЛЕКСІЙ РЕЗНІКОВ', 'ОФІЦІЙНО']</text:p>
      <text:p text:style-name="P4">
Category: News</text:p>
      <!--METADATA-->
      <text:p text:style-name="P4">
<draw:frame draw:style-name="fr1" draw:name="Image357" text:anchor-type="as-char" svg:width="6.9236in" svg:height="4.808056in" draw:z-index="0">
<draw:image xlink:href="../Images/AРМІЯINFORM/2023-05-23T70-00-00-04-00/342766690_1074355996857011_2143908671959222673_n.jpg" xlink:type="simple" xlink:show="embed" xlink:actuate="onLoad" draw:mime-type="image/jpeg"/>
</draw:frame>
Олексій Резніков. Фото: Інтерфакс-Україна</text:p>
      <text:p text:style-name="P4">
Міністр оборони України Олексій Резніков<text:a xlink:type="simple" xlink:href="https://www.facebook.com/reznikovoleksii/posts/pfbid0yUobmwEKL1r5SnCVd11uQuhhCCjeaMQ1CdL7ACAyzbQEDmQthqUb99Gh5Bbiq2MGl" text:style-name="Internet_20_link" text:visited-style-name="Visited_20_Internet_20_Link">
написав</text:a>
звернення до башкирського народу та його справжніх лідерів. Далі — цитата:</text:p>
      <text:p text:style-name="P4">
«Коли я проходив службу в армії, одним з моїх найкращих товаришів був башкир.Нещодавно я переглядав дані щодо втрат російських окупаційних військ в Україніі побачив, що серед регіонів рф одним з лідерів за втратами є РеспублікаБашкортостан.</text:p>
      <text:p text:style-name="P4">
Тисячі чоловіків з Башкирії загинули чи сталі каліками.</text:p>
      <text:p text:style-name="P4">
Ситуація мене вразила своєю абсурдністю. І підштовхнула написати свого родузвернення до мого товариша, всього башкирського народу та його справжніхлідерів.</text:p>
      <text:p text:style-name="P4">
Сьогоднішня влада Уфи, дбаючи про особисту вигоду і працюючи в інтересахкремля, наввипередки відправляє своїх людей на смерть.</text:p>
      <text:p text:style-name="P4">
Башкири — це один з найбільших народів росії, який водночас перебуває унепростій ситуації.</text:p>
      <text:p text:style-name="P4">
У сучасній Башкирії є три співмірних за чисельністю національних групи —росіяни, башкири і татари. Республіка Башкортостан має величезні природніресурси і розвинуту промисловість. Там є все, щоб гарантувати високий рівеньдобробуту.</text:p>
      <text:p text:style-name="P4">
Головний інтерес башкир очевидний — забезпечити національний розвиток у себевдома, у тому числі — за рахунок реалізації права на самовизначення тасправедливого розподілу чималих ресурсів на користь регіону.</text:p>
      <text:p text:style-name="P4">
Для цього потрібно концентрувати усі зусилля всередині Башкирії та на захистівід москви.</text:p>
      <text:p text:style-name="P4">
Якщо перерахувати проблеми і загрози для башкирського народу — то причиноюжодної з них не є Україна чи українці. Корені усіх причин — у москві та в Уфі.</text:p>
      <text:p text:style-name="P4">
Натомість башкир відправляють вмирати за тисячу кілометрів невідомо за що.Діючи прямо всупереч інтересам народу і перетворюючи на злочинців, вбивць.</text:p>
      <text:p text:style-name="P4">
Ніхто, крім кремля та його лакеїв, у цьому не зацікавлений.</text:p>
      <text:p text:style-name="P4">
Це треба припинити якнайскоріше.</text:p>
      <text:p text:style-name="P4">
<text:span text:style-name="T5">
Украин халҡына башҡорттарҙың үҙ яҙмыштарын ҡорғаны һәм үҙ халҡы өсөн якшыраҡтормош төҙөргә тырышҡаны аңлашыла.</text:span>
</text:p>
      <text:p text:style-name="P4">
<text:span text:style-name="T5">
Әммә бының өсөн Украинала түгел, ә Рәсәйҙә көрәшергә кәрәк, Кремльға ҡаршы.</text:span>
</text:p>
      <text:p text:style-name="P4">
<text:span text:style-name="T5">
Был дөрөҫ. Ә кем дә кем быны аңламай икән - улар үҙ халҡына хыянат итә.</text:span>
</text:p>
      <text:p text:style-name="P4">
<text:span text:style-name="T5">
Үҙ кешеләрегеҙҙе Украинанан алып китегеҙ. Беҙгә хәрби енәйәтселәрҙетапшырығыҙ. Тик шунан һуң ғына беҙ үҙ халҡыбыҙ өсөн яҡшыраҡ киләсәгебеҙҙеҡороуҙа бергәләшә алабыҙ.</text:span>
</text:p>
      <text:p text:style-name="P4">
<text:span text:style-name="T5">
Кремль был һуғышта еңелде. Күмәкләшеп беҙ уның империялы ынтылыштарынан баштартыуын булдырасаҡбыҙ.</text:span>
</text:p>
      <text:p text:style-name="P4">
<text:span text:style-name="T5">
Иртәрәк был маҡсаттарға ирешһәк - күберәк ғүмерҙәрҙе һаҡлап ҡалырбыҙ. Һәм шулуҡ ваҡытта ғына тиҙерәк дөрөҫ юлға һәм ижад итеү юлына баҫырбыҙ.</text:span>
</text:p>
      <text:p text:style-name="P4">
Посилання на повний текст звернення —<text:a xlink:type="simple" xlink:href="https://interfax.com.ua/news/blog/911796.html" text:style-name="Internet_20_link" text:visited-style-name="Visited_20_Internet_20_Link">
тут</text:a>
.</text:p>
      <text:p text:style-name="P4">
Дякую башкирським друзям за допомогу.</text:p>
      <text:p text:style-name="P4">
Вірогідно, це перший текст Міністра оборони башкирською мовою».</text:p>
      <text:p text:style-name="P4">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Окупанти Криму від страху перед контрнаступом ЗСУ створюють так звані ПВК — ГУР</text:span>
</text:h>
      <text:p text:style-name="P4">
Author: ['АРМІЯINFORM']</text:p>
      <text:p text:style-name="P4">
Time: 2023-05-23T71:00:00-04:00</text:p>
      <text:p text:style-name="P4">
Description: Поява низки так званих приватних військових компаній у тимчасово окупованому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3-2.jpg" text:style-name="Internet_20_link" text:visited-style-name="Visited_20_Internet_20_Link">
20230523-2.jpg</text:a>
']</text:p>
      <text:p text:style-name="P4">
Tags: ['АНДРІЙ ЧЕРНЯК', 'ГУР МОУ', 'КРИМ', 'ПВК']</text:p>
      <text:p text:style-name="P4">
Category: News</text:p>
      <!--METADATA-->
      <text:p text:style-name="P4">
<draw:frame draw:style-name="fr1" draw:name="Image358" text:anchor-type="as-char" svg:width="6.9236in" svg:height="4.615733in" draw:z-index="0">
<draw:image xlink:href="../Images/AРМІЯINFORM/2023-05-23T71-00-00-04-00/20230523-2.jpg" xlink:type="simple" xlink:show="embed" xlink:actuate="onLoad" draw:mime-type="image/jpeg"/>
</draw:frame>
</text:p>
      <text:p text:style-name="P4">
Поява низки так званих приватних військових компаній у тимчасово окупованомуКриму передусім пов’язана зі зростанням страху серед російських окупантів таколаборантів перед контрнаступом Збройних Сил України.</text:p>
      <text:p text:style-name="P4">
Про це розповів представник Головного управління розвідки Міністерства оборониУкраїни Андрій Черняк, <text:a xlink:type="simple" xlink:href="https://gur.gov.ua/content/strakh-pered-kontrnastupom-zs-ukrainy.html" text:style-name="Internet_20_link" text:visited-style-name="Visited_20_Internet_20_Link">
повідомляє</text:a>
 ГУР МОУ.</text:p>
      <text:p text:style-name="P4">
«Окупанти чітко розуміють, що бойові дії на території Криму будуть, і вонизараз будують укріплення, оборонні лінії — не лише в Криму, а й на півдніХерсонщини», — пояснив Андрій Черняк.</text:p>
      <text:p text:style-name="P4">
Представник ГУР МО України додав, що ватажки окупаційної влади на півостровівельми тривожаться через розчарування російською армією: хтозна, чи буде воназдатною захистити їхні сім’ї та награбоване майно у Криму.</text:p>
      <text:p text:style-name="P4">
«Ці приватні армії створені для захисту окупаційних адміністрацій черезневпевненість у тому, що збройні сили росії зможуть їх захистити. І по-друге,вони не впевнені у цілісності російської федерації. Якщо росія почне„сипатися“, то от вони матимуть „ПВК“, які будуть захищати їхні статки,родини», — зазначив представник воєнної розвідки України.</text:p>
      <text:p text:style-name="P4">
За словами Андрія Черняка, фінансують так звані кримські ПВК з різних джерел:наприклад, ватажок окупаційної адміністрації Криму аксьонов збирав тамтешніхкомерсантів та змушував виділяти гроші для своєї приватної армії.</text:p>
      <text:p text:style-name="P4">
«З одного боку, кримські бізнесмени змушені це робити, але з іншого — вони тежхочуть захистити себе і свої статки. Окупанти гарантують їм, що в разі чого —їх евакуюють, і все буде добре», — розповів Андрій Черняк.</text:p>
      <text:p text:style-name="P4">
Представник ГУР МО України повідомив, що так звані бойовики-«аксьонівці»отримують від 200 до 250 тисяч рублів на місяць, тренуються переважно на базів Перевальному та на тимчасово окупованій Херсонщині, а інструкторами для нихвиступають професійно підготовлені російські військові з бойовим досвідом:вони отримують в кілька разів вищу зарплату — від 5 тисяч доларів і більше.</text:p>
      <text:p text:style-name="P4">
Новобранців до кримських «ПВК» рекрутують так, аби не конкурувати з пріґожинимта його «ваґнером»: «Набирають їх серед мобілізованих, створили подвійніконтракти з „ПВК“ та міноборони. Вони намагаються передусім залучати населенняКриму, але, окрім цього, проводять заходи по всій території росії», — розказавпредставник ГУР МО України.</text:p>
      <text:p text:style-name="P4">
Водночас Андрій Черняк наголосив, що кримські «ПВК» вважати «приватними» можнадуже умовно, оскільки російські спецслужби та армія не мають наміру втрачатиконтроль над ситуацією в окупованому Криму.</text:p>
      <text:p text:style-name="P4">
«У тоталітарній росії не може бути якихось воєнізованих формувань, які б небули підпорядковані силовим структурам», — підкреслив представник воєнноїрозвідки України.</text:p>
      <text:p text:style-name="P4">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Україна отримала макрофінансову допомогу від ЄС у розмірі 1,5 млрд євро</text:span>
</text:h>
      <text:p text:style-name="P4">
Author: ['АРМІЯINFORM']</text:p>
      <text:p text:style-name="P4">
Time: 2023-05-23T72:00:00-04:00</text:p>
      <text:p text:style-name="P4">
Description: Україна отримала четвертий транш у розмірі 1,5 млрд євро в рамках масштаб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_main-v1668003600.jpg" text:style-name="Internet_20_link" text:visited-style-name="Visited_20_Internet_20_Link">
52_main-v1668003600.jpg</text:a>
']</text:p>
      <text:p text:style-name="P4">
Tags: ['ВІЙНА', 'ДОПОМОГА УКРАЇНІ', 'ЄВРОПЕЙСЬКИЙ СОЮЗ', 'МАКРОФІНАНСОВА ДОПОМОГА', 'ПІДТРИМКА УКРАЇНИ']</text:p>
      <text:p text:style-name="P4">
Category: News</text:p>
      <!--METADATA-->
      <text:p text:style-name="P4">
<draw:frame draw:style-name="fr1" draw:name="Image359" text:anchor-type="as-char" svg:width="6.9236in" svg:height="4.61903in" draw:z-index="0">
<draw:image xlink:href="../Images/AРМІЯINFORM/2023-05-23T72-00-00-04-00/52_main-v1668003600.jpg" xlink:type="simple" xlink:show="embed" xlink:actuate="onLoad" draw:mime-type="image/jpeg"/>
</draw:frame>
</text:p>
      <text:p text:style-name="P4">
Україна отримала четвертий транш у розмірі 1,5 млрд євро в рамках масштабноїмакрофінансової допомоги (МФД) від Євросоюзу на 2023 рік.</text:p>
      <text:p text:style-name="P4">
Про це <text:a xlink:type="simple" xlink:href="https://www.kmu.gov.ua/news/ukraina-otrymala-chetvertyi-transh-masshtabnoi-makrofinansovoi-dopomohy-vid-ies-u-rozmiri-15-mlrd-ievro" text:style-name="Internet_20_link" text:visited-style-name="Visited_20_Internet_20_Link">
повідомляє</text:a>
Урядовий портал.</text:p>
      <text:p text:style-name="P4">
Кошти надаються на пільгових умовах для України й спрямовуються нафінансування пріоритетних видатків держбюджету.</text:p>
      <text:p text:style-name="P4">
За словами міністра фінансів України Сергія Марченка, пільгові коштидозволяють вчасно та у повному обсязі здійснювати фінансування пріоритетнихвидатків, зокрема для підтримки українських громадян.</text:p>
      <text:p text:style-name="P4">
«Фінансова допомога ЄС є вагомим внеском на шляху до перемоги України надагресором. Вдячний Європейським колегам за розуміння фінансових потребдержави», — зазначив він.</text:p>
      <text:p text:style-name="P4">
Таким чином, у 2023 році до Державного бюджету України надійшло вже 7,5 млрдєвро пільгових коштів від ЄС.</text:p>
      <text:p text:style-name="P4">
Раніше глава Єврокомісії Урсула фон дер Ляєн заявляла, що Євросоюз<text:a xlink:type="simple" xlink:href="https://armyinform.com.ua/2022/10/22/yevrosoyuz-rozglyadaye-mozhlyvist-vydilyaty-ukrayini-po-15-milyardy-yevro-shhomisyaczya-ursula-fon-der-lyayen/" text:style-name="Internet_20_link" text:visited-style-name="Visited_20_Internet_20_Link">
розглядає</text:a>
 можливість виділяти Україні по 1,5 мільярда євро щомісяця.</text:p>
      <text:p text:style-name="P4">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Олексій Неїжпапа: Морські піхотинці мають повернутися у пункт постійної дислокації — Крим</text:span>
</text:h>
      <text:p text:style-name="P4">
Author: ['АРМІЯINFORM']</text:p>
      <text:p text:style-name="P4">
Time: 2023-05-23T73:00:00-04:00</text:p>
      <text:p text:style-name="P4">
Description: Сьогодні, 23 травня, командувач Військово-Морських Сил України віцеадмірал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Tags: ['ДЕНЬ МОРСЬКОЇ ПІХОТИ УКРАЇНИ', 'ОЛЕКСІЙ НЕЇЖПАПА']</text:p>
      <text:p text:style-name="P4">
Category: News</text:p>
      <!--METADATA-->
      <text:p text:style-name="P4">
<draw:frame draw:style-name="fr1" draw:name="Image360" text:anchor-type="as-char" svg:width="6.9236in" svg:height="4.615733in" draw:z-index="0">
<draw:image xlink:href="../Images/AРМІЯINFORM/2023-05-23T73-00-00-04-00/348923335_257201823532125_8023094629692388360_n.jpg" xlink:type="simple" xlink:show="embed" xlink:actuate="onLoad" draw:mime-type="image/jpeg"/>
</draw:frame>
</text:p>
      <text:p text:style-name="P4">
Сьогодні, 23 травня, командувач Військово-Морських Сил України віцеадміралОлексій Неїжпапа на честь Дня морської піхоти нагородив особовий склад окремоїбригади морської піхоти імені контр-адмірала Михайла Остроградського інаголосив, що попереду у військових ще багато роботи — нам потрібно повністюзвільнити Донецьку, Луганську, Запорізьку, Херсонську області з-під окупації.А головне — морська піхота має повернутися і звільнити наше постійне місцедислокації — Крим.</text:p>
      <text:p text:style-name="P4">
Про це<text:a xlink:type="simple" xlink:href="https://www.facebook.com/navy.mil.gov.ua/posts/pfbid02GoknLtJSBsnWhdw86bVLaUiTgCARSTmW2DTNVwQf7YwpzprH2arJoG8A8dj7SqwAl" text:style-name="Internet_20_link" text:visited-style-name="Visited_20_Internet_20_Link">
повідомляє</text:a>
служба зв’язків з громадськістю Командування ВМС ЗСУ.</text:p>
      <text:p text:style-name="P4">
«Морську піхоту всі знають і поважають — вона вносить високу лепту в перемогуУкраїни над ворогом», — сказав віцеадмірал Олексій Неїжпапа.</text:p>
      <text:p text:style-name="P4">
<text:a xlink:type="simple" xlink:href="https://armyinform.com.ua/wp-content/uploads/2023/05/348588271_151674484438026_5234506770751100002_n.jpg" text:style-name="Internet_20_link" text:visited-style-name="Visited_20_Internet_20_Link">
<draw:frame draw:style-name="fr1" draw:name="Image361" text:anchor-type="as-char" svg:width="6.9236in" svg:height="6.9236in" draw:z-index="0">
<draw:image xlink:href="../Images/AРМІЯINFORM/2023-05-23T73-00-00-04-00/348588271_151674484438026_5234506770751100002_n-150x150.jpg" xlink:type="simple" xlink:show="embed" xlink:actuate="onLoad" draw:mime-type="image/jpeg"/>
</draw:frame>
</text:a>
</text:p>
      <text:p text:style-name="P4">
<text:a xlink:type="simple" xlink:href="https://armyinform.com.ua/wp-content/uploads/2023/05/349061151_6274504329309987_5021555534811452514_n.jpg" text:style-name="Internet_20_link" text:visited-style-name="Visited_20_Internet_20_Link">
<draw:frame draw:style-name="fr1" draw:name="Image362" text:anchor-type="as-char" svg:width="6.9236in" svg:height="6.9236in" draw:z-index="0">
<draw:image xlink:href="../Images/AРМІЯINFORM/2023-05-23T73-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363" text:anchor-type="as-char" svg:width="6.9236in" svg:height="6.9236in" draw:z-index="0">
<draw:image xlink:href="../Images/AРМІЯINFORM/2023-05-23T73-00-00-04-00/348682820_1405096680344829_661447084438283003_n-150x150.jpg" xlink:type="simple" xlink:show="embed" xlink:actuate="onLoad" draw:mime-type="image/jpeg"/>
</draw:frame>
</text:a>
</text:p>
      <text:p text:style-name="P4">
Нагадаємо, що сьогодні Президент України Володимир Зеленський<text:a xlink:type="simple" xlink:href="https://armyinform.com.ua/2023/05/23/verhovnyj-golovnokomanduvach-prysvoyiv-zvannya-geroya-ukrayiny-dvom-oficzeram-morskoyi-pihoty/" text:style-name="Internet_20_link" text:visited-style-name="Visited_20_Internet_20_Link">
присвоїв</text:a>
 званняГероя України та вручив ордени «Золота Зірка» командиру окремої бригадиморської піхоти імені контр-адмірала Михайла Остроградського полковнику ЮріюАндрієнку.</text:p>
      <text:p text:style-name="P4">
За старанність, високий професіоналізм, самовідданість і стійкість виявленіпід час проходження військової служби командувач ВМС нагородив морпіхівцінними подарунками.</text:p>
      <text:p text:style-name="P4">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Дмитро Кулеба та голова ОБСЄ обговорили напрямки роботи на найближчі тижні</text:span>
</text:h>
      <text:p text:style-name="P4">
Author: ['АРМІЯINFORM']</text:p>
      <text:p text:style-name="P4">
Time: 2023-05-23T74:00:00-04:00</text:p>
      <text:p text:style-name="P4">
Description: Міністр закордонних справ України Дмитро Кулеба та голова ОБСЄ, міністр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02-10-dmytro-kuleba-ta-diyuchyj-golova-obsye1.jpg" text:style-name="Internet_20_link" text:visited-style-name="Visited_20_Internet_20_Link">
2022-02-10-dmytro-kuleba-ta-diyuchyj-golova-obsye1.jpg</text:a>
']</text:p>
      <text:p text:style-name="P4">
Tags: ['ДМИТРО КУЛЕБА', 'ЗБІҐНЄВ РАУ', 'САМІТ НАТО']</text:p>
      <text:p text:style-name="P4">
Category: News</text:p>
      <!--METADATA-->
      <text:p text:style-name="P4">
<draw:frame draw:style-name="fr1" draw:name="Image364" text:anchor-type="as-char" svg:width="6.9236in" svg:height="4.60941in" draw:z-index="0">
<draw:image xlink:href="../Images/AРМІЯINFORM/2023-05-23T74-00-00-04-00/2022-02-10-dmytro-kuleba-ta-diyuchyj-golova-obsye1.jpg" xlink:type="simple" xlink:show="embed" xlink:actuate="onLoad" draw:mime-type="image/jpeg"/>
</draw:frame>
 Ілюстративне фото</text:p>
      <text:p text:style-name="P4">
Міністр закордонних справ України Дмитро Кулеба та голова ОБСЄ, міністрзакордонних справ Республіки Польща Збіґнєв Рау скоординували позиції та крокинапередодні саміту НАТО у Вільнюсі.</text:p>
      <text:p text:style-name="P4">
Про це глава української дипломатії<text:a xlink:type="simple" xlink:href="https://twitter.com/DmytroKuleba/status/1660976091538784257" text:style-name="Internet_20_link" text:visited-style-name="Visited_20_Internet_20_Link">
повідомив</text:a>
у своєму твіттері.</text:p>
      <text:p text:style-name="P4">
«Протягом наступних тижнів нам потрібно тісно співпрацювати над досягненнямсоюзницького консенсусу для прийняття твердих рішень за трьома напрямками:посиленням інституційних зв’язків між Україною та НАТО, кроками до членстваУкраїни, гарантіями безпеки», — написав він.</text:p>
      <text:p text:style-name="P4">
Як відомо, саміт НАТО у Вільнюсі (Литва)<text:a xlink:type="simple" xlink:href="https://armyinform.com.ua/2022/11/09/nastupnyj-samit-nato-vidbudetsya-vlitku-2023-roku-v-lytvi/" text:style-name="Internet_20_link" text:visited-style-name="Visited_20_Internet_20_Link">
відбудеться</text:a>
 11–12 липня і стане можливістю для главдержав і урядів Альянсу переглянути значне збільшення витрат на оборону, атакож продовжити підтримку України.</text:p>
      <text:p text:style-name="P4">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Німеччина до кінця року планує підготувати до 9 тисяч українських військових</text:span>
</text:h>
      <text:p text:style-name="P4">
Author: ['АРМІЯINFORM']</text:p>
      <text:p text:style-name="P4">
Time: 2023-05-23T75:00:00-04:00</text:p>
      <text:p text:style-name="P4">
Description: Офіційний Берлін планує підготувати до кінця поточного року до 9 тисяч військових З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ndeswehr.jpg" text:style-name="Internet_20_link" text:visited-style-name="Visited_20_Internet_20_Link">
bundeswehr.jpg</text:a>
']</text:p>
      <text:p text:style-name="P4">
Tags: ['БОРИС ПІСТОРІУС', 'МІНОБОРОНИ НІМЕЧЧИНИ', 'НАВЧАННЯ ВІЙСЬКОВИХ', 'ФРН']</text:p>
      <text:p text:style-name="P4">
Category: News</text:p>
      <!--METADATA-->
      <text:p text:style-name="P4">
<draw:frame draw:style-name="fr1" draw:name="Image365" text:anchor-type="as-char" svg:width="6.9236in" svg:height="3.894525in" draw:z-index="0">
<draw:image xlink:href="../Images/AРМІЯINFORM/2023-05-23T75-00-00-04-00/bundeswehr.jpg" xlink:type="simple" xlink:show="embed" xlink:actuate="onLoad" draw:mime-type="image/jpeg"/>
</draw:frame>
</text:p>
      <text:p text:style-name="P4">
Офіційний Берлін планує підготувати до кінця поточного року до 9 тисячвійськових ЗСУ.</text:p>
      <text:p text:style-name="P4">
Про це перед початком зустрічі з очільниками оборонних відомств країн ЄС<text:a xlink:type="simple" xlink:href="https://newsroom.consilium.europa.eu/permalink/245445" text:style-name="Internet_20_link" text:visited-style-name="Visited_20_Internet_20_Link">
заявив</text:a>
 міністроборони ФРН Борис Пісторіус 23 квітня.</text:p>
      <text:p text:style-name="P4">
«До кінця року Німеччиніа, яка є провідною в ЄС щодо підготовки українськихвійськових, навчить до 9 тисяч військовослужбовців», — заявив Борис Пісторіус.</text:p>
      <text:p text:style-name="P4">
Крім того, глава Міноборони Німеччини пообіцяв надати зброю, яка допоможеУкраїні перемогти.</text:p>
      <text:p text:style-name="P4">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Пріоритет обіймати посади у військових адміністраціях на деокупованих територіях нададуть ветеранам війни</text:span>
</text:h>
      <text:p text:style-name="P4">
Author: ['АРМІЯINFORM']</text:p>
      <text:p text:style-name="P4">
Time: 2023-05-23T76:00:00-04:00</text:p>
      <text:p text:style-name="P4">
Description: Кабмін підтримав постанову «Про реалізацію експериментального проєкту щодо ств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kabmin.jpg" text:style-name="Internet_20_link" text:visited-style-name="Visited_20_Internet_20_Link">
kabmin.jpg</text:a>
']</text:p>
      <text:p text:style-name="P4">
Tags: ['ВІЙСЬКОВІ АДМІНІСТРАЦІЇ', 'ДЕОКУПАЦІЯ', 'ДОТ']</text:p>
      <text:p text:style-name="P4">
Category: News</text:p>
      <!--METADATA-->
      <text:p text:style-name="P4">
<draw:frame draw:style-name="fr1" draw:name="Image366" text:anchor-type="as-char" svg:width="6.9236in" svg:height="4.269553in" draw:z-index="0">
<draw:image xlink:href="../Images/AРМІЯINFORM/2023-05-23T76-00-00-04-00/kabmin.jpg" xlink:type="simple" xlink:show="embed" xlink:actuate="onLoad" draw:mime-type="image/jpeg"/>
</draw:frame>
</text:p>
      <text:p text:style-name="P4">
Кабмін підтримав постанову «Про реалізацію експериментального проєкту щодостворення резерву працівників державних органів для роботи на деокупованихтериторіях України». Це дасть змогу забезпечити кадрами військовіадміністрації та інші державні органи на деокупованих територіях.</text:p>
      <text:p text:style-name="P4">
Про це <text:a xlink:type="simple" xlink:href="https://minre.gov.ua/2023/05/23/uryad-shvalyv-mehanizm-formuvannya-rezervu-praczivnykiv-dlya-roboty-na-deokupovanyh-terytoriyah/" text:style-name="Internet_20_link" text:visited-style-name="Visited_20_Internet_20_Link">
повідомляє</text:a>
Міністерство з питань реінтеграції тимчасово окупованих територій України.</text:p>
      <text:p text:style-name="P4">
Особи, які бажають працювати на деокупованих територіях, будуть заповнюватиелектронну анкету. Далі НАДС розглядатиме заповнені анкети та перевірятимепрофесійну підготовку кандидатів.</text:p>
      <text:p text:style-name="P4">
Пріоритетне право на призначення на посади матимуть такі громадяни:</text:p>
      <ul>
        <li>
ветерани війни;  * внутрішньо переміщені особи;  * особи, які раніше займали ці посади;  * особи, які мають досвід роботи з питань реінтеграції тимчасово окупованих територій.</li>
      </ul>
      <text:p text:style-name="P4">
Крім того, буде проводитись професійне навчання осіб, зарахованих до резерву.</text:p>
      <text:p text:style-name="P4">
Такий принцип формування резерву відновлення дасть змогу у найкоротші строкипісля звільнення відновити роботу державних органів на деокупованих територіяхта забезпечити їх прискорену реінтеграцію.</text:p>
      <text:p text:style-name="P4">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Генсек НАТО: Навчання українських пілотів на винищувачах F-16 не робить НАТО стороною конфлікту</text:span>
</text:h>
      <text:p text:style-name="P4">
Author: ['АРМІЯINFORM']</text:p>
      <text:p text:style-name="P4">
Time: 2023-05-23T77:00:00-04:00</text:p>
      <text:p text:style-name="P4">
Description: Навчання українських пілотів на винищувачах F-16 американського виробництва не роб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3.jpg" text:style-name="Internet_20_link" text:visited-style-name="Visited_20_Internet_20_Link">
f16-3.jpg</text:a>
']</text:p>
      <text:p text:style-name="P4">
Tags: ['F-16', 'ДЕРЖДЕП США', 'ЄНС СТОЛТЕНБЕРГ', 'НАТО']</text:p>
      <text:p text:style-name="P4">
Category: News</text:p>
      <!--METADATA-->
      <text:p text:style-name="P4">
<draw:frame draw:style-name="fr1" draw:name="Image367" text:anchor-type="as-char" svg:width="6.9236in" svg:height="3.894525in" draw:z-index="0">
<draw:image xlink:href="../Images/AРМІЯINFORM/2023-05-23T77-00-00-04-00/f16-3.jpg" xlink:type="simple" xlink:show="embed" xlink:actuate="onLoad" draw:mime-type="image/jpeg"/>
</draw:frame>
</text:p>
      <text:p text:style-name="P4">
Навчання українських пілотів на винищувачах F-16 американського виробництва неробить НАТО стороною конфлікту.</text:p>
      <text:p text:style-name="P4">
Про це перед початком зустрічі міністрів оборони країн Євросоюзу<text:a xlink:type="simple" xlink:href="https://newsroom.consilium.europa.eu/permalink/245473" text:style-name="Internet_20_link" text:visited-style-name="Visited_20_Internet_20_Link">
заявив</text:a>
 Генеральнийсекретар Північноатлантичного альянсу Єнс Столтенберг.</text:p>
      <text:p text:style-name="P4">
«Україна має право на самооборону. Ми допомагаємо Україні відстоювати цеправо. Це не робить НАТО та союзників по НАТО стороною конфлікту», — наголосивЄнс Столтенберг.</text:p>
      <text:p text:style-name="P4">
Нагадаємо, раніше у Держдепі США<text:a xlink:type="simple" xlink:href="https://armyinform.com.ua/2023/05/23/peredacha-vynyshhuvachiv-f-16-ukrayini-ta-pidgotovka-ukrayinskyh-pilotiv-ye-priorytetom-dlya-ssha-derzhdep/" text:style-name="Internet_20_link" text:visited-style-name="Visited_20_Internet_20_Link">
заявили</text:a>
 про високу пріоритетність передачі винищувачів F-16Україні та підготовку українських пілотів.</text:p>
      <text:p text:style-name="P4">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Українська збірна з діючими військовими у складі виборола перше місце на чемпіонаті Європи з єдиноборств</text:span>
</text:h>
      <text:p text:style-name="P4">
Author: ['АРМІЯINFORM']</text:p>
      <text:p text:style-name="P4">
Time: 2023-05-23T78:00:00-04:00</text:p>
      <text:p text:style-name="P4">
Description: Збірна команда України з бойових мистецтв всеукраїнської спортивної асоціації «Комб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Tags: ['ВІЙСЬКОВІ СПОРТСМЕНИ', 'КОМБАТ САМОЗАХИСТ ICO', 'ЧЕМПІОНАТ ЄВРОПИ З ЄДИНОБОРСТВ']</text:p>
      <text:p text:style-name="P4">
Category: News</text:p>
      <!--METADATA-->
      <text:p text:style-name="P4">
<draw:frame draw:style-name="fr1" draw:name="Image368" text:anchor-type="as-char" svg:width="6.9236in" svg:height="4.096463in" draw:z-index="0">
<draw:image xlink:href="../Images/AРМІЯINFORM/2023-05-23T78-00-00-04-00/348822174_763171711924081_8631446850496742321_n-e1684848729447.jpg" xlink:type="simple" xlink:show="embed" xlink:actuate="onLoad" draw:mime-type="image/jpeg"/>
</draw:frame>
</text:p>
      <text:p text:style-name="P4">
Збірна команда України з бойових мистецтв всеукраїнської спортивної асоціації«Комбат самозахист ICO» взяла участь у чемпіонаті Європи з єдиноборств Combatselfdefence International Combat Organisation, який пройшов в угорському містіНадьканіжа.</text:p>
      <text:p text:style-name="P4">
Про це<text:a xlink:type="simple" xlink:href="https://www.facebook.com/GeneralStaff.ua/posts/pfbid02kUbef68aaPhXwiLZCTMTjj7ou8Xdd5SHj4aBVrFqznvPin7PbJXFcnFxCuxUdjdal" text:style-name="Internet_20_link" text:visited-style-name="Visited_20_Internet_20_Link">
інформує</text:a>
Генеральний штаб ЗСУ.</text:p>
      <text:p text:style-name="P4">
За європейський чемпіонський титул у 14 видах змагались 464 спортсмени із 14країн.</text:p>
      <text:p text:style-name="P4">
Українська збірна була представлена 48 спортсменами, 25 з яких діти та юніори,і три спортсмени — діючі представники силових структур, зокрема Десантно-штурмових військ ЗСУ, Сили територіальної оборони ЗСУ та МВС України.</text:p>
      <text:p text:style-name="P4">
На чемпіонаті Європи 2023 українська збірна здобула перше командне місце,зібравши у загальному заліку 118 нагород різного ґатунку.</text:p>
      <text:p text:style-name="P4">
Особливо треба відзначити військовослужбовця ДШВ ЗСУ Командування Десантно-штурмових військ Збройних Сил України <text:span text:style-name="T4">
Іллю Вільмана</text:span>
 , який після контузіїі реабілітації зміг посісти призове місце на європейському чемпіонаті, тапредставників Міністерства внутрішніх справ України — курсантів Національноїакадемії внутрішніх справ, чемпіона Європи <text:span text:style-name="T4">
Василя Рубаняка</text:span>
 та дворазовогофіналіста чемпіонату <text:span text:style-name="T4">
Семена Максиміва</text:span>
.</text:p>
      <text:p text:style-name="P4">
Президент спортивної асоціації генерал-майор Зенцев Микола зазначив, що це неперший випадок з початку широкомасштабної російсько-української війни, колирішенням Головнокомандувача ЗС України в міжнародних змаганнях з єдиноборствбрали участь військовослужбовці з передової, виборюючи Україні перемогу і на«нулі», і в міжнародних спортивних змаганнях.</text:p>
      <text:p text:style-name="P4">
На жаль, низка спортсменів та тренерів української асоціації «Комбатсамозахист ІСО» загинули, захищаючи нашу країну від російського агресора. Своїперемоги на чемпіонаті Європи окремі українські спортсмени присвятили своїмзагиблим товаришам — чемпіонам з єдиноборств «Комбат самозахист ICO», майстрамспорту України Михайлу Павлушку, Володимиру Галайко, Сергію Грехову, БогдануБрюханову, Миколі Вовку… Вічна слава загиблим!</text:p>
      <text:p text:style-name="P4">
<text:span text:style-name="T5">
До речі, росію виключили з усіх видів міжнародних змагань по версії «Комбатсамозахист ICO» рішенням ради національних президентів спортивної асоціації.</text:span>
</text:p>
      <text:p text:style-name="P4">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Оборона Бахмута: наразі про снарядний голод в окупантів не йдеться — за добу понад 400 артобстрілів</text:span>
</text:h>
      <text:p text:style-name="P4">
Author: ['Дмитро Горбунов']</text:p>
      <text:p text:style-name="P4">
Time: 2023-05-23T79:00:00-04:00</text:p>
      <text:p text:style-name="P4">
Description: Про це розповів речник Східного угруповання військ ЗСУ полковник Сергій Череватий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4f44853-ff62-4e4d-86df-a0e53954e950.jpg" text:style-name="Internet_20_link" text:visited-style-name="Visited_20_Internet_20_Link">
f4f44853-ff62-4e4d-86df-a0e53954e950.jpg</text:a>
']</text:p>
      <text:p text:style-name="P4">
Tags: ['СЕРГІЙ ЧЕРЕВАТИЙ']</text:p>
      <text:p text:style-name="P4">
Category: News</text:p>
      <!--METADATA-->
      <text:p text:style-name="P4">
<draw:frame draw:style-name="fr1" draw:name="Image369" text:anchor-type="as-char" svg:width="6.9236in" svg:height="3.894525in" draw:z-index="0">
<draw:image xlink:href="../Images/AРМІЯINFORM/2023-05-23T79-00-00-04-00/f4f44853-ff62-4e4d-86df-a0e53954e950.jpg" xlink:type="simple" xlink:show="embed" xlink:actuate="onLoad" draw:mime-type="image/jpeg"/>
</draw:frame>
</text:p>
      <text:p text:style-name="P4">
Про це розповів речник Східного угруповання військ ЗСУ полковник СергійЧереватий в ефірі телемарафону <text:a xlink:type="simple" xlink:href="https://www.youtube.com/watch" text:style-name="Internet_20_link" text:visited-style-name="Visited_20_Internet_20_Link">
«Єдиніновини»</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Суд повернув в управління Держспецзв’язку землі оборони вартістю понад 163 млн гривень</text:span>
</text:h>
      <text:p text:style-name="P4">
Author: ['АРМІЯINFORM']</text:p>
      <text:p text:style-name="P4">
Time: 2023-05-23T80:00:00-04:00</text:p>
      <text:p text:style-name="P4">
Description: Господарський суд Тернопільської області витребував у власність держави в особі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ud.-zemlya-e1656591977436-1.jpg" text:style-name="Internet_20_link" text:visited-style-name="Visited_20_Internet_20_Link">
sud.-zemlya-e1656591977436-1.jpg</text:a>
']</text:p>
      <text:p text:style-name="P4">
Tags: ['ДЕРЖСПЕЦЗВ’ЯЗКУ', 'СПЕЦІАЛІЗОВАНА ПРОКУРАТУРА У ВІЙСЬКОВІЙ ТА ОБОРОННІЙ СФЕР']</text:p>
      <text:p text:style-name="P4">
Category: News</text:p>
      <!--METADATA-->
      <text:p text:style-name="P4">
<draw:frame draw:style-name="fr1" draw:name="Image370" text:anchor-type="as-char" svg:width="6.9236in" svg:height="4.292632in" draw:z-index="0">
<draw:image xlink:href="../Images/AРМІЯINFORM/2023-05-23T80-00-00-04-00/sud.-zemlya-e1656591977436-1.jpg" xlink:type="simple" xlink:show="embed" xlink:actuate="onLoad" draw:mime-type="image/jpeg"/>
</draw:frame>
</text:p>
      <text:p text:style-name="P4">
Господарський суд Тернопільської області витребував у власність держави вособі Державної служби спеціального зв’язку та захисту інформації України знезаконного володіння однієї із сільських рад у Тернопільському районі майже 4гектари земель оборони вартістю понад 163 мільйони гривень.</text:p>
      <text:p text:style-name="P4">
Про це<text:a xlink:type="simple" xlink:href="https://vpzhr.gp.gov.ua/ua/news.html" text:style-name="Internet_20_link" text:visited-style-name="Visited_20_Internet_20_Link">
повідомляє</text:a>
пресслужба Спеціалізованої прокуратури у сфері оборони Західного регіону.</text:p>
      <text:p text:style-name="P4">
Встановлено, що у травні 2021 року сільська рада незаконно провела реєстраціюправа комунальної власності за собою, чим завдала шкоду майновим інтересамдержави.</text:p>
      <text:p text:style-name="P4">
Після вступу рішення в законну силу спецпрокурори Тернопільськоїспеціалізованої прокуратури у сфері оборони Західного регіону вживатимутьзаходів для його реального виконання.</text:p>
      <text:p text:style-name="P4">
Source: <text:a xlink:type="simple" xlink:href="https://armyinform.com.ua/2023/05/23/sud-povernuv-v-upravlinnya-derzhspeczzvyazku-zemeli-oborony-vartistyu-ponad-163-mln-gryven/" text:style-name="Internet_20_link" text:visited-style-name="Visited_20_Internet_20_Link">
https://armyinform.com.ua/2023/05/23/sud-povernuv-v-upravlinnya-derzhspeczzvyazku-zemeli-oborony-vartistyu-ponad-163-mln-gryven/</text:a>
</text:p>
      <!--NEWS-->
      <text:h text:style-name="P10" text:outline-level="1">
<text:span text:style-name="T4">
Руслан Стефанчук подякував уряду Швеції за допомогу для України</text:span>
</text:h>
      <text:p text:style-name="P4">
Author: ['АРМІЯINFORM']</text:p>
      <text:p text:style-name="P4">
Time: 2023-05-23T81:00:00-04:00</text:p>
      <text:p text:style-name="P4">
Description: Голова Верховної Ради України Руслан Стефанчук зустрівся з Прем’єр-міністром Королі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94770_166204519506019_8714478863213467472_n.jpg" text:style-name="Internet_20_link" text:visited-style-name="Visited_20_Internet_20_Link">
348694770_166204519506019_8714478863213467472_n.jpg</text:a>
']</text:p>
      <text:p text:style-name="P4">
Tags: ['STOPRUSSIA', 'АГРЕСІЯ РФ', 'ВТОРГНЕННЯ РФ', 'ГОЛОВА ВЕРХОВНОЇ РАДИ', 'РУСЛАН СТЕФАНЧУК']</text:p>
      <text:p text:style-name="P4">
Category: News</text:p>
      <!--METADATA-->
      <text:p text:style-name="P4">
<draw:frame draw:style-name="fr1" draw:name="Image371" text:anchor-type="as-char" svg:width="6.9236in" svg:height="4.621503in" draw:z-index="0">
<draw:image xlink:href="../Images/AРМІЯINFORM/2023-05-23T81-00-00-04-00/348694770_166204519506019_8714478863213467472_n.jpg" xlink:type="simple" xlink:show="embed" xlink:actuate="onLoad" draw:mime-type="image/jpeg"/>
</draw:frame>
</text:p>
      <text:p text:style-name="P4">
Голова Верховної Ради України Руслан Стефанчук зустрівся з Прем’єр-міністромКоролівства Швеція Ульфом Крістерссоном.</text:p>
      <text:p text:style-name="P4">
Про це він<text:a xlink:type="simple" xlink:href="https://www.facebook.com/stefanchuk.official/posts/pfbid02r5cBtEDsQUsn8DNQPQjkyKqs9vuoqmAMK1UzJC2PBBoaNkZW8MPBRbLEUuGgaze8l" text:style-name="Internet_20_link" text:visited-style-name="Visited_20_Internet_20_Link">
написав</text:a>
у своєму фейсбуку.</text:p>
      <text:p text:style-name="P4">
«Під час зустрічі з Прем’єр-міністром Королівства Швеція Ульфом Крістерссономобговорили передусім продовження підтримки Швецією України й наш шлях дочленства в ЄС.</text:p>
      <text:p text:style-name="P4">
Поінформував про виконання Україною семи рекомендацій, наданих Європейськоюкомісією.</text:p>
      <text:p text:style-name="P4">
Відзначив особливу роль шведського головування у Раді Європейського Союзу.Вдячний уряду Швеції за потужні пакети допомоги для України», — наголосивголова Верховної Ради України.</text:p>
      <text:p text:style-name="P4">
Source: <text:a xlink:type="simple" xlink:href="https://armyinform.com.ua/2023/05/23/ruslan-stefanchuk-podyakuvav-uryadu-shvecziyi-za-dopomogu-dlya-ukrayiny/" text:style-name="Internet_20_link" text:visited-style-name="Visited_20_Internet_20_Link">
https://armyinform.com.ua/2023/05/23/ruslan-stefanchuk-podyakuvav-uryadu-shvecziyi-za-dopomogu-dlya-ukrayiny/</text:a>
</text:p>
      <!--NEWS-->
      <text:h text:style-name="P10" text:outline-level="1">
<text:span text:style-name="T4">
Приблизно 1,5 млн громадян України буде мати досвід бойових дій — Юлія Лапутіна</text:span>
</text:h>
      <text:p text:style-name="P4">
Author: ['АРМІЯINFORM']</text:p>
      <text:p text:style-name="P4">
Time: 2023-05-23T82:00:00-04:00</text:p>
      <text:p text:style-name="P4">
Description: Під час візиту до Дніпропетровської та Донецької областей Міністр у справах ветер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4-l-i-cznap.jpeg" text:style-name="Internet_20_link" text:visited-style-name="Visited_20_Internet_20_Link">
04-l-i-cznap.jpeg</text:a>
', '<text:a xlink:type="simple" xlink:href="https://armyinform.com.ua/wp-content/uploads/2023/05/08-za-stolom-l-i-k.jpeg" text:style-name="Internet_20_link" text:visited-style-name="Visited_20_Internet_20_Link">
08-za-stolom-l-i-k.jpeg</text:a>
']</text:p>
      <text:p text:style-name="P4">
Tags: ['ВЕТЕРАНСЬКА ПОЛІТИКА', 'ДНІПРОПЕТРОВЩИНА', 'ДОНЕЧЧИНА', 'МІНВЕТЕРАНІВ', 'ЮЛІЯ ЛАПУТІНА']</text:p>
      <text:p text:style-name="P4">
Category: News</text:p>
      <!--METADATA-->
      <text:p text:style-name="P4">
<draw:frame draw:style-name="fr1" draw:name="Image372" text:anchor-type="as-char" svg:width="6.9236in" svg:height="5.1927in" draw:z-index="0">
<draw:image xlink:href="../Images/AРМІЯINFORM/2023-05-23T82-00-00-04-00/04-l-i-cznap.jpeg" xlink:type="simple" xlink:show="embed" xlink:actuate="onLoad" draw:mime-type="image/jpeg"/>
</draw:frame>
</text:p>
      <text:p text:style-name="P4">
Під час візиту до Дніпропетровської та Донецької областей Міністр у справахветеранів України Юлія Лапутіна презентувала концепцію помічників ветеранів.</text:p>
      <text:p text:style-name="P4">
Про це <text:a xlink:type="simple" xlink:href="https://mva.gov.ua/ua/news/yuliya-laputina-veteranska-politika-odin-iz-prioritetiv-uryadu" text:style-name="Internet_20_link" text:visited-style-name="Visited_20_Internet_20_Link">
повідомляє </text:a>
пресслужба Міністерства у справахветеранів України.</text:p>
      <text:p text:style-name="P4">
Також під час робочої поїздки Юлія Лапутіна ознайомилась із методикамиреабілітації ветеранів у регіонах та поспілкувалась із захисниками, якіперебувають на лікуванні, зустрілась з учасниками Всеукраїнських змагань «ІгриНескорених 2023», обговорила поточні перспективи впровадження проєктівпідтримки та адаптації ветеранів.</text:p>
      <text:p text:style-name="P4">
Разом із керівниками територіальних громад Міністр обговорила практичніпитання впровадження інституту помічників ветеранів, зокрема питання навчання,фінансування їхньої діяльності, а також подальшої цифровізації процесу наданняпослуг ветеранам.</text:p>
      <text:p text:style-name="P4">
<draw:frame draw:style-name="fr1" draw:name="Image373" text:anchor-type="as-char" svg:width="6.9236in" svg:height="4.621503in" draw:z-index="0">
<draw:image xlink:href="../Images/AРМІЯINFORM/2023-05-23T82-00-00-04-00/08-za-stolom-l-i-k.jpeg" xlink:type="simple" xlink:show="embed" xlink:actuate="onLoad" draw:mime-type="image/jpeg"/>
</draw:frame>
</text:p>
      <text:p text:style-name="P4">
«Ветеранська політика — один із пріоритетів Уряду. Після перемоги ми будемокраїною захисників та захисниць. Адже очікується, що після перемоги приблизно1,5 млн громадян України буде мати досвід бойових дій. Відтак необхідналюдина, яка зможе фасилітувати діалог між ветераном і його сім’єю та державою,громадою, роботодавцем. Такою особою є помічник ветерана. У кожнійтериторіальній громаді мають розуміти скільки людей і якого фаху з цієїгромади буде демобілізовано. І які цивільні спеціальності потрібні в ційгромаді», — наголосила Юлія Лапутіна.</text:p>
      <text:p text:style-name="P4">
Пілотний проєкт створення інституту помічника ветерана цього року будезапущено в Дніпропетровській, Львівській, Вінницькій та Миколаївськійобластях.</text:p>
      <text:p text:style-name="P4">
Source: <text:a xlink:type="simple" xlink:href="https://armyinform.com.ua/2023/05/23/bude-maty-dosvid-bojovyh-dij-yuliya-laputina/" text:style-name="Internet_20_link" text:visited-style-name="Visited_20_Internet_20_Link">
https://armyinform.com.ua/2023/05/23/bude-maty-dosvid-bojovyh-dij-yuliya-laputina/</text:a>
</text:p>
      <!--NEWS-->
      <text:h text:style-name="P10" text:outline-level="1">
<text:span text:style-name="T4">
До 12 років тюрми засуджено генерала та полковника рф, які командували підривом Північно-Кримського каналу</text:span>
</text:h>
      <text:p text:style-name="P4">
Author: ['АРМІЯINFORM']</text:p>
      <text:p text:style-name="P4">
Time: 2023-05-23T83:00:00-04:00</text:p>
      <text:p text:style-name="P4">
Description: Служба безпеки зібрала доказову базу на ще двох командирів російських військ,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01945_992438188785049_275882247683856763_n.jpg" text:style-name="Internet_20_link" text:visited-style-name="Visited_20_Internet_20_Link">
348601945_992438188785049_275882247683856763_n.jpg</text:a>
']</text:p>
      <text:p text:style-name="P4">
Tags: ['STOPRUSSIA', 'ВОЄННІ ЗЛОЧИНИ ЗС РФ', 'ВТОРГНЕННЯ РФ', 'СБУ']</text:p>
      <text:p text:style-name="P4">
Category: News</text:p>
      <!--METADATA-->
      <text:p text:style-name="P4">
<draw:frame draw:style-name="fr1" draw:name="Image374" text:anchor-type="as-char" svg:width="6.9236in" svg:height="7.362095in" draw:z-index="0">
<draw:image xlink:href="../Images/AРМІЯINFORM/2023-05-23T83-00-00-04-00/348601945_992438188785049_275882247683856763_n.jpg" xlink:type="simple" xlink:show="embed" xlink:actuate="onLoad" draw:mime-type="image/jpeg"/>
</draw:frame>
</text:p>
      <text:p text:style-name="P4">
Служба безпеки зібрала доказову базу на ще двох командирів російських військ,які причетні до знищення ключових об’єктів життєзабезпечення Херсонщини. Заматеріалами СБУ до 12 років тюрми засуджено генерала і полковника рф, якікомандували підривом Північно-Кримського каналу,<text:a xlink:type="simple" xlink:href="https://www.facebook.com/SecurSerUkraine/posts/pfbid02YsRj3qwn7BWWxhzc8gg9kjaiXY9zbQFhQEa54AQ7EpTFecsBdWtXuJbErD7TsheXl" text:style-name="Internet_20_link" text:visited-style-name="Visited_20_Internet_20_Link">
інформує</text:a>
пресслужба відомства.</text:p>
      <text:p text:style-name="P4">
«Мова йде про заступника командувача Чорноморського флоту рф з матеріально-технічного забезпечення генерал-майора Міхаїла Яснікова і командувача 11-їокремої інженерної бригади полковника Дмітрія Маркова. Обидва посадовцібезпосередньо командували захопленням Каховської ГЕС та підривом спорудПівнічно-Кримського каналу», — зазначають у СБУ.</text:p>
      <text:p text:style-name="P4">
Зокрема, за даними слідства, саме Ясніков віддав наказ щодо незаконногозахоплення об’єктів критичної інфраструктури, а Марков керував підривами.</text:p>
      <text:p text:style-name="P4">
Злочинні дії окупантів порушили водозабезпечення регіону, функціонування йогозрошувальної системи, а також завдали значної шкоди довкіллю і матеріальнихзбитків Україні в особливо великих розмірах.</text:p>
      <text:p text:style-name="P4">
На підставі зібраних слідчими СБУ доказів суд визнав обох зловмисників виннимиза ч. 2 ст. 28, ч. 1 ст. 438 Кримінального кодексу України (порушенні законівта звичаїв війни) та призначив їм 12 років тюрми.</text:p>
      <text:p text:style-name="P4">
Оскільки обидва засуджені перебувають на тимчасово окупованій територіїУкраїни, початок строку відбування покарання визначено з дня їх фактичногозатримання.</text:p>
      <text:p text:style-name="P4">
Тривають комплексні заходи для притягнення винних до відповідальності зазлочини проти України.</text:p>
      <text:p text:style-name="P4">
Source: <text:a xlink:type="simple" xlink:href="https://armyinform.com.ua/2023/05/23/do-12-rokiv-tyurmy-zasudzheno-generala-i-polkovnyka-rf-yaki-komanduvaly-pidryvom-pivnichno-krymskogo-kanalu/" text:style-name="Internet_20_link" text:visited-style-name="Visited_20_Internet_20_Link">
https://armyinform.com.ua/2023/05/23/do-12-rokiv-tyurmy-zasudzheno-generala-i-polkovnyka-rf-yaki-komanduvaly-pidryvom-pivnichno-krymskogo-kanalu/</text:a>
</text:p>
      <!--NEWS-->
      <text:h text:style-name="P10" text:outline-level="1">
<text:span text:style-name="T4">
Величезною загрозою продовжує залишатися окупація ЗАЕС — Денис Шмигаль</text:span>
</text:h>
      <text:p text:style-name="P4">
Author: ['АРМІЯINFORM']</text:p>
      <text:p text:style-name="P4">
Time: 2023-05-23T84:00:00-04:00</text:p>
      <text:p text:style-name="P4">
Description: Про це Прем’єр-міністр України сказав у промові на засіданні Уряду.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ys-shmygal-1.jpg" text:style-name="Internet_20_link" text:visited-style-name="Visited_20_Internet_20_Link">
denys-shmygal-1.jpg</text:a>
']</text:p>
      <text:p text:style-name="P4">
Tags: ['ДЕНИС ШМИГАЛЬ', 'ЕНЕРГЕТИЧНА ІНФРАСТРУКТУРА', 'ЗАЕС', 'КАБІНЕТ МІНІСТРІВ УКРАЇНИ']</text:p>
      <text:p text:style-name="P4">
Category: News</text:p>
      <!--METADATA-->
      <text:p text:style-name="P4">
<draw:frame draw:style-name="fr1" draw:name="Image375" text:anchor-type="as-char" svg:width="6.9236in" svg:height="4.610104in" draw:z-index="0">
<draw:image xlink:href="../Images/AРМІЯINFORM/2023-05-23T84-00-00-04-00/denys-shmygal-1.jpg" xlink:type="simple" xlink:show="embed" xlink:actuate="onLoad" draw:mime-type="image/jpeg"/>
</draw:frame>
</text:p>
      <text:p text:style-name="P4">
Про це Прем’єр-міністр України <text:a xlink:type="simple" xlink:href="https://www.kmu.gov.ua/news/promova-premier-ministra-ukrainy-denysa-shmyhalia-na-zasidanni-uriadu23052023" text:style-name="Internet_20_link" text:visited-style-name="Visited_20_Internet_20_Link">
сказав</text:a>
 упромові на засіданні Уряду.</text:p>
      <text:p text:style-name="P4">
«Сьогодні, як і всі останні 15 місяців, головним завданням залишаєтьсяпосилення нашої армії та оборони. Тому країна має працювати. Країна має бутиготова до всіх викликів», — зазначив Денис Шмигаль.</text:p>
      <text:p text:style-name="P4">
Під час виступу Прем’єр-міністр України розповів про підготовку до новогоопалювального сезону, відновлення енергетики та накопичення енергоресурсів.</text:p>
      <text:p text:style-name="P4">
«Величезною загрозою продовжує залишатися окупація нашої Запорізької атомноїелектростанції, — також нагадав Денис Шмигаль. — російські терористипродовжують обстріли інфраструктури навколо станції. Через це ЗАЕС уже всьомебула знеструмлена. Зараз „Укренерго“ відновило живлення станції, алеколосальні ризики залишаються. Працюємо з усіма партнерами, аби змусити росіюпіти із ЗАЕС та зробити навколо станції демілітаризовану зону».</text:p>
      <text:p text:style-name="P4">
Source: <text:a xlink:type="simple" xlink:href="https://armyinform.com.ua/2023/05/23/velycheznoyu-zagrozoyu-prodovzhuye-zalyshatysya-okupacziya-zaes-denys-shmygal/" text:style-name="Internet_20_link" text:visited-style-name="Visited_20_Internet_20_Link">
https://armyinform.com.ua/2023/05/23/velycheznoyu-zagrozoyu-prodovzhuye-zalyshatysya-okupacziya-zaes-denys-shmygal/</text:a>
</text:p>
      <!--NEWS-->
      <text:h text:style-name="P10" text:outline-level="1">
<text:span text:style-name="T4">
Повернуто ще 12 українських дітей, вивезених окупантами на територію рф</text:span>
</text:h>
      <text:p text:style-name="P4">
Author: ['АРМІЯINFORM']</text:p>
      <text:p text:style-name="P4">
Time: 2023-05-23T85:00:00-04:00</text:p>
      <text:p text:style-name="P4">
Description: Україна повернула додому ще 12 українських дітей, вивезених на територію рф росій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000010_3518020708486727_7050994855292453006_n.jpg" text:style-name="Internet_20_link" text:visited-style-name="Visited_20_Internet_20_Link">
349000010_3518020708486727_7050994855292453006_n.jpg</text:a>
']</text:p>
      <text:p text:style-name="P4">
Tags: ['STOPRUSSIA', 'ВОЄННІ ЗЛОЧИНИ ЗС РФ', 'ВТОРГНЕННЯ РФ']</text:p>
      <text:p text:style-name="P4">
Category: News</text:p>
      <!--METADATA-->
      <text:p text:style-name="P4">
<draw:frame draw:style-name="fr1" draw:name="Image376" text:anchor-type="as-char" svg:width="6.9236in" svg:height="3.894525in" draw:z-index="0">
<draw:image xlink:href="../Images/AРМІЯINFORM/2023-05-23T85-00-00-04-00/349000010_3518020708486727_7050994855292453006_n.jpg" xlink:type="simple" xlink:show="embed" xlink:actuate="onLoad" draw:mime-type="image/jpeg"/>
</draw:frame>
</text:p>
      <text:p text:style-name="P4">
Україна повернула додому ще 12 українських дітей, вивезених на територію рфросійськими окупантами.</text:p>
      <text:p text:style-name="P4">
Про це<text:a xlink:type="simple" xlink:href="https://www.facebook.com/100044155643408/posts/pfbid07n6RGKFG5zhD6iMJXNPU5eNwpRLoK9HMybkUeR2eyfNFKbMWXTsSUvC1JumhWoqVl/" text:style-name="Internet_20_link" text:visited-style-name="Visited_20_Internet_20_Link">
повідомив</text:a>
Уповноважений президента України з прав дитини Микола Кулеба.</text:p>
      <text:p text:style-name="P4">
«Ця рятувальна місія вийшла дуже складною, адже 17-річному Денису, за якимїхала хрещена мама, так і не вдалося повернутися в Україну. Росіяни затрималиОльгу, забрали усі документи й телефон. Дві доби її допитували представникиФСБ та погрожували ув’язненням на 15 років. Жінці так і не дали змогу забратихрещеного сина, натомість її відправили в Мінськ, протримали там ще добу йвідпустили. Ользі довелося просити допомоги в Червоного Хреста, що такимипитаннями не займається», — написав він.</text:p>
      <text:p text:style-name="P4">
Ще одним викликом, за словами Кулеби, стало повернення 11-річного Сергія.Сирота з Вовчанська після повномасштабного вторгнення РФ опинився з єдиноюрідною сестрою по різні боки фронту. Але 18-річну Ксенію така ситуація невлаштовувала, і вона вирішила будь-що-будь повернути брата додому. Як і впопередніх випадках, представники служби у справах неповнолітніх всілякоперешкоджали возз’єднанню сім’ї, використовуючи психологічний тиск таманіпулятивні методи. Дівчині довелося пережити чимало випробувань, щобизабрати брата додому.</text:p>
      <text:p text:style-name="P4">
«На щастя, діти та батьки вже в Україні, з ними все добре. І щоб допомогтидітям оговтатися від пережитого стресу та довгої дороги, ми організували дляних відпочинок у парку атракціонів. Дуже приємно бачити їхні усмішки, особливопісля того, що вони пережили. Тепер маємо зробити все можливе, щоб діти швидшевідновилися психологічно і повернулися до нормального життя», — написав МиколаКулеба.</text:p>
      <text:p text:style-name="P4">
Source: <text:a xlink:type="simple" xlink:href="https://armyinform.com.ua/2023/05/23/povernuto-shhe-12-ukrayinskyh-ditej-vyvezenyh-okupantamy-na-terytoriyu-rf/" text:style-name="Internet_20_link" text:visited-style-name="Visited_20_Internet_20_Link">
https://armyinform.com.ua/2023/05/23/povernuto-shhe-12-ukrayinskyh-ditej-vyvezenyh-okupantamy-na-terytoriyu-rf/</text:a>
</text:p>
      <!--NEWS-->
      <text:h text:style-name="P10" text:outline-level="1">
<text:span text:style-name="T4">
Ворог зосереджує зусилля на п’яти напрямках, відбулось 16 бойових зіткнень</text:span>
</text:h>
      <text:p text:style-name="P4">
Author: ['АРМІЯINFORM']</text:p>
      <text:p text:style-name="P4">
Time: 2023-05-23T86:00:00-04:00</text:p>
      <text:p text:style-name="P4">
Description: Про це повідомляє ГШ ЗС України у вечірнь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606378_1174790679866394_4684910546115458250_n.jpg" text:style-name="Internet_20_link" text:visited-style-name="Visited_20_Internet_20_Link">
348606378_1174790679866394_4684910546115458250_n.jpg</text:a>
']</text:p>
      <text:p text:style-name="P4">
Tags: ['STOPRUSSIA', 'БАХМУТ', 'ВТОРГНЕННЯ РФ', 'ГШ ЗС УКРАЇНИ', 'МАР’ЇНКА']</text:p>
      <text:p text:style-name="P4">
Category: News</text:p>
      <!--METADATA-->
      <text:p text:style-name="P4">
<draw:frame draw:style-name="fr1" draw:name="Image377" text:anchor-type="as-char" svg:width="6.9236in" svg:height="5.273911in" draw:z-index="0">
<draw:image xlink:href="../Images/AРМІЯINFORM/2023-05-23T86-00-00-04-00/348606378_1174790679866394_4684910546115458250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Ub5r2CaSRnsC4V9AAmFGGFFvhupPXx761KFuQSXc5TgkmzS7Q3re3ktHq8ysbWWDl" text:style-name="Internet_20_link" text:visited-style-name="Visited_20_Internet_20_Link">
повідомляє</text:a>
ГШ ЗС України у вечірньому зведенні.</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доби відбулось 16 бойових зіткнень на зазначених ділянках фронту, вепіцентрі бойових дій залишаються Бахмут та Мар’їнка», — йдеться вповідомленні.</text:p>
      <text:p text:style-name="P4">
Зокрема на Бахмутському напрямку протягом доби противник вів безуспішнінаступальні дії у напрямку населеного пункту Хромове. Ворог також завдававіаударів у районах населених пунктів Біла Гора, Озарянівка та Торецьк. Відворожих обстрілів постраждали Краматорськ, Васюківка, Оріхово-Василівка,Григорівка, Бахмут, Іванівське, Ступочки, Костянтинівка, Біла Гора, Торецьк,Північне, Південне та Нью-Йорк Донецької області.</text:p>
      <text:p text:style-name="P4">
Source: <text:a xlink:type="simple" xlink:href="https://armyinform.com.ua/2023/05/23/vorog-zoseredzhuye-zusyllya-na-pyaty-napryamkah-za-bahmut-i-maryinku-tryvayut-boyi/" text:style-name="Internet_20_link" text:visited-style-name="Visited_20_Internet_20_Link">
https://armyinform.com.ua/2023/05/23/vorog-zoseredzhuye-zusyllya-na-pyaty-napryamkah-za-bahmut-i-maryinku-tryvayut-boyi/</text:a>
</text:p>
      <!--NEWS-->
      <text:h text:style-name="P10" text:outline-level="1">
<text:span text:style-name="T4">
росіяни завдали сьогодні 25 авіаударів, є жертви серед цивільного населення</text:span>
</text:h>
      <text:p text:style-name="P4">
Author: ['АРМІЯINFORM']</text:p>
      <text:p text:style-name="P4">
Time: 2023-05-23T87:00:00-04:00</text:p>
      <text:p text:style-name="P4">
Description: Про це повідомляє ГШ ЗС України у вечірньому зведенні.  «Протягом цієї доби 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ОЄННІ ЗЛОЧИНИ ЗС РФ', 'ВТОРГНЕННЯ РФ', 'ГШ ЗС УКРАЇНИ']</text:p>
      <text:p text:style-name="P4">
Category: News</text:p>
      <!--METADATA-->
      <text:p text:style-name="P4">
<draw:frame draw:style-name="fr1" draw:name="Image378" text:anchor-type="as-char" svg:width="6.9236in" svg:height="5.490198in" draw:z-index="0">
<draw:image xlink:href="../Images/AРМІЯINFORM/2023-05-23T87-00-00-04-00/2022-12-06-obstrily-prykordonnya-ukrayiny-e1670330009167.jpe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Ub5r2CaSRnsC4V9AAmFGGFFvhupPXx761KFuQSXc5TgkmzS7Q3re3ktHq8ysbWWDl" text:style-name="Internet_20_link" text:visited-style-name="Visited_20_Internet_20_Link">
повідомляє</text:a>
ГШ ЗС України у вечірньому зведенні.</text:p>
      <text:p text:style-name="P4">
«Протягом цієї доби ракетних ударів не було. Втім, противник завдав 25авіаційних ударів та здійснив більш як 20 обстрілів з реактивних системзалпового вогню по позиціях наших військ та населених пунктах. На жаль, єзагиблі та поранені серед цивільного населення, пошкоджено приватні житловібудинки та адміністративна інфраструктура», – йдеться у повідомленні.</text:p>
      <text:p text:style-name="P4">
У ГШ ЗС України також нагада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5/23/protyvnyk-zavdav-25-aviaczijnyh-udariv-ye-zhertvy-sered-czyvilnyh/" text:style-name="Internet_20_link" text:visited-style-name="Visited_20_Internet_20_Link">
https://armyinform.com.ua/2023/05/23/protyvnyk-zavdav-25-aviaczijnyh-udariv-ye-zhertvy-sered-czyvilnyh/</text:a>
</text:p>
      <!--NEWS-->
      <text:h text:style-name="P10" text:outline-level="1">
<text:span text:style-name="T4">
У Біловодську лікарня переповнена пораненими окупантами</text:span>
</text:h>
      <text:p text:style-name="P4">
Author: ['АРМІЯINFORM']</text:p>
      <text:p text:style-name="P4">
Time: 2023-05-23T88:00:00-04:00</text:p>
      <text:p text:style-name="P4">
Description: Про це повідомляє ГШ ЗС України у вечірнь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2.png" text:style-name="Internet_20_link" text:visited-style-name="Visited_20_Internet_20_Link">
f1-2.png</text:a>
']</text:p>
      <text:p text:style-name="P4">
Tags: ['STOPRUSSIA', 'ВТОРГНЕННЯ РФ', 'ГШ ЗС УКРАЇНИ']</text:p>
      <text:p text:style-name="P4">
Category: News</text:p>
      <!--METADATA-->
      <text:p text:style-name="P4">
<draw:frame draw:style-name="fr1" draw:name="Image379" text:anchor-type="as-char" svg:width="6.9236in" svg:height="3.686817in" draw:z-index="0">
<draw:image xlink:href="../Images/AРМІЯINFORM/2023-05-23T88-00-00-04-00/f1-2.png" xlink:type="simple" xlink:show="embed" xlink:actuate="onLoad" draw:mime-type="image/png"/>
</draw:frame>
 <text:span text:style-name="T4">
🔥Ситуація щодо російського вторгнення</text:span>
</text:p>
      <text:p text:style-name="P4">
Про це<text:a xlink:type="simple" xlink:href="https://www.facebook.com/GeneralStaff.ua/posts/pfbid0Ub5r2CaSRnsC4V9AAmFGGFFvhupPXx761KFuQSXc5TgkmzS7Q3re3ktHq8ysbWWDl" text:style-name="Internet_20_link" text:visited-style-name="Visited_20_Internet_20_Link">
повідомляє</text:a>
ГШ ЗС України у вечірньому зведенні.</text:p>
      <text:p text:style-name="P4">
«Противник продовжує використовувати цивільні медичні заклади тимчасовозахоплених територій України у власних цілях. Так, Біловодську центральнурайонну лікарню окупанти перетворили на військовий шпиталь. Наразі медичнийзаклад переповнений російськими окупантами з пораненнями різного ступеняважкості», — йдеться в повідомленні.</text:p>
      <text:p text:style-name="P4">
Source: <text:a xlink:type="simple" xlink:href="https://armyinform.com.ua/2023/05/23/u-bilovodsku-likarnya-perepovnena-poranenymy-okupantamy/" text:style-name="Internet_20_link" text:visited-style-name="Visited_20_Internet_20_Link">
https://armyinform.com.ua/2023/05/23/u-bilovodsku-likarnya-perepovnena-poranenymy-okupantamy/</text:a>
</text:p>
      <!--NEWS-->
      <text:h text:style-name="P10" text:outline-level="1">
<text:span text:style-name="T4">
Авіація Сил оборони за добу завдала 14  ударів по ворогу</text:span>
</text:h>
      <text:p text:style-name="P4">
Author: ['АРМІЯINFORM']</text:p>
      <text:p text:style-name="P4">
Time: 2023-05-23T89:00:00-04:00</text:p>
      <text:p text:style-name="P4">
Description: Про це повідомляє ГШ ЗС України у вечірньому зведенні.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 УКРАЇНИ']</text:p>
      <text:p text:style-name="P4">
Category: News</text:p>
      <!--METADATA-->
      <text:p text:style-name="P4">
<draw:frame draw:style-name="fr1" draw:name="Image380" text:anchor-type="as-char" svg:width="6.9236in" svg:height="3.894525in" draw:z-index="0">
<draw:image xlink:href="../Images/AРМІЯINFORM/2023-05-23T89-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Ub5r2CaSRnsC4V9AAmFGGFFvhupPXx761KFuQSXc5TgkmzS7Q3re3ktHq8ysbWWDl" text:style-name="Internet_20_link" text:visited-style-name="Visited_20_Internet_20_Link">
повідомляє</text:a>
ГШ ЗС України у вечірньому зведенні.</text:p>
      <text:p text:style-name="P4">
«Авіація Сил оборони за добу завдала 14 ударів по районах зосередженняособового складу та військової техніки противника, з них 3 — по зенітно-ракетних комплексах», — йдеться в повідомленні.</text:p>
      <text:p text:style-name="P4">
Також зазначається, що протягом цієї доби було знищено 4 ворожі ударні БПЛАтипу Shahed. Крім того, підрозділи ракетних військ і артилерії вразили 3пункти управління, 4 райони зосередження озброєння та військової техніки, 1склад боєприпасів, 2 артилерійські підрозділи на вогневих позиціях та ще 3важливі цілі противника.</text:p>
      <text:p text:style-name="P4">
Source: <text:a xlink:type="simple" xlink:href="https://armyinform.com.ua/2023/05/23/aviacziya-syl-oborony-za-dobu-zavdala-14-udariv-po-vorogu/" text:style-name="Internet_20_link" text:visited-style-name="Visited_20_Internet_20_Link">
https://armyinform.com.ua/2023/05/23/aviacziya-syl-oborony-za-dobu-zavdala-14-udariv-po-vorogu/</text:a>
</text:p>
      <!--NEWS-->
      <text:h text:style-name="P10" text:outline-level="1">
<text:span text:style-name="T4">
Оборонні закупівлі в Україні переходять на модель держав-членів НАТО — Олексій Резніков</text:span>
</text:h>
      <text:p text:style-name="P4">
Author: ['АРМІЯINFORM']</text:p>
      <text:p text:style-name="P4">
Time: 2023-05-23T90:00:00-04:00</text:p>
      <text:p text:style-name="P4">
Description: Закупівлі озброєння та військової техніки для Збройних Сил України проводитиме Аге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ЗАКУПІВЛІ', 'НАТО', 'ОЛЕКСІЙ РЕЗНІКОВ']</text:p>
      <text:p text:style-name="P4">
Category: News</text:p>
      <!--METADATA-->
      <text:p text:style-name="P4">
<draw:frame draw:style-name="fr1" draw:name="Image381" text:anchor-type="as-char" svg:width="6.9236in" svg:height="4.030323in" draw:z-index="0">
<draw:image xlink:href="../Images/AРМІЯINFORM/2023-05-23T90-00-00-04-00/oleksij-reznikov-garantuye.jpg" xlink:type="simple" xlink:show="embed" xlink:actuate="onLoad" draw:mime-type="image/jpeg"/>
</draw:frame>
</text:p>
      <text:p text:style-name="P4">
Закупівлі озброєння та військової техніки для Збройних Сил України проводитимеАгенція оборонних закупівель. Постанову, яка визначає Агенцію службоюдержавного замовника Міністерства оборони України, ухвалив Кабінет МіністрівУкраїни. Про це повідомив Міністр оборони України Олексій Резніков,<text:a xlink:type="simple" xlink:href="https://www.mil.gov.ua/news/2023/05/23/oboronni-zakupivli-v-ukraini-perehodyat-na-model-derzhav-chleniv-nato-oleksij-reznikov/" text:style-name="Internet_20_link" text:visited-style-name="Visited_20_Internet_20_Link">
інформує</text:a>
 пресслужбавідомства.</text:p>
      <text:p text:style-name="P4">
— Агенція, яку ми створили у 2022 році, відокремлена від апарату Міністерства,що дозволяє звести до мінімуму корупційні ризики. Це рішення робить оборонневідомство на крок ближче до імплементації стандартів та процедур НАТО,сприятиме ефективному використанню бюджетних коштів та скоротить термінипостачання товарів для потреб ЗСУ, — наголосив Олексій Резніков.</text:p>
      <text:p text:style-name="P4">
В свою чергу, заступник Міністра оборони України Денис Шарапов зазначив, щовідтепер централізовану закупівлю товарів, робіт та послуг, призначених длявиконання державних програм у сфері національної безпеки і оборонизабезпечуватиме єдина національна агенція.</text:p>
      <text:p text:style-name="P4">
За його словами, вона у межах передбачених коштів здійснюватиме закупівлі напідставі потреби, яку визначають Збройні Сили України.</text:p>
      <text:p text:style-name="P4">
Наразі Міністерство оборони України залучає партнерів із Великої Британії,Норвегії та Агенції НАТО з підтримки та постачання задля допомоги у розбудовімеханізмів роботи Агенції оборонних закупівель та проведення оцінювання навідповідність служби державного замовника стандартам НАТО.</text:p>
      <text:p text:style-name="P4">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Посилення ППО та збільшення кількості боєприпасів — ключові теми розмови Валерія Залужного з Кристофером Каволі</text:span>
</text:h>
      <text:p text:style-name="P4">
Author: ['АРМІЯINFORM']</text:p>
      <text:p text:style-name="P4">
Time: 2023-05-23T91:00:00-04:00</text:p>
      <text:p text:style-name="P4">
Description: Про це повідомив Головнокомандувач Збройних Сил України генерал Валерій Залужний.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luzhnyj-kavoli.jpg" text:style-name="Internet_20_link" text:visited-style-name="Visited_20_Internet_20_Link">
zaluzhnyj-kavoli.jpg</text:a>
']</text:p>
      <text:p text:style-name="P4">
Tags: ['ВАЛЕРІЙ ЗАЛУЖНИЙ', 'КРІСТОФЕР КАВОЛІ']</text:p>
      <text:p text:style-name="P4">
Category: News</text:p>
      <!--METADATA-->
      <text:p text:style-name="P4">
<draw:frame draw:style-name="fr1" draw:name="Image382" text:anchor-type="as-char" svg:width="6.9236in" svg:height="4.61903in" draw:z-index="0">
<draw:image xlink:href="../Images/AРМІЯINFORM/2023-05-23T91-00-00-04-00/zaluzhnyj-kavoli.jpg" xlink:type="simple" xlink:show="embed" xlink:actuate="onLoad" draw:mime-type="image/jpeg"/>
</draw:frame>
</text:p>
      <text:p text:style-name="P4">
Про це<text:a xlink:type="simple" xlink:href="https://www.facebook.com/CinCAFU/posts/pfbid02tZ7JtXwjHKtt8DchiB2HGeN7KrMkwFFkEJm1nvFXoXdweLGhBBeqaSUqqx12NUmCl" text:style-name="Internet_20_link" text:visited-style-name="Visited_20_Internet_20_Link">
повідомив</text:a>
Головнокомандувач Збройних Сил України генерал Валерій Залужний.</text:p>
      <text:p text:style-name="P4">
«Провів телефонну розмову з Верховним головнокомандувачем Обʼєднаних збройнихСил НАТО в Європі та командувачем ЗС США в Європі генералом КрістоферомКаволі.</text:p>
      <text:p text:style-name="P4">
Необхідність посилення протиповітряної оборони, в тому числі за допомогоювинищувачів F-16, та збільшення кількості боєприпасів — були ключовими темаминашого діалогу.</text:p>
      <text:p text:style-name="P4">
Обговорили важливість продовження спільної роботи щодо обслуговування таремонту військової техніки. Також розповів про кількісний та якісний складнашого війська і про ініціативу посилення української морської піхоти зарахунок створення нових бригад.</text:p>
      <text:p text:style-name="P4">
Домовилися з генералом Каволі і надалі активно взаємодіяти задля зміцненняобороноздатності України.</text:p>
      <text:p text:style-name="P4">
Дякую партнерам за підтримку та допомогу. Разом — до Перемоги!» — написавВалерій Залужний.</text:p>
      <text:p text:style-name="P4">
Source: <text:a xlink:type="simple" xlink:href="https://armyinform.com.ua/2023/05/23/posylennya-ppo-ta-zbilshennya-kilkosti-boyeprypasiv-klyuchovi-temy-rozmovy-valeriya-zaluzhnogo-z-krystoferom-kavoli/" text:style-name="Internet_20_link" text:visited-style-name="Visited_20_Internet_20_Link">
https://armyinform.com.ua/2023/05/23/posylennya-ppo-ta-zbilshennya-kilkosti-boyeprypasiv-klyuchovi-temy-rozmovy-valeriya-zaluzhnogo-z-krystoferom-kavoli/</text:a>
</text:p>
      <!--NEWS-->
      <text:h text:style-name="P10" text:outline-level="1">
<text:span text:style-name="T4">
Міжнародний Реєстр збитків запрацює із серпня цього року — Мін’юст</text:span>
</text:h>
      <text:p text:style-name="P4">
Author: ['АРМІЯINFORM']</text:p>
      <text:p text:style-name="P4">
Time: 2023-05-23T92:00:00-04:00</text:p>
      <text:p text:style-name="P4">
Description: «Ми вже перейшли від політичних декларацій до юридично зобов'язуючих документів. Влас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23237_786862052705600_1314604358681138544_n-1536x1152-1.jpg" text:style-name="Internet_20_link" text:visited-style-name="Visited_20_Internet_20_Link">
345623237_786862052705600_1314604358681138544_n-1536x1152-1.jpg</text:a>
']</text:p>
      <text:p text:style-name="P4">
Tags: ['STOPRUSSIA', 'ВОЄННІ ЗЛОЧИНИ ЗС РФ', 'ВТОРГНЕННЯ РФ', "МІН'ЮСТ"]</text:p>
      <text:p text:style-name="P4">
Category: News</text:p>
      <!--METADATA-->
      <text:p text:style-name="P4">
<draw:frame draw:style-name="fr1" draw:name="Image383" text:anchor-type="as-char" svg:width="6.9236in" svg:height="5.1927in" draw:z-index="0">
<draw:image xlink:href="../Images/AРМІЯINFORM/2023-05-23T92-00-00-04-00/345623237_786862052705600_1314604358681138544_n-1536x1152-1.jpg" xlink:type="simple" xlink:show="embed" xlink:actuate="onLoad" draw:mime-type="image/jpeg"/>
</draw:frame>
</text:p>
      <text:p text:style-name="P4">
«Ми вже перейшли від політичних декларацій до юридично зобов'язуючихдокументів. Власне, Договір, підписаний у Рейк'явіку, — це документ, якийпокладає певні обов'язки на країн-підписантів», — про це зазначила заступникМіністра юстиції України Ірина Мудра під час телемарафону єдиних новин,говорячи про створення Міжнародного Реєстру збитків, завданих агресієюросійської федерації проти України,<text:a xlink:type="simple" xlink:href="https://www.kmu.gov.ua/news/iryna-mudra-mizhnarodnyi-reiestr-zbytkiv-zapratsiuie-z-serpnia-tsoho-roku" text:style-name="Internet_20_link" text:visited-style-name="Visited_20_Internet_20_Link">
інформує</text:a>
 Урядовий портал.</text:p>
      <text:p text:style-name="P4">
На сьогодні триває процедура створення органів управління такого Договору. Цебуде міжнародна організація, в якій працюватиме:</text:p>
      <ul>
        <li>
Секретаріат, який займатиметься збором інформації щодо доказів завданих збитків;  * Правління, яке верифікуватиме зібрані докази та включати заявки до самого реєстру;  * Конференція учасників сторін, яка складатиметься з усіх учасників Договору, призначатиме виконавчого директора та прийматиме правила та процедури роботи Реєстру збитків.</li>
      </ul>
      <text:p text:style-name="P4">
«Це буде Міжнародна спільнота. При цьому Україна відіграватиме в цьому питанніключову роль. Оскільки виконавчим директором може бути виключно кандидатура,запропонована Україною. Також свою кандидатуру Україна подає до правлінняцього реєстру, а ще буде представлена в конференції сторін», — розповілазаступник очільника Мін'юсту.</text:p>
      <text:p text:style-name="P4">
Реєстр включатиме заявки всіх осіб-постраждалих внаслідок агресії рф тадоказову базу по цих заявках. А вже наступним кроком має стати створенняКомпенсаційної комісії, яка матиме компетенцію розглядати такі заявки таприсуджувати суми відшкодування збитків.</text:p>
      <text:p text:style-name="P4">
«Плануємо, щоб на повну Реєстр запрацював з серпня цього року. До цього часуузгодимо всі кроки щодо створення органів управління та фінансування цієїорганізації», — повідомила Ірина Мудра.</text:p>
      <text:p text:style-name="P4">
Участь у Реєстрі є відкритою: після підписання Договору протягом невизначеногочасу будь-які країни, які підтримали резолюцію Генасамблеї ООН про репараціїдля України, можуть долучитися до цього Реєстру.</text:p>
      <text:p text:style-name="P4">
Також Ірина Мудра розповіла, що в ЄС була створена робоча група для розглядуможливості використання заморожених російських активів для відбудови України.</text:p>
      <text:p text:style-name="P4">
«Першим нагальним питанням є сформувати розуміння, де такі активи зосереджені,в яких юрисдикціях і в яких сумах. Адже все, чим ми оперуємо на сьогоднішнійдень, — це відкриті дані з самого Центробанку росії, які були опубліковані напочатку 2022 року. Якщо ми говоримо про суверенні активи, а це близько 300млрд доларів, — то це дані, опубліковані ними ж. Тому, ЄС й іншим країнамнеобхідно розуміти, скільки саме цих активів є в їхніх юрисдикціях», —зазначила заступник Міністра юстиції України.</text:p>
      <text:p text:style-name="P4">
Наступним етапом для робочої групи є відпрацювання правових підстав дляотримання доступу до цих активів, їх конфіскації.</text:p>
      <text:p text:style-name="P4">
Source: <text:a xlink:type="simple" xlink:href="https://armyinform.com.ua/2023/05/23/mizhnarodnyj-reyestr-zbytkiv-zapraczyuye-z-serpnya-czogo-roku-minyust/" text:style-name="Internet_20_link" text:visited-style-name="Visited_20_Internet_20_Link">
https://armyinform.com.ua/2023/05/23/mizhnarodnyj-reyestr-zbytkiv-zapraczyuye-z-serpnya-czogo-roku-minyust/</text:a>
</text:p>
      <!--NEWS-->
      <text:h text:style-name="P10" text:outline-level="1">
<text:span text:style-name="T4">
Понад 600 тисяч вибухонебезпечних предметів виявлено на 110 тис. гектарів — Денис Шмигаль</text:span>
</text:h>
      <text:p text:style-name="P4">
Author: ['АРМІЯINFORM']</text:p>
      <text:p text:style-name="P4">
Time: 2023-05-23T93:00:00-04:00</text:p>
      <text:p text:style-name="P4">
Description: Про це Прем’єр-міністр України сказав у промові на засіданні Уряду.    «Ще один виклик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sidannya-uryadu.jpg" text:style-name="Internet_20_link" text:visited-style-name="Visited_20_Internet_20_Link">
zasidannya-uryadu.jpg</text:a>
']</text:p>
      <text:p text:style-name="P4">
Tags: ['ДЕНИС ШМИГАЛЬ', 'ЗАСІДАННЯ УРЯДУ', 'КАБІНЕТ МІНІСТРІВ УКРАЇНИ', 'МІННА НЕБЕЗПЕКА']</text:p>
      <text:p text:style-name="P4">
Category: News</text:p>
      <!--METADATA-->
      <text:p text:style-name="P4">
<draw:frame draw:style-name="fr1" draw:name="Image384" text:anchor-type="as-char" svg:width="6.9236in" svg:height="4.610104in" draw:z-index="0">
<draw:image xlink:href="../Images/AРМІЯINFORM/2023-05-23T93-00-00-04-00/zasidannya-uryadu.jpg" xlink:type="simple" xlink:show="embed" xlink:actuate="onLoad" draw:mime-type="image/jpeg"/>
</draw:frame>
</text:p>
      <text:p text:style-name="P4">
Про це Прем’єр-міністр України <text:a xlink:type="simple" xlink:href="https://www.kmu.gov.ua/news/promova-premier-ministra-ukrainy-denysa-shmyhalia-na-zasidanni-uriadu23052023" text:style-name="Internet_20_link" text:visited-style-name="Visited_20_Internet_20_Link">
сказав</text:a>
 упромові на засіданні Уряду.</text:p>
      <text:p text:style-name="P4">
«Ще один виклик і для аграріїв, і для всієї країни — це мінна небезпека», —підкреслив Денис Шмигаль.</text:p>
      <text:p text:style-name="P4">
За його словами, розмінування визначене як один ключових пріоритетів длявідновлення на цей рік. «Створено спеціальний відповідальний орган. Залучаємокошти, техніку та технології, аби процес просувався швидше. Зараз вдалосяобстежити вже 110 тисяч гектарів і виявити більше ніж 600 тисячвибухонебезпечних предметів. Розмінування, особливо у прифронтових регіонах,дозволяє проводити там посівну та повертати життя у громади», — сказавПрем’єр-міністр України.</text:p>
      <text:p text:style-name="P4">
Source: <text:a xlink:type="simple" xlink:href="https://armyinform.com.ua/2023/05/23/ponad-600-tysyach-vybuhonebezpechnyh-predmetiv-vyyavleno-na-110-tys-gektariv-denys-shmygal/" text:style-name="Internet_20_link" text:visited-style-name="Visited_20_Internet_20_Link">
https://armyinform.com.ua/2023/05/23/ponad-600-tysyach-vybuhonebezpechnyh-predmetiv-vyyavleno-na-110-tys-gektariv-denys-shmygal/</text:a>
</text:p>
      <!--NEWS-->
      <text:h text:style-name="P10" text:outline-level="1">
<text:span text:style-name="T4">
рашисти «підсилилися» фанерними БПЛА</text:span>
</text:h>
      <text:p text:style-name="P4">
Author: ['АРМІЯINFORM']</text:p>
      <text:p text:style-name="P4">
Time: 2023-05-23T94:00:00-04:00</text:p>
      <text:p text:style-name="P4">
Description: Російські війська почали використовувати на фронті безпілотники, виготовлені з фанер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4444.jpg" text:style-name="Internet_20_link" text:visited-style-name="Visited_20_Internet_20_Link">
44444.jpg</text:a>
', '<text:a xlink:type="simple" xlink:href="https://armyinform.com.ua/wp-content/uploads/2023/05/347228311_613296750754303_8438361194460149642_n.jpg" text:style-name="Internet_20_link" text:visited-style-name="Visited_20_Internet_20_Link">
347228311_613296750754303_8438361194460149642_n.jpg</text:a>
']</text:p>
      <text:p text:style-name="P4">
Tags: ['STOPRUSSIA', 'ВТОРГНЕННЯ РФ', 'ДШВ ЗСУ']</text:p>
      <text:p text:style-name="P4">
Category: News</text:p>
      <!--METADATA-->
      <text:p text:style-name="P4">
<draw:frame draw:style-name="fr1" draw:name="Image385" text:anchor-type="as-char" svg:width="6.9236in" svg:height="6.897701in" draw:z-index="0">
<draw:image xlink:href="../Images/AРМІЯINFORM/2023-05-23T94-00-00-04-00/44444.jpg" xlink:type="simple" xlink:show="embed" xlink:actuate="onLoad" draw:mime-type="image/jpeg"/>
</draw:frame>
</text:p>
      <text:p text:style-name="P4">
Російські війська почали використовувати на фронті безпілотники, виготовлені зфанери.</text:p>
      <text:p text:style-name="P4">
Про це <text:a xlink:type="simple" xlink:href="https://www.facebook.com/uaairborne/posts/pfbid034k9vdNa1cv8U3iggeRjA2bzCzWKBv7vvMs6BqU3u2Xri9TPcZZRH5QZpLTyiU8Esl" text:style-name="Internet_20_link" text:visited-style-name="Visited_20_Internet_20_Link">
повідомили</text:a>
уКомандуванні Десантно-штурмових військ ЗС України.</text:p>
      <text:p text:style-name="P4">
«Мабуть у росіян закінчуються „Орлани“ та інші сучасні БПЛА. Завдання зповітряної розвідки виконують фанерні літачки. Сьогодні 23 травня на одному знапрямків, мобільною вогневою групою 71-ї окремої єгерської бригади Десантно-штурмових військ ЗС України зі стрілецької зброї був знищений російськийбезпілотний літальний апарат. По залишках видно, що фанерний літачок зробленийдосить примітивно. Однак за інформацією, даний тип „надсучасного“ БПЛАпоставлений на серійне виробництво», — йдеться у повідомленні.</text:p>
      <text:p text:style-name="P4">
«Мабуть у росіян закінчуються „Орлани“ та інші типи сучасних БПЛА. Завдання зповітряної розвідки виконують фанерні літачки», — припускають єгері-десантники.</text:p>
      <text:p text:style-name="P4">
<draw:frame draw:style-name="fr1" draw:name="Image386" text:anchor-type="as-char" svg:width="6.9236in" svg:height="6.9236in" draw:z-index="0">
<draw:image xlink:href="../Images/AРМІЯINFORM/2023-05-23T94-00-00-04-00/347228311_613296750754303_8438361194460149642_n.jpg" xlink:type="simple" xlink:show="embed" xlink:actuate="onLoad" draw:mime-type="image/jpeg"/>
</draw:frame>
</text:p>
      <text:p text:style-name="P4">
Source: <text:a xlink:type="simple" xlink:href="https://armyinform.com.ua/2023/05/23/rashysty-pidsylylysya-fanernymy-bpla/" text:style-name="Internet_20_link" text:visited-style-name="Visited_20_Internet_20_Link">
https://armyinform.com.ua/2023/05/23/rashysty-pidsylylysya-fanernymy-bpla/</text:a>
</text:p>
      <!--NEWS-->
      <text:h text:style-name="P10" text:outline-level="1">
<text:span text:style-name="T4">
Парламент Словенії визнав Голодомор геноцидом українського народу</text:span>
</text:h>
      <text:p text:style-name="P4">
Author: ['АРМІЯINFORM']</text:p>
      <text:p text:style-name="P4">
Time: 2023-05-23T95:00:00-04:00</text:p>
      <text:p text:style-name="P4">
Description: Про це у твіттері повідомив Президент України Володимир Зеленський.    «Вдяч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rzavni-zbor.jpg" text:style-name="Internet_20_link" text:visited-style-name="Visited_20_Internet_20_Link">
drzavni-zbor.jpg</text:a>
']</text:p>
      <text:p text:style-name="P4">
Tags: []</text:p>
      <text:p text:style-name="P4">
Category: News</text:p>
      <!--METADATA-->
      <text:p text:style-name="P4">
<draw:frame draw:style-name="fr1" draw:name="Image387" text:anchor-type="as-char" svg:width="6.9236in" svg:height="4.604194in" draw:z-index="0">
<draw:image xlink:href="../Images/AРМІЯINFORM/2023-05-23T95-00-00-04-00/drzavni-zbor.jpg" xlink:type="simple" xlink:show="embed" xlink:actuate="onLoad" draw:mime-type="image/jpeg"/>
</draw:frame>
Фото: Drzavni Zbor</text:p>
      <text:p text:style-name="P4">
Про це у твіттері<text:a xlink:type="simple" xlink:href="https://twitter.com/ZelenskyyUa/status/1661067480448614432" text:style-name="Internet_20_link" text:visited-style-name="Visited_20_Internet_20_Link">
повідомив</text:a>
Президент України Володимир Зеленський.</text:p>
      <text:p text:style-name="P4">
«Вдячний словенським парламентарям із Державного зібрання Словенії заухвалення декларації, яка вшановує пам’ять мільйонів українських жертвГолодомору-геноциду в Україні 1932-1933 років. Міжнародна коаліція держав,відданих відновленню історичної справедливості, і далі зміцнюється. Разом доправди, а отже, й відповідальності!» — написав Володимир Зеленський.</text:p>
      <text:p text:style-name="P4">
Словенія стала 28-ю країною, яка визнала Голодомор геноцидом українськогонароду.</text:p>
      <text:p text:style-name="P4">
Source: <text:a xlink:type="simple" xlink:href="https://armyinform.com.ua/2023/05/23/parlament-sloveniyi-vyznav-golodomor-genoczydom-ukrayinskogo-narodu/" text:style-name="Internet_20_link" text:visited-style-name="Visited_20_Internet_20_Link">
https://armyinform.com.ua/2023/05/23/parlament-sloveniyi-vyznav-golodomor-genoczydom-ukrayinskogo-narodu/</text:a>
</text:p>
      <!--NEWS-->
      <text:h text:style-name="P10" text:outline-level="1">
<text:span text:style-name="T4">
Окупанти планують викрадення дітей з окупованої Луганщини під приводом «медичних оглядів»</text:span>
</text:h>
      <text:p text:style-name="P4">
Author: ['АРМІЯINFORM']</text:p>
      <text:p text:style-name="P4">
Time: 2023-05-23T96:00:00-04:00</text:p>
      <text:p text:style-name="P4">
Description: Окупанти запланували проведення нових «медичних оглядів» для дітей ТОТ Луганщини, що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zentr-propagandystiv.jpg" text:style-name="Internet_20_link" text:visited-style-name="Visited_20_Internet_20_Link">
czentr-propagandystiv.jpg</text:a>
']</text:p>
      <text:p text:style-name="P4">
Tags: ['STOPRUSSIA', 'ВОЄННІ ЗЛОЧИНИ ЗС РФ', 'ВТОРГНЕННЯ РФ', 'ЛУГАНЩИНА']</text:p>
      <text:p text:style-name="P4">
Category: News</text:p>
      <!--METADATA-->
      <text:p text:style-name="P4">
<draw:frame draw:style-name="fr1" draw:name="Image388" text:anchor-type="as-char" svg:width="6.9236in" svg:height="4.615733in" draw:z-index="0">
<draw:image xlink:href="../Images/AРМІЯINFORM/2023-05-23T96-00-00-04-00/czentr-propagandystiv.jpg" xlink:type="simple" xlink:show="embed" xlink:actuate="onLoad" draw:mime-type="image/jpeg"/>
</draw:frame>
</text:p>
      <text:p text:style-name="P4">
Окупанти запланували проведення нових «медичних оглядів» для дітей ТОТЛуганщини, щоб підготувати їх до подальшого вивезення на територію рф,<text:a xlink:type="simple" xlink:href="https://sprotyv.mod.gov.ua/okupanty-vykradayut-ditej-z-tot-luganshhyny/" text:style-name="Internet_20_link" text:visited-style-name="Visited_20_Internet_20_Link">
повідомляє</text:a>
 Центр національного спротиву.</text:p>
      <text:p text:style-name="P4">
«Так звані „медичні огляди“ на тимчасово окупованих територіях є лише фікцією,яку росіяни використовують як привід для подальшого вивезення дітей до рф.Жодних медичних оглядів реально не проводиться, але дітям ставлять вигаданідіагнози та використовують це, щоб вивезти їх „на лікування“ у медичнихзакладах російської федерації». — йдеться у повідомленні.</text:p>
      <text:p text:style-name="P4">
Зазначається. Що дана процедура є складовою державної політики рф, спрямованоїна геноцид українців. Так, уряд рф виділив більше 1.4 млн рублів на проведення«профілактичних медичних оглядів» в 2023 році. Керує даним процесомуповноважена путіним з прав дітей марія львова-бєлова. 17 березня 2023 рокуМіжнародним кримінальним судом у Гаазі було видано ордер на арешт львової-бєлової та путіна за незаконну депортацію українських дітей.</text:p>
      <text:p text:style-name="P4">
Центр Національного Спротиву закликає мешканців ТОТ в жодному разі не пускатисвоїх дітей на будь-які «медичні огляди», які проводять окупанти. Це призведелише до того, що дітей примусово вивезуть «на лікування» до рф, де вонизрештою потраплять до російських дитбудинків.</text:p>
      <text:p text:style-name="P4">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Фейки та маніпуляції російських пропагандистів, виявлені ЦПД при РНБО України</text:span>
</text:h>
      <text:p text:style-name="P4">
Author: ['АРМІЯINFORM']</text:p>
      <text:p text:style-name="P4">
Time: 2023-05-23T97:00:00-04:00</text:p>
      <text:p text:style-name="P4">
Description: Пропагандисти продовжують поширювати фейки, маніпуляції та дезінформацію. Центр проти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3695158215493028_y.jpg" text:style-name="Internet_20_link" text:visited-style-name="Visited_20_Internet_20_Link">
photo_5433695158215493028_y.jpg</text:a>
']</text:p>
      <text:p text:style-name="P4">
Tags: ['ПРОПАГАНДИСТИ', 'РОСІЙСЬКА ПРОПАГАНДА', 'РОСІЙСЬКІ ФЕЙКИ', 'ЦПД РНБО']</text:p>
      <text:p text:style-name="P4">
Category: News</text:p>
      <!--METADATA-->
      <text:p text:style-name="P4">
<draw:frame draw:style-name="fr1" draw:name="Image389" text:anchor-type="as-char" svg:width="6.9236in" svg:height="6.9236in" draw:z-index="0">
<draw:image xlink:href="../Images/AРМІЯINFORM/2023-05-23T97-00-00-04-00/photo_5433695158215493028_y.jpg" xlink:type="simple" xlink:show="embed" xlink:actuate="onLoad" draw:mime-type="image/jpeg"/>
</draw:frame>
</text:p>
      <text:p text:style-name="P4">
Пропагандисти продовжують поширювати фейки, маніпуляції та дезінформацію.Центр протидії дезінформації при РНБО України 23 травня<text:a xlink:type="simple" xlink:href="https://www.facebook.com/protydiyadezinformatsiyi.cpd/posts/pfbid0vG49BNdhpT9quBPM857Rn1jmaS3MJsHzaH2ZgqPfy9USnYPramYRscQKNnHNmxsXl" text:style-name="Internet_20_link" text:visited-style-name="Visited_20_Internet_20_Link">
виявив</text:a>
кілька прикладів пропагандистських кампаній.</text:p>
      <text:h text:style-name="P12" text:outline-level="3">
<text:span text:style-name="T4">
Маніпуляція</text:span>
</text:h>
      <text:p text:style-name="P4">
Німецько-фінський блогер Кім Дотком у Twitter написав: «У Бахмуті власникресторану та 60 000 ув’язнених знищили армію, яку НАТО готувало 9 років.Нагадує селян у сандалях, які вигнали США з Афганістану. Уряд СполученихШтатів витрачає трильйон доларів на рік на армію, яка нічого не може виграти.Порожні витрати!»</text:p>
      <text:h text:style-name="P12" text:outline-level="3">
<text:span text:style-name="T4">
Фейк</text:span>
</text:h>
      <text:p text:style-name="P4">
російські ЗМІ з посиланням на репортаж британського видання Sky News написали:«Журналісти Sky News вирішили дізнатися, чий Артемівськ, і побували на йогооколицях. Вони підтвердили, що Зеленський бреше і ЗСУ в місті немає».Насправді такого висновку з боку кореспондентів не було.</text:p>
      <text:h text:style-name="P12" text:outline-level="3">
<text:span text:style-name="T4">
Дезінформація</text:span>
</text:h>
      <text:p text:style-name="P4">
Польський журналіст Пьотр Панасюк у виданні Mysl Polska написав: «…Трагічнестановище української армії, яка не дисонує і ніколи не матиме належногопотенціалу для позитивного вирішення війни на Донбасі. Затягування цьогоконфлікту не має сенсу для України і дуже небезпечне для Польщі».</text:p>
      <text:p text:style-name="P4">
Source: <text:a xlink:type="simple" xlink:href="https://armyinform.com.ua/2023/05/23/fejky-ta-manipulyacziyi-rosijskyh-propagandystiv-vyyavleni-czpd-pry-rnbo-ukrayiny/" text:style-name="Internet_20_link" text:visited-style-name="Visited_20_Internet_20_Link">
https://armyinform.com.ua/2023/05/23/fejky-ta-manipulyacziyi-rosijskyh-propagandystiv-vyyavleni-czpd-pry-rnbo-ukrayiny/</text:a>
</text:p>
      <!--NEWS-->
      <text:h text:style-name="P10" text:outline-level="1">
<text:span text:style-name="T4">
Володимир Зеленський: Головне завдання — посилення нашої оборони</text:span>
</text:h>
      <text:p text:style-name="P4">
Author: ['АРМІЯINFORM']</text:p>
      <text:p text:style-name="P4">
Time: 2023-05-23T98:00:00-04:00</text:p>
      <text:p text:style-name="P4">
Description: Бажаю здоровʼя, шановні українці!    Сьогодні був на Донеччині, на наших перед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7dde8ea24f0462d740e3698debc69f7_1684870031_extra_large.png" text:style-name="Internet_20_link" text:visited-style-name="Visited_20_Internet_20_Link">
f7dde8ea24f0462d740e3698debc69f7_1684870031_extra_large.png</text:a>
']</text:p>
      <text:p text:style-name="P4">
Tags: ['ВОЛОДИМИР ЗЕЛЕНСЬКИЙ', 'МОРСЬКА ПІХОТА', 'ПРЕЗИДЕНТ УКРАЇНИ']</text:p>
      <text:p text:style-name="P4">
Category: News</text:p>
      <!--METADATA-->
      <text:p text:style-name="P4">
<draw:frame draw:style-name="fr1" draw:name="Image390" text:anchor-type="as-char" svg:width="6.9236in" svg:height="4.378437in" draw:z-index="0">
<draw:image xlink:href="../Images/AРМІЯINFORM/2023-05-23T98-00-00-04-00/f7dde8ea24f0462d740e3698debc69f7_1684870031_extra_large.png" xlink:type="simple" xlink:show="embed" xlink:actuate="onLoad" draw:mime-type="image/png"/>
</draw:frame>
</text:p>
      <text:p text:style-name="P4">
<text:span text:style-name="T4">
Бажаю здоровʼя, шановні українці!</text:span>
</text:p>
      <text:p text:style-name="P4">
Сьогодні був на Донеччині, на наших передових позиціях – у районі Вугледара йМарʼїнки. Мав честь привітати наших морпіхів з їхнім професійним святом, Днемморської піхоти України.</text:p>
      <text:p text:style-name="P4">
Вручив державні нагороди воїнам і стрічки «За мужність та відвагу» найкращимпідрозділам, які захищають саме цю частину фронту. Впевнений, ви пам’ятаєте ціпідрозділи – часто у вечірніх зверненнях саме їм дякую за надзвичайнірезультати, які вони дають Україні в боях. Сьогодні нагородив їх особисто. Це35-та окрема бригада морської піхоти імені контр-адмірала МихайлаОстроградського, 406-та окрема артилерійська бригада імені генерал-хорунжогоОлексія Алмазова та 140-й окремий розвідувальний батальйон. Дуже потужніпідрозділи, і я вдячний кожному з вас, воїни!</text:p>
      <text:p text:style-name="P4">
І дякую за шеврони, це справді дуже почесно!</text:p>
      <text:p text:style-name="P4">
Сьогодні саме на передовій було правильним оголосити про створення в Українікорпусу морської піхоти. До наявних наших підрозділів будуть додані й новібригади морської піхоти – і ми забезпечимо їх сучасною зброєю й технікою.</text:p>
      <text:p text:style-name="P4">
Власне, ця поїздка на передову стала завершальним компонентом після багатьохзустрічей і переговорів із партнерами, які відбулися цими днями та в попереднітижні.</text:p>
      <text:p text:style-name="P4">
Усі маємо це розуміти: головне завдання нашої держави й сенс фактично кожноїнашої міжнародної комунікації полягає саме у зміцненні України, у посиленнінашої оборони, у збільшенні можливостей наших воїнів і нашої держави загалом.Кожен закордонний візит і майже кожні переговори дають Україні змогу статисильнішою.</text:p>
      <text:p text:style-name="P4">
Звичайно, хочу подякувати й нашій 36-й окремій бригаді морської піхоти іменіконтр-адмірала Михайла Білинського. Цей підрозділ, б’ючись зараз, частозаслуговує на вдячність завдяки своїй силі та ефективності. І цілкомсправедливо згадати їх зараз теж. Дякую вам, вітаю вас із вашим днем!</text:p>
      <text:p text:style-name="P4">
Воїни зі 137-го окремого батальйону морської піхоти – дякую сьогодні вамперсонально – кожному бійцю! – за дуже хороші результати, яких досягаєте напередовій. Молодці! І вітаю вас зі святом!</text:p>
      <text:p text:style-name="P4">
Вітаю всіх, хто здобуває шану до звання українського морпіха!</text:p>
      <text:p text:style-name="P4">
Сьогодні маю честь подякувати також іншим підрозділам наших сил оборони, якіб’ються саме на найжорстокіших напрямках…</text:p>
      <text:p text:style-name="P4">
55-та окрема артилерійська бригада «Запорізька Січ» – незмінно молодці,незмінно дієві. Дякую вам, воїни!</text:p>
      <text:p text:style-name="P4">
59-та окрема мотопіхотна бригада імені Якова Гандзюка – як і завжди,найсильніші! Дякую вам!</text:p>
      <text:p text:style-name="P4">
74-й окремий розвідувальний батальйон – дякую вам, воїни!</text:p>
      <text:p text:style-name="P4">
5-та окрема Слобожанська бригада нашої Національної гвардії, яка воює наЛуганщині разом з іншими підрозділами сил оборони та саме так, як потрібно,захищає позиції, саме так, як потрібно, знищує російських окупантів… Дякуювам, наші воїни!</text:p>
      <text:p text:style-name="P4">
Дякую всім, хто додає Україні сили! Сила нашої держави зараз, сила нашоїоборони зараз – це основа сили міжнародного порядку, що заснований направилах.</text:p>
      <text:p text:style-name="P4">
Разом переможемо!</text:p>
      <text:p text:style-name="P4">
<text:span text:style-name="T4">
Слава Україні!</text:span>
</text:p>
      <text:p text:style-name="P4">
Джерело: <text:a xlink:type="simple" xlink:href="https://www.president.gov.ua/news/golovne-zavdannya-nashoyi-derzhavi-same-u-zmicnenni-ukrayini-83125" text:style-name="Internet_20_link" text:visited-style-name="Visited_20_Internet_20_Link">
<text:span text:style-name="T5">
Офіс Президента</text:span>
</text:a>
</text:p>
      <text:p text:style-name="P4">
Source: <text:a xlink:type="simple" xlink:href="https://armyinform.com.ua/2023/05/23/volodymyr-zelenskyj-golovne-zavdannya-posylennya-nashoyi-oborony/" text:style-name="Internet_20_link" text:visited-style-name="Visited_20_Internet_20_Link">
https://armyinform.com.ua/2023/05/23/volodymyr-zelenskyj-golovne-zavdannya-posylennya-nashoyi-oborony/</text:a>
</text:p>
      <!--NEWS-->
      <text:h text:style-name="P10" text:outline-level="1">
<text:span text:style-name="T4">
Ми вважаємо, що Україна захищається ефективно — Жозеп Боррель</text:span>
</text:h>
      <text:p text:style-name="P4">
Author: ['АРМІЯINFORM']</text:p>
      <text:p text:style-name="P4">
Time: 2023-05-23T99:00:00-04:00</text:p>
      <text:p text:style-name="P4">
Description: Про це Високий представник ЄС із закордонних справ і політики безпеки — Віце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962228_205233925773000_7720855164642982424_n.jpg" text:style-name="Internet_20_link" text:visited-style-name="Visited_20_Internet_20_Link">
348962228_205233925773000_7720855164642982424_n.jpg</text:a>
']</text:p>
      <text:p text:style-name="P4">
Tags: ['ЖОЗЕП БОРРЕЛЬ', 'РАДА ЄС']</text:p>
      <text:p text:style-name="P4">
Category: News</text:p>
      <!--METADATA-->
      <text:p text:style-name="P4">
<draw:frame draw:style-name="fr1" draw:name="Image391" text:anchor-type="as-char" svg:width="6.9236in" svg:height="4.615733in" draw:z-index="0">
<draw:image xlink:href="../Images/AРМІЯINFORM/2023-05-23T99-00-00-04-00/348962228_205233925773000_7720855164642982424_n.jpg" xlink:type="simple" xlink:show="embed" xlink:actuate="onLoad" draw:mime-type="image/jpeg"/>
</draw:frame>
</text:p>
      <text:p text:style-name="P4">
Про це Високий представник ЄС із закордонних справ і політики безпеки —Віцепрезидент Європейської Комісії Жозеп Боррель<text:a xlink:type="simple" xlink:href="https://www.eeas.europa.eu/eeas/foreign-affairs-council-defence-remarks-high-representative-josep-borrell-press-conference-1_en" text:style-name="Internet_20_link" text:visited-style-name="Visited_20_Internet_20_Link">
заявив</text:a>
 за підсумкамизасідання Ради закордонних справ Європейського Союзу з міністрами оборони.</text:p>
      <text:p text:style-name="P4">
Він також зазначив, що Україна «домоглася того, щоб плани путіна щодо швидкоїперемоги розвіялися, і ми повинні продовжувати підтримувати її захист».</text:p>
      <text:p text:style-name="P4">
За словами Жозепа Борреля, «підтримка України не є виснаженням». «Навпаки, явважаю, що ми повинні зробити: надати їй засоби, необхідні для ефективногозахисту, і зробити це якнайшвидше та в найбільш відповідні кількості. Українапотребує потужної підтримки і міністри оборони сповнені рішучості її надати»,— наголосив Високий представник ЄС із закордонних справ і політики безпеки.</text:p>
      <text:h text:style-name="P12" text:outline-level="3">
<text:span text:style-name="T4">
Текст виступ Високого представника Жозепа Борреля на пресконференції</text:span>
</text:h>
      <text:p text:style-name="P4">
«Рада оборони сьогодні на 90% зосередила увагу на нашій військовій підтримціУкраїни. Для цього ми також мали присутність Генерального секретаря НАТО ЄнсаСтолтенберга, з яким ми поділилися аналізом військової ситуації у цій війні.</text:p>
      <text:p text:style-name="P4">
І, звичайно, всі міністри оборони висловили готовність і надалі підтримуватиУкраїну. Ми переглянули діяльність з підтримки України. Перш за все, Місію ЄСз військової допомоги на підтримку України [EUMAM Україна]. У ній берутьучасть багато європейських країн і через ці навчальні центри до серединичервня пройде 20 тисяч українських військових. І такими темпами, без сумніву,до кінця року ми досягнемо цифри в 30 тисяч солдатів, що вдвічі більше, ніж миочікували спочатку.</text:p>
      <text:p text:style-name="P4">
Усі міністри оборони погодилися, що це надзвичайний успіх, у якому участьпрактично всіх країн була дуже важливою. 30 000 солдатів, навчених за рік, —як я вам казав — це вдвічі більше, ніж ми спочатку думали досягти.</text:p>
      <text:p text:style-name="P4">
У сфері матеріальної підтримки останні дані, які ми маємо, свідчать про те, щочерез Європейський фонд підтримки миру, ми закликали країни-члени надатиУкраїні військову техніку на суму 10 мільярдів євро. Фонд, яким ми керуємотут, у Брюсселі, виділить 5,6 мільярда євро.</text:p>
      <text:p text:style-name="P4">
Тому ми запропонували восьмий пакет ще на 500 мільйонів євро, який щеобговорюється. Я сподіваюся, що перешкоди для його затвердження можна будеподолати цього тижня під час обговорень у технічних комітетах. Але сьогодні яще не маю одностайної згоди.</text:p>
      <text:p text:style-name="P4">
Переважна більшість країн висловилися за збільшення ендавменту Європейськогофонду миру ще на 3,5 мільярда євро.</text:p>
      <text:p text:style-name="P4">
Таким чином ми зможемо підвищити дієздатність Європейського фонду миру нетільки для України. З цих 3,5 мільярда євро приблизно половина піде на іншіцілі. Кількість ще не визначена. Але вони стосуватимуться не лише України, атакож потреби багатьох інших частин світу.</text:p>
      <text:p text:style-name="P4">
Третій вимір нашої підтримки — постачання боєприпасів. Ви вже знаєте, що 20березня ми домовилися про виділення 2 мільярдів євро на забезпеченняукраїнської артилерії боєприпасами, і ми поставили собі за мету поставити їймільйон снарядів у найближчі 12 місяців.</text:p>
      <text:p text:style-name="P4">
І для цього ми спроєктували три смуги або три лінії дії — три треки.</text:p>
      <text:p text:style-name="P4">
Перший напрямок дій полягав в тому, щоб попросити країни-члени надати нам своїзапаси. Що вони не чекають, щоб виробити більше, а роблять свій внесокбоєприпасами, які вже мають. І останні цифри насправді набагато кращі, ніж ті,що були 10 днів тому. Тому що сьогодні я можу оголосити, що завдяки цьомупершому треку дій держави-члени поставили 220 000 артилерійських боєприпасіврізних калібрів і 1300 ракет.</text:p>
      <text:p text:style-name="P4">
Оскільки цей перший трек буде відкритим до 31 травня, я думаю, що ми зможемодосягти мети виділити 1 мільярд євро на цю мету, тому що досі те, що вже булодоставлено, ми оцінюємо його в 860 мільйонів євро.</text:p>
      <text:p text:style-name="P4">
Другий напрямок дій полягає в тому, щоб йти спільно в Спільних закупівлях дляєвропейської та норвезької оборонної промисловості. Вісім із 24 країн, щоприєдналися до проєкту Європейського оборонного агентства, підтвердили намірпридбати боєприпаси калібру 155 мм. Керувати проєктом буде Європейськеоборонне агентство. Окрім цього, є ще два проєкти: один очолює Франція, аінший — Німеччина. Проєкт EDA [або держави-члени, які його очолюють] можутьотримати 1 мільярд євро на закупівлю боєприпасів цього конкретного калібру.</text:p>
      <text:p text:style-name="P4">
І далі, третій напрямок, третій курс дій — це збільшення виробничихпотужностей європейської промисловості. Комісар з питань внутрішнього ринку,пан Тьєррі Бретон, пояснив нам, що європейська промисловість має потенціал длявиробництва необхідних боєприпасів, і це залежить від співзаконодавців — РадиЄвропейського Союзу і Європейського Парламенту — схвалити пропозиціюЄвропейської Комісії. Цим ми сподіваємось досягти цілі мільйона снарядів дляУкраїни протягом наступних 12 місяців.</text:p>
      <text:p text:style-name="P4">
Перед Радою зібралася Керівна Рада Європейського оборонного агентства, яку ямаю честь очолювати, і ми обговорили засвоєні уроки або наслідки цієїагресивної війни з точки зору нашого військового потенціалу та європейськогооборонні пріоритети.</text:p>
      <text:p text:style-name="P4">
І міністри оборони отримали звіт від Агентства та вивчили, чого воперативному, промисловому та стратегічному плані навчила нас ця війна і як миможемо навчитися з цього досвіду — [цього] сумного досвіду — щоб покращити те,що Європа може і повинна робити забезпечити більшу обороноздатність</text:p>
      <text:p text:style-name="P4">
Хочу додати, що окрім військового виміру сьогодні в Україну направлено ще 1,5мільярда євро макрофінансової допомоги для продовження підтримкифункціонування української держави. І я користуюся нагодою, щоб нагадати вам,що якщо ми додамо всі елементи підтримки — військову, цивільну, економічну,гуманітарну, фінансову підтримку, допомогу біженцям — якщо ми додамо всюдопомогу Україні від Європейського Союзу — і його держав-членів — безсумнівно,найбільше підтримує Україну. Тому що ми вже перевищили цифру в 65 мільярдівєвро. Це ставить нас у справді актуальну позицію підтримки України, і мипродовжуватимемо це робити.</text:p>
      <text:p text:style-name="P4">
Ми вважаємо, що Україна захищається ефективно, що вона домоглася того, щобплани Путіна щодо швидкої перемоги розвіялися, і ми повинні продовжуватипідтримувати її захист. Підтримка України не є виснаженням і, навпаки, явважаю, що ми повинні зробити: надати їй засоби, необхідні для ефективногозахисту, і зробити це якнайшвидше та в найбільш відповідні кількості. Українапотребує потужної підтримки, і міністри оборони сповнені рішучості її надати.</text:p>
      <text:p text:style-name="P4">
Ми також обговорили розробку Стратегічного компаса», — повідомив ЖозепБоррель.</text:p>
      <text:p text:style-name="P4">
Source: <text:a xlink:type="simple" xlink:href="https://armyinform.com.ua/2023/05/23/my-vvazhayemo-shho-ukrayina-zahyshhayetsya-efektyvno-zhozep-borrel/" text:style-name="Internet_20_link" text:visited-style-name="Visited_20_Internet_20_Link">
https://armyinform.com.ua/2023/05/23/my-vvazhayemo-shho-ukrayina-zahyshhayetsya-efektyvno-zhozep-borrel/</text:a>
</text:p>
      <!--NEWS-->
      <text:h text:style-name="P10" text:outline-level="1">
<text:span text:style-name="T4">
Годинник останнього китайського імператора пішов з молотка за $5,1 мільйона</text:span>
</text:h>
      <text:p text:style-name="P4">
Authors: Ukrinform (Person)</text:p>
      <text:p text:style-name="P4">
Publisher: Укринформ (Organization)</text:p>
      <text:p text:style-name="P4">
Published Time: 2023-05-24T-31:36:00+03:00</text:p>
      <text:p text:style-name="P4">
Modified Time: 2023-05-24T00:36:00+03:00</text:p>
      <text:p text:style-name="P4">
Description: Годинник Patek Philippe, який носив останній імператор китайської династії Цін, продали за 5,1 млн американських доларів у вівторок на аукціоні в Гонконзі. — Укрінформ.</text:p>
      <text:p text:style-name="P4">
Images: ['<text:a xlink:type="simple" xlink:href="https://static.ukrinform.com/photos/2023_05/thumb_files/630_360_1684868090-122.jpg" text:style-name="Internet_20_link" text:visited-style-name="Visited_20_Internet_20_Link">
630_360_16848...</text:a>
']</text:p>
      <text:p text:style-name="P4">
Tags: ['Аукціон', 'Китай', 'Годинник']</text:p>
      <text:p text:style-name="P4">
Type: Article</text:p>
      <!--METADATA-->
      <text:p text:style-name="P4">
<draw:frame draw:style-name="fr1" draw:name="Image392" text:anchor-type="as-char" svg:width="6.9236in" svg:height="3.956343in" draw:z-index="0">
<draw:image xlink:href="../Images/yкринформ/2023-05-24T-31-36-00-03-00/630_360_1684868090-122.jpg" xlink:type="simple" xlink:show="embed" xlink:actuate="onLoad" draw:mime-type="image/jpeg"/>
</draw:frame>
 ГодинникPatek Philippe, який носив останній імператор китайської династії Цін, продализа 5,1 млн американських доларів у вівторок на аукціоні в Гонконзі.</text:p>
      <text:p text:style-name="P4">
Як передає Укрінформ, про це повідомляє  <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text:p>
      <text:p text:style-name="P4">
Зазначається, що найдорожчим годинником з коли-небудь проданих на аукціоністав Patek Philippe «Grandmaster Chime», у якого ніколи не було власника.</text:p>
      <text:p text:style-name="P4">
У 2019 році він був проданий за 31 мільйон доларів США.</text:p>
      <text:p text:style-name="P4">
Династія Цін — маньчжурська імператорська династія, що керувала <text:a xlink:type="simple" xlink:href="https://www.ukrinform.ua/tag-kitaj" text:style-name="Internet_20_link" text:visited-style-name="Visited_20_Internet_20_Link">
</text:a>
 у 1636–1912 після ліквідації династіїМін.</text:p>
      <text:p text:style-name="P4">
Як повідомляв Укрінформ, гітару, яку розбив на сцені фронтмен гурту NirvanaКурт Кобейн,  <text:a xlink:type="simple" xlink:href="https://www.ukrinform.ua/rubric-culture/3712348-rozbitu-gitaru-kurta-kobejna-prodali-na-aukcioni-majze-za-600-tisac.html" text:style-name="Internet_20_link" text:visited-style-name="Visited_20_Internet_20_Link">
 </text:a>
 .</text:p>
      <text:p text:style-name="P4">
_ Фото: Phillips  _</text:p>
      <text:p text:style-name="P4">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США скептично ставляться до правдивості зображень із начебто «західною зброєю» в Бєлгороді</text:span>
</text:h>
      <text:p text:style-name="P4">
Authors: Ukrinform (Person)</text:p>
      <text:p text:style-name="P4">
Publisher: Укринформ (Organization)</text:p>
      <text:p text:style-name="P4">
Published Time: 2023-05-24T-33:31:00+03:00</text:p>
      <text:p text:style-name="P4">
Modified Time: 2023-05-24T00:31:00+03:00</text:p>
      <text:p text:style-name="P4">
Description: Сполучені Штати не вважають публікацію знімків та повідомлень у російських пабліках про начебто застосування західної зброї під час останніх операцій в Бєлгородській області РФ як такі, що викликають довіру. — Укрінформ.</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Tags: ['США', 'Вибух', 'Зброя', 'Держдеп', 'Росія', 'Бєлгород']</text:p>
      <text:p text:style-name="P4">
Type: Article</text:p>
      <!--METADATA-->
      <text:p text:style-name="P4">
<draw:frame draw:style-name="fr1" draw:name="Image393" text:anchor-type="as-char" svg:width="6.9236in" svg:height="3.956343in" draw:z-index="0">
<draw:image xlink:href="../Images/yкринформ/2023-05-24T-33-31-00-03-00/630_360_1521097272-9495.jpg" xlink:type="simple" xlink:show="embed" xlink:actuate="onLoad" draw:mime-type="image/jpeg"/>
</draw:frame>
Сполучені Штати не вважають публікацію знімків та повідомлень у російськихпабліках про начебто застосування західної зброї під час останніх операцій вБєлгородській області РФ як такі, що викликають довіру.</text:p>
      <text:p text:style-name="P4">
З відповідною заявою виступив у вівторок речник Державного департаменту СШАМетью Міллер, передає власний кореспондент Укрінформу.</text:p>
      <text:p text:style-name="P4">
<draw:frame draw:style-name="fr1" draw:name="Image394" text:anchor-type="as-char" svg:width="6.9236in" svg:height="4.615733in" draw:z-index="0">
<draw:image xlink:href="../Images/yкринформ/2023-05-24T-33-31-00-03-00/1684781237-329.jpg" xlink:type="simple" xlink:show="embed" xlink:actuate="onLoad" draw:mime-type="image/jpeg"/>
</draw:frame>
</text:p>
      <text:p text:style-name="P4">
«Ми бачили багато повідомлень у соціальних мережах і нечітких картинок усоціальних мережах, а також багато коментарів «диванних аналітиків», яківисувають претензії. Ми скептично ставимося до точності (цих повідомлень –ред.)», - зауважив представник зовнішньополітичного відомства <text:a xlink:type="simple" xlink:href="https://www.ukrinform.ua/tag-ssa" text:style-name="Internet_20_link" text:visited-style-name="Visited_20_Internet_20_Link">
</text:a>
 .</text:p>
      <text:p text:style-name="P4">
У цьому контексті Міллер уточнив, що інформація в соцмережах не забезпечуєповної ясності. Тож зараз, за його словами, в Вашингтоні скептично ставлятьсядо правдивості таких повідомлень.</text:p>
      <text:p text:style-name="P4">
<text:span text:style-name="T4">
Читайте також:</text:span>
 <text:a xlink:type="simple" xlink:href="https://www.ukrinform.ua/rubric-world/3713316-u-belgorodi-znovu-vibuhi-roszmi-pisut-pro-ataku-bezpilotnika.html" text:style-name="Internet_20_link" text:visited-style-name="Visited_20_Internet_20_Link">
 <text:span text:style-name="T4">
Бєлгород</text:span>
 </text:a>
</text:p>
      <text:p text:style-name="P4">
Як повідомляв Укрінформ, у понеділок у Бєлгородській області Росії <text:a xlink:type="simple" xlink:href="https://www.ukrinform.ua/rubric-world/3712771-so-vidomo-pro-podii-u-belgorodskij-oblasti-ta-so-govorit-kiiv.html" text:style-name="Internet_20_link" text:visited-style-name="Visited_20_Internet_20_Link">
</text:a>
 . Згодом «Русскийдобровольческий корпус» (РДК) та Легіон «Свобода Росії», заявили, що вониведуть визвольну боротьбу за повалення путінського режиму та за свободу длясвого народу. У цьому зв’язку в Держдепартаменті зазначили, що Сполучені Штатине забезпечують Україну можливостями для нанесення ударів за межами їїтериторії та не заохочують українське керівництво до цього. Водночас, уДерждепі підкреслили, що Україна сама приймає рішення, як їй вести бойовіоперації.</text:p>
      <text:p text:style-name="P4">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У Бєлгороді знову вибухи, росЗМІ пишуть про атаку безпілотника</text:span>
</text:h>
      <text:p text:style-name="P4">
Authors: Ukrinform (Person)</text:p>
      <text:p text:style-name="P4">
Publisher: Укринформ (Organization)</text:p>
      <text:p text:style-name="P4">
Published Time: 2023-05-24T-35:19:00+03:00</text:p>
      <text:p text:style-name="P4">
Modified Time: 2023-05-24T00:19:00+03:00</text:p>
      <text:p text:style-name="P4">
Description: У Бєлгороді знову лунають вибухи.  — Укрінформ.</text:p>
      <text:p text:style-name="P4">
Images: ['<text:a xlink:type="simple" xlink:href="https://static.ukrinform.com/photos/2023_05/thumb_files/630_360_1684876686-446.jpeg" text:style-name="Internet_20_link" text:visited-style-name="Visited_20_Internet_20_Link">
630_360_16848...</text:a>
']</text:p>
      <text:p text:style-name="P4">
Tags: ['Безпілотник', 'Вибух', 'Росія', 'Бєлгород']</text:p>
      <text:p text:style-name="P4">
Type: Article</text:p>
      <!--METADATA-->
      <text:p text:style-name="P4">
<draw:frame draw:style-name="fr1" draw:name="Image395" text:anchor-type="as-char" svg:width="6.9236in" svg:height="3.956343in" draw:z-index="0">
<draw:image xlink:href="../Images/yкринформ/2023-05-24T-35-19-00-03-00/630_360_1684876686-446.jpeg" xlink:type="simple" xlink:show="embed" xlink:actuate="onLoad" draw:mime-type="image/jpeg"/>
</draw:frame>
 УБєлгороді знову лунають вибухи.</text:p>
      <text:p text:style-name="P4">
Місцеві <text:a xlink:type="simple" xlink:href="https://t.me/sotaproject/59526" text:style-name="Internet_20_link" text:visited-style-name="Visited_20_Internet_20_Link">
 </text:a>
 повідомляють про атакубезпілотника, який нібито скинув бомбу на дорогу, передає Укрінформ.</text:p>
      <text:p text:style-name="P4">
"Білгород, за даними місцевого пабліка, атакували безпілотники. Один із нихскинув бомбу на дорогу, також у місті піднімається дим після ще одного <text:a xlink:type="simple" xlink:href="https://www.ukrinform.ua/tag-vibuh" text:style-name="Internet_20_link" text:visited-style-name="Visited_20_Internet_20_Link">
</text:a>
 ", - йдеться у повідомленні.</text:p>
      <text:p text:style-name="P4">
<text:span text:style-name="T4">
Читайте також:</text:span>
 <text:a xlink:type="simple" xlink:href="https://www.ukrinform.ua/rubric-ato/3713265-podii-v-belgorodskij-oblasti-niak-ne-vplinut-na-bezpekovu-situaciu-v-ukraini-sekretar-rnbo.html" text:style-name="Internet_20_link" text:visited-style-name="Visited_20_Internet_20_Link">
 <text:span text:style-name="T4">
Бєлгород</text:span>
 </text:a>
</text:p>
      <text:p text:style-name="P4">
Як повідомляв Укрінформ, раніше губернатор Бєлгородської області РФ В'ячеславГладков <text:a xlink:type="simple" xlink:href="https://www.ukrinform.ua/rubric-world/3713190-u-belgorodskij-oblasti-rf-skasuvali-rezim-kontrteroristicnoi-operacii.html" text:style-name="Internet_20_link" text:visited-style-name="Visited_20_Internet_20_Link">
 </text:a>
контртерористичної операції на території регіону.</text:p>
      <text:p text:style-name="P4">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Держдеп не виключає санкцій проти топ-чиновників РФ через неправомірні затримання американців</text:span>
</text:h>
      <text:p text:style-name="P4">
Authors: Ukrinform (Person)</text:p>
      <text:p text:style-name="P4">
Publisher: Укринформ (Organization)</text:p>
      <text:p text:style-name="P4">
Published Time: 2023-05-24T-37:02:00+03:00</text:p>
      <text:p text:style-name="P4">
Modified Time: 2023-05-24T00:02:00+03:00</text:p>
      <text:p text:style-name="P4">
Description: Сполучені Штати вже запроваджували санкції проти топ-чиновників російського уряду та не виключають продовження цієї практики, в тому числі, коли йдеться про неправомірно затриманих в Росії громадян США.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Антиросійські санкції', 'США', 'Держдеп', 'Чиновник']</text:p>
      <text:p text:style-name="P4">
Type: Article</text:p>
      <!--METADATA-->
      <text:p text:style-name="P4">
<draw:frame draw:style-name="fr1" draw:name="Image396" text:anchor-type="as-char" svg:width="6.9236in" svg:height="3.956343in" draw:z-index="0">
<draw:image xlink:href="../Images/yкринформ/2023-05-24T-37-02-00-03-00/630_360_1517552325-3537.jpg" xlink:type="simple" xlink:show="embed" xlink:actuate="onLoad" draw:mime-type="image/jpeg"/>
</draw:frame>
Сполучені Штати вже запроваджували санкції проти топ-чиновників російськогоуряду та не виключають продовження цієї практики, в тому числі, коли йдетьсяпро неправомірно затриманих в Росії громадян США.</text:p>
      <text:p text:style-name="P4">
Про це заявив у вівторок під час брифінгу в Вашингтоні речник Державногодепартаменту США Метью Міллер, передає власний кореспондент Укрінформу.</text:p>
      <text:p text:style-name="P4">
«Я не хочу говорити наперед про якісь конкретні дії щодо санкцій. Я скажу, щоми, як завжди, розглядаємо всі інструменти, доступні нам, і використовуємо їхтоді, коли вважаємо, що вони є найбільш ефективними», - зауважив представникДерждепу у відповідь на запитання, чи можливі нові <text:a xlink:type="simple" xlink:href="https://www.ukrinform.ua/tag-sankcii" text:style-name="Internet_20_link" text:visited-style-name="Visited_20_Internet_20_Link">
</text:a>
 проти російських топ-посадовців вконтексті переслідування кремлівським режимом громадян США.</text:p>
      <text:p text:style-name="P4">
Він також нагадав, що Сполучені Штати «без вагань» вводили санкції протиросійських урядовців та представників еліти цієї країни, в тому числі найвищихпосадових осіб впродовж минулого року та більше.</text:p>
      <text:p text:style-name="P4">
<text:span text:style-name="T4">
Читайте також:</text:span>
 <text:a xlink:type="simple" xlink:href="https://www.ukrinform.ua/rubric-world/3713203-rosijskij-sud-zalisiv-zurnalista-wsj-gerskovica-u-sizo-do-kinca-lita.html" text:style-name="Internet_20_link" text:visited-style-name="Visited_20_Internet_20_Link">
 <text:span text:style-name="T4">
Гершкович</text:span>
 </text:a>
</text:p>
      <text:p text:style-name="P4">
Як повідомляв Укрінформ, одразу після початку повномасштабного російськоговторгнення Росії в Україну Європейський Союз, Сполучені Штати та інші країни <text:a xlink:type="simple" xlink:href="https://www.ukrinform.ua/rubric-world/3413163-ssa-razom-iz-es-zaprovadzuut-personalni-sankcii-proti-putina-i-lavrova.html" text:style-name="Internet_20_link" text:visited-style-name="Visited_20_Internet_20_Link">
</text:a>
 проти президента РФ Путіна, атакож глави МЗС Лаврова та інших членів блоку національної безпеки російськогоуряду.</text:p>
      <text:p text:style-name="P4">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Держдеп не виключає санкцій проти топ-чиновників РФ через неправомірні затримання американців</text:span>
</text:h>
      <text:p text:style-name="P4">
Authors: Ukrinform (Person)</text:p>
      <text:p text:style-name="P4">
Publisher: Укринформ (Organization)</text:p>
      <text:p text:style-name="P4">
Published Time: 2023-05-24T00:02:00+03:00</text:p>
      <text:p text:style-name="P4">
Modified Time: 2023-05-24T00:02:00+03:00</text:p>
      <text:p text:style-name="P4">
Description: Сполучені Штати вже запроваджували санкції проти топ-чиновників російського уряду та не виключають продовження цієї практики, в тому числі, коли йдеться про неправомірно затриманих в Росії громадян США.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Антиросійські санкції', 'США', 'Держдеп', 'Чиновник']</text:p>
      <text:p text:style-name="P4">
Type: Article</text:p>
      <!--METADATA-->
      <text:p text:style-name="P4">
<draw:frame draw:style-name="fr1" draw:name="Image397" text:anchor-type="as-char" svg:width="6.9236in" svg:height="3.956343in" draw:z-index="0">
<draw:image xlink:href="../Images/yкринформ/2023-05-24T00-02-00-03-00/630_360_1517552325-3537.jpg" xlink:type="simple" xlink:show="embed" xlink:actuate="onLoad" draw:mime-type="image/jpeg"/>
</draw:frame>
 СполученіШтати вже запроваджували санкції проти топ-чиновників російського уряду та невиключають продовження цієї практики, в тому числі, коли йдеться пронеправомірно затриманих в Росії громадян США.</text:p>
      <text:p text:style-name="P4">
Про це заявив у вівторок під час брифінгу в Вашингтоні речник Державногодепартаменту США Метью Міллер, передає власний кореспондент Укрінформу.</text:p>
      <text:p text:style-name="P4">
«Я не хочу говорити наперед про якісь конкретні дії щодо санкцій. Я скажу, щоми, як завжди, розглядаємо всі інструменти, доступні нам, і використовуємо їхтоді, коли вважаємо, що вони є найбільш ефективними», - зауважив представникДерждепу у відповідь на запитання, чи можливі нові <text:a xlink:type="simple" xlink:href="https://www.ukrinform.ua/tag-sankcii" text:style-name="Internet_20_link" text:visited-style-name="Visited_20_Internet_20_Link">
</text:a>
 проти російських топ-посадовців вконтексті переслідування кремлівським режимом громадян США.</text:p>
      <text:p text:style-name="P4">
Він також нагадав, що Сполучені Штати «без вагань» вводили санкції протиросійських урядовців та представників еліти цієї країни, в тому числі найвищихпосадових осіб впродовж минулого року та більше.</text:p>
      <text:p text:style-name="P4">
<text:span text:style-name="T4">
Читайте також:</text:span>
 <text:a xlink:type="simple" xlink:href="https://www.ukrinform.ua/rubric-world/3713203-rosijskij-sud-zalisiv-zurnalista-wsj-gerskovica-u-sizo-do-kinca-lita.html" text:style-name="Internet_20_link" text:visited-style-name="Visited_20_Internet_20_Link">
 <text:span text:style-name="T4">
Гершкович</text:span>
 </text:a>
</text:p>
      <text:p text:style-name="P4">
Як повідомляв Укрінформ, одразу після початку повномасштабного російськоговторгнення Росії в Україну Європейський Союз, Сполучені Штати та інші країни <text:a xlink:type="simple" xlink:href="https://www.ukrinform.ua/rubric-world/3413163-ssa-razom-iz-es-zaprovadzuut-personalni-sankcii-proti-putina-i-lavrova.html" text:style-name="Internet_20_link" text:visited-style-name="Visited_20_Internet_20_Link">
</text:a>
 проти президента РФ Путіна, атакож глави МЗС Лаврова та інших членів блоку національної безпеки російськогоуряду.</text:p>
      <text:p text:style-name="P4">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У Бєлгороді знову вибухи, росЗМІ пишуть про атаку безпілотника</text:span>
</text:h>
      <text:p text:style-name="P4">
Authors: Ukrinform (Person)</text:p>
      <text:p text:style-name="P4">
Publisher: Укринформ (Organization)</text:p>
      <text:p text:style-name="P4">
Published Time: 2023-05-24T00:19:00+03:00</text:p>
      <text:p text:style-name="P4">
Modified Time: 2023-05-24T00:19:00+03:00</text:p>
      <text:p text:style-name="P4">
Description: У Бєлгороді знову лунають вибухи.  — Укрінформ.</text:p>
      <text:p text:style-name="P4">
Images: ['<text:a xlink:type="simple" xlink:href="https://static.ukrinform.com/photos/2023_05/thumb_files/630_360_1684876686-446.jpeg" text:style-name="Internet_20_link" text:visited-style-name="Visited_20_Internet_20_Link">
630_360_16848...</text:a>
']</text:p>
      <text:p text:style-name="P4">
Tags: ['Безпілотник', 'Вибух', 'Росія', 'Бєлгород']</text:p>
      <text:p text:style-name="P4">
Type: Article</text:p>
      <!--METADATA-->
      <text:p text:style-name="P4">
<draw:frame draw:style-name="fr1" draw:name="Image398" text:anchor-type="as-char" svg:width="6.9236in" svg:height="3.956343in" draw:z-index="0">
<draw:image xlink:href="../Images/yкринформ/2023-05-24T00-19-00-03-00/630_360_1684876686-446.jpeg" xlink:type="simple" xlink:show="embed" xlink:actuate="onLoad" draw:mime-type="image/jpeg"/>
</draw:frame>
 УБєлгороді знову лунають вибухи.</text:p>
      <text:p text:style-name="P4">
Місцеві <text:a xlink:type="simple" xlink:href="https://t.me/sotaproject/59526" text:style-name="Internet_20_link" text:visited-style-name="Visited_20_Internet_20_Link">
 </text:a>
 повідомляють про атакубезпілотника, який нібито скинув бомбу на дорогу, передає Укрінформ.</text:p>
      <text:p text:style-name="P4">
"Білгород, за даними місцевого пабліка, атакували безпілотники. Один із нихскинув бомбу на дорогу, також у місті піднімається дим після ще одного <text:a xlink:type="simple" xlink:href="https://www.ukrinform.ua/tag-vibuh" text:style-name="Internet_20_link" text:visited-style-name="Visited_20_Internet_20_Link">
</text:a>
 ", - йдеться у повідомленні.</text:p>
      <text:p text:style-name="P4">
<text:span text:style-name="T4">
Читайте також:</text:span>
 <text:a xlink:type="simple" xlink:href="https://www.ukrinform.ua/rubric-ato/3713265-podii-v-belgorodskij-oblasti-niak-ne-vplinut-na-bezpekovu-situaciu-v-ukraini-sekretar-rnbo.html" text:style-name="Internet_20_link" text:visited-style-name="Visited_20_Internet_20_Link">
 <text:span text:style-name="T4">
Бєлгород</text:span>
 </text:a>
</text:p>
      <text:p text:style-name="P4">
Як повідомляв Укрінформ, раніше губернатор Бєлгородської області РФ В'ячеславГладков <text:a xlink:type="simple" xlink:href="https://www.ukrinform.ua/rubric-world/3713190-u-belgorodskij-oblasti-rf-skasuvali-rezim-kontrteroristicnoi-operacii.html" text:style-name="Internet_20_link" text:visited-style-name="Visited_20_Internet_20_Link">
 </text:a>
контртерористичної операції на території регіону.</text:p>
      <text:p text:style-name="P4">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США скептично ставляться до правдивості зображень із начебто «західною зброєю» в Бєлгороді</text:span>
</text:h>
      <text:p text:style-name="P4">
Authors: Ukrinform (Person)</text:p>
      <text:p text:style-name="P4">
Publisher: Укринформ (Organization)</text:p>
      <text:p text:style-name="P4">
Published Time: 2023-05-24T00:31:00+03:00</text:p>
      <text:p text:style-name="P4">
Modified Time: 2023-05-24T00:31:00+03:00</text:p>
      <text:p text:style-name="P4">
Description: Сполучені Штати не вважають публікацію знімків та повідомлень у російських пабліках про начебто застосування західної зброї під час останніх операцій в Бєлгородській області РФ як такі, що викликають довіру. — Укрінформ.</text:p>
      <text:p text:style-name="P4">
Images: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Tags: ['США', 'Вибух', 'Зброя', 'Держдеп', 'Росія', 'Бєлгород']</text:p>
      <text:p text:style-name="P4">
Type: Article</text:p>
      <!--METADATA-->
      <text:p text:style-name="P4">
<draw:frame draw:style-name="fr1" draw:name="Image399" text:anchor-type="as-char" svg:width="6.9236in" svg:height="3.956343in" draw:z-index="0">
<draw:image xlink:href="../Images/yкринформ/2023-05-24T00-31-00-03-00/630_360_1521097272-9495.jpg" xlink:type="simple" xlink:show="embed" xlink:actuate="onLoad" draw:mime-type="image/jpeg"/>
</draw:frame>
 СполученіШтати не вважають публікацію знімків та повідомлень у російських пабліках проначебто застосування західної зброї під час останніх операцій в Бєлгородськійобласті РФ як такі, що викликають довіру.</text:p>
      <text:p text:style-name="P4">
З відповідною заявою виступив у вівторок речник Державного департаменту СШАМетью Міллер, передає власний кореспондент Укрінформу.</text:p>
      <text:p text:style-name="P4">
<draw:frame draw:style-name="fr1" draw:name="Image400" text:anchor-type="as-char" svg:width="6.9236in" svg:height="4.615733in" draw:z-index="0">
<draw:image xlink:href="../Images/yкринформ/2023-05-24T00-31-00-03-00/1684781237-329.jpg" xlink:type="simple" xlink:show="embed" xlink:actuate="onLoad" draw:mime-type="image/jpeg"/>
</draw:frame>
</text:p>
      <text:p text:style-name="P4">
«Ми бачили багато повідомлень у соціальних мережах і нечітких картинок усоціальних мережах, а також багато коментарів «диванних аналітиків», яківисувають претензії. Ми скептично ставимося до точності (цих повідомлень –ред.)», - зауважив представник зовнішньополітичного відомства <text:a xlink:type="simple" xlink:href="https://www.ukrinform.ua/tag-ssa" text:style-name="Internet_20_link" text:visited-style-name="Visited_20_Internet_20_Link">
</text:a>
 .</text:p>
      <text:p text:style-name="P4">
У цьому контексті Міллер уточнив, що інформація в соцмережах не забезпечуєповної ясності. Тож зараз, за його словами, в Вашингтоні скептично ставлятьсядо правдивості таких повідомлень.</text:p>
      <text:p text:style-name="P4">
<text:span text:style-name="T4">
Читайте також:</text:span>
 <text:a xlink:type="simple" xlink:href="https://www.ukrinform.ua/rubric-world/3713316-u-belgorodi-znovu-vibuhi-roszmi-pisut-pro-ataku-bezpilotnika.html" text:style-name="Internet_20_link" text:visited-style-name="Visited_20_Internet_20_Link">
 <text:span text:style-name="T4">
Бєлгород</text:span>
 </text:a>
</text:p>
      <text:p text:style-name="P4">
Як повідомляв Укрінформ, у понеділок у Бєлгородській області Росії <text:a xlink:type="simple" xlink:href="https://www.ukrinform.ua/rubric-world/3712771-so-vidomo-pro-podii-u-belgorodskij-oblasti-ta-so-govorit-kiiv.html" text:style-name="Internet_20_link" text:visited-style-name="Visited_20_Internet_20_Link">
</text:a>
 . Згодом «Русскийдобровольческий корпус» (РДК) та Легіон «Свобода Росії», заявили, що вониведуть визвольну боротьбу за повалення путінського режиму та за свободу длясвого народу. У цьому зв’язку в Держдепартаменті зазначили, що Сполучені Штатине забезпечують Україну можливостями для нанесення ударів за межами їїтериторії та не заохочують українське керівництво до цього. Водночас, уДерждепі підкреслили, що Україна сама приймає рішення, як їй вести бойовіоперації.</text:p>
      <text:p text:style-name="P4">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Годинник останнього китайського імператора пішов з молотка за $5,1 мільйона</text:span>
</text:h>
      <text:p text:style-name="P4">
Authors: Ukrinform (Person)</text:p>
      <text:p text:style-name="P4">
Publisher: Укринформ (Organization)</text:p>
      <text:p text:style-name="P4">
Published Time: 2023-05-24T00:36:00+03:00</text:p>
      <text:p text:style-name="P4">
Modified Time: 2023-05-24T00:36:00+03:00</text:p>
      <text:p text:style-name="P4">
Description: Годинник Patek Philippe, який носив останній імператор китайської династії Цін, продали за 5,1 млн американських доларів у вівторок на аукціоні в Гонконзі. — Укрінформ.</text:p>
      <text:p text:style-name="P4">
Images: ['<text:a xlink:type="simple" xlink:href="https://static.ukrinform.com/photos/2023_05/thumb_files/630_360_1684868090-122.jpg" text:style-name="Internet_20_link" text:visited-style-name="Visited_20_Internet_20_Link">
630_360_16848...</text:a>
']</text:p>
      <text:p text:style-name="P4">
Tags: ['Аукціон', 'Китай', 'Годинник']</text:p>
      <text:p text:style-name="P4">
Type: Article</text:p>
      <!--METADATA-->
      <text:p text:style-name="P4">
<draw:frame draw:style-name="fr1" draw:name="Image401" text:anchor-type="as-char" svg:width="6.9236in" svg:height="3.956343in" draw:z-index="0">
<draw:image xlink:href="../Images/yкринформ/2023-05-24T00-36-00-03-00/630_360_1684868090-122.jpg" xlink:type="simple" xlink:show="embed" xlink:actuate="onLoad" draw:mime-type="image/jpeg"/>
</draw:frame>
 ГодинникPatek Philippe, який носив останній імператор китайської династії Цін, продализа 5,1 млн американських доларів у вівторок на аукціоні в Гонконзі.</text:p>
      <text:p text:style-name="P4">
Як передає Укрінформ, про це повідомляє  <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text:p>
      <text:p text:style-name="P4">
Зазначається, що найдорожчим годинником з коли-небудь проданих на аукціоністав Patek Philippe «Grandmaster Chime», у якого ніколи не було власника.</text:p>
      <text:p text:style-name="P4">
У 2019 році він був проданий за 31 мільйон доларів США.</text:p>
      <text:p text:style-name="P4">
Династія Цін — маньчжурська імператорська династія, що керувала <text:a xlink:type="simple" xlink:href="https://www.ukrinform.ua/tag-kitaj" text:style-name="Internet_20_link" text:visited-style-name="Visited_20_Internet_20_Link">
</text:a>
 у 1636–1912 після ліквідації династіїМін.</text:p>
      <text:p text:style-name="P4">
Як повідомляв Укрінформ, гітару, яку розбив на сцені фронтмен гурту NirvanaКурт Кобейн,  <text:a xlink:type="simple" xlink:href="https://www.ukrinform.ua/rubric-culture/3712348-rozbitu-gitaru-kurta-kobejna-prodali-na-aukcioni-majze-za-600-tisac.html" text:style-name="Internet_20_link" text:visited-style-name="Visited_20_Internet_20_Link">
 </text:a>
 .</text:p>
      <text:p text:style-name="P4">
_ Фото: Phillips  _</text:p>
      <text:p text:style-name="P4">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Росія знову вдається до явних порушень «зернової угоди» - Держдеп</text:span>
</text:h>
      <text:p text:style-name="P4">
Authors: Ukrinform (Person)</text:p>
      <text:p text:style-name="P4">
Publisher: Укринформ (Organization)</text:p>
      <text:p text:style-name="P4">
Published Time: 2023-05-24T00:43:00+03:00</text:p>
      <text:p text:style-name="P4">
Modified Time: 2023-05-24T00:43:00+03:00</text:p>
      <text:p text:style-name="P4">
Description: Держдеп США назвав «явними порушеннями» Чорноморської зернової ініціативи з боку Росії, яка намагається перешкоджати морському трафіку з українським зерном у одному з трьох обумовлених угодою морпортів. — Укрінформ.</text:p>
      <text:p text:style-name="P4">
Images: ['<text:a xlink:type="simple" xlink:href="https://static.ukrinform.com/photos/2018_03/thumb_files/630_360_1521096795-6414.jpg" text:style-name="Internet_20_link" text:visited-style-name="Visited_20_Internet_20_Link">
630_360_15210...</text:a>
', '<text:a xlink:type="simple" xlink:href="https://static.ukrinform.com/photos/2023_05/1684781236-953.jpg" text:style-name="Internet_20_link" text:visited-style-name="Visited_20_Internet_20_Link">
1684781236-95...</text:a>
']</text:p>
      <text:p text:style-name="P4">
Tags: ['Експорт', 'Україна', 'Зерно', 'Держдеп', 'Росія', 'зерновий коридор']</text:p>
      <text:p text:style-name="P4">
Type: Article</text:p>
      <!--METADATA-->
      <text:p text:style-name="P4">
<draw:frame draw:style-name="fr1" draw:name="Image402" text:anchor-type="as-char" svg:width="6.9236in" svg:height="3.956343in" draw:z-index="0">
<draw:image xlink:href="../Images/yкринформ/2023-05-24T00-43-00-03-00/630_360_1521096795-6414.jpg" xlink:type="simple" xlink:show="embed" xlink:actuate="onLoad" draw:mime-type="image/jpeg"/>
</draw:frame>
 ДерждепСША назвав «явними порушеннями» Чорноморської зернової ініціативи з бокуРосії, яка намагається перешкоджати морському трафіку з українським зерном уодному з трьох обумовлених угодою морпортів.</text:p>
      <text:p text:style-name="P4">
Про це заявив у вівторок під час пресбрифінгу в Вашингтоні речник Державногодепартаменту США Метью Міллер, передає власний кореспондент Укрінформу.</text:p>
      <text:p text:style-name="P4">
<draw:frame draw:style-name="fr1" draw:name="Image403" text:anchor-type="as-char" svg:width="6.9236in" svg:height="4.615733in" draw:z-index="0">
<draw:image xlink:href="../Images/yкринформ/2023-05-24T00-43-00-03-00/1684781236-953.jpg" xlink:type="simple" xlink:show="embed" xlink:actuate="onLoad" draw:mime-type="image/jpeg"/>
</draw:frame>
</text:p>
      <text:p text:style-name="P4">
«Росія продовжує перешкоджати нормальній діяльності цієї рятівної ініціативи»,- підкреслив Міллер.</text:p>
      <text:p text:style-name="P4">
Він зауважив, що це не є чимось новим, адже від самого початку, відколи«висохли чорнила» на вперше укладеній <text:a xlink:type="simple" xlink:href="https://www.ukrinform.ua/tag-zerno" text:style-name="Internet_20_link" text:visited-style-name="Visited_20_Internet_20_Link">
 </text:a>
угоді Росія почала скаржитися та відкрито перешкоджати їй.</text:p>
      <text:p text:style-name="P4">
«Ми повинні чітко розуміти, що тут діється: сторони домовилися забезпечитибезперешкодний експорт українського продовольства з трьох портів. Тепер Росіявідмовляється пускати судна до одного з цих трьох, і це є явним порушеннямїхніх зобов’язань у рамках Чорноморської зернової ініціативи»,- пояснивМіллер.</text:p>
      <text:p text:style-name="P4">
<text:span text:style-name="T4">
Читайте також:</text:span>
 <text:a xlink:type="simple" xlink:href="https://www.ukrinform.ua/rubric-economy/3713306-kislica-v-radbezi-oon-sformuluvav-uroki-rosijskoi-vijni-u-konteksti-prodovolcoi-bezpeki.html" text:style-name="Internet_20_link" text:visited-style-name="Visited_20_Internet_20_Link">
 <text:span text:style-name="T4">
Кислиця</text:span>
 </text:a>
</text:p>
      <text:p text:style-name="P4">
Він нагадав, що така обструкція з боку РФ та погрози вийти з угоди загрожуютьпідвищенням світових цін на продовольство та зменшенням доступності їжі длякраїн, які цього потребують найбільше.</text:p>
      <text:p text:style-name="P4">
«Ми вкотре закликаємо Росію припинити тримати у заручниках глобальні поставкипродовольства»,- заявив речник Держдепартаменту США.</text:p>
      <text:p text:style-name="P4">
Як повідомляв Укрінформ, <text:a xlink:type="simple" xlink:href="https://www.ukrinform.ua/rubric-economy/3713101-eksport-agroprodukcii-z-morskih-portiv-ukraini-za-tizden-skorotivsa-na-78-ukab.html" text:style-name="Internet_20_link" text:visited-style-name="Visited_20_Internet_20_Link">
 </text:a>
 «зернового коридору», з 15 по 21 травня 2023 рокучерез морські порти Одеської області було експортовано 118,3 тис. тагропромислової продукції, що на 78% менше, ніж за попередній тиждень.</text:p>
      <text:p text:style-name="P4">
Source: <text:a xlink:type="simple" xlink:href="https://www.ukrinform.ua/rubric-economy/3713318-rosia-znovu-vdaetsa-do-avnih-porusen-zernovoi-ugodi-derzdep.html" text:style-name="Internet_20_link" text:visited-style-name="Visited_20_Internet_20_Link">
https://www.ukrinform.ua/rubric-economy/3713318-rosia-znovu-vdaetsa-do-avnih-porusen-zernovoi-ugodi-derzdep.html</text:a>
</text:p>
      <!--NEWS-->
      <text:h text:style-name="P10" text:outline-level="1">
<text:span text:style-name="T4">
Артилеристи показали знищення російського «Граду»</text:span>
</text:h>
      <text:p text:style-name="P4">
Authors: Ukrinform (Person)</text:p>
      <text:p text:style-name="P4">
Publisher: Укринформ (Organization)</text:p>
      <text:p text:style-name="P4">
Published Time: 2023-05-24T00:56:00+03:00</text:p>
      <text:p text:style-name="P4">
Modified Time: 2023-05-24T00:56:00+03:00</text:p>
      <text:p text:style-name="P4">
Description: Артилеристи 128-ї окремої гірсько-штурмової Закарпатської бригади знищили ворожу реактивну систему залпового вогню “Град”. — Укрінформ.</text:p>
      <text:p text:style-name="P4">
Images: ['<text:a xlink:type="simple" xlink:href="https://static.ukrinform.com/photos/2023_02/thumb_files/630_360_1677615125-206.jpg" text:style-name="Internet_20_link" text:visited-style-name="Visited_20_Internet_20_Link">
630_360_16776...</text:a>
']</text:p>
      <text:p text:style-name="P4">
Tags: ['Град', 'Війна з Росією', 'Артилерія']</text:p>
      <text:p text:style-name="P4">
Type: Article</text:p>
      <!--METADATA-->
      <text:p text:style-name="P4">
<draw:frame draw:style-name="fr1" draw:name="Image404" text:anchor-type="as-char" svg:width="6.9236in" svg:height="3.956343in" draw:z-index="0">
<draw:image xlink:href="../Images/yкринформ/2023-05-24T00-56-00-03-00/630_360_1677615125-206.jpg" xlink:type="simple" xlink:show="embed" xlink:actuate="onLoad" draw:mime-type="image/jpeg"/>
</draw:frame>
Артилеристи 128-ї окремої гірсько-штурмової Закарпатської бригади знищиливорожу реактивну систему залпового вогню “Град”.</text:p>
      <text:p text:style-name="P4">
Як передає Укрінформ, про це Генеральний штаб Збройних сил України повідомив у<text:a xlink:type="simple" xlink:href="https://www.facebook.com/watch/" text:style-name="Internet_20_link" text:visited-style-name="Visited_20_Internet_20_Link">
 </text:a>
 та оприлюдниввідповідне відео.</text:p>
      <text:p text:style-name="P4">
“Знищення російської установки БМ-21 "Град" артилеристами 128-ї окремоїгірсько-штурмової Закарпатської бригади”, - йдеться у повідомленні.</text:p>
      <text:p text:style-name="P4">
<text:span text:style-name="T4">
Читайте також:</text:span>
 <text:a xlink:type="simple" xlink:href="https://www.ukrinform.ua/rubric-ato/3712858-zsu-znisili-vze-204-360-rosijskih-zagarbnikiv.html" text:style-name="Internet_20_link" text:visited-style-name="Visited_20_Internet_20_Link">
 <text:span text:style-name="T4">
знищ</text:span>
 </text:a>
</text:p>
      <text:p text:style-name="P4">
Як повідомляв Укрінформ, <text:a xlink:type="simple" xlink:href="https://www.ukrinform.ua/rubric-ato/3697166-zelenskij-vidznaciv-bijciv-zsu-za-uspisni-sturmovi-dii-v-bahmuti.html" text:style-name="Internet_20_link" text:visited-style-name="Visited_20_Internet_20_Link">
 </text:a>
 у зверненні 17 квітня відзначив за успіхи під час бойових дійвоїнів 128-ї окремої штурмової Закарпатської бригади, які воюють наЗапорізькому напрямку.</text:p>
      <text:p text:style-name="P4">
<text:span text:style-name="T5">
Фото: Голос Америки</text:span>
</text:p>
      <text:p text:style-name="P4">
Source: <text:a xlink:type="simple" xlink:href="https://www.ukrinform.ua/rubric-ato/3713112-artileristi-pokazali-znisenna-rosijskogo-gradu.html" text:style-name="Internet_20_link" text:visited-style-name="Visited_20_Internet_20_Link">
https://www.ukrinform.ua/rubric-ato/3713112-artileristi-pokazali-znisenna-rosijskogo-gradu.html</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5-24T99: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nkcziyi-sumnyj-putin.jpg" text:style-name="Internet_20_link" text:visited-style-name="Visited_20_Internet_20_Link">
sankcziyi-sumnyj-putin.jpg</text:a>
']</text:p>
      <text:p text:style-name="P4">
Tags: ['STOPRUSSIA', 'АГРЕСІЯ РФ', 'АНТИРОСІЙСЬКІ САНКЦІЇ', 'СЛУЖБА ЗОВНІШНЬОЇ РОЗВІДКИ УКРАЇНИ']</text:p>
      <text:p text:style-name="P4">
Category: News</text:p>
      <!--METADATA-->
      <text:p text:style-name="P4">
<draw:frame draw:style-name="fr1" draw:name="Image405" text:anchor-type="as-char" svg:width="6.9236in" svg:height="4.32725in" draw:z-index="0">
<draw:image xlink:href="../Images/AРМІЯINFORM/2023-05-24T99-00-00-04-00/sankcziyi-sumnyj-putin.jpg" xlink:type="simple" xlink:show="embed" xlink:actuate="onLoad" draw:mime-type="image/jpeg"/>
</draw:frame>
 Антиросійські санкції. Колаж АрміяInform</text:p>
      <text:p text:style-name="P4">
Служба зовнішньої розвідки України<text:a xlink:type="simple" xlink:href="https://www.facebook.com/SZRUkraine/posts/pfbid0w49Aiu8bb8DMaNpKLYgaQHotrEWjvuaryQ2sfYZEgRzXMPdAepMNMFkTWwkYekGfl" text:style-name="Internet_20_link" text:visited-style-name="Visited_20_Internet_20_Link">
продовжує</text:a>
розповідати про санкції та інші дії міжнародної спільноти, спрямовані протикраїни-терориста.</text:p>
      <text:p text:style-name="P4">
<text:span text:style-name="T4">
Ситуація станом на 23 травня 2023 року</text:span>
</text:p>
      <text:p text:style-name="P4">
Парламентська Асамблея НАТО визнала злочини росії проти України геноцидом.</text:p>
      <text:p text:style-name="P4">
«Навчання пілотів уже почалися, і я сподіваюся, що незабаром ми зможемо надатиУкраїні цю зброю (винищувачі F-16)», — наголосив Високий представникЄвропейського Союзу з питань закордонних справ і політики безпеки ЖозепБоррель.</text:p>
      <text:p text:style-name="P4">
«На цьому етапі я хотів би закликати, щоб ми не відмовлялися від нашихспільних зусиль, спрямованих на перемогу над росією в Україні, і щоб мивідкинули порушення правил міжнародного порядку, яке відбувається на нашихочах», — заявив президент Чехії Петр Павел.</text:p>
      <text:p text:style-name="P4">
Глава Литви МЗС Габрієлюс Ландсбергіс на зустрічі міністрів закордонних справзаявив, що Україна потребує більшого озброєння, ніж вона отримує, і підтримкаУкраїни має бути безперервною.</text:p>
      <text:p text:style-name="P4">
Європейська комісія планує зобов’язати неурядові організації та інші установив країнах ЄС розкривати інформацію про будь-яке фінансування, отримане нимиз-за меж спільноти. Єврокомісар з питань політики збереження європейськихцінностей та транспарентності Вера Юрова вважає, що грошові потоки з країн, щоне входять до ЄС, які мають на меті вплинути на громадську думку, мають бутирозкриті.</text:p>
      <text:p text:style-name="P4">
В Естонії 3 859 українських біженців закінчили вивчення естонської мови нарівень А1, ще 4 195 осіб продовжують курс навчання.</text:p>
      <text:p text:style-name="P4">
Новий пакет санкцій ЄС проти рф буде погоджений до початку саміту Євросоюзу учервні, — повідомила міністерка закордонних справ Франції Катрін Колонна.</text:p>
      <text:p text:style-name="P4">
Уряд Латвії планує припинити охорону будівлі резиденції посла рф у Юрмалі.</text:p>
      <text:p text:style-name="P4">
<text:span text:style-name="T4">
рф</text:span>
</text:p>
      <text:p text:style-name="P4">
Фінський державний оптовий постачальник газу Gasum заявив про розірванняконтракту на купівлю природного газу у компанії «газпром експорт»трубопроводами з росії.</text:p>
      <text:p text:style-name="P4">
Google Play видалив російську програму картографічного сервісу 2гіс.</text:p>
      <text:p text:style-name="P4">
Німецький виробник автомобільних шин Continental завершив продаж свого бізнесуна рф.</text:p>
      <text:p text:style-name="P4">
російські міненерго, мінтранс та мінпромторг відмовились від участі в розробцідержпрограми підвищення енергоефективності під егідою мінекономіки, вартістьякої до 2035 року може становити 20 трлн руб. міненерго взагалі пропонуєпереглянути всі підходи до майбутнього розвитку рф, враховуючи міжнароднісанкції та «зміни пріоритетів у бік енергобезпеки».</text:p>
      <text:p text:style-name="P4">
Кількість російських компаній, які виробляють телеком-обладнання таелектроніку, скоротилась мінімум на 10 %: вендори перенесли збирання до Китаю,В’єтнаму та Туреччини. Основна причина — у міжнародному санкційному тиску таретельних перевірках компонентів, що поставляються на рф.</text:p>
      <text:p text:style-name="P4">
Вартість перевезених морськими та залізничними контейнерами товарів з Китаю нарф впала з початку року на 30-35 %. Російські експерти заявляють, що в Китаїзараз недостатньо товарів для постачання на рф, причина тому — економічнаситуація всередині країни, зниження купівельної спроможності людей як у КНР,так і в інших державах. За прогнозом, ставки на контейнерні залізничніперевезення як мінімум знизяться на 5-10 % до кінця серпня.</text:p>
      <text:p text:style-name="P4">
Через знецінення рубля російські страховики збираються збільшити тарифи змедичного страхування для осіб, які виїжджають за кордон, на 20-40 %.</text:p>
      <text:p text:style-name="P4">
Останнє дослідження показало, що з 264 основних федеральних послуг, щонадаються 62 російськими відомствами, 10 % отримали оцінки Б+ («добре»), 44 %— Б («задовільно»), 23 % — В («погано»), 23 % — Г («у критичному стані»).Жодна з послуг не удостоїлася позначки «чудово» та «відмінно» (А+ та А).</text:p>
      <text:p text:style-name="P4">
російське мінвостокразвітія, заявило, що преференційний режим підтриманнянадходження інвестицій на дальній восток рф ускладнили міжнародні санкції —інвестори зазнають проблеми як у логістиці, так і з обмеженнями на постачанняобладнання. Нереалізовані та відтерміновані до 2024-2025 років інвестиції векономіку регіону становлять 150 млрд руб.</text:p>
      <text:p text:style-name="P4">
мінфін рф запропонував у 2024-2026 роках скоротити оцінку федеральнихнадходжень, необхідних соціальному фонду для виплати материнського капіталу.Сукупне зниження може становити 356 млрд руб, або 17 % щодо чинного закону пробюджет на 2024-2025 роки та бюджетного прогнозу на 2026 рік. За пропозицієюмінфіну прогнозні асигнування на надання коштів скоротяться: у 2024 році — до516,3 млрд руб (−109,7 млрд руб), 2025 року — до 561,5 млрд руб (−132,7 млрдруб), 2026 року — до 608,3 млрд руб (−113,7 млрд руб щодо бюджетногопрогнозу).</text:p>
      <text:p text:style-name="P4">
асоціація підприємців з розвитку «бізнес-патріотизму» «аванті» запропонувалазапровадити для росіян шестиденний робочий тиждень.</text:p>
      <text:p text:style-name="P4">
Глава МЗС Литви Габріелюс Ландсбергіс повідомив, що продовжить наполягати назапровадженні нового пакета санкцій проти білорусі.</text:p>
      <text:p text:style-name="P4">
За перший квартал 2023 року імпорт із Казахстану до білорусі просів майже у 16разів порівняно з таким самим періодом минулого року. При цьому перелікказахських товарів, завезених до білорусі, суттєво змінився. У ньому з’явилисянові позиції: легкові машини, автонавантажувачі, рідинні насоси, кулькові тароликові підшипники. У 286 разів зріс імпорт смартфонів і телефонів (ввезено152 тисячі). У 20 разів виросло ввезення комп’ютерів і ноутбуків, майже в 100разів хлібобулочних виробів. Днями Мінторг США заборонив експорт до білорусіта росії телефонів, диктофонів і побутової техніки, а також промисловихвиробів — всього понад 1 220 позицій.</text:p>
      <text:p text:style-name="P4">
У білорусі не вдається відновити темпи будівництва нового житла, показникякого перебуває у помітному мінусі. За інформацією бєлстату, за січень-квітеньорганізації всіх форм власності звели на 25,5 % менше квартир, ніж зааналогічний період минулого року.</text:p>
      <text:p text:style-name="P4">
Директор Департаменту міграції Литви Евеліна Гудзінскайте заявила, що у 2023році 309 громадянам білорусі та 38 громадянам росії було відмовлено у видачіпосвідки на проживання у Литві виключно через загрозу державній безпеці.</text:p>
      <text:p text:style-name="P4">
Source: <text:a xlink:type="simple" xlink:href="https://armyinform.com.ua/2023/05/24/ukrayina-i-svit-proty-rosijskoyi-agresiyi-sankcziyi-v-diyi-13/" text:style-name="Internet_20_link" text:visited-style-name="Visited_20_Internet_20_Link">
https://armyinform.com.ua/2023/05/24/ukrayina-i-svit-proty-rosijskoyi-agresiyi-sankcziyi-v-diyi-13/</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